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_results_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_packets</text:p>
          </table:table-cell>
          <table:table-cell office:value-type="string" calcext:value-type="string">
            <text:p>FlowID</text:p>
          </table:table-cell>
          <table:table-cell office:value-type="string" calcext:value-type="string">
            <text:p>SourceAddress</text:p>
          </table:table-cell>
          <table:table-cell office:value-type="string" calcext:value-type="string">
            <text:p>DestinationAddress</text:p>
          </table:table-cell>
          <table:table-cell office:value-type="string" calcext:value-type="string">
            <text:p>TxBytes</text:p>
          </table:table-cell>
          <table:table-cell office:value-type="string" calcext:value-type="string">
            <text:p>RxBytes</text:p>
          </table:table-cell>
          <table:table-cell office:value-type="string" calcext:value-type="string">
            <text:p>TxPackets</text:p>
          </table:table-cell>
          <table:table-cell office:value-type="string" calcext:value-type="string">
            <text:p>RxPackets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<text:s/>stop 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hroughput_Mbps</text:p>
          </table:table-cell>
          <table:table-cell office:value-type="string" calcext:value-type="string">
            <text:p>OfferedLoad_Mbps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07269" calcext:value-type="float">
            <text:p>1.007269</text:p>
          </table:table-cell>
          <table:table-cell office:value-type="float" office:value="99.005136" calcext:value-type="float">
            <text:p>99.005136</text:p>
          </table:table-cell>
          <table:table-cell office:value-type="float" office:value="97.997867" calcext:value-type="float">
            <text:p>97.997867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" calcext:value-type="float">
            <text:p>1041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.037911" calcext:value-type="float">
            <text:p>1.037911</text:p>
          </table:table-cell>
          <table:table-cell office:value-type="float" office:value="99.018673" calcext:value-type="float">
            <text:p>99.018673</text:p>
          </table:table-cell>
          <table:table-cell office:value-type="float" office:value="97.980763" calcext:value-type="float">
            <text:p>97.980763</text:p>
          </table:table-cell>
          <table:table-cell office:value-type="float" office:value="0.008504" calcext:value-type="float">
            <text:p>0.00850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81" calcext:value-type="float">
            <text:p>1.020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069" calcext:value-type="float">
            <text:p>1.01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562" calcext:value-type="float">
            <text:p>1.026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009726" calcext:value-type="float">
            <text:p>1.009726</text:p>
          </table:table-cell>
          <table:table-cell office:value-type="float" office:value="99.505136" calcext:value-type="float">
            <text:p>99.505136</text:p>
          </table:table-cell>
          <table:table-cell office:value-type="float" office:value="98.49541" calcext:value-type="float">
            <text:p>98.49541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" calcext:value-type="float">
            <text:p>2082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.278987" calcext:value-type="float">
            <text:p>1.278987</text:p>
          </table:table-cell>
          <table:table-cell office:value-type="float" office:value="99.516384" calcext:value-type="float">
            <text:p>99.516384</text:p>
          </table:table-cell>
          <table:table-cell office:value-type="float" office:value="98.237397" calcext:value-type="float">
            <text:p>98.237397</text:p>
          </table:table-cell>
          <table:table-cell office:value-type="float" office:value="0.016963" calcext:value-type="float">
            <text:p>0.016963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619" calcext:value-type="float">
            <text:p>1.263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7598" calcext:value-type="float">
            <text:p>1.267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32768" calcext:value-type="float">
            <text:p>0.03276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12369" calcext:value-type="float">
            <text:p>1.01236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2767" calcext:value-type="float">
            <text:p>98.992767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3496" calcext:value-type="float">
            <text:p>31349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.041593" calcext:value-type="float">
            <text:p>1.041593</text:p>
          </table:table-cell>
          <table:table-cell office:value-type="float" office:value="100.016024" calcext:value-type="float">
            <text:p>100.016024</text:p>
          </table:table-cell>
          <table:table-cell office:value-type="float" office:value="98.974431" calcext:value-type="float">
            <text:p>98.974431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24.8224" calcext:value-type="float">
            <text:p>24.8224</text:p>
          </table:table-cell>
          <table:table-cell office:value-type="float" office:value="23.80184" calcext:value-type="float">
            <text:p>23.8018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24.831059" calcext:value-type="float">
            <text:p>24.831059</text:p>
          </table:table-cell>
          <table:table-cell office:value-type="float" office:value="23.81469" calcext:value-type="float">
            <text:p>23.8146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9021" calcext:value-type="float">
            <text:p>1.029021</text:p>
          </table:table-cell>
          <table:table-cell office:value-type="float" office:value="24.824006" calcext:value-type="float">
            <text:p>24.824006</text:p>
          </table:table-cell>
          <table:table-cell office:value-type="float" office:value="23.794985" calcext:value-type="float">
            <text:p>23.7949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01811" calcext:value-type="float">
            <text:p>1.01811</text:p>
          </table:table-cell>
          <table:table-cell office:value-type="float" office:value="99.755136" calcext:value-type="float">
            <text:p>99.755136</text:p>
          </table:table-cell>
          <table:table-cell office:value-type="float" office:value="98.737026" calcext:value-type="float">
            <text:p>98.73702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" calcext:value-type="float">
            <text:p>416592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.272361" calcext:value-type="float">
            <text:p>1.272361</text:p>
          </table:table-cell>
          <table:table-cell office:value-type="float" office:value="99.766204" calcext:value-type="float">
            <text:p>99.766204</text:p>
          </table:table-cell>
          <table:table-cell office:value-type="float" office:value="98.493843" calcext:value-type="float">
            <text:p>98.493843</text:p>
          </table:table-cell>
          <table:table-cell office:value-type="float" office:value="0.033837" calcext:value-type="float">
            <text:p>0.033837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639" calcext:value-type="float">
            <text:p>1.251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33" calcext:value-type="float">
            <text:p>1.26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65536" calcext:value-type="float">
            <text:p>0.0655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09756" calcext:value-type="float">
            <text:p>1.009756</text:p>
          </table:table-cell>
          <table:table-cell office:value-type="float" office:value="99.805136" calcext:value-type="float">
            <text:p>99.805136</text:p>
          </table:table-cell>
          <table:table-cell office:value-type="float" office:value="98.79538" calcext:value-type="float">
            <text:p>98.79538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" calcext:value-type="float">
            <text:p>52074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1.035175" calcext:value-type="float">
            <text:p>1.035175</text:p>
          </table:table-cell>
          <table:table-cell office:value-type="float" office:value="99.816464" calcext:value-type="float">
            <text:p>99.816464</text:p>
          </table:table-cell>
          <table:table-cell office:value-type="float" office:value="98.781289" calcext:value-type="float">
            <text:p>98.781289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26" calcext:value-type="float">
            <text:p>1.015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75" calcext:value-type="float">
            <text:p>1.011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7" calcext:value-type="float">
            <text:p>1.023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16489" calcext:value-type="float">
            <text:p>1.016489</text:p>
          </table:table-cell>
          <table:table-cell office:value-type="float" office:value="99.83847" calcext:value-type="float">
            <text:p>99.83847</text:p>
          </table:table-cell>
          <table:table-cell office:value-type="float" office:value="98.821981" calcext:value-type="float">
            <text:p>98.821981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24888" calcext:value-type="float">
            <text:p>624888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1.038862" calcext:value-type="float">
            <text:p>1.038862</text:p>
          </table:table-cell>
          <table:table-cell office:value-type="float" office:value="99.849638" calcext:value-type="float">
            <text:p>99.849638</text:p>
          </table:table-cell>
          <table:table-cell office:value-type="float" office:value="98.810776" calcext:value-type="float">
            <text:p>98.810776</text:p>
          </table:table-cell>
          <table:table-cell office:value-type="float" office:value="0.050593" calcext:value-type="float">
            <text:p>0.050593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373" calcext:value-type="float">
            <text:p>1.023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07" calcext:value-type="float">
            <text:p>1.018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573" calcext:value-type="float">
            <text:p>1.027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098304" calcext:value-type="float">
            <text:p>0.0983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08549" calcext:value-type="float">
            <text:p>1.008549</text:p>
          </table:table-cell>
          <table:table-cell office:value-type="float" office:value="99.862279" calcext:value-type="float">
            <text:p>99.862279</text:p>
          </table:table-cell>
          <table:table-cell office:value-type="float" office:value="98.85373" calcext:value-type="float">
            <text:p>98.85373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9036" calcext:value-type="float">
            <text:p>72903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1.036691" calcext:value-type="float">
            <text:p>1.036691</text:p>
          </table:table-cell>
          <table:table-cell office:value-type="float" office:value="99.873607" calcext:value-type="float">
            <text:p>99.873607</text:p>
          </table:table-cell>
          <table:table-cell office:value-type="float" office:value="98.836916" calcext:value-type="float">
            <text:p>98.836916</text:p>
          </table:table-cell>
          <table:table-cell office:value-type="float" office:value="0.059009" calcext:value-type="float">
            <text:p>0.059009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046" calcext:value-type="float">
            <text:p>1.015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93" calcext:value-type="float">
            <text:p>1.010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2" calcext:value-type="float">
            <text:p>1.025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14529" calcext:value-type="float">
            <text:p>1.014529</text:p>
          </table:table-cell>
          <table:table-cell office:value-type="float" office:value="99.880136" calcext:value-type="float">
            <text:p>99.880136</text:p>
          </table:table-cell>
          <table:table-cell office:value-type="float" office:value="98.865607" calcext:value-type="float">
            <text:p>98.865607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33184" calcext:value-type="float">
            <text:p>83318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.038628" calcext:value-type="float">
            <text:p>1.038628</text:p>
          </table:table-cell>
          <table:table-cell office:value-type="float" office:value="99.891924" calcext:value-type="float">
            <text:p>99.891924</text:p>
          </table:table-cell>
          <table:table-cell office:value-type="float" office:value="98.853296" calcext:value-type="float">
            <text:p>98.853296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039" calcext:value-type="float">
            <text:p>1.02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527" calcext:value-type="float">
            <text:p>1.016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679" calcext:value-type="float">
            <text:p>1.027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31072" calcext:value-type="float">
            <text:p>0.13107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38384" calcext:value-type="float">
            <text:p>938384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.00959" calcext:value-type="float">
            <text:p>1.0095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5546" calcext:value-type="float">
            <text:p>98.99554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8384" calcext:value-type="float">
            <text:p>938384</text:p>
          </table:table-cell>
          <table:table-cell office:value-type="float" office:value="937332" calcext:value-type="float">
            <text:p>937332</text:p>
          </table:table-cell>
          <table:table-cell office:value-type="float" office:value="892" calcext:value-type="float">
            <text:p>892</text:p>
          </table:table-cell>
          <table:table-cell office:value-type="float" office:value="891" calcext:value-type="float">
            <text:p>891</text:p>
          </table:table-cell>
          <table:table-cell office:value-type="float" office:value="1.274907" calcext:value-type="float">
            <text:p>1.274907</text:p>
          </table:table-cell>
          <table:table-cell office:value-type="float" office:value="100.016384" calcext:value-type="float">
            <text:p>100.016384</text:p>
          </table:table-cell>
          <table:table-cell office:value-type="float" office:value="98.741477" calcext:value-type="float">
            <text:p>98.741477</text:p>
          </table:table-cell>
          <table:table-cell office:value-type="float" office:value="0.075942" calcext:value-type="float">
            <text:p>0.075942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878" calcext:value-type="float">
            <text:p>1.254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1067" calcext:value-type="float">
            <text:p>1.25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3559" calcext:value-type="float">
            <text:p>1.263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41480" calcext:value-type="float">
            <text:p>104148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.010224" calcext:value-type="float">
            <text:p>1.010224</text:p>
          </table:table-cell>
          <table:table-cell office:value-type="float" office:value="99.905136" calcext:value-type="float">
            <text:p>99.905136</text:p>
          </table:table-cell>
          <table:table-cell office:value-type="float" office:value="98.894912" calcext:value-type="float">
            <text:p>98.894912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" calcext:value-type="float">
            <text:p>1041480</text:p>
          </table:table-cell>
          <table:table-cell office:value-type="float" office:value="1040428" calcext:value-type="float">
            <text:p>1040428</text:p>
          </table:table-cell>
          <table:table-cell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  <table:table-cell office:value-type="float" office:value="1.272569" calcext:value-type="float">
            <text:p>1.272569</text:p>
          </table:table-cell>
          <table:table-cell office:value-type="float" office:value="99.916744" calcext:value-type="float">
            <text:p>99.916744</text:p>
          </table:table-cell>
          <table:table-cell office:value-type="float" office:value="98.644175" calcext:value-type="float">
            <text:p>98.644175</text:p>
          </table:table-cell>
          <table:table-cell office:value-type="float" office:value="0.084378" calcext:value-type="float">
            <text:p>0.084378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679" calcext:value-type="float">
            <text:p>1.255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6067" calcext:value-type="float">
            <text:p>1.24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18" calcext:value-type="float">
            <text:p>1.26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6384" calcext:value-type="float">
            <text:p>0.163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99.914227" calcext:value-type="float">
            <text:p>99.914227</text:p>
          </table:table-cell>
          <table:table-cell office:value-type="float" office:value="98.903678" calcext:value-type="float">
            <text:p>98.903678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45628" calcext:value-type="float">
            <text:p>1145628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.038955" calcext:value-type="float">
            <text:p>1.038955</text:p>
          </table:table-cell>
          <table:table-cell office:value-type="float" office:value="99.925535" calcext:value-type="float">
            <text:p>99.925535</text:p>
          </table:table-cell>
          <table:table-cell office:value-type="float" office:value="98.88658" calcext:value-type="float">
            <text:p>98.88658</text:p>
          </table:table-cell>
          <table:table-cell office:value-type="float" office:value="0.092682" calcext:value-type="float">
            <text:p>0.092682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266" calcext:value-type="float">
            <text:p>1.018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433" calcext:value-type="float">
            <text:p>1.013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927" calcext:value-type="float">
            <text:p>1.02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250828" calcext:value-type="float">
            <text:p>1250828</text:p>
          </table:table-cell>
          <table:table-cell table:number-columns-repeated="2" office:value-type="float" office:value="1189" calcext:value-type="float">
            <text:p>1189</text:p>
          </table:table-cell>
          <table:table-cell office:value-type="float" office:value="1.015833" calcext:value-type="float">
            <text:p>1.01583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9303" calcext:value-type="float">
            <text:p>98.989303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50828" calcext:value-type="float">
            <text:p>1250828</text:p>
          </table:table-cell>
          <table:table-cell office:value-type="float" office:value="1248724" calcext:value-type="float">
            <text:p>1248724</text:p>
          </table:table-cell>
          <table:table-cell office:value-type="float" office:value="1189" calcext:value-type="float">
            <text:p>1189</text:p>
          </table:table-cell>
          <table:table-cell office:value-type="float" office:value="1187" calcext:value-type="float">
            <text:p>1187</text:p>
          </table:table-cell>
          <table:table-cell office:value-type="float" office:value="1.281157" calcext:value-type="float">
            <text:p>1.281157</text:p>
          </table:table-cell>
          <table:table-cell office:value-type="float" office:value="100.024535" calcext:value-type="float">
            <text:p>100.024535</text:p>
          </table:table-cell>
          <table:table-cell office:value-type="float" office:value="98.743378" calcext:value-type="float">
            <text:p>98.743378</text:p>
          </table:table-cell>
          <table:table-cell office:value-type="float" office:value="0.101169" calcext:value-type="float">
            <text:p>0.101169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607" calcext:value-type="float">
            <text:p>1.259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067" calcext:value-type="float">
            <text:p>1.244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0048" calcext:value-type="float">
            <text:p>1.27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196608" calcext:value-type="float">
            <text:p>0.19660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28213" calcext:value-type="float">
            <text:p>99.928213</text:p>
          </table:table-cell>
          <table:table-cell office:value-type="float" office:value="98.919404" calcext:value-type="float">
            <text:p>98.919404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353924" calcext:value-type="float">
            <text:p>135392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.036948" calcext:value-type="float">
            <text:p>1.036948</text:p>
          </table:table-cell>
          <table:table-cell office:value-type="float" office:value="99.939361" calcext:value-type="float">
            <text:p>99.939361</text:p>
          </table:table-cell>
          <table:table-cell office:value-type="float" office:value="98.902413" calcext:value-type="float">
            <text:p>98.902413</text:p>
          </table:table-cell>
          <table:table-cell office:value-type="float" office:value="0.109516" calcext:value-type="float">
            <text:p>0.109516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19" calcext:value-type="float">
            <text:p>1.01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487" calcext:value-type="float">
            <text:p>1.010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19" calcext:value-type="float">
            <text:p>1.025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12992" calcext:value-type="float">
            <text:p>0.212992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59124" calcext:value-type="float">
            <text:p>145912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.016813" calcext:value-type="float">
            <text:p>1.01681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323" calcext:value-type="float">
            <text:p>98.988323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9124" calcext:value-type="float">
            <text:p>1459124</text:p>
          </table:table-cell>
          <table:table-cell office:value-type="float" office:value="1457020" calcext:value-type="float">
            <text:p>1457020</text:p>
          </table:table-cell>
          <table:table-cell office:value-type="float" office:value="1387" calcext:value-type="float">
            <text:p>1387</text:p>
          </table:table-cell>
          <table:table-cell office:value-type="float" office:value="1385" calcext:value-type="float">
            <text:p>1385</text:p>
          </table:table-cell>
          <table:table-cell office:value-type="float" office:value="1.285069" calcext:value-type="float">
            <text:p>1.285069</text:p>
          </table:table-cell>
          <table:table-cell office:value-type="float" office:value="100.016923" calcext:value-type="float">
            <text:p>100.016923</text:p>
          </table:table-cell>
          <table:table-cell office:value-type="float" office:value="98.731855" calcext:value-type="float">
            <text:p>98.731855</text:p>
          </table:table-cell>
          <table:table-cell office:value-type="float" office:value="0.118059" calcext:value-type="float">
            <text:p>0.118059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2299" calcext:value-type="float">
            <text:p>1.262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2067" calcext:value-type="float">
            <text:p>1.25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739" calcext:value-type="float">
            <text:p>1.2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29376" calcext:value-type="float">
            <text:p>0.2293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99.93847" calcext:value-type="float">
            <text:p>99.93847</text:p>
          </table:table-cell>
          <table:table-cell office:value-type="float" office:value="98.931281" calcext:value-type="float">
            <text:p>98.931281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562220" calcext:value-type="float">
            <text:p>156222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.031767" calcext:value-type="float">
            <text:p>1.031767</text:p>
          </table:table-cell>
          <table:table-cell office:value-type="float" office:value="99.950258" calcext:value-type="float">
            <text:p>99.950258</text:p>
          </table:table-cell>
          <table:table-cell office:value-type="float" office:value="98.91849" calcext:value-type="float">
            <text:p>98.91849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978" calcext:value-type="float">
            <text:p>1.015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19" calcext:value-type="float">
            <text:p>1.020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666368" calcext:value-type="float">
            <text:p>1666368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.01297" calcext:value-type="float">
            <text:p>1.01297</text:p>
          </table:table-cell>
          <table:table-cell office:value-type="float" office:value="99.942636" calcext:value-type="float">
            <text:p>99.942636</text:p>
          </table:table-cell>
          <table:table-cell office:value-type="float" office:value="98.929666" calcext:value-type="float">
            <text:p>98.929666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" calcext:value-type="float">
            <text:p>1666368</text:p>
          </table:table-cell>
          <table:table-cell office:value-type="float" office:value="1663212" calcext:value-type="float">
            <text:p>1663212</text:p>
          </table:table-cell>
          <table:table-cell office:value-type="float" office:value="1584" calcext:value-type="float">
            <text:p>1584</text:p>
          </table:table-cell>
          <table:table-cell office:value-type="float" office:value="1581" calcext:value-type="float">
            <text:p>1581</text:p>
          </table:table-cell>
          <table:table-cell office:value-type="float" office:value="1.275197" calcext:value-type="float">
            <text:p>1.275197</text:p>
          </table:table-cell>
          <table:table-cell office:value-type="float" office:value="99.954384" calcext:value-type="float">
            <text:p>99.954384</text:p>
          </table:table-cell>
          <table:table-cell office:value-type="float" office:value="98.679187" calcext:value-type="float">
            <text:p>98.679187</text:p>
          </table:table-cell>
          <table:table-cell office:value-type="float" office:value="0.134838" calcext:value-type="float">
            <text:p>0.134838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427" calcext:value-type="float">
            <text:p>1.259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067" calcext:value-type="float">
            <text:p>1.24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4088" calcext:value-type="float">
            <text:p>1.264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62144" calcext:value-type="float">
            <text:p>0.262144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13469" calcext:value-type="float">
            <text:p>1.01346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667" calcext:value-type="float">
            <text:p>98.991667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1568" calcext:value-type="float">
            <text:p>1771568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.046075" calcext:value-type="float">
            <text:p>1.046075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0288" calcext:value-type="float">
            <text:p>98.970288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486" calcext:value-type="float">
            <text:p>1.026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93" calcext:value-type="float">
            <text:p>1.016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127" calcext:value-type="float">
            <text:p>1.035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78528" calcext:value-type="float">
            <text:p>0.278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99.949581" calcext:value-type="float">
            <text:p>99.949581</text:p>
          </table:table-cell>
          <table:table-cell office:value-type="float" office:value="98.937793" calcext:value-type="float">
            <text:p>98.937793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4664" calcext:value-type="float">
            <text:p>1874664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.046615" calcext:value-type="float">
            <text:p>1.046615</text:p>
          </table:table-cell>
          <table:table-cell office:value-type="float" office:value="99.961169" calcext:value-type="float">
            <text:p>99.961169</text:p>
          </table:table-cell>
          <table:table-cell office:value-type="float" office:value="98.914554" calcext:value-type="float">
            <text:p>98.914554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886" calcext:value-type="float">
            <text:p>1.023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513" calcext:value-type="float">
            <text:p>1.014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5507" calcext:value-type="float">
            <text:p>1.035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294912" calcext:value-type="float">
            <text:p>0.294912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15416" calcext:value-type="float">
            <text:p>1.015416</text:p>
          </table:table-cell>
          <table:table-cell office:value-type="float" office:value="99.952505" calcext:value-type="float">
            <text:p>99.952505</text:p>
          </table:table-cell>
          <table:table-cell office:value-type="float" office:value="98.937089" calcext:value-type="float">
            <text:p>98.937089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78812" calcext:value-type="float">
            <text:p>1978812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.036595" calcext:value-type="float">
            <text:p>1.036595</text:p>
          </table:table-cell>
          <table:table-cell office:value-type="float" office:value="99.964053" calcext:value-type="float">
            <text:p>99.964053</text:p>
          </table:table-cell>
          <table:table-cell office:value-type="float" office:value="98.927457" calcext:value-type="float">
            <text:p>98.927457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986" calcext:value-type="float">
            <text:p>1.020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875" calcext:value-type="float">
            <text:p>1.016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607" calcext:value-type="float">
            <text:p>1.025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11296" calcext:value-type="float">
            <text:p>0.31129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082960" calcext:value-type="float">
            <text:p>208296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.01249" calcext:value-type="float">
            <text:p>1.01249</text:p>
          </table:table-cell>
          <table:table-cell office:value-type="float" office:value="99.955136" calcext:value-type="float">
            <text:p>99.955136</text:p>
          </table:table-cell>
          <table:table-cell office:value-type="float" office:value="98.942646" calcext:value-type="float">
            <text:p>98.942646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" calcext:value-type="float">
            <text:p>2082960</text:p>
          </table:table-cell>
          <table:table-cell office:value-type="float" office:value="2078752" calcext:value-type="float">
            <text:p>2078752</text:p>
          </table:table-cell>
          <table:table-cell office:value-type="float" office:value="1980" calcext:value-type="float">
            <text:p>1980</text:p>
          </table:table-cell>
          <table:table-cell office:value-type="float" office:value="1976" calcext:value-type="float">
            <text:p>1976</text:p>
          </table:table-cell>
          <table:table-cell office:value-type="float" office:value="1.269961" calcext:value-type="float">
            <text:p>1.269961</text:p>
          </table:table-cell>
          <table:table-cell office:value-type="float" office:value="99.966684" calcext:value-type="float">
            <text:p>99.966684</text:p>
          </table:table-cell>
          <table:table-cell office:value-type="float" office:value="98.696723" calcext:value-type="float">
            <text:p>98.696723</text:p>
          </table:table-cell>
          <table:table-cell office:value-type="float" office:value="0.168496" calcext:value-type="float">
            <text:p>0.168496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659" calcext:value-type="float">
            <text:p>1.24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2067" calcext:value-type="float">
            <text:p>1.24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8673" calcext:value-type="float">
            <text:p>1.258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2768" calcext:value-type="float">
            <text:p>0.32768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08929" calcext:value-type="float">
            <text:p>1.008929</text:p>
          </table:table-cell>
          <table:table-cell office:value-type="float" office:value="99.957518" calcext:value-type="float">
            <text:p>99.957518</text:p>
          </table:table-cell>
          <table:table-cell office:value-type="float" office:value="98.948588" calcext:value-type="float">
            <text:p>98.948588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87108" calcext:value-type="float">
            <text:p>2187108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.036313" calcext:value-type="float">
            <text:p>1.036313</text:p>
          </table:table-cell>
          <table:table-cell office:value-type="float" office:value="99.969526" calcext:value-type="float">
            <text:p>99.969526</text:p>
          </table:table-cell>
          <table:table-cell office:value-type="float" office:value="98.933212" calcext:value-type="float">
            <text:p>98.933212</text:p>
          </table:table-cell>
          <table:table-cell office:value-type="float" office:value="0.176855" calcext:value-type="float">
            <text:p>0.176855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3904" calcext:value-type="float">
            <text:p>1.013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225" calcext:value-type="float">
            <text:p>1.012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165" calcext:value-type="float">
            <text:p>1.025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44064" calcext:value-type="float">
            <text:p>0.34406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16629" calcext:value-type="float">
            <text:p>1.0166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506" calcext:value-type="float">
            <text:p>98.988506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2308" calcext:value-type="float">
            <text:p>2292308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.045528" calcext:value-type="float">
            <text:p>1.045528</text:p>
          </table:table-cell>
          <table:table-cell office:value-type="float" office:value="100.016543" calcext:value-type="float">
            <text:p>100.016543</text:p>
          </table:table-cell>
          <table:table-cell office:value-type="float" office:value="98.971015" calcext:value-type="float">
            <text:p>98.971015</text:p>
          </table:table-cell>
          <table:table-cell office:value-type="float" office:value="0.185291" calcext:value-type="float">
            <text:p>0.185291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159" calcext:value-type="float">
            <text:p>1.022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347" calcext:value-type="float">
            <text:p>1.018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4719" calcext:value-type="float">
            <text:p>1.034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60448" calcext:value-type="float">
            <text:p>0.360448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1743" calcext:value-type="float">
            <text:p>1.01743</text:p>
          </table:table-cell>
          <table:table-cell office:value-type="float" office:value="99.961658" calcext:value-type="float">
            <text:p>99.961658</text:p>
          </table:table-cell>
          <table:table-cell office:value-type="float" office:value="98.944228" calcext:value-type="float">
            <text:p>98.944228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395404" calcext:value-type="float">
            <text:p>239540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.033202" calcext:value-type="float">
            <text:p>1.033202</text:p>
          </table:table-cell>
          <table:table-cell office:value-type="float" office:value="99.972906" calcext:value-type="float">
            <text:p>99.972906</text:p>
          </table:table-cell>
          <table:table-cell office:value-type="float" office:value="98.939704" calcext:value-type="float">
            <text:p>98.939704</text:p>
          </table:table-cell>
          <table:table-cell office:value-type="float" office:value="0.193686" calcext:value-type="float">
            <text:p>0.193686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139" calcext:value-type="float">
            <text:p>1.007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249" calcext:value-type="float">
            <text:p>1.019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073" calcext:value-type="float">
            <text:p>1.022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76832" calcext:value-type="float">
            <text:p>0.37683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99.96347" calcext:value-type="float">
            <text:p>99.96347</text:p>
          </table:table-cell>
          <table:table-cell office:value-type="float" office:value="98.955061" calcext:value-type="float">
            <text:p>98.955061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499552" calcext:value-type="float">
            <text:p>2499552</text:p>
          </table:table-cell>
          <table:table-cell table:number-columns-repeated="2" office:value-type="float" office:value="2376" calcext:value-type="float">
            <text:p>2376</text:p>
          </table:table-cell>
          <table:table-cell office:value-type="float" office:value="1.058641" calcext:value-type="float">
            <text:p>1.058641</text:p>
          </table:table-cell>
          <table:table-cell office:value-type="float" office:value="99.974898" calcext:value-type="float">
            <text:p>99.974898</text:p>
          </table:table-cell>
          <table:table-cell office:value-type="float" office:value="98.916257" calcext:value-type="float">
            <text:p>98.916257</text:p>
          </table:table-cell>
          <table:table-cell office:value-type="float" office:value="0.202155" calcext:value-type="float">
            <text:p>0.202155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699" calcext:value-type="float">
            <text:p>1.022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084" calcext:value-type="float">
            <text:p>1.036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393216" calcext:value-type="float">
            <text:p>0.39321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08449" calcext:value-type="float">
            <text:p>1.008449</text:p>
          </table:table-cell>
          <table:table-cell office:value-type="float" office:value="99.965136" calcext:value-type="float">
            <text:p>99.965136</text:p>
          </table:table-cell>
          <table:table-cell office:value-type="float" office:value="98.956687" calcext:value-type="float">
            <text:p>98.956687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603700" calcext:value-type="float">
            <text:p>2603700</text:p>
          </table:table-cell>
          <table:table-cell table:number-columns-repeated="2" office:value-type="float" office:value="2475" calcext:value-type="float">
            <text:p>2475</text:p>
          </table:table-cell>
          <table:table-cell office:value-type="float" office:value="1.042119" calcext:value-type="float">
            <text:p>1.042119</text:p>
          </table:table-cell>
          <table:table-cell office:value-type="float" office:value="99.976784" calcext:value-type="float">
            <text:p>99.976784</text:p>
          </table:table-cell>
          <table:table-cell office:value-type="float" office:value="98.934665" calcext:value-type="float">
            <text:p>98.934665</text:p>
          </table:table-cell>
          <table:table-cell office:value-type="float" office:value="0.210539" calcext:value-type="float">
            <text:p>0.210539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361" calcext:value-type="float">
            <text:p>1.02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253" calcext:value-type="float">
            <text:p>1.011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751" calcext:value-type="float">
            <text:p>1.030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08529" calcext:value-type="float">
            <text:p>1.0085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6606" calcext:value-type="float">
            <text:p>98.996606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08900" calcext:value-type="float">
            <text:p>2708900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1.035674" calcext:value-type="float">
            <text:p>1.035674</text:p>
          </table:table-cell>
          <table:table-cell office:value-type="float" office:value="100.017163" calcext:value-type="float">
            <text:p>100.017163</text:p>
          </table:table-cell>
          <table:table-cell office:value-type="float" office:value="98.981489" calcext:value-type="float">
            <text:p>98.981489</text:p>
          </table:table-cell>
          <table:table-cell office:value-type="float" office:value="0.218942" calcext:value-type="float">
            <text:p>0.218942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05" calcext:value-type="float">
            <text:p>1.015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973" calcext:value-type="float">
            <text:p>1.010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4365" calcext:value-type="float">
            <text:p>1.024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25984" calcext:value-type="float">
            <text:p>0.42598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813048" calcext:value-type="float">
            <text:p>2813048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1.017553" calcext:value-type="float">
            <text:p>1.017553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87583" calcext:value-type="float">
            <text:p>98.987583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813048" calcext:value-type="float">
            <text:p>2813048</text:p>
          </table:table-cell>
          <table:table-cell office:value-type="float" office:value="2806736" calcext:value-type="float">
            <text:p>2806736</text:p>
          </table:table-cell>
          <table:table-cell office:value-type="float" office:value="2674" calcext:value-type="float">
            <text:p>2674</text:p>
          </table:table-cell>
          <table:table-cell office:value-type="float" office:value="2668" calcext:value-type="float">
            <text:p>2668</text:p>
          </table:table-cell>
          <table:table-cell office:value-type="float" office:value="1.284957" calcext:value-type="float">
            <text:p>1.284957</text:p>
          </table:table-cell>
          <table:table-cell office:value-type="float" office:value="100.018148" calcext:value-type="float">
            <text:p>100.018148</text:p>
          </table:table-cell>
          <table:table-cell office:value-type="float" office:value="98.733191" calcext:value-type="float">
            <text:p>98.733191</text:p>
          </table:table-cell>
          <table:table-cell office:value-type="float" office:value="0.22742" calcext:value-type="float">
            <text:p>0.2274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3219" calcext:value-type="float">
            <text:p>1.253219</text:p>
          </table:table-cell>
          <table:table-cell office:value-type="float" office:value="25.121178" calcext:value-type="float">
            <text:p>25.121178</text:p>
          </table:table-cell>
          <table:table-cell office:value-type="float" office:value="23.867958" calcext:value-type="float">
            <text:p>23.86795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48067" calcext:value-type="float">
            <text:p>1.248067</text:p>
          </table:table-cell>
          <table:table-cell office:value-type="float" office:value="25.122616" calcext:value-type="float">
            <text:p>25.122616</text:p>
          </table:table-cell>
          <table:table-cell office:value-type="float" office:value="23.87455" calcext:value-type="float">
            <text:p>23.8745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8174" calcext:value-type="float">
            <text:p>1.268174</text:p>
          </table:table-cell>
          <table:table-cell office:value-type="float" office:value="25.124282" calcext:value-type="float">
            <text:p>25.124282</text:p>
          </table:table-cell>
          <table:table-cell office:value-type="float" office:value="23.856108" calcext:value-type="float">
            <text:p>23.85610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442368" calcext:value-type="float">
            <text:p>0.442368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07769" calcext:value-type="float">
            <text:p>1.007769</text:p>
          </table:table-cell>
          <table:table-cell office:value-type="float" office:value="99.969423" calcext:value-type="float">
            <text:p>99.969423</text:p>
          </table:table-cell>
          <table:table-cell office:value-type="float" office:value="98.961654" calcext:value-type="float">
            <text:p>98.961654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16144" calcext:value-type="float">
            <text:p>291614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1.040215" calcext:value-type="float">
            <text:p>1.040215</text:p>
          </table:table-cell>
          <table:table-cell office:value-type="float" office:value="99.980791" calcext:value-type="float">
            <text:p>99.980791</text:p>
          </table:table-cell>
          <table:table-cell office:value-type="float" office:value="98.940575" calcext:value-type="float">
            <text:p>98.940575</text:p>
          </table:table-cell>
          <table:table-cell office:value-type="float" office:value="0.23579" calcext:value-type="float">
            <text:p>0.23579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806" calcext:value-type="float">
            <text:p>1.018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73" calcext:value-type="float">
            <text:p>1.010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8927" calcext:value-type="float">
            <text:p>1.02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58752" calcext:value-type="float">
            <text:p>0.45875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0292" calcext:value-type="float">
            <text:p>3020292</text:p>
          </table:table-cell>
          <table:table-cell table:number-columns-repeated="2" office:value-type="float" office:value="2871" calcext:value-type="float">
            <text:p>2871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99.970654" calcext:value-type="float">
            <text:p>99.970654</text:p>
          </table:table-cell>
          <table:table-cell office:value-type="float" office:value="98.954944" calcext:value-type="float">
            <text:p>98.954944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020292" calcext:value-type="float">
            <text:p>3020292</text:p>
          </table:table-cell>
          <table:table-cell office:value-type="float" office:value="3013980" calcext:value-type="float">
            <text:p>3013980</text:p>
          </table:table-cell>
          <table:table-cell office:value-type="float" office:value="2871" calcext:value-type="float">
            <text:p>2871</text:p>
          </table:table-cell>
          <table:table-cell office:value-type="float" office:value="2865" calcext:value-type="float">
            <text:p>2865</text:p>
          </table:table-cell>
          <table:table-cell office:value-type="float" office:value="1.277542" calcext:value-type="float">
            <text:p>1.277542</text:p>
          </table:table-cell>
          <table:table-cell office:value-type="float" office:value="99.981962" calcext:value-type="float">
            <text:p>99.981962</text:p>
          </table:table-cell>
          <table:table-cell office:value-type="float" office:value="98.70442" calcext:value-type="float">
            <text:p>98.70442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973" calcext:value-type="float">
            <text:p>1.254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906" calcext:value-type="float">
            <text:p>1.24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6493" calcext:value-type="float">
            <text:p>1.266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75136" calcext:value-type="float">
            <text:p>0.4751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3806" calcext:value-type="float">
            <text:p>98.993806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125492" calcext:value-type="float">
            <text:p>3125492</text:p>
          </table:table-cell>
          <table:table-cell table:number-columns-repeated="2" office:value-type="float" office:value="2971" calcext:value-type="float">
            <text:p>2971</text:p>
          </table:table-cell>
          <table:table-cell office:value-type="float" office:value="1.037155" calcext:value-type="float">
            <text:p>1.037155</text:p>
          </table:table-cell>
          <table:table-cell office:value-type="float" office:value="100.017023" calcext:value-type="float">
            <text:p>100.017023</text:p>
          </table:table-cell>
          <table:table-cell office:value-type="float" office:value="98.979868" calcext:value-type="float">
            <text:p>98.979868</text:p>
          </table:table-cell>
          <table:table-cell office:value-type="float" office:value="0.252616" calcext:value-type="float">
            <text:p>0.252616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206" calcext:value-type="float">
            <text:p>1.019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193" calcext:value-type="float">
            <text:p>1.014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767" calcext:value-type="float">
            <text:p>1.025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12947" calcext:value-type="float">
            <text:p>1.012947</text:p>
          </table:table-cell>
          <table:table-cell office:value-type="float" office:value="99.972879" calcext:value-type="float">
            <text:p>99.972879</text:p>
          </table:table-cell>
          <table:table-cell office:value-type="float" office:value="98.959933" calcext:value-type="float">
            <text:p>98.959933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228588" calcext:value-type="float">
            <text:p>3228588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1.029933" calcext:value-type="float">
            <text:p>1.029933</text:p>
          </table:table-cell>
          <table:table-cell office:value-type="float" office:value="99.984789" calcext:value-type="float">
            <text:p>99.984789</text:p>
          </table:table-cell>
          <table:table-cell office:value-type="float" office:value="98.954857" calcext:value-type="float">
            <text:p>98.954857</text:p>
          </table:table-cell>
          <table:table-cell office:value-type="float" office:value="0.261015" calcext:value-type="float">
            <text:p>0.261015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7092" calcext:value-type="float">
            <text:p>1.007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64" calcext:value-type="float">
            <text:p>1.018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07904" calcext:value-type="float">
            <text:p>0.5079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08669" calcext:value-type="float">
            <text:p>1.008669</text:p>
          </table:table-cell>
          <table:table-cell office:value-type="float" office:value="99.973886" calcext:value-type="float">
            <text:p>99.973886</text:p>
          </table:table-cell>
          <table:table-cell office:value-type="float" office:value="98.965217" calcext:value-type="float">
            <text:p>98.965217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332736" calcext:value-type="float">
            <text:p>33327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1.055157" calcext:value-type="float">
            <text:p>1.055157</text:p>
          </table:table-cell>
          <table:table-cell office:value-type="float" office:value="99.985114" calcext:value-type="float">
            <text:p>99.985114</text:p>
          </table:table-cell>
          <table:table-cell office:value-type="float" office:value="98.929957" calcext:value-type="float">
            <text:p>98.929957</text:p>
          </table:table-cell>
          <table:table-cell office:value-type="float" office:value="0.269503" calcext:value-type="float">
            <text:p>0.269503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481" calcext:value-type="float">
            <text:p>1.011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47" calcext:value-type="float">
            <text:p>1.031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24288" calcext:value-type="float">
            <text:p>0.524288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446" calcext:value-type="float">
            <text:p>98.997446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37936" calcext:value-type="float">
            <text:p>343793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1.031973" calcext:value-type="float">
            <text:p>1.031973</text:p>
          </table:table-cell>
          <table:table-cell office:value-type="float" office:value="100.016463" calcext:value-type="float">
            <text:p>100.016463</text:p>
          </table:table-cell>
          <table:table-cell office:value-type="float" office:value="98.98449" calcext:value-type="float">
            <text:p>98.98449</text:p>
          </table:table-cell>
          <table:table-cell office:value-type="float" office:value="0.277857" calcext:value-type="float">
            <text:p>0.277857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606" calcext:value-type="float">
            <text:p>1.016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393" calcext:value-type="float">
            <text:p>1.01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85" calcext:value-type="float">
            <text:p>1.02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40672" calcext:value-type="float">
            <text:p>0.54067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99.975725" calcext:value-type="float">
            <text:p>99.975725</text:p>
          </table:table-cell>
          <table:table-cell office:value-type="float" office:value="98.964397" calcext:value-type="float">
            <text:p>98.964397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541032" calcext:value-type="float">
            <text:p>3541032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1.050203" calcext:value-type="float">
            <text:p>1.050203</text:p>
          </table:table-cell>
          <table:table-cell office:value-type="float" office:value="99.986853" calcext:value-type="float">
            <text:p>99.986853</text:p>
          </table:table-cell>
          <table:table-cell office:value-type="float" office:value="98.93665" calcext:value-type="float">
            <text:p>98.93665</text:p>
          </table:table-cell>
          <table:table-cell office:value-type="float" office:value="0.286327" calcext:value-type="float">
            <text:p>0.286327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346" calcext:value-type="float">
            <text:p>1.019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13" calcext:value-type="float">
            <text:p>1.014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447" calcext:value-type="float">
            <text:p>1.027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57056" calcext:value-type="float">
            <text:p>0.55705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09436" calcext:value-type="float">
            <text:p>1.009436</text:p>
          </table:table-cell>
          <table:table-cell office:value-type="float" office:value="99.976566" calcext:value-type="float">
            <text:p>99.976566</text:p>
          </table:table-cell>
          <table:table-cell office:value-type="float" office:value="98.96713" calcext:value-type="float">
            <text:p>98.96713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645180" calcext:value-type="float">
            <text:p>3645180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1.031309" calcext:value-type="float">
            <text:p>1.031309</text:p>
          </table:table-cell>
          <table:table-cell office:value-type="float" office:value="99.988294" calcext:value-type="float">
            <text:p>99.988294</text:p>
          </table:table-cell>
          <table:table-cell office:value-type="float" office:value="98.956985" calcext:value-type="float">
            <text:p>98.956985</text:p>
          </table:table-cell>
          <table:table-cell office:value-type="float" office:value="0.294688" calcext:value-type="float">
            <text:p>0.294688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18" calcext:value-type="float">
            <text:p>1.01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135" calcext:value-type="float">
            <text:p>1.011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321" calcext:value-type="float">
            <text:p>1.020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99.977359" calcext:value-type="float">
            <text:p>99.977359</text:p>
          </table:table-cell>
          <table:table-cell office:value-type="float" office:value="98.96483" calcext:value-type="float">
            <text:p>98.96483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749328" calcext:value-type="float">
            <text:p>3749328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.047921" calcext:value-type="float">
            <text:p>1.047921</text:p>
          </table:table-cell>
          <table:table-cell office:value-type="float" office:value="99.989167" calcext:value-type="float">
            <text:p>99.989167</text:p>
          </table:table-cell>
          <table:table-cell office:value-type="float" office:value="98.941246" calcext:value-type="float">
            <text:p>98.941246</text:p>
          </table:table-cell>
          <table:table-cell office:value-type="float" office:value="0.303156" calcext:value-type="float">
            <text:p>0.303156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54" calcext:value-type="float">
            <text:p>1.02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329" calcext:value-type="float">
            <text:p>1.016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6752" calcext:value-type="float">
            <text:p>1.03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589824" calcext:value-type="float">
            <text:p>0.589824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100.005136" calcext:value-type="float">
            <text:p>100.005136</text:p>
          </table:table-cell>
          <table:table-cell office:value-type="float" office:value="98.996707" calcext:value-type="float">
            <text:p>98.996707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54528" calcext:value-type="float">
            <text:p>3854528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1.044691" calcext:value-type="float">
            <text:p>1.044691</text:p>
          </table:table-cell>
          <table:table-cell office:value-type="float" office:value="100.016184" calcext:value-type="float">
            <text:p>100.016184</text:p>
          </table:table-cell>
          <table:table-cell office:value-type="float" office:value="98.971493" calcext:value-type="float">
            <text:p>98.971493</text:p>
          </table:table-cell>
          <table:table-cell office:value-type="float" office:value="0.311567" calcext:value-type="float">
            <text:p>0.311567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113" calcext:value-type="float">
            <text:p>1.015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247" calcext:value-type="float">
            <text:p>1.010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213" calcext:value-type="float">
            <text:p>1.022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06208" calcext:value-type="float">
            <text:p>0.60620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958676" calcext:value-type="float">
            <text:p>3958676</text:p>
          </table:table-cell>
          <table:table-cell table:number-columns-repeated="2" office:value-type="float" office:value="3763" calcext:value-type="float">
            <text:p>3763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24" calcext:value-type="float">
            <text:p>98.989424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3958676" calcext:value-type="float">
            <text:p>3958676</text:p>
          </table:table-cell>
          <table:table-cell office:value-type="float" office:value="3950260" calcext:value-type="float">
            <text:p>3950260</text:p>
          </table:table-cell>
          <table:table-cell office:value-type="float" office:value="3763" calcext:value-type="float">
            <text:p>3763</text:p>
          </table:table-cell>
          <table:table-cell office:value-type="float" office:value="3755" calcext:value-type="float">
            <text:p>3755</text:p>
          </table:table-cell>
          <table:table-cell office:value-type="float" office:value="1.290007" calcext:value-type="float">
            <text:p>1.290007</text:p>
          </table:table-cell>
          <table:table-cell office:value-type="float" office:value="100.016102" calcext:value-type="float">
            <text:p>100.016102</text:p>
          </table:table-cell>
          <table:table-cell office:value-type="float" office:value="98.726095" calcext:value-type="float">
            <text:p>98.726095</text:p>
          </table:table-cell>
          <table:table-cell office:value-type="float" office:value="0.320099" calcext:value-type="float">
            <text:p>0.320099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4155" calcext:value-type="float">
            <text:p>1.25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4743" calcext:value-type="float">
            <text:p>1.244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1516" calcext:value-type="float">
            <text:p>1.261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22592" calcext:value-type="float">
            <text:p>0.622592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99.979496" calcext:value-type="float">
            <text:p>99.979496</text:p>
          </table:table-cell>
          <table:table-cell office:value-type="float" office:value="98.969208" calcext:value-type="float">
            <text:p>98.969208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061772" calcext:value-type="float">
            <text:p>4061772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1.043481" calcext:value-type="float">
            <text:p>1.043481</text:p>
          </table:table-cell>
          <table:table-cell office:value-type="float" office:value="99.990724" calcext:value-type="float">
            <text:p>99.990724</text:p>
          </table:table-cell>
          <table:table-cell office:value-type="float" office:value="98.947243" calcext:value-type="float">
            <text:p>98.947243</text:p>
          </table:table-cell>
          <table:table-cell office:value-type="float" office:value="0.328399" calcext:value-type="float">
            <text:p>0.328399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699" calcext:value-type="float">
            <text:p>1.015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1827" calcext:value-type="float">
            <text:p>1.011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939" calcext:value-type="float">
            <text:p>1.025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38976" calcext:value-type="float">
            <text:p>0.63897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12429" calcext:value-type="float">
            <text:p>1.012429</text:p>
          </table:table-cell>
          <table:table-cell office:value-type="float" office:value="99.980136" calcext:value-type="float">
            <text:p>99.980136</text:p>
          </table:table-cell>
          <table:table-cell office:value-type="float" office:value="98.967707" calcext:value-type="float">
            <text:p>98.967707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165920" calcext:value-type="float">
            <text:p>416592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1.045296" calcext:value-type="float">
            <text:p>1.045296</text:p>
          </table:table-cell>
          <table:table-cell office:value-type="float" office:value="99.991864" calcext:value-type="float">
            <text:p>99.991864</text:p>
          </table:table-cell>
          <table:table-cell office:value-type="float" office:value="98.946568" calcext:value-type="float">
            <text:p>98.946568</text:p>
          </table:table-cell>
          <table:table-cell office:value-type="float" office:value="0.336822" calcext:value-type="float">
            <text:p>0.336822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639" calcext:value-type="float">
            <text:p>1.018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47" calcext:value-type="float">
            <text:p>1.014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2919" calcext:value-type="float">
            <text:p>1.022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5536" calcext:value-type="float">
            <text:p>0.6553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07669" calcext:value-type="float">
            <text:p>1.007669</text:p>
          </table:table-cell>
          <table:table-cell office:value-type="float" office:value="99.980746" calcext:value-type="float">
            <text:p>99.980746</text:p>
          </table:table-cell>
          <table:table-cell office:value-type="float" office:value="98.973077" calcext:value-type="float">
            <text:p>98.973077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270068" calcext:value-type="float">
            <text:p>4270068</text:p>
          </table:table-cell>
          <table:table-cell table:number-columns-repeated="2" office:value-type="float" office:value="4059" calcext:value-type="float">
            <text:p>4059</text:p>
          </table:table-cell>
          <table:table-cell office:value-type="float" office:value="1.038449" calcext:value-type="float">
            <text:p>1.038449</text:p>
          </table:table-cell>
          <table:table-cell office:value-type="float" office:value="99.991814" calcext:value-type="float">
            <text:p>99.991814</text:p>
          </table:table-cell>
          <table:table-cell office:value-type="float" office:value="98.953365" calcext:value-type="float">
            <text:p>98.953365</text:p>
          </table:table-cell>
          <table:table-cell office:value-type="float" office:value="0.345219" calcext:value-type="float">
            <text:p>0.345219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385" calcext:value-type="float">
            <text:p>1.01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273" calcext:value-type="float">
            <text:p>1.010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605" calcext:value-type="float">
            <text:p>1.02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671744" calcext:value-type="float">
            <text:p>0.67174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14389" calcext:value-type="float">
            <text:p>1.014389</text:p>
          </table:table-cell>
          <table:table-cell office:value-type="float" office:value="99.981327" calcext:value-type="float">
            <text:p>99.981327</text:p>
          </table:table-cell>
          <table:table-cell office:value-type="float" office:value="98.966939" calcext:value-type="float">
            <text:p>98.966939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374216" calcext:value-type="float">
            <text:p>4374216</text:p>
          </table:table-cell>
          <table:table-cell table:number-columns-repeated="2" office:value-type="float" office:value="4158" calcext:value-type="float">
            <text:p>4158</text:p>
          </table:table-cell>
          <table:table-cell office:value-type="float" office:value="1.047419" calcext:value-type="float">
            <text:p>1.047419</text:p>
          </table:table-cell>
          <table:table-cell office:value-type="float" office:value="99.992795" calcext:value-type="float">
            <text:p>99.992795</text:p>
          </table:table-cell>
          <table:table-cell office:value-type="float" office:value="98.945376" calcext:value-type="float">
            <text:p>98.945376</text:p>
          </table:table-cell>
          <table:table-cell office:value-type="float" office:value="0.353667" calcext:value-type="float">
            <text:p>0.35366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0039" calcext:value-type="float">
            <text:p>1.020039</text:p>
          </table:table-cell>
          <table:table-cell office:value-type="float" office:value="46.507877" calcext:value-type="float">
            <text:p>46.507877</text:p>
          </table:table-cell>
          <table:table-cell office:value-type="float" office:value="45.487838" calcext:value-type="float">
            <text:p>45.48783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5887" calcext:value-type="float">
            <text:p>1.015887</text:p>
          </table:table-cell>
          <table:table-cell office:value-type="float" office:value="46.509275" calcext:value-type="float">
            <text:p>46.509275</text:p>
          </table:table-cell>
          <table:table-cell office:value-type="float" office:value="45.493388" calcext:value-type="float">
            <text:p>45.49338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3717" calcext:value-type="float">
            <text:p>1.023717</text:p>
          </table:table-cell>
          <table:table-cell office:value-type="float" office:value="46.511181" calcext:value-type="float">
            <text:p>46.511181</text:p>
          </table:table-cell>
          <table:table-cell office:value-type="float" office:value="45.487464" calcext:value-type="float">
            <text:p>45.48746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688128" calcext:value-type="float">
            <text:p>0.688128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478364" calcext:value-type="float">
            <text:p>4478364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99.98188" calcext:value-type="float">
            <text:p>99.98188</text:p>
          </table:table-cell>
          <table:table-cell office:value-type="float" office:value="98.973072" calcext:value-type="float">
            <text:p>98.97307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478364" calcext:value-type="float">
            <text:p>4478364</text:p>
          </table:table-cell>
          <table:table-cell office:value-type="float" office:value="4434180" calcext:value-type="float">
            <text:p>4434180</text:p>
          </table:table-cell>
          <table:table-cell office:value-type="float" office:value="4257" calcext:value-type="float">
            <text:p>4257</text:p>
          </table:table-cell>
          <table:table-cell office:value-type="float" office:value="4215" calcext:value-type="float">
            <text:p>4215</text:p>
          </table:table-cell>
          <table:table-cell office:value-type="float" office:value="2.040003" calcext:value-type="float">
            <text:p>2.040003</text:p>
          </table:table-cell>
          <table:table-cell office:value-type="float" office:value="99.993168" calcext:value-type="float">
            <text:p>99.993168</text:p>
          </table:table-cell>
          <table:table-cell office:value-type="float" office:value="97.953166" calcext:value-type="float">
            <text:p>97.953166</text:p>
          </table:table-cell>
          <table:table-cell office:value-type="float" office:value="0.362147" calcext:value-type="float">
            <text:p>0.362147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419" calcext:value-type="float">
            <text:p>1.019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067" calcext:value-type="float">
            <text:p>1.01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023261" calcext:value-type="float">
            <text:p>2.023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04512" calcext:value-type="float">
            <text:p>0.70451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99.98241" calcext:value-type="float">
            <text:p>99.98241</text:p>
          </table:table-cell>
          <table:table-cell office:value-type="float" office:value="98.968061" calcext:value-type="float">
            <text:p>98.968061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582512" calcext:value-type="float">
            <text:p>4582512</text:p>
          </table:table-cell>
          <table:table-cell table:number-columns-repeated="2" office:value-type="float" office:value="4356" calcext:value-type="float">
            <text:p>4356</text:p>
          </table:table-cell>
          <table:table-cell office:value-type="float" office:value="1.043622" calcext:value-type="float">
            <text:p>1.043622</text:p>
          </table:table-cell>
          <table:table-cell office:value-type="float" office:value="99.994158" calcext:value-type="float">
            <text:p>99.994158</text:p>
          </table:table-cell>
          <table:table-cell office:value-type="float" office:value="98.950536" calcext:value-type="float">
            <text:p>98.950536</text:p>
          </table:table-cell>
          <table:table-cell office:value-type="float" office:value="0.370489" calcext:value-type="float">
            <text:p>0.370489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853" calcext:value-type="float">
            <text:p>1.020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787" calcext:value-type="float">
            <text:p>1.015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2333" calcext:value-type="float">
            <text:p>1.032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20896" calcext:value-type="float">
            <text:p>0.72089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07789" calcext:value-type="float">
            <text:p>1.00778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7346" calcext:value-type="float">
            <text:p>98.997346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687712" calcext:value-type="float">
            <text:p>4687712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1.042622" calcext:value-type="float">
            <text:p>1.042622</text:p>
          </table:table-cell>
          <table:table-cell office:value-type="float" office:value="100.016663" calcext:value-type="float">
            <text:p>100.016663</text:p>
          </table:table-cell>
          <table:table-cell office:value-type="float" office:value="98.974041" calcext:value-type="float">
            <text:p>98.974041</text:p>
          </table:table-cell>
          <table:table-cell office:value-type="float" office:value="0.378904" calcext:value-type="float">
            <text:p>0.378904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25" calcext:value-type="float">
            <text:p>1.01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93" calcext:value-type="float">
            <text:p>1.010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125" calcext:value-type="float">
            <text:p>1.020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3728" calcext:value-type="float">
            <text:p>0.7372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791860" calcext:value-type="float">
            <text:p>4791860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89445" calcext:value-type="float">
            <text:p>98.989445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4791860" calcext:value-type="float">
            <text:p>4791860</text:p>
          </table:table-cell>
          <table:table-cell office:value-type="float" office:value="4743468" calcext:value-type="float">
            <text:p>4743468</text:p>
          </table:table-cell>
          <table:table-cell office:value-type="float" office:value="4555" calcext:value-type="float">
            <text:p>4555</text:p>
          </table:table-cell>
          <table:table-cell office:value-type="float" office:value="4509" calcext:value-type="float">
            <text:p>4509</text:p>
          </table:table-cell>
          <table:table-cell office:value-type="float" office:value="2.042777" calcext:value-type="float">
            <text:p>2.042777</text:p>
          </table:table-cell>
          <table:table-cell office:value-type="float" office:value="100.016862" calcext:value-type="float">
            <text:p>100.016862</text:p>
          </table:table-cell>
          <table:table-cell office:value-type="float" office:value="97.974085" calcext:value-type="float">
            <text:p>97.974085</text:p>
          </table:table-cell>
          <table:table-cell office:value-type="float" office:value="0.387324" calcext:value-type="float">
            <text:p>0.387324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599" calcext:value-type="float">
            <text:p>1.021599</text:p>
          </table:table-cell>
          <table:table-cell office:value-type="float" office:value="82.594961" calcext:value-type="float">
            <text:p>82.594961</text:p>
          </table:table-cell>
          <table:table-cell office:value-type="float" office:value="81.573362" calcext:value-type="float">
            <text:p>81.57336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7647" calcext:value-type="float">
            <text:p>1.017647</text:p>
          </table:table-cell>
          <table:table-cell office:value-type="float" office:value="82.598065" calcext:value-type="float">
            <text:p>82.598065</text:p>
          </table:table-cell>
          <table:table-cell office:value-type="float" office:value="81.580417" calcext:value-type="float">
            <text:p>81.58041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31608" calcext:value-type="float">
            <text:p>2.031608</text:p>
          </table:table-cell>
          <table:table-cell office:value-type="float" office:value="82.596567" calcext:value-type="float">
            <text:p>82.596567</text:p>
          </table:table-cell>
          <table:table-cell office:value-type="float" office:value="80.564959" calcext:value-type="float">
            <text:p>80.56495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753664" calcext:value-type="float">
            <text:p>0.753664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13209" calcext:value-type="float">
            <text:p>1.013209</text:p>
          </table:table-cell>
          <table:table-cell office:value-type="float" office:value="99.983861" calcext:value-type="float">
            <text:p>99.983861</text:p>
          </table:table-cell>
          <table:table-cell office:value-type="float" office:value="98.970652" calcext:value-type="float">
            <text:p>98.970652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94956" calcext:value-type="float">
            <text:p>4894956</text:p>
          </table:table-cell>
          <table:table-cell table:number-columns-repeated="2" office:value-type="float" office:value="4653" calcext:value-type="float">
            <text:p>4653</text:p>
          </table:table-cell>
          <table:table-cell office:value-type="float" office:value="1.043025" calcext:value-type="float">
            <text:p>1.043025</text:p>
          </table:table-cell>
          <table:table-cell office:value-type="float" office:value="99.994909" calcext:value-type="float">
            <text:p>99.994909</text:p>
          </table:table-cell>
          <table:table-cell office:value-type="float" office:value="98.951884" calcext:value-type="float">
            <text:p>98.951884</text:p>
          </table:table-cell>
          <table:table-cell office:value-type="float" office:value="0.395744" calcext:value-type="float">
            <text:p>0.395744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913" calcext:value-type="float">
            <text:p>1.019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667" calcext:value-type="float">
            <text:p>1.014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0591" calcext:value-type="float">
            <text:p>1.030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770048" calcext:value-type="float">
            <text:p>0.77004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00.005134" calcext:value-type="float">
            <text:p>100.005134</text:p>
          </table:table-cell>
          <table:table-cell office:value-type="float" office:value="98.997746" calcext:value-type="float">
            <text:p>98.997746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000156" calcext:value-type="float">
            <text:p>5000156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1.038029" calcext:value-type="float">
            <text:p>1.038029</text:p>
          </table:table-cell>
          <table:table-cell office:value-type="float" office:value="100.017298" calcext:value-type="float">
            <text:p>100.017298</text:p>
          </table:table-cell>
          <table:table-cell office:value-type="float" office:value="98.979269" calcext:value-type="float">
            <text:p>98.979269</text:p>
          </table:table-cell>
          <table:table-cell office:value-type="float" office:value="0.404138" calcext:value-type="float">
            <text:p>0.404138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6006" calcext:value-type="float">
            <text:p>1.016006</text:p>
          </table:table-cell>
          <table:table-cell office:value-type="float" office:value="66.072566" calcext:value-type="float">
            <text:p>66.072566</text:p>
          </table:table-cell>
          <table:table-cell office:value-type="float" office:value="65.05656" calcext:value-type="float">
            <text:p>65.056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293" calcext:value-type="float">
            <text:p>1.010293</text:p>
          </table:table-cell>
          <table:table-cell office:value-type="float" office:value="66.074004" calcext:value-type="float">
            <text:p>66.074004</text:p>
          </table:table-cell>
          <table:table-cell office:value-type="float" office:value="65.063711" calcext:value-type="float">
            <text:p>65.0637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707" calcext:value-type="float">
            <text:p>1.021707</text:p>
          </table:table-cell>
          <table:table-cell office:value-type="float" office:value="66.07587" calcext:value-type="float">
            <text:p>66.07587</text:p>
          </table:table-cell>
          <table:table-cell office:value-type="float" office:value="65.054164" calcext:value-type="float">
            <text:p>65.05416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786432" calcext:value-type="float">
            <text:p>0.78643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17827" calcext:value-type="float">
            <text:p>1.01782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7308" calcext:value-type="float">
            <text:p>98.987308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104304" calcext:value-type="float">
            <text:p>5104304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.040207" calcext:value-type="float">
            <text:p>1.040207</text:p>
          </table:table-cell>
          <table:table-cell office:value-type="float" office:value="100.021306" calcext:value-type="float">
            <text:p>100.021306</text:p>
          </table:table-cell>
          <table:table-cell office:value-type="float" office:value="98.981099" calcext:value-type="float">
            <text:p>98.981099</text:p>
          </table:table-cell>
          <table:table-cell office:value-type="float" office:value="0.412548" calcext:value-type="float">
            <text:p>0.412548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152" calcext:value-type="float">
            <text:p>1.012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545" calcext:value-type="float">
            <text:p>1.01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9019" calcext:value-type="float">
            <text:p>1.029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02816" calcext:value-type="float">
            <text:p>0.80281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207400" calcext:value-type="float">
            <text:p>52074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1.01699" calcext:value-type="float">
            <text:p>1.01699</text:p>
          </table:table-cell>
          <table:table-cell office:value-type="float" office:value="99.985136" calcext:value-type="float">
            <text:p>99.985136</text:p>
          </table:table-cell>
          <table:table-cell office:value-type="float" office:value="98.968146" calcext:value-type="float">
            <text:p>98.968146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207400" calcext:value-type="float">
            <text:p>5207400</text:p>
          </table:table-cell>
          <table:table-cell office:value-type="float" office:value="5195828" calcext:value-type="float">
            <text:p>5195828</text:p>
          </table:table-cell>
          <table:table-cell office:value-type="float" office:value="4950" calcext:value-type="float">
            <text:p>4950</text:p>
          </table:table-cell>
          <table:table-cell office:value-type="float" office:value="4939" calcext:value-type="float">
            <text:p>4939</text:p>
          </table:table-cell>
          <table:table-cell office:value-type="float" office:value="1.287105" calcext:value-type="float">
            <text:p>1.287105</text:p>
          </table:table-cell>
          <table:table-cell office:value-type="float" office:value="99.997124" calcext:value-type="float">
            <text:p>99.997124</text:p>
          </table:table-cell>
          <table:table-cell office:value-type="float" office:value="98.710019" calcext:value-type="float">
            <text:p>98.710019</text:p>
          </table:table-cell>
          <table:table-cell office:value-type="float" office:value="0.421098" calcext:value-type="float">
            <text:p>0.421098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5193" calcext:value-type="float">
            <text:p>1.25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7521" calcext:value-type="float">
            <text:p>1.247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9032" calcext:value-type="float">
            <text:p>1.25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4927" calcext:value-type="float">
            <text:p>98.994927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312600" calcext:value-type="float">
            <text:p>5312600</text:p>
          </table:table-cell>
          <table:table-cell table:number-columns-repeated="2" office:value-type="float" office:value="5050" calcext:value-type="float">
            <text:p>5050</text:p>
          </table:table-cell>
          <table:table-cell office:value-type="float" office:value="1.042748" calcext:value-type="float">
            <text:p>1.042748</text:p>
          </table:table-cell>
          <table:table-cell office:value-type="float" office:value="100.016363" calcext:value-type="float">
            <text:p>100.016363</text:p>
          </table:table-cell>
          <table:table-cell office:value-type="float" office:value="98.973615" calcext:value-type="float">
            <text:p>98.973615</text:p>
          </table:table-cell>
          <table:table-cell office:value-type="float" office:value="0.429415" calcext:value-type="float">
            <text:p>0.429415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1426" calcext:value-type="float">
            <text:p>1.021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853" calcext:value-type="float">
            <text:p>1.012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359" calcext:value-type="float">
            <text:p>1.031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35584" calcext:value-type="float">
            <text:p>0.83558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14107" calcext:value-type="float">
            <text:p>1.014107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91028" calcext:value-type="float">
            <text:p>98.99102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416748" calcext:value-type="float">
            <text:p>5416748</text:p>
          </table:table-cell>
          <table:table-cell table:number-columns-repeated="2" office:value-type="float" office:value="5149" calcext:value-type="float">
            <text:p>5149</text:p>
          </table:table-cell>
          <table:table-cell office:value-type="float" office:value="1.042075" calcext:value-type="float">
            <text:p>1.042075</text:p>
          </table:table-cell>
          <table:table-cell office:value-type="float" office:value="100.016783" calcext:value-type="float">
            <text:p>100.016783</text:p>
          </table:table-cell>
          <table:table-cell office:value-type="float" office:value="98.974707" calcext:value-type="float">
            <text:p>98.974707</text:p>
          </table:table-cell>
          <table:table-cell office:value-type="float" office:value="0.437829" calcext:value-type="float">
            <text:p>0.437829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419" calcext:value-type="float">
            <text:p>1.006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6794" calcext:value-type="float">
            <text:p>1.016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9659" calcext:value-type="float">
            <text:p>1.019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51968" calcext:value-type="float">
            <text:p>0.851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17061" calcext:value-type="float">
            <text:p>1.017061</text:p>
          </table:table-cell>
          <table:table-cell office:value-type="float" office:value="99.986271" calcext:value-type="float">
            <text:p>99.986271</text:p>
          </table:table-cell>
          <table:table-cell office:value-type="float" office:value="98.969209" calcext:value-type="float">
            <text:p>98.969209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519844" calcext:value-type="float">
            <text:p>5519844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1.042928" calcext:value-type="float">
            <text:p>1.042928</text:p>
          </table:table-cell>
          <table:table-cell office:value-type="float" office:value="99.998179" calcext:value-type="float">
            <text:p>99.998179</text:p>
          </table:table-cell>
          <table:table-cell office:value-type="float" office:value="98.955251" calcext:value-type="float">
            <text:p>98.955251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0279" calcext:value-type="float">
            <text:p>1.020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852" calcext:value-type="float">
            <text:p>1.01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1539" calcext:value-type="float">
            <text:p>1.031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68352" calcext:value-type="float">
            <text:p>0.86835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09529" calcext:value-type="float">
            <text:p>1.009529</text:p>
          </table:table-cell>
          <table:table-cell office:value-type="float" office:value="99.98662" calcext:value-type="float">
            <text:p>99.98662</text:p>
          </table:table-cell>
          <table:table-cell office:value-type="float" office:value="98.977091" calcext:value-type="float">
            <text:p>98.977091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623992" calcext:value-type="float">
            <text:p>5623992</text:p>
          </table:table-cell>
          <table:table-cell table:number-columns-repeated="2" office:value-type="float" office:value="5346" calcext:value-type="float">
            <text:p>5346</text:p>
          </table:table-cell>
          <table:table-cell office:value-type="float" office:value="1.038962" calcext:value-type="float">
            <text:p>1.038962</text:p>
          </table:table-cell>
          <table:table-cell office:value-type="float" office:value="99.998668" calcext:value-type="float">
            <text:p>99.998668</text:p>
          </table:table-cell>
          <table:table-cell office:value-type="float" office:value="98.959706" calcext:value-type="float">
            <text:p>98.959706</text:p>
          </table:table-cell>
          <table:table-cell office:value-type="float" office:value="0.454649" calcext:value-type="float">
            <text:p>0.454649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366" calcext:value-type="float">
            <text:p>1.017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2473" calcext:value-type="float">
            <text:p>1.012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733" calcext:value-type="float">
            <text:p>1.027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884736" calcext:value-type="float">
            <text:p>0.88473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16343" calcext:value-type="float">
            <text:p>1.016343</text:p>
          </table:table-cell>
          <table:table-cell office:value-type="float" office:value="100.005135" calcext:value-type="float">
            <text:p>100.005135</text:p>
          </table:table-cell>
          <table:table-cell office:value-type="float" office:value="98.988792" calcext:value-type="float">
            <text:p>98.98879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729192" calcext:value-type="float">
            <text:p>5729192</text:p>
          </table:table-cell>
          <table:table-cell table:number-columns-repeated="2" office:value-type="float" office:value="5446" calcext:value-type="float">
            <text:p>5446</text:p>
          </table:table-cell>
          <table:table-cell office:value-type="float" office:value="1.054111" calcext:value-type="float">
            <text:p>1.054111</text:p>
          </table:table-cell>
          <table:table-cell office:value-type="float" office:value="100.016858" calcext:value-type="float">
            <text:p>100.016858</text:p>
          </table:table-cell>
          <table:table-cell office:value-type="float" office:value="98.962747" calcext:value-type="float">
            <text:p>98.962747</text:p>
          </table:table-cell>
          <table:table-cell office:value-type="float" office:value="0.463139" calcext:value-type="float">
            <text:p>0.463139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7427" calcext:value-type="float">
            <text:p>1.027427</text:p>
          </table:table-cell>
          <table:table-cell office:value-type="float" office:value="60.027151" calcext:value-type="float">
            <text:p>60.027151</text:p>
          </table:table-cell>
          <table:table-cell office:value-type="float" office:value="58.999723" calcext:value-type="float">
            <text:p>58.99972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8121" calcext:value-type="float">
            <text:p>1.018121</text:p>
          </table:table-cell>
          <table:table-cell office:value-type="float" office:value="60.028609" calcext:value-type="float">
            <text:p>60.028609</text:p>
          </table:table-cell>
          <table:table-cell office:value-type="float" office:value="59.010488" calcext:value-type="float">
            <text:p>59.01048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37668" calcext:value-type="float">
            <text:p>1.037668</text:p>
          </table:table-cell>
          <table:table-cell office:value-type="float" office:value="60.030315" calcext:value-type="float">
            <text:p>60.030315</text:p>
          </table:table-cell>
          <table:table-cell office:value-type="float" office:value="58.992647" calcext:value-type="float">
            <text:p>58.99264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90112" calcext:value-type="float">
            <text:p>0.9011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832288" calcext:value-type="float">
            <text:p>5832288</text:p>
          </table:table-cell>
          <table:table-cell table:number-columns-repeated="2" office:value-type="float" office:value="5544" calcext:value-type="float">
            <text:p>5544</text:p>
          </table:table-cell>
          <table:table-cell office:value-type="float" office:value="1.014513" calcext:value-type="float">
            <text:p>1.014513</text:p>
          </table:table-cell>
          <table:table-cell office:value-type="float" office:value="99.98728" calcext:value-type="float">
            <text:p>99.98728</text:p>
          </table:table-cell>
          <table:table-cell office:value-type="float" office:value="98.972767" calcext:value-type="float">
            <text:p>98.972767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5832288" calcext:value-type="float">
            <text:p>5832288</text:p>
          </table:table-cell>
          <table:table-cell office:value-type="float" office:value="5818612" calcext:value-type="float">
            <text:p>5818612</text:p>
          </table:table-cell>
          <table:table-cell office:value-type="float" office:value="5544" calcext:value-type="float">
            <text:p>5544</text:p>
          </table:table-cell>
          <table:table-cell office:value-type="float" office:value="5531" calcext:value-type="float">
            <text:p>5531</text:p>
          </table:table-cell>
          <table:table-cell office:value-type="float" office:value="1.271781" calcext:value-type="float">
            <text:p>1.271781</text:p>
          </table:table-cell>
          <table:table-cell office:value-type="float" office:value="99.998468" calcext:value-type="float">
            <text:p>99.998468</text:p>
          </table:table-cell>
          <table:table-cell office:value-type="float" office:value="98.726686" calcext:value-type="float">
            <text:p>98.726686</text:p>
          </table:table-cell>
          <table:table-cell office:value-type="float" office:value="0.471493" calcext:value-type="float">
            <text:p>0.471493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50719" calcext:value-type="float">
            <text:p>1.250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43067" calcext:value-type="float">
            <text:p>1.24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60673" calcext:value-type="float">
            <text:p>1.260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17504" calcext:value-type="float">
            <text:p>0.91750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99.987594" calcext:value-type="float">
            <text:p>99.987594</text:p>
          </table:table-cell>
          <table:table-cell office:value-type="float" office:value="98.978885" calcext:value-type="float">
            <text:p>98.978885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5936436" calcext:value-type="float">
            <text:p>5936436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1.038147" calcext:value-type="float">
            <text:p>1.038147</text:p>
          </table:table-cell>
          <table:table-cell office:value-type="float" office:value="99.998682" calcext:value-type="float">
            <text:p>99.998682</text:p>
          </table:table-cell>
          <table:table-cell office:value-type="float" office:value="98.960535" calcext:value-type="float">
            <text:p>98.960535</text:p>
          </table:table-cell>
          <table:table-cell office:value-type="float" office:value="0.479903" calcext:value-type="float">
            <text:p>0.479903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4299" calcext:value-type="float">
            <text:p>1.014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0527" calcext:value-type="float">
            <text:p>1.010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6919" calcext:value-type="float">
            <text:p>1.026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33888" calcext:value-type="float">
            <text:p>0.933888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16209" calcext:value-type="float">
            <text:p>1.016209</text:p>
          </table:table-cell>
          <table:table-cell office:value-type="float" office:value="100.008725" calcext:value-type="float">
            <text:p>100.008725</text:p>
          </table:table-cell>
          <table:table-cell office:value-type="float" office:value="98.992516" calcext:value-type="float">
            <text:p>98.992516</text:p>
          </table:table-cell>
          <table:table-cell office:value-type="float" office:value="0.48825" calcext:value-type="float">
            <text:p>0.48825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041636" calcext:value-type="float">
            <text:p>6041636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.038009" calcext:value-type="float">
            <text:p>1.038009</text:p>
          </table:table-cell>
          <table:table-cell office:value-type="float" office:value="100.028093" calcext:value-type="float">
            <text:p>100.028093</text:p>
          </table:table-cell>
          <table:table-cell office:value-type="float" office:value="98.990083" calcext:value-type="float">
            <text:p>98.990083</text:p>
          </table:table-cell>
          <table:table-cell office:value-type="float" office:value="0.488262" calcext:value-type="float">
            <text:p>0.488262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6659" calcext:value-type="float">
            <text:p>1.006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7907" calcext:value-type="float">
            <text:p>1.017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7041" calcext:value-type="float">
            <text:p>1.027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50272" calcext:value-type="float">
            <text:p>0.950272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12489" calcext:value-type="float">
            <text:p>1.012489</text:p>
          </table:table-cell>
          <table:table-cell office:value-type="float" office:value="99.993536" calcext:value-type="float">
            <text:p>99.993536</text:p>
          </table:table-cell>
          <table:table-cell office:value-type="float" office:value="98.981048" calcext:value-type="float">
            <text:p>98.981048</text:p>
          </table:table-cell>
          <table:table-cell office:value-type="float" office:value="0.496639" calcext:value-type="float">
            <text:p>0.496639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144732" calcext:value-type="float">
            <text:p>6144732</text:p>
          </table:table-cell>
          <table:table-cell table:number-columns-repeated="2" office:value-type="float" office:value="5841" calcext:value-type="float">
            <text:p>5841</text:p>
          </table:table-cell>
          <table:table-cell office:value-type="float" office:value="1.056988" calcext:value-type="float">
            <text:p>1.056988</text:p>
          </table:table-cell>
          <table:table-cell office:value-type="float" office:value="99.999471" calcext:value-type="float">
            <text:p>99.999471</text:p>
          </table:table-cell>
          <table:table-cell office:value-type="float" office:value="98.942483" calcext:value-type="float">
            <text:p>98.942483</text:p>
          </table:table-cell>
          <table:table-cell office:value-type="float" office:value="0.496833" calcext:value-type="float">
            <text:p>0.496833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5836" calcext:value-type="float">
            <text:p>1.025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15313" calcext:value-type="float">
            <text:p>1.015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3957" calcext:value-type="float">
            <text:p>1.033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.966656" calcext:value-type="float">
            <text:p>0.9666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6246776" calcext:value-type="float">
            <text:p>6246776</text:p>
          </table:table-cell>
          <table:table-cell office:value-type="float" office:value="5940" calcext:value-type="float">
            <text:p>5940</text:p>
          </table:table-cell>
          <table:table-cell office:value-type="float" office:value="5938" calcext:value-type="float">
            <text:p>5938</text:p>
          </table:table-cell>
          <table:table-cell office:value-type="float" office:value="1.01017" calcext:value-type="float">
            <text:p>1.01017</text:p>
          </table:table-cell>
          <table:table-cell office:value-type="float" office:value="100.35376" calcext:value-type="float">
            <text:p>100.35376</text:p>
          </table:table-cell>
          <table:table-cell office:value-type="float" office:value="99.34359" calcext:value-type="float">
            <text:p>99.34359</text:p>
          </table:table-cell>
          <table:table-cell office:value-type="float" office:value="0.503044" calcext:value-type="float">
            <text:p>0.503044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248880" calcext:value-type="float">
            <text:p>6248880</text:p>
          </table:table-cell>
          <table:table-cell office:value-type="float" office:value="5969048" calcext:value-type="float">
            <text:p>5969048</text:p>
          </table:table-cell>
          <table:table-cell office:value-type="float" office:value="5940" calcext:value-type="float">
            <text:p>5940</text:p>
          </table:table-cell>
          <table:table-cell office:value-type="float" office:value="5674" calcext:value-type="float">
            <text:p>5674</text:p>
          </table:table-cell>
          <table:table-cell office:value-type="float" office:value="1.282711" calcext:value-type="float">
            <text:p>1.282711</text:p>
          </table:table-cell>
          <table:table-cell office:value-type="float" office:value="100.362454" calcext:value-type="float">
            <text:p>100.362454</text:p>
          </table:table-cell>
          <table:table-cell office:value-type="float" office:value="99.079743" calcext:value-type="float">
            <text:p>99.079743</text:p>
          </table:table-cell>
          <table:table-cell office:value-type="float" office:value="0.481959" calcext:value-type="float">
            <text:p>0.481959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10232" calcext:value-type="float">
            <text:p>1023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.259167" calcext:value-type="float">
            <text:p>1.259167</text:p>
          </table:table-cell>
          <table:table-cell office:value-type="float" office:value="95.144255" calcext:value-type="float">
            <text:p>95.144255</text:p>
          </table:table-cell>
          <table:table-cell office:value-type="float" office:value="93.885087" calcext:value-type="float">
            <text:p>93.885087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47067" calcext:value-type="float">
            <text:p>1.247067</text:p>
          </table:table-cell>
          <table:table-cell office:value-type="float" office:value="95.146999" calcext:value-type="float">
            <text:p>95.146999</text:p>
          </table:table-cell>
          <table:table-cell office:value-type="float" office:value="93.899932" calcext:value-type="float">
            <text:p>93.89993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65808" calcext:value-type="float">
            <text:p>1.265808</text:p>
          </table:table-cell>
          <table:table-cell office:value-type="float" office:value="95.145561" calcext:value-type="float">
            <text:p>95.145561</text:p>
          </table:table-cell>
          <table:table-cell office:value-type="float" office:value="93.879753" calcext:value-type="float">
            <text:p>93.87975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6.651692" calcext:value-type="float">
            <text:p>26.651692</text:p>
          </table:table-cell>
          <table:table-cell office:value-type="float" office:value="94.954888" calcext:value-type="float">
            <text:p>94.954888</text:p>
          </table:table-cell>
          <table:table-cell office:value-type="float" office:value="68.303196" calcext:value-type="float">
            <text:p>68.30319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6295168" calcext:value-type="float">
            <text:p>6295168</text:p>
          </table:table-cell>
          <table:table-cell office:value-type="float" office:value="6039" calcext:value-type="float">
            <text:p>6039</text:p>
          </table:table-cell>
          <table:table-cell office:value-type="float" office:value="5984" calcext:value-type="float">
            <text:p>5984</text:p>
          </table:table-cell>
          <table:table-cell office:value-type="float" office:value="1.016229" calcext:value-type="float">
            <text:p>1.016229</text:p>
          </table:table-cell>
          <table:table-cell office:value-type="float" office:value="100.352029" calcext:value-type="float">
            <text:p>100.352029</text:p>
          </table:table-cell>
          <table:table-cell office:value-type="float" office:value="99.3358" calcext:value-type="float">
            <text:p>99.3358</text:p>
          </table:table-cell>
          <table:table-cell office:value-type="float" office:value="0.506981" calcext:value-type="float">
            <text:p>0.506981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353028" calcext:value-type="float">
            <text:p>6353028</text:p>
          </table:table-cell>
          <table:table-cell office:value-type="float" office:value="5678696" calcext:value-type="float">
            <text:p>5678696</text:p>
          </table:table-cell>
          <table:table-cell office:value-type="float" office:value="6039" calcext:value-type="float">
            <text:p>6039</text:p>
          </table:table-cell>
          <table:table-cell office:value-type="float" office:value="5398" calcext:value-type="float">
            <text:p>5398</text:p>
          </table:table-cell>
          <table:table-cell office:value-type="float" office:value="1.049171" calcext:value-type="float">
            <text:p>1.049171</text:p>
          </table:table-cell>
          <table:table-cell office:value-type="float" office:value="100.195336" calcext:value-type="float">
            <text:p>100.195336</text:p>
          </table:table-cell>
          <table:table-cell office:value-type="float" office:value="99.146165" calcext:value-type="float">
            <text:p>99.146165</text:p>
          </table:table-cell>
          <table:table-cell office:value-type="float" office:value="0.458208" calcext:value-type="float">
            <text:p>0.458208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984" calcext:value-type="float">
            <text:p>26984</text:p>
          </table:table-cell>
          <table:table-cell office:value-type="float" office:value="26864" calcext:value-type="float">
            <text:p>26864</text:p>
          </table:table-cell>
          <table:table-cell office:value-type="float" office:value="670" calcext:value-type="float">
            <text:p>670</text:p>
          </table:table-cell>
          <table:table-cell office:value-type="float" office:value="667" calcext:value-type="float">
            <text:p>667</text:p>
          </table:table-cell>
          <table:table-cell office:value-type="float" office:value="1.028267" calcext:value-type="float">
            <text:p>1.028267</text:p>
          </table:table-cell>
          <table:table-cell office:value-type="float" office:value="100.230083" calcext:value-type="float">
            <text:p>100.230083</text:p>
          </table:table-cell>
          <table:table-cell office:value-type="float" office:value="99.201816" calcext:value-type="float">
            <text:p>99.201816</text:p>
          </table:table-cell>
          <table:table-cell office:value-type="float" office:value="0.002166" calcext:value-type="float">
            <text:p>0.00216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056" calcext:value-type="float">
            <text:p>105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17867" calcext:value-type="float">
            <text:p>1.017867</text:p>
          </table:table-cell>
          <table:table-cell office:value-type="float" office:value="95.937089" calcext:value-type="float">
            <text:p>95.937089</text:p>
          </table:table-cell>
          <table:table-cell office:value-type="float" office:value="94.919222" calcext:value-type="float">
            <text:p>94.919222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032066" calcext:value-type="float">
            <text:p>1.032066</text:p>
          </table:table-cell>
          <table:table-cell office:value-type="float" office:value="95.929996" calcext:value-type="float">
            <text:p>95.929996</text:p>
          </table:table-cell>
          <table:table-cell office:value-type="float" office:value="94.89793" calcext:value-type="float">
            <text:p>94.89793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208" calcext:value-type="float">
            <text:p>220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4.442483" calcext:value-type="float">
            <text:p>14.442483</text:p>
          </table:table-cell>
          <table:table-cell office:value-type="float" office:value="100.20727" calcext:value-type="float">
            <text:p>100.20727</text:p>
          </table:table-cell>
          <table:table-cell office:value-type="float" office:value="85.764788" calcext:value-type="float">
            <text:p>85.764788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999424" calcext:value-type="float">
            <text:p>0.99942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6384588" calcext:value-type="float">
            <text:p>6384588</text:p>
          </table:table-cell>
          <table:table-cell office:value-type="float" office:value="6139" calcext:value-type="float">
            <text:p>6139</text:p>
          </table:table-cell>
          <table:table-cell office:value-type="float" office:value="6069" calcext:value-type="float">
            <text:p>6069</text:p>
          </table:table-cell>
          <table:table-cell office:value-type="float" office:value="1.01553" calcext:value-type="float">
            <text:p>1.01553</text:p>
          </table:table-cell>
          <table:table-cell office:value-type="float" office:value="100.347806" calcext:value-type="float">
            <text:p>100.347806</text:p>
          </table:table-cell>
          <table:table-cell office:value-type="float" office:value="99.332276" calcext:value-type="float">
            <text:p>99.332276</text:p>
          </table:table-cell>
          <table:table-cell office:value-type="float" office:value="0.514201" calcext:value-type="float">
            <text:p>0.51420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458228" calcext:value-type="float">
            <text:p>6458228</text:p>
          </table:table-cell>
          <table:table-cell office:value-type="float" office:value="5367304" calcext:value-type="float">
            <text:p>5367304</text:p>
          </table:table-cell>
          <table:table-cell office:value-type="float" office:value="6139" calcext:value-type="float">
            <text:p>6139</text:p>
          </table:table-cell>
          <table:table-cell office:value-type="float" office:value="5102" calcext:value-type="float">
            <text:p>5102</text:p>
          </table:table-cell>
          <table:table-cell office:value-type="float" office:value="1.285745" calcext:value-type="float">
            <text:p>1.285745</text:p>
          </table:table-cell>
          <table:table-cell office:value-type="float" office:value="100.356661" calcext:value-type="float">
            <text:p>100.356661</text:p>
          </table:table-cell>
          <table:table-cell office:value-type="float" office:value="99.070915" calcext:value-type="float">
            <text:p>99.070915</text:p>
          </table:table-cell>
          <table:table-cell office:value-type="float" office:value="0.433411" calcext:value-type="float">
            <text:p>0.43341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928" calcext:value-type="float">
            <text:p>38928</text:p>
          </table:table-cell>
          <table:table-cell office:value-type="float" office:value="38528" calcext:value-type="float">
            <text:p>38528</text:p>
          </table:table-cell>
          <table:table-cell office:value-type="float" office:value="967" calcext:value-type="float">
            <text:p>967</text:p>
          </table:table-cell>
          <table:table-cell office:value-type="float" office:value="957" calcext:value-type="float">
            <text:p>957</text:p>
          </table:table-cell>
          <table:table-cell office:value-type="float" office:value="1.258469" calcext:value-type="float">
            <text:p>1.258469</text:p>
          </table:table-cell>
          <table:table-cell office:value-type="float" office:value="99.076018" calcext:value-type="float">
            <text:p>99.076018</text:p>
          </table:table-cell>
          <table:table-cell office:value-type="float" office:value="97.81755" calcext:value-type="float">
            <text:p>97.81755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0" calcext:value-type="float">
            <text:p>14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249976" calcext:value-type="float">
            <text:p>1.249976</text:p>
          </table:table-cell>
          <table:table-cell office:value-type="float" office:value="99.078762" calcext:value-type="float">
            <text:p>99.078762</text:p>
          </table:table-cell>
          <table:table-cell office:value-type="float" office:value="97.828786" calcext:value-type="float">
            <text:p>97.82878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268342" calcext:value-type="float">
            <text:p>1.268342</text:p>
          </table:table-cell>
          <table:table-cell office:value-type="float" office:value="99.077324" calcext:value-type="float">
            <text:p>99.077324</text:p>
          </table:table-cell>
          <table:table-cell office:value-type="float" office:value="97.808982" calcext:value-type="float">
            <text:p>97.808982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2928" calcext:value-type="float">
            <text:p>292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9.172138" calcext:value-type="float">
            <text:p>9.172138</text:p>
          </table:table-cell>
          <table:table-cell office:value-type="float" office:value="98.881831" calcext:value-type="float">
            <text:p>98.881831</text:p>
          </table:table-cell>
          <table:table-cell office:value-type="float" office:value="89.709693" calcext:value-type="float">
            <text:p>89.709693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1.015808" calcext:value-type="float">
            <text:p>1.015808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6363548" calcext:value-type="float">
            <text:p>6363548</text:p>
          </table:table-cell>
          <table:table-cell office:value-type="float" office:value="6237" calcext:value-type="float">
            <text:p>6237</text:p>
          </table:table-cell>
          <table:table-cell office:value-type="float" office:value="6049" calcext:value-type="float">
            <text:p>6049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0.2124" calcext:value-type="float">
            <text:p>100.2124</text:p>
          </table:table-cell>
          <table:table-cell office:value-type="float" office:value="99.200011" calcext:value-type="float">
            <text:p>99.200011</text:p>
          </table:table-cell>
          <table:table-cell office:value-type="float" office:value="0.513189" calcext:value-type="float">
            <text:p>0.513189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561324" calcext:value-type="float">
            <text:p>6561324</text:p>
          </table:table-cell>
          <table:table-cell office:value-type="float" office:value="5196880" calcext:value-type="float">
            <text:p>5196880</text:p>
          </table:table-cell>
          <table:table-cell office:value-type="float" office:value="6237" calcext:value-type="float">
            <text:p>6237</text:p>
          </table:table-cell>
          <table:table-cell office:value-type="float" office:value="4940" calcext:value-type="float">
            <text:p>4940</text:p>
          </table:table-cell>
          <table:table-cell office:value-type="float" office:value="1.052998" calcext:value-type="float">
            <text:p>1.052998</text:p>
          </table:table-cell>
          <table:table-cell office:value-type="float" office:value="100.312787" calcext:value-type="float">
            <text:p>100.312787</text:p>
          </table:table-cell>
          <table:table-cell office:value-type="float" office:value="99.259789" calcext:value-type="float">
            <text:p>99.259789</text:p>
          </table:table-cell>
          <table:table-cell office:value-type="float" office:value="0.418851" calcext:value-type="float">
            <text:p>0.41885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456" calcext:value-type="float">
            <text:p>51456</text:p>
          </table:table-cell>
          <table:table-cell office:value-type="float" office:value="50656" calcext:value-type="float">
            <text:p>50656</text:p>
          </table:table-cell>
          <table:table-cell office:value-type="float" office:value="1278" calcext:value-type="float">
            <text:p>1278</text:p>
          </table:table-cell>
          <table:table-cell office:value-type="float" office:value="1258" calcext:value-type="float">
            <text:p>1258</text:p>
          </table:table-cell>
          <table:table-cell office:value-type="float" office:value="1.024719" calcext:value-type="float">
            <text:p>1.024719</text:p>
          </table:table-cell>
          <table:table-cell office:value-type="float" office:value="100.168911" calcext:value-type="float">
            <text:p>100.168911</text:p>
          </table:table-cell>
          <table:table-cell office:value-type="float" office:value="99.144191" calcext:value-type="float">
            <text:p>99.144191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872" calcext:value-type="float">
            <text:p>18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.014773" calcext:value-type="float">
            <text:p>1.014773</text:p>
          </table:table-cell>
          <table:table-cell office:value-type="float" office:value="100.170289" calcext:value-type="float">
            <text:p>100.170289</text:p>
          </table:table-cell>
          <table:table-cell office:value-type="float" office:value="99.155516" calcext:value-type="float">
            <text:p>99.15551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70" calcext:value-type="float">
            <text:p>117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.03042" calcext:value-type="float">
            <text:p>1.03042</text:p>
          </table:table-cell>
          <table:table-cell office:value-type="float" office:value="100.231761" calcext:value-type="float">
            <text:p>100.231761</text:p>
          </table:table-cell>
          <table:table-cell office:value-type="float" office:value="99.201341" calcext:value-type="float">
            <text:p>99.201341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176" calcext:value-type="float">
            <text:p>417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.682434" calcext:value-type="float">
            <text:p>6.682434</text:p>
          </table:table-cell>
          <table:table-cell office:value-type="float" office:value="99.926245" calcext:value-type="float">
            <text:p>99.926245</text:p>
          </table:table-cell>
          <table:table-cell office:value-type="float" office:value="93.243811" calcext:value-type="float">
            <text:p>93.243811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1.032192" calcext:value-type="float">
            <text:p>1.03219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6489788" calcext:value-type="float">
            <text:p>6489788</text:p>
          </table:table-cell>
          <table:table-cell office:value-type="float" office:value="6336" calcext:value-type="float">
            <text:p>6336</text:p>
          </table:table-cell>
          <table:table-cell office:value-type="float" office:value="6169" calcext:value-type="float">
            <text:p>6169</text:p>
          </table:table-cell>
          <table:table-cell office:value-type="float" office:value="1.012289" calcext:value-type="float">
            <text:p>1.012289</text:p>
          </table:table-cell>
          <table:table-cell office:value-type="float" office:value="100.356389" calcext:value-type="float">
            <text:p>100.356389</text:p>
          </table:table-cell>
          <table:table-cell office:value-type="float" office:value="99.3441" calcext:value-type="float">
            <text:p>99.3441</text:p>
          </table:table-cell>
          <table:table-cell office:value-type="float" office:value="0.522611" calcext:value-type="float">
            <text:p>0.522611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665472" calcext:value-type="float">
            <text:p>6665472</text:p>
          </table:table-cell>
          <table:table-cell office:value-type="float" office:value="4857084" calcext:value-type="float">
            <text:p>4857084</text:p>
          </table:table-cell>
          <table:table-cell office:value-type="float" office:value="6336" calcext:value-type="float">
            <text:p>6336</text:p>
          </table:table-cell>
          <table:table-cell office:value-type="float" office:value="4617" calcext:value-type="float">
            <text:p>4617</text:p>
          </table:table-cell>
          <table:table-cell office:value-type="float" office:value="1.057072" calcext:value-type="float">
            <text:p>1.057072</text:p>
          </table:table-cell>
          <table:table-cell office:value-type="float" office:value="100.408834" calcext:value-type="float">
            <text:p>100.408834</text:p>
          </table:table-cell>
          <table:table-cell office:value-type="float" office:value="99.351761" calcext:value-type="float">
            <text:p>99.351761</text:p>
          </table:table-cell>
          <table:table-cell office:value-type="float" office:value="0.391102" calcext:value-type="float">
            <text:p>0.391102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928" calcext:value-type="float">
            <text:p>60928</text:p>
          </table:table-cell>
          <table:table-cell office:value-type="float" office:value="60128" calcext:value-type="float">
            <text:p>60128</text:p>
          </table:table-cell>
          <table:table-cell office:value-type="float" office:value="1514" calcext:value-type="float">
            <text:p>1514</text:p>
          </table:table-cell>
          <table:table-cell office:value-type="float" office:value="1494" calcext:value-type="float">
            <text:p>1494</text:p>
          </table:table-cell>
          <table:table-cell office:value-type="float" office:value="1.025754" calcext:value-type="float">
            <text:p>1.025754</text:p>
          </table:table-cell>
          <table:table-cell office:value-type="float" office:value="99.49588" calcext:value-type="float">
            <text:p>99.49588</text:p>
          </table:table-cell>
          <table:table-cell office:value-type="float" office:value="98.470126" calcext:value-type="float">
            <text:p>98.470126</text:p>
          </table:table-cell>
          <table:table-cell office:value-type="float" office:value="0.004885" calcext:value-type="float">
            <text:p>0.00488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52" calcext:value-type="float">
            <text:p>215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015073" calcext:value-type="float">
            <text:p>1.015073</text:p>
          </table:table-cell>
          <table:table-cell office:value-type="float" office:value="99.498704" calcext:value-type="float">
            <text:p>99.498704</text:p>
          </table:table-cell>
          <table:table-cell office:value-type="float" office:value="98.483631" calcext:value-type="float">
            <text:p>98.48363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320" calcext:value-type="float">
            <text:p>132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.040349" calcext:value-type="float">
            <text:p>1.040349</text:p>
          </table:table-cell>
          <table:table-cell office:value-type="float" office:value="99.497186" calcext:value-type="float">
            <text:p>99.497186</text:p>
          </table:table-cell>
          <table:table-cell office:value-type="float" office:value="98.456837" calcext:value-type="float">
            <text:p>98.45683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512" calcext:value-type="float">
            <text:p>451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.176481" calcext:value-type="float">
            <text:p>6.176481</text:p>
          </table:table-cell>
          <table:table-cell office:value-type="float" office:value="99.295421" calcext:value-type="float">
            <text:p>99.295421</text:p>
          </table:table-cell>
          <table:table-cell office:value-type="float" office:value="93.11894" calcext:value-type="float">
            <text:p>93.11894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1.048576" calcext:value-type="float">
            <text:p>1.04857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6397212" calcext:value-type="float">
            <text:p>6397212</text:p>
          </table:table-cell>
          <table:table-cell office:value-type="float" office:value="6436" calcext:value-type="float">
            <text:p>6436</text:p>
          </table:table-cell>
          <table:table-cell office:value-type="float" office:value="6081" calcext:value-type="float">
            <text:p>6081</text:p>
          </table:table-cell>
          <table:table-cell office:value-type="float" office:value="1.008629" calcext:value-type="float">
            <text:p>1.008629</text:p>
          </table:table-cell>
          <table:table-cell office:value-type="float" office:value="100.437172" calcext:value-type="float">
            <text:p>100.437172</text:p>
          </table:table-cell>
          <table:table-cell office:value-type="float" office:value="99.428543" calcext:value-type="float">
            <text:p>99.428543</text:p>
          </table:table-cell>
          <table:table-cell office:value-type="float" office:value="0.514718" calcext:value-type="float">
            <text:p>0.514718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770672" calcext:value-type="float">
            <text:p>6770672</text:p>
          </table:table-cell>
          <table:table-cell office:value-type="float" office:value="4763456" calcext:value-type="float">
            <text:p>4763456</text:p>
          </table:table-cell>
          <table:table-cell office:value-type="float" office:value="6436" calcext:value-type="float">
            <text:p>6436</text:p>
          </table:table-cell>
          <table:table-cell office:value-type="float" office:value="4528" calcext:value-type="float">
            <text:p>4528</text:p>
          </table:table-cell>
          <table:table-cell office:value-type="float" office:value="1.036081" calcext:value-type="float">
            <text:p>1.036081</text:p>
          </table:table-cell>
          <table:table-cell office:value-type="float" office:value="100.515804" calcext:value-type="float">
            <text:p>100.515804</text:p>
          </table:table-cell>
          <table:table-cell office:value-type="float" office:value="99.479724" calcext:value-type="float">
            <text:p>99.479724</text:p>
          </table:table-cell>
          <table:table-cell office:value-type="float" office:value="0.38307" calcext:value-type="float">
            <text:p>0.38307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888" calcext:value-type="float">
            <text:p>65888</text:p>
          </table:table-cell>
          <table:table-cell office:value-type="float" office:value="65208" calcext:value-type="float">
            <text:p>65208</text:p>
          </table:table-cell>
          <table:table-cell office:value-type="float" office:value="1637" calcext:value-type="float">
            <text:p>1637</text:p>
          </table:table-cell>
          <table:table-cell office:value-type="float" office:value="1620" calcext:value-type="float">
            <text:p>1620</text:p>
          </table:table-cell>
          <table:table-cell office:value-type="float" office:value="1.014799" calcext:value-type="float">
            <text:p>1.014799</text:p>
          </table:table-cell>
          <table:table-cell office:value-type="float" office:value="99.17209" calcext:value-type="float">
            <text:p>99.17209</text:p>
          </table:table-cell>
          <table:table-cell office:value-type="float" office:value="98.157291" calcext:value-type="float">
            <text:p>98.157291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.010527" calcext:value-type="float">
            <text:p>1.010527</text:p>
          </table:table-cell>
          <table:table-cell office:value-type="float" office:value="99.175014" calcext:value-type="float">
            <text:p>99.175014</text:p>
          </table:table-cell>
          <table:table-cell office:value-type="float" office:value="98.164487" calcext:value-type="float">
            <text:p>98.16448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230" calcext:value-type="float">
            <text:p>123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.024732" calcext:value-type="float">
            <text:p>1.024732</text:p>
          </table:table-cell>
          <table:table-cell office:value-type="float" office:value="99.173396" calcext:value-type="float">
            <text:p>99.173396</text:p>
          </table:table-cell>
          <table:table-cell office:value-type="float" office:value="98.148664" calcext:value-type="float">
            <text:p>98.1486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608" calcext:value-type="float">
            <text:p>4608</text:p>
          </table:table-cell>
          <table:table-cell office:value-type="float" office:value="4512" calcext:value-type="float">
            <text:p>451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6.562413" calcext:value-type="float">
            <text:p>6.562413</text:p>
          </table:table-cell>
          <table:table-cell office:value-type="float" office:value="98.97206" calcext:value-type="float">
            <text:p>98.97206</text:p>
          </table:table-cell>
          <table:table-cell office:value-type="float" office:value="92.409648" calcext:value-type="float">
            <text:p>92.409648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1.06496" calcext:value-type="float">
            <text:p>1.0649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6535024" calcext:value-type="float">
            <text:p>6535024</text:p>
          </table:table-cell>
          <table:table-cell office:value-type="float" office:value="6535" calcext:value-type="float">
            <text:p>6535</text:p>
          </table:table-cell>
          <table:table-cell office:value-type="float" office:value="6212" calcext:value-type="float">
            <text:p>6212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100.484852" calcext:value-type="float">
            <text:p>100.484852</text:p>
          </table:table-cell>
          <table:table-cell office:value-type="float" office:value="99.473304" calcext:value-type="float">
            <text:p>99.473304</text:p>
          </table:table-cell>
          <table:table-cell office:value-type="float" office:value="0.52557" calcext:value-type="float">
            <text:p>0.5255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874820" calcext:value-type="float">
            <text:p>6874820</text:p>
          </table:table-cell>
          <table:table-cell office:value-type="float" office:value="4586720" calcext:value-type="float">
            <text:p>4586720</text:p>
          </table:table-cell>
          <table:table-cell office:value-type="float" office:value="6535" calcext:value-type="float">
            <text:p>6535</text:p>
          </table:table-cell>
          <table:table-cell office:value-type="float" office:value="4360" calcext:value-type="float">
            <text:p>4360</text:p>
          </table:table-cell>
          <table:table-cell office:value-type="float" office:value="1.050746" calcext:value-type="float">
            <text:p>1.050746</text:p>
          </table:table-cell>
          <table:table-cell office:value-type="float" office:value="100.479318" calcext:value-type="float">
            <text:p>100.479318</text:p>
          </table:table-cell>
          <table:table-cell office:value-type="float" office:value="99.428571" calcext:value-type="float">
            <text:p>99.428571</text:p>
          </table:table-cell>
          <table:table-cell office:value-type="float" office:value="0.369046" calcext:value-type="float">
            <text:p>0.369046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120" calcext:value-type="float">
            <text:p>68120</text:p>
          </table:table-cell>
          <table:table-cell office:value-type="float" office:value="67000" calcext:value-type="float">
            <text:p>67000</text:p>
          </table:table-cell>
          <table:table-cell office:value-type="float" office:value="1692" calcext:value-type="float">
            <text:p>1692</text:p>
          </table:table-cell>
          <table:table-cell office:value-type="float" office:value="1664" calcext:value-type="float">
            <text:p>1664</text:p>
          </table:table-cell>
          <table:table-cell office:value-type="float" office:value="1.024739" calcext:value-type="float">
            <text:p>1.024739</text:p>
          </table:table-cell>
          <table:table-cell office:value-type="float" office:value="100.529099" calcext:value-type="float">
            <text:p>100.529099</text:p>
          </table:table-cell>
          <table:table-cell office:value-type="float" office:value="99.50436" calcext:value-type="float">
            <text:p>99.50436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.014413" calcext:value-type="float">
            <text:p>1.014413</text:p>
          </table:table-cell>
          <table:table-cell office:value-type="float" office:value="98.891327" calcext:value-type="float">
            <text:p>98.891327</text:p>
          </table:table-cell>
          <table:table-cell office:value-type="float" office:value="97.876913" calcext:value-type="float">
            <text:p>97.876913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410" calcext:value-type="float">
            <text:p>14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.039678" calcext:value-type="float">
            <text:p>1.039678</text:p>
          </table:table-cell>
          <table:table-cell office:value-type="float" office:value="98.884374" calcext:value-type="float">
            <text:p>98.884374</text:p>
          </table:table-cell>
          <table:table-cell office:value-type="float" office:value="97.844696" calcext:value-type="float">
            <text:p>97.84469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4992" calcext:value-type="float">
            <text:p>499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6.959966" calcext:value-type="float">
            <text:p>6.959966</text:p>
          </table:table-cell>
          <table:table-cell office:value-type="float" office:value="98.675685" calcext:value-type="float">
            <text:p>98.675685</text:p>
          </table:table-cell>
          <table:table-cell office:value-type="float" office:value="91.715719" calcext:value-type="float">
            <text:p>91.715719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1.081344" calcext:value-type="float">
            <text:p>1.081344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6468748" calcext:value-type="float">
            <text:p>6468748</text:p>
          </table:table-cell>
          <table:table-cell office:value-type="float" office:value="6634" calcext:value-type="float">
            <text:p>6634</text:p>
          </table:table-cell>
          <table:table-cell office:value-type="float" office:value="6149" calcext:value-type="float">
            <text:p>6149</text:p>
          </table:table-cell>
          <table:table-cell office:value-type="float" office:value="1.01591" calcext:value-type="float">
            <text:p>1.01591</text:p>
          </table:table-cell>
          <table:table-cell office:value-type="float" office:value="100.323071" calcext:value-type="float">
            <text:p>100.323071</text:p>
          </table:table-cell>
          <table:table-cell office:value-type="float" office:value="99.307161" calcext:value-type="float">
            <text:p>99.307161</text:p>
          </table:table-cell>
          <table:table-cell office:value-type="float" office:value="0.52111" calcext:value-type="float">
            <text:p>0.5211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6978968" calcext:value-type="float">
            <text:p>6978968</text:p>
          </table:table-cell>
          <table:table-cell office:value-type="float" office:value="4308992" calcext:value-type="float">
            <text:p>4308992</text:p>
          </table:table-cell>
          <table:table-cell office:value-type="float" office:value="6634" calcext:value-type="float">
            <text:p>6634</text:p>
          </table:table-cell>
          <table:table-cell office:value-type="float" office:value="4096" calcext:value-type="float">
            <text:p>4096</text:p>
          </table:table-cell>
          <table:table-cell office:value-type="float" office:value="1.293057" calcext:value-type="float">
            <text:p>1.293057</text:p>
          </table:table-cell>
          <table:table-cell office:value-type="float" office:value="100.042131" calcext:value-type="float">
            <text:p>100.042131</text:p>
          </table:table-cell>
          <table:table-cell office:value-type="float" office:value="98.749074" calcext:value-type="float">
            <text:p>98.749074</text:p>
          </table:table-cell>
          <table:table-cell office:value-type="float" office:value="0.349086" calcext:value-type="float">
            <text:p>0.34908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240" calcext:value-type="float">
            <text:p>73240</text:p>
          </table:table-cell>
          <table:table-cell office:value-type="float" office:value="72120" calcext:value-type="float">
            <text:p>72120</text:p>
          </table:table-cell>
          <table:table-cell office:value-type="float" office:value="1821" calcext:value-type="float">
            <text:p>1821</text:p>
          </table:table-cell>
          <table:table-cell office:value-type="float" office:value="1793" calcext:value-type="float">
            <text:p>1793</text:p>
          </table:table-cell>
          <table:table-cell office:value-type="float" office:value="1.263359" calcext:value-type="float">
            <text:p>1.263359</text:p>
          </table:table-cell>
          <table:table-cell office:value-type="float" office:value="100.107309" calcext:value-type="float">
            <text:p>100.107309</text:p>
          </table:table-cell>
          <table:table-cell office:value-type="float" office:value="98.843949" calcext:value-type="float">
            <text:p>98.843949</text:p>
          </table:table-cell>
          <table:table-cell office:value-type="float" office:value="0.005837" calcext:value-type="float">
            <text:p>0.005837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252067" calcext:value-type="float">
            <text:p>1.252067</text:p>
          </table:table-cell>
          <table:table-cell office:value-type="float" office:value="98.580622" calcext:value-type="float">
            <text:p>98.580622</text:p>
          </table:table-cell>
          <table:table-cell office:value-type="float" office:value="97.328555" calcext:value-type="float">
            <text:p>97.32855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350" calcext:value-type="float">
            <text:p>13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27054" calcext:value-type="float">
            <text:p>1.27054</text:p>
          </table:table-cell>
          <table:table-cell office:value-type="float" office:value="98.573409" calcext:value-type="float">
            <text:p>98.573409</text:p>
          </table:table-cell>
          <table:table-cell office:value-type="float" office:value="97.302869" calcext:value-type="float">
            <text:p>97.30286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4848" calcext:value-type="float">
            <text:p>4848</text:p>
          </table:table-cell>
          <table:table-cell office:value-type="float" office:value="4800" calcext:value-type="float">
            <text:p>48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5.590852" calcext:value-type="float">
            <text:p>5.590852</text:p>
          </table:table-cell>
          <table:table-cell office:value-type="float" office:value="100.094608" calcext:value-type="float">
            <text:p>100.094608</text:p>
          </table:table-cell>
          <table:table-cell office:value-type="float" office:value="94.503756" calcext:value-type="float">
            <text:p>94.503756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1.097728" calcext:value-type="float">
            <text:p>1.09772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6940044" calcext:value-type="float">
            <text:p>6940044</text:p>
          </table:table-cell>
          <table:table-cell office:value-type="float" office:value="6733" calcext:value-type="float">
            <text:p>6733</text:p>
          </table:table-cell>
          <table:table-cell office:value-type="float" office:value="6597" calcext:value-type="float">
            <text:p>6597</text:p>
          </table:table-cell>
          <table:table-cell office:value-type="float" office:value="1.010113" calcext:value-type="float">
            <text:p>1.010113</text:p>
          </table:table-cell>
          <table:table-cell office:value-type="float" office:value="100.614092" calcext:value-type="float">
            <text:p>100.614092</text:p>
          </table:table-cell>
          <table:table-cell office:value-type="float" office:value="99.603979" calcext:value-type="float">
            <text:p>99.603979</text:p>
          </table:table-cell>
          <table:table-cell office:value-type="float" office:value="0.557411" calcext:value-type="float">
            <text:p>0.557411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083116" calcext:value-type="float">
            <text:p>7083116</text:p>
          </table:table-cell>
          <table:table-cell office:value-type="float" office:value="5334692" calcext:value-type="float">
            <text:p>5334692</text:p>
          </table:table-cell>
          <table:table-cell office:value-type="float" office:value="6733" calcext:value-type="float">
            <text:p>6733</text:p>
          </table:table-cell>
          <table:table-cell office:value-type="float" office:value="5071" calcext:value-type="float">
            <text:p>5071</text:p>
          </table:table-cell>
          <table:table-cell office:value-type="float" office:value="1.284858" calcext:value-type="float">
            <text:p>1.284858</text:p>
          </table:table-cell>
          <table:table-cell office:value-type="float" office:value="100.795309" calcext:value-type="float">
            <text:p>100.795309</text:p>
          </table:table-cell>
          <table:table-cell office:value-type="float" office:value="99.510451" calcext:value-type="float">
            <text:p>99.510451</text:p>
          </table:table-cell>
          <table:table-cell office:value-type="float" office:value="0.428875" calcext:value-type="float">
            <text:p>0.428875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2232" calcext:value-type="float">
            <text:p>22232</text:p>
          </table:table-cell>
          <table:table-cell office:value-type="float" office:value="22024" calcext:value-type="float">
            <text:p>22024</text:p>
          </table:table-cell>
          <table:table-cell office:value-type="float" office:value="528" calcext:value-type="float">
            <text:p>528</text:p>
          </table:table-cell>
          <table:table-cell office:value-type="float" office:value="523" calcext:value-type="float">
            <text:p>523</text:p>
          </table:table-cell>
          <table:table-cell office:value-type="float" office:value="1.257954" calcext:value-type="float">
            <text:p>1.257954</text:p>
          </table:table-cell>
          <table:table-cell office:value-type="float" office:value="100.622623" calcext:value-type="float">
            <text:p>100.622623</text:p>
          </table:table-cell>
          <table:table-cell office:value-type="float" office:value="99.364669" calcext:value-type="float">
            <text:p>99.364669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0" calcext:value-type="float">
            <text:p>4320</text:p>
          </table:table-cell>
          <table:table-cell office:value-type="float" office:value="4272" calcext:value-type="float">
            <text:p>427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.243067" calcext:value-type="float">
            <text:p>1.243067</text:p>
          </table:table-cell>
          <table:table-cell office:value-type="float" office:value="99.374976" calcext:value-type="float">
            <text:p>99.374976</text:p>
          </table:table-cell>
          <table:table-cell office:value-type="float" office:value="98.13191" calcext:value-type="float">
            <text:p>98.13191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718" calcext:value-type="float">
            <text:p>2718</text:p>
          </table:table-cell>
          <table:table-cell office:value-type="float" office:value="2508" calcext:value-type="float">
            <text:p>2508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.273509" calcext:value-type="float">
            <text:p>1.273509</text:p>
          </table:table-cell>
          <table:table-cell office:value-type="float" office:value="99.828234" calcext:value-type="float">
            <text:p>99.828234</text:p>
          </table:table-cell>
          <table:table-cell office:value-type="float" office:value="98.554725" calcext:value-type="float">
            <text:p>98.55472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5280" calcext:value-type="float">
            <text:p>5280</text:p>
          </table:table-cell>
          <table:table-cell office:value-type="float" office:value="5136" calcext:value-type="float">
            <text:p>5136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5.391271" calcext:value-type="float">
            <text:p>5.391271</text:p>
          </table:table-cell>
          <table:table-cell office:value-type="float" office:value="100.573047" calcext:value-type="float">
            <text:p>100.573047</text:p>
          </table:table-cell>
          <table:table-cell office:value-type="float" office:value="95.181777" calcext:value-type="float">
            <text:p>95.181777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1.114112" calcext:value-type="float">
            <text:p>1.11411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6789608" calcext:value-type="float">
            <text:p>6789608</text:p>
          </table:table-cell>
          <table:table-cell office:value-type="float" office:value="6831" calcext:value-type="float">
            <text:p>6831</text:p>
          </table:table-cell>
          <table:table-cell office:value-type="float" office:value="6454" calcext:value-type="float">
            <text:p>6454</text:p>
          </table:table-cell>
          <table:table-cell office:value-type="float" office:value="1.011633" calcext:value-type="float">
            <text:p>1.011633</text:p>
          </table:table-cell>
          <table:table-cell office:value-type="float" office:value="100.416108" calcext:value-type="float">
            <text:p>100.416108</text:p>
          </table:table-cell>
          <table:table-cell office:value-type="float" office:value="99.404475" calcext:value-type="float">
            <text:p>99.404475</text:p>
          </table:table-cell>
          <table:table-cell office:value-type="float" office:value="0.546423" calcext:value-type="float">
            <text:p>0.54642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186212" calcext:value-type="float">
            <text:p>7186212</text:p>
          </table:table-cell>
          <table:table-cell office:value-type="float" office:value="4696128" calcext:value-type="float">
            <text:p>4696128</text:p>
          </table:table-cell>
          <table:table-cell office:value-type="float" office:value="6831" calcext:value-type="float">
            <text:p>6831</text:p>
          </table:table-cell>
          <table:table-cell office:value-type="float" office:value="4464" calcext:value-type="float">
            <text:p>4464</text:p>
          </table:table-cell>
          <table:table-cell office:value-type="float" office:value="1.280533" calcext:value-type="float">
            <text:p>1.280533</text:p>
          </table:table-cell>
          <table:table-cell office:value-type="float" office:value="100.87114" calcext:value-type="float">
            <text:p>100.87114</text:p>
          </table:table-cell>
          <table:table-cell office:value-type="float" office:value="99.590607" calcext:value-type="float">
            <text:p>99.590607</text:p>
          </table:table-cell>
          <table:table-cell office:value-type="float" office:value="0.377235" calcext:value-type="float">
            <text:p>0.377235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200" calcext:value-type="float">
            <text:p>57200</text:p>
          </table:table-cell>
          <table:table-cell office:value-type="float" office:value="55880" calcext:value-type="float">
            <text:p>55880</text:p>
          </table:table-cell>
          <table:table-cell office:value-type="float" office:value="1412" calcext:value-type="float">
            <text:p>1412</text:p>
          </table:table-cell>
          <table:table-cell office:value-type="float" office:value="1379" calcext:value-type="float">
            <text:p>1379</text:p>
          </table:table-cell>
          <table:table-cell office:value-type="float" office:value="1.258909" calcext:value-type="float">
            <text:p>1.258909</text:p>
          </table:table-cell>
          <table:table-cell office:value-type="float" office:value="100.937736" calcext:value-type="float">
            <text:p>100.937736</text:p>
          </table:table-cell>
          <table:table-cell office:value-type="float" office:value="99.678827" calcext:value-type="float">
            <text:p>99.678827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736" calcext:value-type="float">
            <text:p>273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.254457" calcext:value-type="float">
            <text:p>1.254457</text:p>
          </table:table-cell>
          <table:table-cell office:value-type="float" office:value="101.023168" calcext:value-type="float">
            <text:p>101.023168</text:p>
          </table:table-cell>
          <table:table-cell office:value-type="float" office:value="99.768711" calcext:value-type="float">
            <text:p>99.768711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50" calcext:value-type="float">
            <text:p>1650</text:p>
          </table:table-cell>
          <table:table-cell office:value-type="float" office:value="1620" calcext:value-type="float">
            <text:p>162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.269684" calcext:value-type="float">
            <text:p>1.269684</text:p>
          </table:table-cell>
          <table:table-cell office:value-type="float" office:value="100.651885" calcext:value-type="float">
            <text:p>100.651885</text:p>
          </table:table-cell>
          <table:table-cell office:value-type="float" office:value="99.382201" calcext:value-type="float">
            <text:p>99.38220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310" calcext:value-type="float">
            <text:p>53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4.185194" calcext:value-type="float">
            <text:p>4.185194</text:p>
          </table:table-cell>
          <table:table-cell office:value-type="float" office:value="101.024474" calcext:value-type="float">
            <text:p>101.024474</text:p>
          </table:table-cell>
          <table:table-cell office:value-type="float" office:value="96.83928" calcext:value-type="float">
            <text:p>96.83928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1.130496" calcext:value-type="float">
            <text:p>1.13049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7105208" calcext:value-type="float">
            <text:p>7105208</text:p>
          </table:table-cell>
          <table:table-cell office:value-type="float" office:value="6931" calcext:value-type="float">
            <text:p>6931</text:p>
          </table:table-cell>
          <table:table-cell office:value-type="float" office:value="6754" calcext:value-type="float">
            <text:p>6754</text:p>
          </table:table-cell>
          <table:table-cell office:value-type="float" office:value="1.015707" calcext:value-type="float">
            <text:p>1.015707</text:p>
          </table:table-cell>
          <table:table-cell office:value-type="float" office:value="100.503067" calcext:value-type="float">
            <text:p>100.503067</text:p>
          </table:table-cell>
          <table:table-cell office:value-type="float" office:value="99.48736" calcext:value-type="float">
            <text:p>99.48736</text:p>
          </table:table-cell>
          <table:table-cell office:value-type="float" office:value="0.571346" calcext:value-type="float">
            <text:p>0.571346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291412" calcext:value-type="float">
            <text:p>7291412</text:p>
          </table:table-cell>
          <table:table-cell office:value-type="float" office:value="5166372" calcext:value-type="float">
            <text:p>5166372</text:p>
          </table:table-cell>
          <table:table-cell office:value-type="float" office:value="6931" calcext:value-type="float">
            <text:p>6931</text:p>
          </table:table-cell>
          <table:table-cell office:value-type="float" office:value="4911" calcext:value-type="float">
            <text:p>4911</text:p>
          </table:table-cell>
          <table:table-cell office:value-type="float" office:value="1.045597" calcext:value-type="float">
            <text:p>1.045597</text:p>
          </table:table-cell>
          <table:table-cell office:value-type="float" office:value="101.150229" calcext:value-type="float">
            <text:p>101.150229</text:p>
          </table:table-cell>
          <table:table-cell office:value-type="float" office:value="100.104632" calcext:value-type="float">
            <text:p>100.104632</text:p>
          </table:table-cell>
          <table:table-cell office:value-type="float" office:value="0.412878" calcext:value-type="float">
            <text:p>0.41287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824" calcext:value-type="float">
            <text:p>26824</text:p>
          </table:table-cell>
          <table:table-cell office:value-type="float" office:value="26616" calcext:value-type="float">
            <text:p>26616</text:p>
          </table:table-cell>
          <table:table-cell office:value-type="float" office:value="643" calcext:value-type="float">
            <text:p>643</text:p>
          </table:table-cell>
          <table:table-cell office:value-type="float" office:value="638" calcext:value-type="float">
            <text:p>638</text:p>
          </table:table-cell>
          <table:table-cell office:value-type="float" office:value="1.007239" calcext:value-type="float">
            <text:p>1.007239</text:p>
          </table:table-cell>
          <table:table-cell office:value-type="float" office:value="101.052636" calcext:value-type="float">
            <text:p>101.052636</text:p>
          </table:table-cell>
          <table:table-cell office:value-type="float" office:value="100.045397" calcext:value-type="float">
            <text:p>100.045397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0" calcext:value-type="float">
            <text:p>3840</text:p>
          </table:table-cell>
          <table:table-cell office:value-type="float" office:value="3792" calcext:value-type="float">
            <text:p>379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.018379" calcext:value-type="float">
            <text:p>1.018379</text:p>
          </table:table-cell>
          <table:table-cell office:value-type="float" office:value="101.054535" calcext:value-type="float">
            <text:p>101.054535</text:p>
          </table:table-cell>
          <table:table-cell office:value-type="float" office:value="100.036155" calcext:value-type="float">
            <text:p>100.036155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70" calcext:value-type="float">
            <text:p>2370</text:p>
          </table:table-cell>
          <table:table-cell office:value-type="float" office:value="2250" calcext:value-type="float">
            <text:p>2250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.027139" calcext:value-type="float">
            <text:p>1.027139</text:p>
          </table:table-cell>
          <table:table-cell office:value-type="float" office:value="101.064221" calcext:value-type="float">
            <text:p>101.064221</text:p>
          </table:table-cell>
          <table:table-cell office:value-type="float" office:value="100.037082" calcext:value-type="float">
            <text:p>100.03708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808" calcext:value-type="float">
            <text:p>580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.074384" calcext:value-type="float">
            <text:p>5.074384</text:p>
          </table:table-cell>
          <table:table-cell office:value-type="float" office:value="99.379224" calcext:value-type="float">
            <text:p>99.379224</text:p>
          </table:table-cell>
          <table:table-cell office:value-type="float" office:value="94.304841" calcext:value-type="float">
            <text:p>94.304841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1.14688" calcext:value-type="float">
            <text:p>1.1468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7234604" calcext:value-type="float">
            <text:p>7234604</text:p>
          </table:table-cell>
          <table:table-cell office:value-type="float" office:value="7030" calcext:value-type="float">
            <text:p>7030</text:p>
          </table:table-cell>
          <table:table-cell office:value-type="float" office:value="6877" calcext:value-type="float">
            <text:p>6877</text:p>
          </table:table-cell>
          <table:table-cell office:value-type="float" office:value="1.024043" calcext:value-type="float">
            <text:p>1.024043</text:p>
          </table:table-cell>
          <table:table-cell office:value-type="float" office:value="100.300708" calcext:value-type="float">
            <text:p>100.300708</text:p>
          </table:table-cell>
          <table:table-cell office:value-type="float" office:value="99.276665" calcext:value-type="float">
            <text:p>99.276665</text:p>
          </table:table-cell>
          <table:table-cell office:value-type="float" office:value="0.582985" calcext:value-type="float">
            <text:p>0.58298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395560" calcext:value-type="float">
            <text:p>7395560</text:p>
          </table:table-cell>
          <table:table-cell office:value-type="float" office:value="5156904" calcext:value-type="float">
            <text:p>5156904</text:p>
          </table:table-cell>
          <table:table-cell office:value-type="float" office:value="7030" calcext:value-type="float">
            <text:p>7030</text:p>
          </table:table-cell>
          <table:table-cell office:value-type="float" office:value="4902" calcext:value-type="float">
            <text:p>4902</text:p>
          </table:table-cell>
          <table:table-cell office:value-type="float" office:value="1.054765" calcext:value-type="float">
            <text:p>1.054765</text:p>
          </table:table-cell>
          <table:table-cell office:value-type="float" office:value="100.499607" calcext:value-type="float">
            <text:p>100.499607</text:p>
          </table:table-cell>
          <table:table-cell office:value-type="float" office:value="99.444842" calcext:value-type="float">
            <text:p>99.444842</text:p>
          </table:table-cell>
          <table:table-cell office:value-type="float" office:value="0.414855" calcext:value-type="float">
            <text:p>0.41485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6224" calcext:value-type="float">
            <text:p>26224</text:p>
          </table:table-cell>
          <table:table-cell office:value-type="float" office:value="26024" calcext:value-type="float">
            <text:p>26024</text:p>
          </table:table-cell>
          <table:table-cell office:value-type="float" office:value="630" calcext:value-type="float">
            <text:p>630</text:p>
          </table:table-cell>
          <table:table-cell office:value-type="float" office:value="625" calcext:value-type="float">
            <text:p>625</text:p>
          </table:table-cell>
          <table:table-cell office:value-type="float" office:value="1.005379" calcext:value-type="float">
            <text:p>1.005379</text:p>
          </table:table-cell>
          <table:table-cell office:value-type="float" office:value="100.001623" calcext:value-type="float">
            <text:p>100.001623</text:p>
          </table:table-cell>
          <table:table-cell office:value-type="float" office:value="98.996243" calcext:value-type="float">
            <text:p>98.996243</text:p>
          </table:table-cell>
          <table:table-cell office:value-type="float" office:value="0.002103" calcext:value-type="float">
            <text:p>0.002103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456" calcext:value-type="float">
            <text:p>345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.031295" calcext:value-type="float">
            <text:p>1.031295</text:p>
          </table:table-cell>
          <table:table-cell office:value-type="float" office:value="100.008595" calcext:value-type="float">
            <text:p>100.008595</text:p>
          </table:table-cell>
          <table:table-cell office:value-type="float" office:value="98.977299" calcext:value-type="float">
            <text:p>98.977299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60" calcext:value-type="float">
            <text:p>2160</text:p>
          </table:table-cell>
          <table:table-cell office:value-type="float" office:value="2040" calcext:value-type="float">
            <text:p>204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.009358" calcext:value-type="float">
            <text:p>1.009358</text:p>
          </table:table-cell>
          <table:table-cell office:value-type="float" office:value="99.948878" calcext:value-type="float">
            <text:p>99.948878</text:p>
          </table:table-cell>
          <table:table-cell office:value-type="float" office:value="98.93952" calcext:value-type="float">
            <text:p>98.93952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5616" calcext:value-type="float">
            <text:p>56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3.585418" calcext:value-type="float">
            <text:p>3.585418</text:p>
          </table:table-cell>
          <table:table-cell office:value-type="float" office:value="98.43809" calcext:value-type="float">
            <text:p>98.43809</text:p>
          </table:table-cell>
          <table:table-cell office:value-type="float" office:value="94.852672" calcext:value-type="float">
            <text:p>94.852672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1.163264" calcext:value-type="float">
            <text:p>1.16326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7307192" calcext:value-type="float">
            <text:p>7307192</text:p>
          </table:table-cell>
          <table:table-cell office:value-type="float" office:value="7128" calcext:value-type="float">
            <text:p>7128</text:p>
          </table:table-cell>
          <table:table-cell office:value-type="float" office:value="6946" calcext:value-type="float">
            <text:p>6946</text:p>
          </table:table-cell>
          <table:table-cell office:value-type="float" office:value="1.009489" calcext:value-type="float">
            <text:p>1.009489</text:p>
          </table:table-cell>
          <table:table-cell office:value-type="float" office:value="100.272267" calcext:value-type="float">
            <text:p>100.272267</text:p>
          </table:table-cell>
          <table:table-cell office:value-type="float" office:value="99.262778" calcext:value-type="float">
            <text:p>99.262778</text:p>
          </table:table-cell>
          <table:table-cell office:value-type="float" office:value="0.588917" calcext:value-type="float">
            <text:p>0.588917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498656" calcext:value-type="float">
            <text:p>7498656</text:p>
          </table:table-cell>
          <table:table-cell office:value-type="float" office:value="5043288" calcext:value-type="float">
            <text:p>5043288</text:p>
          </table:table-cell>
          <table:table-cell office:value-type="float" office:value="7128" calcext:value-type="float">
            <text:p>7128</text:p>
          </table:table-cell>
          <table:table-cell office:value-type="float" office:value="4794" calcext:value-type="float">
            <text:p>4794</text:p>
          </table:table-cell>
          <table:table-cell office:value-type="float" office:value="1.055622" calcext:value-type="float">
            <text:p>1.055622</text:p>
          </table:table-cell>
          <table:table-cell office:value-type="float" office:value="100.482724" calcext:value-type="float">
            <text:p>100.482724</text:p>
          </table:table-cell>
          <table:table-cell office:value-type="float" office:value="99.427102" calcext:value-type="float">
            <text:p>99.427102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9072" calcext:value-type="float">
            <text:p>29072</text:p>
          </table:table-cell>
          <table:table-cell office:value-type="float" office:value="28872" calcext:value-type="float">
            <text:p>28872</text:p>
          </table:table-cell>
          <table:table-cell office:value-type="float" office:value="702" calcext:value-type="float">
            <text:p>702</text:p>
          </table:table-cell>
          <table:table-cell office:value-type="float" office:value="697" calcext:value-type="float">
            <text:p>697</text:p>
          </table:table-cell>
          <table:table-cell office:value-type="float" office:value="1.02423" calcext:value-type="float">
            <text:p>1.02423</text:p>
          </table:table-cell>
          <table:table-cell office:value-type="float" office:value="99.523421" calcext:value-type="float">
            <text:p>99.523421</text:p>
          </table:table-cell>
          <table:table-cell office:value-type="float" office:value="98.499191" calcext:value-type="float">
            <text:p>98.499191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3024" calcext:value-type="float">
            <text:p>30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011933" calcext:value-type="float">
            <text:p>1.011933</text:p>
          </table:table-cell>
          <table:table-cell office:value-type="float" office:value="96.443783" calcext:value-type="float">
            <text:p>96.443783</text:p>
          </table:table-cell>
          <table:table-cell office:value-type="float" office:value="95.431849" calcext:value-type="float">
            <text:p>95.431849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90" calcext:value-type="float">
            <text:p>1890</text:p>
          </table:table-cell>
          <table:table-cell office:value-type="float" office:value="1620" calcext:value-type="float">
            <text:p>162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.028009" calcext:value-type="float">
            <text:p>1.028009</text:p>
          </table:table-cell>
          <table:table-cell office:value-type="float" office:value="96.442225" calcext:value-type="float">
            <text:p>96.442225</text:p>
          </table:table-cell>
          <table:table-cell office:value-type="float" office:value="95.414216" calcext:value-type="float">
            <text:p>95.41421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336" calcext:value-type="float">
            <text:p>633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3.42853" calcext:value-type="float">
            <text:p>3.42853</text:p>
          </table:table-cell>
          <table:table-cell office:value-type="float" office:value="99.321234" calcext:value-type="float">
            <text:p>99.321234</text:p>
          </table:table-cell>
          <table:table-cell office:value-type="float" office:value="95.892704" calcext:value-type="float">
            <text:p>95.892704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1.179648" calcext:value-type="float">
            <text:p>1.17964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7397664" calcext:value-type="float">
            <text:p>7397664</text:p>
          </table:table-cell>
          <table:table-cell office:value-type="float" office:value="7228" calcext:value-type="float">
            <text:p>7228</text:p>
          </table:table-cell>
          <table:table-cell office:value-type="float" office:value="7032" calcext:value-type="float">
            <text:p>7032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100.304251" calcext:value-type="float">
            <text:p>100.304251</text:p>
          </table:table-cell>
          <table:table-cell office:value-type="float" office:value="99.290442" calcext:value-type="float">
            <text:p>99.290442</text:p>
          </table:table-cell>
          <table:table-cell office:value-type="float" office:value="0.596042" calcext:value-type="float">
            <text:p>0.596042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603856" calcext:value-type="float">
            <text:p>7603856</text:p>
          </table:table-cell>
          <table:table-cell office:value-type="float" office:value="5014884" calcext:value-type="float">
            <text:p>5014884</text:p>
          </table:table-cell>
          <table:table-cell office:value-type="float" office:value="7228" calcext:value-type="float">
            <text:p>7228</text:p>
          </table:table-cell>
          <table:table-cell office:value-type="float" office:value="4767" calcext:value-type="float">
            <text:p>4767</text:p>
          </table:table-cell>
          <table:table-cell office:value-type="float" office:value="1.071002" calcext:value-type="float">
            <text:p>1.071002</text:p>
          </table:table-cell>
          <table:table-cell office:value-type="float" office:value="100.515499" calcext:value-type="float">
            <text:p>100.515499</text:p>
          </table:table-cell>
          <table:table-cell office:value-type="float" office:value="99.444497" calcext:value-type="float">
            <text:p>99.444497</text:p>
          </table:table-cell>
          <table:table-cell office:value-type="float" office:value="0.403432" calcext:value-type="float">
            <text:p>0.403432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28776" calcext:value-type="float">
            <text:p>28776</text:p>
          </table:table-cell>
          <table:table-cell office:value-type="float" office:value="28408" calcext:value-type="float">
            <text:p>28408</text:p>
          </table:table-cell>
          <table:table-cell office:value-type="float" office:value="693" calcext:value-type="float">
            <text:p>693</text:p>
          </table:table-cell>
          <table:table-cell office:value-type="float" office:value="684" calcext:value-type="float">
            <text:p>684</text:p>
          </table:table-cell>
          <table:table-cell office:value-type="float" office:value="1.027743" calcext:value-type="float">
            <text:p>1.027743</text:p>
          </table:table-cell>
          <table:table-cell office:value-type="float" office:value="99.792399" calcext:value-type="float">
            <text:p>99.792399</text:p>
          </table:table-cell>
          <table:table-cell office:value-type="float" office:value="98.764656" calcext:value-type="float">
            <text:p>98.764656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20" calcext:value-type="float">
            <text:p>3120</text:p>
          </table:table-cell>
          <table:table-cell office:value-type="float" office:value="3072" calcext:value-type="float">
            <text:p>3072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.023471" calcext:value-type="float">
            <text:p>1.023471</text:p>
          </table:table-cell>
          <table:table-cell office:value-type="float" office:value="94.01243" calcext:value-type="float">
            <text:p>94.01243</text:p>
          </table:table-cell>
          <table:table-cell office:value-type="float" office:value="92.988959" calcext:value-type="float">
            <text:p>92.988959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0" calcext:value-type="float">
            <text:p>1920</text:p>
          </table:table-cell>
          <table:table-cell office:value-type="float" office:value="1830" calcext:value-type="float">
            <text:p>183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.037616" calcext:value-type="float">
            <text:p>1.037616</text:p>
          </table:table-cell>
          <table:table-cell office:value-type="float" office:value="94.501548" calcext:value-type="float">
            <text:p>94.501548</text:p>
          </table:table-cell>
          <table:table-cell office:value-type="float" office:value="93.463932" calcext:value-type="float">
            <text:p>93.46393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480" calcext:value-type="float">
            <text:p>648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3.353047" calcext:value-type="float">
            <text:p>3.353047</text:p>
          </table:table-cell>
          <table:table-cell office:value-type="float" office:value="99.584815" calcext:value-type="float">
            <text:p>99.584815</text:p>
          </table:table-cell>
          <table:table-cell office:value-type="float" office:value="96.231768" calcext:value-type="float">
            <text:p>96.231768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1.196032" calcext:value-type="float">
            <text:p>1.19603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7504968" calcext:value-type="float">
            <text:p>7504968</text:p>
          </table:table-cell>
          <table:table-cell office:value-type="float" office:value="7326" calcext:value-type="float">
            <text:p>7326</text:p>
          </table:table-cell>
          <table:table-cell office:value-type="float" office:value="7134" calcext:value-type="float">
            <text:p>7134</text:p>
          </table:table-cell>
          <table:table-cell office:value-type="float" office:value="1.010033" calcext:value-type="float">
            <text:p>1.010033</text:p>
          </table:table-cell>
          <table:table-cell office:value-type="float" office:value="100.242023" calcext:value-type="float">
            <text:p>100.242023</text:p>
          </table:table-cell>
          <table:table-cell office:value-type="float" office:value="99.23199" calcext:value-type="float">
            <text:p>99.23199</text:p>
          </table:table-cell>
          <table:table-cell office:value-type="float" office:value="0.605044" calcext:value-type="float">
            <text:p>0.60504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706952" calcext:value-type="float">
            <text:p>7706952</text:p>
          </table:table-cell>
          <table:table-cell office:value-type="float" office:value="4937036" calcext:value-type="float">
            <text:p>4937036</text:p>
          </table:table-cell>
          <table:table-cell office:value-type="float" office:value="7326" calcext:value-type="float">
            <text:p>7326</text:p>
          </table:table-cell>
          <table:table-cell office:value-type="float" office:value="4693" calcext:value-type="float">
            <text:p>4693</text:p>
          </table:table-cell>
          <table:table-cell office:value-type="float" office:value="1.312464" calcext:value-type="float">
            <text:p>1.312464</text:p>
          </table:table-cell>
          <table:table-cell office:value-type="float" office:value="100.525438" calcext:value-type="float">
            <text:p>100.525438</text:p>
          </table:table-cell>
          <table:table-cell office:value-type="float" office:value="99.212974" calcext:value-type="float">
            <text:p>99.212974</text:p>
          </table:table-cell>
          <table:table-cell office:value-type="float" office:value="0.398096" calcext:value-type="float">
            <text:p>0.398096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table:number-columns-repeated="2" office:value-type="float" office:value="26256" calcext:value-type="float">
            <text:p>26256</text:p>
          </table:table-cell>
          <table:table-cell table:number-columns-repeated="2" office:value-type="float" office:value="631" calcext:value-type="float">
            <text:p>631</text:p>
          </table:table-cell>
          <table:table-cell office:value-type="float" office:value="1.265964" calcext:value-type="float">
            <text:p>1.265964</text:p>
          </table:table-cell>
          <table:table-cell office:value-type="float" office:value="99.715666" calcext:value-type="float">
            <text:p>99.715666</text:p>
          </table:table-cell>
          <table:table-cell office:value-type="float" office:value="98.449702" calcext:value-type="float">
            <text:p>98.449702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2928" calcext:value-type="float">
            <text:p>292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.251224" calcext:value-type="float">
            <text:p>1.251224</text:p>
          </table:table-cell>
          <table:table-cell office:value-type="float" office:value="98.364497" calcext:value-type="float">
            <text:p>98.364497</text:p>
          </table:table-cell>
          <table:table-cell office:value-type="float" office:value="97.113273" calcext:value-type="float">
            <text:p>97.113273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30" calcext:value-type="float">
            <text:p>1830</text:p>
          </table:table-cell>
          <table:table-cell office:value-type="float" office:value="1710" calcext:value-type="float">
            <text:p>171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.272205" calcext:value-type="float">
            <text:p>1.272205</text:p>
          </table:table-cell>
          <table:table-cell office:value-type="float" office:value="98.84335" calcext:value-type="float">
            <text:p>98.84335</text:p>
          </table:table-cell>
          <table:table-cell office:value-type="float" office:value="97.571145" calcext:value-type="float">
            <text:p>97.57114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6528" calcext:value-type="float">
            <text:p>6528</text:p>
          </table:table-cell>
          <table:table-cell office:value-type="float" office:value="6432" calcext:value-type="float">
            <text:p>6432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4.446346" calcext:value-type="float">
            <text:p>4.446346</text:p>
          </table:table-cell>
          <table:table-cell office:value-type="float" office:value="99.484641" calcext:value-type="float">
            <text:p>99.484641</text:p>
          </table:table-cell>
          <table:table-cell office:value-type="float" office:value="95.038295" calcext:value-type="float">
            <text:p>95.038295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1.212416" calcext:value-type="float">
            <text:p>1.21241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7548100" calcext:value-type="float">
            <text:p>7548100</text:p>
          </table:table-cell>
          <table:table-cell office:value-type="float" office:value="7426" calcext:value-type="float">
            <text:p>7426</text:p>
          </table:table-cell>
          <table:table-cell office:value-type="float" office:value="7175" calcext:value-type="float">
            <text:p>7175</text:p>
          </table:table-cell>
          <table:table-cell office:value-type="float" office:value="1.011369" calcext:value-type="float">
            <text:p>1.011369</text:p>
          </table:table-cell>
          <table:table-cell office:value-type="float" office:value="100.242741" calcext:value-type="float">
            <text:p>100.242741</text:p>
          </table:table-cell>
          <table:table-cell office:value-type="float" office:value="99.231372" calcext:value-type="float">
            <text:p>99.231372</text:p>
          </table:table-cell>
          <table:table-cell office:value-type="float" office:value="0.608525" calcext:value-type="float">
            <text:p>0.608525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812152" calcext:value-type="float">
            <text:p>7812152</text:p>
          </table:table-cell>
          <table:table-cell office:value-type="float" office:value="4717168" calcext:value-type="float">
            <text:p>4717168</text:p>
          </table:table-cell>
          <table:table-cell office:value-type="float" office:value="7426" calcext:value-type="float">
            <text:p>7426</text:p>
          </table:table-cell>
          <table:table-cell office:value-type="float" office:value="4484" calcext:value-type="float">
            <text:p>4484</text:p>
          </table:table-cell>
          <table:table-cell office:value-type="float" office:value="1.064014" calcext:value-type="float">
            <text:p>1.064014</text:p>
          </table:table-cell>
          <table:table-cell office:value-type="float" office:value="100.691397" calcext:value-type="float">
            <text:p>100.691397</text:p>
          </table:table-cell>
          <table:table-cell office:value-type="float" office:value="99.627383" calcext:value-type="float">
            <text:p>99.627383</text:p>
          </table:table-cell>
          <table:table-cell office:value-type="float" office:value="0.378785" calcext:value-type="float">
            <text:p>0.378785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840" calcext:value-type="float">
            <text:p>37840</text:p>
          </table:table-cell>
          <table:table-cell office:value-type="float" office:value="37344" calcext:value-type="float">
            <text:p>37344</text:p>
          </table:table-cell>
          <table:table-cell office:value-type="float" office:value="920" calcext:value-type="float">
            <text:p>920</text:p>
          </table:table-cell>
          <table:table-cell office:value-type="float" office:value="908" calcext:value-type="float">
            <text:p>908</text:p>
          </table:table-cell>
          <table:table-cell office:value-type="float" office:value="1.024953" calcext:value-type="float">
            <text:p>1.024953</text:p>
          </table:table-cell>
          <table:table-cell office:value-type="float" office:value="100.199511" calcext:value-type="float">
            <text:p>100.199511</text:p>
          </table:table-cell>
          <table:table-cell office:value-type="float" office:value="99.174558" calcext:value-type="float">
            <text:p>99.174558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784" calcext:value-type="float">
            <text:p>2784</text:p>
          </table:table-cell>
          <table:table-cell office:value-type="float" office:value="2640" calcext:value-type="float">
            <text:p>264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.014193" calcext:value-type="float">
            <text:p>1.014193</text:p>
          </table:table-cell>
          <table:table-cell office:value-type="float" office:value="98.665896" calcext:value-type="float">
            <text:p>98.665896</text:p>
          </table:table-cell>
          <table:table-cell office:value-type="float" office:value="97.651703" calcext:value-type="float">
            <text:p>97.651703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500" calcext:value-type="float">
            <text:p>150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.036121" calcext:value-type="float">
            <text:p>1.036121</text:p>
          </table:table-cell>
          <table:table-cell office:value-type="float" office:value="99.151402" calcext:value-type="float">
            <text:p>99.151402</text:p>
          </table:table-cell>
          <table:table-cell office:value-type="float" office:value="98.11528" calcext:value-type="float">
            <text:p>98.1152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248" calcext:value-type="float">
            <text:p>724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3.297556" calcext:value-type="float">
            <text:p>3.297556</text:p>
          </table:table-cell>
          <table:table-cell office:value-type="float" office:value="99.959177" calcext:value-type="float">
            <text:p>99.959177</text:p>
          </table:table-cell>
          <table:table-cell office:value-type="float" office:value="96.661621" calcext:value-type="float">
            <text:p>96.6616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2288" calcext:value-type="float">
            <text:p>1.2288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7578608" calcext:value-type="float">
            <text:p>7578608</text:p>
          </table:table-cell>
          <table:table-cell office:value-type="float" office:value="7524" calcext:value-type="float">
            <text:p>7524</text:p>
          </table:table-cell>
          <table:table-cell office:value-type="float" office:value="7204" calcext:value-type="float">
            <text:p>7204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100.333906" calcext:value-type="float">
            <text:p>100.333906</text:p>
          </table:table-cell>
          <table:table-cell office:value-type="float" office:value="99.323658" calcext:value-type="float">
            <text:p>99.323658</text:p>
          </table:table-cell>
          <table:table-cell office:value-type="float" office:value="0.610417" calcext:value-type="float">
            <text:p>0.610417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7915248" calcext:value-type="float">
            <text:p>7915248</text:p>
          </table:table-cell>
          <table:table-cell office:value-type="float" office:value="4568836" calcext:value-type="float">
            <text:p>4568836</text:p>
          </table:table-cell>
          <table:table-cell office:value-type="float" office:value="7524" calcext:value-type="float">
            <text:p>7524</text:p>
          </table:table-cell>
          <table:table-cell office:value-type="float" office:value="4343" calcext:value-type="float">
            <text:p>4343</text:p>
          </table:table-cell>
          <table:table-cell office:value-type="float" office:value="1.064285" calcext:value-type="float">
            <text:p>1.064285</text:p>
          </table:table-cell>
          <table:table-cell office:value-type="float" office:value="100.773456" calcext:value-type="float">
            <text:p>100.773456</text:p>
          </table:table-cell>
          <table:table-cell office:value-type="float" office:value="99.70917" calcext:value-type="float">
            <text:p>99.70917</text:p>
          </table:table-cell>
          <table:table-cell office:value-type="float" office:value="0.366573" calcext:value-type="float">
            <text:p>0.366573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4088" calcext:value-type="float">
            <text:p>44088</text:p>
          </table:table-cell>
          <table:table-cell office:value-type="float" office:value="43712" calcext:value-type="float">
            <text:p>43712</text:p>
          </table:table-cell>
          <table:table-cell office:value-type="float" office:value="1076" calcext:value-type="float">
            <text:p>1076</text:p>
          </table:table-cell>
          <table:table-cell office:value-type="float" office:value="1067" calcext:value-type="float">
            <text:p>1067</text:p>
          </table:table-cell>
          <table:table-cell office:value-type="float" office:value="1.023673" calcext:value-type="float">
            <text:p>1.023673</text:p>
          </table:table-cell>
          <table:table-cell office:value-type="float" office:value="100.500632" calcext:value-type="float">
            <text:p>100.500632</text:p>
          </table:table-cell>
          <table:table-cell office:value-type="float" office:value="99.476958" calcext:value-type="float">
            <text:p>99.476958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72" calcext:value-type="float">
            <text:p>3072</text:p>
          </table:table-cell>
          <table:table-cell office:value-type="float" office:value="2832" calcext:value-type="float">
            <text:p>283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.012853" calcext:value-type="float">
            <text:p>1.012853</text:p>
          </table:table-cell>
          <table:table-cell office:value-type="float" office:value="100.50215" calcext:value-type="float">
            <text:p>100.50215</text:p>
          </table:table-cell>
          <table:table-cell office:value-type="float" office:value="99.489297" calcext:value-type="float">
            <text:p>99.489297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78" calcext:value-type="float">
            <text:p>1878</text:p>
          </table:table-cell>
          <table:table-cell office:value-type="float" office:value="1728" calcext:value-type="float">
            <text:p>172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.036074" calcext:value-type="float">
            <text:p>1.036074</text:p>
          </table:table-cell>
          <table:table-cell office:value-type="float" office:value="100.456889" calcext:value-type="float">
            <text:p>100.456889</text:p>
          </table:table-cell>
          <table:table-cell office:value-type="float" office:value="99.420815" calcext:value-type="float">
            <text:p>99.42081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182" calcext:value-type="float">
            <text:p>718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.13154" calcext:value-type="float">
            <text:p>3.13154</text:p>
          </table:table-cell>
          <table:table-cell office:value-type="float" office:value="100.503456" calcext:value-type="float">
            <text:p>100.503456</text:p>
          </table:table-cell>
          <table:table-cell office:value-type="float" office:value="97.371916" calcext:value-type="float">
            <text:p>97.37191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1.245184" calcext:value-type="float">
            <text:p>1.245184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7732200" calcext:value-type="float">
            <text:p>7732200</text:p>
          </table:table-cell>
          <table:table-cell office:value-type="float" office:value="7623" calcext:value-type="float">
            <text:p>7623</text:p>
          </table:table-cell>
          <table:table-cell office:value-type="float" office:value="7350" calcext:value-type="float">
            <text:p>7350</text:p>
          </table:table-cell>
          <table:table-cell office:value-type="float" office:value="1.016143" calcext:value-type="float">
            <text:p>1.016143</text:p>
          </table:table-cell>
          <table:table-cell office:value-type="float" office:value="100.21712" calcext:value-type="float">
            <text:p>100.21712</text:p>
          </table:table-cell>
          <table:table-cell office:value-type="float" office:value="99.200978" calcext:value-type="float">
            <text:p>99.200978</text:p>
          </table:table-cell>
          <table:table-cell office:value-type="float" office:value="0.623558" calcext:value-type="float">
            <text:p>0.62355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019396" calcext:value-type="float">
            <text:p>8019396</text:p>
          </table:table-cell>
          <table:table-cell office:value-type="float" office:value="4666672" calcext:value-type="float">
            <text:p>4666672</text:p>
          </table:table-cell>
          <table:table-cell office:value-type="float" office:value="7623" calcext:value-type="float">
            <text:p>7623</text:p>
          </table:table-cell>
          <table:table-cell office:value-type="float" office:value="4436" calcext:value-type="float">
            <text:p>4436</text:p>
          </table:table-cell>
          <table:table-cell office:value-type="float" office:value="1.059479" calcext:value-type="float">
            <text:p>1.059479</text:p>
          </table:table-cell>
          <table:table-cell office:value-type="float" office:value="100.645166" calcext:value-type="float">
            <text:p>100.645166</text:p>
          </table:table-cell>
          <table:table-cell office:value-type="float" office:value="99.585687" calcext:value-type="float">
            <text:p>99.585687</text:p>
          </table:table-cell>
          <table:table-cell office:value-type="float" office:value="0.374887" calcext:value-type="float">
            <text:p>0.37488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216" calcext:value-type="float">
            <text:p>36216</text:p>
          </table:table-cell>
          <table:table-cell office:value-type="float" office:value="36016" calcext:value-type="float">
            <text:p>36016</text:p>
          </table:table-cell>
          <table:table-cell office:value-type="float" office:value="881" calcext:value-type="float">
            <text:p>881</text:p>
          </table:table-cell>
          <table:table-cell office:value-type="float" office:value="876" calcext:value-type="float">
            <text:p>876</text:p>
          </table:table-cell>
          <table:table-cell office:value-type="float" office:value="1.026512" calcext:value-type="float">
            <text:p>1.026512</text:p>
          </table:table-cell>
          <table:table-cell office:value-type="float" office:value="100.133562" calcext:value-type="float">
            <text:p>100.133562</text:p>
          </table:table-cell>
          <table:table-cell office:value-type="float" office:value="99.10705" calcext:value-type="float">
            <text:p>99.10705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2" calcext:value-type="float">
            <text:p>2352</text:p>
          </table:table-cell>
          <table:table-cell office:value-type="float" office:value="2304" calcext:value-type="float">
            <text:p>230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.017641" calcext:value-type="float">
            <text:p>1.017641</text:p>
          </table:table-cell>
          <table:table-cell office:value-type="float" office:value="98.711176" calcext:value-type="float">
            <text:p>98.711176</text:p>
          </table:table-cell>
          <table:table-cell office:value-type="float" office:value="97.693535" calcext:value-type="float">
            <text:p>97.69353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70" calcext:value-type="float">
            <text:p>1470</text:p>
          </table:table-cell>
          <table:table-cell office:value-type="float" office:value="1320" calcext:value-type="float">
            <text:p>13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.035725" calcext:value-type="float">
            <text:p>1.035725</text:p>
          </table:table-cell>
          <table:table-cell office:value-type="float" office:value="98.672738" calcext:value-type="float">
            <text:p>98.672738</text:p>
          </table:table-cell>
          <table:table-cell office:value-type="float" office:value="97.637013" calcext:value-type="float">
            <text:p>97.63701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440" calcext:value-type="float">
            <text:p>744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3.140317" calcext:value-type="float">
            <text:p>3.140317</text:p>
          </table:table-cell>
          <table:table-cell office:value-type="float" office:value="99.882015" calcext:value-type="float">
            <text:p>99.882015</text:p>
          </table:table-cell>
          <table:table-cell office:value-type="float" office:value="96.741698" calcext:value-type="float">
            <text:p>96.741698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1.261568" calcext:value-type="float">
            <text:p>1.261568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7826880" calcext:value-type="float">
            <text:p>7826880</text:p>
          </table:table-cell>
          <table:table-cell office:value-type="float" office:value="7722" calcext:value-type="float">
            <text:p>7722</text:p>
          </table:table-cell>
          <table:table-cell office:value-type="float" office:value="7440" calcext:value-type="float">
            <text:p>7440</text:p>
          </table:table-cell>
          <table:table-cell office:value-type="float" office:value="1.015689" calcext:value-type="float">
            <text:p>1.015689</text:p>
          </table:table-cell>
          <table:table-cell office:value-type="float" office:value="100.421847" calcext:value-type="float">
            <text:p>100.421847</text:p>
          </table:table-cell>
          <table:table-cell office:value-type="float" office:value="99.406158" calcext:value-type="float">
            <text:p>99.406158</text:p>
          </table:table-cell>
          <table:table-cell office:value-type="float" office:value="0.629891" calcext:value-type="float">
            <text:p>0.629891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123544" calcext:value-type="float">
            <text:p>8123544</text:p>
          </table:table-cell>
          <table:table-cell office:value-type="float" office:value="4598292" calcext:value-type="float">
            <text:p>4598292</text:p>
          </table:table-cell>
          <table:table-cell office:value-type="float" office:value="7722" calcext:value-type="float">
            <text:p>7722</text:p>
          </table:table-cell>
          <table:table-cell office:value-type="float" office:value="4371" calcext:value-type="float">
            <text:p>4371</text:p>
          </table:table-cell>
          <table:table-cell office:value-type="float" office:value="1.054866" calcext:value-type="float">
            <text:p>1.054866</text:p>
          </table:table-cell>
          <table:table-cell office:value-type="float" office:value="100.765386" calcext:value-type="float">
            <text:p>100.765386</text:p>
          </table:table-cell>
          <table:table-cell office:value-type="float" office:value="99.710521" calcext:value-type="float">
            <text:p>99.710521</text:p>
          </table:table-cell>
          <table:table-cell office:value-type="float" office:value="0.368931" calcext:value-type="float">
            <text:p>0.368931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7696" calcext:value-type="float">
            <text:p>37696</text:p>
          </table:table-cell>
          <table:table-cell office:value-type="float" office:value="37616" calcext:value-type="float">
            <text:p>37616</text:p>
          </table:table-cell>
          <table:table-cell office:value-type="float" office:value="918" calcext:value-type="float">
            <text:p>918</text:p>
          </table:table-cell>
          <table:table-cell office:value-type="float" office:value="916" calcext:value-type="float">
            <text:p>916</text:p>
          </table:table-cell>
          <table:table-cell office:value-type="float" office:value="1.027773" calcext:value-type="float">
            <text:p>1.027773</text:p>
          </table:table-cell>
          <table:table-cell office:value-type="float" office:value="100.170032" calcext:value-type="float">
            <text:p>100.170032</text:p>
          </table:table-cell>
          <table:table-cell office:value-type="float" office:value="99.142259" calcext:value-type="float">
            <text:p>99.142259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8" calcext:value-type="float">
            <text:p>2448</text:p>
          </table:table-cell>
          <table:table-cell office:value-type="float" office:value="2400" calcext:value-type="float">
            <text:p>240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.017327" calcext:value-type="float">
            <text:p>1.017327</text:p>
          </table:table-cell>
          <table:table-cell office:value-type="float" office:value="100.182639" calcext:value-type="float">
            <text:p>100.182639</text:p>
          </table:table-cell>
          <table:table-cell office:value-type="float" office:value="99.165311" calcext:value-type="float">
            <text:p>99.16531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30" calcext:value-type="float">
            <text:p>1530</text:p>
          </table:table-cell>
          <table:table-cell office:value-type="float" office:value="1350" calcext:value-type="float">
            <text:p>135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.038194" calcext:value-type="float">
            <text:p>1.038194</text:p>
          </table:table-cell>
          <table:table-cell office:value-type="float" office:value="100.665222" calcext:value-type="float">
            <text:p>100.665222</text:p>
          </table:table-cell>
          <table:table-cell office:value-type="float" office:value="99.627028" calcext:value-type="float">
            <text:p>99.62702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6960" calcext:value-type="float">
            <text:p>696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.979697" calcext:value-type="float">
            <text:p>2.979697</text:p>
          </table:table-cell>
          <table:table-cell office:value-type="float" office:value="98.448089" calcext:value-type="float">
            <text:p>98.448089</text:p>
          </table:table-cell>
          <table:table-cell office:value-type="float" office:value="95.468392" calcext:value-type="float">
            <text:p>95.468392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1.277952" calcext:value-type="float">
            <text:p>1.27795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7911040" calcext:value-type="float">
            <text:p>7911040</text:p>
          </table:table-cell>
          <table:table-cell office:value-type="float" office:value="7821" calcext:value-type="float">
            <text:p>7821</text:p>
          </table:table-cell>
          <table:table-cell office:value-type="float" office:value="7520" calcext:value-type="float">
            <text:p>7520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100.34303" calcext:value-type="float">
            <text:p>100.34303</text:p>
          </table:table-cell>
          <table:table-cell office:value-type="float" office:value="99.335841" calcext:value-type="float">
            <text:p>99.335841</text:p>
          </table:table-cell>
          <table:table-cell office:value-type="float" office:value="0.637115" calcext:value-type="float">
            <text:p>0.63711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227692" calcext:value-type="float">
            <text:p>8227692</text:p>
          </table:table-cell>
          <table:table-cell office:value-type="float" office:value="4591980" calcext:value-type="float">
            <text:p>4591980</text:p>
          </table:table-cell>
          <table:table-cell office:value-type="float" office:value="7821" calcext:value-type="float">
            <text:p>7821</text:p>
          </table:table-cell>
          <table:table-cell office:value-type="float" office:value="4365" calcext:value-type="float">
            <text:p>4365</text:p>
          </table:table-cell>
          <table:table-cell office:value-type="float" office:value="1.061246" calcext:value-type="float">
            <text:p>1.061246</text:p>
          </table:table-cell>
          <table:table-cell office:value-type="float" office:value="100.634341" calcext:value-type="float">
            <text:p>100.634341</text:p>
          </table:table-cell>
          <table:table-cell office:value-type="float" office:value="99.573095" calcext:value-type="float">
            <text:p>99.573095</text:p>
          </table:table-cell>
          <table:table-cell office:value-type="float" office:value="0.368933" calcext:value-type="float">
            <text:p>0.368933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6280" calcext:value-type="float">
            <text:p>36280</text:p>
          </table:table-cell>
          <table:table-cell office:value-type="float" office:value="36000" calcext:value-type="float">
            <text:p>36000</text:p>
          </table:table-cell>
          <table:table-cell office:value-type="float" office:value="882" calcext:value-type="float">
            <text:p>882</text:p>
          </table:table-cell>
          <table:table-cell office:value-type="float" office:value="875" calcext:value-type="float">
            <text:p>875</text:p>
          </table:table-cell>
          <table:table-cell office:value-type="float" office:value="1.023539" calcext:value-type="float">
            <text:p>1.023539</text:p>
          </table:table-cell>
          <table:table-cell office:value-type="float" office:value="100.777868" calcext:value-type="float">
            <text:p>100.777868</text:p>
          </table:table-cell>
          <table:table-cell office:value-type="float" office:value="99.754329" calcext:value-type="float">
            <text:p>99.754329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2" calcext:value-type="float">
            <text:p>2352</text:p>
          </table:table-cell>
          <table:table-cell office:value-type="float" office:value="2304" calcext:value-type="float">
            <text:p>230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.012067" calcext:value-type="float">
            <text:p>1.012067</text:p>
          </table:table-cell>
          <table:table-cell office:value-type="float" office:value="100.801085" calcext:value-type="float">
            <text:p>100.801085</text:p>
          </table:table-cell>
          <table:table-cell office:value-type="float" office:value="99.789018" calcext:value-type="float">
            <text:p>99.78901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0" calcext:value-type="float">
            <text:p>1410</text:p>
          </table:table-cell>
          <table:table-cell office:value-type="float" office:value="1140" calcext:value-type="float">
            <text:p>114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.033475" calcext:value-type="float">
            <text:p>1.033475</text:p>
          </table:table-cell>
          <table:table-cell office:value-type="float" office:value="95.189514" calcext:value-type="float">
            <text:p>95.189514</text:p>
          </table:table-cell>
          <table:table-cell office:value-type="float" office:value="94.156039" calcext:value-type="float">
            <text:p>94.156039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7854" calcext:value-type="float">
            <text:p>7854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2.995038" calcext:value-type="float">
            <text:p>2.995038</text:p>
          </table:table-cell>
          <table:table-cell office:value-type="float" office:value="100.802391" calcext:value-type="float">
            <text:p>100.802391</text:p>
          </table:table-cell>
          <table:table-cell office:value-type="float" office:value="97.807353" calcext:value-type="float">
            <text:p>97.807353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1.294336" calcext:value-type="float">
            <text:p>1.2943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7971004" calcext:value-type="float">
            <text:p>7971004</text:p>
          </table:table-cell>
          <table:table-cell office:value-type="float" office:value="7920" calcext:value-type="float">
            <text:p>7920</text:p>
          </table:table-cell>
          <table:table-cell office:value-type="float" office:value="7577" calcext:value-type="float">
            <text:p>7577</text:p>
          </table:table-cell>
          <table:table-cell office:value-type="float" office:value="1.014809" calcext:value-type="float">
            <text:p>1.014809</text:p>
          </table:table-cell>
          <table:table-cell office:value-type="float" office:value="100.479099" calcext:value-type="float">
            <text:p>100.479099</text:p>
          </table:table-cell>
          <table:table-cell office:value-type="float" office:value="99.46429" calcext:value-type="float">
            <text:p>99.46429</text:p>
          </table:table-cell>
          <table:table-cell office:value-type="float" office:value="0.641115" calcext:value-type="float">
            <text:p>0.641115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331840" calcext:value-type="float">
            <text:p>8331840</text:p>
          </table:table-cell>
          <table:table-cell office:value-type="float" office:value="4505716" calcext:value-type="float">
            <text:p>4505716</text:p>
          </table:table-cell>
          <table:table-cell office:value-type="float" office:value="7920" calcext:value-type="float">
            <text:p>7920</text:p>
          </table:table-cell>
          <table:table-cell office:value-type="float" office:value="4283" calcext:value-type="float">
            <text:p>4283</text:p>
          </table:table-cell>
          <table:table-cell office:value-type="float" office:value="1.070667" calcext:value-type="float">
            <text:p>1.070667</text:p>
          </table:table-cell>
          <table:table-cell office:value-type="float" office:value="101.07119" calcext:value-type="float">
            <text:p>101.07119</text:p>
          </table:table-cell>
          <table:table-cell office:value-type="float" office:value="100.000524" calcext:value-type="float">
            <text:p>100.000524</text:p>
          </table:table-cell>
          <table:table-cell office:value-type="float" office:value="0.360455" calcext:value-type="float">
            <text:p>0.360455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8920" calcext:value-type="float">
            <text:p>38920</text:p>
          </table:table-cell>
          <table:table-cell office:value-type="float" office:value="38664" calcext:value-type="float">
            <text:p>38664</text:p>
          </table:table-cell>
          <table:table-cell office:value-type="float" office:value="947" calcext:value-type="float">
            <text:p>947</text:p>
          </table:table-cell>
          <table:table-cell office:value-type="float" office:value="941" calcext:value-type="float">
            <text:p>941</text:p>
          </table:table-cell>
          <table:table-cell office:value-type="float" office:value="1.026213" calcext:value-type="float">
            <text:p>1.026213</text:p>
          </table:table-cell>
          <table:table-cell office:value-type="float" office:value="100.504035" calcext:value-type="float">
            <text:p>100.504035</text:p>
          </table:table-cell>
          <table:table-cell office:value-type="float" office:value="99.477822" calcext:value-type="float">
            <text:p>99.477822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6" calcext:value-type="float">
            <text:p>2496</text:p>
          </table:table-cell>
          <table:table-cell office:value-type="float" office:value="2400" calcext:value-type="float">
            <text:p>240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.016507" calcext:value-type="float">
            <text:p>1.016507</text:p>
          </table:table-cell>
          <table:table-cell office:value-type="float" office:value="99.106699" calcext:value-type="float">
            <text:p>99.106699</text:p>
          </table:table-cell>
          <table:table-cell office:value-type="float" office:value="98.090192" calcext:value-type="float">
            <text:p>98.090192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48" calcext:value-type="float">
            <text:p>1548</text:p>
          </table:table-cell>
          <table:table-cell office:value-type="float" office:value="1458" calcext:value-type="float">
            <text:p>145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.036187" calcext:value-type="float">
            <text:p>1.036187</text:p>
          </table:table-cell>
          <table:table-cell office:value-type="float" office:value="99.587052" calcext:value-type="float">
            <text:p>99.587052</text:p>
          </table:table-cell>
          <table:table-cell office:value-type="float" office:value="98.550865" calcext:value-type="float">
            <text:p>98.55086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304" calcext:value-type="float">
            <text:p>8304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4.267936" calcext:value-type="float">
            <text:p>4.267936</text:p>
          </table:table-cell>
          <table:table-cell office:value-type="float" office:value="100.387744" calcext:value-type="float">
            <text:p>100.387744</text:p>
          </table:table-cell>
          <table:table-cell office:value-type="float" office:value="96.119808" calcext:value-type="float">
            <text:p>96.119808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1.31072" calcext:value-type="float">
            <text:p>1.31072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8076204" calcext:value-type="float">
            <text:p>8076204</text:p>
          </table:table-cell>
          <table:table-cell office:value-type="float" office:value="8020" calcext:value-type="float">
            <text:p>8020</text:p>
          </table:table-cell>
          <table:table-cell office:value-type="float" office:value="7677" calcext:value-type="float">
            <text:p>7677</text:p>
          </table:table-cell>
          <table:table-cell office:value-type="float" office:value="1.011789" calcext:value-type="float">
            <text:p>1.011789</text:p>
          </table:table-cell>
          <table:table-cell office:value-type="float" office:value="100.47842" calcext:value-type="float">
            <text:p>100.47842</text:p>
          </table:table-cell>
          <table:table-cell office:value-type="float" office:value="99.466632" calcext:value-type="float">
            <text:p>99.466632</text:p>
          </table:table-cell>
          <table:table-cell office:value-type="float" office:value="0.649561" calcext:value-type="float">
            <text:p>0.64956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437040" calcext:value-type="float">
            <text:p>8437040</text:p>
          </table:table-cell>
          <table:table-cell office:value-type="float" office:value="4441544" calcext:value-type="float">
            <text:p>4441544</text:p>
          </table:table-cell>
          <table:table-cell office:value-type="float" office:value="8020" calcext:value-type="float">
            <text:p>8020</text:p>
          </table:table-cell>
          <table:table-cell office:value-type="float" office:value="4222" calcext:value-type="float">
            <text:p>4222</text:p>
          </table:table-cell>
          <table:table-cell office:value-type="float" office:value="1.080494" calcext:value-type="float">
            <text:p>1.080494</text:p>
          </table:table-cell>
          <table:table-cell office:value-type="float" office:value="100.830026" calcext:value-type="float">
            <text:p>100.830026</text:p>
          </table:table-cell>
          <table:table-cell office:value-type="float" office:value="99.749532" calcext:value-type="float">
            <text:p>99.749532</text:p>
          </table:table-cell>
          <table:table-cell office:value-type="float" office:value="0.356216" calcext:value-type="float">
            <text:p>0.356216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008" calcext:value-type="float">
            <text:p>39008</text:p>
          </table:table-cell>
          <table:table-cell office:value-type="float" office:value="38888" calcext:value-type="float">
            <text:p>38888</text:p>
          </table:table-cell>
          <table:table-cell office:value-type="float" office:value="951" calcext:value-type="float">
            <text:p>951</text:p>
          </table:table-cell>
          <table:table-cell office:value-type="float" office:value="948" calcext:value-type="float">
            <text:p>948</text:p>
          </table:table-cell>
          <table:table-cell office:value-type="float" office:value="1.033959" calcext:value-type="float">
            <text:p>1.033959</text:p>
          </table:table-cell>
          <table:table-cell office:value-type="float" office:value="101.096939" calcext:value-type="float">
            <text:p>101.096939</text:p>
          </table:table-cell>
          <table:table-cell office:value-type="float" office:value="100.06298" calcext:value-type="float">
            <text:p>100.06298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019868" calcext:value-type="float">
            <text:p>1.019868</text:p>
          </table:table-cell>
          <table:table-cell office:value-type="float" office:value="101.0955" calcext:value-type="float">
            <text:p>101.0955</text:p>
          </table:table-cell>
          <table:table-cell office:value-type="float" office:value="100.075632" calcext:value-type="float">
            <text:p>100.07563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18" calcext:value-type="float">
            <text:p>1218</text:p>
          </table:table-cell>
          <table:table-cell office:value-type="float" office:value="1068" calcext:value-type="float">
            <text:p>106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.046312" calcext:value-type="float">
            <text:p>1.046312</text:p>
          </table:table-cell>
          <table:table-cell office:value-type="float" office:value="100.598388" calcext:value-type="float">
            <text:p>100.598388</text:p>
          </table:table-cell>
          <table:table-cell office:value-type="float" office:value="99.552076" calcext:value-type="float">
            <text:p>99.55207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574" calcext:value-type="float">
            <text:p>8574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3.200841" calcext:value-type="float">
            <text:p>3.200841</text:p>
          </table:table-cell>
          <table:table-cell office:value-type="float" office:value="101.098785" calcext:value-type="float">
            <text:p>101.098785</text:p>
          </table:table-cell>
          <table:table-cell office:value-type="float" office:value="97.897944" calcext:value-type="float">
            <text:p>97.897944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1.327104" calcext:value-type="float">
            <text:p>1.32710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8157208" calcext:value-type="float">
            <text:p>8157208</text:p>
          </table:table-cell>
          <table:table-cell office:value-type="float" office:value="8118" calcext:value-type="float">
            <text:p>8118</text:p>
          </table:table-cell>
          <table:table-cell office:value-type="float" office:value="7754" calcext:value-type="float">
            <text:p>7754</text:p>
          </table:table-cell>
          <table:table-cell office:value-type="float" office:value="1.00989" calcext:value-type="float">
            <text:p>1.00989</text:p>
          </table:table-cell>
          <table:table-cell office:value-type="float" office:value="100.482986" calcext:value-type="float">
            <text:p>100.482986</text:p>
          </table:table-cell>
          <table:table-cell office:value-type="float" office:value="99.473096" calcext:value-type="float">
            <text:p>99.473096</text:p>
          </table:table-cell>
          <table:table-cell office:value-type="float" office:value="0.656033" calcext:value-type="float">
            <text:p>0.656033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540136" calcext:value-type="float">
            <text:p>8540136</text:p>
          </table:table-cell>
          <table:table-cell office:value-type="float" office:value="4356332" calcext:value-type="float">
            <text:p>4356332</text:p>
          </table:table-cell>
          <table:table-cell office:value-type="float" office:value="8118" calcext:value-type="float">
            <text:p>8118</text:p>
          </table:table-cell>
          <table:table-cell office:value-type="float" office:value="4141" calcext:value-type="float">
            <text:p>4141</text:p>
          </table:table-cell>
          <table:table-cell office:value-type="float" office:value="1.297395" calcext:value-type="float">
            <text:p>1.297395</text:p>
          </table:table-cell>
          <table:table-cell office:value-type="float" office:value="100.752087" calcext:value-type="float">
            <text:p>100.752087</text:p>
          </table:table-cell>
          <table:table-cell office:value-type="float" office:value="99.454692" calcext:value-type="float">
            <text:p>99.454692</text:p>
          </table:table-cell>
          <table:table-cell office:value-type="float" office:value="0.350417" calcext:value-type="float">
            <text:p>0.35041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39440" calcext:value-type="float">
            <text:p>39440</text:p>
          </table:table-cell>
          <table:table-cell office:value-type="float" office:value="39152" calcext:value-type="float">
            <text:p>39152</text:p>
          </table:table-cell>
          <table:table-cell office:value-type="float" office:value="960" calcext:value-type="float">
            <text:p>960</text:p>
          </table:table-cell>
          <table:table-cell office:value-type="float" office:value="953" calcext:value-type="float">
            <text:p>953</text:p>
          </table:table-cell>
          <table:table-cell office:value-type="float" office:value="1.265685" calcext:value-type="float">
            <text:p>1.265685</text:p>
          </table:table-cell>
          <table:table-cell office:value-type="float" office:value="100.764516" calcext:value-type="float">
            <text:p>100.764516</text:p>
          </table:table-cell>
          <table:table-cell office:value-type="float" office:value="99.498832" calcext:value-type="float">
            <text:p>99.498832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.251923" calcext:value-type="float">
            <text:p>1.251923</text:p>
          </table:table-cell>
          <table:table-cell office:value-type="float" office:value="98.206787" calcext:value-type="float">
            <text:p>98.206787</text:p>
          </table:table-cell>
          <table:table-cell office:value-type="float" office:value="96.954864" calcext:value-type="float">
            <text:p>96.9548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10" calcext:value-type="float">
            <text:p>1110</text:p>
          </table:table-cell>
          <table:table-cell office:value-type="float" office:value="1050" calcext:value-type="float">
            <text:p>10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.269504" calcext:value-type="float">
            <text:p>1.269504</text:p>
          </table:table-cell>
          <table:table-cell office:value-type="float" office:value="98.690649" calcext:value-type="float">
            <text:p>98.690649</text:p>
          </table:table-cell>
          <table:table-cell office:value-type="float" office:value="97.421146" calcext:value-type="float">
            <text:p>97.42114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264" calcext:value-type="float">
            <text:p>926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3.072545" calcext:value-type="float">
            <text:p>3.072545</text:p>
          </table:table-cell>
          <table:table-cell office:value-type="float" office:value="99.336194" calcext:value-type="float">
            <text:p>99.336194</text:p>
          </table:table-cell>
          <table:table-cell office:value-type="float" office:value="96.263649" calcext:value-type="float">
            <text:p>96.26364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1.343488" calcext:value-type="float">
            <text:p>1.343488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8256096" calcext:value-type="float">
            <text:p>8256096</text:p>
          </table:table-cell>
          <table:table-cell office:value-type="float" office:value="8217" calcext:value-type="float">
            <text:p>8217</text:p>
          </table:table-cell>
          <table:table-cell office:value-type="float" office:value="7848" calcext:value-type="float">
            <text:p>7848</text:p>
          </table:table-cell>
          <table:table-cell office:value-type="float" office:value="1.011189" calcext:value-type="float">
            <text:p>1.011189</text:p>
          </table:table-cell>
          <table:table-cell office:value-type="float" office:value="100.275357" calcext:value-type="float">
            <text:p>100.275357</text:p>
          </table:table-cell>
          <table:table-cell office:value-type="float" office:value="99.264168" calcext:value-type="float">
            <text:p>99.264168</text:p>
          </table:table-cell>
          <table:table-cell office:value-type="float" office:value="0.665384" calcext:value-type="float">
            <text:p>0.665384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644284" calcext:value-type="float">
            <text:p>8644284</text:p>
          </table:table-cell>
          <table:table-cell office:value-type="float" office:value="4299524" calcext:value-type="float">
            <text:p>4299524</text:p>
          </table:table-cell>
          <table:table-cell office:value-type="float" office:value="8217" calcext:value-type="float">
            <text:p>8217</text:p>
          </table:table-cell>
          <table:table-cell office:value-type="float" office:value="4087" calcext:value-type="float">
            <text:p>4087</text:p>
          </table:table-cell>
          <table:table-cell office:value-type="float" office:value="1.067839" calcext:value-type="float">
            <text:p>1.067839</text:p>
          </table:table-cell>
          <table:table-cell office:value-type="float" office:value="100.74651" calcext:value-type="float">
            <text:p>100.74651</text:p>
          </table:table-cell>
          <table:table-cell office:value-type="float" office:value="99.678671" calcext:value-type="float">
            <text:p>99.678671</text:p>
          </table:table-cell>
          <table:table-cell office:value-type="float" office:value="0.345071" calcext:value-type="float">
            <text:p>0.345071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1176" calcext:value-type="float">
            <text:p>41176</text:p>
          </table:table-cell>
          <table:table-cell office:value-type="float" office:value="41096" calcext:value-type="float">
            <text:p>41096</text:p>
          </table:table-cell>
          <table:table-cell office:value-type="float" office:value="1004" calcext:value-type="float">
            <text:p>1004</text:p>
          </table:table-cell>
          <table:table-cell office:value-type="float" office:value="1002" calcext:value-type="float">
            <text:p>1002</text:p>
          </table:table-cell>
          <table:table-cell office:value-type="float" office:value="1.024099" calcext:value-type="float">
            <text:p>1.024099</text:p>
          </table:table-cell>
          <table:table-cell office:value-type="float" office:value="100.876121" calcext:value-type="float">
            <text:p>100.876121</text:p>
          </table:table-cell>
          <table:table-cell office:value-type="float" office:value="99.852022" calcext:value-type="float">
            <text:p>99.852022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440" calcext:value-type="float">
            <text:p>14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019588" calcext:value-type="float">
            <text:p>1.019588</text:p>
          </table:table-cell>
          <table:table-cell office:value-type="float" office:value="100.872877" calcext:value-type="float">
            <text:p>100.872877</text:p>
          </table:table-cell>
          <table:table-cell office:value-type="float" office:value="99.853289" calcext:value-type="float">
            <text:p>99.85328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18" calcext:value-type="float">
            <text:p>918</text:p>
          </table:table-cell>
          <table:table-cell office:value-type="float" office:value="798" calcext:value-type="float">
            <text:p>79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.034353" calcext:value-type="float">
            <text:p>1.034353</text:p>
          </table:table-cell>
          <table:table-cell office:value-type="float" office:value="96.105104" calcext:value-type="float">
            <text:p>96.105104</text:p>
          </table:table-cell>
          <table:table-cell office:value-type="float" office:value="95.070752" calcext:value-type="float">
            <text:p>95.070752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22" calcext:value-type="float">
            <text:p>9822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.892133" calcext:value-type="float">
            <text:p>2.892133</text:p>
          </table:table-cell>
          <table:table-cell office:value-type="float" office:value="100.874643" calcext:value-type="float">
            <text:p>100.874643</text:p>
          </table:table-cell>
          <table:table-cell office:value-type="float" office:value="97.98251" calcext:value-type="float">
            <text:p>97.98251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1.359872" calcext:value-type="float">
            <text:p>1.35987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8372868" calcext:value-type="float">
            <text:p>8372868</text:p>
          </table:table-cell>
          <table:table-cell office:value-type="float" office:value="8316" calcext:value-type="float">
            <text:p>8316</text:p>
          </table:table-cell>
          <table:table-cell office:value-type="float" office:value="7959" calcext:value-type="float">
            <text:p>7959</text:p>
          </table:table-cell>
          <table:table-cell office:value-type="float" office:value="1.013309" calcext:value-type="float">
            <text:p>1.013309</text:p>
          </table:table-cell>
          <table:table-cell office:value-type="float" office:value="100.119811" calcext:value-type="float">
            <text:p>100.119811</text:p>
          </table:table-cell>
          <table:table-cell office:value-type="float" office:value="99.106502" calcext:value-type="float">
            <text:p>99.106502</text:p>
          </table:table-cell>
          <table:table-cell office:value-type="float" office:value="0.675868" calcext:value-type="float">
            <text:p>0.675868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748432" calcext:value-type="float">
            <text:p>8748432</text:p>
          </table:table-cell>
          <table:table-cell office:value-type="float" office:value="4204844" calcext:value-type="float">
            <text:p>4204844</text:p>
          </table:table-cell>
          <table:table-cell office:value-type="float" office:value="8316" calcext:value-type="float">
            <text:p>8316</text:p>
          </table:table-cell>
          <table:table-cell office:value-type="float" office:value="3997" calcext:value-type="float">
            <text:p>3997</text:p>
          </table:table-cell>
          <table:table-cell office:value-type="float" office:value="1.057003" calcext:value-type="float">
            <text:p>1.057003</text:p>
          </table:table-cell>
          <table:table-cell office:value-type="float" office:value="100.564808" calcext:value-type="float">
            <text:p>100.564808</text:p>
          </table:table-cell>
          <table:table-cell office:value-type="float" office:value="99.507805" calcext:value-type="float">
            <text:p>99.507805</text:p>
          </table:table-cell>
          <table:table-cell office:value-type="float" office:value="0.338051" calcext:value-type="float">
            <text:p>0.338051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600" calcext:value-type="float">
            <text:p>40600</text:p>
          </table:table-cell>
          <table:table-cell office:value-type="float" office:value="40184" calcext:value-type="float">
            <text:p>40184</text:p>
          </table:table-cell>
          <table:table-cell office:value-type="float" office:value="990" calcext:value-type="float">
            <text:p>990</text:p>
          </table:table-cell>
          <table:table-cell office:value-type="float" office:value="980" calcext:value-type="float">
            <text:p>980</text:p>
          </table:table-cell>
          <table:table-cell office:value-type="float" office:value="1.024413" calcext:value-type="float">
            <text:p>1.024413</text:p>
          </table:table-cell>
          <table:table-cell office:value-type="float" office:value="100.080615" calcext:value-type="float">
            <text:p>100.080615</text:p>
          </table:table-cell>
          <table:table-cell office:value-type="float" office:value="99.056202" calcext:value-type="float">
            <text:p>99.056202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2" calcext:value-type="float">
            <text:p>1872</text:p>
          </table:table-cell>
          <table:table-cell office:value-type="float" office:value="1632" calcext:value-type="float">
            <text:p>163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.014687" calcext:value-type="float">
            <text:p>1.014687</text:p>
          </table:table-cell>
          <table:table-cell office:value-type="float" office:value="98.508589" calcext:value-type="float">
            <text:p>98.508589</text:p>
          </table:table-cell>
          <table:table-cell office:value-type="float" office:value="97.493902" calcext:value-type="float">
            <text:p>97.49390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02" calcext:value-type="float">
            <text:p>1302</text:p>
          </table:table-cell>
          <table:table-cell office:value-type="float" office:value="1152" calcext:value-type="float">
            <text:p>115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.034307" calcext:value-type="float">
            <text:p>1.034307</text:p>
          </table:table-cell>
          <table:table-cell office:value-type="float" office:value="99.93205" calcext:value-type="float">
            <text:p>99.93205</text:p>
          </table:table-cell>
          <table:table-cell office:value-type="float" office:value="98.897744" calcext:value-type="float">
            <text:p>98.897744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60" calcext:value-type="float">
            <text:p>9360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4.257653" calcext:value-type="float">
            <text:p>4.257653</text:p>
          </table:table-cell>
          <table:table-cell office:value-type="float" office:value="99.67856" calcext:value-type="float">
            <text:p>99.67856</text:p>
          </table:table-cell>
          <table:table-cell office:value-type="float" office:value="95.420907" calcext:value-type="float">
            <text:p>95.420907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1.376256" calcext:value-type="float">
            <text:p>1.3762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8427572" calcext:value-type="float">
            <text:p>8427572</text:p>
          </table:table-cell>
          <table:table-cell office:value-type="float" office:value="8415" calcext:value-type="float">
            <text:p>8415</text:p>
          </table:table-cell>
          <table:table-cell office:value-type="float" office:value="8011" calcext:value-type="float">
            <text:p>8011</text:p>
          </table:table-cell>
          <table:table-cell office:value-type="float" office:value="1.013927" calcext:value-type="float">
            <text:p>1.013927</text:p>
          </table:table-cell>
          <table:table-cell office:value-type="float" office:value="100.475445" calcext:value-type="float">
            <text:p>100.475445</text:p>
          </table:table-cell>
          <table:table-cell office:value-type="float" office:value="99.461518" calcext:value-type="float">
            <text:p>99.461518</text:p>
          </table:table-cell>
          <table:table-cell office:value-type="float" office:value="0.677856" calcext:value-type="float">
            <text:p>0.677856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852580" calcext:value-type="float">
            <text:p>8852580</text:p>
          </table:table-cell>
          <table:table-cell office:value-type="float" office:value="4193272" calcext:value-type="float">
            <text:p>4193272</text:p>
          </table:table-cell>
          <table:table-cell office:value-type="float" office:value="8415" calcext:value-type="float">
            <text:p>8415</text:p>
          </table:table-cell>
          <table:table-cell office:value-type="float" office:value="3986" calcext:value-type="float">
            <text:p>3986</text:p>
          </table:table-cell>
          <table:table-cell office:value-type="float" office:value="1.047255" calcext:value-type="float">
            <text:p>1.047255</text:p>
          </table:table-cell>
          <table:table-cell office:value-type="float" office:value="100.647222" calcext:value-type="float">
            <text:p>100.647222</text:p>
          </table:table-cell>
          <table:table-cell office:value-type="float" office:value="99.599966" calcext:value-type="float">
            <text:p>99.599966</text:p>
          </table:table-cell>
          <table:table-cell office:value-type="float" office:value="0.336809" calcext:value-type="float">
            <text:p>0.336809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0160" calcext:value-type="float">
            <text:p>40160</text:p>
          </table:table-cell>
          <table:table-cell office:value-type="float" office:value="39696" calcext:value-type="float">
            <text:p>39696</text:p>
          </table:table-cell>
          <table:table-cell office:value-type="float" office:value="977" calcext:value-type="float">
            <text:p>977</text:p>
          </table:table-cell>
          <table:table-cell office:value-type="float" office:value="966" calcext:value-type="float">
            <text:p>966</text:p>
          </table:table-cell>
          <table:table-cell office:value-type="float" office:value="1.005619" calcext:value-type="float">
            <text:p>1.005619</text:p>
          </table:table-cell>
          <table:table-cell office:value-type="float" office:value="100.818994" calcext:value-type="float">
            <text:p>100.818994</text:p>
          </table:table-cell>
          <table:table-cell office:value-type="float" office:value="99.813375" calcext:value-type="float">
            <text:p>99.813375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2" calcext:value-type="float">
            <text:p>1632</text:p>
          </table:table-cell>
          <table:table-cell office:value-type="float" office:value="1584" calcext:value-type="float">
            <text:p>158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.015585" calcext:value-type="float">
            <text:p>1.015585</text:p>
          </table:table-cell>
          <table:table-cell office:value-type="float" office:value="100.834342" calcext:value-type="float">
            <text:p>100.834342</text:p>
          </table:table-cell>
          <table:table-cell office:value-type="float" office:value="99.818756" calcext:value-type="float">
            <text:p>99.81875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18" calcext:value-type="float">
            <text:p>1218</text:p>
          </table:table-cell>
          <table:table-cell office:value-type="float" office:value="918" calcext:value-type="float">
            <text:p>91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.025179" calcext:value-type="float">
            <text:p>1.025179</text:p>
          </table:table-cell>
          <table:table-cell office:value-type="float" office:value="95.412488" calcext:value-type="float">
            <text:p>95.412488</text:p>
          </table:table-cell>
          <table:table-cell office:value-type="float" office:value="94.38731" calcext:value-type="float">
            <text:p>94.38731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66" calcext:value-type="float">
            <text:p>996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.992689" calcext:value-type="float">
            <text:p>2.992689</text:p>
          </table:table-cell>
          <table:table-cell office:value-type="float" office:value="100.835648" calcext:value-type="float">
            <text:p>100.835648</text:p>
          </table:table-cell>
          <table:table-cell office:value-type="float" office:value="97.842959" calcext:value-type="float">
            <text:p>97.842959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1.39264" calcext:value-type="float">
            <text:p>1.3926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8435988" calcext:value-type="float">
            <text:p>8435988</text:p>
          </table:table-cell>
          <table:table-cell office:value-type="float" office:value="8514" calcext:value-type="float">
            <text:p>8514</text:p>
          </table:table-cell>
          <table:table-cell office:value-type="float" office:value="8019" calcext:value-type="float">
            <text:p>8019</text:p>
          </table:table-cell>
          <table:table-cell office:value-type="float" office:value="1.014316" calcext:value-type="float">
            <text:p>1.014316</text:p>
          </table:table-cell>
          <table:table-cell office:value-type="float" office:value="100.263188" calcext:value-type="float">
            <text:p>100.263188</text:p>
          </table:table-cell>
          <table:table-cell office:value-type="float" office:value="99.248872" calcext:value-type="float">
            <text:p>99.248872</text:p>
          </table:table-cell>
          <table:table-cell office:value-type="float" office:value="0.679987" calcext:value-type="float">
            <text:p>0.679987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8956728" calcext:value-type="float">
            <text:p>8956728</text:p>
          </table:table-cell>
          <table:table-cell office:value-type="float" office:value="4028108" calcext:value-type="float">
            <text:p>4028108</text:p>
          </table:table-cell>
          <table:table-cell office:value-type="float" office:value="8514" calcext:value-type="float">
            <text:p>8514</text:p>
          </table:table-cell>
          <table:table-cell office:value-type="float" office:value="3829" calcext:value-type="float">
            <text:p>3829</text:p>
          </table:table-cell>
          <table:table-cell office:value-type="float" office:value="1.054599" calcext:value-type="float">
            <text:p>1.054599</text:p>
          </table:table-cell>
          <table:table-cell office:value-type="float" office:value="100.722223" calcext:value-type="float">
            <text:p>100.722223</text:p>
          </table:table-cell>
          <table:table-cell office:value-type="float" office:value="99.667624" calcext:value-type="float">
            <text:p>99.667624</text:p>
          </table:table-cell>
          <table:table-cell office:value-type="float" office:value="0.323323" calcext:value-type="float">
            <text:p>0.323323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6032" calcext:value-type="float">
            <text:p>46032</text:p>
          </table:table-cell>
          <table:table-cell office:value-type="float" office:value="45656" calcext:value-type="float">
            <text:p>45656</text:p>
          </table:table-cell>
          <table:table-cell office:value-type="float" office:value="1124" calcext:value-type="float">
            <text:p>1124</text:p>
          </table:table-cell>
          <table:table-cell office:value-type="float" office:value="1115" calcext:value-type="float">
            <text:p>1115</text:p>
          </table:table-cell>
          <table:table-cell office:value-type="float" office:value="1.025661" calcext:value-type="float">
            <text:p>1.025661</text:p>
          </table:table-cell>
          <table:table-cell office:value-type="float" office:value="100.376462" calcext:value-type="float">
            <text:p>100.376462</text:p>
          </table:table-cell>
          <table:table-cell office:value-type="float" office:value="99.350801" calcext:value-type="float">
            <text:p>99.350801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4" calcext:value-type="float">
            <text:p>1824</text:p>
          </table:table-cell>
          <table:table-cell office:value-type="float" office:value="1680" calcext:value-type="float">
            <text:p>168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.016015" calcext:value-type="float">
            <text:p>1.016015</text:p>
          </table:table-cell>
          <table:table-cell office:value-type="float" office:value="99.211026" calcext:value-type="float">
            <text:p>99.211026</text:p>
          </table:table-cell>
          <table:table-cell office:value-type="float" office:value="98.195011" calcext:value-type="float">
            <text:p>98.19501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28" calcext:value-type="float">
            <text:p>1128</text:p>
          </table:table-cell>
          <table:table-cell office:value-type="float" office:value="888" calcext:value-type="float">
            <text:p>88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.037001" calcext:value-type="float">
            <text:p>1.037001</text:p>
          </table:table-cell>
          <table:table-cell office:value-type="float" office:value="99.696489" calcext:value-type="float">
            <text:p>99.696489</text:p>
          </table:table-cell>
          <table:table-cell office:value-type="float" office:value="98.659488" calcext:value-type="float">
            <text:p>98.659488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40" calcext:value-type="float">
            <text:p>984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3.109112" calcext:value-type="float">
            <text:p>3.109112</text:p>
          </table:table-cell>
          <table:table-cell office:value-type="float" office:value="100.351773" calcext:value-type="float">
            <text:p>100.351773</text:p>
          </table:table-cell>
          <table:table-cell office:value-type="float" office:value="97.242661" calcext:value-type="float">
            <text:p>97.242661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1.409024" calcext:value-type="float">
            <text:p>1.409024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8486484" calcext:value-type="float">
            <text:p>8486484</text:p>
          </table:table-cell>
          <table:table-cell office:value-type="float" office:value="8613" calcext:value-type="float">
            <text:p>8613</text:p>
          </table:table-cell>
          <table:table-cell office:value-type="float" office:value="8067" calcext:value-type="float">
            <text:p>8067</text:p>
          </table:table-cell>
          <table:table-cell office:value-type="float" office:value="1.013549" calcext:value-type="float">
            <text:p>1.013549</text:p>
          </table:table-cell>
          <table:table-cell office:value-type="float" office:value="100.204835" calcext:value-type="float">
            <text:p>100.204835</text:p>
          </table:table-cell>
          <table:table-cell office:value-type="float" office:value="99.191287" calcext:value-type="float">
            <text:p>99.191287</text:p>
          </table:table-cell>
          <table:table-cell office:value-type="float" office:value="0.684454" calcext:value-type="float">
            <text:p>0.684454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060876" calcext:value-type="float">
            <text:p>9060876</text:p>
          </table:table-cell>
          <table:table-cell office:value-type="float" office:value="4028108" calcext:value-type="float">
            <text:p>4028108</text:p>
          </table:table-cell>
          <table:table-cell office:value-type="float" office:value="8613" calcext:value-type="float">
            <text:p>8613</text:p>
          </table:table-cell>
          <table:table-cell office:value-type="float" office:value="3829" calcext:value-type="float">
            <text:p>3829</text:p>
          </table:table-cell>
          <table:table-cell office:value-type="float" office:value="1.069227" calcext:value-type="float">
            <text:p>1.069227</text:p>
          </table:table-cell>
          <table:table-cell office:value-type="float" office:value="100.861221" calcext:value-type="float">
            <text:p>100.861221</text:p>
          </table:table-cell>
          <table:table-cell office:value-type="float" office:value="99.791994" calcext:value-type="float">
            <text:p>99.791994</text:p>
          </table:table-cell>
          <table:table-cell office:value-type="float" office:value="0.32292" calcext:value-type="float">
            <text:p>0.32292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6008" calcext:value-type="float">
            <text:p>46008</text:p>
          </table:table-cell>
          <table:table-cell office:value-type="float" office:value="45888" calcext:value-type="float">
            <text:p>45888</text:p>
          </table:table-cell>
          <table:table-cell office:value-type="float" office:value="1124" calcext:value-type="float">
            <text:p>1124</text:p>
          </table:table-cell>
          <table:table-cell office:value-type="float" office:value="1121" calcext:value-type="float">
            <text:p>1121</text:p>
          </table:table-cell>
          <table:table-cell office:value-type="float" office:value="1.025887" calcext:value-type="float">
            <text:p>1.025887</text:p>
          </table:table-cell>
          <table:table-cell office:value-type="float" office:value="100.303664" calcext:value-type="float">
            <text:p>100.303664</text:p>
          </table:table-cell>
          <table:table-cell office:value-type="float" office:value="99.277777" calcext:value-type="float">
            <text:p>99.277777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8" calcext:value-type="float">
            <text:p>1488</text:p>
          </table:table-cell>
          <table:table-cell office:value-type="float" office:value="1392" calcext:value-type="float">
            <text:p>139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.015147" calcext:value-type="float">
            <text:p>1.015147</text:p>
          </table:table-cell>
          <table:table-cell office:value-type="float" office:value="91.153" calcext:value-type="float">
            <text:p>91.153</text:p>
          </table:table-cell>
          <table:table-cell office:value-type="float" office:value="90.137853" calcext:value-type="float">
            <text:p>90.13785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30" calcext:value-type="float">
            <text:p>930</text:p>
          </table:table-cell>
          <table:table-cell office:value-type="float" office:value="780" calcext:value-type="float">
            <text:p>78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.041295" calcext:value-type="float">
            <text:p>1.041295</text:p>
          </table:table-cell>
          <table:table-cell office:value-type="float" office:value="91.137776" calcext:value-type="float">
            <text:p>91.137776</text:p>
          </table:table-cell>
          <table:table-cell office:value-type="float" office:value="90.09648" calcext:value-type="float">
            <text:p>90.0964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10128" calcext:value-type="float">
            <text:p>10128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3.722266" calcext:value-type="float">
            <text:p>3.722266</text:p>
          </table:table-cell>
          <table:table-cell office:value-type="float" office:value="100.259306" calcext:value-type="float">
            <text:p>100.259306</text:p>
          </table:table-cell>
          <table:table-cell office:value-type="float" office:value="96.53704" calcext:value-type="float">
            <text:p>96.53704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1.425408" calcext:value-type="float">
            <text:p>1.425408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8721080" calcext:value-type="float">
            <text:p>8721080</text:p>
          </table:table-cell>
          <table:table-cell office:value-type="float" office:value="8713" calcext:value-type="float">
            <text:p>8713</text:p>
          </table:table-cell>
          <table:table-cell office:value-type="float" office:value="8290" calcext:value-type="float">
            <text:p>8290</text:p>
          </table:table-cell>
          <table:table-cell office:value-type="float" office:value="1.007369" calcext:value-type="float">
            <text:p>1.007369</text:p>
          </table:table-cell>
          <table:table-cell office:value-type="float" office:value="100.388742" calcext:value-type="float">
            <text:p>100.388742</text:p>
          </table:table-cell>
          <table:table-cell office:value-type="float" office:value="99.381373" calcext:value-type="float">
            <text:p>99.381373</text:p>
          </table:table-cell>
          <table:table-cell office:value-type="float" office:value="0.702029" calcext:value-type="float">
            <text:p>0.702029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166076" calcext:value-type="float">
            <text:p>9166076</text:p>
          </table:table-cell>
          <table:table-cell office:value-type="float" office:value="3925012" calcext:value-type="float">
            <text:p>3925012</text:p>
          </table:table-cell>
          <table:table-cell office:value-type="float" office:value="8713" calcext:value-type="float">
            <text:p>8713</text:p>
          </table:table-cell>
          <table:table-cell office:value-type="float" office:value="3731" calcext:value-type="float">
            <text:p>3731</text:p>
          </table:table-cell>
          <table:table-cell office:value-type="float" office:value="1.052745" calcext:value-type="float">
            <text:p>1.052745</text:p>
          </table:table-cell>
          <table:table-cell office:value-type="float" office:value="100.980718" calcext:value-type="float">
            <text:p>100.980718</text:p>
          </table:table-cell>
          <table:table-cell office:value-type="float" office:value="99.927973" calcext:value-type="float">
            <text:p>99.927973</text:p>
          </table:table-cell>
          <table:table-cell office:value-type="float" office:value="0.314227" calcext:value-type="float">
            <text:p>0.314227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3232" calcext:value-type="float">
            <text:p>43232</text:p>
          </table:table-cell>
          <table:table-cell office:value-type="float" office:value="42976" calcext:value-type="float">
            <text:p>42976</text:p>
          </table:table-cell>
          <table:table-cell office:value-type="float" office:value="1056" calcext:value-type="float">
            <text:p>1056</text:p>
          </table:table-cell>
          <table:table-cell office:value-type="float" office:value="1050" calcext:value-type="float">
            <text:p>1050</text:p>
          </table:table-cell>
          <table:table-cell office:value-type="float" office:value="1.020491" calcext:value-type="float">
            <text:p>1.020491</text:p>
          </table:table-cell>
          <table:table-cell office:value-type="float" office:value="100.417535" calcext:value-type="float">
            <text:p>100.417535</text:p>
          </table:table-cell>
          <table:table-cell office:value-type="float" office:value="99.397044" calcext:value-type="float">
            <text:p>99.397044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1056" calcext:value-type="float">
            <text:p>10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.010127" calcext:value-type="float">
            <text:p>1.010127</text:p>
          </table:table-cell>
          <table:table-cell office:value-type="float" office:value="100.416077" calcext:value-type="float">
            <text:p>100.416077</text:p>
          </table:table-cell>
          <table:table-cell office:value-type="float" office:value="99.40595" calcext:value-type="float">
            <text:p>99.40595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52" calcext:value-type="float">
            <text:p>852</text:p>
          </table:table-cell>
          <table:table-cell office:value-type="float" office:value="762" calcext:value-type="float">
            <text:p>76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.024992" calcext:value-type="float">
            <text:p>1.024992</text:p>
          </table:table-cell>
          <table:table-cell office:value-type="float" office:value="99.366478" calcext:value-type="float">
            <text:p>99.366478</text:p>
          </table:table-cell>
          <table:table-cell office:value-type="float" office:value="98.341486" calcext:value-type="float">
            <text:p>98.34148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176" calcext:value-type="float">
            <text:p>1017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3.075565" calcext:value-type="float">
            <text:p>3.075565</text:p>
          </table:table-cell>
          <table:table-cell office:value-type="float" office:value="100.186063" calcext:value-type="float">
            <text:p>100.186063</text:p>
          </table:table-cell>
          <table:table-cell office:value-type="float" office:value="97.110498" calcext:value-type="float">
            <text:p>97.110498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1.441792" calcext:value-type="float">
            <text:p>1.44179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8726340" calcext:value-type="float">
            <text:p>8726340</text:p>
          </table:table-cell>
          <table:table-cell office:value-type="float" office:value="8812" calcext:value-type="float">
            <text:p>8812</text:p>
          </table:table-cell>
          <table:table-cell office:value-type="float" office:value="8295" calcext:value-type="float">
            <text:p>8295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100.304049" calcext:value-type="float">
            <text:p>100.304049</text:p>
          </table:table-cell>
          <table:table-cell office:value-type="float" office:value="99.29448" calcext:value-type="float">
            <text:p>99.29448</text:p>
          </table:table-cell>
          <table:table-cell office:value-type="float" office:value="0.703067" calcext:value-type="float">
            <text:p>0.70306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270224" calcext:value-type="float">
            <text:p>9270224</text:p>
          </table:table-cell>
          <table:table-cell office:value-type="float" office:value="3766160" calcext:value-type="float">
            <text:p>3766160</text:p>
          </table:table-cell>
          <table:table-cell office:value-type="float" office:value="8812" calcext:value-type="float">
            <text:p>8812</text:p>
          </table:table-cell>
          <table:table-cell office:value-type="float" office:value="3580" calcext:value-type="float">
            <text:p>3580</text:p>
          </table:table-cell>
          <table:table-cell office:value-type="float" office:value="2.048151" calcext:value-type="float">
            <text:p>2.048151</text:p>
          </table:table-cell>
          <table:table-cell office:value-type="float" office:value="100.731103" calcext:value-type="float">
            <text:p>100.731103</text:p>
          </table:table-cell>
          <table:table-cell office:value-type="float" office:value="98.682951" calcext:value-type="float">
            <text:p>98.682951</text:p>
          </table:table-cell>
          <table:table-cell office:value-type="float" office:value="0.305314" calcext:value-type="float">
            <text:p>0.30531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8688" calcext:value-type="float">
            <text:p>48688</text:p>
          </table:table-cell>
          <table:table-cell office:value-type="float" office:value="48440" calcext:value-type="float">
            <text:p>48440</text:p>
          </table:table-cell>
          <table:table-cell office:value-type="float" office:value="1193" calcext:value-type="float">
            <text:p>1193</text:p>
          </table:table-cell>
          <table:table-cell office:value-type="float" office:value="1187" calcext:value-type="float">
            <text:p>1187</text:p>
          </table:table-cell>
          <table:table-cell office:value-type="float" office:value="1.021833" calcext:value-type="float">
            <text:p>1.021833</text:p>
          </table:table-cell>
          <table:table-cell office:value-type="float" office:value="100.207845" calcext:value-type="float">
            <text:p>100.207845</text:p>
          </table:table-cell>
          <table:table-cell office:value-type="float" office:value="99.186013" calcext:value-type="float">
            <text:p>99.186013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8" calcext:value-type="float">
            <text:p>1288</text:p>
          </table:table-cell>
          <table:table-cell office:value-type="float" office:value="1192" calcext:value-type="float">
            <text:p>119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.012067" calcext:value-type="float">
            <text:p>1.012067</text:p>
          </table:table-cell>
          <table:table-cell office:value-type="float" office:value="98.945525" calcext:value-type="float">
            <text:p>98.945525</text:p>
          </table:table-cell>
          <table:table-cell office:value-type="float" office:value="97.933458" calcext:value-type="float">
            <text:p>97.933458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94" calcext:value-type="float">
            <text:p>894</text:p>
          </table:table-cell>
          <table:table-cell office:value-type="float" office:value="834" calcext:value-type="float">
            <text:p>8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.031428" calcext:value-type="float">
            <text:p>2.031428</text:p>
          </table:table-cell>
          <table:table-cell office:value-type="float" office:value="99.434904" calcext:value-type="float">
            <text:p>99.434904</text:p>
          </table:table-cell>
          <table:table-cell office:value-type="float" office:value="97.403476" calcext:value-type="float">
            <text:p>97.40347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080" calcext:value-type="float">
            <text:p>1008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3.906021" calcext:value-type="float">
            <text:p>3.906021</text:p>
          </table:table-cell>
          <table:table-cell office:value-type="float" office:value="99.885452" calcext:value-type="float">
            <text:p>99.885452</text:p>
          </table:table-cell>
          <table:table-cell office:value-type="float" office:value="95.979431" calcext:value-type="float">
            <text:p>95.979431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1.458176" calcext:value-type="float">
            <text:p>1.45817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8791564" calcext:value-type="float">
            <text:p>8791564</text:p>
          </table:table-cell>
          <table:table-cell office:value-type="float" office:value="8911" calcext:value-type="float">
            <text:p>8911</text:p>
          </table:table-cell>
          <table:table-cell office:value-type="float" office:value="8357" calcext:value-type="float">
            <text:p>8357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100.406198" calcext:value-type="float">
            <text:p>100.406198</text:p>
          </table:table-cell>
          <table:table-cell office:value-type="float" office:value="99.390428" calcext:value-type="float">
            <text:p>99.390428</text:p>
          </table:table-cell>
          <table:table-cell office:value-type="float" office:value="0.707639" calcext:value-type="float">
            <text:p>0.707639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374372" calcext:value-type="float">
            <text:p>9374372</text:p>
          </table:table-cell>
          <table:table-cell office:value-type="float" office:value="3765108" calcext:value-type="float">
            <text:p>3765108</text:p>
          </table:table-cell>
          <table:table-cell office:value-type="float" office:value="8911" calcext:value-type="float">
            <text:p>8911</text:p>
          </table:table-cell>
          <table:table-cell office:value-type="float" office:value="3579" calcext:value-type="float">
            <text:p>3579</text:p>
          </table:table-cell>
          <table:table-cell office:value-type="float" office:value="1.282935" calcext:value-type="float">
            <text:p>1.282935</text:p>
          </table:table-cell>
          <table:table-cell office:value-type="float" office:value="100.575409" calcext:value-type="float">
            <text:p>100.575409</text:p>
          </table:table-cell>
          <table:table-cell office:value-type="float" office:value="99.292474" calcext:value-type="float">
            <text:p>99.292474</text:p>
          </table:table-cell>
          <table:table-cell office:value-type="float" office:value="0.303355" calcext:value-type="float">
            <text:p>0.303355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49840" calcext:value-type="float">
            <text:p>49840</text:p>
          </table:table-cell>
          <table:table-cell office:value-type="float" office:value="49512" calcext:value-type="float">
            <text:p>49512</text:p>
          </table:table-cell>
          <table:table-cell office:value-type="float" office:value="1222" calcext:value-type="float">
            <text:p>1222</text:p>
          </table:table-cell>
          <table:table-cell office:value-type="float" office:value="1214" calcext:value-type="float">
            <text:p>1214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99.731834" calcext:value-type="float">
            <text:p>99.731834</text:p>
          </table:table-cell>
          <table:table-cell office:value-type="float" office:value="98.477021" calcext:value-type="float">
            <text:p>98.477021</text:p>
          </table:table-cell>
          <table:table-cell office:value-type="float" office:value="0.004022" calcext:value-type="float">
            <text:p>0.004022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.245067" calcext:value-type="float">
            <text:p>1.245067</text:p>
          </table:table-cell>
          <table:table-cell office:value-type="float" office:value="95.176794" calcext:value-type="float">
            <text:p>95.176794</text:p>
          </table:table-cell>
          <table:table-cell office:value-type="float" office:value="93.931727" calcext:value-type="float">
            <text:p>93.931727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08" calcext:value-type="float">
            <text:p>1008</text:p>
          </table:table-cell>
          <table:table-cell office:value-type="float" office:value="918" calcext:value-type="float">
            <text:p>91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.266173" calcext:value-type="float">
            <text:p>1.266173</text:p>
          </table:table-cell>
          <table:table-cell office:value-type="float" office:value="93.302511" calcext:value-type="float">
            <text:p>93.302511</text:p>
          </table:table-cell>
          <table:table-cell office:value-type="float" office:value="92.036337" calcext:value-type="float">
            <text:p>92.03633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68" calcext:value-type="float">
            <text:p>1036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.929477" calcext:value-type="float">
            <text:p>2.929477</text:p>
          </table:table-cell>
          <table:table-cell office:value-type="float" office:value="99.458954" calcext:value-type="float">
            <text:p>99.458954</text:p>
          </table:table-cell>
          <table:table-cell office:value-type="float" office:value="96.529477" calcext:value-type="float">
            <text:p>96.529477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1.47456" calcext:value-type="float">
            <text:p>1.4745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8906232" calcext:value-type="float">
            <text:p>8906232</text:p>
          </table:table-cell>
          <table:table-cell office:value-type="float" office:value="9009" calcext:value-type="float">
            <text:p>9009</text:p>
          </table:table-cell>
          <table:table-cell office:value-type="float" office:value="8466" calcext:value-type="float">
            <text:p>8466</text:p>
          </table:table-cell>
          <table:table-cell office:value-type="float" office:value="1.015489" calcext:value-type="float">
            <text:p>1.015489</text:p>
          </table:table-cell>
          <table:table-cell office:value-type="float" office:value="100.420519" calcext:value-type="float">
            <text:p>100.420519</text:p>
          </table:table-cell>
          <table:table-cell office:value-type="float" office:value="99.40503" calcext:value-type="float">
            <text:p>99.40503</text:p>
          </table:table-cell>
          <table:table-cell office:value-type="float" office:value="0.716763" calcext:value-type="float">
            <text:p>0.716763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477468" calcext:value-type="float">
            <text:p>9477468</text:p>
          </table:table-cell>
          <table:table-cell office:value-type="float" office:value="3703040" calcext:value-type="float">
            <text:p>3703040</text:p>
          </table:table-cell>
          <table:table-cell office:value-type="float" office:value="9009" calcext:value-type="float">
            <text:p>9009</text:p>
          </table:table-cell>
          <table:table-cell office:value-type="float" office:value="3520" calcext:value-type="float">
            <text:p>3520</text:p>
          </table:table-cell>
          <table:table-cell office:value-type="float" office:value="1.059745" calcext:value-type="float">
            <text:p>1.059745</text:p>
          </table:table-cell>
          <table:table-cell office:value-type="float" office:value="100.851153" calcext:value-type="float">
            <text:p>100.851153</text:p>
          </table:table-cell>
          <table:table-cell office:value-type="float" office:value="99.791408" calcext:value-type="float">
            <text:p>99.791408</text:p>
          </table:table-cell>
          <table:table-cell office:value-type="float" office:value="0.296862" calcext:value-type="float">
            <text:p>0.296862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1072" calcext:value-type="float">
            <text:p>51072</text:p>
          </table:table-cell>
          <table:table-cell office:value-type="float" office:value="50872" calcext:value-type="float">
            <text:p>50872</text:p>
          </table:table-cell>
          <table:table-cell office:value-type="float" office:value="1251" calcext:value-type="float">
            <text:p>1251</text:p>
          </table:table-cell>
          <table:table-cell office:value-type="float" office:value="1246" calcext:value-type="float">
            <text:p>1246</text:p>
          </table:table-cell>
          <table:table-cell office:value-type="float" office:value="1.032868" calcext:value-type="float">
            <text:p>1.032868</text:p>
          </table:table-cell>
          <table:table-cell office:value-type="float" office:value="100.433798" calcext:value-type="float">
            <text:p>100.433798</text:p>
          </table:table-cell>
          <table:table-cell office:value-type="float" office:value="99.40093" calcext:value-type="float">
            <text:p>99.40093</text:p>
          </table:table-cell>
          <table:table-cell office:value-type="float" office:value="0.004094" calcext:value-type="float">
            <text:p>0.004094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1104" calcext:value-type="float">
            <text:p>11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017347" calcext:value-type="float">
            <text:p>1.017347</text:p>
          </table:table-cell>
          <table:table-cell office:value-type="float" office:value="94.324229" calcext:value-type="float">
            <text:p>94.324229</text:p>
          </table:table-cell>
          <table:table-cell office:value-type="float" office:value="93.306882" calcext:value-type="float">
            <text:p>93.306882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82" calcext:value-type="float">
            <text:p>882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.042581" calcext:value-type="float">
            <text:p>1.042581</text:p>
          </table:table-cell>
          <table:table-cell office:value-type="float" office:value="94.27478" calcext:value-type="float">
            <text:p>94.27478</text:p>
          </table:table-cell>
          <table:table-cell office:value-type="float" office:value="93.232199" calcext:value-type="float">
            <text:p>93.232199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00" calcext:value-type="float">
            <text:p>10800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.757455" calcext:value-type="float">
            <text:p>2.757455</text:p>
          </table:table-cell>
          <table:table-cell office:value-type="float" office:value="100.158996" calcext:value-type="float">
            <text:p>100.158996</text:p>
          </table:table-cell>
          <table:table-cell office:value-type="float" office:value="97.401541" calcext:value-type="float">
            <text:p>97.401541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1.490944" calcext:value-type="float">
            <text:p>1.490944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8851528" calcext:value-type="float">
            <text:p>8851528</text:p>
          </table:table-cell>
          <table:table-cell office:value-type="float" office:value="9109" calcext:value-type="float">
            <text:p>9109</text:p>
          </table:table-cell>
          <table:table-cell office:value-type="float" office:value="8414" calcext:value-type="float">
            <text:p>8414</text:p>
          </table:table-cell>
          <table:table-cell office:value-type="float" office:value="1.015033" calcext:value-type="float">
            <text:p>1.015033</text:p>
          </table:table-cell>
          <table:table-cell office:value-type="float" office:value="100.589713" calcext:value-type="float">
            <text:p>100.589713</text:p>
          </table:table-cell>
          <table:table-cell office:value-type="float" office:value="99.574681" calcext:value-type="float">
            <text:p>99.574681</text:p>
          </table:table-cell>
          <table:table-cell office:value-type="float" office:value="0.711147" calcext:value-type="float">
            <text:p>0.711147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582668" calcext:value-type="float">
            <text:p>9582668</text:p>
          </table:table-cell>
          <table:table-cell office:value-type="float" office:value="3618880" calcext:value-type="float">
            <text:p>3618880</text:p>
          </table:table-cell>
          <table:table-cell office:value-type="float" office:value="9109" calcext:value-type="float">
            <text:p>9109</text:p>
          </table:table-cell>
          <table:table-cell office:value-type="float" office:value="3440" calcext:value-type="float">
            <text:p>3440</text:p>
          </table:table-cell>
          <table:table-cell office:value-type="float" office:value="1.305918" calcext:value-type="float">
            <text:p>1.305918</text:p>
          </table:table-cell>
          <table:table-cell office:value-type="float" office:value="100.942758" calcext:value-type="float">
            <text:p>100.942758</text:p>
          </table:table-cell>
          <table:table-cell office:value-type="float" office:value="99.63684" calcext:value-type="float">
            <text:p>99.63684</text:p>
          </table:table-cell>
          <table:table-cell office:value-type="float" office:value="0.290566" calcext:value-type="float">
            <text:p>0.290566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5544" calcext:value-type="float">
            <text:p>55544</text:p>
          </table:table-cell>
          <table:table-cell office:value-type="float" office:value="55056" calcext:value-type="float">
            <text:p>55056</text:p>
          </table:table-cell>
          <table:table-cell office:value-type="float" office:value="1364" calcext:value-type="float">
            <text:p>1364</text:p>
          </table:table-cell>
          <table:table-cell office:value-type="float" office:value="1352" calcext:value-type="float">
            <text:p>1352</text:p>
          </table:table-cell>
          <table:table-cell office:value-type="float" office:value="1.259333" calcext:value-type="float">
            <text:p>1.259333</text:p>
          </table:table-cell>
          <table:table-cell office:value-type="float" office:value="100.617661" calcext:value-type="float">
            <text:p>100.617661</text:p>
          </table:table-cell>
          <table:table-cell office:value-type="float" office:value="99.358329" calcext:value-type="float">
            <text:p>99.358329</text:p>
          </table:table-cell>
          <table:table-cell office:value-type="float" office:value="0.004433" calcext:value-type="float">
            <text:p>0.004433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.250067" calcext:value-type="float">
            <text:p>1.250067</text:p>
          </table:table-cell>
          <table:table-cell office:value-type="float" office:value="96.262703" calcext:value-type="float">
            <text:p>96.262703</text:p>
          </table:table-cell>
          <table:table-cell office:value-type="float" office:value="95.012636" calcext:value-type="float">
            <text:p>95.012636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12" calcext:value-type="float">
            <text:p>912</text:p>
          </table:table-cell>
          <table:table-cell office:value-type="float" office:value="702" calcext:value-type="float">
            <text:p>70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.271453" calcext:value-type="float">
            <text:p>1.271453</text:p>
          </table:table-cell>
          <table:table-cell office:value-type="float" office:value="94.716727" calcext:value-type="float">
            <text:p>94.716727</text:p>
          </table:table-cell>
          <table:table-cell office:value-type="float" office:value="93.445273" calcext:value-type="float">
            <text:p>93.44527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56" calcext:value-type="float">
            <text:p>1065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3.081524" calcext:value-type="float">
            <text:p>3.081524</text:p>
          </table:table-cell>
          <table:table-cell office:value-type="float" office:value="100.475577" calcext:value-type="float">
            <text:p>100.475577</text:p>
          </table:table-cell>
          <table:table-cell office:value-type="float" office:value="97.394052" calcext:value-type="float">
            <text:p>97.394052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1.507328" calcext:value-type="float">
            <text:p>1.50732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9013536" calcext:value-type="float">
            <text:p>9013536</text:p>
          </table:table-cell>
          <table:table-cell office:value-type="float" office:value="9208" calcext:value-type="float">
            <text:p>9208</text:p>
          </table:table-cell>
          <table:table-cell office:value-type="float" office:value="8568" calcext:value-type="float">
            <text:p>8568</text:p>
          </table:table-cell>
          <table:table-cell office:value-type="float" office:value="1.013529" calcext:value-type="float">
            <text:p>1.013529</text:p>
          </table:table-cell>
          <table:table-cell office:value-type="float" office:value="100.230914" calcext:value-type="float">
            <text:p>100.230914</text:p>
          </table:table-cell>
          <table:table-cell office:value-type="float" office:value="99.217385" calcext:value-type="float">
            <text:p>99.217385</text:p>
          </table:table-cell>
          <table:table-cell office:value-type="float" office:value="0.726771" calcext:value-type="float">
            <text:p>0.726771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686816" calcext:value-type="float">
            <text:p>9686816</text:p>
          </table:table-cell>
          <table:table-cell office:value-type="float" office:value="3541032" calcext:value-type="float">
            <text:p>3541032</text:p>
          </table:table-cell>
          <table:table-cell office:value-type="float" office:value="9208" calcext:value-type="float">
            <text:p>9208</text:p>
          </table:table-cell>
          <table:table-cell office:value-type="float" office:value="3366" calcext:value-type="float">
            <text:p>3366</text:p>
          </table:table-cell>
          <table:table-cell office:value-type="float" office:value="1.057696" calcext:value-type="float">
            <text:p>1.057696</text:p>
          </table:table-cell>
          <table:table-cell office:value-type="float" office:value="100.826737" calcext:value-type="float">
            <text:p>100.826737</text:p>
          </table:table-cell>
          <table:table-cell office:value-type="float" office:value="99.76904" calcext:value-type="float">
            <text:p>99.76904</text:p>
          </table:table-cell>
          <table:table-cell office:value-type="float" office:value="0.283938" calcext:value-type="float">
            <text:p>0.28393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5144" calcext:value-type="float">
            <text:p>55144</text:p>
          </table:table-cell>
          <table:table-cell office:value-type="float" office:value="54944" calcext:value-type="float">
            <text:p>54944</text:p>
          </table:table-cell>
          <table:table-cell office:value-type="float" office:value="1354" calcext:value-type="float">
            <text:p>1354</text:p>
          </table:table-cell>
          <table:table-cell office:value-type="float" office:value="1349" calcext:value-type="float">
            <text:p>1349</text:p>
          </table:table-cell>
          <table:table-cell office:value-type="float" office:value="1.031514" calcext:value-type="float">
            <text:p>1.031514</text:p>
          </table:table-cell>
          <table:table-cell office:value-type="float" office:value="100.245556" calcext:value-type="float">
            <text:p>100.245556</text:p>
          </table:table-cell>
          <table:table-cell office:value-type="float" office:value="99.214042" calcext:value-type="float">
            <text:p>99.214042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21868" calcext:value-type="float">
            <text:p>1.021868</text:p>
          </table:table-cell>
          <table:table-cell office:value-type="float" office:value="100.243938" calcext:value-type="float">
            <text:p>100.243938</text:p>
          </table:table-cell>
          <table:table-cell office:value-type="float" office:value="99.22207" calcext:value-type="float">
            <text:p>99.22207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44" calcext:value-type="float">
            <text:p>744</text:p>
          </table:table-cell>
          <table:table-cell office:value-type="float" office:value="534" calcext:value-type="float">
            <text:p>53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.041213" calcext:value-type="float">
            <text:p>1.041213</text:p>
          </table:table-cell>
          <table:table-cell office:value-type="float" office:value="100.733517" calcext:value-type="float">
            <text:p>100.733517</text:p>
          </table:table-cell>
          <table:table-cell office:value-type="float" office:value="99.692304" calcext:value-type="float">
            <text:p>99.692304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56" calcext:value-type="float">
            <text:p>1065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.868108" calcext:value-type="float">
            <text:p>2.868108</text:p>
          </table:table-cell>
          <table:table-cell office:value-type="float" office:value="99.781856" calcext:value-type="float">
            <text:p>99.781856</text:p>
          </table:table-cell>
          <table:table-cell office:value-type="float" office:value="96.913748" calcext:value-type="float">
            <text:p>96.913748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1.523712" calcext:value-type="float">
            <text:p>1.52371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9084020" calcext:value-type="float">
            <text:p>9084020</text:p>
          </table:table-cell>
          <table:table-cell office:value-type="float" office:value="9306" calcext:value-type="float">
            <text:p>9306</text:p>
          </table:table-cell>
          <table:table-cell office:value-type="float" office:value="8635" calcext:value-type="float">
            <text:p>8635</text:p>
          </table:table-cell>
          <table:table-cell office:value-type="float" office:value="1.014629" calcext:value-type="float">
            <text:p>1.014629</text:p>
          </table:table-cell>
          <table:table-cell office:value-type="float" office:value="100.49267" calcext:value-type="float">
            <text:p>100.49267</text:p>
          </table:table-cell>
          <table:table-cell office:value-type="float" office:value="99.478041" calcext:value-type="float">
            <text:p>99.478041</text:p>
          </table:table-cell>
          <table:table-cell office:value-type="float" office:value="0.730535" calcext:value-type="float">
            <text:p>0.73053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789912" calcext:value-type="float">
            <text:p>9789912</text:p>
          </table:table-cell>
          <table:table-cell office:value-type="float" office:value="3421104" calcext:value-type="float">
            <text:p>3421104</text:p>
          </table:table-cell>
          <table:table-cell office:value-type="float" office:value="9306" calcext:value-type="float">
            <text:p>9306</text:p>
          </table:table-cell>
          <table:table-cell office:value-type="float" office:value="3252" calcext:value-type="float">
            <text:p>3252</text:p>
          </table:table-cell>
          <table:table-cell office:value-type="float" office:value="1.064432" calcext:value-type="float">
            <text:p>1.064432</text:p>
          </table:table-cell>
          <table:table-cell office:value-type="float" office:value="100.677948" calcext:value-type="float">
            <text:p>100.677948</text:p>
          </table:table-cell>
          <table:table-cell office:value-type="float" office:value="99.613516" calcext:value-type="float">
            <text:p>99.613516</text:p>
          </table:table-cell>
          <table:table-cell office:value-type="float" office:value="0.27475" calcext:value-type="float">
            <text:p>0.2747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008" calcext:value-type="float">
            <text:p>58008</text:p>
          </table:table-cell>
          <table:table-cell office:value-type="float" office:value="57768" calcext:value-type="float">
            <text:p>57768</text:p>
          </table:table-cell>
          <table:table-cell office:value-type="float" office:value="1425" calcext:value-type="float">
            <text:p>1425</text:p>
          </table:table-cell>
          <table:table-cell office:value-type="float" office:value="1419" calcext:value-type="float">
            <text:p>1419</text:p>
          </table:table-cell>
          <table:table-cell office:value-type="float" office:value="1.032308" calcext:value-type="float">
            <text:p>1.032308</text:p>
          </table:table-cell>
          <table:table-cell office:value-type="float" office:value="100.819776" calcext:value-type="float">
            <text:p>100.819776</text:p>
          </table:table-cell>
          <table:table-cell office:value-type="float" office:value="99.787468" calcext:value-type="float">
            <text:p>99.787468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64" calcext:value-type="float">
            <text:p>8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16267" calcext:value-type="float">
            <text:p>1.016267</text:p>
          </table:table-cell>
          <table:table-cell office:value-type="float" office:value="100.81226" calcext:value-type="float">
            <text:p>100.81226</text:p>
          </table:table-cell>
          <table:table-cell office:value-type="float" office:value="99.795993" calcext:value-type="float">
            <text:p>99.79599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02" calcext:value-type="float">
            <text:p>702</text:p>
          </table:table-cell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.042015" calcext:value-type="float">
            <text:p>1.042015</text:p>
          </table:table-cell>
          <table:table-cell office:value-type="float" office:value="98.965558" calcext:value-type="float">
            <text:p>98.965558</text:p>
          </table:table-cell>
          <table:table-cell office:value-type="float" office:value="97.923543" calcext:value-type="float">
            <text:p>97.92354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26" calcext:value-type="float">
            <text:p>10926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.8877" calcext:value-type="float">
            <text:p>2.8877</text:p>
          </table:table-cell>
          <table:table-cell office:value-type="float" office:value="100.813566" calcext:value-type="float">
            <text:p>100.813566</text:p>
          </table:table-cell>
          <table:table-cell office:value-type="float" office:value="97.925867" calcext:value-type="float">
            <text:p>97.925867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1.540096" calcext:value-type="float">
            <text:p>1.54009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9132412" calcext:value-type="float">
            <text:p>9132412</text:p>
          </table:table-cell>
          <table:table-cell office:value-type="float" office:value="9405" calcext:value-type="float">
            <text:p>9405</text:p>
          </table:table-cell>
          <table:table-cell office:value-type="float" office:value="8681" calcext:value-type="float">
            <text:p>8681</text:p>
          </table:table-cell>
          <table:table-cell office:value-type="float" office:value="1.009389" calcext:value-type="float">
            <text:p>1.009389</text:p>
          </table:table-cell>
          <table:table-cell office:value-type="float" office:value="100.263709" calcext:value-type="float">
            <text:p>100.263709</text:p>
          </table:table-cell>
          <table:table-cell office:value-type="float" office:value="99.25432" calcext:value-type="float">
            <text:p>99.25432</text:p>
          </table:table-cell>
          <table:table-cell office:value-type="float" office:value="0.736082" calcext:value-type="float">
            <text:p>0.736082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894060" calcext:value-type="float">
            <text:p>9894060</text:p>
          </table:table-cell>
          <table:table-cell office:value-type="float" office:value="3291708" calcext:value-type="float">
            <text:p>3291708</text:p>
          </table:table-cell>
          <table:table-cell office:value-type="float" office:value="9405" calcext:value-type="float">
            <text:p>9405</text:p>
          </table:table-cell>
          <table:table-cell office:value-type="float" office:value="3129" calcext:value-type="float">
            <text:p>3129</text:p>
          </table:table-cell>
          <table:table-cell office:value-type="float" office:value="2.058479" calcext:value-type="float">
            <text:p>2.058479</text:p>
          </table:table-cell>
          <table:table-cell office:value-type="float" office:value="100.610555" calcext:value-type="float">
            <text:p>100.610555</text:p>
          </table:table-cell>
          <table:table-cell office:value-type="float" office:value="98.552076" calcext:value-type="float">
            <text:p>98.552076</text:p>
          </table:table-cell>
          <table:table-cell office:value-type="float" office:value="0.267206" calcext:value-type="float">
            <text:p>0.267206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144" calcext:value-type="float">
            <text:p>60144</text:p>
          </table:table-cell>
          <table:table-cell office:value-type="float" office:value="60024" calcext:value-type="float">
            <text:p>60024</text:p>
          </table:table-cell>
          <table:table-cell office:value-type="float" office:value="1479" calcext:value-type="float">
            <text:p>1479</text:p>
          </table:table-cell>
          <table:table-cell office:value-type="float" office:value="1476" calcext:value-type="float">
            <text:p>1476</text:p>
          </table:table-cell>
          <table:table-cell office:value-type="float" office:value="1.021791" calcext:value-type="float">
            <text:p>1.021791</text:p>
          </table:table-cell>
          <table:table-cell office:value-type="float" office:value="100.070446" calcext:value-type="float">
            <text:p>100.070446</text:p>
          </table:table-cell>
          <table:table-cell office:value-type="float" office:value="99.048655" calcext:value-type="float">
            <text:p>99.048655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18615" calcext:value-type="float">
            <text:p>1.018615</text:p>
          </table:table-cell>
          <table:table-cell office:value-type="float" office:value="69.264014" calcext:value-type="float">
            <text:p>69.264014</text:p>
          </table:table-cell>
          <table:table-cell office:value-type="float" office:value="68.245399" calcext:value-type="float">
            <text:p>68.24539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516" calcext:value-type="float">
            <text:p>516</text:p>
          </table:table-cell>
          <table:table-cell office:value-type="float" office:value="426" calcext:value-type="float">
            <text:p>4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030327" calcext:value-type="float">
            <text:p>2.030327</text:p>
          </table:table-cell>
          <table:table-cell office:value-type="float" office:value="69.744448" calcext:value-type="float">
            <text:p>69.744448</text:p>
          </table:table-cell>
          <table:table-cell office:value-type="float" office:value="67.714121" calcext:value-type="float">
            <text:p>67.71412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92" calcext:value-type="float">
            <text:p>1099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3.634626" calcext:value-type="float">
            <text:p>3.634626</text:p>
          </table:table-cell>
          <table:table-cell office:value-type="float" office:value="99.762395" calcext:value-type="float">
            <text:p>99.762395</text:p>
          </table:table-cell>
          <table:table-cell office:value-type="float" office:value="96.127769" calcext:value-type="float">
            <text:p>96.127769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9202896" calcext:value-type="float">
            <text:p>9202896</text:p>
          </table:table-cell>
          <table:table-cell office:value-type="float" office:value="9504" calcext:value-type="float">
            <text:p>9504</text:p>
          </table:table-cell>
          <table:table-cell office:value-type="float" office:value="8748" calcext:value-type="float">
            <text:p>8748</text:p>
          </table:table-cell>
          <table:table-cell office:value-type="float" office:value="1.016729" calcext:value-type="float">
            <text:p>1.016729</text:p>
          </table:table-cell>
          <table:table-cell office:value-type="float" office:value="100.374899" calcext:value-type="float">
            <text:p>100.374899</text:p>
          </table:table-cell>
          <table:table-cell office:value-type="float" office:value="99.35817" calcext:value-type="float">
            <text:p>99.35817</text:p>
          </table:table-cell>
          <table:table-cell office:value-type="float" office:value="0.740988" calcext:value-type="float">
            <text:p>0.74098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9998208" calcext:value-type="float">
            <text:p>9998208</text:p>
          </table:table-cell>
          <table:table-cell office:value-type="float" office:value="3348516" calcext:value-type="float">
            <text:p>3348516</text:p>
          </table:table-cell>
          <table:table-cell office:value-type="float" office:value="9504" calcext:value-type="float">
            <text:p>9504</text:p>
          </table:table-cell>
          <table:table-cell office:value-type="float" office:value="3183" calcext:value-type="float">
            <text:p>3183</text:p>
          </table:table-cell>
          <table:table-cell office:value-type="float" office:value="1.070993" calcext:value-type="float">
            <text:p>1.070993</text:p>
          </table:table-cell>
          <table:table-cell office:value-type="float" office:value="100.78097" calcext:value-type="float">
            <text:p>100.78097</text:p>
          </table:table-cell>
          <table:table-cell office:value-type="float" office:value="99.709978" calcext:value-type="float">
            <text:p>99.709978</text:p>
          </table:table-cell>
          <table:table-cell office:value-type="float" office:value="0.26866" calcext:value-type="float">
            <text:p>0.26866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9568" calcext:value-type="float">
            <text:p>59568</text:p>
          </table:table-cell>
          <table:table-cell office:value-type="float" office:value="59112" calcext:value-type="float">
            <text:p>59112</text:p>
          </table:table-cell>
          <table:table-cell office:value-type="float" office:value="1463" calcext:value-type="float">
            <text:p>1463</text:p>
          </table:table-cell>
          <table:table-cell office:value-type="float" office:value="1452" calcext:value-type="float">
            <text:p>1452</text:p>
          </table:table-cell>
          <table:table-cell office:value-type="float" office:value="1.033788" calcext:value-type="float">
            <text:p>1.033788</text:p>
          </table:table-cell>
          <table:table-cell office:value-type="float" office:value="100.388767" calcext:value-type="float">
            <text:p>100.388767</text:p>
          </table:table-cell>
          <table:table-cell office:value-type="float" office:value="99.354979" calcext:value-type="float">
            <text:p>99.354979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4" calcext:value-type="float">
            <text:p>1584</text:p>
          </table:table-cell>
          <table:table-cell office:value-type="float" office:value="1392" calcext:value-type="float">
            <text:p>139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.018167" calcext:value-type="float">
            <text:p>1.018167</text:p>
          </table:table-cell>
          <table:table-cell office:value-type="float" office:value="88.065319" calcext:value-type="float">
            <text:p>88.065319</text:p>
          </table:table-cell>
          <table:table-cell office:value-type="float" office:value="87.047151" calcext:value-type="float">
            <text:p>87.04715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96" calcext:value-type="float">
            <text:p>1296</text:p>
          </table:table-cell>
          <table:table-cell office:value-type="float" office:value="996" calcext:value-type="float">
            <text:p>99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.048896" calcext:value-type="float">
            <text:p>1.048896</text:p>
          </table:table-cell>
          <table:table-cell office:value-type="float" office:value="86.511354" calcext:value-type="float">
            <text:p>86.511354</text:p>
          </table:table-cell>
          <table:table-cell office:value-type="float" office:value="85.462458" calcext:value-type="float">
            <text:p>85.462458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00" calcext:value-type="float">
            <text:p>10800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3.058722" calcext:value-type="float">
            <text:p>3.058722</text:p>
          </table:table-cell>
          <table:table-cell office:value-type="float" office:value="100.038397" calcext:value-type="float">
            <text:p>100.038397</text:p>
          </table:table-cell>
          <table:table-cell office:value-type="float" office:value="96.979676" calcext:value-type="float">
            <text:p>96.979676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1.572864" calcext:value-type="float">
            <text:p>1.572864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9275484" calcext:value-type="float">
            <text:p>9275484</text:p>
          </table:table-cell>
          <table:table-cell office:value-type="float" office:value="9604" calcext:value-type="float">
            <text:p>9604</text:p>
          </table:table-cell>
          <table:table-cell office:value-type="float" office:value="8817" calcext:value-type="float">
            <text:p>8817</text:p>
          </table:table-cell>
          <table:table-cell office:value-type="float" office:value="1.011329" calcext:value-type="float">
            <text:p>1.011329</text:p>
          </table:table-cell>
          <table:table-cell office:value-type="float" office:value="100.304453" calcext:value-type="float">
            <text:p>100.304453</text:p>
          </table:table-cell>
          <table:table-cell office:value-type="float" office:value="99.293124" calcext:value-type="float">
            <text:p>99.293124</text:p>
          </table:table-cell>
          <table:table-cell office:value-type="float" office:value="0.747321" calcext:value-type="float">
            <text:p>0.74732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103408" calcext:value-type="float">
            <text:p>10103408</text:p>
          </table:table-cell>
          <table:table-cell office:value-type="float" office:value="3247524" calcext:value-type="float">
            <text:p>3247524</text:p>
          </table:table-cell>
          <table:table-cell office:value-type="float" office:value="9604" calcext:value-type="float">
            <text:p>9604</text:p>
          </table:table-cell>
          <table:table-cell office:value-type="float" office:value="3087" calcext:value-type="float">
            <text:p>3087</text:p>
          </table:table-cell>
          <table:table-cell office:value-type="float" office:value="1.062026" calcext:value-type="float">
            <text:p>1.062026</text:p>
          </table:table-cell>
          <table:table-cell office:value-type="float" office:value="100.652223" calcext:value-type="float">
            <text:p>100.652223</text:p>
          </table:table-cell>
          <table:table-cell office:value-type="float" office:value="99.590197" calcext:value-type="float">
            <text:p>99.590197</text:p>
          </table:table-cell>
          <table:table-cell office:value-type="float" office:value="0.260871" calcext:value-type="float">
            <text:p>0.260871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0768" calcext:value-type="float">
            <text:p>60768</text:p>
          </table:table-cell>
          <table:table-cell office:value-type="float" office:value="60488" calcext:value-type="float">
            <text:p>60488</text:p>
          </table:table-cell>
          <table:table-cell office:value-type="float" office:value="1495" calcext:value-type="float">
            <text:p>1495</text:p>
          </table:table-cell>
          <table:table-cell office:value-type="float" office:value="1488" calcext:value-type="float">
            <text:p>1488</text:p>
          </table:table-cell>
          <table:table-cell office:value-type="float" office:value="1.022773" calcext:value-type="float">
            <text:p>1.022773</text:p>
          </table:table-cell>
          <table:table-cell office:value-type="float" office:value="100.144214" calcext:value-type="float">
            <text:p>100.144214</text:p>
          </table:table-cell>
          <table:table-cell office:value-type="float" office:value="99.121441" calcext:value-type="float">
            <text:p>99.121441</text:p>
          </table:table-cell>
          <table:table-cell office:value-type="float" office:value="0.004882" calcext:value-type="float">
            <text:p>0.004882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13047" calcext:value-type="float">
            <text:p>1.013047</text:p>
          </table:table-cell>
          <table:table-cell office:value-type="float" office:value="95.667449" calcext:value-type="float">
            <text:p>95.667449</text:p>
          </table:table-cell>
          <table:table-cell office:value-type="float" office:value="94.654402" calcext:value-type="float">
            <text:p>94.65440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50" calcext:value-type="float">
            <text:p>750</text:p>
          </table:table-cell>
          <table:table-cell office:value-type="float" office:value="570" calcext:value-type="float">
            <text:p>57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033261" calcext:value-type="float">
            <text:p>1.033261</text:p>
          </table:table-cell>
          <table:table-cell office:value-type="float" office:value="86.710186" calcext:value-type="float">
            <text:p>86.710186</text:p>
          </table:table-cell>
          <table:table-cell office:value-type="float" office:value="85.676926" calcext:value-type="float">
            <text:p>85.676926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992" calcext:value-type="float">
            <text:p>1099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.61812" calcext:value-type="float">
            <text:p>2.61812</text:p>
          </table:table-cell>
          <table:table-cell office:value-type="float" office:value="99.814207" calcext:value-type="float">
            <text:p>99.814207</text:p>
          </table:table-cell>
          <table:table-cell office:value-type="float" office:value="97.196087" calcext:value-type="float">
            <text:p>97.196087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1.589248" calcext:value-type="float">
            <text:p>1.58924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9112424" calcext:value-type="float">
            <text:p>9112424</text:p>
          </table:table-cell>
          <table:table-cell office:value-type="float" office:value="9702" calcext:value-type="float">
            <text:p>9702</text:p>
          </table:table-cell>
          <table:table-cell office:value-type="float" office:value="8662" calcext:value-type="float">
            <text:p>8662</text:p>
          </table:table-cell>
          <table:table-cell office:value-type="float" office:value="1.013749" calcext:value-type="float">
            <text:p>1.013749</text:p>
          </table:table-cell>
          <table:table-cell office:value-type="float" office:value="100.270036" calcext:value-type="float">
            <text:p>100.270036</text:p>
          </table:table-cell>
          <table:table-cell office:value-type="float" office:value="99.256287" calcext:value-type="float">
            <text:p>99.256287</text:p>
          </table:table-cell>
          <table:table-cell office:value-type="float" office:value="0.734456" calcext:value-type="float">
            <text:p>0.734456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206504" calcext:value-type="float">
            <text:p>10206504</text:p>
          </table:table-cell>
          <table:table-cell office:value-type="float" office:value="2997148" calcext:value-type="float">
            <text:p>2997148</text:p>
          </table:table-cell>
          <table:table-cell office:value-type="float" office:value="9702" calcext:value-type="float">
            <text:p>9702</text:p>
          </table:table-cell>
          <table:table-cell office:value-type="float" office:value="2849" calcext:value-type="float">
            <text:p>2849</text:p>
          </table:table-cell>
          <table:table-cell office:value-type="float" office:value="2.057456" calcext:value-type="float">
            <text:p>2.057456</text:p>
          </table:table-cell>
          <table:table-cell office:value-type="float" office:value="100.498524" calcext:value-type="float">
            <text:p>100.498524</text:p>
          </table:table-cell>
          <table:table-cell office:value-type="float" office:value="98.441069" calcext:value-type="float">
            <text:p>98.441069</text:p>
          </table:table-cell>
          <table:table-cell office:value-type="float" office:value="0.243569" calcext:value-type="float">
            <text:p>0.24356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056" calcext:value-type="float">
            <text:p>67056</text:p>
          </table:table-cell>
          <table:table-cell office:value-type="float" office:value="66408" calcext:value-type="float">
            <text:p>66408</text:p>
          </table:table-cell>
          <table:table-cell office:value-type="float" office:value="1651" calcext:value-type="float">
            <text:p>1651</text:p>
          </table:table-cell>
          <table:table-cell office:value-type="float" office:value="1635" calcext:value-type="float">
            <text:p>1635</text:p>
          </table:table-cell>
          <table:table-cell office:value-type="float" office:value="1.025587" calcext:value-type="float">
            <text:p>1.025587</text:p>
          </table:table-cell>
          <table:table-cell office:value-type="float" office:value="99.899903" calcext:value-type="float">
            <text:p>99.899903</text:p>
          </table:table-cell>
          <table:table-cell office:value-type="float" office:value="98.874316" calcext:value-type="float">
            <text:p>98.874316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" calcext:value-type="float">
            <text:p>1104</text:p>
          </table:table-cell>
          <table:table-cell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.015347" calcext:value-type="float">
            <text:p>1.015347</text:p>
          </table:table-cell>
          <table:table-cell office:value-type="float" office:value="98.451766" calcext:value-type="float">
            <text:p>98.451766</text:p>
          </table:table-cell>
          <table:table-cell office:value-type="float" office:value="97.436419" calcext:value-type="float">
            <text:p>97.43641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92" calcext:value-type="float">
            <text:p>1092</text:p>
          </table:table-cell>
          <table:table-cell office:value-type="float" office:value="942" calcext:value-type="float">
            <text:p>94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.029823" calcext:value-type="float">
            <text:p>2.029823</text:p>
          </table:table-cell>
          <table:table-cell office:value-type="float" office:value="98.947945" calcext:value-type="float">
            <text:p>98.947945</text:p>
          </table:table-cell>
          <table:table-cell office:value-type="float" office:value="96.918122" calcext:value-type="float">
            <text:p>96.91812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72" calcext:value-type="float">
            <text:p>11472</text:p>
          </table:table-cell>
          <table:table-cell office:value-type="float" office:value="11232" calcext:value-type="float">
            <text:p>11232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6.77688" calcext:value-type="float">
            <text:p>6.77688</text:p>
          </table:table-cell>
          <table:table-cell office:value-type="float" office:value="99.593591" calcext:value-type="float">
            <text:p>99.593591</text:p>
          </table:table-cell>
          <table:table-cell office:value-type="float" office:value="92.816711" calcext:value-type="float">
            <text:p>92.816711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1.605632" calcext:value-type="float">
            <text:p>1.60563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9264964" calcext:value-type="float">
            <text:p>9264964</text:p>
          </table:table-cell>
          <table:table-cell office:value-type="float" office:value="9802" calcext:value-type="float">
            <text:p>9802</text:p>
          </table:table-cell>
          <table:table-cell office:value-type="float" office:value="8807" calcext:value-type="float">
            <text:p>8807</text:p>
          </table:table-cell>
          <table:table-cell office:value-type="float" office:value="1.010249" calcext:value-type="float">
            <text:p>1.010249</text:p>
          </table:table-cell>
          <table:table-cell office:value-type="float" office:value="100.351084" calcext:value-type="float">
            <text:p>100.351084</text:p>
          </table:table-cell>
          <table:table-cell office:value-type="float" office:value="99.340836" calcext:value-type="float">
            <text:p>99.340836</text:p>
          </table:table-cell>
          <table:table-cell office:value-type="float" office:value="0.746115" calcext:value-type="float">
            <text:p>0.74611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311704" calcext:value-type="float">
            <text:p>10311704</text:p>
          </table:table-cell>
          <table:table-cell office:value-type="float" office:value="3020292" calcext:value-type="float">
            <text:p>3020292</text:p>
          </table:table-cell>
          <table:table-cell office:value-type="float" office:value="9802" calcext:value-type="float">
            <text:p>9802</text:p>
          </table:table-cell>
          <table:table-cell office:value-type="float" office:value="2871" calcext:value-type="float">
            <text:p>2871</text:p>
          </table:table-cell>
          <table:table-cell office:value-type="float" office:value="1.054777" calcext:value-type="float">
            <text:p>1.054777</text:p>
          </table:table-cell>
          <table:table-cell office:value-type="float" office:value="100.495499" calcext:value-type="float">
            <text:p>100.495499</text:p>
          </table:table-cell>
          <table:table-cell office:value-type="float" office:value="99.440722" calcext:value-type="float">
            <text:p>99.440722</text:p>
          </table:table-cell>
          <table:table-cell office:value-type="float" office:value="0.242982" calcext:value-type="float">
            <text:p>0.242982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240" calcext:value-type="float">
            <text:p>68240</text:p>
          </table:table-cell>
          <table:table-cell office:value-type="float" office:value="67920" calcext:value-type="float">
            <text:p>67920</text:p>
          </table:table-cell>
          <table:table-cell office:value-type="float" office:value="1683" calcext:value-type="float">
            <text:p>1683</text:p>
          </table:table-cell>
          <table:table-cell office:value-type="float" office:value="1675" calcext:value-type="float">
            <text:p>1675</text:p>
          </table:table-cell>
          <table:table-cell office:value-type="float" office:value="1.021893" calcext:value-type="float">
            <text:p>1.021893</text:p>
          </table:table-cell>
          <table:table-cell office:value-type="float" office:value="99.904814" calcext:value-type="float">
            <text:p>99.904814</text:p>
          </table:table-cell>
          <table:table-cell office:value-type="float" office:value="98.882921" calcext:value-type="float">
            <text:p>98.882921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12187" calcext:value-type="float">
            <text:p>1.012187</text:p>
          </table:table-cell>
          <table:table-cell office:value-type="float" office:value="99.906393" calcext:value-type="float">
            <text:p>99.906393</text:p>
          </table:table-cell>
          <table:table-cell office:value-type="float" office:value="98.894206" calcext:value-type="float">
            <text:p>98.89420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56" calcext:value-type="float">
            <text:p>756</text:p>
          </table:table-cell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.032301" calcext:value-type="float">
            <text:p>1.032301</text:p>
          </table:table-cell>
          <table:table-cell office:value-type="float" office:value="99.623914" calcext:value-type="float">
            <text:p>99.623914</text:p>
          </table:table-cell>
          <table:table-cell office:value-type="float" office:value="98.591613" calcext:value-type="float">
            <text:p>98.591613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848" calcext:value-type="float">
            <text:p>10848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4.759391" calcext:value-type="float">
            <text:p>4.759391</text:p>
          </table:table-cell>
          <table:table-cell office:value-type="float" office:value="99.333361" calcext:value-type="float">
            <text:p>99.333361</text:p>
          </table:table-cell>
          <table:table-cell office:value-type="float" office:value="94.57397" calcext:value-type="float">
            <text:p>94.57397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1.622016" calcext:value-type="float">
            <text:p>1.62201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9311252" calcext:value-type="float">
            <text:p>9311252</text:p>
          </table:table-cell>
          <table:table-cell office:value-type="float" office:value="9900" calcext:value-type="float">
            <text:p>9900</text:p>
          </table:table-cell>
          <table:table-cell office:value-type="float" office:value="8851" calcext:value-type="float">
            <text:p>8851</text:p>
          </table:table-cell>
          <table:table-cell office:value-type="float" office:value="1.016176" calcext:value-type="float">
            <text:p>1.016176</text:p>
          </table:table-cell>
          <table:table-cell office:value-type="float" office:value="100.37439" calcext:value-type="float">
            <text:p>100.37439</text:p>
          </table:table-cell>
          <table:table-cell office:value-type="float" office:value="99.358214" calcext:value-type="float">
            <text:p>99.358214</text:p>
          </table:table-cell>
          <table:table-cell office:value-type="float" office:value="0.749712" calcext:value-type="float">
            <text:p>0.749712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414800" calcext:value-type="float">
            <text:p>10414800</text:p>
          </table:table-cell>
          <table:table-cell office:value-type="float" office:value="2929820" calcext:value-type="float">
            <text:p>2929820</text:p>
          </table:table-cell>
          <table:table-cell office:value-type="float" office:value="9900" calcext:value-type="float">
            <text:p>9900</text:p>
          </table:table-cell>
          <table:table-cell office:value-type="float" office:value="2785" calcext:value-type="float">
            <text:p>2785</text:p>
          </table:table-cell>
          <table:table-cell office:value-type="float" office:value="1.066079" calcext:value-type="float">
            <text:p>1.066079</text:p>
          </table:table-cell>
          <table:table-cell office:value-type="float" office:value="100.824147" calcext:value-type="float">
            <text:p>100.824147</text:p>
          </table:table-cell>
          <table:table-cell office:value-type="float" office:value="99.758068" calcext:value-type="float">
            <text:p>99.758068</text:p>
          </table:table-cell>
          <table:table-cell office:value-type="float" office:value="0.234954" calcext:value-type="float">
            <text:p>0.234954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792" calcext:value-type="float">
            <text:p>70792</text:p>
          </table:table-cell>
          <table:table-cell office:value-type="float" office:value="70392" calcext:value-type="float">
            <text:p>70392</text:p>
          </table:table-cell>
          <table:table-cell office:value-type="float" office:value="1746" calcext:value-type="float">
            <text:p>1746</text:p>
          </table:table-cell>
          <table:table-cell office:value-type="float" office:value="1736" calcext:value-type="float">
            <text:p>1736</text:p>
          </table:table-cell>
          <table:table-cell office:value-type="float" office:value="1.032895" calcext:value-type="float">
            <text:p>1.032895</text:p>
          </table:table-cell>
          <table:table-cell office:value-type="float" office:value="100.474409" calcext:value-type="float">
            <text:p>100.474409</text:p>
          </table:table-cell>
          <table:table-cell office:value-type="float" office:value="99.441514" calcext:value-type="float">
            <text:p>99.441514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023309" calcext:value-type="float">
            <text:p>1.023309</text:p>
          </table:table-cell>
          <table:table-cell office:value-type="float" office:value="86.560864" calcext:value-type="float">
            <text:p>86.560864</text:p>
          </table:table-cell>
          <table:table-cell office:value-type="float" office:value="85.537555" calcext:value-type="float">
            <text:p>85.537555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34" calcext:value-type="float">
            <text:p>834</text:p>
          </table:table-cell>
          <table:table-cell office:value-type="float" office:value="654" calcext:value-type="float">
            <text:p>65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.043923" calcext:value-type="float">
            <text:p>1.043923</text:p>
          </table:table-cell>
          <table:table-cell office:value-type="float" office:value="86.553772" calcext:value-type="float">
            <text:p>86.553772</text:p>
          </table:table-cell>
          <table:table-cell office:value-type="float" office:value="85.509849" calcext:value-type="float">
            <text:p>85.50984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24" calcext:value-type="float">
            <text:p>11424</text:p>
          </table:table-cell>
          <table:table-cell office:value-type="float" office:value="11376" calcext:value-type="float">
            <text:p>1137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3.94693" calcext:value-type="float">
            <text:p>3.94693</text:p>
          </table:table-cell>
          <table:table-cell office:value-type="float" office:value="100.439737" calcext:value-type="float">
            <text:p>100.439737</text:p>
          </table:table-cell>
          <table:table-cell office:value-type="float" office:value="96.492806" calcext:value-type="float">
            <text:p>96.492806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9534276" calcext:value-type="float">
            <text:p>9534276</text:p>
          </table:table-cell>
          <table:table-cell office:value-type="float" office:value="10000" calcext:value-type="float">
            <text:p>10000</text:p>
          </table:table-cell>
          <table:table-cell office:value-type="float" office:value="9063" calcext:value-type="float">
            <text:p>9063</text:p>
          </table:table-cell>
          <table:table-cell office:value-type="float" office:value="1.011269" calcext:value-type="float">
            <text:p>1.011269</text:p>
          </table:table-cell>
          <table:table-cell office:value-type="float" office:value="100.504218" calcext:value-type="float">
            <text:p>100.504218</text:p>
          </table:table-cell>
          <table:table-cell office:value-type="float" office:value="99.492949" calcext:value-type="float">
            <text:p>99.492949</text:p>
          </table:table-cell>
          <table:table-cell office:value-type="float" office:value="0.766629" calcext:value-type="float">
            <text:p>0.766629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520000" calcext:value-type="float">
            <text:p>10520000</text:p>
          </table:table-cell>
          <table:table-cell office:value-type="float" office:value="2966640" calcext:value-type="float">
            <text:p>2966640</text:p>
          </table:table-cell>
          <table:table-cell office:value-type="float" office:value="10000" calcext:value-type="float">
            <text:p>10000</text:p>
          </table:table-cell>
          <table:table-cell office:value-type="float" office:value="2820" calcext:value-type="float">
            <text:p>2820</text:p>
          </table:table-cell>
          <table:table-cell office:value-type="float" office:value="1.067579" calcext:value-type="float">
            <text:p>1.067579</text:p>
          </table:table-cell>
          <table:table-cell office:value-type="float" office:value="101.029745" calcext:value-type="float">
            <text:p>101.029745</text:p>
          </table:table-cell>
          <table:table-cell office:value-type="float" office:value="99.962166" calcext:value-type="float">
            <text:p>99.962166</text:p>
          </table:table-cell>
          <table:table-cell office:value-type="float" office:value="0.237421" calcext:value-type="float">
            <text:p>0.23742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000" calcext:value-type="float">
            <text:p>65000</text:p>
          </table:table-cell>
          <table:table-cell office:value-type="float" office:value="64304" calcext:value-type="float">
            <text:p>64304</text:p>
          </table:table-cell>
          <table:table-cell office:value-type="float" office:value="1601" calcext:value-type="float">
            <text:p>1601</text:p>
          </table:table-cell>
          <table:table-cell office:value-type="float" office:value="1584" calcext:value-type="float">
            <text:p>1584</text:p>
          </table:table-cell>
          <table:table-cell office:value-type="float" office:value="1.029674" calcext:value-type="float">
            <text:p>1.029674</text:p>
          </table:table-cell>
          <table:table-cell office:value-type="float" office:value="100.507286" calcext:value-type="float">
            <text:p>100.507286</text:p>
          </table:table-cell>
          <table:table-cell office:value-type="float" office:value="99.477612" calcext:value-type="float">
            <text:p>99.477612</text:p>
          </table:table-cell>
          <table:table-cell office:value-type="float" office:value="0.005171" calcext:value-type="float">
            <text:p>0.005171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1056" calcext:value-type="float">
            <text:p>105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.019588" calcext:value-type="float">
            <text:p>1.019588</text:p>
          </table:table-cell>
          <table:table-cell office:value-type="float" office:value="97.828998" calcext:value-type="float">
            <text:p>97.828998</text:p>
          </table:table-cell>
          <table:table-cell office:value-type="float" office:value="96.80941" calcext:value-type="float">
            <text:p>96.80941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48" calcext:value-type="float">
            <text:p>1248</text:p>
          </table:table-cell>
          <table:table-cell office:value-type="float" office:value="1068" calcext:value-type="float">
            <text:p>106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.039907" calcext:value-type="float">
            <text:p>1.039907</text:p>
          </table:table-cell>
          <table:table-cell office:value-type="float" office:value="98.304375" calcext:value-type="float">
            <text:p>98.304375</text:p>
          </table:table-cell>
          <table:table-cell office:value-type="float" office:value="97.264468" calcext:value-type="float">
            <text:p>97.264468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40" calcext:value-type="float">
            <text:p>11040</text:p>
          </table:table-cell>
          <table:table-cell office:value-type="float" office:value="10944" calcext:value-type="float">
            <text:p>10944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3.63456" calcext:value-type="float">
            <text:p>3.63456</text:p>
          </table:table-cell>
          <table:table-cell office:value-type="float" office:value="100.288777" calcext:value-type="float">
            <text:p>100.288777</text:p>
          </table:table-cell>
          <table:table-cell office:value-type="float" office:value="96.654218" calcext:value-type="float">
            <text:p>96.654218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1.654784" calcext:value-type="float">
            <text:p>1.65478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9519548" calcext:value-type="float">
            <text:p>9519548</text:p>
          </table:table-cell>
          <table:table-cell office:value-type="float" office:value="10098" calcext:value-type="float">
            <text:p>10098</text:p>
          </table:table-cell>
          <table:table-cell office:value-type="float" office:value="9049" calcext:value-type="float">
            <text:p>9049</text:p>
          </table:table-cell>
          <table:table-cell office:value-type="float" office:value="1.009516" calcext:value-type="float">
            <text:p>1.009516</text:p>
          </table:table-cell>
          <table:table-cell office:value-type="float" office:value="100.315897" calcext:value-type="float">
            <text:p>100.315897</text:p>
          </table:table-cell>
          <table:table-cell office:value-type="float" office:value="99.306381" calcext:value-type="float">
            <text:p>99.306381</text:p>
          </table:table-cell>
          <table:table-cell office:value-type="float" office:value="0.766883" calcext:value-type="float">
            <text:p>0.766883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623096" calcext:value-type="float">
            <text:p>10623096</text:p>
          </table:table-cell>
          <table:table-cell office:value-type="float" office:value="2848816" calcext:value-type="float">
            <text:p>2848816</text:p>
          </table:table-cell>
          <table:table-cell office:value-type="float" office:value="10098" calcext:value-type="float">
            <text:p>10098</text:p>
          </table:table-cell>
          <table:table-cell office:value-type="float" office:value="2708" calcext:value-type="float">
            <text:p>2708</text:p>
          </table:table-cell>
          <table:table-cell office:value-type="float" office:value="1.280422" calcext:value-type="float">
            <text:p>1.280422</text:p>
          </table:table-cell>
          <table:table-cell office:value-type="float" office:value="100.918229" calcext:value-type="float">
            <text:p>100.918229</text:p>
          </table:table-cell>
          <table:table-cell office:value-type="float" office:value="99.637807" calcext:value-type="float">
            <text:p>99.637807</text:p>
          </table:table-cell>
          <table:table-cell office:value-type="float" office:value="0.228734" calcext:value-type="float">
            <text:p>0.228734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680" calcext:value-type="float">
            <text:p>72680</text:p>
          </table:table-cell>
          <table:table-cell office:value-type="float" office:value="72032" calcext:value-type="float">
            <text:p>72032</text:p>
          </table:table-cell>
          <table:table-cell office:value-type="float" office:value="1792" calcext:value-type="float">
            <text:p>1792</text:p>
          </table:table-cell>
          <table:table-cell office:value-type="float" office:value="1776" calcext:value-type="float">
            <text:p>1776</text:p>
          </table:table-cell>
          <table:table-cell office:value-type="float" office:value="1.254185" calcext:value-type="float">
            <text:p>1.254185</text:p>
          </table:table-cell>
          <table:table-cell office:value-type="float" office:value="100.920047" calcext:value-type="float">
            <text:p>100.920047</text:p>
          </table:table-cell>
          <table:table-cell office:value-type="float" office:value="99.665862" calcext:value-type="float">
            <text:p>99.665862</text:p>
          </table:table-cell>
          <table:table-cell office:value-type="float" office:value="0.005782" calcext:value-type="float">
            <text:p>0.005782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.242915" calcext:value-type="float">
            <text:p>1.242915</text:p>
          </table:table-cell>
          <table:table-cell office:value-type="float" office:value="100.921626" calcext:value-type="float">
            <text:p>100.921626</text:p>
          </table:table-cell>
          <table:table-cell office:value-type="float" office:value="99.678711" calcext:value-type="float">
            <text:p>99.678711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18" calcext:value-type="float">
            <text:p>1218</text:p>
          </table:table-cell>
          <table:table-cell office:value-type="float" office:value="888" calcext:value-type="float">
            <text:p>88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.263699" calcext:value-type="float">
            <text:p>1.263699</text:p>
          </table:table-cell>
          <table:table-cell office:value-type="float" office:value="100.409058" calcext:value-type="float">
            <text:p>100.409058</text:p>
          </table:table-cell>
          <table:table-cell office:value-type="float" office:value="99.145359" calcext:value-type="float">
            <text:p>99.14535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18" calcext:value-type="float">
            <text:p>1111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4.43736" calcext:value-type="float">
            <text:p>4.43736</text:p>
          </table:table-cell>
          <table:table-cell office:value-type="float" office:value="100.922932" calcext:value-type="float">
            <text:p>100.922932</text:p>
          </table:table-cell>
          <table:table-cell office:value-type="float" office:value="96.485572" calcext:value-type="float">
            <text:p>96.485572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1.671168" calcext:value-type="float">
            <text:p>1.67116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9600552" calcext:value-type="float">
            <text:p>9600552</text:p>
          </table:table-cell>
          <table:table-cell office:value-type="float" office:value="10197" calcext:value-type="float">
            <text:p>10197</text:p>
          </table:table-cell>
          <table:table-cell office:value-type="float" office:value="9126" calcext:value-type="float">
            <text:p>9126</text:p>
          </table:table-cell>
          <table:table-cell office:value-type="float" office:value="1.015476" calcext:value-type="float">
            <text:p>1.015476</text:p>
          </table:table-cell>
          <table:table-cell office:value-type="float" office:value="100.342933" calcext:value-type="float">
            <text:p>100.342933</text:p>
          </table:table-cell>
          <table:table-cell office:value-type="float" office:value="99.327457" calcext:value-type="float">
            <text:p>99.327457</text:p>
          </table:table-cell>
          <table:table-cell office:value-type="float" office:value="0.773245" calcext:value-type="float">
            <text:p>0.773245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727244" calcext:value-type="float">
            <text:p>10727244</text:p>
          </table:table-cell>
          <table:table-cell office:value-type="float" office:value="2680496" calcext:value-type="float">
            <text:p>2680496</text:p>
          </table:table-cell>
          <table:table-cell office:value-type="float" office:value="10197" calcext:value-type="float">
            <text:p>10197</text:p>
          </table:table-cell>
          <table:table-cell office:value-type="float" office:value="2548" calcext:value-type="float">
            <text:p>2548</text:p>
          </table:table-cell>
          <table:table-cell office:value-type="float" office:value="1.077369" calcext:value-type="float">
            <text:p>1.077369</text:p>
          </table:table-cell>
          <table:table-cell office:value-type="float" office:value="100.499486" calcext:value-type="float">
            <text:p>100.499486</text:p>
          </table:table-cell>
          <table:table-cell office:value-type="float" office:value="99.422118" calcext:value-type="float">
            <text:p>99.422118</text:p>
          </table:table-cell>
          <table:table-cell office:value-type="float" office:value="0.215686" calcext:value-type="float">
            <text:p>0.215686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176" calcext:value-type="float">
            <text:p>76176</text:p>
          </table:table-cell>
          <table:table-cell office:value-type="float" office:value="75816" calcext:value-type="float">
            <text:p>75816</text:p>
          </table:table-cell>
          <table:table-cell office:value-type="float" office:value="1879" calcext:value-type="float">
            <text:p>1879</text:p>
          </table:table-cell>
          <table:table-cell office:value-type="float" office:value="1870" calcext:value-type="float">
            <text:p>1870</text:p>
          </table:table-cell>
          <table:table-cell office:value-type="float" office:value="1.032315" calcext:value-type="float">
            <text:p>1.032315</text:p>
          </table:table-cell>
          <table:table-cell office:value-type="float" office:value="99.781187" calcext:value-type="float">
            <text:p>99.781187</text:p>
          </table:table-cell>
          <table:table-cell office:value-type="float" office:value="98.748872" calcext:value-type="float">
            <text:p>98.748872</text:p>
          </table:table-cell>
          <table:table-cell office:value-type="float" office:value="0.006142" calcext:value-type="float">
            <text:p>0.006142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22529" calcext:value-type="float">
            <text:p>1.022529</text:p>
          </table:table-cell>
          <table:table-cell office:value-type="float" office:value="83.073067" calcext:value-type="float">
            <text:p>83.073067</text:p>
          </table:table-cell>
          <table:table-cell office:value-type="float" office:value="82.050537" calcext:value-type="float">
            <text:p>82.05053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.048957" calcext:value-type="float">
            <text:p>1.048957</text:p>
          </table:table-cell>
          <table:table-cell office:value-type="float" office:value="83.569001" calcext:value-type="float">
            <text:p>83.569001</text:p>
          </table:table-cell>
          <table:table-cell office:value-type="float" office:value="82.520043" calcext:value-type="float">
            <text:p>82.520043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424" calcext:value-type="float">
            <text:p>1142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.664317" calcext:value-type="float">
            <text:p>2.664317</text:p>
          </table:table-cell>
          <table:table-cell office:value-type="float" office:value="99.452836" calcext:value-type="float">
            <text:p>99.452836</text:p>
          </table:table-cell>
          <table:table-cell office:value-type="float" office:value="96.788519" calcext:value-type="float">
            <text:p>96.788519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1.687552" calcext:value-type="float">
            <text:p>1.687552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9658412" calcext:value-type="float">
            <text:p>9658412</text:p>
          </table:table-cell>
          <table:table-cell office:value-type="float" office:value="10296" calcext:value-type="float">
            <text:p>10296</text:p>
          </table:table-cell>
          <table:table-cell office:value-type="float" office:value="9181" calcext:value-type="float">
            <text:p>9181</text:p>
          </table:table-cell>
          <table:table-cell office:value-type="float" office:value="1.015073" calcext:value-type="float">
            <text:p>1.015073</text:p>
          </table:table-cell>
          <table:table-cell office:value-type="float" office:value="100.636064" calcext:value-type="float">
            <text:p>100.636064</text:p>
          </table:table-cell>
          <table:table-cell office:value-type="float" office:value="99.620991" calcext:value-type="float">
            <text:p>99.620991</text:p>
          </table:table-cell>
          <table:table-cell office:value-type="float" office:value="0.775613" calcext:value-type="float">
            <text:p>0.775613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831392" calcext:value-type="float">
            <text:p>10831392</text:p>
          </table:table-cell>
          <table:table-cell office:value-type="float" office:value="2618428" calcext:value-type="float">
            <text:p>2618428</text:p>
          </table:table-cell>
          <table:table-cell office:value-type="float" office:value="10296" calcext:value-type="float">
            <text:p>10296</text:p>
          </table:table-cell>
          <table:table-cell office:value-type="float" office:value="2489" calcext:value-type="float">
            <text:p>2489</text:p>
          </table:table-cell>
          <table:table-cell office:value-type="float" office:value="1.291197" calcext:value-type="float">
            <text:p>1.291197</text:p>
          </table:table-cell>
          <table:table-cell office:value-type="float" office:value="100.923946" calcext:value-type="float">
            <text:p>100.923946</text:p>
          </table:table-cell>
          <table:table-cell office:value-type="float" office:value="99.632749" calcext:value-type="float">
            <text:p>99.632749</text:p>
          </table:table-cell>
          <table:table-cell office:value-type="float" office:value="0.210246" calcext:value-type="float">
            <text:p>0.210246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016" calcext:value-type="float">
            <text:p>78016</text:p>
          </table:table-cell>
          <table:table-cell office:value-type="float" office:value="77736" calcext:value-type="float">
            <text:p>77736</text:p>
          </table:table-cell>
          <table:table-cell office:value-type="float" office:value="1928" calcext:value-type="float">
            <text:p>1928</text:p>
          </table:table-cell>
          <table:table-cell office:value-type="float" office:value="1921" calcext:value-type="float">
            <text:p>1921</text:p>
          </table:table-cell>
          <table:table-cell office:value-type="float" office:value="1.259107" calcext:value-type="float">
            <text:p>1.259107</text:p>
          </table:table-cell>
          <table:table-cell office:value-type="float" office:value="100.323457" calcext:value-type="float">
            <text:p>100.323457</text:p>
          </table:table-cell>
          <table:table-cell office:value-type="float" office:value="99.06435" calcext:value-type="float">
            <text:p>99.06435</text:p>
          </table:table-cell>
          <table:table-cell office:value-type="float" office:value="0.006278" calcext:value-type="float">
            <text:p>0.006278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248405" calcext:value-type="float">
            <text:p>1.248405</text:p>
          </table:table-cell>
          <table:table-cell office:value-type="float" office:value="100.320221" calcext:value-type="float">
            <text:p>100.320221</text:p>
          </table:table-cell>
          <table:table-cell office:value-type="float" office:value="99.071816" calcext:value-type="float">
            <text:p>99.07181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708" calcext:value-type="float">
            <text:p>708</text:p>
          </table:table-cell>
          <table:table-cell office:value-type="float" office:value="618" calcext:value-type="float">
            <text:p>6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269081" calcext:value-type="float">
            <text:p>1.269081</text:p>
          </table:table-cell>
          <table:table-cell office:value-type="float" office:value="100.324763" calcext:value-type="float">
            <text:p>100.324763</text:p>
          </table:table-cell>
          <table:table-cell office:value-type="float" office:value="99.055682" calcext:value-type="float">
            <text:p>99.05568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84" calcext:value-type="float">
            <text:p>11184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3.074617" calcext:value-type="float">
            <text:p>3.074617</text:p>
          </table:table-cell>
          <table:table-cell office:value-type="float" office:value="100.321739" calcext:value-type="float">
            <text:p>100.321739</text:p>
          </table:table-cell>
          <table:table-cell office:value-type="float" office:value="97.247122" calcext:value-type="float">
            <text:p>97.247122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1.703936" calcext:value-type="float">
            <text:p>1.703936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9781496" calcext:value-type="float">
            <text:p>9781496</text:p>
          </table:table-cell>
          <table:table-cell office:value-type="float" office:value="10395" calcext:value-type="float">
            <text:p>10395</text:p>
          </table:table-cell>
          <table:table-cell office:value-type="float" office:value="9298" calcext:value-type="float">
            <text:p>9298</text:p>
          </table:table-cell>
          <table:table-cell office:value-type="float" office:value="1.00867" calcext:value-type="float">
            <text:p>1.00867</text:p>
          </table:table-cell>
          <table:table-cell office:value-type="float" office:value="100.487886" calcext:value-type="float">
            <text:p>100.487886</text:p>
          </table:table-cell>
          <table:table-cell office:value-type="float" office:value="99.479216" calcext:value-type="float">
            <text:p>99.479216</text:p>
          </table:table-cell>
          <table:table-cell office:value-type="float" office:value="0.786616" calcext:value-type="float">
            <text:p>0.786616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0935540" calcext:value-type="float">
            <text:p>10935540</text:p>
          </table:table-cell>
          <table:table-cell office:value-type="float" office:value="2658404" calcext:value-type="float">
            <text:p>2658404</text:p>
          </table:table-cell>
          <table:table-cell office:value-type="float" office:value="10395" calcext:value-type="float">
            <text:p>10395</text:p>
          </table:table-cell>
          <table:table-cell office:value-type="float" office:value="2527" calcext:value-type="float">
            <text:p>2527</text:p>
          </table:table-cell>
          <table:table-cell office:value-type="float" office:value="1.304194" calcext:value-type="float">
            <text:p>1.304194</text:p>
          </table:table-cell>
          <table:table-cell office:value-type="float" office:value="100.872752" calcext:value-type="float">
            <text:p>100.872752</text:p>
          </table:table-cell>
          <table:table-cell office:value-type="float" office:value="99.568559" calcext:value-type="float">
            <text:p>99.568559</text:p>
          </table:table-cell>
          <table:table-cell office:value-type="float" office:value="0.213594" calcext:value-type="float">
            <text:p>0.213594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840" calcext:value-type="float">
            <text:p>74840</text:p>
          </table:table-cell>
          <table:table-cell office:value-type="float" office:value="74344" calcext:value-type="float">
            <text:p>74344</text:p>
          </table:table-cell>
          <table:table-cell office:value-type="float" office:value="1848" calcext:value-type="float">
            <text:p>1848</text:p>
          </table:table-cell>
          <table:table-cell office:value-type="float" office:value="1836" calcext:value-type="float">
            <text:p>1836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100.682466" calcext:value-type="float">
            <text:p>100.682466</text:p>
          </table:table-cell>
          <table:table-cell office:value-type="float" office:value="99.416235" calcext:value-type="float">
            <text:p>99.416235</text:p>
          </table:table-cell>
          <table:table-cell office:value-type="float" office:value="0.005982" calcext:value-type="float">
            <text:p>0.005982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912" calcext:value-type="float">
            <text:p>9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.25556" calcext:value-type="float">
            <text:p>1.25556</text:p>
          </table:table-cell>
          <table:table-cell office:value-type="float" office:value="97.87934" calcext:value-type="float">
            <text:p>97.87934</text:p>
          </table:table-cell>
          <table:table-cell office:value-type="float" office:value="96.62378" calcext:value-type="float">
            <text:p>96.62378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32" calcext:value-type="float">
            <text:p>1032</text:p>
          </table:table-cell>
          <table:table-cell office:value-type="float" office:value="942" calcext:value-type="float">
            <text:p>9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.276444" calcext:value-type="float">
            <text:p>1.276444</text:p>
          </table:table-cell>
          <table:table-cell office:value-type="float" office:value="99.143217" calcext:value-type="float">
            <text:p>99.143217</text:p>
          </table:table-cell>
          <table:table-cell office:value-type="float" office:value="97.866774" calcext:value-type="float">
            <text:p>97.866774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280" calcext:value-type="float">
            <text:p>1128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3.156614" calcext:value-type="float">
            <text:p>3.156614</text:p>
          </table:table-cell>
          <table:table-cell office:value-type="float" office:value="100.681088" calcext:value-type="float">
            <text:p>100.681088</text:p>
          </table:table-cell>
          <table:table-cell office:value-type="float" office:value="97.524474" calcext:value-type="float">
            <text:p>97.524474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9628956" calcext:value-type="float">
            <text:p>9628956</text:p>
          </table:table-cell>
          <table:table-cell office:value-type="float" office:value="10495" calcext:value-type="float">
            <text:p>10495</text:p>
          </table:table-cell>
          <table:table-cell office:value-type="float" office:value="9153" calcext:value-type="float">
            <text:p>9153</text:p>
          </table:table-cell>
          <table:table-cell office:value-type="float" office:value="1.017647" calcext:value-type="float">
            <text:p>1.017647</text:p>
          </table:table-cell>
          <table:table-cell office:value-type="float" office:value="100.394743" calcext:value-type="float">
            <text:p>100.394743</text:p>
          </table:table-cell>
          <table:table-cell office:value-type="float" office:value="99.377096" calcext:value-type="float">
            <text:p>99.377096</text:p>
          </table:table-cell>
          <table:table-cell office:value-type="float" office:value="0.775145" calcext:value-type="float">
            <text:p>0.775145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040740" calcext:value-type="float">
            <text:p>11040740</text:p>
          </table:table-cell>
          <table:table-cell office:value-type="float" office:value="2471148" calcext:value-type="float">
            <text:p>2471148</text:p>
          </table:table-cell>
          <table:table-cell office:value-type="float" office:value="10495" calcext:value-type="float">
            <text:p>10495</text:p>
          </table:table-cell>
          <table:table-cell office:value-type="float" office:value="2349" calcext:value-type="float">
            <text:p>2349</text:p>
          </table:table-cell>
          <table:table-cell office:value-type="float" office:value="1.058205" calcext:value-type="float">
            <text:p>1.058205</text:p>
          </table:table-cell>
          <table:table-cell office:value-type="float" office:value="100.853615" calcext:value-type="float">
            <text:p>100.853615</text:p>
          </table:table-cell>
          <table:table-cell office:value-type="float" office:value="99.795409" calcext:value-type="float">
            <text:p>99.795409</text:p>
          </table:table-cell>
          <table:table-cell office:value-type="float" office:value="0.198097" calcext:value-type="float">
            <text:p>0.198097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896" calcext:value-type="float">
            <text:p>81896</text:p>
          </table:table-cell>
          <table:table-cell office:value-type="float" office:value="81456" calcext:value-type="float">
            <text:p>81456</text:p>
          </table:table-cell>
          <table:table-cell office:value-type="float" office:value="2024" calcext:value-type="float">
            <text:p>2024</text:p>
          </table:table-cell>
          <table:table-cell office:value-type="float" office:value="2013" calcext:value-type="float">
            <text:p>2013</text:p>
          </table:table-cell>
          <table:table-cell office:value-type="float" office:value="1.011712" calcext:value-type="float">
            <text:p>1.011712</text:p>
          </table:table-cell>
          <table:table-cell office:value-type="float" office:value="100.490429" calcext:value-type="float">
            <text:p>100.490429</text:p>
          </table:table-cell>
          <table:table-cell office:value-type="float" office:value="99.478717" calcext:value-type="float">
            <text:p>99.478717</text:p>
          </table:table-cell>
          <table:table-cell office:value-type="float" office:value="0.006551" calcext:value-type="float">
            <text:p>0.006551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19545" calcext:value-type="float">
            <text:p>1.019545</text:p>
          </table:table-cell>
          <table:table-cell office:value-type="float" office:value="86.984727" calcext:value-type="float">
            <text:p>86.984727</text:p>
          </table:table-cell>
          <table:table-cell office:value-type="float" office:value="85.965182" calcext:value-type="float">
            <text:p>85.965182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90" calcext:value-type="float">
            <text:p>990</text:p>
          </table:table-cell>
          <table:table-cell office:value-type="float" office:value="900" calcext:value-type="float">
            <text:p>90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.034773" calcext:value-type="float">
            <text:p>1.034773</text:p>
          </table:table-cell>
          <table:table-cell office:value-type="float" office:value="86.628729" calcext:value-type="float">
            <text:p>86.628729</text:p>
          </table:table-cell>
          <table:table-cell office:value-type="float" office:value="85.593955" calcext:value-type="float">
            <text:p>85.593955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472" calcext:value-type="float">
            <text:p>11472</text:p>
          </table:table-cell>
          <table:table-cell office:value-type="float" office:value="11328" calcext:value-type="float">
            <text:p>1132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3.489979" calcext:value-type="float">
            <text:p>3.489979</text:p>
          </table:table-cell>
          <table:table-cell office:value-type="float" office:value="100.469214" calcext:value-type="float">
            <text:p>100.469214</text:p>
          </table:table-cell>
          <table:table-cell office:value-type="float" office:value="96.979235" calcext:value-type="float">
            <text:p>96.979235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1.736704" calcext:value-type="float">
            <text:p>1.736704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9873020" calcext:value-type="float">
            <text:p>9873020</text:p>
          </table:table-cell>
          <table:table-cell office:value-type="float" office:value="10594" calcext:value-type="float">
            <text:p>10594</text:p>
          </table:table-cell>
          <table:table-cell office:value-type="float" office:value="9385" calcext:value-type="float">
            <text:p>9385</text:p>
          </table:table-cell>
          <table:table-cell office:value-type="float" office:value="1.010549" calcext:value-type="float">
            <text:p>1.010549</text:p>
          </table:table-cell>
          <table:table-cell office:value-type="float" office:value="100.423692" calcext:value-type="float">
            <text:p>100.423692</text:p>
          </table:table-cell>
          <table:table-cell office:value-type="float" office:value="99.413144" calcext:value-type="float">
            <text:p>99.413144</text:p>
          </table:table-cell>
          <table:table-cell office:value-type="float" office:value="0.794504" calcext:value-type="float">
            <text:p>0.794504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144888" calcext:value-type="float">
            <text:p>11144888</text:p>
          </table:table-cell>
          <table:table-cell office:value-type="float" office:value="2308088" calcext:value-type="float">
            <text:p>2308088</text:p>
          </table:table-cell>
          <table:table-cell office:value-type="float" office:value="10594" calcext:value-type="float">
            <text:p>10594</text:p>
          </table:table-cell>
          <table:table-cell office:value-type="float" office:value="2194" calcext:value-type="float">
            <text:p>2194</text:p>
          </table:table-cell>
          <table:table-cell office:value-type="float" office:value="1.067414" calcext:value-type="float">
            <text:p>1.067414</text:p>
          </table:table-cell>
          <table:table-cell office:value-type="float" office:value="100.712234" calcext:value-type="float">
            <text:p>100.712234</text:p>
          </table:table-cell>
          <table:table-cell office:value-type="float" office:value="99.64482" calcext:value-type="float">
            <text:p>99.64482</text:p>
          </table:table-cell>
          <table:table-cell office:value-type="float" office:value="0.185305" calcext:value-type="float">
            <text:p>0.185305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952" calcext:value-type="float">
            <text:p>82952</text:p>
          </table:table-cell>
          <table:table-cell office:value-type="float" office:value="82472" calcext:value-type="float">
            <text:p>82472</text:p>
          </table:table-cell>
          <table:table-cell office:value-type="float" office:value="2051" calcext:value-type="float">
            <text:p>2051</text:p>
          </table:table-cell>
          <table:table-cell office:value-type="float" office:value="2039" calcext:value-type="float">
            <text:p>2039</text:p>
          </table:table-cell>
          <table:table-cell office:value-type="float" office:value="1.028734" calcext:value-type="float">
            <text:p>1.028734</text:p>
          </table:table-cell>
          <table:table-cell office:value-type="float" office:value="100.192688" calcext:value-type="float">
            <text:p>100.192688</text:p>
          </table:table-cell>
          <table:table-cell office:value-type="float" office:value="99.163954" calcext:value-type="float">
            <text:p>99.163954</text:p>
          </table:table-cell>
          <table:table-cell office:value-type="float" office:value="0.006653" calcext:value-type="float">
            <text:p>0.006653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18948" calcext:value-type="float">
            <text:p>1.018948</text:p>
          </table:table-cell>
          <table:table-cell office:value-type="float" office:value="99.028079" calcext:value-type="float">
            <text:p>99.028079</text:p>
          </table:table-cell>
          <table:table-cell office:value-type="float" office:value="98.009131" calcext:value-type="float">
            <text:p>98.009131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38" calcext:value-type="float">
            <text:p>1038</text:p>
          </table:table-cell>
          <table:table-cell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.038667" calcext:value-type="float">
            <text:p>1.038667</text:p>
          </table:table-cell>
          <table:table-cell office:value-type="float" office:value="96.775473" calcext:value-type="float">
            <text:p>96.775473</text:p>
          </table:table-cell>
          <table:table-cell office:value-type="float" office:value="95.736805" calcext:value-type="float">
            <text:p>95.736805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136" calcext:value-type="float">
            <text:p>11136</text:p>
          </table:table-cell>
          <table:table-cell office:value-type="float" office:value="11040" calcext:value-type="float">
            <text:p>11040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3.494868" calcext:value-type="float">
            <text:p>3.494868</text:p>
          </table:table-cell>
          <table:table-cell office:value-type="float" office:value="99.803645" calcext:value-type="float">
            <text:p>99.803645</text:p>
          </table:table-cell>
          <table:table-cell office:value-type="float" office:value="96.308778" calcext:value-type="float">
            <text:p>96.308778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1.753088" calcext:value-type="float">
            <text:p>1.753088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9830940" calcext:value-type="float">
            <text:p>9830940</text:p>
          </table:table-cell>
          <table:table-cell office:value-type="float" office:value="10693" calcext:value-type="float">
            <text:p>10693</text:p>
          </table:table-cell>
          <table:table-cell office:value-type="float" office:value="9345" calcext:value-type="float">
            <text:p>9345</text:p>
          </table:table-cell>
          <table:table-cell office:value-type="float" office:value="1.012769" calcext:value-type="float">
            <text:p>1.012769</text:p>
          </table:table-cell>
          <table:table-cell office:value-type="float" office:value="100.489948" calcext:value-type="float">
            <text:p>100.489948</text:p>
          </table:table-cell>
          <table:table-cell office:value-type="float" office:value="99.47718" calcext:value-type="float">
            <text:p>99.47718</text:p>
          </table:table-cell>
          <table:table-cell office:value-type="float" office:value="0.790609" calcext:value-type="float">
            <text:p>0.790609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249036" calcext:value-type="float">
            <text:p>11249036</text:p>
          </table:table-cell>
          <table:table-cell office:value-type="float" office:value="2383832" calcext:value-type="float">
            <text:p>2383832</text:p>
          </table:table-cell>
          <table:table-cell office:value-type="float" office:value="10693" calcext:value-type="float">
            <text:p>10693</text:p>
          </table:table-cell>
          <table:table-cell office:value-type="float" office:value="2266" calcext:value-type="float">
            <text:p>2266</text:p>
          </table:table-cell>
          <table:table-cell office:value-type="float" office:value="1.075381" calcext:value-type="float">
            <text:p>1.075381</text:p>
          </table:table-cell>
          <table:table-cell office:value-type="float" office:value="100.735229" calcext:value-type="float">
            <text:p>100.735229</text:p>
          </table:table-cell>
          <table:table-cell office:value-type="float" office:value="99.659847" calcext:value-type="float">
            <text:p>99.659847</text:p>
          </table:table-cell>
          <table:table-cell office:value-type="float" office:value="0.191357" calcext:value-type="float">
            <text:p>0.191357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112" calcext:value-type="float">
            <text:p>83112</text:p>
          </table:table-cell>
          <table:table-cell office:value-type="float" office:value="82456" calcext:value-type="float">
            <text:p>82456</text:p>
          </table:table-cell>
          <table:table-cell office:value-type="float" office:value="2053" calcext:value-type="float">
            <text:p>2053</text:p>
          </table:table-cell>
          <table:table-cell office:value-type="float" office:value="2037" calcext:value-type="float">
            <text:p>2037</text:p>
          </table:table-cell>
          <table:table-cell office:value-type="float" office:value="1.031202" calcext:value-type="float">
            <text:p>1.031202</text:p>
          </table:table-cell>
          <table:table-cell office:value-type="float" office:value="100.715406" calcext:value-type="float">
            <text:p>100.715406</text:p>
          </table:table-cell>
          <table:table-cell office:value-type="float" office:value="99.684204" calcext:value-type="float">
            <text:p>99.684204</text:p>
          </table:table-cell>
          <table:table-cell office:value-type="float" office:value="0.006617" calcext:value-type="float">
            <text:p>0.006617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056" calcext:value-type="float">
            <text:p>1056</text:p>
          </table:table-cell>
          <table:table-cell office:value-type="float" office:value="816" calcext:value-type="float">
            <text:p>8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.015681" calcext:value-type="float">
            <text:p>1.015681</text:p>
          </table:table-cell>
          <table:table-cell office:value-type="float" office:value="89.094674" calcext:value-type="float">
            <text:p>89.094674</text:p>
          </table:table-cell>
          <table:table-cell office:value-type="float" office:value="88.078992" calcext:value-type="float">
            <text:p>88.078992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84" calcext:value-type="float">
            <text:p>984</text:p>
          </table:table-cell>
          <table:table-cell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04723" calcext:value-type="float">
            <text:p>1.04723</text:p>
          </table:table-cell>
          <table:table-cell office:value-type="float" office:value="89.58012" calcext:value-type="float">
            <text:p>89.58012</text:p>
          </table:table-cell>
          <table:table-cell office:value-type="float" office:value="88.53289" calcext:value-type="float">
            <text:p>88.53289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616" calcext:value-type="float">
            <text:p>11616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3.030403" calcext:value-type="float">
            <text:p>3.030403</text:p>
          </table:table-cell>
          <table:table-cell office:value-type="float" office:value="100.696992" calcext:value-type="float">
            <text:p>100.696992</text:p>
          </table:table-cell>
          <table:table-cell office:value-type="float" office:value="97.666589" calcext:value-type="float">
            <text:p>97.666589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1.769472" calcext:value-type="float">
            <text:p>1.76947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9928776" calcext:value-type="float">
            <text:p>9928776</text:p>
          </table:table-cell>
          <table:table-cell office:value-type="float" office:value="10791" calcext:value-type="float">
            <text:p>10791</text:p>
          </table:table-cell>
          <table:table-cell office:value-type="float" office:value="9438" calcext:value-type="float">
            <text:p>9438</text:p>
          </table:table-cell>
          <table:table-cell office:value-type="float" office:value="1.019727" calcext:value-type="float">
            <text:p>1.019727</text:p>
          </table:table-cell>
          <table:table-cell office:value-type="float" office:value="100.495397" calcext:value-type="float">
            <text:p>100.495397</text:p>
          </table:table-cell>
          <table:table-cell office:value-type="float" office:value="99.47567" calcext:value-type="float">
            <text:p>99.47567</text:p>
          </table:table-cell>
          <table:table-cell office:value-type="float" office:value="0.798489" calcext:value-type="float">
            <text:p>0.798489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352132" calcext:value-type="float">
            <text:p>11352132</text:p>
          </table:table-cell>
          <table:table-cell office:value-type="float" office:value="2250228" calcext:value-type="float">
            <text:p>2250228</text:p>
          </table:table-cell>
          <table:table-cell office:value-type="float" office:value="10791" calcext:value-type="float">
            <text:p>10791</text:p>
          </table:table-cell>
          <table:table-cell office:value-type="float" office:value="2139" calcext:value-type="float">
            <text:p>2139</text:p>
          </table:table-cell>
          <table:table-cell office:value-type="float" office:value="1.066279" calcext:value-type="float">
            <text:p>1.066279</text:p>
          </table:table-cell>
          <table:table-cell office:value-type="float" office:value="100.741225" calcext:value-type="float">
            <text:p>100.741225</text:p>
          </table:table-cell>
          <table:table-cell office:value-type="float" office:value="99.674946" calcext:value-type="float">
            <text:p>99.674946</text:p>
          </table:table-cell>
          <table:table-cell office:value-type="float" office:value="0.180605" calcext:value-type="float">
            <text:p>0.180605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744" calcext:value-type="float">
            <text:p>83744</text:p>
          </table:table-cell>
          <table:table-cell office:value-type="float" office:value="83304" calcext:value-type="float">
            <text:p>83304</text:p>
          </table:table-cell>
          <table:table-cell office:value-type="float" office:value="2070" calcext:value-type="float">
            <text:p>2070</text:p>
          </table:table-cell>
          <table:table-cell office:value-type="float" office:value="2059" calcext:value-type="float">
            <text:p>2059</text:p>
          </table:table-cell>
          <table:table-cell office:value-type="float" office:value="1.013852" calcext:value-type="float">
            <text:p>1.013852</text:p>
          </table:table-cell>
          <table:table-cell office:value-type="float" office:value="100.770705" calcext:value-type="float">
            <text:p>100.770705</text:p>
          </table:table-cell>
          <table:table-cell office:value-type="float" office:value="99.756853" calcext:value-type="float">
            <text:p>99.756853</text:p>
          </table:table-cell>
          <table:table-cell office:value-type="float" office:value="0.006681" calcext:value-type="float">
            <text:p>0.006681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021665" calcext:value-type="float">
            <text:p>1.021665</text:p>
          </table:table-cell>
          <table:table-cell office:value-type="float" office:value="99.984465" calcext:value-type="float">
            <text:p>99.984465</text:p>
          </table:table-cell>
          <table:table-cell office:value-type="float" office:value="98.9628" calcext:value-type="float">
            <text:p>98.962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52" calcext:value-type="float">
            <text:p>852</text:p>
          </table:table-cell>
          <table:table-cell office:value-type="float" office:value="732" calcext:value-type="float">
            <text:p>73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.042708" calcext:value-type="float">
            <text:p>1.042708</text:p>
          </table:table-cell>
          <table:table-cell office:value-type="float" office:value="100.461931" calcext:value-type="float">
            <text:p>100.461931</text:p>
          </table:table-cell>
          <table:table-cell office:value-type="float" office:value="99.419223" calcext:value-type="float">
            <text:p>99.419223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616" calcext:value-type="float">
            <text:p>11616</text:p>
          </table:table-cell>
          <table:table-cell office:value-type="float" office:value="11520" calcext:value-type="float">
            <text:p>1152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3.657578" calcext:value-type="float">
            <text:p>3.657578</text:p>
          </table:table-cell>
          <table:table-cell office:value-type="float" office:value="99.20404" calcext:value-type="float">
            <text:p>99.20404</text:p>
          </table:table-cell>
          <table:table-cell office:value-type="float" office:value="95.546462" calcext:value-type="float">
            <text:p>95.546462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1.785856" calcext:value-type="float">
            <text:p>1.78585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10015040" calcext:value-type="float">
            <text:p>10015040</text:p>
          </table:table-cell>
          <table:table-cell office:value-type="float" office:value="10891" calcext:value-type="float">
            <text:p>10891</text:p>
          </table:table-cell>
          <table:table-cell office:value-type="float" office:value="9520" calcext:value-type="float">
            <text:p>9520</text:p>
          </table:table-cell>
          <table:table-cell office:value-type="float" office:value="1.015497" calcext:value-type="float">
            <text:p>1.015497</text:p>
          </table:table-cell>
          <table:table-cell office:value-type="float" office:value="100.313947" calcext:value-type="float">
            <text:p>100.313947</text:p>
          </table:table-cell>
          <table:table-cell office:value-type="float" office:value="99.298449" calcext:value-type="float">
            <text:p>99.298449</text:p>
          </table:table-cell>
          <table:table-cell office:value-type="float" office:value="0.806864" calcext:value-type="float">
            <text:p>0.80686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457332" calcext:value-type="float">
            <text:p>11457332</text:p>
          </table:table-cell>
          <table:table-cell office:value-type="float" office:value="2084012" calcext:value-type="float">
            <text:p>2084012</text:p>
          </table:table-cell>
          <table:table-cell office:value-type="float" office:value="10891" calcext:value-type="float">
            <text:p>10891</text:p>
          </table:table-cell>
          <table:table-cell office:value-type="float" office:value="1981" calcext:value-type="float">
            <text:p>1981</text:p>
          </table:table-cell>
          <table:table-cell office:value-type="float" office:value="1.076008" calcext:value-type="float">
            <text:p>1.076008</text:p>
          </table:table-cell>
          <table:table-cell office:value-type="float" office:value="100.554312" calcext:value-type="float">
            <text:p>100.554312</text:p>
          </table:table-cell>
          <table:table-cell office:value-type="float" office:value="99.478304" calcext:value-type="float">
            <text:p>99.478304</text:p>
          </table:table-cell>
          <table:table-cell office:value-type="float" office:value="0.167595" calcext:value-type="float">
            <text:p>0.167595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304" calcext:value-type="float">
            <text:p>88304</text:p>
          </table:table-cell>
          <table:table-cell office:value-type="float" office:value="87744" calcext:value-type="float">
            <text:p>87744</text:p>
          </table:table-cell>
          <table:table-cell office:value-type="float" office:value="2184" calcext:value-type="float">
            <text:p>2184</text:p>
          </table:table-cell>
          <table:table-cell office:value-type="float" office:value="2170" calcext:value-type="float">
            <text:p>2170</text:p>
          </table:table-cell>
          <table:table-cell office:value-type="float" office:value="1.037496" calcext:value-type="float">
            <text:p>1.037496</text:p>
          </table:table-cell>
          <table:table-cell office:value-type="float" office:value="100.047377" calcext:value-type="float">
            <text:p>100.047377</text:p>
          </table:table-cell>
          <table:table-cell office:value-type="float" office:value="99.009881" calcext:value-type="float">
            <text:p>99.00988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017016" calcext:value-type="float">
            <text:p>1.017016</text:p>
          </table:table-cell>
          <table:table-cell office:value-type="float" office:value="94.369783" calcext:value-type="float">
            <text:p>94.369783</text:p>
          </table:table-cell>
          <table:table-cell office:value-type="float" office:value="93.352767" calcext:value-type="float">
            <text:p>93.352767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86" calcext:value-type="float">
            <text:p>1086</text:p>
          </table:table-cell>
          <table:table-cell office:value-type="float" office:value="726" calcext:value-type="float">
            <text:p>72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.047897" calcext:value-type="float">
            <text:p>1.047897</text:p>
          </table:table-cell>
          <table:table-cell office:value-type="float" office:value="92.094499" calcext:value-type="float">
            <text:p>92.094499</text:p>
          </table:table-cell>
          <table:table-cell office:value-type="float" office:value="91.046602" calcext:value-type="float">
            <text:p>91.046602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904" calcext:value-type="float">
            <text:p>11904</text:p>
          </table:table-cell>
          <table:table-cell office:value-type="float" office:value="11760" calcext:value-type="float">
            <text:p>11760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3.454741" calcext:value-type="float">
            <text:p>3.454741</text:p>
          </table:table-cell>
          <table:table-cell office:value-type="float" office:value="99.676491" calcext:value-type="float">
            <text:p>99.676491</text:p>
          </table:table-cell>
          <table:table-cell office:value-type="float" office:value="96.221749" calcext:value-type="float">
            <text:p>96.221749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1.80224" calcext:value-type="float">
            <text:p>1.802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9957180" calcext:value-type="float">
            <text:p>9957180</text:p>
          </table:table-cell>
          <table:table-cell office:value-type="float" office:value="10990" calcext:value-type="float">
            <text:p>10990</text:p>
          </table:table-cell>
          <table:table-cell office:value-type="float" office:value="9465" calcext:value-type="float">
            <text:p>9465</text:p>
          </table:table-cell>
          <table:table-cell office:value-type="float" office:value="1.018927" calcext:value-type="float">
            <text:p>1.018927</text:p>
          </table:table-cell>
          <table:table-cell office:value-type="float" office:value="100.48782" calcext:value-type="float">
            <text:p>100.48782</text:p>
          </table:table-cell>
          <table:table-cell office:value-type="float" office:value="99.468893" calcext:value-type="float">
            <text:p>99.468893</text:p>
          </table:table-cell>
          <table:table-cell office:value-type="float" office:value="0.800828" calcext:value-type="float">
            <text:p>0.800828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561480" calcext:value-type="float">
            <text:p>11561480</text:p>
          </table:table-cell>
          <table:table-cell office:value-type="float" office:value="1985124" calcext:value-type="float">
            <text:p>1985124</text:p>
          </table:table-cell>
          <table:table-cell office:value-type="float" office:value="10990" calcext:value-type="float">
            <text:p>10990</text:p>
          </table:table-cell>
          <table:table-cell office:value-type="float" office:value="1887" calcext:value-type="float">
            <text:p>1887</text:p>
          </table:table-cell>
          <table:table-cell office:value-type="float" office:value="1.081995" calcext:value-type="float">
            <text:p>1.081995</text:p>
          </table:table-cell>
          <table:table-cell office:value-type="float" office:value="101.107065" calcext:value-type="float">
            <text:p>101.107065</text:p>
          </table:table-cell>
          <table:table-cell office:value-type="float" office:value="100.02507" calcext:value-type="float">
            <text:p>100.02507</text:p>
          </table:table-cell>
          <table:table-cell office:value-type="float" office:value="0.15877" calcext:value-type="float">
            <text:p>0.1587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024" calcext:value-type="float">
            <text:p>96024</text:p>
          </table:table-cell>
          <table:table-cell office:value-type="float" office:value="95168" calcext:value-type="float">
            <text:p>95168</text:p>
          </table:table-cell>
          <table:table-cell office:value-type="float" office:value="2378" calcext:value-type="float">
            <text:p>2378</text:p>
          </table:table-cell>
          <table:table-cell office:value-type="float" office:value="2357" calcext:value-type="float">
            <text:p>2357</text:p>
          </table:table-cell>
          <table:table-cell office:value-type="float" office:value="1.012932" calcext:value-type="float">
            <text:p>1.012932</text:p>
          </table:table-cell>
          <table:table-cell office:value-type="float" office:value="100.577893" calcext:value-type="float">
            <text:p>100.577893</text:p>
          </table:table-cell>
          <table:table-cell office:value-type="float" office:value="99.564961" calcext:value-type="float">
            <text:p>99.564961</text:p>
          </table:table-cell>
          <table:table-cell office:value-type="float" office:value="0.007647" calcext:value-type="float">
            <text:p>0.007647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864" calcext:value-type="float">
            <text:p>864</text:p>
          </table:table-cell>
          <table:table-cell office:value-type="float" office:value="768" calcext:value-type="float">
            <text:p>76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.020545" calcext:value-type="float">
            <text:p>1.020545</text:p>
          </table:table-cell>
          <table:table-cell office:value-type="float" office:value="97.472507" calcext:value-type="float">
            <text:p>97.472507</text:p>
          </table:table-cell>
          <table:table-cell office:value-type="float" office:value="96.451962" calcext:value-type="float">
            <text:p>96.451962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16" calcext:value-type="float">
            <text:p>816</text:p>
          </table:table-cell>
          <table:table-cell office:value-type="float" office:value="666" calcext:value-type="float">
            <text:p>66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043015" calcext:value-type="float">
            <text:p>1.043015</text:p>
          </table:table-cell>
          <table:table-cell office:value-type="float" office:value="97.451449" calcext:value-type="float">
            <text:p>97.451449</text:p>
          </table:table-cell>
          <table:table-cell office:value-type="float" office:value="96.408434" calcext:value-type="float">
            <text:p>96.408434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088" calcext:value-type="float">
            <text:p>11088</text:p>
          </table:table-cell>
          <table:table-cell office:value-type="float" office:value="10944" calcext:value-type="float">
            <text:p>10944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3.396614" calcext:value-type="float">
            <text:p>3.396614</text:p>
          </table:table-cell>
          <table:table-cell office:value-type="float" office:value="100.576455" calcext:value-type="float">
            <text:p>100.576455</text:p>
          </table:table-cell>
          <table:table-cell office:value-type="float" office:value="97.179841" calcext:value-type="float">
            <text:p>97.179841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1.818624" calcext:value-type="float">
            <text:p>1.81862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10096044" calcext:value-type="float">
            <text:p>10096044</text:p>
          </table:table-cell>
          <table:table-cell office:value-type="float" office:value="11089" calcext:value-type="float">
            <text:p>11089</text:p>
          </table:table-cell>
          <table:table-cell office:value-type="float" office:value="9597" calcext:value-type="float">
            <text:p>9597</text:p>
          </table:table-cell>
          <table:table-cell office:value-type="float" office:value="1.014349" calcext:value-type="float">
            <text:p>1.014349</text:p>
          </table:table-cell>
          <table:table-cell office:value-type="float" office:value="100.421444" calcext:value-type="float">
            <text:p>100.421444</text:p>
          </table:table-cell>
          <table:table-cell office:value-type="float" office:value="99.407095" calcext:value-type="float">
            <text:p>99.407095</text:p>
          </table:table-cell>
          <table:table-cell office:value-type="float" office:value="0.812501" calcext:value-type="float">
            <text:p>0.812501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665628" calcext:value-type="float">
            <text:p>11665628</text:p>
          </table:table-cell>
          <table:table-cell office:value-type="float" office:value="2047192" calcext:value-type="float">
            <text:p>2047192</text:p>
          </table:table-cell>
          <table:table-cell office:value-type="float" office:value="11089" calcext:value-type="float">
            <text:p>11089</text:p>
          </table:table-cell>
          <table:table-cell office:value-type="float" office:value="1946" calcext:value-type="float">
            <text:p>1946</text:p>
          </table:table-cell>
          <table:table-cell office:value-type="float" office:value="1.072458" calcext:value-type="float">
            <text:p>1.072458</text:p>
          </table:table-cell>
          <table:table-cell office:value-type="float" office:value="100.789364" calcext:value-type="float">
            <text:p>100.789364</text:p>
          </table:table-cell>
          <table:table-cell office:value-type="float" office:value="99.716906" calcext:value-type="float">
            <text:p>99.716906</text:p>
          </table:table-cell>
          <table:table-cell office:value-type="float" office:value="0.16424" calcext:value-type="float">
            <text:p>0.16424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848" calcext:value-type="float">
            <text:p>89848</text:p>
          </table:table-cell>
          <table:table-cell office:value-type="float" office:value="89248" calcext:value-type="float">
            <text:p>89248</text:p>
          </table:table-cell>
          <table:table-cell office:value-type="float" office:value="2223" calcext:value-type="float">
            <text:p>2223</text:p>
          </table:table-cell>
          <table:table-cell office:value-type="float" office:value="2208" calcext:value-type="float">
            <text:p>2208</text:p>
          </table:table-cell>
          <table:table-cell office:value-type="float" office:value="1.039203" calcext:value-type="float">
            <text:p>1.039203</text:p>
          </table:table-cell>
          <table:table-cell office:value-type="float" office:value="100.594383" calcext:value-type="float">
            <text:p>100.594383</text:p>
          </table:table-cell>
          <table:table-cell office:value-type="float" office:value="99.55518" calcext:value-type="float">
            <text:p>99.55518</text:p>
          </table:table-cell>
          <table:table-cell office:value-type="float" office:value="0.007172" calcext:value-type="float">
            <text:p>0.00717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023008" calcext:value-type="float">
            <text:p>1.023008</text:p>
          </table:table-cell>
          <table:table-cell office:value-type="float" office:value="100.583183" calcext:value-type="float">
            <text:p>100.583183</text:p>
          </table:table-cell>
          <table:table-cell office:value-type="float" office:value="99.560175" calcext:value-type="float">
            <text:p>99.560175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60" calcext:value-type="float">
            <text:p>960</text:p>
          </table:table-cell>
          <table:table-cell office:value-type="float" office:value="810" calcext:value-type="float">
            <text:p>8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.055795" calcext:value-type="float">
            <text:p>1.055795</text:p>
          </table:table-cell>
          <table:table-cell office:value-type="float" office:value="100.556864" calcext:value-type="float">
            <text:p>100.556864</text:p>
          </table:table-cell>
          <table:table-cell office:value-type="float" office:value="99.50107" calcext:value-type="float">
            <text:p>99.50107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310" calcext:value-type="float">
            <text:p>11310</text:p>
          </table:table-cell>
          <table:table-cell office:value-type="float" office:value="11166" calcext:value-type="float">
            <text:p>11166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3.509127" calcext:value-type="float">
            <text:p>3.509127</text:p>
          </table:table-cell>
          <table:table-cell office:value-type="float" office:value="100.584489" calcext:value-type="float">
            <text:p>100.584489</text:p>
          </table:table-cell>
          <table:table-cell office:value-type="float" office:value="97.075362" calcext:value-type="float">
            <text:p>97.075362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1.835008" calcext:value-type="float">
            <text:p>1.83500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10047652" calcext:value-type="float">
            <text:p>10047652</text:p>
          </table:table-cell>
          <table:table-cell office:value-type="float" office:value="11187" calcext:value-type="float">
            <text:p>11187</text:p>
          </table:table-cell>
          <table:table-cell office:value-type="float" office:value="9551" calcext:value-type="float">
            <text:p>9551</text:p>
          </table:table-cell>
          <table:table-cell office:value-type="float" office:value="1.014709" calcext:value-type="float">
            <text:p>1.014709</text:p>
          </table:table-cell>
          <table:table-cell office:value-type="float" office:value="100.490167" calcext:value-type="float">
            <text:p>100.490167</text:p>
          </table:table-cell>
          <table:table-cell office:value-type="float" office:value="99.475459" calcext:value-type="float">
            <text:p>99.475459</text:p>
          </table:table-cell>
          <table:table-cell office:value-type="float" office:value="0.808051" calcext:value-type="float">
            <text:p>0.808051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768724" calcext:value-type="float">
            <text:p>11768724</text:p>
          </table:table-cell>
          <table:table-cell office:value-type="float" office:value="1860988" calcext:value-type="float">
            <text:p>1860988</text:p>
          </table:table-cell>
          <table:table-cell office:value-type="float" office:value="11187" calcext:value-type="float">
            <text:p>11187</text:p>
          </table:table-cell>
          <table:table-cell office:value-type="float" office:value="1769" calcext:value-type="float">
            <text:p>1769</text:p>
          </table:table-cell>
          <table:table-cell office:value-type="float" office:value="1.092245" calcext:value-type="float">
            <text:p>1.092245</text:p>
          </table:table-cell>
          <table:table-cell office:value-type="float" office:value="100.553225" calcext:value-type="float">
            <text:p>100.553225</text:p>
          </table:table-cell>
          <table:table-cell office:value-type="float" office:value="99.46098" calcext:value-type="float">
            <text:p>99.46098</text:p>
          </table:table-cell>
          <table:table-cell office:value-type="float" office:value="0.149686" calcext:value-type="float">
            <text:p>0.149686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9128" calcext:value-type="float">
            <text:p>99128</text:p>
          </table:table-cell>
          <table:table-cell office:value-type="float" office:value="98472" calcext:value-type="float">
            <text:p>98472</text:p>
          </table:table-cell>
          <table:table-cell office:value-type="float" office:value="2454" calcext:value-type="float">
            <text:p>2454</text:p>
          </table:table-cell>
          <table:table-cell office:value-type="float" office:value="2438" calcext:value-type="float">
            <text:p>2438</text:p>
          </table:table-cell>
          <table:table-cell office:value-type="float" office:value="1.031428" calcext:value-type="float">
            <text:p>1.031428</text:p>
          </table:table-cell>
          <table:table-cell office:value-type="float" office:value="100.654813" calcext:value-type="float">
            <text:p>100.654813</text:p>
          </table:table-cell>
          <table:table-cell office:value-type="float" office:value="99.623385" calcext:value-type="float">
            <text:p>99.623385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8" calcext:value-type="float">
            <text:p>1288</text:p>
          </table:table-cell>
          <table:table-cell office:value-type="float" office:value="1096" calcext:value-type="float">
            <text:p>109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.016447" calcext:value-type="float">
            <text:p>1.016447</text:p>
          </table:table-cell>
          <table:table-cell office:value-type="float" office:value="87.752132" calcext:value-type="float">
            <text:p>87.752132</text:p>
          </table:table-cell>
          <table:table-cell office:value-type="float" office:value="86.735685" calcext:value-type="float">
            <text:p>86.73568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60" calcext:value-type="float">
            <text:p>960</text:p>
          </table:table-cell>
          <table:table-cell office:value-type="float" office:value="780" calcext:value-type="float">
            <text:p>78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.053566" calcext:value-type="float">
            <text:p>1.053566</text:p>
          </table:table-cell>
          <table:table-cell office:value-type="float" office:value="88.240476" calcext:value-type="float">
            <text:p>88.240476</text:p>
          </table:table-cell>
          <table:table-cell office:value-type="float" office:value="87.18691" calcext:value-type="float">
            <text:p>87.1869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1184" calcext:value-type="float">
            <text:p>11184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.859497" calcext:value-type="float">
            <text:p>2.859497</text:p>
          </table:table-cell>
          <table:table-cell office:value-type="float" office:value="99.108713" calcext:value-type="float">
            <text:p>99.108713</text:p>
          </table:table-cell>
          <table:table-cell office:value-type="float" office:value="96.249216" calcext:value-type="float">
            <text:p>96.249216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1.851392" calcext:value-type="float">
            <text:p>1.851392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10050808" calcext:value-type="float">
            <text:p>10050808</text:p>
          </table:table-cell>
          <table:table-cell office:value-type="float" office:value="11286" calcext:value-type="float">
            <text:p>11286</text:p>
          </table:table-cell>
          <table:table-cell office:value-type="float" office:value="9554" calcext:value-type="float">
            <text:p>9554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00.514394" calcext:value-type="float">
            <text:p>100.514394</text:p>
          </table:table-cell>
          <table:table-cell office:value-type="float" office:value="99.507166" calcext:value-type="float">
            <text:p>99.507166</text:p>
          </table:table-cell>
          <table:table-cell office:value-type="float" office:value="0.808047" calcext:value-type="float">
            <text:p>0.808047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872872" calcext:value-type="float">
            <text:p>11872872</text:p>
          </table:table-cell>
          <table:table-cell office:value-type="float" office:value="1910432" calcext:value-type="float">
            <text:p>1910432</text:p>
          </table:table-cell>
          <table:table-cell office:value-type="float" office:value="11286" calcext:value-type="float">
            <text:p>11286</text:p>
          </table:table-cell>
          <table:table-cell office:value-type="float" office:value="1816" calcext:value-type="float">
            <text:p>1816</text:p>
          </table:table-cell>
          <table:table-cell office:value-type="float" office:value="1.064354" calcext:value-type="float">
            <text:p>1.064354</text:p>
          </table:table-cell>
          <table:table-cell office:value-type="float" office:value="101.055548" calcext:value-type="float">
            <text:p>101.055548</text:p>
          </table:table-cell>
          <table:table-cell office:value-type="float" office:value="99.991194" calcext:value-type="float">
            <text:p>99.991194</text:p>
          </table:table-cell>
          <table:table-cell office:value-type="float" office:value="0.152848" calcext:value-type="float">
            <text:p>0.152848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024" calcext:value-type="float">
            <text:p>96024</text:p>
          </table:table-cell>
          <table:table-cell office:value-type="float" office:value="93752" calcext:value-type="float">
            <text:p>93752</text:p>
          </table:table-cell>
          <table:table-cell office:value-type="float" office:value="2376" calcext:value-type="float">
            <text:p>2376</text:p>
          </table:table-cell>
          <table:table-cell office:value-type="float" office:value="2321" calcext:value-type="float">
            <text:p>2321</text:p>
          </table:table-cell>
          <table:table-cell office:value-type="float" office:value="1.026849" calcext:value-type="float">
            <text:p>1.026849</text:p>
          </table:table-cell>
          <table:table-cell office:value-type="float" office:value="100.556057" calcext:value-type="float">
            <text:p>100.556057</text:p>
          </table:table-cell>
          <table:table-cell office:value-type="float" office:value="99.529208" calcext:value-type="float">
            <text:p>99.529208</text:p>
          </table:table-cell>
          <table:table-cell office:value-type="float" office:value="0.007536" calcext:value-type="float">
            <text:p>0.007536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0" calcext:value-type="float">
            <text:p>1720</text:p>
          </table:table-cell>
          <table:table-cell office:value-type="float" office:value="1432" calcext:value-type="float">
            <text:p>143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.017223" calcext:value-type="float">
            <text:p>1.017223</text:p>
          </table:table-cell>
          <table:table-cell office:value-type="float" office:value="100.557736" calcext:value-type="float">
            <text:p>100.557736</text:p>
          </table:table-cell>
          <table:table-cell office:value-type="float" office:value="99.540512" calcext:value-type="float">
            <text:p>99.54051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68" calcext:value-type="float">
            <text:p>1368</text:p>
          </table:table-cell>
          <table:table-cell office:value-type="float" office:value="1248" calcext:value-type="float">
            <text:p>124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.036503" calcext:value-type="float">
            <text:p>1.036503</text:p>
          </table:table-cell>
          <table:table-cell office:value-type="float" office:value="100.518309" calcext:value-type="float">
            <text:p>100.518309</text:p>
          </table:table-cell>
          <table:table-cell office:value-type="float" office:value="99.481806" calcext:value-type="float">
            <text:p>99.4818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878" calcext:value-type="float">
            <text:p>10878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.765166" calcext:value-type="float">
            <text:p>2.765166</text:p>
          </table:table-cell>
          <table:table-cell office:value-type="float" office:value="100.559042" calcext:value-type="float">
            <text:p>100.559042</text:p>
          </table:table-cell>
          <table:table-cell office:value-type="float" office:value="97.793875" calcext:value-type="float">
            <text:p>97.79387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1.867776" calcext:value-type="float">
            <text:p>1.86777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10056068" calcext:value-type="float">
            <text:p>10056068</text:p>
          </table:table-cell>
          <table:table-cell office:value-type="float" office:value="11386" calcext:value-type="float">
            <text:p>11386</text:p>
          </table:table-cell>
          <table:table-cell office:value-type="float" office:value="9559" calcext:value-type="float">
            <text:p>9559</text:p>
          </table:table-cell>
          <table:table-cell office:value-type="float" office:value="1.020467" calcext:value-type="float">
            <text:p>1.020467</text:p>
          </table:table-cell>
          <table:table-cell office:value-type="float" office:value="100.300364" calcext:value-type="float">
            <text:p>100.300364</text:p>
          </table:table-cell>
          <table:table-cell office:value-type="float" office:value="99.279897" calcext:value-type="float">
            <text:p>99.279897</text:p>
          </table:table-cell>
          <table:table-cell office:value-type="float" office:value="0.810321" calcext:value-type="float">
            <text:p>0.810321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1978072" calcext:value-type="float">
            <text:p>11978072</text:p>
          </table:table-cell>
          <table:table-cell office:value-type="float" office:value="1906224" calcext:value-type="float">
            <text:p>1906224</text:p>
          </table:table-cell>
          <table:table-cell office:value-type="float" office:value="11386" calcext:value-type="float">
            <text:p>11386</text:p>
          </table:table-cell>
          <table:table-cell office:value-type="float" office:value="1812" calcext:value-type="float">
            <text:p>1812</text:p>
          </table:table-cell>
          <table:table-cell office:value-type="float" office:value="1.067334" calcext:value-type="float">
            <text:p>1.067334</text:p>
          </table:table-cell>
          <table:table-cell office:value-type="float" office:value="100.834109" calcext:value-type="float">
            <text:p>100.834109</text:p>
          </table:table-cell>
          <table:table-cell office:value-type="float" office:value="99.766775" calcext:value-type="float">
            <text:p>99.766775</text:p>
          </table:table-cell>
          <table:table-cell office:value-type="float" office:value="0.152854" calcext:value-type="float">
            <text:p>0.152854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7704" calcext:value-type="float">
            <text:p>97704</text:p>
          </table:table-cell>
          <table:table-cell office:value-type="float" office:value="96128" calcext:value-type="float">
            <text:p>96128</text:p>
          </table:table-cell>
          <table:table-cell office:value-type="float" office:value="2418" calcext:value-type="float">
            <text:p>2418</text:p>
          </table:table-cell>
          <table:table-cell office:value-type="float" office:value="2379" calcext:value-type="float">
            <text:p>2379</text:p>
          </table:table-cell>
          <table:table-cell office:value-type="float" office:value="1.014772" calcext:value-type="float">
            <text:p>1.014772</text:p>
          </table:table-cell>
          <table:table-cell office:value-type="float" office:value="100.305182" calcext:value-type="float">
            <text:p>100.305182</text:p>
          </table:table-cell>
          <table:table-cell office:value-type="float" office:value="99.29041" calcext:value-type="float">
            <text:p>99.29041</text:p>
          </table:table-cell>
          <table:table-cell office:value-type="float" office:value="0.007745" calcext:value-type="float">
            <text:p>0.007745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0" calcext:value-type="float">
            <text:p>1440</text:p>
          </table:table-cell>
          <table:table-cell office:value-type="float" office:value="1008" calcext:value-type="float">
            <text:p>100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.023179" calcext:value-type="float">
            <text:p>1.023179</text:p>
          </table:table-cell>
          <table:table-cell office:value-type="float" office:value="98.510162" calcext:value-type="float">
            <text:p>98.510162</text:p>
          </table:table-cell>
          <table:table-cell office:value-type="float" office:value="97.486983" calcext:value-type="float">
            <text:p>97.486983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0" calcext:value-type="float">
            <text:p>1320</text:p>
          </table:table-cell>
          <table:table-cell office:value-type="float" office:value="1200" calcext:value-type="float">
            <text:p>120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.037213" calcext:value-type="float">
            <text:p>1.037213</text:p>
          </table:table-cell>
          <table:table-cell office:value-type="float" office:value="100.005508" calcext:value-type="float">
            <text:p>100.005508</text:p>
          </table:table-cell>
          <table:table-cell office:value-type="float" office:value="98.968295" calcext:value-type="float">
            <text:p>98.968295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1376" calcext:value-type="float">
            <text:p>11376</text:p>
          </table:table-cell>
          <table:table-cell office:value-type="float" office:value="11328" calcext:value-type="float">
            <text:p>1132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3.855939" calcext:value-type="float">
            <text:p>3.855939</text:p>
          </table:table-cell>
          <table:table-cell office:value-type="float" office:value="99.618851" calcext:value-type="float">
            <text:p>99.618851</text:p>
          </table:table-cell>
          <table:table-cell office:value-type="float" office:value="95.762913" calcext:value-type="float">
            <text:p>95.762913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1.88416" calcext:value-type="float">
            <text:p>1.8841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10213868" calcext:value-type="float">
            <text:p>10213868</text:p>
          </table:table-cell>
          <table:table-cell office:value-type="float" office:value="11484" calcext:value-type="float">
            <text:p>11484</text:p>
          </table:table-cell>
          <table:table-cell office:value-type="float" office:value="9709" calcext:value-type="float">
            <text:p>9709</text:p>
          </table:table-cell>
          <table:table-cell office:value-type="float" office:value="1.00907" calcext:value-type="float">
            <text:p>1.00907</text:p>
          </table:table-cell>
          <table:table-cell office:value-type="float" office:value="100.540773" calcext:value-type="float">
            <text:p>100.540773</text:p>
          </table:table-cell>
          <table:table-cell office:value-type="float" office:value="99.531703" calcext:value-type="float">
            <text:p>99.531703</text:p>
          </table:table-cell>
          <table:table-cell office:value-type="float" office:value="0.820954" calcext:value-type="float">
            <text:p>0.820954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081168" calcext:value-type="float">
            <text:p>12081168</text:p>
          </table:table-cell>
          <table:table-cell office:value-type="float" office:value="1929368" calcext:value-type="float">
            <text:p>1929368</text:p>
          </table:table-cell>
          <table:table-cell office:value-type="float" office:value="11484" calcext:value-type="float">
            <text:p>11484</text:p>
          </table:table-cell>
          <table:table-cell office:value-type="float" office:value="1834" calcext:value-type="float">
            <text:p>1834</text:p>
          </table:table-cell>
          <table:table-cell office:value-type="float" office:value="1.314777" calcext:value-type="float">
            <text:p>1.314777</text:p>
          </table:table-cell>
          <table:table-cell office:value-type="float" office:value="101.057976" calcext:value-type="float">
            <text:p>101.057976</text:p>
          </table:table-cell>
          <table:table-cell office:value-type="float" office:value="99.743199" calcext:value-type="float">
            <text:p>99.743199</text:p>
          </table:table-cell>
          <table:table-cell office:value-type="float" office:value="0.154747" calcext:value-type="float">
            <text:p>0.154747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184" calcext:value-type="float">
            <text:p>90184</text:p>
          </table:table-cell>
          <table:table-cell office:value-type="float" office:value="88272" calcext:value-type="float">
            <text:p>88272</text:p>
          </table:table-cell>
          <table:table-cell office:value-type="float" office:value="2230" calcext:value-type="float">
            <text:p>2230</text:p>
          </table:table-cell>
          <table:table-cell office:value-type="float" office:value="2184" calcext:value-type="float">
            <text:p>2184</text:p>
          </table:table-cell>
          <table:table-cell office:value-type="float" office:value="1.266487" calcext:value-type="float">
            <text:p>1.266487</text:p>
          </table:table-cell>
          <table:table-cell office:value-type="float" office:value="101.065868" calcext:value-type="float">
            <text:p>101.065868</text:p>
          </table:table-cell>
          <table:table-cell office:value-type="float" office:value="99.799381" calcext:value-type="float">
            <text:p>99.799381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6" calcext:value-type="float">
            <text:p>2496</text:p>
          </table:table-cell>
          <table:table-cell office:value-type="float" office:value="1824" calcext:value-type="float">
            <text:p>1824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.251067" calcext:value-type="float">
            <text:p>1.251067</text:p>
          </table:table-cell>
          <table:table-cell office:value-type="float" office:value="101.067607" calcext:value-type="float">
            <text:p>101.067607</text:p>
          </table:table-cell>
          <table:table-cell office:value-type="float" office:value="99.81654" calcext:value-type="float">
            <text:p>99.8165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6" calcext:value-type="float">
            <text:p>1716</text:p>
          </table:table-cell>
          <table:table-cell office:value-type="float" office:value="1356" calcext:value-type="float">
            <text:p>135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.276276" calcext:value-type="float">
            <text:p>1.276276</text:p>
          </table:table-cell>
          <table:table-cell office:value-type="float" office:value="100.543358" calcext:value-type="float">
            <text:p>100.543358</text:p>
          </table:table-cell>
          <table:table-cell office:value-type="float" office:value="99.267082" calcext:value-type="float">
            <text:p>99.26708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716" calcext:value-type="float">
            <text:p>10716</text:p>
          </table:table-cell>
          <table:table-cell office:value-type="float" office:value="10620" calcext:value-type="float">
            <text:p>10620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6.367588" calcext:value-type="float">
            <text:p>6.367588</text:p>
          </table:table-cell>
          <table:table-cell office:value-type="float" office:value="101.192793" calcext:value-type="float">
            <text:p>101.192793</text:p>
          </table:table-cell>
          <table:table-cell office:value-type="float" office:value="94.825204" calcext:value-type="float">
            <text:p>94.825204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1.900544" calcext:value-type="float">
            <text:p>1.900544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10309600" calcext:value-type="float">
            <text:p>10309600</text:p>
          </table:table-cell>
          <table:table-cell office:value-type="float" office:value="11583" calcext:value-type="float">
            <text:p>11583</text:p>
          </table:table-cell>
          <table:table-cell office:value-type="float" office:value="9800" calcext:value-type="float">
            <text:p>9800</text:p>
          </table:table-cell>
          <table:table-cell office:value-type="float" office:value="1.014209" calcext:value-type="float">
            <text:p>1.014209</text:p>
          </table:table-cell>
          <table:table-cell office:value-type="float" office:value="100.446031" calcext:value-type="float">
            <text:p>100.446031</text:p>
          </table:table-cell>
          <table:table-cell office:value-type="float" office:value="99.431822" calcext:value-type="float">
            <text:p>99.431822</text:p>
          </table:table-cell>
          <table:table-cell office:value-type="float" office:value="0.829481" calcext:value-type="float">
            <text:p>0.829481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185316" calcext:value-type="float">
            <text:p>12185316</text:p>
          </table:table-cell>
          <table:table-cell office:value-type="float" office:value="1752632" calcext:value-type="float">
            <text:p>1752632</text:p>
          </table:table-cell>
          <table:table-cell office:value-type="float" office:value="11583" calcext:value-type="float">
            <text:p>11583</text:p>
          </table:table-cell>
          <table:table-cell office:value-type="float" office:value="1666" calcext:value-type="float">
            <text:p>1666</text:p>
          </table:table-cell>
          <table:table-cell office:value-type="float" office:value="1.094733" calcext:value-type="float">
            <text:p>1.094733</text:p>
          </table:table-cell>
          <table:table-cell office:value-type="float" office:value="100.648007" calcext:value-type="float">
            <text:p>100.648007</text:p>
          </table:table-cell>
          <table:table-cell office:value-type="float" office:value="99.553274" calcext:value-type="float">
            <text:p>99.553274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384" calcext:value-type="float">
            <text:p>92384</text:p>
          </table:table-cell>
          <table:table-cell office:value-type="float" office:value="90936" calcext:value-type="float">
            <text:p>90936</text:p>
          </table:table-cell>
          <table:table-cell office:value-type="float" office:value="2287" calcext:value-type="float">
            <text:p>2287</text:p>
          </table:table-cell>
          <table:table-cell office:value-type="float" office:value="2252" calcext:value-type="float">
            <text:p>2252</text:p>
          </table:table-cell>
          <table:table-cell office:value-type="float" office:value="1.038729" calcext:value-type="float">
            <text:p>1.038729</text:p>
          </table:table-cell>
          <table:table-cell office:value-type="float" office:value="100.168385" calcext:value-type="float">
            <text:p>100.168385</text:p>
          </table:table-cell>
          <table:table-cell office:value-type="float" office:value="99.129656" calcext:value-type="float">
            <text:p>99.129656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8" calcext:value-type="float">
            <text:p>1808</text:p>
          </table:table-cell>
          <table:table-cell office:value-type="float" office:value="1328" calcext:value-type="float">
            <text:p>132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.022828" calcext:value-type="float">
            <text:p>1.022828</text:p>
          </table:table-cell>
          <table:table-cell office:value-type="float" office:value="95.896798" calcext:value-type="float">
            <text:p>95.896798</text:p>
          </table:table-cell>
          <table:table-cell office:value-type="float" office:value="94.87397" calcext:value-type="float">
            <text:p>94.8739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72" calcext:value-type="float">
            <text:p>1572</text:p>
          </table:table-cell>
          <table:table-cell office:value-type="float" office:value="1176" calcext:value-type="float">
            <text:p>117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.0665" calcext:value-type="float">
            <text:p>1.0665</text:p>
          </table:table-cell>
          <table:table-cell office:value-type="float" office:value="95.396059" calcext:value-type="float">
            <text:p>95.396059</text:p>
          </table:table-cell>
          <table:table-cell office:value-type="float" office:value="94.329559" calcext:value-type="float">
            <text:p>94.32955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416" calcext:value-type="float">
            <text:p>10416</text:p>
          </table:table-cell>
          <table:table-cell office:value-type="float" office:value="10272" calcext:value-type="float">
            <text:p>10272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3.590123" calcext:value-type="float">
            <text:p>3.590123</text:p>
          </table:table-cell>
          <table:table-cell office:value-type="float" office:value="99.736827" calcext:value-type="float">
            <text:p>99.736827</text:p>
          </table:table-cell>
          <table:table-cell office:value-type="float" office:value="96.146704" calcext:value-type="float">
            <text:p>96.146704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1.916928" calcext:value-type="float">
            <text:p>1.916928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10387448" calcext:value-type="float">
            <text:p>10387448</text:p>
          </table:table-cell>
          <table:table-cell office:value-type="float" office:value="11683" calcext:value-type="float">
            <text:p>11683</text:p>
          </table:table-cell>
          <table:table-cell office:value-type="float" office:value="9874" calcext:value-type="float">
            <text:p>9874</text:p>
          </table:table-cell>
          <table:table-cell office:value-type="float" office:value="1.010356" calcext:value-type="float">
            <text:p>1.010356</text:p>
          </table:table-cell>
          <table:table-cell office:value-type="float" office:value="100.504898" calcext:value-type="float">
            <text:p>100.504898</text:p>
          </table:table-cell>
          <table:table-cell office:value-type="float" office:value="99.494542" calcext:value-type="float">
            <text:p>99.494542</text:p>
          </table:table-cell>
          <table:table-cell office:value-type="float" office:value="0.835218" calcext:value-type="float">
            <text:p>0.835218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290516" calcext:value-type="float">
            <text:p>12290516</text:p>
          </table:table-cell>
          <table:table-cell office:value-type="float" office:value="1841000" calcext:value-type="float">
            <text:p>1841000</text:p>
          </table:table-cell>
          <table:table-cell office:value-type="float" office:value="11683" calcext:value-type="float">
            <text:p>11683</text:p>
          </table:table-cell>
          <table:table-cell office:value-type="float" office:value="1750" calcext:value-type="float">
            <text:p>1750</text:p>
          </table:table-cell>
          <table:table-cell office:value-type="float" office:value="1.088043" calcext:value-type="float">
            <text:p>1.088043</text:p>
          </table:table-cell>
          <table:table-cell office:value-type="float" office:value="100.78771" calcext:value-type="float">
            <text:p>100.78771</text:p>
          </table:table-cell>
          <table:table-cell office:value-type="float" office:value="99.699667" calcext:value-type="float">
            <text:p>99.699667</text:p>
          </table:table-cell>
          <table:table-cell office:value-type="float" office:value="0.147724" calcext:value-type="float">
            <text:p>0.147724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128" calcext:value-type="float">
            <text:p>88128</text:p>
          </table:table-cell>
          <table:table-cell office:value-type="float" office:value="86632" calcext:value-type="float">
            <text:p>86632</text:p>
          </table:table-cell>
          <table:table-cell office:value-type="float" office:value="2180" calcext:value-type="float">
            <text:p>2180</text:p>
          </table:table-cell>
          <table:table-cell office:value-type="float" office:value="2144" calcext:value-type="float">
            <text:p>2144</text:p>
          </table:table-cell>
          <table:table-cell office:value-type="float" office:value="1.027575" calcext:value-type="float">
            <text:p>1.027575</text:p>
          </table:table-cell>
          <table:table-cell office:value-type="float" office:value="100.792228" calcext:value-type="float">
            <text:p>100.792228</text:p>
          </table:table-cell>
          <table:table-cell office:value-type="float" office:value="99.764653" calcext:value-type="float">
            <text:p>99.764653</text:p>
          </table:table-cell>
          <table:table-cell office:value-type="float" office:value="0.006947" calcext:value-type="float">
            <text:p>0.00694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2" calcext:value-type="float">
            <text:p>1912</text:p>
          </table:table-cell>
          <table:table-cell office:value-type="float" office:value="1288" calcext:value-type="float">
            <text:p>128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.012255" calcext:value-type="float">
            <text:p>1.012255</text:p>
          </table:table-cell>
          <table:table-cell office:value-type="float" office:value="99.465926" calcext:value-type="float">
            <text:p>99.465926</text:p>
          </table:table-cell>
          <table:table-cell office:value-type="float" office:value="98.453671" calcext:value-type="float">
            <text:p>98.453671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84" calcext:value-type="float">
            <text:p>1884</text:p>
          </table:table-cell>
          <table:table-cell office:value-type="float" office:value="1434" calcext:value-type="float">
            <text:p>143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.043023" calcext:value-type="float">
            <text:p>1.043023</text:p>
          </table:table-cell>
          <table:table-cell office:value-type="float" office:value="99.157893" calcext:value-type="float">
            <text:p>99.157893</text:p>
          </table:table-cell>
          <table:table-cell office:value-type="float" office:value="98.114869" calcext:value-type="float">
            <text:p>98.114869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560" calcext:value-type="float">
            <text:p>10560</text:p>
          </table:table-cell>
          <table:table-cell office:value-type="float" office:value="10320" calcext:value-type="float">
            <text:p>10320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4.675318" calcext:value-type="float">
            <text:p>4.675318</text:p>
          </table:table-cell>
          <table:table-cell office:value-type="float" office:value="100.753917" calcext:value-type="float">
            <text:p>100.753917</text:p>
          </table:table-cell>
          <table:table-cell office:value-type="float" office:value="96.078599" calcext:value-type="float">
            <text:p>96.078599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1.933312" calcext:value-type="float">
            <text:p>1.93331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10101304" calcext:value-type="float">
            <text:p>10101304</text:p>
          </table:table-cell>
          <table:table-cell office:value-type="float" office:value="11782" calcext:value-type="float">
            <text:p>11782</text:p>
          </table:table-cell>
          <table:table-cell office:value-type="float" office:value="9602" calcext:value-type="float">
            <text:p>9602</text:p>
          </table:table-cell>
          <table:table-cell office:value-type="float" office:value="1.010529" calcext:value-type="float">
            <text:p>1.010529</text:p>
          </table:table-cell>
          <table:table-cell office:value-type="float" office:value="100.503528" calcext:value-type="float">
            <text:p>100.503528</text:p>
          </table:table-cell>
          <table:table-cell office:value-type="float" office:value="99.492999" calcext:value-type="float">
            <text:p>99.492999</text:p>
          </table:table-cell>
          <table:table-cell office:value-type="float" office:value="0.812222" calcext:value-type="float">
            <text:p>0.812222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1996696" calcext:value-type="float">
            <text:p>1996696</text:p>
          </table:table-cell>
          <table:table-cell office:value-type="float" office:value="11782" calcext:value-type="float">
            <text:p>11782</text:p>
          </table:table-cell>
          <table:table-cell office:value-type="float" office:value="1898" calcext:value-type="float">
            <text:p>1898</text:p>
          </table:table-cell>
          <table:table-cell office:value-type="float" office:value="1.062371" calcext:value-type="float">
            <text:p>1.062371</text:p>
          </table:table-cell>
          <table:table-cell office:value-type="float" office:value="100.270661" calcext:value-type="float">
            <text:p>100.270661</text:p>
          </table:table-cell>
          <table:table-cell office:value-type="float" office:value="99.20829" calcext:value-type="float">
            <text:p>99.20829</text:p>
          </table:table-cell>
          <table:table-cell office:value-type="float" office:value="0.16101" calcext:value-type="float">
            <text:p>0.16101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624" calcext:value-type="float">
            <text:p>88624</text:p>
          </table:table-cell>
          <table:table-cell office:value-type="float" office:value="86784" calcext:value-type="float">
            <text:p>86784</text:p>
          </table:table-cell>
          <table:table-cell office:value-type="float" office:value="2190" calcext:value-type="float">
            <text:p>2190</text:p>
          </table:table-cell>
          <table:table-cell office:value-type="float" office:value="2148" calcext:value-type="float">
            <text:p>2148</text:p>
          </table:table-cell>
          <table:table-cell office:value-type="float" office:value="1.021933" calcext:value-type="float">
            <text:p>1.021933</text:p>
          </table:table-cell>
          <table:table-cell office:value-type="float" office:value="100.524873" calcext:value-type="float">
            <text:p>100.524873</text:p>
          </table:table-cell>
          <table:table-cell office:value-type="float" office:value="99.50294" calcext:value-type="float">
            <text:p>99.50294</text:p>
          </table:table-cell>
          <table:table-cell office:value-type="float" office:value="0.006977" calcext:value-type="float">
            <text:p>0.006977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08" calcext:value-type="float">
            <text:p>3208</text:p>
          </table:table-cell>
          <table:table-cell office:value-type="float" office:value="1432" calcext:value-type="float">
            <text:p>1432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.012267" calcext:value-type="float">
            <text:p>1.012267</text:p>
          </table:table-cell>
          <table:table-cell office:value-type="float" office:value="92.771636" calcext:value-type="float">
            <text:p>92.771636</text:p>
          </table:table-cell>
          <table:table-cell office:value-type="float" office:value="91.759369" calcext:value-type="float">
            <text:p>91.75936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68" calcext:value-type="float">
            <text:p>1668</text:p>
          </table:table-cell>
          <table:table-cell office:value-type="float" office:value="1380" calcext:value-type="float">
            <text:p>138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.04435" calcext:value-type="float">
            <text:p>1.04435</text:p>
          </table:table-cell>
          <table:table-cell office:value-type="float" office:value="100.302787" calcext:value-type="float">
            <text:p>100.302787</text:p>
          </table:table-cell>
          <table:table-cell office:value-type="float" office:value="99.258437" calcext:value-type="float">
            <text:p>99.25843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80" calcext:value-type="float">
            <text:p>10080</text:p>
          </table:table-cell>
          <table:table-cell office:value-type="float" office:value="9984" calcext:value-type="float">
            <text:p>9984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.858936" calcext:value-type="float">
            <text:p>2.858936</text:p>
          </table:table-cell>
          <table:table-cell office:value-type="float" office:value="99.829684" calcext:value-type="float">
            <text:p>99.829684</text:p>
          </table:table-cell>
          <table:table-cell office:value-type="float" office:value="96.970747" calcext:value-type="float">
            <text:p>96.970747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1.949696" calcext:value-type="float">
            <text:p>1.949696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10157060" calcext:value-type="float">
            <text:p>10157060</text:p>
          </table:table-cell>
          <table:table-cell office:value-type="float" office:value="11881" calcext:value-type="float">
            <text:p>11881</text:p>
          </table:table-cell>
          <table:table-cell office:value-type="float" office:value="9655" calcext:value-type="float">
            <text:p>9655</text:p>
          </table:table-cell>
          <table:table-cell office:value-type="float" office:value="1.008229" calcext:value-type="float">
            <text:p>1.008229</text:p>
          </table:table-cell>
          <table:table-cell office:value-type="float" office:value="100.479478" calcext:value-type="float">
            <text:p>100.479478</text:p>
          </table:table-cell>
          <table:table-cell office:value-type="float" office:value="99.471249" calcext:value-type="float">
            <text:p>99.471249</text:p>
          </table:table-cell>
          <table:table-cell office:value-type="float" office:value="0.816884" calcext:value-type="float">
            <text:p>0.816884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498812" calcext:value-type="float">
            <text:p>12498812</text:p>
          </table:table-cell>
          <table:table-cell office:value-type="float" office:value="1797868" calcext:value-type="float">
            <text:p>1797868</text:p>
          </table:table-cell>
          <table:table-cell office:value-type="float" office:value="11881" calcext:value-type="float">
            <text:p>11881</text:p>
          </table:table-cell>
          <table:table-cell office:value-type="float" office:value="1709" calcext:value-type="float">
            <text:p>1709</text:p>
          </table:table-cell>
          <table:table-cell office:value-type="float" office:value="1.086942" calcext:value-type="float">
            <text:p>1.086942</text:p>
          </table:table-cell>
          <table:table-cell office:value-type="float" office:value="100.542055" calcext:value-type="float">
            <text:p>100.542055</text:p>
          </table:table-cell>
          <table:table-cell office:value-type="float" office:value="99.455113" calcext:value-type="float">
            <text:p>99.455113</text:p>
          </table:table-cell>
          <table:table-cell office:value-type="float" office:value="0.144617" calcext:value-type="float">
            <text:p>0.144617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336" calcext:value-type="float">
            <text:p>91336</text:p>
          </table:table-cell>
          <table:table-cell office:value-type="float" office:value="88728" calcext:value-type="float">
            <text:p>88728</text:p>
          </table:table-cell>
          <table:table-cell office:value-type="float" office:value="2258" calcext:value-type="float">
            <text:p>2258</text:p>
          </table:table-cell>
          <table:table-cell office:value-type="float" office:value="2196" calcext:value-type="float">
            <text:p>2196</text:p>
          </table:table-cell>
          <table:table-cell office:value-type="float" office:value="1.026354" calcext:value-type="float">
            <text:p>1.026354</text:p>
          </table:table-cell>
          <table:table-cell office:value-type="float" office:value="100.599873" calcext:value-type="float">
            <text:p>100.599873</text:p>
          </table:table-cell>
          <table:table-cell office:value-type="float" office:value="99.573519" calcext:value-type="float">
            <text:p>99.573519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36" calcext:value-type="float">
            <text:p>2936</text:p>
          </table:table-cell>
          <table:table-cell office:value-type="float" office:value="1848" calcext:value-type="float">
            <text:p>1848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.016648" calcext:value-type="float">
            <text:p>1.016648</text:p>
          </table:table-cell>
          <table:table-cell office:value-type="float" office:value="96.81118" calcext:value-type="float">
            <text:p>96.81118</text:p>
          </table:table-cell>
          <table:table-cell office:value-type="float" office:value="95.794532" calcext:value-type="float">
            <text:p>95.794532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6" calcext:value-type="float">
            <text:p>1926</text:p>
          </table:table-cell>
          <table:table-cell office:value-type="float" office:value="1518" calcext:value-type="float">
            <text:p>1518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.042448" calcext:value-type="float">
            <text:p>1.042448</text:p>
          </table:table-cell>
          <table:table-cell office:value-type="float" office:value="93.569174" calcext:value-type="float">
            <text:p>93.569174</text:p>
          </table:table-cell>
          <table:table-cell office:value-type="float" office:value="92.526726" calcext:value-type="float">
            <text:p>92.52672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608" calcext:value-type="float">
            <text:p>10608</text:p>
          </table:table-cell>
          <table:table-cell office:value-type="float" office:value="10512" calcext:value-type="float">
            <text:p>10512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3.684905" calcext:value-type="float">
            <text:p>3.684905</text:p>
          </table:table-cell>
          <table:table-cell office:value-type="float" office:value="99.291325" calcext:value-type="float">
            <text:p>99.291325</text:p>
          </table:table-cell>
          <table:table-cell office:value-type="float" office:value="95.60642" calcext:value-type="float">
            <text:p>95.60642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1.96608" calcext:value-type="float">
            <text:p>1.96608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10385344" calcext:value-type="float">
            <text:p>10385344</text:p>
          </table:table-cell>
          <table:table-cell office:value-type="float" office:value="11979" calcext:value-type="float">
            <text:p>11979</text:p>
          </table:table-cell>
          <table:table-cell office:value-type="float" office:value="9872" calcext:value-type="float">
            <text:p>9872</text:p>
          </table:table-cell>
          <table:table-cell office:value-type="float" office:value="1.007549" calcext:value-type="float">
            <text:p>1.007549</text:p>
          </table:table-cell>
          <table:table-cell office:value-type="float" office:value="100.494743" calcext:value-type="float">
            <text:p>100.494743</text:p>
          </table:table-cell>
          <table:table-cell office:value-type="float" office:value="99.487195" calcext:value-type="float">
            <text:p>99.487195</text:p>
          </table:table-cell>
          <table:table-cell office:value-type="float" office:value="0.83511" calcext:value-type="float">
            <text:p>0.8351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601908" calcext:value-type="float">
            <text:p>12601908</text:p>
          </table:table-cell>
          <table:table-cell office:value-type="float" office:value="1591676" calcext:value-type="float">
            <text:p>1591676</text:p>
          </table:table-cell>
          <table:table-cell office:value-type="float" office:value="11979" calcext:value-type="float">
            <text:p>11979</text:p>
          </table:table-cell>
          <table:table-cell office:value-type="float" office:value="1513" calcext:value-type="float">
            <text:p>1513</text:p>
          </table:table-cell>
          <table:table-cell office:value-type="float" office:value="1.064209" calcext:value-type="float">
            <text:p>1.064209</text:p>
          </table:table-cell>
          <table:table-cell office:value-type="float" office:value="100.593341" calcext:value-type="float">
            <text:p>100.593341</text:p>
          </table:table-cell>
          <table:table-cell office:value-type="float" office:value="99.529132" calcext:value-type="float">
            <text:p>99.529132</text:p>
          </table:table-cell>
          <table:table-cell office:value-type="float" office:value="0.127936" calcext:value-type="float">
            <text:p>0.127936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760" calcext:value-type="float">
            <text:p>98760</text:p>
          </table:table-cell>
          <table:table-cell office:value-type="float" office:value="96440" calcext:value-type="float">
            <text:p>96440</text:p>
          </table:table-cell>
          <table:table-cell office:value-type="float" office:value="2444" calcext:value-type="float">
            <text:p>2444</text:p>
          </table:table-cell>
          <table:table-cell office:value-type="float" office:value="2389" calcext:value-type="float">
            <text:p>2389</text:p>
          </table:table-cell>
          <table:table-cell office:value-type="float" office:value="1.026167" calcext:value-type="float">
            <text:p>1.026167</text:p>
          </table:table-cell>
          <table:table-cell office:value-type="float" office:value="100.609827" calcext:value-type="float">
            <text:p>100.609827</text:p>
          </table:table-cell>
          <table:table-cell office:value-type="float" office:value="99.58366" calcext:value-type="float">
            <text:p>99.58366</text:p>
          </table:table-cell>
          <table:table-cell office:value-type="float" office:value="0.007747" calcext:value-type="float">
            <text:p>0.007747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4" calcext:value-type="float">
            <text:p>2184</text:p>
          </table:table-cell>
          <table:table-cell office:value-type="float" office:value="1280" calcext:value-type="float">
            <text:p>1280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.015801" calcext:value-type="float">
            <text:p>1.015801</text:p>
          </table:table-cell>
          <table:table-cell office:value-type="float" office:value="93.854297" calcext:value-type="float">
            <text:p>93.854297</text:p>
          </table:table-cell>
          <table:table-cell office:value-type="float" office:value="92.838496" calcext:value-type="float">
            <text:p>92.83849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14" calcext:value-type="float">
            <text:p>1314</text:p>
          </table:table-cell>
          <table:table-cell office:value-type="float" office:value="1014" calcext:value-type="float">
            <text:p>101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.042093" calcext:value-type="float">
            <text:p>1.042093</text:p>
          </table:table-cell>
          <table:table-cell office:value-type="float" office:value="93.852819" calcext:value-type="float">
            <text:p>93.852819</text:p>
          </table:table-cell>
          <table:table-cell office:value-type="float" office:value="92.810727" calcext:value-type="float">
            <text:p>92.810727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608" calcext:value-type="float">
            <text:p>10608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.819658" calcext:value-type="float">
            <text:p>2.819658</text:p>
          </table:table-cell>
          <table:table-cell office:value-type="float" office:value="99.352041" calcext:value-type="float">
            <text:p>99.352041</text:p>
          </table:table-cell>
          <table:table-cell office:value-type="float" office:value="96.532383" calcext:value-type="float">
            <text:p>96.532383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1.982464" calcext:value-type="float">
            <text:p>1.982464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10182308" calcext:value-type="float">
            <text:p>10182308</text:p>
          </table:table-cell>
          <table:table-cell office:value-type="float" office:value="12079" calcext:value-type="float">
            <text:p>12079</text:p>
          </table:table-cell>
          <table:table-cell office:value-type="float" office:value="9679" calcext:value-type="float">
            <text:p>9679</text:p>
          </table:table-cell>
          <table:table-cell office:value-type="float" office:value="1.013409" calcext:value-type="float">
            <text:p>1.013409</text:p>
          </table:table-cell>
          <table:table-cell office:value-type="float" office:value="100.469327" calcext:value-type="float">
            <text:p>100.469327</text:p>
          </table:table-cell>
          <table:table-cell office:value-type="float" office:value="99.455918" calcext:value-type="float">
            <text:p>99.455918</text:p>
          </table:table-cell>
          <table:table-cell office:value-type="float" office:value="0.819041" calcext:value-type="float">
            <text:p>0.81904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707108" calcext:value-type="float">
            <text:p>12707108</text:p>
          </table:table-cell>
          <table:table-cell office:value-type="float" office:value="1814700" calcext:value-type="float">
            <text:p>1814700</text:p>
          </table:table-cell>
          <table:table-cell office:value-type="float" office:value="12079" calcext:value-type="float">
            <text:p>12079</text:p>
          </table:table-cell>
          <table:table-cell office:value-type="float" office:value="1725" calcext:value-type="float">
            <text:p>1725</text:p>
          </table:table-cell>
          <table:table-cell office:value-type="float" office:value="1.080756" calcext:value-type="float">
            <text:p>1.080756</text:p>
          </table:table-cell>
          <table:table-cell office:value-type="float" office:value="103.526917" calcext:value-type="float">
            <text:p>103.526917</text:p>
          </table:table-cell>
          <table:table-cell office:value-type="float" office:value="102.446161" calcext:value-type="float">
            <text:p>102.446161</text:p>
          </table:table-cell>
          <table:table-cell office:value-type="float" office:value="0.14171" calcext:value-type="float">
            <text:p>0.1417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6336" calcext:value-type="float">
            <text:p>96336</text:p>
          </table:table-cell>
          <table:table-cell office:value-type="float" office:value="93864" calcext:value-type="float">
            <text:p>93864</text:p>
          </table:table-cell>
          <table:table-cell office:value-type="float" office:value="2384" calcext:value-type="float">
            <text:p>2384</text:p>
          </table:table-cell>
          <table:table-cell office:value-type="float" office:value="2326" calcext:value-type="float">
            <text:p>2326</text:p>
          </table:table-cell>
          <table:table-cell office:value-type="float" office:value="1.031782" calcext:value-type="float">
            <text:p>1.031782</text:p>
          </table:table-cell>
          <table:table-cell office:value-type="float" office:value="103.020227" calcext:value-type="float">
            <text:p>103.020227</text:p>
          </table:table-cell>
          <table:table-cell office:value-type="float" office:value="101.988445" calcext:value-type="float">
            <text:p>101.988445</text:p>
          </table:table-cell>
          <table:table-cell office:value-type="float" office:value="0.007363" calcext:value-type="float">
            <text:p>0.007363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928" calcext:value-type="float">
            <text:p>2928</text:p>
          </table:table-cell>
          <table:table-cell office:value-type="float" office:value="1512" calcext:value-type="float">
            <text:p>151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.015107" calcext:value-type="float">
            <text:p>1.015107</text:p>
          </table:table-cell>
          <table:table-cell office:value-type="float" office:value="103.021606" calcext:value-type="float">
            <text:p>103.021606</text:p>
          </table:table-cell>
          <table:table-cell office:value-type="float" office:value="102.006498" calcext:value-type="float">
            <text:p>102.00649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28" calcext:value-type="float">
            <text:p>1428</text:p>
          </table:table-cell>
          <table:table-cell office:value-type="float" office:value="1128" calcext:value-type="float">
            <text:p>112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.04753" calcext:value-type="float">
            <text:p>1.04753</text:p>
          </table:table-cell>
          <table:table-cell office:value-type="float" office:value="103.023492" calcext:value-type="float">
            <text:p>103.023492</text:p>
          </table:table-cell>
          <table:table-cell office:value-type="float" office:value="101.975962" calcext:value-type="float">
            <text:p>101.975962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848" calcext:value-type="float">
            <text:p>10848</text:p>
          </table:table-cell>
          <table:table-cell office:value-type="float" office:value="10752" calcext:value-type="float">
            <text:p>10752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3.5577" calcext:value-type="float">
            <text:p>3.5577</text:p>
          </table:table-cell>
          <table:table-cell office:value-type="float" office:value="100.105642" calcext:value-type="float">
            <text:p>100.105642</text:p>
          </table:table-cell>
          <table:table-cell office:value-type="float" office:value="96.547942" calcext:value-type="float">
            <text:p>96.547942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1.998848" calcext:value-type="float">
            <text:p>1.998848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10186516" calcext:value-type="float">
            <text:p>10186516</text:p>
          </table:table-cell>
          <table:table-cell office:value-type="float" office:value="12178" calcext:value-type="float">
            <text:p>12178</text:p>
          </table:table-cell>
          <table:table-cell office:value-type="float" office:value="9683" calcext:value-type="float">
            <text:p>9683</text:p>
          </table:table-cell>
          <table:table-cell office:value-type="float" office:value="1.025568" calcext:value-type="float">
            <text:p>1.025568</text:p>
          </table:table-cell>
          <table:table-cell office:value-type="float" office:value="100.235942" calcext:value-type="float">
            <text:p>100.235942</text:p>
          </table:table-cell>
          <table:table-cell office:value-type="float" office:value="99.210374" calcext:value-type="float">
            <text:p>99.210374</text:p>
          </table:table-cell>
          <table:table-cell office:value-type="float" office:value="0.821407" calcext:value-type="float">
            <text:p>0.821407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811256" calcext:value-type="float">
            <text:p>12811256</text:p>
          </table:table-cell>
          <table:table-cell office:value-type="float" office:value="1722124" calcext:value-type="float">
            <text:p>1722124</text:p>
          </table:table-cell>
          <table:table-cell office:value-type="float" office:value="12178" calcext:value-type="float">
            <text:p>12178</text:p>
          </table:table-cell>
          <table:table-cell office:value-type="float" office:value="1637" calcext:value-type="float">
            <text:p>1637</text:p>
          </table:table-cell>
          <table:table-cell office:value-type="float" office:value="1.299434" calcext:value-type="float">
            <text:p>1.299434</text:p>
          </table:table-cell>
          <table:table-cell office:value-type="float" office:value="100.77698" calcext:value-type="float">
            <text:p>100.77698</text:p>
          </table:table-cell>
          <table:table-cell office:value-type="float" office:value="99.477546" calcext:value-type="float">
            <text:p>99.477546</text:p>
          </table:table-cell>
          <table:table-cell office:value-type="float" office:value="0.138493" calcext:value-type="float">
            <text:p>0.138493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48" calcext:value-type="float">
            <text:p>9648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.015179" calcext:value-type="float">
            <text:p>1.015179</text:p>
          </table:table-cell>
          <table:table-cell office:value-type="float" office:value="100.317896" calcext:value-type="float">
            <text:p>100.317896</text:p>
          </table:table-cell>
          <table:table-cell office:value-type="float" office:value="99.302717" calcext:value-type="float">
            <text:p>99.302717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704" calcext:value-type="float">
            <text:p>93704</text:p>
          </table:table-cell>
          <table:table-cell office:value-type="float" office:value="90904" calcext:value-type="float">
            <text:p>90904</text:p>
          </table:table-cell>
          <table:table-cell office:value-type="float" office:value="2318" calcext:value-type="float">
            <text:p>2318</text:p>
          </table:table-cell>
          <table:table-cell office:value-type="float" office:value="2251" calcext:value-type="float">
            <text:p>2251</text:p>
          </table:table-cell>
          <table:table-cell office:value-type="float" office:value="1.261549" calcext:value-type="float">
            <text:p>1.261549</text:p>
          </table:table-cell>
          <table:table-cell office:value-type="float" office:value="100.319274" calcext:value-type="float">
            <text:p>100.319274</text:p>
          </table:table-cell>
          <table:table-cell office:value-type="float" office:value="99.057725" calcext:value-type="float">
            <text:p>99.057725</text:p>
          </table:table-cell>
          <table:table-cell office:value-type="float" office:value="0.007341" calcext:value-type="float">
            <text:p>0.007341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896" calcext:value-type="float">
            <text:p>2896</text:p>
          </table:table-cell>
          <table:table-cell office:value-type="float" office:value="1568" calcext:value-type="float">
            <text:p>1568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1.251503" calcext:value-type="float">
            <text:p>1.251503</text:p>
          </table:table-cell>
          <table:table-cell office:value-type="float" office:value="100.831094" calcext:value-type="float">
            <text:p>100.831094</text:p>
          </table:table-cell>
          <table:table-cell office:value-type="float" office:value="99.579591" calcext:value-type="float">
            <text:p>99.57959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78" calcext:value-type="float">
            <text:p>1578</text:p>
          </table:table-cell>
          <table:table-cell office:value-type="float" office:value="1398" calcext:value-type="float">
            <text:p>139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.277177" calcext:value-type="float">
            <text:p>1.277177</text:p>
          </table:table-cell>
          <table:table-cell office:value-type="float" office:value="100.829296" calcext:value-type="float">
            <text:p>100.829296</text:p>
          </table:table-cell>
          <table:table-cell office:value-type="float" office:value="99.552119" calcext:value-type="float">
            <text:p>99.55211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2.015232" calcext:value-type="float">
            <text:p>2.015232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10031872" calcext:value-type="float">
            <text:p>10031872</text:p>
          </table:table-cell>
          <table:table-cell office:value-type="float" office:value="12277" calcext:value-type="float">
            <text:p>12277</text:p>
          </table:table-cell>
          <table:table-cell office:value-type="float" office:value="9536" calcext:value-type="float">
            <text:p>9536</text:p>
          </table:table-cell>
          <table:table-cell office:value-type="float" office:value="1.016789" calcext:value-type="float">
            <text:p>1.016789</text:p>
          </table:table-cell>
          <table:table-cell office:value-type="float" office:value="100.343528" calcext:value-type="float">
            <text:p>100.343528</text:p>
          </table:table-cell>
          <table:table-cell office:value-type="float" office:value="99.326739" calcext:value-type="float">
            <text:p>99.326739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2915404" calcext:value-type="float">
            <text:p>12915404</text:p>
          </table:table-cell>
          <table:table-cell office:value-type="float" office:value="1755788" calcext:value-type="float">
            <text:p>1755788</text:p>
          </table:table-cell>
          <table:table-cell office:value-type="float" office:value="12277" calcext:value-type="float">
            <text:p>12277</text:p>
          </table:table-cell>
          <table:table-cell office:value-type="float" office:value="1669" calcext:value-type="float">
            <text:p>1669</text:p>
          </table:table-cell>
          <table:table-cell office:value-type="float" office:value="1.079796" calcext:value-type="float">
            <text:p>1.079796</text:p>
          </table:table-cell>
          <table:table-cell office:value-type="float" office:value="100.970926" calcext:value-type="float">
            <text:p>100.970926</text:p>
          </table:table-cell>
          <table:table-cell office:value-type="float" office:value="99.89113" calcext:value-type="float">
            <text:p>99.89113</text:p>
          </table:table-cell>
          <table:table-cell office:value-type="float" office:value="0.140616" calcext:value-type="float">
            <text:p>0.140616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856" calcext:value-type="float">
            <text:p>89856</text:p>
          </table:table-cell>
          <table:table-cell office:value-type="float" office:value="86544" calcext:value-type="float">
            <text:p>86544</text:p>
          </table:table-cell>
          <table:table-cell office:value-type="float" office:value="2220" calcext:value-type="float">
            <text:p>2220</text:p>
          </table:table-cell>
          <table:table-cell office:value-type="float" office:value="2141" calcext:value-type="float">
            <text:p>2141</text:p>
          </table:table-cell>
          <table:table-cell office:value-type="float" office:value="1.039723" calcext:value-type="float">
            <text:p>1.039723</text:p>
          </table:table-cell>
          <table:table-cell office:value-type="float" office:value="100.463775" calcext:value-type="float">
            <text:p>100.463775</text:p>
          </table:table-cell>
          <table:table-cell office:value-type="float" office:value="99.424052" calcext:value-type="float">
            <text:p>99.424052</text:p>
          </table:table-cell>
          <table:table-cell office:value-type="float" office:value="0.006964" calcext:value-type="float">
            <text:p>0.006964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0" calcext:value-type="float">
            <text:p>3640</text:p>
          </table:table-cell>
          <table:table-cell office:value-type="float" office:value="1792" calcext:value-type="float">
            <text:p>1792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1.018567" calcext:value-type="float">
            <text:p>1.018567</text:p>
          </table:table-cell>
          <table:table-cell office:value-type="float" office:value="100.466599" calcext:value-type="float">
            <text:p>100.466599</text:p>
          </table:table-cell>
          <table:table-cell office:value-type="float" office:value="99.448031" calcext:value-type="float">
            <text:p>99.448031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74" calcext:value-type="float">
            <text:p>1974</text:p>
          </table:table-cell>
          <table:table-cell office:value-type="float" office:value="1644" calcext:value-type="float">
            <text:p>164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.057638" calcext:value-type="float">
            <text:p>1.057638</text:p>
          </table:table-cell>
          <table:table-cell office:value-type="float" office:value="100.465081" calcext:value-type="float">
            <text:p>100.465081</text:p>
          </table:table-cell>
          <table:table-cell office:value-type="float" office:value="99.407443" calcext:value-type="float">
            <text:p>99.40744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32" calcext:value-type="float">
            <text:p>10032</text:p>
          </table:table-cell>
          <table:table-cell office:value-type="float" office:value="9936" calcext:value-type="float">
            <text:p>9936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3.412272" calcext:value-type="float">
            <text:p>3.412272</text:p>
          </table:table-cell>
          <table:table-cell office:value-type="float" office:value="100.35768" calcext:value-type="float">
            <text:p>100.35768</text:p>
          </table:table-cell>
          <table:table-cell office:value-type="float" office:value="96.945407" calcext:value-type="float">
            <text:p>96.945407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2.031616" calcext:value-type="float">
            <text:p>2.031616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10875576" calcext:value-type="float">
            <text:p>10875576</text:p>
          </table:table-cell>
          <table:table-cell office:value-type="float" office:value="12375" calcext:value-type="float">
            <text:p>12375</text:p>
          </table:table-cell>
          <table:table-cell office:value-type="float" office:value="10338" calcext:value-type="float">
            <text:p>10338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0.529606" calcext:value-type="float">
            <text:p>100.529606</text:p>
          </table:table-cell>
          <table:table-cell office:value-type="float" office:value="99.521277" calcext:value-type="float">
            <text:p>99.521277</text:p>
          </table:table-cell>
          <table:table-cell office:value-type="float" office:value="0.874231" calcext:value-type="float">
            <text:p>0.874231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018500" calcext:value-type="float">
            <text:p>13018500</text:p>
          </table:table-cell>
          <table:table-cell office:value-type="float" office:value="1538024" calcext:value-type="float">
            <text:p>1538024</text:p>
          </table:table-cell>
          <table:table-cell office:value-type="float" office:value="12375" calcext:value-type="float">
            <text:p>12375</text:p>
          </table:table-cell>
          <table:table-cell office:value-type="float" office:value="1462" calcext:value-type="float">
            <text:p>1462</text:p>
          </table:table-cell>
          <table:table-cell office:value-type="float" office:value="1.088614" calcext:value-type="float">
            <text:p>1.088614</text:p>
          </table:table-cell>
          <table:table-cell office:value-type="float" office:value="100.772353" calcext:value-type="float">
            <text:p>100.772353</text:p>
          </table:table-cell>
          <table:table-cell office:value-type="float" office:value="99.683739" calcext:value-type="float">
            <text:p>99.683739</text:p>
          </table:table-cell>
          <table:table-cell office:value-type="float" office:value="0.123432" calcext:value-type="float">
            <text:p>0.123432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856" calcext:value-type="float">
            <text:p>83856</text:p>
          </table:table-cell>
          <table:table-cell office:value-type="float" office:value="81584" calcext:value-type="float">
            <text:p>81584</text:p>
          </table:table-cell>
          <table:table-cell office:value-type="float" office:value="2075" calcext:value-type="float">
            <text:p>2075</text:p>
          </table:table-cell>
          <table:table-cell office:value-type="float" office:value="2023" calcext:value-type="float">
            <text:p>2023</text:p>
          </table:table-cell>
          <table:table-cell office:value-type="float" office:value="1.033403" calcext:value-type="float">
            <text:p>1.033403</text:p>
          </table:table-cell>
          <table:table-cell office:value-type="float" office:value="100.775466" calcext:value-type="float">
            <text:p>100.775466</text:p>
          </table:table-cell>
          <table:table-cell office:value-type="float" office:value="99.742064" calcext:value-type="float">
            <text:p>99.742064</text:p>
          </table:table-cell>
          <table:table-cell office:value-type="float" office:value="0.006544" calcext:value-type="float">
            <text:p>0.006544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6" calcext:value-type="float">
            <text:p>2536</text:p>
          </table:table-cell>
          <table:table-cell office:value-type="float" office:value="1152" calcext:value-type="float">
            <text:p>115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.016588" calcext:value-type="float">
            <text:p>1.016588</text:p>
          </table:table-cell>
          <table:table-cell office:value-type="float" office:value="90.449951" calcext:value-type="float">
            <text:p>90.449951</text:p>
          </table:table-cell>
          <table:table-cell office:value-type="float" office:value="89.433363" calcext:value-type="float">
            <text:p>89.43336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28" calcext:value-type="float">
            <text:p>1128</text:p>
          </table:table-cell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.048751" calcext:value-type="float">
            <text:p>1.048751</text:p>
          </table:table-cell>
          <table:table-cell office:value-type="float" office:value="98.629404" calcext:value-type="float">
            <text:p>98.629404</text:p>
          </table:table-cell>
          <table:table-cell office:value-type="float" office:value="97.580654" calcext:value-type="float">
            <text:p>97.580654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592" calcext:value-type="float">
            <text:p>8592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2.871466" calcext:value-type="float">
            <text:p>2.871466</text:p>
          </table:table-cell>
          <table:table-cell office:value-type="float" office:value="100.032388" calcext:value-type="float">
            <text:p>100.032388</text:p>
          </table:table-cell>
          <table:table-cell office:value-type="float" office:value="97.160922" calcext:value-type="float">
            <text:p>97.160922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10331692" calcext:value-type="float">
            <text:p>10331692</text:p>
          </table:table-cell>
          <table:table-cell office:value-type="float" office:value="12474" calcext:value-type="float">
            <text:p>12474</text:p>
          </table:table-cell>
          <table:table-cell office:value-type="float" office:value="9821" calcext:value-type="float">
            <text:p>9821</text:p>
          </table:table-cell>
          <table:table-cell office:value-type="float" office:value="1.016973" calcext:value-type="float">
            <text:p>1.016973</text:p>
          </table:table-cell>
          <table:table-cell office:value-type="float" office:value="100.456563" calcext:value-type="float">
            <text:p>100.456563</text:p>
          </table:table-cell>
          <table:table-cell office:value-type="float" office:value="99.43959" calcext:value-type="float">
            <text:p>99.43959</text:p>
          </table:table-cell>
          <table:table-cell office:value-type="float" office:value="0.831193" calcext:value-type="float">
            <text:p>0.831193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122648" calcext:value-type="float">
            <text:p>13122648</text:p>
          </table:table-cell>
          <table:table-cell office:value-type="float" office:value="1826272" calcext:value-type="float">
            <text:p>1826272</text:p>
          </table:table-cell>
          <table:table-cell office:value-type="float" office:value="12474" calcext:value-type="float">
            <text:p>12474</text:p>
          </table:table-cell>
          <table:table-cell office:value-type="float" office:value="1736" calcext:value-type="float">
            <text:p>1736</text:p>
          </table:table-cell>
          <table:table-cell office:value-type="float" office:value="1.301093" calcext:value-type="float">
            <text:p>1.301093</text:p>
          </table:table-cell>
          <table:table-cell office:value-type="float" office:value="100.989816" calcext:value-type="float">
            <text:p>100.989816</text:p>
          </table:table-cell>
          <table:table-cell office:value-type="float" office:value="99.688723" calcext:value-type="float">
            <text:p>99.688723</text:p>
          </table:table-cell>
          <table:table-cell office:value-type="float" office:value="0.146558" calcext:value-type="float">
            <text:p>0.146558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216" calcext:value-type="float">
            <text:p>86216</text:p>
          </table:table-cell>
          <table:table-cell office:value-type="float" office:value="82448" calcext:value-type="float">
            <text:p>82448</text:p>
          </table:table-cell>
          <table:table-cell office:value-type="float" office:value="2132" calcext:value-type="float">
            <text:p>2132</text:p>
          </table:table-cell>
          <table:table-cell office:value-type="float" office:value="2043" calcext:value-type="float">
            <text:p>2043</text:p>
          </table:table-cell>
          <table:table-cell office:value-type="float" office:value="1.263007" calcext:value-type="float">
            <text:p>1.263007</text:p>
          </table:table-cell>
          <table:table-cell office:value-type="float" office:value="100.458481" calcext:value-type="float">
            <text:p>100.458481</text:p>
          </table:table-cell>
          <table:table-cell office:value-type="float" office:value="99.195474" calcext:value-type="float">
            <text:p>99.195474</text:p>
          </table:table-cell>
          <table:table-cell office:value-type="float" office:value="0.006649" calcext:value-type="float">
            <text:p>0.006649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176" calcext:value-type="float">
            <text:p>3176</text:p>
          </table:table-cell>
          <table:table-cell office:value-type="float" office:value="1480" calcext:value-type="float">
            <text:p>148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1.253521" calcext:value-type="float">
            <text:p>1.253521</text:p>
          </table:table-cell>
          <table:table-cell office:value-type="float" office:value="100.461345" calcext:value-type="float">
            <text:p>100.461345</text:p>
          </table:table-cell>
          <table:table-cell office:value-type="float" office:value="99.207824" calcext:value-type="float">
            <text:p>99.20782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70" calcext:value-type="float">
            <text:p>1470</text:p>
          </table:table-cell>
          <table:table-cell office:value-type="float" office:value="1170" calcext:value-type="float">
            <text:p>117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279136" calcext:value-type="float">
            <text:p>1.279136</text:p>
          </table:table-cell>
          <table:table-cell office:value-type="float" office:value="100.459787" calcext:value-type="float">
            <text:p>100.459787</text:p>
          </table:table-cell>
          <table:table-cell office:value-type="float" office:value="99.180651" calcext:value-type="float">
            <text:p>99.180651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44" calcext:value-type="float">
            <text:p>974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3.078817" calcext:value-type="float">
            <text:p>3.078817</text:p>
          </table:table-cell>
          <table:table-cell office:value-type="float" office:value="99.986286" calcext:value-type="float">
            <text:p>99.986286</text:p>
          </table:table-cell>
          <table:table-cell office:value-type="float" office:value="96.907469" calcext:value-type="float">
            <text:p>96.907469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2.064384" calcext:value-type="float">
            <text:p>2.064384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9981376" calcext:value-type="float">
            <text:p>9981376</text:p>
          </table:table-cell>
          <table:table-cell office:value-type="float" office:value="12573" calcext:value-type="float">
            <text:p>12573</text:p>
          </table:table-cell>
          <table:table-cell office:value-type="float" office:value="9488" calcext:value-type="float">
            <text:p>9488</text:p>
          </table:table-cell>
          <table:table-cell office:value-type="float" office:value="1.010669" calcext:value-type="float">
            <text:p>1.010669</text:p>
          </table:table-cell>
          <table:table-cell office:value-type="float" office:value="100.46734" calcext:value-type="float">
            <text:p>100.46734</text:p>
          </table:table-cell>
          <table:table-cell office:value-type="float" office:value="99.456671" calcext:value-type="float">
            <text:p>99.456671</text:p>
          </table:table-cell>
          <table:table-cell office:value-type="float" office:value="0.802872" calcext:value-type="float">
            <text:p>0.802872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226796" calcext:value-type="float">
            <text:p>13226796</text:p>
          </table:table-cell>
          <table:table-cell office:value-type="float" office:value="2016684" calcext:value-type="float">
            <text:p>2016684</text:p>
          </table:table-cell>
          <table:table-cell office:value-type="float" office:value="12573" calcext:value-type="float">
            <text:p>12573</text:p>
          </table:table-cell>
          <table:table-cell office:value-type="float" office:value="1917" calcext:value-type="float">
            <text:p>1917</text:p>
          </table:table-cell>
          <table:table-cell office:value-type="float" office:value="1.092197" calcext:value-type="float">
            <text:p>1.092197</text:p>
          </table:table-cell>
          <table:table-cell office:value-type="float" office:value="100.626264" calcext:value-type="float">
            <text:p>100.626264</text:p>
          </table:table-cell>
          <table:table-cell office:value-type="float" office:value="99.534067" calcext:value-type="float">
            <text:p>99.534067</text:p>
          </table:table-cell>
          <table:table-cell office:value-type="float" office:value="0.16209" calcext:value-type="float">
            <text:p>0.16209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6960" calcext:value-type="float">
            <text:p>86960</text:p>
          </table:table-cell>
          <table:table-cell office:value-type="float" office:value="83976" calcext:value-type="float">
            <text:p>83976</text:p>
          </table:table-cell>
          <table:table-cell office:value-type="float" office:value="2148" calcext:value-type="float">
            <text:p>2148</text:p>
          </table:table-cell>
          <table:table-cell office:value-type="float" office:value="2079" calcext:value-type="float">
            <text:p>2079</text:p>
          </table:table-cell>
          <table:table-cell office:value-type="float" office:value="1.042844" calcext:value-type="float">
            <text:p>1.042844</text:p>
          </table:table-cell>
          <table:table-cell office:value-type="float" office:value="100.816024" calcext:value-type="float">
            <text:p>100.816024</text:p>
          </table:table-cell>
          <table:table-cell office:value-type="float" office:value="99.77318" calcext:value-type="float">
            <text:p>99.77318</text:p>
          </table:table-cell>
          <table:table-cell office:value-type="float" office:value="0.006733" calcext:value-type="float">
            <text:p>0.006733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0" calcext:value-type="float">
            <text:p>4000</text:p>
          </table:table-cell>
          <table:table-cell office:value-type="float" office:value="1888" calcext:value-type="float">
            <text:p>1888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1.026049" calcext:value-type="float">
            <text:p>1.026049</text:p>
          </table:table-cell>
          <table:table-cell office:value-type="float" office:value="99.397424" calcext:value-type="float">
            <text:p>99.397424</text:p>
          </table:table-cell>
          <table:table-cell office:value-type="float" office:value="98.371374" calcext:value-type="float">
            <text:p>98.37137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26" calcext:value-type="float">
            <text:p>1926</text:p>
          </table:table-cell>
          <table:table-cell office:value-type="float" office:value="1656" calcext:value-type="float">
            <text:p>1656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.063967" calcext:value-type="float">
            <text:p>1.063967</text:p>
          </table:table-cell>
          <table:table-cell office:value-type="float" office:value="100.630758" calcext:value-type="float">
            <text:p>100.630758</text:p>
          </table:table-cell>
          <table:table-cell office:value-type="float" office:value="99.566791" calcext:value-type="float">
            <text:p>99.56679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92" calcext:value-type="float">
            <text:p>9792</text:p>
          </table:table-cell>
          <table:table-cell office:value-type="float" office:value="9696" calcext:value-type="float">
            <text:p>9696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3.535878" calcext:value-type="float">
            <text:p>3.535878</text:p>
          </table:table-cell>
          <table:table-cell office:value-type="float" office:value="100.147169" calcext:value-type="float">
            <text:p>100.147169</text:p>
          </table:table-cell>
          <table:table-cell office:value-type="float" office:value="96.611291" calcext:value-type="float">
            <text:p>96.611291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2.080768" calcext:value-type="float">
            <text:p>2.08076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10333796" calcext:value-type="float">
            <text:p>10333796</text:p>
          </table:table-cell>
          <table:table-cell office:value-type="float" office:value="12672" calcext:value-type="float">
            <text:p>12672</text:p>
          </table:table-cell>
          <table:table-cell office:value-type="float" office:value="9823" calcext:value-type="float">
            <text:p>9823</text:p>
          </table:table-cell>
          <table:table-cell office:value-type="float" office:value="1.013709" calcext:value-type="float">
            <text:p>1.013709</text:p>
          </table:table-cell>
          <table:table-cell office:value-type="float" office:value="100.21482" calcext:value-type="float">
            <text:p>100.21482</text:p>
          </table:table-cell>
          <table:table-cell office:value-type="float" office:value="99.201112" calcext:value-type="float">
            <text:p>99.201112</text:p>
          </table:table-cell>
          <table:table-cell office:value-type="float" office:value="0.833361" calcext:value-type="float">
            <text:p>0.833361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330944" calcext:value-type="float">
            <text:p>13330944</text:p>
          </table:table-cell>
          <table:table-cell office:value-type="float" office:value="1708448" calcext:value-type="float">
            <text:p>1708448</text:p>
          </table:table-cell>
          <table:table-cell office:value-type="float" office:value="12672" calcext:value-type="float">
            <text:p>12672</text:p>
          </table:table-cell>
          <table:table-cell office:value-type="float" office:value="1624" calcext:value-type="float">
            <text:p>1624</text:p>
          </table:table-cell>
          <table:table-cell office:value-type="float" office:value="1.09319" calcext:value-type="float">
            <text:p>1.09319</text:p>
          </table:table-cell>
          <table:table-cell office:value-type="float" office:value="100.732764" calcext:value-type="float">
            <text:p>100.732764</text:p>
          </table:table-cell>
          <table:table-cell office:value-type="float" office:value="99.639574" calcext:value-type="float">
            <text:p>99.639574</text:p>
          </table:table-cell>
          <table:table-cell office:value-type="float" office:value="0.13717" calcext:value-type="float">
            <text:p>0.13717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880" calcext:value-type="float">
            <text:p>89880</text:p>
          </table:table-cell>
          <table:table-cell office:value-type="float" office:value="85600" calcext:value-type="float">
            <text:p>85600</text:p>
          </table:table-cell>
          <table:table-cell office:value-type="float" office:value="2223" calcext:value-type="float">
            <text:p>2223</text:p>
          </table:table-cell>
          <table:table-cell office:value-type="float" office:value="2121" calcext:value-type="float">
            <text:p>2121</text:p>
          </table:table-cell>
          <table:table-cell office:value-type="float" office:value="1.037729" calcext:value-type="float">
            <text:p>1.037729</text:p>
          </table:table-cell>
          <table:table-cell office:value-type="float" office:value="100.306517" calcext:value-type="float">
            <text:p>100.306517</text:p>
          </table:table-cell>
          <table:table-cell office:value-type="float" office:value="99.268788" calcext:value-type="float">
            <text:p>99.268788</text:p>
          </table:table-cell>
          <table:table-cell office:value-type="float" office:value="0.006898" calcext:value-type="float">
            <text:p>0.006898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44" calcext:value-type="float">
            <text:p>3344</text:p>
          </table:table-cell>
          <table:table-cell office:value-type="float" office:value="1816" calcext:value-type="float">
            <text:p>181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.022588" calcext:value-type="float">
            <text:p>1.022588</text:p>
          </table:table-cell>
          <table:table-cell office:value-type="float" office:value="100.73576" calcext:value-type="float">
            <text:p>100.73576</text:p>
          </table:table-cell>
          <table:table-cell office:value-type="float" office:value="99.713172" calcext:value-type="float">
            <text:p>99.71317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340" calcext:value-type="float">
            <text:p>2340</text:p>
          </table:table-cell>
          <table:table-cell office:value-type="float" office:value="1950" calcext:value-type="float">
            <text:p>19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.058871" calcext:value-type="float">
            <text:p>1.058871</text:p>
          </table:table-cell>
          <table:table-cell office:value-type="float" office:value="100.734342" calcext:value-type="float">
            <text:p>100.734342</text:p>
          </table:table-cell>
          <table:table-cell office:value-type="float" office:value="99.675471" calcext:value-type="float">
            <text:p>99.67547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40" calcext:value-type="float">
            <text:p>984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.975212" calcext:value-type="float">
            <text:p>2.975212</text:p>
          </table:table-cell>
          <table:table-cell office:value-type="float" office:value="100.304879" calcext:value-type="float">
            <text:p>100.304879</text:p>
          </table:table-cell>
          <table:table-cell office:value-type="float" office:value="97.329666" calcext:value-type="float">
            <text:p>97.329666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2.097152" calcext:value-type="float">
            <text:p>2.097152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10234908" calcext:value-type="float">
            <text:p>10234908</text:p>
          </table:table-cell>
          <table:table-cell office:value-type="float" office:value="12771" calcext:value-type="float">
            <text:p>12771</text:p>
          </table:table-cell>
          <table:table-cell office:value-type="float" office:value="9729" calcext:value-type="float">
            <text:p>9729</text:p>
          </table:table-cell>
          <table:table-cell office:value-type="float" office:value="1.034108" calcext:value-type="float">
            <text:p>1.034108</text:p>
          </table:table-cell>
          <table:table-cell office:value-type="float" office:value="100.496548" calcext:value-type="float">
            <text:p>100.496548</text:p>
          </table:table-cell>
          <table:table-cell office:value-type="float" office:value="99.46244" calcext:value-type="float">
            <text:p>99.46244</text:p>
          </table:table-cell>
          <table:table-cell office:value-type="float" office:value="0.823218" calcext:value-type="float">
            <text:p>0.823218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435092" calcext:value-type="float">
            <text:p>13435092</text:p>
          </table:table-cell>
          <table:table-cell office:value-type="float" office:value="1794712" calcext:value-type="float">
            <text:p>1794712</text:p>
          </table:table-cell>
          <table:table-cell office:value-type="float" office:value="12771" calcext:value-type="float">
            <text:p>12771</text:p>
          </table:table-cell>
          <table:table-cell office:value-type="float" office:value="1706" calcext:value-type="float">
            <text:p>1706</text:p>
          </table:table-cell>
          <table:table-cell office:value-type="float" office:value="1.295793" calcext:value-type="float">
            <text:p>1.295793</text:p>
          </table:table-cell>
          <table:table-cell office:value-type="float" office:value="100.992925" calcext:value-type="float">
            <text:p>100.992925</text:p>
          </table:table-cell>
          <table:table-cell office:value-type="float" office:value="99.697132" calcext:value-type="float">
            <text:p>99.697132</text:p>
          </table:table-cell>
          <table:table-cell office:value-type="float" office:value="0.144013" calcext:value-type="float">
            <text:p>0.144013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416" calcext:value-type="float">
            <text:p>10416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1.018579" calcext:value-type="float">
            <text:p>1.018579</text:p>
          </table:table-cell>
          <table:table-cell office:value-type="float" office:value="100.595752" calcext:value-type="float">
            <text:p>100.595752</text:p>
          </table:table-cell>
          <table:table-cell office:value-type="float" office:value="99.577173" calcext:value-type="float">
            <text:p>99.577173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800" calcext:value-type="float">
            <text:p>88800</text:p>
          </table:table-cell>
          <table:table-cell office:value-type="float" office:value="85448" calcext:value-type="float">
            <text:p>85448</text:p>
          </table:table-cell>
          <table:table-cell office:value-type="float" office:value="2193" calcext:value-type="float">
            <text:p>2193</text:p>
          </table:table-cell>
          <table:table-cell office:value-type="float" office:value="2114" calcext:value-type="float">
            <text:p>2114</text:p>
          </table:table-cell>
          <table:table-cell office:value-type="float" office:value="1.258307" calcext:value-type="float">
            <text:p>1.258307</text:p>
          </table:table-cell>
          <table:table-cell office:value-type="float" office:value="100.641854" calcext:value-type="float">
            <text:p>100.641854</text:p>
          </table:table-cell>
          <table:table-cell office:value-type="float" office:value="99.383547" calcext:value-type="float">
            <text:p>99.383547</text:p>
          </table:table-cell>
          <table:table-cell office:value-type="float" office:value="0.006878" calcext:value-type="float">
            <text:p>0.006878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28" calcext:value-type="float">
            <text:p>3328</text:p>
          </table:table-cell>
          <table:table-cell office:value-type="float" office:value="1472" calcext:value-type="float">
            <text:p>147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1.248641" calcext:value-type="float">
            <text:p>1.248641</text:p>
          </table:table-cell>
          <table:table-cell office:value-type="float" office:value="99.277614" calcext:value-type="float">
            <text:p>99.277614</text:p>
          </table:table-cell>
          <table:table-cell office:value-type="float" office:value="98.028972" calcext:value-type="float">
            <text:p>98.02897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82" calcext:value-type="float">
            <text:p>2082</text:p>
          </table:table-cell>
          <table:table-cell office:value-type="float" office:value="1662" calcext:value-type="float">
            <text:p>166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.273755" calcext:value-type="float">
            <text:p>1.273755</text:p>
          </table:table-cell>
          <table:table-cell office:value-type="float" office:value="99.265026" calcext:value-type="float">
            <text:p>99.265026</text:p>
          </table:table-cell>
          <table:table-cell office:value-type="float" office:value="97.991271" calcext:value-type="float">
            <text:p>97.99127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2.113536" calcext:value-type="float">
            <text:p>2.11353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10485284" calcext:value-type="float">
            <text:p>10485284</text:p>
          </table:table-cell>
          <table:table-cell office:value-type="float" office:value="12870" calcext:value-type="float">
            <text:p>12870</text:p>
          </table:table-cell>
          <table:table-cell office:value-type="float" office:value="9967" calcext:value-type="float">
            <text:p>9967</text:p>
          </table:table-cell>
          <table:table-cell office:value-type="float" office:value="1.008893" calcext:value-type="float">
            <text:p>1.008893</text:p>
          </table:table-cell>
          <table:table-cell office:value-type="float" office:value="100.487385" calcext:value-type="float">
            <text:p>100.487385</text:p>
          </table:table-cell>
          <table:table-cell office:value-type="float" office:value="99.478492" calcext:value-type="float">
            <text:p>99.478492</text:p>
          </table:table-cell>
          <table:table-cell office:value-type="float" office:value="0.84322" calcext:value-type="float">
            <text:p>0.84322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539240" calcext:value-type="float">
            <text:p>13539240</text:p>
          </table:table-cell>
          <table:table-cell office:value-type="float" office:value="1559064" calcext:value-type="float">
            <text:p>1559064</text:p>
          </table:table-cell>
          <table:table-cell office:value-type="float" office:value="12870" calcext:value-type="float">
            <text:p>12870</text:p>
          </table:table-cell>
          <table:table-cell office:value-type="float" office:value="1482" calcext:value-type="float">
            <text:p>1482</text:p>
          </table:table-cell>
          <table:table-cell office:value-type="float" office:value="1.293293" calcext:value-type="float">
            <text:p>1.293293</text:p>
          </table:table-cell>
          <table:table-cell office:value-type="float" office:value="100.661518" calcext:value-type="float">
            <text:p>100.661518</text:p>
          </table:table-cell>
          <table:table-cell office:value-type="float" office:value="99.368225" calcext:value-type="float">
            <text:p>99.368225</text:p>
          </table:table-cell>
          <table:table-cell office:value-type="float" office:value="0.125518" calcext:value-type="float">
            <text:p>0.125518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992" calcext:value-type="float">
            <text:p>89992</text:p>
          </table:table-cell>
          <table:table-cell office:value-type="float" office:value="85200" calcext:value-type="float">
            <text:p>85200</text:p>
          </table:table-cell>
          <table:table-cell office:value-type="float" office:value="2225" calcext:value-type="float">
            <text:p>2225</text:p>
          </table:table-cell>
          <table:table-cell office:value-type="float" office:value="2111" calcext:value-type="float">
            <text:p>2111</text:p>
          </table:table-cell>
          <table:table-cell office:value-type="float" office:value="1.261683" calcext:value-type="float">
            <text:p>1.261683</text:p>
          </table:table-cell>
          <table:table-cell office:value-type="float" office:value="100.6982" calcext:value-type="float">
            <text:p>100.6982</text:p>
          </table:table-cell>
          <table:table-cell office:value-type="float" office:value="99.436518" calcext:value-type="float">
            <text:p>99.436518</text:p>
          </table:table-cell>
          <table:table-cell office:value-type="float" office:value="0.006855" calcext:value-type="float">
            <text:p>0.006855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64" calcext:value-type="float">
            <text:p>3664</text:p>
          </table:table-cell>
          <table:table-cell office:value-type="float" office:value="1560" calcext:value-type="float">
            <text:p>1560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1.246522" calcext:value-type="float">
            <text:p>1.246522</text:p>
          </table:table-cell>
          <table:table-cell office:value-type="float" office:value="100.112536" calcext:value-type="float">
            <text:p>100.112536</text:p>
          </table:table-cell>
          <table:table-cell office:value-type="float" office:value="98.866014" calcext:value-type="float">
            <text:p>98.86601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80" calcext:value-type="float">
            <text:p>1680</text:p>
          </table:table-cell>
          <table:table-cell office:value-type="float" office:value="1482" calcext:value-type="float">
            <text:p>148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.270976" calcext:value-type="float">
            <text:p>1.270976</text:p>
          </table:table-cell>
          <table:table-cell office:value-type="float" office:value="100.494146" calcext:value-type="float">
            <text:p>100.494146</text:p>
          </table:table-cell>
          <table:table-cell office:value-type="float" office:value="99.22317" calcext:value-type="float">
            <text:p>99.2231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032" calcext:value-type="float">
            <text:p>10032</text:p>
          </table:table-cell>
          <table:table-cell office:value-type="float" office:value="9792" calcext:value-type="float">
            <text:p>9792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4.768756" calcext:value-type="float">
            <text:p>4.768756</text:p>
          </table:table-cell>
          <table:table-cell office:value-type="float" office:value="99.518974" calcext:value-type="float">
            <text:p>99.518974</text:p>
          </table:table-cell>
          <table:table-cell office:value-type="float" office:value="94.750218" calcext:value-type="float">
            <text:p>94.750218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2.12992" calcext:value-type="float">
            <text:p>2.1299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9977168" calcext:value-type="float">
            <text:p>9977168</text:p>
          </table:table-cell>
          <table:table-cell office:value-type="float" office:value="12969" calcext:value-type="float">
            <text:p>12969</text:p>
          </table:table-cell>
          <table:table-cell office:value-type="float" office:value="9484" calcext:value-type="float">
            <text:p>9484</text:p>
          </table:table-cell>
          <table:table-cell office:value-type="float" office:value="1.010963" calcext:value-type="float">
            <text:p>1.010963</text:p>
          </table:table-cell>
          <table:table-cell office:value-type="float" office:value="100.487666" calcext:value-type="float">
            <text:p>100.487666</text:p>
          </table:table-cell>
          <table:table-cell office:value-type="float" office:value="99.476703" calcext:value-type="float">
            <text:p>99.476703</text:p>
          </table:table-cell>
          <table:table-cell office:value-type="float" office:value="0.802372" calcext:value-type="float">
            <text:p>0.802372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643388" calcext:value-type="float">
            <text:p>13643388</text:p>
          </table:table-cell>
          <table:table-cell office:value-type="float" office:value="1936732" calcext:value-type="float">
            <text:p>1936732</text:p>
          </table:table-cell>
          <table:table-cell office:value-type="float" office:value="12969" calcext:value-type="float">
            <text:p>12969</text:p>
          </table:table-cell>
          <table:table-cell office:value-type="float" office:value="1841" calcext:value-type="float">
            <text:p>1841</text:p>
          </table:table-cell>
          <table:table-cell office:value-type="float" office:value="1.095279" calcext:value-type="float">
            <text:p>1.095279</text:p>
          </table:table-cell>
          <table:table-cell office:value-type="float" office:value="101.13195" calcext:value-type="float">
            <text:p>101.13195</text:p>
          </table:table-cell>
          <table:table-cell office:value-type="float" office:value="100.036672" calcext:value-type="float">
            <text:p>100.036672</text:p>
          </table:table-cell>
          <table:table-cell office:value-type="float" office:value="0.154882" calcext:value-type="float">
            <text:p>0.154882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136" calcext:value-type="float">
            <text:p>85136</text:p>
          </table:table-cell>
          <table:table-cell office:value-type="float" office:value="81208" calcext:value-type="float">
            <text:p>81208</text:p>
          </table:table-cell>
          <table:table-cell office:value-type="float" office:value="2101" calcext:value-type="float">
            <text:p>2101</text:p>
          </table:table-cell>
          <table:table-cell office:value-type="float" office:value="2009" calcext:value-type="float">
            <text:p>2009</text:p>
          </table:table-cell>
          <table:table-cell office:value-type="float" office:value="1.034183" calcext:value-type="float">
            <text:p>1.034183</text:p>
          </table:table-cell>
          <table:table-cell office:value-type="float" office:value="100.606985" calcext:value-type="float">
            <text:p>100.606985</text:p>
          </table:table-cell>
          <table:table-cell office:value-type="float" office:value="99.572803" calcext:value-type="float">
            <text:p>99.572803</text:p>
          </table:table-cell>
          <table:table-cell office:value-type="float" office:value="0.006525" calcext:value-type="float">
            <text:p>0.006525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80" calcext:value-type="float">
            <text:p>4480</text:p>
          </table:table-cell>
          <table:table-cell office:value-type="float" office:value="1944" calcext:value-type="float">
            <text:p>1944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.019082" calcext:value-type="float">
            <text:p>1.019082</text:p>
          </table:table-cell>
          <table:table-cell office:value-type="float" office:value="100.610249" calcext:value-type="float">
            <text:p>100.610249</text:p>
          </table:table-cell>
          <table:table-cell office:value-type="float" office:value="99.591167" calcext:value-type="float">
            <text:p>99.591167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148" calcext:value-type="float">
            <text:p>2148</text:p>
          </table:table-cell>
          <table:table-cell office:value-type="float" office:value="1848" calcext:value-type="float">
            <text:p>184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1.056279" calcext:value-type="float">
            <text:p>1.056279</text:p>
          </table:table-cell>
          <table:table-cell office:value-type="float" office:value="100.608531" calcext:value-type="float">
            <text:p>100.608531</text:p>
          </table:table-cell>
          <table:table-cell office:value-type="float" office:value="99.552252" calcext:value-type="float">
            <text:p>99.55225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320" calcext:value-type="float">
            <text:p>1032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.831385" calcext:value-type="float">
            <text:p>2.831385</text:p>
          </table:table-cell>
          <table:table-cell office:value-type="float" office:value="100.506716" calcext:value-type="float">
            <text:p>100.506716</text:p>
          </table:table-cell>
          <table:table-cell office:value-type="float" office:value="97.675331" calcext:value-type="float">
            <text:p>97.675331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2.146304" calcext:value-type="float">
            <text:p>2.14630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10323276" calcext:value-type="float">
            <text:p>10323276</text:p>
          </table:table-cell>
          <table:table-cell office:value-type="float" office:value="13068" calcext:value-type="float">
            <text:p>13068</text:p>
          </table:table-cell>
          <table:table-cell office:value-type="float" office:value="9813" calcext:value-type="float">
            <text:p>9813</text:p>
          </table:table-cell>
          <table:table-cell office:value-type="float" office:value="1.008749" calcext:value-type="float">
            <text:p>1.008749</text:p>
          </table:table-cell>
          <table:table-cell office:value-type="float" office:value="100.197239" calcext:value-type="float">
            <text:p>100.197239</text:p>
          </table:table-cell>
          <table:table-cell office:value-type="float" office:value="99.188491" calcext:value-type="float">
            <text:p>99.188491</text:p>
          </table:table-cell>
          <table:table-cell office:value-type="float" office:value="0.832619" calcext:value-type="float">
            <text:p>0.832619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747536" calcext:value-type="float">
            <text:p>13747536</text:p>
          </table:table-cell>
          <table:table-cell office:value-type="float" office:value="1817856" calcext:value-type="float">
            <text:p>1817856</text:p>
          </table:table-cell>
          <table:table-cell office:value-type="float" office:value="13068" calcext:value-type="float">
            <text:p>13068</text:p>
          </table:table-cell>
          <table:table-cell office:value-type="float" office:value="1728" calcext:value-type="float">
            <text:p>1728</text:p>
          </table:table-cell>
          <table:table-cell office:value-type="float" office:value="1.087811" calcext:value-type="float">
            <text:p>1.087811</text:p>
          </table:table-cell>
          <table:table-cell office:value-type="float" office:value="102.538957" calcext:value-type="float">
            <text:p>102.538957</text:p>
          </table:table-cell>
          <table:table-cell office:value-type="float" office:value="101.451146" calcext:value-type="float">
            <text:p>101.451146</text:p>
          </table:table-cell>
          <table:table-cell office:value-type="float" office:value="0.143348" calcext:value-type="float">
            <text:p>0.143348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432" calcext:value-type="float">
            <text:p>87432</text:p>
          </table:table-cell>
          <table:table-cell office:value-type="float" office:value="82720" calcext:value-type="float">
            <text:p>82720</text:p>
          </table:table-cell>
          <table:table-cell office:value-type="float" office:value="2160" calcext:value-type="float">
            <text:p>2160</text:p>
          </table:table-cell>
          <table:table-cell office:value-type="float" office:value="2048" calcext:value-type="float">
            <text:p>2048</text:p>
          </table:table-cell>
          <table:table-cell office:value-type="float" office:value="1.039057" calcext:value-type="float">
            <text:p>1.039057</text:p>
          </table:table-cell>
          <table:table-cell office:value-type="float" office:value="102.044284" calcext:value-type="float">
            <text:p>102.044284</text:p>
          </table:table-cell>
          <table:table-cell office:value-type="float" office:value="101.005227" calcext:value-type="float">
            <text:p>101.005227</text:p>
          </table:table-cell>
          <table:table-cell office:value-type="float" office:value="0.006552" calcext:value-type="float">
            <text:p>0.00655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8" calcext:value-type="float">
            <text:p>4168</text:p>
          </table:table-cell>
          <table:table-cell office:value-type="float" office:value="1744" calcext:value-type="float">
            <text:p>1744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1.022543" calcext:value-type="float">
            <text:p>1.022543</text:p>
          </table:table-cell>
          <table:table-cell office:value-type="float" office:value="102.045983" calcext:value-type="float">
            <text:p>102.045983</text:p>
          </table:table-cell>
          <table:table-cell office:value-type="float" office:value="101.02344" calcext:value-type="float">
            <text:p>101.0234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92" calcext:value-type="float">
            <text:p>1692</text:p>
          </table:table-cell>
          <table:table-cell office:value-type="float" office:value="1302" calcext:value-type="float">
            <text:p>1302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.054665" calcext:value-type="float">
            <text:p>1.054665</text:p>
          </table:table-cell>
          <table:table-cell office:value-type="float" office:value="102.047429" calcext:value-type="float">
            <text:p>102.047429</text:p>
          </table:table-cell>
          <table:table-cell office:value-type="float" office:value="100.992764" calcext:value-type="float">
            <text:p>100.99276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4" calcext:value-type="float">
            <text:p>10224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3.432951" calcext:value-type="float">
            <text:p>3.432951</text:p>
          </table:table-cell>
          <table:table-cell office:value-type="float" office:value="99.404503" calcext:value-type="float">
            <text:p>99.404503</text:p>
          </table:table-cell>
          <table:table-cell office:value-type="float" office:value="95.971552" calcext:value-type="float">
            <text:p>95.971552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2.162688" calcext:value-type="float">
            <text:p>2.16268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10269624" calcext:value-type="float">
            <text:p>10269624</text:p>
          </table:table-cell>
          <table:table-cell office:value-type="float" office:value="13167" calcext:value-type="float">
            <text:p>13167</text:p>
          </table:table-cell>
          <table:table-cell office:value-type="float" office:value="9762" calcext:value-type="float">
            <text:p>9762</text:p>
          </table:table-cell>
          <table:table-cell office:value-type="float" office:value="1.018127" calcext:value-type="float">
            <text:p>1.018127</text:p>
          </table:table-cell>
          <table:table-cell office:value-type="float" office:value="100.481358" calcext:value-type="float">
            <text:p>100.481358</text:p>
          </table:table-cell>
          <table:table-cell office:value-type="float" office:value="99.463231" calcext:value-type="float">
            <text:p>99.463231</text:p>
          </table:table-cell>
          <table:table-cell office:value-type="float" office:value="0.826004" calcext:value-type="float">
            <text:p>0.826004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851684" calcext:value-type="float">
            <text:p>13851684</text:p>
          </table:table-cell>
          <table:table-cell office:value-type="float" office:value="1783140" calcext:value-type="float">
            <text:p>1783140</text:p>
          </table:table-cell>
          <table:table-cell office:value-type="float" office:value="13167" calcext:value-type="float">
            <text:p>13167</text:p>
          </table:table-cell>
          <table:table-cell office:value-type="float" office:value="1695" calcext:value-type="float">
            <text:p>1695</text:p>
          </table:table-cell>
          <table:table-cell office:value-type="float" office:value="1.074573" calcext:value-type="float">
            <text:p>1.074573</text:p>
          </table:table-cell>
          <table:table-cell office:value-type="float" office:value="100.603185" calcext:value-type="float">
            <text:p>100.603185</text:p>
          </table:table-cell>
          <table:table-cell office:value-type="float" office:value="99.528612" calcext:value-type="float">
            <text:p>99.528612</text:p>
          </table:table-cell>
          <table:table-cell office:value-type="float" office:value="0.143327" calcext:value-type="float">
            <text:p>0.143327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288" calcext:value-type="float">
            <text:p>88288</text:p>
          </table:table-cell>
          <table:table-cell office:value-type="float" office:value="84616" calcext:value-type="float">
            <text:p>84616</text:p>
          </table:table-cell>
          <table:table-cell office:value-type="float" office:value="2183" calcext:value-type="float">
            <text:p>2183</text:p>
          </table:table-cell>
          <table:table-cell office:value-type="float" office:value="2096" calcext:value-type="float">
            <text:p>2096</text:p>
          </table:table-cell>
          <table:table-cell office:value-type="float" office:value="1.012732" calcext:value-type="float">
            <text:p>1.012732</text:p>
          </table:table-cell>
          <table:table-cell office:value-type="float" office:value="100.994307" calcext:value-type="float">
            <text:p>100.994307</text:p>
          </table:table-cell>
          <table:table-cell office:value-type="float" office:value="99.981575" calcext:value-type="float">
            <text:p>99.981575</text:p>
          </table:table-cell>
          <table:table-cell office:value-type="float" office:value="0.006771" calcext:value-type="float">
            <text:p>0.00677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24" calcext:value-type="float">
            <text:p>3024</text:p>
          </table:table-cell>
          <table:table-cell office:value-type="float" office:value="1248" calcext:value-type="float">
            <text:p>124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.020619" calcext:value-type="float">
            <text:p>1.020619</text:p>
          </table:table-cell>
          <table:table-cell office:value-type="float" office:value="100.614126" calcext:value-type="float">
            <text:p>100.614126</text:p>
          </table:table-cell>
          <table:table-cell office:value-type="float" office:value="99.593507" calcext:value-type="float">
            <text:p>99.5935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42" calcext:value-type="float">
            <text:p>1842</text:p>
          </table:table-cell>
          <table:table-cell office:value-type="float" office:value="1428" calcext:value-type="float">
            <text:p>142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.035173" calcext:value-type="float">
            <text:p>1.035173</text:p>
          </table:table-cell>
          <table:table-cell office:value-type="float" office:value="100.981761" calcext:value-type="float">
            <text:p>100.981761</text:p>
          </table:table-cell>
          <table:table-cell office:value-type="float" office:value="99.946588" calcext:value-type="float">
            <text:p>99.94658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320" calcext:value-type="float">
            <text:p>10320</text:p>
          </table:table-cell>
          <table:table-cell office:value-type="float" office:value="10176" calcext:value-type="float">
            <text:p>10176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3.754964" calcext:value-type="float">
            <text:p>3.754964</text:p>
          </table:table-cell>
          <table:table-cell office:value-type="float" office:value="100.120243" calcext:value-type="float">
            <text:p>100.120243</text:p>
          </table:table-cell>
          <table:table-cell office:value-type="float" office:value="96.365279" calcext:value-type="float">
            <text:p>96.365279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2.179072" calcext:value-type="float">
            <text:p>2.179072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10714620" calcext:value-type="float">
            <text:p>10714620</text:p>
          </table:table-cell>
          <table:table-cell office:value-type="float" office:value="13266" calcext:value-type="float">
            <text:p>13266</text:p>
          </table:table-cell>
          <table:table-cell office:value-type="float" office:value="10185" calcext:value-type="float">
            <text:p>10185</text:p>
          </table:table-cell>
          <table:table-cell office:value-type="float" office:value="1.017257" calcext:value-type="float">
            <text:p>1.017257</text:p>
          </table:table-cell>
          <table:table-cell office:value-type="float" office:value="100.490318" calcext:value-type="float">
            <text:p>100.490318</text:p>
          </table:table-cell>
          <table:table-cell office:value-type="float" office:value="99.473062" calcext:value-type="float">
            <text:p>99.473062</text:p>
          </table:table-cell>
          <table:table-cell office:value-type="float" office:value="0.86171" calcext:value-type="float">
            <text:p>0.8617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3955832" calcext:value-type="float">
            <text:p>13955832</text:p>
          </table:table-cell>
          <table:table-cell office:value-type="float" office:value="1608508" calcext:value-type="float">
            <text:p>1608508</text:p>
          </table:table-cell>
          <table:table-cell office:value-type="float" office:value="13266" calcext:value-type="float">
            <text:p>13266</text:p>
          </table:table-cell>
          <table:table-cell office:value-type="float" office:value="1529" calcext:value-type="float">
            <text:p>1529</text:p>
          </table:table-cell>
          <table:table-cell office:value-type="float" office:value="1.093278" calcext:value-type="float">
            <text:p>1.093278</text:p>
          </table:table-cell>
          <table:table-cell office:value-type="float" office:value="100.07476" calcext:value-type="float">
            <text:p>100.07476</text:p>
          </table:table-cell>
          <table:table-cell office:value-type="float" office:value="98.981482" calcext:value-type="float">
            <text:p>98.981482</text:p>
          </table:table-cell>
          <table:table-cell office:value-type="float" office:value="0.130005" calcext:value-type="float">
            <text:p>0.130005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808" calcext:value-type="float">
            <text:p>87808</text:p>
          </table:table-cell>
          <table:table-cell office:value-type="float" office:value="83312" calcext:value-type="float">
            <text:p>83312</text:p>
          </table:table-cell>
          <table:table-cell office:value-type="float" office:value="2171" calcext:value-type="float">
            <text:p>2171</text:p>
          </table:table-cell>
          <table:table-cell office:value-type="float" office:value="2064" calcext:value-type="float">
            <text:p>2064</text:p>
          </table:table-cell>
          <table:table-cell office:value-type="float" office:value="1.045164" calcext:value-type="float">
            <text:p>1.045164</text:p>
          </table:table-cell>
          <table:table-cell office:value-type="float" office:value="100.676028" calcext:value-type="float">
            <text:p>100.676028</text:p>
          </table:table-cell>
          <table:table-cell office:value-type="float" office:value="99.630864" calcext:value-type="float">
            <text:p>99.630864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56" calcext:value-type="float">
            <text:p>3656</text:p>
          </table:table-cell>
          <table:table-cell office:value-type="float" office:value="1464" calcext:value-type="float">
            <text:p>1464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.019115" calcext:value-type="float">
            <text:p>1.019115</text:p>
          </table:table-cell>
          <table:table-cell office:value-type="float" office:value="100.684968" calcext:value-type="float">
            <text:p>100.684968</text:p>
          </table:table-cell>
          <table:table-cell office:value-type="float" office:value="99.665852" calcext:value-type="float">
            <text:p>99.66585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.059832" calcext:value-type="float">
            <text:p>1.059832</text:p>
          </table:table-cell>
          <table:table-cell office:value-type="float" office:value="100.582942" calcext:value-type="float">
            <text:p>100.582942</text:p>
          </table:table-cell>
          <table:table-cell office:value-type="float" office:value="99.52311" calcext:value-type="float">
            <text:p>99.5231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82" calcext:value-type="float">
            <text:p>9582</text:p>
          </table:table-cell>
          <table:table-cell office:value-type="float" office:value="9486" calcext:value-type="float">
            <text:p>9486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3.461959" calcext:value-type="float">
            <text:p>3.461959</text:p>
          </table:table-cell>
          <table:table-cell office:value-type="float" office:value="100.677494" calcext:value-type="float">
            <text:p>100.677494</text:p>
          </table:table-cell>
          <table:table-cell office:value-type="float" office:value="97.215535" calcext:value-type="float">
            <text:p>97.215535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2.195456" calcext:value-type="float">
            <text:p>2.1954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10207556" calcext:value-type="float">
            <text:p>10207556</text:p>
          </table:table-cell>
          <table:table-cell office:value-type="float" office:value="13366" calcext:value-type="float">
            <text:p>13366</text:p>
          </table:table-cell>
          <table:table-cell office:value-type="float" office:value="9703" calcext:value-type="float">
            <text:p>9703</text:p>
          </table:table-cell>
          <table:table-cell office:value-type="float" office:value="1.030263" calcext:value-type="float">
            <text:p>1.030263</text:p>
          </table:table-cell>
          <table:table-cell office:value-type="float" office:value="100.537832" calcext:value-type="float">
            <text:p>100.537832</text:p>
          </table:table-cell>
          <table:table-cell office:value-type="float" office:value="99.507568" calcext:value-type="float">
            <text:p>99.507568</text:p>
          </table:table-cell>
          <table:table-cell office:value-type="float" office:value="0.820646" calcext:value-type="float">
            <text:p>0.820646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061032" calcext:value-type="float">
            <text:p>14061032</text:p>
          </table:table-cell>
          <table:table-cell office:value-type="float" office:value="1624288" calcext:value-type="float">
            <text:p>1624288</text:p>
          </table:table-cell>
          <table:table-cell office:value-type="float" office:value="13366" calcext:value-type="float">
            <text:p>13366</text:p>
          </table:table-cell>
          <table:table-cell office:value-type="float" office:value="1544" calcext:value-type="float">
            <text:p>1544</text:p>
          </table:table-cell>
          <table:table-cell office:value-type="float" office:value="1.316733" calcext:value-type="float">
            <text:p>1.316733</text:p>
          </table:table-cell>
          <table:table-cell office:value-type="float" office:value="100.60865" calcext:value-type="float">
            <text:p>100.60865</text:p>
          </table:table-cell>
          <table:table-cell office:value-type="float" office:value="99.291917" calcext:value-type="float">
            <text:p>99.291917</text:p>
          </table:table-cell>
          <table:table-cell office:value-type="float" office:value="0.13087" calcext:value-type="float">
            <text:p>0.13087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76" calcext:value-type="float">
            <text:p>10176</text:p>
          </table:table-cell>
          <table:table-cell office:value-type="float" office:value="10080" calcext:value-type="float">
            <text:p>10080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1.017159" calcext:value-type="float">
            <text:p>1.017159</text:p>
          </table:table-cell>
          <table:table-cell office:value-type="float" office:value="100.033857" calcext:value-type="float">
            <text:p>100.033857</text:p>
          </table:table-cell>
          <table:table-cell office:value-type="float" office:value="99.016698" calcext:value-type="float">
            <text:p>99.016698</text:p>
          </table:table-cell>
          <table:table-cell office:value-type="float" office:value="0.000814" calcext:value-type="float">
            <text:p>0.000814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672" calcext:value-type="float">
            <text:p>93672</text:p>
          </table:table-cell>
          <table:table-cell office:value-type="float" office:value="89232" calcext:value-type="float">
            <text:p>89232</text:p>
          </table:table-cell>
          <table:table-cell office:value-type="float" office:value="2316" calcext:value-type="float">
            <text:p>2316</text:p>
          </table:table-cell>
          <table:table-cell office:value-type="float" office:value="2211" calcext:value-type="float">
            <text:p>2211</text:p>
          </table:table-cell>
          <table:table-cell office:value-type="float" office:value="1.267426" calcext:value-type="float">
            <text:p>1.267426</text:p>
          </table:table-cell>
          <table:table-cell office:value-type="float" office:value="101.013196" calcext:value-type="float">
            <text:p>101.013196</text:p>
          </table:table-cell>
          <table:table-cell office:value-type="float" office:value="99.74577" calcext:value-type="float">
            <text:p>99.74577</text:p>
          </table:table-cell>
          <table:table-cell office:value-type="float" office:value="0.007157" calcext:value-type="float">
            <text:p>0.007157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0" calcext:value-type="float">
            <text:p>4000</text:p>
          </table:table-cell>
          <table:table-cell office:value-type="float" office:value="2112" calcext:value-type="float">
            <text:p>2112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.252305" calcext:value-type="float">
            <text:p>1.252305</text:p>
          </table:table-cell>
          <table:table-cell office:value-type="float" office:value="100.614702" calcext:value-type="float">
            <text:p>100.614702</text:p>
          </table:table-cell>
          <table:table-cell office:value-type="float" office:value="99.362397" calcext:value-type="float">
            <text:p>99.36239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84" calcext:value-type="float">
            <text:p>1884</text:p>
          </table:table-cell>
          <table:table-cell office:value-type="float" office:value="1614" calcext:value-type="float">
            <text:p>161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.289003" calcext:value-type="float">
            <text:p>1.289003</text:p>
          </table:table-cell>
          <table:table-cell office:value-type="float" office:value="100.978309" calcext:value-type="float">
            <text:p>100.978309</text:p>
          </table:table-cell>
          <table:table-cell office:value-type="float" office:value="99.689306" calcext:value-type="float">
            <text:p>99.68930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10407436" calcext:value-type="float">
            <text:p>10407436</text:p>
          </table:table-cell>
          <table:table-cell office:value-type="float" office:value="13465" calcext:value-type="float">
            <text:p>13465</text:p>
          </table:table-cell>
          <table:table-cell office:value-type="float" office:value="9893" calcext:value-type="float">
            <text:p>9893</text:p>
          </table:table-cell>
          <table:table-cell office:value-type="float" office:value="1.013629" calcext:value-type="float">
            <text:p>1.013629</text:p>
          </table:table-cell>
          <table:table-cell office:value-type="float" office:value="100.498266" calcext:value-type="float">
            <text:p>100.498266</text:p>
          </table:table-cell>
          <table:table-cell office:value-type="float" office:value="99.484637" calcext:value-type="float">
            <text:p>99.484637</text:p>
          </table:table-cell>
          <table:table-cell office:value-type="float" office:value="0.836908" calcext:value-type="float">
            <text:p>0.836908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165180" calcext:value-type="float">
            <text:p>14165180</text:p>
          </table:table-cell>
          <table:table-cell office:value-type="float" office:value="1645328" calcext:value-type="float">
            <text:p>1645328</text:p>
          </table:table-cell>
          <table:table-cell office:value-type="float" office:value="13465" calcext:value-type="float">
            <text:p>13465</text:p>
          </table:table-cell>
          <table:table-cell office:value-type="float" office:value="1564" calcext:value-type="float">
            <text:p>1564</text:p>
          </table:table-cell>
          <table:table-cell office:value-type="float" office:value="1.086693" calcext:value-type="float">
            <text:p>1.086693</text:p>
          </table:table-cell>
          <table:table-cell office:value-type="float" office:value="100.670163" calcext:value-type="float">
            <text:p>100.670163</text:p>
          </table:table-cell>
          <table:table-cell office:value-type="float" office:value="99.58347" calcext:value-type="float">
            <text:p>99.58347</text:p>
          </table:table-cell>
          <table:table-cell office:value-type="float" office:value="0.132177" calcext:value-type="float">
            <text:p>0.132177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520" calcext:value-type="float">
            <text:p>95520</text:p>
          </table:table-cell>
          <table:table-cell office:value-type="float" office:value="92424" calcext:value-type="float">
            <text:p>92424</text:p>
          </table:table-cell>
          <table:table-cell office:value-type="float" office:value="2363" calcext:value-type="float">
            <text:p>2363</text:p>
          </table:table-cell>
          <table:table-cell office:value-type="float" office:value="2291" calcext:value-type="float">
            <text:p>2291</text:p>
          </table:table-cell>
          <table:table-cell office:value-type="float" office:value="1.036863" calcext:value-type="float">
            <text:p>1.036863</text:p>
          </table:table-cell>
          <table:table-cell office:value-type="float" office:value="100.781467" calcext:value-type="float">
            <text:p>100.781467</text:p>
          </table:table-cell>
          <table:table-cell office:value-type="float" office:value="99.744605" calcext:value-type="float">
            <text:p>99.744605</text:p>
          </table:table-cell>
          <table:table-cell office:value-type="float" office:value="0.007413" calcext:value-type="float">
            <text:p>0.007413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0" calcext:value-type="float">
            <text:p>3840</text:p>
          </table:table-cell>
          <table:table-cell office:value-type="float" office:value="1880" calcext:value-type="float">
            <text:p>1880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.015567" calcext:value-type="float">
            <text:p>1.015567</text:p>
          </table:table-cell>
          <table:table-cell office:value-type="float" office:value="99.058685" calcext:value-type="float">
            <text:p>99.058685</text:p>
          </table:table-cell>
          <table:table-cell office:value-type="float" office:value="98.043118" calcext:value-type="float">
            <text:p>98.04311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36" calcext:value-type="float">
            <text:p>1536</text:p>
          </table:table-cell>
          <table:table-cell office:value-type="float" office:value="1176" calcext:value-type="float">
            <text:p>117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.051491" calcext:value-type="float">
            <text:p>1.051491</text:p>
          </table:table-cell>
          <table:table-cell office:value-type="float" office:value="99.020526" calcext:value-type="float">
            <text:p>99.020526</text:p>
          </table:table-cell>
          <table:table-cell office:value-type="float" office:value="97.969035" calcext:value-type="float">
            <text:p>97.969035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928" calcext:value-type="float">
            <text:p>8928</text:p>
          </table:table-cell>
          <table:table-cell office:value-type="float" office:value="8688" calcext:value-type="float">
            <text:p>8688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4.794747" calcext:value-type="float">
            <text:p>4.794747</text:p>
          </table:table-cell>
          <table:table-cell office:value-type="float" office:value="99.7903" calcext:value-type="float">
            <text:p>99.7903</text:p>
          </table:table-cell>
          <table:table-cell office:value-type="float" office:value="94.995553" calcext:value-type="float">
            <text:p>94.995553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2.228224" calcext:value-type="float">
            <text:p>2.228224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10387448" calcext:value-type="float">
            <text:p>10387448</text:p>
          </table:table-cell>
          <table:table-cell office:value-type="float" office:value="13564" calcext:value-type="float">
            <text:p>13564</text:p>
          </table:table-cell>
          <table:table-cell office:value-type="float" office:value="9874" calcext:value-type="float">
            <text:p>9874</text:p>
          </table:table-cell>
          <table:table-cell office:value-type="float" office:value="1.016327" calcext:value-type="float">
            <text:p>1.016327</text:p>
          </table:table-cell>
          <table:table-cell office:value-type="float" office:value="100.443656" calcext:value-type="float">
            <text:p>100.443656</text:p>
          </table:table-cell>
          <table:table-cell office:value-type="float" office:value="99.427329" calcext:value-type="float">
            <text:p>99.427329</text:p>
          </table:table-cell>
          <table:table-cell office:value-type="float" office:value="0.835782" calcext:value-type="float">
            <text:p>0.835782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269328" calcext:value-type="float">
            <text:p>14269328</text:p>
          </table:table-cell>
          <table:table-cell office:value-type="float" office:value="1783140" calcext:value-type="float">
            <text:p>1783140</text:p>
          </table:table-cell>
          <table:table-cell office:value-type="float" office:value="13564" calcext:value-type="float">
            <text:p>13564</text:p>
          </table:table-cell>
          <table:table-cell office:value-type="float" office:value="1695" calcext:value-type="float">
            <text:p>1695</text:p>
          </table:table-cell>
          <table:table-cell office:value-type="float" office:value="1.079563" calcext:value-type="float">
            <text:p>1.079563</text:p>
          </table:table-cell>
          <table:table-cell office:value-type="float" office:value="100.977764" calcext:value-type="float">
            <text:p>100.977764</text:p>
          </table:table-cell>
          <table:table-cell office:value-type="float" office:value="99.898201" calcext:value-type="float">
            <text:p>99.898201</text:p>
          </table:table-cell>
          <table:table-cell office:value-type="float" office:value="0.142797" calcext:value-type="float">
            <text:p>0.142797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312" calcext:value-type="float">
            <text:p>84312</text:p>
          </table:table-cell>
          <table:table-cell office:value-type="float" office:value="80640" calcext:value-type="float">
            <text:p>80640</text:p>
          </table:table-cell>
          <table:table-cell office:value-type="float" office:value="2082" calcext:value-type="float">
            <text:p>2082</text:p>
          </table:table-cell>
          <table:table-cell office:value-type="float" office:value="1997" calcext:value-type="float">
            <text:p>1997</text:p>
          </table:table-cell>
          <table:table-cell office:value-type="float" office:value="1.008579" calcext:value-type="float">
            <text:p>1.008579</text:p>
          </table:table-cell>
          <table:table-cell office:value-type="float" office:value="100.445115" calcext:value-type="float">
            <text:p>100.445115</text:p>
          </table:table-cell>
          <table:table-cell office:value-type="float" office:value="99.436535" calcext:value-type="float">
            <text:p>99.436535</text:p>
          </table:table-cell>
          <table:table-cell office:value-type="float" office:value="0.006488" calcext:value-type="float">
            <text:p>0.006488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6" calcext:value-type="float">
            <text:p>3976</text:p>
          </table:table-cell>
          <table:table-cell office:value-type="float" office:value="1520" calcext:value-type="float">
            <text:p>152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.018939" calcext:value-type="float">
            <text:p>1.018939</text:p>
          </table:table-cell>
          <table:table-cell office:value-type="float" office:value="100.449249" calcext:value-type="float">
            <text:p>100.449249</text:p>
          </table:table-cell>
          <table:table-cell office:value-type="float" office:value="99.43031" calcext:value-type="float">
            <text:p>99.4303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78" calcext:value-type="float">
            <text:p>1878</text:p>
          </table:table-cell>
          <table:table-cell office:value-type="float" office:value="1638" calcext:value-type="float">
            <text:p>163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.033993" calcext:value-type="float">
            <text:p>1.033993</text:p>
          </table:table-cell>
          <table:table-cell office:value-type="float" office:value="100.446421" calcext:value-type="float">
            <text:p>100.446421</text:p>
          </table:table-cell>
          <table:table-cell office:value-type="float" office:value="99.412427" calcext:value-type="float">
            <text:p>99.41242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88" calcext:value-type="float">
            <text:p>9888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.730946" calcext:value-type="float">
            <text:p>2.730946</text:p>
          </table:table-cell>
          <table:table-cell office:value-type="float" office:value="99.91801" calcext:value-type="float">
            <text:p>99.91801</text:p>
          </table:table-cell>
          <table:table-cell office:value-type="float" office:value="97.187064" calcext:value-type="float">
            <text:p>97.187064</text:p>
          </table:table-cell>
          <table:table-cell office:value-type="float" office:value="0.000814" calcext:value-type="float">
            <text:p>0.000814</text:p>
          </table:table-cell>
          <table:table-cell office:value-type="float" office:value="2.244608" calcext:value-type="float">
            <text:p>2.2446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10674644" calcext:value-type="float">
            <text:p>10674644</text:p>
          </table:table-cell>
          <table:table-cell office:value-type="float" office:value="13662" calcext:value-type="float">
            <text:p>13662</text:p>
          </table:table-cell>
          <table:table-cell office:value-type="float" office:value="10147" calcext:value-type="float">
            <text:p>10147</text:p>
          </table:table-cell>
          <table:table-cell office:value-type="float" office:value="1.011289" calcext:value-type="float">
            <text:p>1.011289</text:p>
          </table:table-cell>
          <table:table-cell office:value-type="float" office:value="100.507289" calcext:value-type="float">
            <text:p>100.507289</text:p>
          </table:table-cell>
          <table:table-cell office:value-type="float" office:value="99.496" calcext:value-type="float">
            <text:p>99.496</text:p>
          </table:table-cell>
          <table:table-cell office:value-type="float" office:value="0.858297" calcext:value-type="float">
            <text:p>0.85829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372424" calcext:value-type="float">
            <text:p>14372424</text:p>
          </table:table-cell>
          <table:table-cell office:value-type="float" office:value="1473852" calcext:value-type="float">
            <text:p>1473852</text:p>
          </table:table-cell>
          <table:table-cell office:value-type="float" office:value="13662" calcext:value-type="float">
            <text:p>13662</text:p>
          </table:table-cell>
          <table:table-cell office:value-type="float" office:value="1401" calcext:value-type="float">
            <text:p>1401</text:p>
          </table:table-cell>
          <table:table-cell office:value-type="float" office:value="1.091313" calcext:value-type="float">
            <text:p>1.091313</text:p>
          </table:table-cell>
          <table:table-cell office:value-type="float" office:value="101.062639" calcext:value-type="float">
            <text:p>101.062639</text:p>
          </table:table-cell>
          <table:table-cell office:value-type="float" office:value="99.971326" calcext:value-type="float">
            <text:p>99.971326</text:p>
          </table:table-cell>
          <table:table-cell office:value-type="float" office:value="0.117942" calcext:value-type="float">
            <text:p>0.117942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792" calcext:value-type="float">
            <text:p>87792</text:p>
          </table:table-cell>
          <table:table-cell office:value-type="float" office:value="82832" calcext:value-type="float">
            <text:p>82832</text:p>
          </table:table-cell>
          <table:table-cell office:value-type="float" office:value="2169" calcext:value-type="float">
            <text:p>2169</text:p>
          </table:table-cell>
          <table:table-cell office:value-type="float" office:value="2052" calcext:value-type="float">
            <text:p>2052</text:p>
          </table:table-cell>
          <table:table-cell office:value-type="float" office:value="1.036843" calcext:value-type="float">
            <text:p>1.036843</text:p>
          </table:table-cell>
          <table:table-cell office:value-type="float" office:value="100.51956" calcext:value-type="float">
            <text:p>100.51956</text:p>
          </table:table-cell>
          <table:table-cell office:value-type="float" office:value="99.482717" calcext:value-type="float">
            <text:p>99.482717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36" calcext:value-type="float">
            <text:p>4136</text:p>
          </table:table-cell>
          <table:table-cell office:value-type="float" office:value="1832" calcext:value-type="float">
            <text:p>1832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.024963" calcext:value-type="float">
            <text:p>1.024963</text:p>
          </table:table-cell>
          <table:table-cell office:value-type="float" office:value="100.516184" calcext:value-type="float">
            <text:p>100.516184</text:p>
          </table:table-cell>
          <table:table-cell office:value-type="float" office:value="99.491221" calcext:value-type="float">
            <text:p>99.491221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30" calcext:value-type="float">
            <text:p>1830</text:p>
          </table:table-cell>
          <table:table-cell office:value-type="float" office:value="1452" calcext:value-type="float">
            <text:p>145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.06362" calcext:value-type="float">
            <text:p>1.06362</text:p>
          </table:table-cell>
          <table:table-cell office:value-type="float" office:value="100.510014" calcext:value-type="float">
            <text:p>100.510014</text:p>
          </table:table-cell>
          <table:table-cell office:value-type="float" office:value="99.446394" calcext:value-type="float">
            <text:p>99.44639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264" calcext:value-type="float">
            <text:p>926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.744361" calcext:value-type="float">
            <text:p>2.744361</text:p>
          </table:table-cell>
          <table:table-cell office:value-type="float" office:value="100.322116" calcext:value-type="float">
            <text:p>100.322116</text:p>
          </table:table-cell>
          <table:table-cell office:value-type="float" office:value="97.577755" calcext:value-type="float">
            <text:p>97.577755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2.260992" calcext:value-type="float">
            <text:p>2.260992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10585224" calcext:value-type="float">
            <text:p>10585224</text:p>
          </table:table-cell>
          <table:table-cell office:value-type="float" office:value="13761" calcext:value-type="float">
            <text:p>13761</text:p>
          </table:table-cell>
          <table:table-cell office:value-type="float" office:value="10062" calcext:value-type="float">
            <text:p>10062</text:p>
          </table:table-cell>
          <table:table-cell office:value-type="float" office:value="1.015549" calcext:value-type="float">
            <text:p>1.015549</text:p>
          </table:table-cell>
          <table:table-cell office:value-type="float" office:value="100.593437" calcext:value-type="float">
            <text:p>100.593437</text:p>
          </table:table-cell>
          <table:table-cell office:value-type="float" office:value="99.577888" calcext:value-type="float">
            <text:p>99.577888</text:p>
          </table:table-cell>
          <table:table-cell office:value-type="float" office:value="0.850408" calcext:value-type="float">
            <text:p>0.850408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476572" calcext:value-type="float">
            <text:p>14476572</text:p>
          </table:table-cell>
          <table:table-cell office:value-type="float" office:value="1521192" calcext:value-type="float">
            <text:p>1521192</text:p>
          </table:table-cell>
          <table:table-cell office:value-type="float" office:value="13761" calcext:value-type="float">
            <text:p>13761</text:p>
          </table:table-cell>
          <table:table-cell office:value-type="float" office:value="1446" calcext:value-type="float">
            <text:p>1446</text:p>
          </table:table-cell>
          <table:table-cell office:value-type="float" office:value="1.139013" calcext:value-type="float">
            <text:p>1.139013</text:p>
          </table:table-cell>
          <table:table-cell office:value-type="float" office:value="101.133501" calcext:value-type="float">
            <text:p>101.133501</text:p>
          </table:table-cell>
          <table:table-cell office:value-type="float" office:value="99.994487" calcext:value-type="float">
            <text:p>99.994487</text:p>
          </table:table-cell>
          <table:table-cell office:value-type="float" office:value="0.121702" calcext:value-type="float">
            <text:p>0.121702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336" calcext:value-type="float">
            <text:p>84336</text:p>
          </table:table-cell>
          <table:table-cell office:value-type="float" office:value="79536" calcext:value-type="float">
            <text:p>79536</text:p>
          </table:table-cell>
          <table:table-cell office:value-type="float" office:value="2084" calcext:value-type="float">
            <text:p>2084</text:p>
          </table:table-cell>
          <table:table-cell office:value-type="float" office:value="1970" calcext:value-type="float">
            <text:p>1970</text:p>
          </table:table-cell>
          <table:table-cell office:value-type="float" office:value="1.038263" calcext:value-type="float">
            <text:p>1.038263</text:p>
          </table:table-cell>
          <table:table-cell office:value-type="float" office:value="100.624656" calcext:value-type="float">
            <text:p>100.624656</text:p>
          </table:table-cell>
          <table:table-cell office:value-type="float" office:value="99.586393" calcext:value-type="float">
            <text:p>99.586393</text:p>
          </table:table-cell>
          <table:table-cell office:value-type="float" office:value="0.006389" calcext:value-type="float">
            <text:p>0.006389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04" calcext:value-type="float">
            <text:p>3704</text:p>
          </table:table-cell>
          <table:table-cell office:value-type="float" office:value="1712" calcext:value-type="float">
            <text:p>1712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.022702" calcext:value-type="float">
            <text:p>1.022702</text:p>
          </table:table-cell>
          <table:table-cell office:value-type="float" office:value="101.28682" calcext:value-type="float">
            <text:p>101.28682</text:p>
          </table:table-cell>
          <table:table-cell office:value-type="float" office:value="100.264118" calcext:value-type="float">
            <text:p>100.26411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0" calcext:value-type="float">
            <text:p>1560</text:p>
          </table:table-cell>
          <table:table-cell office:value-type="float" office:value="1230" calcext:value-type="float">
            <text:p>123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.067047" calcext:value-type="float">
            <text:p>1.067047</text:p>
          </table:table-cell>
          <table:table-cell office:value-type="float" office:value="101.284942" calcext:value-type="float">
            <text:p>101.284942</text:p>
          </table:table-cell>
          <table:table-cell office:value-type="float" office:value="100.217895" calcext:value-type="float">
            <text:p>100.217895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264" calcext:value-type="float">
            <text:p>9264</text:p>
          </table:table-cell>
          <table:table-cell office:value-type="float" office:value="9120" calcext:value-type="float">
            <text:p>9120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3.419177" calcext:value-type="float">
            <text:p>3.419177</text:p>
          </table:table-cell>
          <table:table-cell office:value-type="float" office:value="100.191547" calcext:value-type="float">
            <text:p>100.191547</text:p>
          </table:table-cell>
          <table:table-cell office:value-type="float" office:value="96.77237" calcext:value-type="float">
            <text:p>96.77237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2.277376" calcext:value-type="float">
            <text:p>2.277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10275936" calcext:value-type="float">
            <text:p>10275936</text:p>
          </table:table-cell>
          <table:table-cell office:value-type="float" office:value="13861" calcext:value-type="float">
            <text:p>13861</text:p>
          </table:table-cell>
          <table:table-cell office:value-type="float" office:value="9768" calcext:value-type="float">
            <text:p>9768</text:p>
          </table:table-cell>
          <table:table-cell office:value-type="float" office:value="1.016549" calcext:value-type="float">
            <text:p>1.016549</text:p>
          </table:table-cell>
          <table:table-cell office:value-type="float" office:value="100.552554" calcext:value-type="float">
            <text:p>100.552554</text:p>
          </table:table-cell>
          <table:table-cell office:value-type="float" office:value="99.536006" calcext:value-type="float">
            <text:p>99.536006</text:p>
          </table:table-cell>
          <table:table-cell office:value-type="float" office:value="0.825907" calcext:value-type="float">
            <text:p>0.825907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581772" calcext:value-type="float">
            <text:p>14581772</text:p>
          </table:table-cell>
          <table:table-cell office:value-type="float" office:value="1585364" calcext:value-type="float">
            <text:p>1585364</text:p>
          </table:table-cell>
          <table:table-cell office:value-type="float" office:value="13861" calcext:value-type="float">
            <text:p>13861</text:p>
          </table:table-cell>
          <table:table-cell office:value-type="float" office:value="1507" calcext:value-type="float">
            <text:p>1507</text:p>
          </table:table-cell>
          <table:table-cell office:value-type="float" office:value="1.116924" calcext:value-type="float">
            <text:p>1.116924</text:p>
          </table:table-cell>
          <table:table-cell office:value-type="float" office:value="100.896249" calcext:value-type="float">
            <text:p>100.896249</text:p>
          </table:table-cell>
          <table:table-cell office:value-type="float" office:value="99.779325" calcext:value-type="float">
            <text:p>99.779325</text:p>
          </table:table-cell>
          <table:table-cell office:value-type="float" office:value="0.12711" calcext:value-type="float">
            <text:p>0.12711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8392" calcext:value-type="float">
            <text:p>98392</text:p>
          </table:table-cell>
          <table:table-cell office:value-type="float" office:value="94712" calcext:value-type="float">
            <text:p>94712</text:p>
          </table:table-cell>
          <table:table-cell office:value-type="float" office:value="2433" calcext:value-type="float">
            <text:p>2433</text:p>
          </table:table-cell>
          <table:table-cell office:value-type="float" office:value="2347" calcext:value-type="float">
            <text:p>2347</text:p>
          </table:table-cell>
          <table:table-cell office:value-type="float" office:value="1.044697" calcext:value-type="float">
            <text:p>1.044697</text:p>
          </table:table-cell>
          <table:table-cell office:value-type="float" office:value="100.367613" calcext:value-type="float">
            <text:p>100.367613</text:p>
          </table:table-cell>
          <table:table-cell office:value-type="float" office:value="99.322916" calcext:value-type="float">
            <text:p>99.32291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84" calcext:value-type="float">
            <text:p>4184</text:p>
          </table:table-cell>
          <table:table-cell office:value-type="float" office:value="1816" calcext:value-type="float">
            <text:p>1816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.018107" calcext:value-type="float">
            <text:p>1.018107</text:p>
          </table:table-cell>
          <table:table-cell office:value-type="float" office:value="100.366094" calcext:value-type="float">
            <text:p>100.366094</text:p>
          </table:table-cell>
          <table:table-cell office:value-type="float" office:value="99.347987" calcext:value-type="float">
            <text:p>99.34798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44" calcext:value-type="float">
            <text:p>1644</text:p>
          </table:table-cell>
          <table:table-cell office:value-type="float" office:value="1344" calcext:value-type="float">
            <text:p>134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.06576" calcext:value-type="float">
            <text:p>1.06576</text:p>
          </table:table-cell>
          <table:table-cell office:value-type="float" office:value="100.368919" calcext:value-type="float">
            <text:p>100.368919</text:p>
          </table:table-cell>
          <table:table-cell office:value-type="float" office:value="99.303159" calcext:value-type="float">
            <text:p>99.303159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10080" calcext:value-type="float">
            <text:p>10080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.787323" calcext:value-type="float">
            <text:p>2.787323</text:p>
          </table:table-cell>
          <table:table-cell office:value-type="float" office:value="100.364616" calcext:value-type="float">
            <text:p>100.364616</text:p>
          </table:table-cell>
          <table:table-cell office:value-type="float" office:value="97.577293" calcext:value-type="float">
            <text:p>97.577293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2.29376" calcext:value-type="float">
            <text:p>2.29376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10614680" calcext:value-type="float">
            <text:p>10614680</text:p>
          </table:table-cell>
          <table:table-cell office:value-type="float" office:value="13959" calcext:value-type="float">
            <text:p>13959</text:p>
          </table:table-cell>
          <table:table-cell office:value-type="float" office:value="10090" calcext:value-type="float">
            <text:p>10090</text:p>
          </table:table-cell>
          <table:table-cell office:value-type="float" office:value="1.012529" calcext:value-type="float">
            <text:p>1.012529</text:p>
          </table:table-cell>
          <table:table-cell office:value-type="float" office:value="100.457368" calcext:value-type="float">
            <text:p>100.457368</text:p>
          </table:table-cell>
          <table:table-cell office:value-type="float" office:value="99.44484" calcext:value-type="float">
            <text:p>99.44484</text:p>
          </table:table-cell>
          <table:table-cell office:value-type="float" office:value="0.853915" calcext:value-type="float">
            <text:p>0.853915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684868" calcext:value-type="float">
            <text:p>14684868</text:p>
          </table:table-cell>
          <table:table-cell office:value-type="float" office:value="1336040" calcext:value-type="float">
            <text:p>1336040</text:p>
          </table:table-cell>
          <table:table-cell office:value-type="float" office:value="13959" calcext:value-type="float">
            <text:p>13959</text:p>
          </table:table-cell>
          <table:table-cell office:value-type="float" office:value="1270" calcext:value-type="float">
            <text:p>1270</text:p>
          </table:table-cell>
          <table:table-cell office:value-type="float" office:value="2.099888" calcext:value-type="float">
            <text:p>2.099888</text:p>
          </table:table-cell>
          <table:table-cell office:value-type="float" office:value="100.504967" calcext:value-type="float">
            <text:p>100.504967</text:p>
          </table:table-cell>
          <table:table-cell office:value-type="float" office:value="98.405079" calcext:value-type="float">
            <text:p>98.405079</text:p>
          </table:table-cell>
          <table:table-cell office:value-type="float" office:value="0.108616" calcext:value-type="float">
            <text:p>0.108616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3904" calcext:value-type="float">
            <text:p>93904</text:p>
          </table:table-cell>
          <table:table-cell office:value-type="float" office:value="89232" calcext:value-type="float">
            <text:p>89232</text:p>
          </table:table-cell>
          <table:table-cell office:value-type="float" office:value="2322" calcext:value-type="float">
            <text:p>2322</text:p>
          </table:table-cell>
          <table:table-cell office:value-type="float" office:value="2213" calcext:value-type="float">
            <text:p>2213</text:p>
          </table:table-cell>
          <table:table-cell office:value-type="float" office:value="1.041243" calcext:value-type="float">
            <text:p>1.041243</text:p>
          </table:table-cell>
          <table:table-cell office:value-type="float" office:value="100.5615" calcext:value-type="float">
            <text:p>100.5615</text:p>
          </table:table-cell>
          <table:table-cell office:value-type="float" office:value="99.520256" calcext:value-type="float">
            <text:p>99.520256</text:p>
          </table:table-cell>
          <table:table-cell office:value-type="float" office:value="0.007173" calcext:value-type="float">
            <text:p>0.007173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60" calcext:value-type="float">
            <text:p>3360</text:p>
          </table:table-cell>
          <table:table-cell office:value-type="float" office:value="856" calcext:value-type="float">
            <text:p>856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.020788" calcext:value-type="float">
            <text:p>1.020788</text:p>
          </table:table-cell>
          <table:table-cell office:value-type="float" office:value="89.317373" calcext:value-type="float">
            <text:p>89.317373</text:p>
          </table:table-cell>
          <table:table-cell office:value-type="float" office:value="88.296585" calcext:value-type="float">
            <text:p>88.296585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80" calcext:value-type="float">
            <text:p>1080</text:p>
          </table:table-cell>
          <table:table-cell office:value-type="float" office:value="930" calcext:value-type="float">
            <text:p>93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.050219" calcext:value-type="float">
            <text:p>2.050219</text:p>
          </table:table-cell>
          <table:table-cell office:value-type="float" office:value="89.315915" calcext:value-type="float">
            <text:p>89.315915</text:p>
          </table:table-cell>
          <table:table-cell office:value-type="float" office:value="87.265696" calcext:value-type="float">
            <text:p>87.265696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96" calcext:value-type="float">
            <text:p>9696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.73533" calcext:value-type="float">
            <text:p>3.73533</text:p>
          </table:table-cell>
          <table:table-cell office:value-type="float" office:value="99.228973" calcext:value-type="float">
            <text:p>99.228973</text:p>
          </table:table-cell>
          <table:table-cell office:value-type="float" office:value="95.493643" calcext:value-type="float">
            <text:p>95.493643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2.310144" calcext:value-type="float">
            <text:p>2.31014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10629408" calcext:value-type="float">
            <text:p>10629408</text:p>
          </table:table-cell>
          <table:table-cell office:value-type="float" office:value="14058" calcext:value-type="float">
            <text:p>14058</text:p>
          </table:table-cell>
          <table:table-cell office:value-type="float" office:value="10104" calcext:value-type="float">
            <text:p>10104</text:p>
          </table:table-cell>
          <table:table-cell office:value-type="float" office:value="1.015369" calcext:value-type="float">
            <text:p>1.015369</text:p>
          </table:table-cell>
          <table:table-cell office:value-type="float" office:value="100.207511" calcext:value-type="float">
            <text:p>100.207511</text:p>
          </table:table-cell>
          <table:table-cell office:value-type="float" office:value="99.192142" calcext:value-type="float">
            <text:p>99.192142</text:p>
          </table:table-cell>
          <table:table-cell office:value-type="float" office:value="0.857278" calcext:value-type="float">
            <text:p>0.857278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789016" calcext:value-type="float">
            <text:p>14789016</text:p>
          </table:table-cell>
          <table:table-cell office:value-type="float" office:value="1558012" calcext:value-type="float">
            <text:p>1558012</text:p>
          </table:table-cell>
          <table:table-cell office:value-type="float" office:value="14058" calcext:value-type="float">
            <text:p>14058</text:p>
          </table:table-cell>
          <table:table-cell office:value-type="float" office:value="1481" calcext:value-type="float">
            <text:p>1481</text:p>
          </table:table-cell>
          <table:table-cell office:value-type="float" office:value="1.059928" calcext:value-type="float">
            <text:p>1.059928</text:p>
          </table:table-cell>
          <table:table-cell office:value-type="float" office:value="100.827523" calcext:value-type="float">
            <text:p>100.827523</text:p>
          </table:table-cell>
          <table:table-cell office:value-type="float" office:value="99.767595" calcext:value-type="float">
            <text:p>99.767595</text:p>
          </table:table-cell>
          <table:table-cell office:value-type="float" office:value="0.124931" calcext:value-type="float">
            <text:p>0.124931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584" calcext:value-type="float">
            <text:p>78584</text:p>
          </table:table-cell>
          <table:table-cell office:value-type="float" office:value="73560" calcext:value-type="float">
            <text:p>73560</text:p>
          </table:table-cell>
          <table:table-cell office:value-type="float" office:value="1940" calcext:value-type="float">
            <text:p>1940</text:p>
          </table:table-cell>
          <table:table-cell office:value-type="float" office:value="1821" calcext:value-type="float">
            <text:p>1821</text:p>
          </table:table-cell>
          <table:table-cell office:value-type="float" office:value="1.005399" calcext:value-type="float">
            <text:p>1.005399</text:p>
          </table:table-cell>
          <table:table-cell office:value-type="float" office:value="100.320256" calcext:value-type="float">
            <text:p>100.320256</text:p>
          </table:table-cell>
          <table:table-cell office:value-type="float" office:value="99.314857" calcext:value-type="float">
            <text:p>99.314857</text:p>
          </table:table-cell>
          <table:table-cell office:value-type="float" office:value="0.005925" calcext:value-type="float">
            <text:p>0.005925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52" calcext:value-type="float">
            <text:p>3752</text:p>
          </table:table-cell>
          <table:table-cell office:value-type="float" office:value="1408" calcext:value-type="float">
            <text:p>140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.017841" calcext:value-type="float">
            <text:p>1.017841</text:p>
          </table:table-cell>
          <table:table-cell office:value-type="float" office:value="100.32338" calcext:value-type="float">
            <text:p>100.32338</text:p>
          </table:table-cell>
          <table:table-cell office:value-type="float" office:value="99.305539" calcext:value-type="float">
            <text:p>99.30553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70" calcext:value-type="float">
            <text:p>2070</text:p>
          </table:table-cell>
          <table:table-cell office:value-type="float" office:value="1770" calcext:value-type="float">
            <text:p>17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032375" calcext:value-type="float">
            <text:p>1.032375</text:p>
          </table:table-cell>
          <table:table-cell office:value-type="float" office:value="100.321702" calcext:value-type="float">
            <text:p>100.321702</text:p>
          </table:table-cell>
          <table:table-cell office:value-type="float" office:value="99.289327" calcext:value-type="float">
            <text:p>99.28932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92" calcext:value-type="float">
            <text:p>9792</text:p>
          </table:table-cell>
          <table:table-cell office:value-type="float" office:value="9600" calcext:value-type="float">
            <text:p>960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3.690414" calcext:value-type="float">
            <text:p>3.690414</text:p>
          </table:table-cell>
          <table:table-cell office:value-type="float" office:value="100.228723" calcext:value-type="float">
            <text:p>100.228723</text:p>
          </table:table-cell>
          <table:table-cell office:value-type="float" office:value="96.538309" calcext:value-type="float">
            <text:p>96.538309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2.326528" calcext:value-type="float">
            <text:p>2.326528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10616784" calcext:value-type="float">
            <text:p>10616784</text:p>
          </table:table-cell>
          <table:table-cell office:value-type="float" office:value="14157" calcext:value-type="float">
            <text:p>14157</text:p>
          </table:table-cell>
          <table:table-cell office:value-type="float" office:value="10092" calcext:value-type="float">
            <text:p>10092</text:p>
          </table:table-cell>
          <table:table-cell office:value-type="float" office:value="1.008789" calcext:value-type="float">
            <text:p>1.008789</text:p>
          </table:table-cell>
          <table:table-cell office:value-type="float" office:value="100.646983" calcext:value-type="float">
            <text:p>100.646983</text:p>
          </table:table-cell>
          <table:table-cell office:value-type="float" office:value="99.638195" calcext:value-type="float">
            <text:p>99.638195</text:p>
          </table:table-cell>
          <table:table-cell office:value-type="float" office:value="0.852427" calcext:value-type="float">
            <text:p>0.852427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893164" calcext:value-type="float">
            <text:p>14893164</text:p>
          </table:table-cell>
          <table:table-cell office:value-type="float" office:value="1513828" calcext:value-type="float">
            <text:p>1513828</text:p>
          </table:table-cell>
          <table:table-cell office:value-type="float" office:value="14157" calcext:value-type="float">
            <text:p>14157</text:p>
          </table:table-cell>
          <table:table-cell office:value-type="float" office:value="1439" calcext:value-type="float">
            <text:p>1439</text:p>
          </table:table-cell>
          <table:table-cell office:value-type="float" office:value="1.092267" calcext:value-type="float">
            <text:p>1.092267</text:p>
          </table:table-cell>
          <table:table-cell office:value-type="float" office:value="100.828728" calcext:value-type="float">
            <text:p>100.828728</text:p>
          </table:table-cell>
          <table:table-cell office:value-type="float" office:value="99.736461" calcext:value-type="float">
            <text:p>99.736461</text:p>
          </table:table-cell>
          <table:table-cell office:value-type="float" office:value="0.121426" calcext:value-type="float">
            <text:p>0.121426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048" calcext:value-type="float">
            <text:p>85048</text:p>
          </table:table-cell>
          <table:table-cell office:value-type="float" office:value="80184" calcext:value-type="float">
            <text:p>80184</text:p>
          </table:table-cell>
          <table:table-cell office:value-type="float" office:value="2100" calcext:value-type="float">
            <text:p>2100</text:p>
          </table:table-cell>
          <table:table-cell office:value-type="float" office:value="1986" calcext:value-type="float">
            <text:p>1986</text:p>
          </table:table-cell>
          <table:table-cell office:value-type="float" office:value="1.039137" calcext:value-type="float">
            <text:p>1.039137</text:p>
          </table:table-cell>
          <table:table-cell office:value-type="float" office:value="100.217559" calcext:value-type="float">
            <text:p>100.217559</text:p>
          </table:table-cell>
          <table:table-cell office:value-type="float" office:value="99.178422" calcext:value-type="float">
            <text:p>99.178422</text:p>
          </table:table-cell>
          <table:table-cell office:value-type="float" office:value="0.006468" calcext:value-type="float">
            <text:p>0.006468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8" calcext:value-type="float">
            <text:p>4008</text:p>
          </table:table-cell>
          <table:table-cell office:value-type="float" office:value="1384" calcext:value-type="float">
            <text:p>1384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1.029691" calcext:value-type="float">
            <text:p>1.029691</text:p>
          </table:table-cell>
          <table:table-cell office:value-type="float" office:value="99.17263" calcext:value-type="float">
            <text:p>99.17263</text:p>
          </table:table-cell>
          <table:table-cell office:value-type="float" office:value="98.142938" calcext:value-type="float">
            <text:p>98.14293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42" calcext:value-type="float">
            <text:p>1542</text:p>
          </table:table-cell>
          <table:table-cell office:value-type="float" office:value="1332" calcext:value-type="float">
            <text:p>133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.064755" calcext:value-type="float">
            <text:p>1.064755</text:p>
          </table:table-cell>
          <table:table-cell office:value-type="float" office:value="99.165737" calcext:value-type="float">
            <text:p>99.165737</text:p>
          </table:table-cell>
          <table:table-cell office:value-type="float" office:value="98.100982" calcext:value-type="float">
            <text:p>98.10098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08" calcext:value-type="float">
            <text:p>9408</text:p>
          </table:table-cell>
          <table:table-cell office:value-type="float" office:value="9360" calcext:value-type="float">
            <text:p>9360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.875985" calcext:value-type="float">
            <text:p>2.875985</text:p>
          </table:table-cell>
          <table:table-cell office:value-type="float" office:value="100.204808" calcext:value-type="float">
            <text:p>100.204808</text:p>
          </table:table-cell>
          <table:table-cell office:value-type="float" office:value="97.328823" calcext:value-type="float">
            <text:p>97.328823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2.342912" calcext:value-type="float">
            <text:p>2.342912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10668332" calcext:value-type="float">
            <text:p>10668332</text:p>
          </table:table-cell>
          <table:table-cell office:value-type="float" office:value="14257" calcext:value-type="float">
            <text:p>14257</text:p>
          </table:table-cell>
          <table:table-cell office:value-type="float" office:value="10141" calcext:value-type="float">
            <text:p>10141</text:p>
          </table:table-cell>
          <table:table-cell office:value-type="float" office:value="1.011173" calcext:value-type="float">
            <text:p>1.011173</text:p>
          </table:table-cell>
          <table:table-cell office:value-type="float" office:value="100.45151" calcext:value-type="float">
            <text:p>100.45151</text:p>
          </table:table-cell>
          <table:table-cell office:value-type="float" office:value="99.440337" calcext:value-type="float">
            <text:p>99.440337</text:p>
          </table:table-cell>
          <table:table-cell office:value-type="float" office:value="0.85827" calcext:value-type="float">
            <text:p>0.85827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4998364" calcext:value-type="float">
            <text:p>14998364</text:p>
          </table:table-cell>
          <table:table-cell office:value-type="float" office:value="1320260" calcext:value-type="float">
            <text:p>1320260</text:p>
          </table:table-cell>
          <table:table-cell office:value-type="float" office:value="14257" calcext:value-type="float">
            <text:p>14257</text:p>
          </table:table-cell>
          <table:table-cell office:value-type="float" office:value="1255" calcext:value-type="float">
            <text:p>1255</text:p>
          </table:table-cell>
          <table:table-cell office:value-type="float" office:value="1.332019" calcext:value-type="float">
            <text:p>1.332019</text:p>
          </table:table-cell>
          <table:table-cell office:value-type="float" office:value="100.961054" calcext:value-type="float">
            <text:p>100.961054</text:p>
          </table:table-cell>
          <table:table-cell office:value-type="float" office:value="99.629035" calcext:value-type="float">
            <text:p>99.629035</text:p>
          </table:table-cell>
          <table:table-cell office:value-type="float" office:value="0.106014" calcext:value-type="float">
            <text:p>0.106014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800" calcext:value-type="float">
            <text:p>91800</text:p>
          </table:table-cell>
          <table:table-cell office:value-type="float" office:value="87528" calcext:value-type="float">
            <text:p>87528</text:p>
          </table:table-cell>
          <table:table-cell office:value-type="float" office:value="2270" calcext:value-type="float">
            <text:p>2270</text:p>
          </table:table-cell>
          <table:table-cell office:value-type="float" office:value="2170" calcext:value-type="float">
            <text:p>2170</text:p>
          </table:table-cell>
          <table:table-cell office:value-type="float" office:value="1.261067" calcext:value-type="float">
            <text:p>1.261067</text:p>
          </table:table-cell>
          <table:table-cell office:value-type="float" office:value="100.453008" calcext:value-type="float">
            <text:p>100.453008</text:p>
          </table:table-cell>
          <table:table-cell office:value-type="float" office:value="99.191941" calcext:value-type="float">
            <text:p>99.191941</text:p>
          </table:table-cell>
          <table:table-cell office:value-type="float" office:value="0.007059" calcext:value-type="float">
            <text:p>0.007059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096" calcext:value-type="float">
            <text:p>3096</text:p>
          </table:table-cell>
          <table:table-cell office:value-type="float" office:value="1136" calcext:value-type="float">
            <text:p>1136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.253654" calcext:value-type="float">
            <text:p>1.253654</text:p>
          </table:table-cell>
          <table:table-cell office:value-type="float" office:value="96.90694" calcext:value-type="float">
            <text:p>96.90694</text:p>
          </table:table-cell>
          <table:table-cell office:value-type="float" office:value="95.653286" calcext:value-type="float">
            <text:p>95.653286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230" calcext:value-type="float">
            <text:p>12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.276775" calcext:value-type="float">
            <text:p>1.276775</text:p>
          </table:table-cell>
          <table:table-cell office:value-type="float" office:value="97.393268" calcext:value-type="float">
            <text:p>97.393268</text:p>
          </table:table-cell>
          <table:table-cell office:value-type="float" office:value="96.116493" calcext:value-type="float">
            <text:p>96.11649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128" calcext:value-type="float">
            <text:p>10128</text:p>
          </table:table-cell>
          <table:table-cell office:value-type="float" office:value="9984" calcext:value-type="float">
            <text:p>998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.833366" calcext:value-type="float">
            <text:p>3.833366</text:p>
          </table:table-cell>
          <table:table-cell office:value-type="float" office:value="100.091007" calcext:value-type="float">
            <text:p>100.091007</text:p>
          </table:table-cell>
          <table:table-cell office:value-type="float" office:value="96.257642" calcext:value-type="float">
            <text:p>96.257642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2.359296" calcext:value-type="float">
            <text:p>2.359296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10335900" calcext:value-type="float">
            <text:p>10335900</text:p>
          </table:table-cell>
          <table:table-cell office:value-type="float" office:value="14355" calcext:value-type="float">
            <text:p>14355</text:p>
          </table:table-cell>
          <table:table-cell office:value-type="float" office:value="9825" calcext:value-type="float">
            <text:p>9825</text:p>
          </table:table-cell>
          <table:table-cell office:value-type="float" office:value="1.012749" calcext:value-type="float">
            <text:p>1.012749</text:p>
          </table:table-cell>
          <table:table-cell office:value-type="float" office:value="100.685473" calcext:value-type="float">
            <text:p>100.685473</text:p>
          </table:table-cell>
          <table:table-cell office:value-type="float" office:value="99.672724" calcext:value-type="float">
            <text:p>99.672724</text:p>
          </table:table-cell>
          <table:table-cell office:value-type="float" office:value="0.829587" calcext:value-type="float">
            <text:p>0.829587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101460" calcext:value-type="float">
            <text:p>15101460</text:p>
          </table:table-cell>
          <table:table-cell office:value-type="float" office:value="1587468" calcext:value-type="float">
            <text:p>1587468</text:p>
          </table:table-cell>
          <table:table-cell office:value-type="float" office:value="14355" calcext:value-type="float">
            <text:p>14355</text:p>
          </table:table-cell>
          <table:table-cell office:value-type="float" office:value="1509" calcext:value-type="float">
            <text:p>1509</text:p>
          </table:table-cell>
          <table:table-cell office:value-type="float" office:value="1.08939" calcext:value-type="float">
            <text:p>1.08939</text:p>
          </table:table-cell>
          <table:table-cell office:value-type="float" office:value="100.339946" calcext:value-type="float">
            <text:p>100.339946</text:p>
          </table:table-cell>
          <table:table-cell office:value-type="float" office:value="99.250556" calcext:value-type="float">
            <text:p>99.250556</text:p>
          </table:table-cell>
          <table:table-cell office:value-type="float" office:value="0.127956" calcext:value-type="float">
            <text:p>0.127956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840" calcext:value-type="float">
            <text:p>90840</text:p>
          </table:table-cell>
          <table:table-cell office:value-type="float" office:value="86208" calcext:value-type="float">
            <text:p>86208</text:p>
          </table:table-cell>
          <table:table-cell office:value-type="float" office:value="2244" calcext:value-type="float">
            <text:p>2244</text:p>
          </table:table-cell>
          <table:table-cell office:value-type="float" office:value="2136" calcext:value-type="float">
            <text:p>2136</text:p>
          </table:table-cell>
          <table:table-cell office:value-type="float" office:value="1.035283" calcext:value-type="float">
            <text:p>1.035283</text:p>
          </table:table-cell>
          <table:table-cell office:value-type="float" office:value="100.70871" calcext:value-type="float">
            <text:p>100.70871</text:p>
          </table:table-cell>
          <table:table-cell office:value-type="float" office:value="99.673428" calcext:value-type="float">
            <text:p>99.673428</text:p>
          </table:table-cell>
          <table:table-cell office:value-type="float" office:value="0.006919" calcext:value-type="float">
            <text:p>0.006919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0" calcext:value-type="float">
            <text:p>4320</text:p>
          </table:table-cell>
          <table:table-cell office:value-type="float" office:value="1608" calcext:value-type="float">
            <text:p>1608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.014167" calcext:value-type="float">
            <text:p>1.014167</text:p>
          </table:table-cell>
          <table:table-cell office:value-type="float" office:value="91.816021" calcext:value-type="float">
            <text:p>91.816021</text:p>
          </table:table-cell>
          <table:table-cell office:value-type="float" office:value="90.801853" calcext:value-type="float">
            <text:p>90.80185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950" calcext:value-type="float">
            <text:p>1950</text:p>
          </table:table-cell>
          <table:table-cell office:value-type="float" office:value="1602" calcext:value-type="float">
            <text:p>1602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.055985" calcext:value-type="float">
            <text:p>1.055985</text:p>
          </table:table-cell>
          <table:table-cell office:value-type="float" office:value="96.854607" calcext:value-type="float">
            <text:p>96.854607</text:p>
          </table:table-cell>
          <table:table-cell office:value-type="float" office:value="95.798621" calcext:value-type="float">
            <text:p>95.79862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44" calcext:value-type="float">
            <text:p>974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.732945" calcext:value-type="float">
            <text:p>2.732945</text:p>
          </table:table-cell>
          <table:table-cell office:value-type="float" office:value="100.615798" calcext:value-type="float">
            <text:p>100.615798</text:p>
          </table:table-cell>
          <table:table-cell office:value-type="float" office:value="97.882853" calcext:value-type="float">
            <text:p>97.882853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2.37568" calcext:value-type="float">
            <text:p>2.37568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10458984" calcext:value-type="float">
            <text:p>10458984</text:p>
          </table:table-cell>
          <table:table-cell office:value-type="float" office:value="14455" calcext:value-type="float">
            <text:p>14455</text:p>
          </table:table-cell>
          <table:table-cell office:value-type="float" office:value="9942" calcext:value-type="float">
            <text:p>9942</text:p>
          </table:table-cell>
          <table:table-cell office:value-type="float" office:value="1.009569" calcext:value-type="float">
            <text:p>1.009569</text:p>
          </table:table-cell>
          <table:table-cell office:value-type="float" office:value="100.53319" calcext:value-type="float">
            <text:p>100.53319</text:p>
          </table:table-cell>
          <table:table-cell office:value-type="float" office:value="99.523621" calcext:value-type="float">
            <text:p>99.523621</text:p>
          </table:table-cell>
          <table:table-cell office:value-type="float" office:value="0.840724" calcext:value-type="float">
            <text:p>0.840724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206660" calcext:value-type="float">
            <text:p>15206660</text:p>
          </table:table-cell>
          <table:table-cell office:value-type="float" office:value="1374964" calcext:value-type="float">
            <text:p>1374964</text:p>
          </table:table-cell>
          <table:table-cell office:value-type="float" office:value="14455" calcext:value-type="float">
            <text:p>14455</text:p>
          </table:table-cell>
          <table:table-cell office:value-type="float" office:value="1307" calcext:value-type="float">
            <text:p>1307</text:p>
          </table:table-cell>
          <table:table-cell office:value-type="float" office:value="1.099805" calcext:value-type="float">
            <text:p>1.099805</text:p>
          </table:table-cell>
          <table:table-cell office:value-type="float" office:value="99.792934" calcext:value-type="float">
            <text:p>99.792934</text:p>
          </table:table-cell>
          <table:table-cell office:value-type="float" office:value="98.693129" calcext:value-type="float">
            <text:p>98.693129</text:p>
          </table:table-cell>
          <table:table-cell office:value-type="float" office:value="0.111454" calcext:value-type="float">
            <text:p>0.111454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656" calcext:value-type="float">
            <text:p>90656</text:p>
          </table:table-cell>
          <table:table-cell office:value-type="float" office:value="86016" calcext:value-type="float">
            <text:p>86016</text:p>
          </table:table-cell>
          <table:table-cell office:value-type="float" office:value="2241" calcext:value-type="float">
            <text:p>2241</text:p>
          </table:table-cell>
          <table:table-cell office:value-type="float" office:value="2131" calcext:value-type="float">
            <text:p>2131</text:p>
          </table:table-cell>
          <table:table-cell office:value-type="float" office:value="1.033009" calcext:value-type="float">
            <text:p>1.033009</text:p>
          </table:table-cell>
          <table:table-cell office:value-type="float" office:value="101.010681" calcext:value-type="float">
            <text:p>101.010681</text:p>
          </table:table-cell>
          <table:table-cell office:value-type="float" office:value="99.977672" calcext:value-type="float">
            <text:p>99.977672</text:p>
          </table:table-cell>
          <table:table-cell office:value-type="float" office:value="0.006883" calcext:value-type="float">
            <text:p>0.006883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88" calcext:value-type="float">
            <text:p>3888</text:p>
          </table:table-cell>
          <table:table-cell office:value-type="float" office:value="1240" calcext:value-type="float">
            <text:p>124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.017788" calcext:value-type="float">
            <text:p>1.017788</text:p>
          </table:table-cell>
          <table:table-cell office:value-type="float" office:value="97.539624" calcext:value-type="float">
            <text:p>97.539624</text:p>
          </table:table-cell>
          <table:table-cell office:value-type="float" office:value="96.521836" calcext:value-type="float">
            <text:p>96.52183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02" calcext:value-type="float">
            <text:p>1602</text:p>
          </table:table-cell>
          <table:table-cell office:value-type="float" office:value="1134" calcext:value-type="float">
            <text:p>113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.048851" calcext:value-type="float">
            <text:p>1.048851</text:p>
          </table:table-cell>
          <table:table-cell office:value-type="float" office:value="97.521522" calcext:value-type="float">
            <text:p>97.521522</text:p>
          </table:table-cell>
          <table:table-cell office:value-type="float" office:value="96.472671" calcext:value-type="float">
            <text:p>96.472671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68" calcext:value-type="float">
            <text:p>9168</text:p>
          </table:table-cell>
          <table:table-cell office:value-type="float" office:value="8976" calcext:value-type="float">
            <text:p>8976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4.599287" calcext:value-type="float">
            <text:p>4.599287</text:p>
          </table:table-cell>
          <table:table-cell office:value-type="float" office:value="100.088743" calcext:value-type="float">
            <text:p>100.088743</text:p>
          </table:table-cell>
          <table:table-cell office:value-type="float" office:value="95.489456" calcext:value-type="float">
            <text:p>95.489456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2.392064" calcext:value-type="float">
            <text:p>2.392064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10654656" calcext:value-type="float">
            <text:p>10654656</text:p>
          </table:table-cell>
          <table:table-cell office:value-type="float" office:value="14554" calcext:value-type="float">
            <text:p>14554</text:p>
          </table:table-cell>
          <table:table-cell office:value-type="float" office:value="10128" calcext:value-type="float">
            <text:p>10128</text:p>
          </table:table-cell>
          <table:table-cell office:value-type="float" office:value="1.013669" calcext:value-type="float">
            <text:p>1.013669</text:p>
          </table:table-cell>
          <table:table-cell office:value-type="float" office:value="100.483069" calcext:value-type="float">
            <text:p>100.483069</text:p>
          </table:table-cell>
          <table:table-cell office:value-type="float" office:value="99.4694" calcext:value-type="float">
            <text:p>99.4694</text:p>
          </table:table-cell>
          <table:table-cell office:value-type="float" office:value="0.856919" calcext:value-type="float">
            <text:p>0.856919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310808" calcext:value-type="float">
            <text:p>15310808</text:p>
          </table:table-cell>
          <table:table-cell office:value-type="float" office:value="1486476" calcext:value-type="float">
            <text:p>1486476</text:p>
          </table:table-cell>
          <table:table-cell office:value-type="float" office:value="14554" calcext:value-type="float">
            <text:p>14554</text:p>
          </table:table-cell>
          <table:table-cell office:value-type="float" office:value="1413" calcext:value-type="float">
            <text:p>1413</text:p>
          </table:table-cell>
          <table:table-cell office:value-type="float" office:value="1.096099" calcext:value-type="float">
            <text:p>1.096099</text:p>
          </table:table-cell>
          <table:table-cell office:value-type="float" office:value="101.025614" calcext:value-type="float">
            <text:p>101.025614</text:p>
          </table:table-cell>
          <table:table-cell office:value-type="float" office:value="99.929516" calcext:value-type="float">
            <text:p>99.929516</text:p>
          </table:table-cell>
          <table:table-cell office:value-type="float" office:value="0.119002" calcext:value-type="float">
            <text:p>0.119002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584" calcext:value-type="float">
            <text:p>84584</text:p>
          </table:table-cell>
          <table:table-cell office:value-type="float" office:value="79128" calcext:value-type="float">
            <text:p>79128</text:p>
          </table:table-cell>
          <table:table-cell office:value-type="float" office:value="2089" calcext:value-type="float">
            <text:p>2089</text:p>
          </table:table-cell>
          <table:table-cell office:value-type="float" office:value="1962" calcext:value-type="float">
            <text:p>1962</text:p>
          </table:table-cell>
          <table:table-cell office:value-type="float" office:value="1.036617" calcext:value-type="float">
            <text:p>1.036617</text:p>
          </table:table-cell>
          <table:table-cell office:value-type="float" office:value="100.484568" calcext:value-type="float">
            <text:p>100.484568</text:p>
          </table:table-cell>
          <table:table-cell office:value-type="float" office:value="99.447951" calcext:value-type="float">
            <text:p>99.447951</text:p>
          </table:table-cell>
          <table:table-cell office:value-type="float" office:value="0.006365" calcext:value-type="float">
            <text:p>0.006365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00" calcext:value-type="float">
            <text:p>4200</text:p>
          </table:table-cell>
          <table:table-cell office:value-type="float" office:value="1328" calcext:value-type="float">
            <text:p>1328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1.015147" calcext:value-type="float">
            <text:p>1.015147</text:p>
          </table:table-cell>
          <table:table-cell office:value-type="float" office:value="101.027413" calcext:value-type="float">
            <text:p>101.027413</text:p>
          </table:table-cell>
          <table:table-cell office:value-type="float" office:value="100.012266" calcext:value-type="float">
            <text:p>100.01226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98" calcext:value-type="float">
            <text:p>1398</text:p>
          </table:table-cell>
          <table:table-cell office:value-type="float" office:value="1128" calcext:value-type="float">
            <text:p>112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.057299" calcext:value-type="float">
            <text:p>1.057299</text:p>
          </table:table-cell>
          <table:table-cell office:value-type="float" office:value="100.9898" calcext:value-type="float">
            <text:p>100.9898</text:p>
          </table:table-cell>
          <table:table-cell office:value-type="float" office:value="99.9325" calcext:value-type="float">
            <text:p>99.932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48" calcext:value-type="float">
            <text:p>9648</text:p>
          </table:table-cell>
          <table:table-cell office:value-type="float" office:value="9600" calcext:value-type="float">
            <text:p>9600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.708047" calcext:value-type="float">
            <text:p>2.708047</text:p>
          </table:table-cell>
          <table:table-cell office:value-type="float" office:value="100.202851" calcext:value-type="float">
            <text:p>100.202851</text:p>
          </table:table-cell>
          <table:table-cell office:value-type="float" office:value="97.494804" calcext:value-type="float">
            <text:p>97.494804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2.408448" calcext:value-type="float">
            <text:p>2.4084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10636772" calcext:value-type="float">
            <text:p>10636772</text:p>
          </table:table-cell>
          <table:table-cell office:value-type="float" office:value="14652" calcext:value-type="float">
            <text:p>14652</text:p>
          </table:table-cell>
          <table:table-cell office:value-type="float" office:value="10111" calcext:value-type="float">
            <text:p>10111</text:p>
          </table:table-cell>
          <table:table-cell office:value-type="float" office:value="1.013489" calcext:value-type="float">
            <text:p>1.013489</text:p>
          </table:table-cell>
          <table:table-cell office:value-type="float" office:value="100.460708" calcext:value-type="float">
            <text:p>100.460708</text:p>
          </table:table-cell>
          <table:table-cell office:value-type="float" office:value="99.447219" calcext:value-type="float">
            <text:p>99.447219</text:p>
          </table:table-cell>
          <table:table-cell office:value-type="float" office:value="0.855672" calcext:value-type="float">
            <text:p>0.855672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413904" calcext:value-type="float">
            <text:p>15413904</text:p>
          </table:table-cell>
          <table:table-cell office:value-type="float" office:value="1407576" calcext:value-type="float">
            <text:p>1407576</text:p>
          </table:table-cell>
          <table:table-cell office:value-type="float" office:value="14652" calcext:value-type="float">
            <text:p>14652</text:p>
          </table:table-cell>
          <table:table-cell office:value-type="float" office:value="1338" calcext:value-type="float">
            <text:p>1338</text:p>
          </table:table-cell>
          <table:table-cell office:value-type="float" office:value="1.114678" calcext:value-type="float">
            <text:p>1.114678</text:p>
          </table:table-cell>
          <table:table-cell office:value-type="float" office:value="100.510137" calcext:value-type="float">
            <text:p>100.510137</text:p>
          </table:table-cell>
          <table:table-cell office:value-type="float" office:value="99.395459" calcext:value-type="float">
            <text:p>99.395459</text:p>
          </table:table-cell>
          <table:table-cell office:value-type="float" office:value="0.113291" calcext:value-type="float">
            <text:p>0.11329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456" calcext:value-type="float">
            <text:p>83456</text:p>
          </table:table-cell>
          <table:table-cell office:value-type="float" office:value="78184" calcext:value-type="float">
            <text:p>78184</text:p>
          </table:table-cell>
          <table:table-cell office:value-type="float" office:value="2061" calcext:value-type="float">
            <text:p>2061</text:p>
          </table:table-cell>
          <table:table-cell office:value-type="float" office:value="1936" calcext:value-type="float">
            <text:p>1936</text:p>
          </table:table-cell>
          <table:table-cell office:value-type="float" office:value="1.036663" calcext:value-type="float">
            <text:p>1.036663</text:p>
          </table:table-cell>
          <table:table-cell office:value-type="float" office:value="99.955079" calcext:value-type="float">
            <text:p>99.955079</text:p>
          </table:table-cell>
          <table:table-cell office:value-type="float" office:value="98.918416" calcext:value-type="float">
            <text:p>98.918416</text:p>
          </table:table-cell>
          <table:table-cell office:value-type="float" office:value="0.006323" calcext:value-type="float">
            <text:p>0.006323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2" calcext:value-type="float">
            <text:p>3792</text:p>
          </table:table-cell>
          <table:table-cell office:value-type="float" office:value="1616" calcext:value-type="float">
            <text:p>161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1.015067" calcext:value-type="float">
            <text:p>1.015067</text:p>
          </table:table-cell>
          <table:table-cell office:value-type="float" office:value="99.957843" calcext:value-type="float">
            <text:p>99.957843</text:p>
          </table:table-cell>
          <table:table-cell office:value-type="float" office:value="98.942775" calcext:value-type="float">
            <text:p>98.94277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56" calcext:value-type="float">
            <text:p>1656</text:p>
          </table:table-cell>
          <table:table-cell office:value-type="float" office:value="1356" calcext:value-type="float">
            <text:p>135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.068335" calcext:value-type="float">
            <text:p>1.068335</text:p>
          </table:table-cell>
          <table:table-cell office:value-type="float" office:value="99.956385" calcext:value-type="float">
            <text:p>99.956385</text:p>
          </table:table-cell>
          <table:table-cell office:value-type="float" office:value="98.88805" calcext:value-type="float">
            <text:p>98.888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24" calcext:value-type="float">
            <text:p>10224</text:p>
          </table:table-cell>
          <table:table-cell office:value-type="float" office:value="10176" calcext:value-type="float">
            <text:p>10176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2.613016" calcext:value-type="float">
            <text:p>2.613016</text:p>
          </table:table-cell>
          <table:table-cell office:value-type="float" office:value="99.497678" calcext:value-type="float">
            <text:p>99.497678</text:p>
          </table:table-cell>
          <table:table-cell office:value-type="float" office:value="96.884662" calcext:value-type="float">
            <text:p>96.884662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2.424832" calcext:value-type="float">
            <text:p>2.42483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10728296" calcext:value-type="float">
            <text:p>10728296</text:p>
          </table:table-cell>
          <table:table-cell office:value-type="float" office:value="14752" calcext:value-type="float">
            <text:p>14752</text:p>
          </table:table-cell>
          <table:table-cell office:value-type="float" office:value="10198" calcext:value-type="float">
            <text:p>10198</text:p>
          </table:table-cell>
          <table:table-cell office:value-type="float" office:value="1.019647" calcext:value-type="float">
            <text:p>1.019647</text:p>
          </table:table-cell>
          <table:table-cell office:value-type="float" office:value="100.496086" calcext:value-type="float">
            <text:p>100.496086</text:p>
          </table:table-cell>
          <table:table-cell office:value-type="float" office:value="99.476439" calcext:value-type="float">
            <text:p>99.476439</text:p>
          </table:table-cell>
          <table:table-cell office:value-type="float" office:value="0.862781" calcext:value-type="float">
            <text:p>0.862781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519104" calcext:value-type="float">
            <text:p>15519104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14752" calcext:value-type="float">
            <text:p>14752</text:p>
          </table:table-cell>
          <table:table-cell office:value-type="float" office:value="1250" calcext:value-type="float">
            <text:p>1250</text:p>
          </table:table-cell>
          <table:table-cell office:value-type="float" office:value="1.107037" calcext:value-type="float">
            <text:p>1.107037</text:p>
          </table:table-cell>
          <table:table-cell office:value-type="float" office:value="101.190243" calcext:value-type="float">
            <text:p>101.190243</text:p>
          </table:table-cell>
          <table:table-cell office:value-type="float" office:value="100.083207" calcext:value-type="float">
            <text:p>100.083207</text:p>
          </table:table-cell>
          <table:table-cell office:value-type="float" office:value="0.105113" calcext:value-type="float">
            <text:p>0.10511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600" calcext:value-type="float">
            <text:p>89600</text:p>
          </table:table-cell>
          <table:table-cell office:value-type="float" office:value="84024" calcext:value-type="float">
            <text:p>84024</text:p>
          </table:table-cell>
          <table:table-cell office:value-type="float" office:value="2216" calcext:value-type="float">
            <text:p>2216</text:p>
          </table:table-cell>
          <table:table-cell office:value-type="float" office:value="2084" calcext:value-type="float">
            <text:p>2084</text:p>
          </table:table-cell>
          <table:table-cell office:value-type="float" office:value="1.014032" calcext:value-type="float">
            <text:p>1.014032</text:p>
          </table:table-cell>
          <table:table-cell office:value-type="float" office:value="101.101215" calcext:value-type="float">
            <text:p>101.101215</text:p>
          </table:table-cell>
          <table:table-cell office:value-type="float" office:value="100.087183" calcext:value-type="float">
            <text:p>100.087183</text:p>
          </table:table-cell>
          <table:table-cell office:value-type="float" office:value="0.006716" calcext:value-type="float">
            <text:p>0.006716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36" calcext:value-type="float">
            <text:p>3536</text:p>
          </table:table-cell>
          <table:table-cell office:value-type="float" office:value="1512" calcext:value-type="float">
            <text:p>151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.028414" calcext:value-type="float">
            <text:p>1.028414</text:p>
          </table:table-cell>
          <table:table-cell office:value-type="float" office:value="101.103074" calcext:value-type="float">
            <text:p>101.103074</text:p>
          </table:table-cell>
          <table:table-cell office:value-type="float" office:value="100.07466" calcext:value-type="float">
            <text:p>100.0746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74" calcext:value-type="float">
            <text:p>1374</text:p>
          </table:table-cell>
          <table:table-cell office:value-type="float" office:value="1284" calcext:value-type="float">
            <text:p>128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.055851" calcext:value-type="float">
            <text:p>1.055851</text:p>
          </table:table-cell>
          <table:table-cell office:value-type="float" office:value="101.1225" calcext:value-type="float">
            <text:p>101.1225</text:p>
          </table:table-cell>
          <table:table-cell office:value-type="float" office:value="100.066649" calcext:value-type="float">
            <text:p>100.066649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60" calcext:value-type="float">
            <text:p>9360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.608303" calcext:value-type="float">
            <text:p>2.608303</text:p>
          </table:table-cell>
          <table:table-cell office:value-type="float" office:value="100.089494" calcext:value-type="float">
            <text:p>100.089494</text:p>
          </table:table-cell>
          <table:table-cell office:value-type="float" office:value="97.481191" calcext:value-type="float">
            <text:p>97.481191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2.441216" calcext:value-type="float">
            <text:p>2.44121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10393760" calcext:value-type="float">
            <text:p>10393760</text:p>
          </table:table-cell>
          <table:table-cell office:value-type="float" office:value="14850" calcext:value-type="float">
            <text:p>14850</text:p>
          </table:table-cell>
          <table:table-cell office:value-type="float" office:value="9880" calcext:value-type="float">
            <text:p>9880</text:p>
          </table:table-cell>
          <table:table-cell office:value-type="float" office:value="1.014649" calcext:value-type="float">
            <text:p>1.014649</text:p>
          </table:table-cell>
          <table:table-cell office:value-type="float" office:value="100.497235" calcext:value-type="float">
            <text:p>100.497235</text:p>
          </table:table-cell>
          <table:table-cell office:value-type="float" office:value="99.482586" calcext:value-type="float">
            <text:p>99.482586</text:p>
          </table:table-cell>
          <table:table-cell office:value-type="float" office:value="0.835826" calcext:value-type="float">
            <text:p>0.835826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622200" calcext:value-type="float">
            <text:p>15622200</text:p>
          </table:table-cell>
          <table:table-cell office:value-type="float" office:value="1589572" calcext:value-type="float">
            <text:p>1589572</text:p>
          </table:table-cell>
          <table:table-cell office:value-type="float" office:value="14850" calcext:value-type="float">
            <text:p>14850</text:p>
          </table:table-cell>
          <table:table-cell office:value-type="float" office:value="1511" calcext:value-type="float">
            <text:p>1511</text:p>
          </table:table-cell>
          <table:table-cell office:value-type="float" office:value="1.14104" calcext:value-type="float">
            <text:p>1.14104</text:p>
          </table:table-cell>
          <table:table-cell office:value-type="float" office:value="101.286456" calcext:value-type="float">
            <text:p>101.286456</text:p>
          </table:table-cell>
          <table:table-cell office:value-type="float" office:value="100.145416" calcext:value-type="float">
            <text:p>100.145416</text:p>
          </table:table-cell>
          <table:table-cell office:value-type="float" office:value="0.126981" calcext:value-type="float">
            <text:p>0.126981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2296" calcext:value-type="float">
            <text:p>92296</text:p>
          </table:table-cell>
          <table:table-cell office:value-type="float" office:value="87208" calcext:value-type="float">
            <text:p>87208</text:p>
          </table:table-cell>
          <table:table-cell office:value-type="float" office:value="2282" calcext:value-type="float">
            <text:p>2282</text:p>
          </table:table-cell>
          <table:table-cell office:value-type="float" office:value="2161" calcext:value-type="float">
            <text:p>2161</text:p>
          </table:table-cell>
          <table:table-cell office:value-type="float" office:value="1.058301" calcext:value-type="float">
            <text:p>1.058301</text:p>
          </table:table-cell>
          <table:table-cell office:value-type="float" office:value="100.735905" calcext:value-type="float">
            <text:p>100.735905</text:p>
          </table:table-cell>
          <table:table-cell office:value-type="float" office:value="99.677605" calcext:value-type="float">
            <text:p>99.677605</text:p>
          </table:table-cell>
          <table:table-cell office:value-type="float" office:value="0.006999" calcext:value-type="float">
            <text:p>0.006999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44" calcext:value-type="float">
            <text:p>4144</text:p>
          </table:table-cell>
          <table:table-cell office:value-type="float" office:value="1432" calcext:value-type="float">
            <text:p>1432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.036685" calcext:value-type="float">
            <text:p>1.036685</text:p>
          </table:table-cell>
          <table:table-cell office:value-type="float" office:value="101.288095" calcext:value-type="float">
            <text:p>101.288095</text:p>
          </table:table-cell>
          <table:table-cell office:value-type="float" office:value="100.25141" calcext:value-type="float">
            <text:p>100.2514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48" calcext:value-type="float">
            <text:p>1848</text:p>
          </table:table-cell>
          <table:table-cell office:value-type="float" office:value="1482" calcext:value-type="float">
            <text:p>1482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.090773" calcext:value-type="float">
            <text:p>1.090773</text:p>
          </table:table-cell>
          <table:table-cell office:value-type="float" office:value="101.251435" calcext:value-type="float">
            <text:p>101.251435</text:p>
          </table:table-cell>
          <table:table-cell office:value-type="float" office:value="100.160662" calcext:value-type="float">
            <text:p>100.16066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0" calcext:value-type="float">
            <text:p>912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.939383" calcext:value-type="float">
            <text:p>2.939383</text:p>
          </table:table-cell>
          <table:table-cell office:value-type="float" office:value="100.734487" calcext:value-type="float">
            <text:p>100.734487</text:p>
          </table:table-cell>
          <table:table-cell office:value-type="float" office:value="97.795104" calcext:value-type="float">
            <text:p>97.795104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10494752" calcext:value-type="float">
            <text:p>10494752</text:p>
          </table:table-cell>
          <table:table-cell office:value-type="float" office:value="14949" calcext:value-type="float">
            <text:p>14949</text:p>
          </table:table-cell>
          <table:table-cell office:value-type="float" office:value="9976" calcext:value-type="float">
            <text:p>9976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100.16952" calcext:value-type="float">
            <text:p>100.16952</text:p>
          </table:table-cell>
          <table:table-cell office:value-type="float" office:value="99.15273" calcext:value-type="float">
            <text:p>99.15273</text:p>
          </table:table-cell>
          <table:table-cell office:value-type="float" office:value="0.846754" calcext:value-type="float">
            <text:p>0.846754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726348" calcext:value-type="float">
            <text:p>15726348</text:p>
          </table:table-cell>
          <table:table-cell office:value-type="float" office:value="1496996" calcext:value-type="float">
            <text:p>1496996</text:p>
          </table:table-cell>
          <table:table-cell office:value-type="float" office:value="14949" calcext:value-type="float">
            <text:p>14949</text:p>
          </table:table-cell>
          <table:table-cell office:value-type="float" office:value="1423" calcext:value-type="float">
            <text:p>1423</text:p>
          </table:table-cell>
          <table:table-cell office:value-type="float" office:value="1.327468" calcext:value-type="float">
            <text:p>1.327468</text:p>
          </table:table-cell>
          <table:table-cell office:value-type="float" office:value="100.759567" calcext:value-type="float">
            <text:p>100.759567</text:p>
          </table:table-cell>
          <table:table-cell office:value-type="float" office:value="99.432099" calcext:value-type="float">
            <text:p>99.432099</text:p>
          </table:table-cell>
          <table:table-cell office:value-type="float" office:value="0.120444" calcext:value-type="float">
            <text:p>0.120444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272" calcext:value-type="float">
            <text:p>88272</text:p>
          </table:table-cell>
          <table:table-cell office:value-type="float" office:value="83464" calcext:value-type="float">
            <text:p>83464</text:p>
          </table:table-cell>
          <table:table-cell office:value-type="float" office:value="2180" calcext:value-type="float">
            <text:p>2180</text:p>
          </table:table-cell>
          <table:table-cell office:value-type="float" office:value="2067" calcext:value-type="float">
            <text:p>2067</text:p>
          </table:table-cell>
          <table:table-cell office:value-type="float" office:value="1.27336" calcext:value-type="float">
            <text:p>1.27336</text:p>
          </table:table-cell>
          <table:table-cell office:value-type="float" office:value="100.451348" calcext:value-type="float">
            <text:p>100.451348</text:p>
          </table:table-cell>
          <table:table-cell office:value-type="float" office:value="99.177988" calcext:value-type="float">
            <text:p>99.177988</text:p>
          </table:table-cell>
          <table:table-cell office:value-type="float" office:value="0.006732" calcext:value-type="float">
            <text:p>0.006732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36" calcext:value-type="float">
            <text:p>4136</text:p>
          </table:table-cell>
          <table:table-cell office:value-type="float" office:value="1336" calcext:value-type="float">
            <text:p>1336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1.252514" calcext:value-type="float">
            <text:p>1.252514</text:p>
          </table:table-cell>
          <table:table-cell office:value-type="float" office:value="92.757132" calcext:value-type="float">
            <text:p>92.757132</text:p>
          </table:table-cell>
          <table:table-cell office:value-type="float" office:value="91.504618" calcext:value-type="float">
            <text:p>91.504618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66" calcext:value-type="float">
            <text:p>1566</text:p>
          </table:table-cell>
          <table:table-cell office:value-type="float" office:value="1266" calcext:value-type="float">
            <text:p>126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.288588" calcext:value-type="float">
            <text:p>1.288588</text:p>
          </table:table-cell>
          <table:table-cell office:value-type="float" office:value="91.012515" calcext:value-type="float">
            <text:p>91.012515</text:p>
          </table:table-cell>
          <table:table-cell office:value-type="float" office:value="89.723927" calcext:value-type="float">
            <text:p>89.72392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04" calcext:value-type="float">
            <text:p>9504</text:p>
          </table:table-cell>
          <table:table-cell office:value-type="float" office:value="9408" calcext:value-type="float">
            <text:p>9408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3.637218" calcext:value-type="float">
            <text:p>3.637218</text:p>
          </table:table-cell>
          <table:table-cell office:value-type="float" office:value="100.440867" calcext:value-type="float">
            <text:p>100.440867</text:p>
          </table:table-cell>
          <table:table-cell office:value-type="float" office:value="96.803649" calcext:value-type="float">
            <text:p>96.803649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2.473984" calcext:value-type="float">
            <text:p>2.4739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11069144" calcext:value-type="float">
            <text:p>11069144</text:p>
          </table:table-cell>
          <table:table-cell office:value-type="float" office:value="15049" calcext:value-type="float">
            <text:p>15049</text:p>
          </table:table-cell>
          <table:table-cell office:value-type="float" office:value="10522" calcext:value-type="float">
            <text:p>10522</text:p>
          </table:table-cell>
          <table:table-cell office:value-type="float" office:value="1.017353" calcext:value-type="float">
            <text:p>1.017353</text:p>
          </table:table-cell>
          <table:table-cell office:value-type="float" office:value="100.497082" calcext:value-type="float">
            <text:p>100.497082</text:p>
          </table:table-cell>
          <table:table-cell office:value-type="float" office:value="99.479729" calcext:value-type="float">
            <text:p>99.479729</text:p>
          </table:table-cell>
          <table:table-cell office:value-type="float" office:value="0.890163" calcext:value-type="float">
            <text:p>0.890163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831548" calcext:value-type="float">
            <text:p>15831548</text:p>
          </table:table-cell>
          <table:table-cell office:value-type="float" office:value="1478060" calcext:value-type="float">
            <text:p>1478060</text:p>
          </table:table-cell>
          <table:table-cell office:value-type="float" office:value="15049" calcext:value-type="float">
            <text:p>15049</text:p>
          </table:table-cell>
          <table:table-cell office:value-type="float" office:value="1405" calcext:value-type="float">
            <text:p>1405</text:p>
          </table:table-cell>
          <table:table-cell office:value-type="float" office:value="1.304572" calcext:value-type="float">
            <text:p>1.304572</text:p>
          </table:table-cell>
          <table:table-cell office:value-type="float" office:value="101.159367" calcext:value-type="float">
            <text:p>101.159367</text:p>
          </table:table-cell>
          <table:table-cell office:value-type="float" office:value="99.854795" calcext:value-type="float">
            <text:p>99.854795</text:p>
          </table:table-cell>
          <table:table-cell office:value-type="float" office:value="0.118417" calcext:value-type="float">
            <text:p>0.118417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528" calcext:value-type="float">
            <text:p>82528</text:p>
          </table:table-cell>
          <table:table-cell office:value-type="float" office:value="78656" calcext:value-type="float">
            <text:p>78656</text:p>
          </table:table-cell>
          <table:table-cell office:value-type="float" office:value="2040" calcext:value-type="float">
            <text:p>2040</text:p>
          </table:table-cell>
          <table:table-cell office:value-type="float" office:value="1951" calcext:value-type="float">
            <text:p>1951</text:p>
          </table:table-cell>
          <table:table-cell office:value-type="float" office:value="1.267307" calcext:value-type="float">
            <text:p>1.267307</text:p>
          </table:table-cell>
          <table:table-cell office:value-type="float" office:value="100.605037" calcext:value-type="float">
            <text:p>100.605037</text:p>
          </table:table-cell>
          <table:table-cell office:value-type="float" office:value="99.33773" calcext:value-type="float">
            <text:p>99.33773</text:p>
          </table:table-cell>
          <table:table-cell office:value-type="float" office:value="0.006334" calcext:value-type="float">
            <text:p>0.006334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36" calcext:value-type="float">
            <text:p>3736</text:p>
          </table:table-cell>
          <table:table-cell office:value-type="float" office:value="1192" calcext:value-type="float">
            <text:p>119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.251347" calcext:value-type="float">
            <text:p>1.251347</text:p>
          </table:table-cell>
          <table:table-cell office:value-type="float" office:value="96.681658" calcext:value-type="float">
            <text:p>96.681658</text:p>
          </table:table-cell>
          <table:table-cell office:value-type="float" office:value="95.430311" calcext:value-type="float">
            <text:p>95.4303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48" calcext:value-type="float">
            <text:p>1248</text:p>
          </table:table-cell>
          <table:table-cell office:value-type="float" office:value="948" calcext:value-type="float">
            <text:p>94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.276741" calcext:value-type="float">
            <text:p>1.276741</text:p>
          </table:table-cell>
          <table:table-cell office:value-type="float" office:value="99.635707" calcext:value-type="float">
            <text:p>99.635707</text:p>
          </table:table-cell>
          <table:table-cell office:value-type="float" office:value="98.358966" calcext:value-type="float">
            <text:p>98.358966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880" calcext:value-type="float">
            <text:p>888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3.120759" calcext:value-type="float">
            <text:p>3.120759</text:p>
          </table:table-cell>
          <table:table-cell office:value-type="float" office:value="100.572497" calcext:value-type="float">
            <text:p>100.572497</text:p>
          </table:table-cell>
          <table:table-cell office:value-type="float" office:value="97.451738" calcext:value-type="float">
            <text:p>97.451738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2.490368" calcext:value-type="float">
            <text:p>2.49036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11002868" calcext:value-type="float">
            <text:p>11002868</text:p>
          </table:table-cell>
          <table:table-cell office:value-type="float" office:value="15147" calcext:value-type="float">
            <text:p>15147</text:p>
          </table:table-cell>
          <table:table-cell office:value-type="float" office:value="10459" calcext:value-type="float">
            <text:p>10459</text:p>
          </table:table-cell>
          <table:table-cell office:value-type="float" office:value="1.019787" calcext:value-type="float">
            <text:p>1.019787</text:p>
          </table:table-cell>
          <table:table-cell office:value-type="float" office:value="100.807891" calcext:value-type="float">
            <text:p>100.807891</text:p>
          </table:table-cell>
          <table:table-cell office:value-type="float" office:value="99.788104" calcext:value-type="float">
            <text:p>99.788104</text:p>
          </table:table-cell>
          <table:table-cell office:value-type="float" office:value="0.882099" calcext:value-type="float">
            <text:p>0.882099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5934644" calcext:value-type="float">
            <text:p>15934644</text:p>
          </table:table-cell>
          <table:table-cell office:value-type="float" office:value="1332884" calcext:value-type="float">
            <text:p>1332884</text:p>
          </table:table-cell>
          <table:table-cell office:value-type="float" office:value="15147" calcext:value-type="float">
            <text:p>15147</text:p>
          </table:table-cell>
          <table:table-cell office:value-type="float" office:value="1267" calcext:value-type="float">
            <text:p>1267</text:p>
          </table:table-cell>
          <table:table-cell office:value-type="float" office:value="1.091937" calcext:value-type="float">
            <text:p>1.091937</text:p>
          </table:table-cell>
          <table:table-cell office:value-type="float" office:value="100.250303" calcext:value-type="float">
            <text:p>100.250303</text:p>
          </table:table-cell>
          <table:table-cell office:value-type="float" office:value="99.158365" calcext:value-type="float">
            <text:p>99.158365</text:p>
          </table:table-cell>
          <table:table-cell office:value-type="float" office:value="0.107536" calcext:value-type="float">
            <text:p>0.107536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456" calcext:value-type="float">
            <text:p>78456</text:p>
          </table:table-cell>
          <table:table-cell office:value-type="float" office:value="74048" calcext:value-type="float">
            <text:p>74048</text:p>
          </table:table-cell>
          <table:table-cell office:value-type="float" office:value="1937" calcext:value-type="float">
            <text:p>1937</text:p>
          </table:table-cell>
          <table:table-cell office:value-type="float" office:value="1834" calcext:value-type="float">
            <text:p>1834</text:p>
          </table:table-cell>
          <table:table-cell office:value-type="float" office:value="1.013952" calcext:value-type="float">
            <text:p>1.013952</text:p>
          </table:table-cell>
          <table:table-cell office:value-type="float" office:value="100.576411" calcext:value-type="float">
            <text:p>100.576411</text:p>
          </table:table-cell>
          <table:table-cell office:value-type="float" office:value="99.562459" calcext:value-type="float">
            <text:p>99.562459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6" calcext:value-type="float">
            <text:p>3976</text:p>
          </table:table-cell>
          <table:table-cell office:value-type="float" office:value="1504" calcext:value-type="float">
            <text:p>1504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96.648876" calcext:value-type="float">
            <text:p>96.648876</text:p>
          </table:table-cell>
          <table:table-cell office:value-type="float" office:value="95.626436" calcext:value-type="float">
            <text:p>95.62643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82" calcext:value-type="float">
            <text:p>1482</text:p>
          </table:table-cell>
          <table:table-cell office:value-type="float" office:value="1212" calcext:value-type="float">
            <text:p>121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.042448" calcext:value-type="float">
            <text:p>1.042448</text:p>
          </table:table-cell>
          <table:table-cell office:value-type="float" office:value="91.708991" calcext:value-type="float">
            <text:p>91.708991</text:p>
          </table:table-cell>
          <table:table-cell office:value-type="float" office:value="90.666543" calcext:value-type="float">
            <text:p>90.66654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264" calcext:value-type="float">
            <text:p>9264</text:p>
          </table:table-cell>
          <table:table-cell office:value-type="float" office:value="9120" calcext:value-type="float">
            <text:p>9120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3.524265" calcext:value-type="float">
            <text:p>3.524265</text:p>
          </table:table-cell>
          <table:table-cell office:value-type="float" office:value="100.574925" calcext:value-type="float">
            <text:p>100.574925</text:p>
          </table:table-cell>
          <table:table-cell office:value-type="float" office:value="97.05066" calcext:value-type="float">
            <text:p>97.05066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2.506752" calcext:value-type="float">
            <text:p>2.506752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10324328" calcext:value-type="float">
            <text:p>10324328</text:p>
          </table:table-cell>
          <table:table-cell office:value-type="float" office:value="15247" calcext:value-type="float">
            <text:p>15247</text:p>
          </table:table-cell>
          <table:table-cell office:value-type="float" office:value="9814" calcext:value-type="float">
            <text:p>9814</text:p>
          </table:table-cell>
          <table:table-cell office:value-type="float" office:value="1.013809" calcext:value-type="float">
            <text:p>1.013809</text:p>
          </table:table-cell>
          <table:table-cell office:value-type="float" office:value="100.737798" calcext:value-type="float">
            <text:p>100.737798</text:p>
          </table:table-cell>
          <table:table-cell office:value-type="float" office:value="99.72399" calcext:value-type="float">
            <text:p>99.72399</text:p>
          </table:table-cell>
          <table:table-cell office:value-type="float" office:value="0.828232" calcext:value-type="float">
            <text:p>0.828232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039844" calcext:value-type="float">
            <text:p>16039844</text:p>
          </table:table-cell>
          <table:table-cell office:value-type="float" office:value="1490684" calcext:value-type="float">
            <text:p>1490684</text:p>
          </table:table-cell>
          <table:table-cell office:value-type="float" office:value="15247" calcext:value-type="float">
            <text:p>15247</text:p>
          </table:table-cell>
          <table:table-cell office:value-type="float" office:value="1417" calcext:value-type="float">
            <text:p>1417</text:p>
          </table:table-cell>
          <table:table-cell office:value-type="float" office:value="1.131897" calcext:value-type="float">
            <text:p>1.131897</text:p>
          </table:table-cell>
          <table:table-cell office:value-type="float" office:value="101.242626" calcext:value-type="float">
            <text:p>101.242626</text:p>
          </table:table-cell>
          <table:table-cell office:value-type="float" office:value="100.110729" calcext:value-type="float">
            <text:p>100.110729</text:p>
          </table:table-cell>
          <table:table-cell office:value-type="float" office:value="0.119123" calcext:value-type="float">
            <text:p>0.119123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576" calcext:value-type="float">
            <text:p>80576</text:p>
          </table:table-cell>
          <table:table-cell office:value-type="float" office:value="76096" calcext:value-type="float">
            <text:p>76096</text:p>
          </table:table-cell>
          <table:table-cell office:value-type="float" office:value="1988" calcext:value-type="float">
            <text:p>1988</text:p>
          </table:table-cell>
          <table:table-cell office:value-type="float" office:value="1885" calcext:value-type="float">
            <text:p>1885</text:p>
          </table:table-cell>
          <table:table-cell office:value-type="float" office:value="1.043303" calcext:value-type="float">
            <text:p>1.043303</text:p>
          </table:table-cell>
          <table:table-cell office:value-type="float" office:value="100.739637" calcext:value-type="float">
            <text:p>100.739637</text:p>
          </table:table-cell>
          <table:table-cell office:value-type="float" office:value="99.696334" calcext:value-type="float">
            <text:p>99.696334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608" calcext:value-type="float">
            <text:p>4608</text:p>
          </table:table-cell>
          <table:table-cell office:value-type="float" office:value="1512" calcext:value-type="float">
            <text:p>1512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.028223" calcext:value-type="float">
            <text:p>1.028223</text:p>
          </table:table-cell>
          <table:table-cell office:value-type="float" office:value="97.739634" calcext:value-type="float">
            <text:p>97.739634</text:p>
          </table:table-cell>
          <table:table-cell office:value-type="float" office:value="96.711412" calcext:value-type="float">
            <text:p>96.71141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2040" calcext:value-type="float">
            <text:p>2040</text:p>
          </table:table-cell>
          <table:table-cell office:value-type="float" office:value="1860" calcext:value-type="float">
            <text:p>186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.065927" calcext:value-type="float">
            <text:p>1.065927</text:p>
          </table:table-cell>
          <table:table-cell office:value-type="float" office:value="97.738176" calcext:value-type="float">
            <text:p>97.738176</text:p>
          </table:table-cell>
          <table:table-cell office:value-type="float" office:value="96.672249" calcext:value-type="float">
            <text:p>96.672249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20" calcext:value-type="float">
            <text:p>9120</text:p>
          </table:table-cell>
          <table:table-cell office:value-type="float" office:value="9024" calcext:value-type="float">
            <text:p>9024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3.442514" calcext:value-type="float">
            <text:p>3.442514</text:p>
          </table:table-cell>
          <table:table-cell office:value-type="float" office:value="100.283871" calcext:value-type="float">
            <text:p>100.283871</text:p>
          </table:table-cell>
          <table:table-cell office:value-type="float" office:value="96.841357" calcext:value-type="float">
            <text:p>96.841357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2.523136" calcext:value-type="float">
            <text:p>2.523136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10907136" calcext:value-type="float">
            <text:p>10907136</text:p>
          </table:table-cell>
          <table:table-cell office:value-type="float" office:value="15345" calcext:value-type="float">
            <text:p>15345</text:p>
          </table:table-cell>
          <table:table-cell office:value-type="float" office:value="10368" calcext:value-type="float">
            <text:p>10368</text:p>
          </table:table-cell>
          <table:table-cell office:value-type="float" office:value="1.007689" calcext:value-type="float">
            <text:p>1.007689</text:p>
          </table:table-cell>
          <table:table-cell office:value-type="float" office:value="100.572245" calcext:value-type="float">
            <text:p>100.572245</text:p>
          </table:table-cell>
          <table:table-cell office:value-type="float" office:value="99.564556" calcext:value-type="float">
            <text:p>99.564556</text:p>
          </table:table-cell>
          <table:table-cell office:value-type="float" office:value="0.876387" calcext:value-type="float">
            <text:p>0.876387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142940" calcext:value-type="float">
            <text:p>16142940</text:p>
          </table:table-cell>
          <table:table-cell office:value-type="float" office:value="1189812" calcext:value-type="float">
            <text:p>1189812</text:p>
          </table:table-cell>
          <table:table-cell office:value-type="float" office:value="15345" calcext:value-type="float">
            <text:p>15345</text:p>
          </table:table-cell>
          <table:table-cell office:value-type="float" office:value="1131" calcext:value-type="float">
            <text:p>1131</text:p>
          </table:table-cell>
          <table:table-cell office:value-type="float" office:value="1.097741" calcext:value-type="float">
            <text:p>1.097741</text:p>
          </table:table-cell>
          <table:table-cell office:value-type="float" office:value="100.610725" calcext:value-type="float">
            <text:p>100.610725</text:p>
          </table:table-cell>
          <table:table-cell office:value-type="float" office:value="99.512985" calcext:value-type="float">
            <text:p>99.512985</text:p>
          </table:table-cell>
          <table:table-cell office:value-type="float" office:value="0.095651" calcext:value-type="float">
            <text:p>0.095651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5208" calcext:value-type="float">
            <text:p>95208</text:p>
          </table:table-cell>
          <table:table-cell office:value-type="float" office:value="90448" calcext:value-type="float">
            <text:p>90448</text:p>
          </table:table-cell>
          <table:table-cell office:value-type="float" office:value="2356" calcext:value-type="float">
            <text:p>2356</text:p>
          </table:table-cell>
          <table:table-cell office:value-type="float" office:value="2244" calcext:value-type="float">
            <text:p>2244</text:p>
          </table:table-cell>
          <table:table-cell office:value-type="float" office:value="1.031249" calcext:value-type="float">
            <text:p>1.031249</text:p>
          </table:table-cell>
          <table:table-cell office:value-type="float" office:value="100.157965" calcext:value-type="float">
            <text:p>100.157965</text:p>
          </table:table-cell>
          <table:table-cell office:value-type="float" office:value="99.126717" calcext:value-type="float">
            <text:p>99.126717</text:p>
          </table:table-cell>
          <table:table-cell office:value-type="float" office:value="0.0073" calcext:value-type="float">
            <text:p>0.0073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12" calcext:value-type="float">
            <text:p>3712</text:p>
          </table:table-cell>
          <table:table-cell office:value-type="float" office:value="1632" calcext:value-type="float">
            <text:p>1632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.021443" calcext:value-type="float">
            <text:p>1.021443</text:p>
          </table:table-cell>
          <table:table-cell office:value-type="float" office:value="100.637359" calcext:value-type="float">
            <text:p>100.637359</text:p>
          </table:table-cell>
          <table:table-cell office:value-type="float" office:value="99.615916" calcext:value-type="float">
            <text:p>99.61591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94" calcext:value-type="float">
            <text:p>1194</text:p>
          </table:table-cell>
          <table:table-cell office:value-type="float" office:value="984" calcext:value-type="float">
            <text:p>98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.051871" calcext:value-type="float">
            <text:p>1.051871</text:p>
          </table:table-cell>
          <table:table-cell office:value-type="float" office:value="100.635981" calcext:value-type="float">
            <text:p>100.635981</text:p>
          </table:table-cell>
          <table:table-cell office:value-type="float" office:value="99.584109" calcext:value-type="float">
            <text:p>99.58410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04" calcext:value-type="float">
            <text:p>9504</text:p>
          </table:table-cell>
          <table:table-cell office:value-type="float" office:value="9216" calcext:value-type="float">
            <text:p>921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4.649208" calcext:value-type="float">
            <text:p>4.649208</text:p>
          </table:table-cell>
          <table:table-cell office:value-type="float" office:value="100.17298" calcext:value-type="float">
            <text:p>100.17298</text:p>
          </table:table-cell>
          <table:table-cell office:value-type="float" office:value="95.523772" calcext:value-type="float">
            <text:p>95.523772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2.53952" calcext:value-type="float">
            <text:p>2.5395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10821924" calcext:value-type="float">
            <text:p>10821924</text:p>
          </table:table-cell>
          <table:table-cell office:value-type="float" office:value="15445" calcext:value-type="float">
            <text:p>15445</text:p>
          </table:table-cell>
          <table:table-cell office:value-type="float" office:value="10287" calcext:value-type="float">
            <text:p>10287</text:p>
          </table:table-cell>
          <table:table-cell office:value-type="float" office:value="1.009493" calcext:value-type="float">
            <text:p>1.009493</text:p>
          </table:table-cell>
          <table:table-cell office:value-type="float" office:value="100.596961" calcext:value-type="float">
            <text:p>100.596961</text:p>
          </table:table-cell>
          <table:table-cell office:value-type="float" office:value="99.587468" calcext:value-type="float">
            <text:p>99.587468</text:p>
          </table:table-cell>
          <table:table-cell office:value-type="float" office:value="0.86934" calcext:value-type="float">
            <text:p>0.86934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248140" calcext:value-type="float">
            <text:p>16248140</text:p>
          </table:table-cell>
          <table:table-cell office:value-type="float" office:value="1382328" calcext:value-type="float">
            <text:p>1382328</text:p>
          </table:table-cell>
          <table:table-cell office:value-type="float" office:value="15445" calcext:value-type="float">
            <text:p>15445</text:p>
          </table:table-cell>
          <table:table-cell office:value-type="float" office:value="1314" calcext:value-type="float">
            <text:p>1314</text:p>
          </table:table-cell>
          <table:table-cell office:value-type="float" office:value="1.349852" calcext:value-type="float">
            <text:p>1.349852</text:p>
          </table:table-cell>
          <table:table-cell office:value-type="float" office:value="100.647469" calcext:value-type="float">
            <text:p>100.647469</text:p>
          </table:table-cell>
          <table:table-cell office:value-type="float" office:value="99.297617" calcext:value-type="float">
            <text:p>99.297617</text:p>
          </table:table-cell>
          <table:table-cell office:value-type="float" office:value="0.111368" calcext:value-type="float">
            <text:p>0.111368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3096" calcext:value-type="float">
            <text:p>83096</text:p>
          </table:table-cell>
          <table:table-cell office:value-type="float" office:value="78952" calcext:value-type="float">
            <text:p>78952</text:p>
          </table:table-cell>
          <table:table-cell office:value-type="float" office:value="2054" calcext:value-type="float">
            <text:p>2054</text:p>
          </table:table-cell>
          <table:table-cell office:value-type="float" office:value="1957" calcext:value-type="float">
            <text:p>1957</text:p>
          </table:table-cell>
          <table:table-cell office:value-type="float" office:value="1.267451" calcext:value-type="float">
            <text:p>1.267451</text:p>
          </table:table-cell>
          <table:table-cell office:value-type="float" office:value="100.155315" calcext:value-type="float">
            <text:p>100.155315</text:p>
          </table:table-cell>
          <table:table-cell office:value-type="float" office:value="98.887864" calcext:value-type="float">
            <text:p>98.887864</text:p>
          </table:table-cell>
          <table:table-cell office:value-type="float" office:value="0.006387" calcext:value-type="float">
            <text:p>0.006387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16" calcext:value-type="float">
            <text:p>3616</text:p>
          </table:table-cell>
          <table:table-cell office:value-type="float" office:value="1096" calcext:value-type="float">
            <text:p>1096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1.260138" calcext:value-type="float">
            <text:p>1.260138</text:p>
          </table:table-cell>
          <table:table-cell office:value-type="float" office:value="99.654001" calcext:value-type="float">
            <text:p>99.654001</text:p>
          </table:table-cell>
          <table:table-cell office:value-type="float" office:value="98.393864" calcext:value-type="float">
            <text:p>98.393864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14" calcext:value-type="float">
            <text:p>1314</text:p>
          </table:table-cell>
          <table:table-cell office:value-type="float" office:value="1164" calcext:value-type="float">
            <text:p>116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.282699" calcext:value-type="float">
            <text:p>1.282699</text:p>
          </table:table-cell>
          <table:table-cell office:value-type="float" office:value="99.652143" calcext:value-type="float">
            <text:p>99.652143</text:p>
          </table:table-cell>
          <table:table-cell office:value-type="float" office:value="98.369444" calcext:value-type="float">
            <text:p>98.369444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44" calcext:value-type="float">
            <text:p>974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3.141004" calcext:value-type="float">
            <text:p>3.141004</text:p>
          </table:table-cell>
          <table:table-cell office:value-type="float" office:value="100.195421" calcext:value-type="float">
            <text:p>100.195421</text:p>
          </table:table-cell>
          <table:table-cell office:value-type="float" office:value="97.054417" calcext:value-type="float">
            <text:p>97.054417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2.555904" calcext:value-type="float">
            <text:p>2.555904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10636772" calcext:value-type="float">
            <text:p>10636772</text:p>
          </table:table-cell>
          <table:table-cell office:value-type="float" office:value="15543" calcext:value-type="float">
            <text:p>15543</text:p>
          </table:table-cell>
          <table:table-cell office:value-type="float" office:value="10111" calcext:value-type="float">
            <text:p>10111</text:p>
          </table:table-cell>
          <table:table-cell office:value-type="float" office:value="1.009329" calcext:value-type="float">
            <text:p>1.009329</text:p>
          </table:table-cell>
          <table:table-cell office:value-type="float" office:value="100.539796" calcext:value-type="float">
            <text:p>100.539796</text:p>
          </table:table-cell>
          <table:table-cell office:value-type="float" office:value="99.530467" calcext:value-type="float">
            <text:p>99.530467</text:p>
          </table:table-cell>
          <table:table-cell office:value-type="float" office:value="0.854956" calcext:value-type="float">
            <text:p>0.854956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351236" calcext:value-type="float">
            <text:p>16351236</text:p>
          </table:table-cell>
          <table:table-cell office:value-type="float" office:value="1405472" calcext:value-type="float">
            <text:p>1405472</text:p>
          </table:table-cell>
          <table:table-cell office:value-type="float" office:value="15543" calcext:value-type="float">
            <text:p>15543</text:p>
          </table:table-cell>
          <table:table-cell office:value-type="float" office:value="1336" calcext:value-type="float">
            <text:p>1336</text:p>
          </table:table-cell>
          <table:table-cell office:value-type="float" office:value="1.123872" calcext:value-type="float">
            <text:p>1.123872</text:p>
          </table:table-cell>
          <table:table-cell office:value-type="float" office:value="100.773895" calcext:value-type="float">
            <text:p>100.773895</text:p>
          </table:table-cell>
          <table:table-cell office:value-type="float" office:value="99.650022" calcext:value-type="float">
            <text:p>99.650022</text:p>
          </table:table-cell>
          <table:table-cell office:value-type="float" office:value="0.112833" calcext:value-type="float">
            <text:p>0.112833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7640" calcext:value-type="float">
            <text:p>87640</text:p>
          </table:table-cell>
          <table:table-cell office:value-type="float" office:value="82840" calcext:value-type="float">
            <text:p>82840</text:p>
          </table:table-cell>
          <table:table-cell office:value-type="float" office:value="2165" calcext:value-type="float">
            <text:p>2165</text:p>
          </table:table-cell>
          <table:table-cell office:value-type="float" office:value="2053" calcext:value-type="float">
            <text:p>2053</text:p>
          </table:table-cell>
          <table:table-cell office:value-type="float" office:value="1.06351" calcext:value-type="float">
            <text:p>1.06351</text:p>
          </table:table-cell>
          <table:table-cell office:value-type="float" office:value="100.049762" calcext:value-type="float">
            <text:p>100.049762</text:p>
          </table:table-cell>
          <table:table-cell office:value-type="float" office:value="98.986252" calcext:value-type="float">
            <text:p>98.986252</text:p>
          </table:table-cell>
          <table:table-cell office:value-type="float" office:value="0.006695" calcext:value-type="float">
            <text:p>0.006695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60" calcext:value-type="float">
            <text:p>4760</text:p>
          </table:table-cell>
          <table:table-cell office:value-type="float" office:value="1440" calcext:value-type="float">
            <text:p>1440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1.017768" calcext:value-type="float">
            <text:p>1.017768</text:p>
          </table:table-cell>
          <table:table-cell office:value-type="float" office:value="98.769668" calcext:value-type="float">
            <text:p>98.769668</text:p>
          </table:table-cell>
          <table:table-cell office:value-type="float" office:value="97.7519" calcext:value-type="float">
            <text:p>97.751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52" calcext:value-type="float">
            <text:p>1752</text:p>
          </table:table-cell>
          <table:table-cell office:value-type="float" office:value="1392" calcext:value-type="float">
            <text:p>139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.084233" calcext:value-type="float">
            <text:p>1.084233</text:p>
          </table:table-cell>
          <table:table-cell office:value-type="float" office:value="99.963418" calcext:value-type="float">
            <text:p>99.963418</text:p>
          </table:table-cell>
          <table:table-cell office:value-type="float" office:value="98.879186" calcext:value-type="float">
            <text:p>98.87918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44" calcext:value-type="float">
            <text:p>974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.82281" calcext:value-type="float">
            <text:p>2.82281</text:p>
          </table:table-cell>
          <table:table-cell office:value-type="float" office:value="100.087977" calcext:value-type="float">
            <text:p>100.087977</text:p>
          </table:table-cell>
          <table:table-cell office:value-type="float" office:value="97.265167" calcext:value-type="float">
            <text:p>97.265167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2.572288" calcext:value-type="float">
            <text:p>2.57228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10485284" calcext:value-type="float">
            <text:p>10485284</text:p>
          </table:table-cell>
          <table:table-cell office:value-type="float" office:value="15642" calcext:value-type="float">
            <text:p>15642</text:p>
          </table:table-cell>
          <table:table-cell office:value-type="float" office:value="9967" calcext:value-type="float">
            <text:p>9967</text:p>
          </table:table-cell>
          <table:table-cell office:value-type="float" office:value="1.017227" calcext:value-type="float">
            <text:p>1.017227</text:p>
          </table:table-cell>
          <table:table-cell office:value-type="float" office:value="100.620686" calcext:value-type="float">
            <text:p>100.620686</text:p>
          </table:table-cell>
          <table:table-cell office:value-type="float" office:value="99.603459" calcext:value-type="float">
            <text:p>99.603459</text:p>
          </table:table-cell>
          <table:table-cell office:value-type="float" office:value="0.842162" calcext:value-type="float">
            <text:p>0.842162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455384" calcext:value-type="float">
            <text:p>16455384</text:p>
          </table:table-cell>
          <table:table-cell office:value-type="float" office:value="1403368" calcext:value-type="float">
            <text:p>1403368</text:p>
          </table:table-cell>
          <table:table-cell office:value-type="float" office:value="15642" calcext:value-type="float">
            <text:p>15642</text:p>
          </table:table-cell>
          <table:table-cell office:value-type="float" office:value="1334" calcext:value-type="float">
            <text:p>1334</text:p>
          </table:table-cell>
          <table:table-cell office:value-type="float" office:value="1.108529" calcext:value-type="float">
            <text:p>1.108529</text:p>
          </table:table-cell>
          <table:table-cell office:value-type="float" office:value="100.388605" calcext:value-type="float">
            <text:p>100.388605</text:p>
          </table:table-cell>
          <table:table-cell office:value-type="float" office:value="99.280076" calcext:value-type="float">
            <text:p>99.280076</text:p>
          </table:table-cell>
          <table:table-cell office:value-type="float" office:value="0.113084" calcext:value-type="float">
            <text:p>0.113084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9696" calcext:value-type="float">
            <text:p>89696</text:p>
          </table:table-cell>
          <table:table-cell office:value-type="float" office:value="83640" calcext:value-type="float">
            <text:p>83640</text:p>
          </table:table-cell>
          <table:table-cell office:value-type="float" office:value="2217" calcext:value-type="float">
            <text:p>2217</text:p>
          </table:table-cell>
          <table:table-cell office:value-type="float" office:value="2074" calcext:value-type="float">
            <text:p>2074</text:p>
          </table:table-cell>
          <table:table-cell office:value-type="float" office:value="1.011692" calcext:value-type="float">
            <text:p>1.011692</text:p>
          </table:table-cell>
          <table:table-cell office:value-type="float" office:value="100.505003" calcext:value-type="float">
            <text:p>100.505003</text:p>
          </table:table-cell>
          <table:table-cell office:value-type="float" office:value="99.493311" calcext:value-type="float">
            <text:p>99.493311</text:p>
          </table:table-cell>
          <table:table-cell office:value-type="float" office:value="0.006725" calcext:value-type="float">
            <text:p>0.006725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68" calcext:value-type="float">
            <text:p>4368</text:p>
          </table:table-cell>
          <table:table-cell office:value-type="float" office:value="1320" calcext:value-type="float">
            <text:p>1320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1.018865" calcext:value-type="float">
            <text:p>1.018865</text:p>
          </table:table-cell>
          <table:table-cell office:value-type="float" office:value="96.154787" calcext:value-type="float">
            <text:p>96.154787</text:p>
          </table:table-cell>
          <table:table-cell office:value-type="float" office:value="95.135922" calcext:value-type="float">
            <text:p>95.13592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30" calcext:value-type="float">
            <text:p>1230</text:p>
          </table:table-cell>
          <table:table-cell office:value-type="float" office:value="1110" calcext:value-type="float">
            <text:p>11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.056352" calcext:value-type="float">
            <text:p>1.056352</text:p>
          </table:table-cell>
          <table:table-cell office:value-type="float" office:value="98.200701" calcext:value-type="float">
            <text:p>98.200701</text:p>
          </table:table-cell>
          <table:table-cell office:value-type="float" office:value="97.144349" calcext:value-type="float">
            <text:p>97.144349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840" calcext:value-type="float">
            <text:p>9840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.635946" calcext:value-type="float">
            <text:p>2.635946</text:p>
          </table:table-cell>
          <table:table-cell office:value-type="float" office:value="100.532653" calcext:value-type="float">
            <text:p>100.532653</text:p>
          </table:table-cell>
          <table:table-cell office:value-type="float" office:value="97.896707" calcext:value-type="float">
            <text:p>97.896707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2.588672" calcext:value-type="float">
            <text:p>2.588672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10999712" calcext:value-type="float">
            <text:p>10999712</text:p>
          </table:table-cell>
          <table:table-cell office:value-type="float" office:value="15742" calcext:value-type="float">
            <text:p>15742</text:p>
          </table:table-cell>
          <table:table-cell office:value-type="float" office:value="10456" calcext:value-type="float">
            <text:p>10456</text:p>
          </table:table-cell>
          <table:table-cell office:value-type="float" office:value="1.014436" calcext:value-type="float">
            <text:p>1.014436</text:p>
          </table:table-cell>
          <table:table-cell office:value-type="float" office:value="100.504747" calcext:value-type="float">
            <text:p>100.504747</text:p>
          </table:table-cell>
          <table:table-cell office:value-type="float" office:value="99.490311" calcext:value-type="float">
            <text:p>99.490311</text:p>
          </table:table-cell>
          <table:table-cell office:value-type="float" office:value="0.884485" calcext:value-type="float">
            <text:p>0.884485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560584" calcext:value-type="float">
            <text:p>16560584</text:p>
          </table:table-cell>
          <table:table-cell office:value-type="float" office:value="1239256" calcext:value-type="float">
            <text:p>1239256</text:p>
          </table:table-cell>
          <table:table-cell office:value-type="float" office:value="15742" calcext:value-type="float">
            <text:p>15742</text:p>
          </table:table-cell>
          <table:table-cell office:value-type="float" office:value="1178" calcext:value-type="float">
            <text:p>1178</text:p>
          </table:table-cell>
          <table:table-cell office:value-type="float" office:value="1.109172" calcext:value-type="float">
            <text:p>1.109172</text:p>
          </table:table-cell>
          <table:table-cell office:value-type="float" office:value="100.626236" calcext:value-type="float">
            <text:p>100.626236</text:p>
          </table:table-cell>
          <table:table-cell office:value-type="float" office:value="99.517063" calcext:value-type="float">
            <text:p>99.517063</text:p>
          </table:table-cell>
          <table:table-cell office:value-type="float" office:value="0.099622" calcext:value-type="float">
            <text:p>0.099622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400" calcext:value-type="float">
            <text:p>78400</text:p>
          </table:table-cell>
          <table:table-cell office:value-type="float" office:value="73344" calcext:value-type="float">
            <text:p>73344</text:p>
          </table:table-cell>
          <table:table-cell office:value-type="float" office:value="1935" calcext:value-type="float">
            <text:p>1935</text:p>
          </table:table-cell>
          <table:table-cell office:value-type="float" office:value="1817" calcext:value-type="float">
            <text:p>1817</text:p>
          </table:table-cell>
          <table:table-cell office:value-type="float" office:value="1.041565" calcext:value-type="float">
            <text:p>1.041565</text:p>
          </table:table-cell>
          <table:table-cell office:value-type="float" office:value="100.822256" calcext:value-type="float">
            <text:p>100.822256</text:p>
          </table:table-cell>
          <table:table-cell office:value-type="float" office:value="99.780692" calcext:value-type="float">
            <text:p>99.780692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96" calcext:value-type="float">
            <text:p>4296</text:p>
          </table:table-cell>
          <table:table-cell office:value-type="float" office:value="1608" calcext:value-type="float">
            <text:p>1608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.021529" calcext:value-type="float">
            <text:p>1.021529</text:p>
          </table:table-cell>
          <table:table-cell office:value-type="float" office:value="100.645542" calcext:value-type="float">
            <text:p>100.645542</text:p>
          </table:table-cell>
          <table:table-cell office:value-type="float" office:value="99.624013" calcext:value-type="float">
            <text:p>99.62401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22" calcext:value-type="float">
            <text:p>1422</text:p>
          </table:table-cell>
          <table:table-cell office:value-type="float" office:value="1182" calcext:value-type="float">
            <text:p>118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064497" calcext:value-type="float">
            <text:p>1.064497</text:p>
          </table:table-cell>
          <table:table-cell office:value-type="float" office:value="100.81597" calcext:value-type="float">
            <text:p>100.81597</text:p>
          </table:table-cell>
          <table:table-cell office:value-type="float" office:value="99.751474" calcext:value-type="float">
            <text:p>99.751474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12" calcext:value-type="float">
            <text:p>9312</text:p>
          </table:table-cell>
          <table:table-cell office:value-type="float" office:value="9264" calcext:value-type="float">
            <text:p>9264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4.061453" calcext:value-type="float">
            <text:p>4.061453</text:p>
          </table:table-cell>
          <table:table-cell office:value-type="float" office:value="99.944956" calcext:value-type="float">
            <text:p>99.944956</text:p>
          </table:table-cell>
          <table:table-cell office:value-type="float" office:value="95.883503" calcext:value-type="float">
            <text:p>95.883503</text:p>
          </table:table-cell>
          <table:table-cell office:value-type="float" office:value="0.000773" calcext:value-type="float">
            <text:p>0.000773</text:p>
          </table:table-cell>
          <table:table-cell office:value-type="float" office:value="2.605056" calcext:value-type="float">
            <text:p>2.605056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10969204" calcext:value-type="float">
            <text:p>10969204</text:p>
          </table:table-cell>
          <table:table-cell office:value-type="float" office:value="15840" calcext:value-type="float">
            <text:p>15840</text:p>
          </table:table-cell>
          <table:table-cell office:value-type="float" office:value="10427" calcext:value-type="float">
            <text:p>10427</text:p>
          </table:table-cell>
          <table:table-cell office:value-type="float" office:value="1.009309" calcext:value-type="float">
            <text:p>1.009309</text:p>
          </table:table-cell>
          <table:table-cell office:value-type="float" office:value="100.48114" calcext:value-type="float">
            <text:p>100.48114</text:p>
          </table:table-cell>
          <table:table-cell office:value-type="float" office:value="99.471831" calcext:value-type="float">
            <text:p>99.471831</text:p>
          </table:table-cell>
          <table:table-cell office:value-type="float" office:value="0.882196" calcext:value-type="float">
            <text:p>0.882196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663680" calcext:value-type="float">
            <text:p>16663680</text:p>
          </table:table-cell>
          <table:table-cell office:value-type="float" office:value="1429668" calcext:value-type="float">
            <text:p>1429668</text:p>
          </table:table-cell>
          <table:table-cell office:value-type="float" office:value="15840" calcext:value-type="float">
            <text:p>15840</text:p>
          </table:table-cell>
          <table:table-cell office:value-type="float" office:value="1359" calcext:value-type="float">
            <text:p>1359</text:p>
          </table:table-cell>
          <table:table-cell office:value-type="float" office:value="1.333848" calcext:value-type="float">
            <text:p>1.333848</text:p>
          </table:table-cell>
          <table:table-cell office:value-type="float" office:value="100.927093" calcext:value-type="float">
            <text:p>100.927093</text:p>
          </table:table-cell>
          <table:table-cell office:value-type="float" office:value="99.593244" calcext:value-type="float">
            <text:p>99.593244</text:p>
          </table:table-cell>
          <table:table-cell office:value-type="float" office:value="0.114841" calcext:value-type="float">
            <text:p>0.114841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504" calcext:value-type="float">
            <text:p>84504</text:p>
          </table:table-cell>
          <table:table-cell office:value-type="float" office:value="79032" calcext:value-type="float">
            <text:p>79032</text:p>
          </table:table-cell>
          <table:table-cell office:value-type="float" office:value="2088" calcext:value-type="float">
            <text:p>2088</text:p>
          </table:table-cell>
          <table:table-cell office:value-type="float" office:value="1959" calcext:value-type="float">
            <text:p>1959</text:p>
          </table:table-cell>
          <table:table-cell office:value-type="float" office:value="1.267991" calcext:value-type="float">
            <text:p>1.267991</text:p>
          </table:table-cell>
          <table:table-cell office:value-type="float" office:value="100.482618" calcext:value-type="float">
            <text:p>100.482618</text:p>
          </table:table-cell>
          <table:table-cell office:value-type="float" office:value="99.214627" calcext:value-type="float">
            <text:p>99.214627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24" calcext:value-type="float">
            <text:p>4424</text:p>
          </table:table-cell>
          <table:table-cell office:value-type="float" office:value="1416" calcext:value-type="float">
            <text:p>1416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1.257965" calcext:value-type="float">
            <text:p>1.257965</text:p>
          </table:table-cell>
          <table:table-cell office:value-type="float" office:value="101.081741" calcext:value-type="float">
            <text:p>101.081741</text:p>
          </table:table-cell>
          <table:table-cell office:value-type="float" office:value="99.823775" calcext:value-type="float">
            <text:p>99.82377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12" calcext:value-type="float">
            <text:p>1512</text:p>
          </table:table-cell>
          <table:table-cell office:value-type="float" office:value="1242" calcext:value-type="float">
            <text:p>124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.294569" calcext:value-type="float">
            <text:p>1.294569</text:p>
          </table:table-cell>
          <table:table-cell office:value-type="float" office:value="101.079883" calcext:value-type="float">
            <text:p>101.079883</text:p>
          </table:table-cell>
          <table:table-cell office:value-type="float" office:value="99.785314" calcext:value-type="float">
            <text:p>99.7853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48" calcext:value-type="float">
            <text:p>9648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.850572" calcext:value-type="float">
            <text:p>2.850572</text:p>
          </table:table-cell>
          <table:table-cell office:value-type="float" office:value="99.967464" calcext:value-type="float">
            <text:p>99.967464</text:p>
          </table:table-cell>
          <table:table-cell office:value-type="float" office:value="97.116893" calcext:value-type="float">
            <text:p>97.116893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2.62144" calcext:value-type="float">
            <text:p>2.6214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10901876" calcext:value-type="float">
            <text:p>10901876</text:p>
          </table:table-cell>
          <table:table-cell office:value-type="float" office:value="15940" calcext:value-type="float">
            <text:p>15940</text:p>
          </table:table-cell>
          <table:table-cell office:value-type="float" office:value="10363" calcext:value-type="float">
            <text:p>10363</text:p>
          </table:table-cell>
          <table:table-cell office:value-type="float" office:value="1.011729" calcext:value-type="float">
            <text:p>1.011729</text:p>
          </table:table-cell>
          <table:table-cell office:value-type="float" office:value="100.504707" calcext:value-type="float">
            <text:p>100.504707</text:p>
          </table:table-cell>
          <table:table-cell office:value-type="float" office:value="99.492979" calcext:value-type="float">
            <text:p>99.492979</text:p>
          </table:table-cell>
          <table:table-cell office:value-type="float" office:value="0.876595" calcext:value-type="float">
            <text:p>0.876595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768880" calcext:value-type="float">
            <text:p>16768880</text:p>
          </table:table-cell>
          <table:table-cell office:value-type="float" office:value="1248724" calcext:value-type="float">
            <text:p>1248724</text:p>
          </table:table-cell>
          <table:table-cell office:value-type="float" office:value="15940" calcext:value-type="float">
            <text:p>15940</text:p>
          </table:table-cell>
          <table:table-cell office:value-type="float" office:value="1187" calcext:value-type="float">
            <text:p>1187</text:p>
          </table:table-cell>
          <table:table-cell office:value-type="float" office:value="1.107473" calcext:value-type="float">
            <text:p>1.107473</text:p>
          </table:table-cell>
          <table:table-cell office:value-type="float" office:value="100.687297" calcext:value-type="float">
            <text:p>100.687297</text:p>
          </table:table-cell>
          <table:table-cell office:value-type="float" office:value="99.579825" calcext:value-type="float">
            <text:p>99.579825</text:p>
          </table:table-cell>
          <table:table-cell office:value-type="float" office:value="0.100319" calcext:value-type="float">
            <text:p>0.100319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648" calcext:value-type="float">
            <text:p>81648</text:p>
          </table:table-cell>
          <table:table-cell office:value-type="float" office:value="76784" calcext:value-type="float">
            <text:p>76784</text:p>
          </table:table-cell>
          <table:table-cell office:value-type="float" office:value="2016" calcext:value-type="float">
            <text:p>2016</text:p>
          </table:table-cell>
          <table:table-cell office:value-type="float" office:value="1903" calcext:value-type="float">
            <text:p>1903</text:p>
          </table:table-cell>
          <table:table-cell office:value-type="float" office:value="1.034563" calcext:value-type="float">
            <text:p>1.034563</text:p>
          </table:table-cell>
          <table:table-cell office:value-type="float" office:value="100.787543" calcext:value-type="float">
            <text:p>100.787543</text:p>
          </table:table-cell>
          <table:table-cell office:value-type="float" office:value="99.75298" calcext:value-type="float">
            <text:p>99.75298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48" calcext:value-type="float">
            <text:p>3848</text:p>
          </table:table-cell>
          <table:table-cell office:value-type="float" office:value="1248" calcext:value-type="float">
            <text:p>1248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.013487" calcext:value-type="float">
            <text:p>1.013487</text:p>
          </table:table-cell>
          <table:table-cell office:value-type="float" office:value="100.785904" calcext:value-type="float">
            <text:p>100.785904</text:p>
          </table:table-cell>
          <table:table-cell office:value-type="float" office:value="99.772417" calcext:value-type="float">
            <text:p>99.7724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72" calcext:value-type="float">
            <text:p>1272</text:p>
          </table:table-cell>
          <table:table-cell office:value-type="float" office:value="1092" calcext:value-type="float">
            <text:p>109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.05653" calcext:value-type="float">
            <text:p>1.05653</text:p>
          </table:table-cell>
          <table:table-cell office:value-type="float" office:value="92.787173" calcext:value-type="float">
            <text:p>92.787173</text:p>
          </table:table-cell>
          <table:table-cell office:value-type="float" office:value="91.730643" calcext:value-type="float">
            <text:p>91.730643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582" calcext:value-type="float">
            <text:p>958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.669498" calcext:value-type="float">
            <text:p>2.669498</text:p>
          </table:table-cell>
          <table:table-cell office:value-type="float" office:value="100.789089" calcext:value-type="float">
            <text:p>100.789089</text:p>
          </table:table-cell>
          <table:table-cell office:value-type="float" office:value="98.119591" calcext:value-type="float">
            <text:p>98.119591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2.637824" calcext:value-type="float">
            <text:p>2.637824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11188020" calcext:value-type="float">
            <text:p>11188020</text:p>
          </table:table-cell>
          <table:table-cell office:value-type="float" office:value="16038" calcext:value-type="float">
            <text:p>16038</text:p>
          </table:table-cell>
          <table:table-cell office:value-type="float" office:value="10635" calcext:value-type="float">
            <text:p>10635</text:p>
          </table:table-cell>
          <table:table-cell office:value-type="float" office:value="1.011721" calcext:value-type="float">
            <text:p>1.011721</text:p>
          </table:table-cell>
          <table:table-cell office:value-type="float" office:value="100.404306" calcext:value-type="float">
            <text:p>100.404306</text:p>
          </table:table-cell>
          <table:table-cell office:value-type="float" office:value="99.392584" calcext:value-type="float">
            <text:p>99.392584</text:p>
          </table:table-cell>
          <table:table-cell office:value-type="float" office:value="0.900511" calcext:value-type="float">
            <text:p>0.900511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871976" calcext:value-type="float">
            <text:p>16871976</text:p>
          </table:table-cell>
          <table:table-cell office:value-type="float" office:value="1359184" calcext:value-type="float">
            <text:p>1359184</text:p>
          </table:table-cell>
          <table:table-cell office:value-type="float" office:value="16038" calcext:value-type="float">
            <text:p>16038</text:p>
          </table:table-cell>
          <table:table-cell office:value-type="float" office:value="1292" calcext:value-type="float">
            <text:p>1292</text:p>
          </table:table-cell>
          <table:table-cell office:value-type="float" office:value="1.096981" calcext:value-type="float">
            <text:p>1.096981</text:p>
          </table:table-cell>
          <table:table-cell office:value-type="float" office:value="102.560883" calcext:value-type="float">
            <text:p>102.560883</text:p>
          </table:table-cell>
          <table:table-cell office:value-type="float" office:value="101.463902" calcext:value-type="float">
            <text:p>101.463902</text:p>
          </table:table-cell>
          <table:table-cell office:value-type="float" office:value="0.107166" calcext:value-type="float">
            <text:p>0.107166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968" calcext:value-type="float">
            <text:p>76968</text:p>
          </table:table-cell>
          <table:table-cell office:value-type="float" office:value="71224" calcext:value-type="float">
            <text:p>71224</text:p>
          </table:table-cell>
          <table:table-cell office:value-type="float" office:value="1900" calcext:value-type="float">
            <text:p>1900</text:p>
          </table:table-cell>
          <table:table-cell office:value-type="float" office:value="1765" calcext:value-type="float">
            <text:p>1765</text:p>
          </table:table-cell>
          <table:table-cell office:value-type="float" office:value="1.014779" calcext:value-type="float">
            <text:p>1.014779</text:p>
          </table:table-cell>
          <table:table-cell office:value-type="float" office:value="102.019667" calcext:value-type="float">
            <text:p>102.019667</text:p>
          </table:table-cell>
          <table:table-cell office:value-type="float" office:value="101.004888" calcext:value-type="float">
            <text:p>101.004888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80" calcext:value-type="float">
            <text:p>4280</text:p>
          </table:table-cell>
          <table:table-cell office:value-type="float" office:value="1560" calcext:value-type="float">
            <text:p>1560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1.01326" calcext:value-type="float">
            <text:p>1.01326</text:p>
          </table:table-cell>
          <table:table-cell office:value-type="float" office:value="102.021406" calcext:value-type="float">
            <text:p>102.021406</text:p>
          </table:table-cell>
          <table:table-cell office:value-type="float" office:value="101.008146" calcext:value-type="float">
            <text:p>101.00814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230" calcext:value-type="float">
            <text:p>123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.036041" calcext:value-type="float">
            <text:p>1.036041</text:p>
          </table:table-cell>
          <table:table-cell office:value-type="float" office:value="102.023472" calcext:value-type="float">
            <text:p>102.023472</text:p>
          </table:table-cell>
          <table:table-cell office:value-type="float" office:value="100.98743" calcext:value-type="float">
            <text:p>100.98743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36" calcext:value-type="float">
            <text:p>9936</text:p>
          </table:table-cell>
          <table:table-cell office:value-type="float" office:value="9744" calcext:value-type="float">
            <text:p>9744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3.416236" calcext:value-type="float">
            <text:p>3.416236</text:p>
          </table:table-cell>
          <table:table-cell office:value-type="float" office:value="99.548009" calcext:value-type="float">
            <text:p>99.548009</text:p>
          </table:table-cell>
          <table:table-cell office:value-type="float" office:value="96.131773" calcext:value-type="float">
            <text:p>96.131773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2.654208" calcext:value-type="float">
            <text:p>2.654208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11679304" calcext:value-type="float">
            <text:p>11679304</text:p>
          </table:table-cell>
          <table:table-cell office:value-type="float" office:value="16138" calcext:value-type="float">
            <text:p>16138</text:p>
          </table:table-cell>
          <table:table-cell office:value-type="float" office:value="11102" calcext:value-type="float">
            <text:p>11102</text:p>
          </table:table-cell>
          <table:table-cell office:value-type="float" office:value="1.015209" calcext:value-type="float">
            <text:p>1.015209</text:p>
          </table:table-cell>
          <table:table-cell office:value-type="float" office:value="100.529794" calcext:value-type="float">
            <text:p>100.529794</text:p>
          </table:table-cell>
          <table:table-cell office:value-type="float" office:value="99.514585" calcext:value-type="float">
            <text:p>99.514585</text:p>
          </table:table-cell>
          <table:table-cell office:value-type="float" office:value="0.938902" calcext:value-type="float">
            <text:p>0.938902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6977176" calcext:value-type="float">
            <text:p>16977176</text:p>
          </table:table-cell>
          <table:table-cell office:value-type="float" office:value="1259244" calcext:value-type="float">
            <text:p>1259244</text:p>
          </table:table-cell>
          <table:table-cell office:value-type="float" office:value="16138" calcext:value-type="float">
            <text:p>16138</text:p>
          </table:table-cell>
          <table:table-cell office:value-type="float" office:value="1197" calcext:value-type="float">
            <text:p>1197</text:p>
          </table:table-cell>
          <table:table-cell office:value-type="float" office:value="1.159077" calcext:value-type="float">
            <text:p>1.159077</text:p>
          </table:table-cell>
          <table:table-cell office:value-type="float" office:value="99.695138" calcext:value-type="float">
            <text:p>99.695138</text:p>
          </table:table-cell>
          <table:table-cell office:value-type="float" office:value="98.53606" calcext:value-type="float">
            <text:p>98.53606</text:p>
          </table:table-cell>
          <table:table-cell office:value-type="float" office:value="0.102236" calcext:value-type="float">
            <text:p>0.102236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4184" calcext:value-type="float">
            <text:p>64184</text:p>
          </table:table-cell>
          <table:table-cell office:value-type="float" office:value="60296" calcext:value-type="float">
            <text:p>60296</text:p>
          </table:table-cell>
          <table:table-cell office:value-type="float" office:value="1582" calcext:value-type="float">
            <text:p>1582</text:p>
          </table:table-cell>
          <table:table-cell office:value-type="float" office:value="1492" calcext:value-type="float">
            <text:p>1492</text:p>
          </table:table-cell>
          <table:table-cell office:value-type="float" office:value="1.043631" calcext:value-type="float">
            <text:p>1.043631</text:p>
          </table:table-cell>
          <table:table-cell office:value-type="float" office:value="101.014539" calcext:value-type="float">
            <text:p>101.014539</text:p>
          </table:table-cell>
          <table:table-cell office:value-type="float" office:value="99.970907" calcext:value-type="float">
            <text:p>99.970907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16" calcext:value-type="float">
            <text:p>3416</text:p>
          </table:table-cell>
          <table:table-cell office:value-type="float" office:value="1184" calcext:value-type="float">
            <text:p>1184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.023256" calcext:value-type="float">
            <text:p>1.023256</text:p>
          </table:table-cell>
          <table:table-cell office:value-type="float" office:value="94.101744" calcext:value-type="float">
            <text:p>94.101744</text:p>
          </table:table-cell>
          <table:table-cell office:value-type="float" office:value="93.078488" calcext:value-type="float">
            <text:p>93.07848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94" calcext:value-type="float">
            <text:p>1494</text:p>
          </table:table-cell>
          <table:table-cell office:value-type="float" office:value="1284" calcext:value-type="float">
            <text:p>128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.075483" calcext:value-type="float">
            <text:p>1.075483</text:p>
          </table:table-cell>
          <table:table-cell office:value-type="float" office:value="94.094731" calcext:value-type="float">
            <text:p>94.094731</text:p>
          </table:table-cell>
          <table:table-cell office:value-type="float" office:value="93.019248" calcext:value-type="float">
            <text:p>93.01924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928" calcext:value-type="float">
            <text:p>8928</text:p>
          </table:table-cell>
          <table:table-cell office:value-type="float" office:value="8784" calcext:value-type="float">
            <text:p>8784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3.564259" calcext:value-type="float">
            <text:p>3.564259</text:p>
          </table:table-cell>
          <table:table-cell office:value-type="float" office:value="100.133964" calcext:value-type="float">
            <text:p>100.133964</text:p>
          </table:table-cell>
          <table:table-cell office:value-type="float" office:value="96.569704" calcext:value-type="float">
            <text:p>96.569704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2.670592" calcext:value-type="float">
            <text:p>2.670592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11263764" calcext:value-type="float">
            <text:p>11263764</text:p>
          </table:table-cell>
          <table:table-cell office:value-type="float" office:value="16236" calcext:value-type="float">
            <text:p>16236</text:p>
          </table:table-cell>
          <table:table-cell office:value-type="float" office:value="10707" calcext:value-type="float">
            <text:p>10707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0.492833" calcext:value-type="float">
            <text:p>100.492833</text:p>
          </table:table-cell>
          <table:table-cell office:value-type="float" office:value="99.480444" calcext:value-type="float">
            <text:p>99.480444</text:p>
          </table:table-cell>
          <table:table-cell office:value-type="float" office:value="0.905807" calcext:value-type="float">
            <text:p>0.905807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080272" calcext:value-type="float">
            <text:p>17080272</text:p>
          </table:table-cell>
          <table:table-cell office:value-type="float" office:value="1215060" calcext:value-type="float">
            <text:p>1215060</text:p>
          </table:table-cell>
          <table:table-cell office:value-type="float" office:value="16236" calcext:value-type="float">
            <text:p>16236</text:p>
          </table:table-cell>
          <table:table-cell office:value-type="float" office:value="1155" calcext:value-type="float">
            <text:p>1155</text:p>
          </table:table-cell>
          <table:table-cell office:value-type="float" office:value="1.108229" calcext:value-type="float">
            <text:p>1.108229</text:p>
          </table:table-cell>
          <table:table-cell office:value-type="float" office:value="100.301219" calcext:value-type="float">
            <text:p>100.301219</text:p>
          </table:table-cell>
          <table:table-cell office:value-type="float" office:value="99.19299" calcext:value-type="float">
            <text:p>99.19299</text:p>
          </table:table-cell>
          <table:table-cell office:value-type="float" office:value="0.097996" calcext:value-type="float">
            <text:p>0.097996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680" calcext:value-type="float">
            <text:p>82680</text:p>
          </table:table-cell>
          <table:table-cell office:value-type="float" office:value="76848" calcext:value-type="float">
            <text:p>76848</text:p>
          </table:table-cell>
          <table:table-cell office:value-type="float" office:value="2044" calcext:value-type="float">
            <text:p>2044</text:p>
          </table:table-cell>
          <table:table-cell office:value-type="float" office:value="1907" calcext:value-type="float">
            <text:p>1907</text:p>
          </table:table-cell>
          <table:table-cell office:value-type="float" office:value="1.035383" calcext:value-type="float">
            <text:p>1.035383</text:p>
          </table:table-cell>
          <table:table-cell office:value-type="float" office:value="100.62402" calcext:value-type="float">
            <text:p>100.62402</text:p>
          </table:table-cell>
          <table:table-cell office:value-type="float" office:value="99.588638" calcext:value-type="float">
            <text:p>99.588638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24" calcext:value-type="float">
            <text:p>3824</text:p>
          </table:table-cell>
          <table:table-cell office:value-type="float" office:value="1144" calcext:value-type="float">
            <text:p>114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.014107" calcext:value-type="float">
            <text:p>1.014107</text:p>
          </table:table-cell>
          <table:table-cell office:value-type="float" office:value="97.324161" calcext:value-type="float">
            <text:p>97.324161</text:p>
          </table:table-cell>
          <table:table-cell office:value-type="float" office:value="96.310054" calcext:value-type="float">
            <text:p>96.310054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94" calcext:value-type="float">
            <text:p>1494</text:p>
          </table:table-cell>
          <table:table-cell office:value-type="float" office:value="1284" calcext:value-type="float">
            <text:p>128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.068929" calcext:value-type="float">
            <text:p>1.068929</text:p>
          </table:table-cell>
          <table:table-cell office:value-type="float" office:value="100.317872" calcext:value-type="float">
            <text:p>100.317872</text:p>
          </table:table-cell>
          <table:table-cell office:value-type="float" office:value="99.248943" calcext:value-type="float">
            <text:p>99.24894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928" calcext:value-type="float">
            <text:p>892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2.620134" calcext:value-type="float">
            <text:p>2.620134</text:p>
          </table:table-cell>
          <table:table-cell office:value-type="float" office:value="99.511515" calcext:value-type="float">
            <text:p>99.511515</text:p>
          </table:table-cell>
          <table:table-cell office:value-type="float" office:value="96.891382" calcext:value-type="float">
            <text:p>96.891382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2.686976" calcext:value-type="float">
            <text:p>2.68697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10898720" calcext:value-type="float">
            <text:p>10898720</text:p>
          </table:table-cell>
          <table:table-cell office:value-type="float" office:value="16336" calcext:value-type="float">
            <text:p>16336</text:p>
          </table:table-cell>
          <table:table-cell office:value-type="float" office:value="10360" calcext:value-type="float">
            <text:p>10360</text:p>
          </table:table-cell>
          <table:table-cell office:value-type="float" office:value="1.01495" calcext:value-type="float">
            <text:p>1.01495</text:p>
          </table:table-cell>
          <table:table-cell office:value-type="float" office:value="100.877701" calcext:value-type="float">
            <text:p>100.877701</text:p>
          </table:table-cell>
          <table:table-cell office:value-type="float" office:value="99.862751" calcext:value-type="float">
            <text:p>99.862751</text:p>
          </table:table-cell>
          <table:table-cell office:value-type="float" office:value="0.873096" calcext:value-type="float">
            <text:p>0.873096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185472" calcext:value-type="float">
            <text:p>17185472</text:p>
          </table:table-cell>
          <table:table-cell office:value-type="float" office:value="1345508" calcext:value-type="float">
            <text:p>1345508</text:p>
          </table:table-cell>
          <table:table-cell office:value-type="float" office:value="16336" calcext:value-type="float">
            <text:p>16336</text:p>
          </table:table-cell>
          <table:table-cell office:value-type="float" office:value="1279" calcext:value-type="float">
            <text:p>1279</text:p>
          </table:table-cell>
          <table:table-cell office:value-type="float" office:value="1.359494" calcext:value-type="float">
            <text:p>1.359494</text:p>
          </table:table-cell>
          <table:table-cell office:value-type="float" office:value="101.229904" calcext:value-type="float">
            <text:p>101.229904</text:p>
          </table:table-cell>
          <table:table-cell office:value-type="float" office:value="99.870409" calcext:value-type="float">
            <text:p>99.870409</text:p>
          </table:table-cell>
          <table:table-cell office:value-type="float" office:value="0.10778" calcext:value-type="float">
            <text:p>0.10778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984" calcext:value-type="float">
            <text:p>74984</text:p>
          </table:table-cell>
          <table:table-cell office:value-type="float" office:value="70248" calcext:value-type="float">
            <text:p>70248</text:p>
          </table:table-cell>
          <table:table-cell office:value-type="float" office:value="1849" calcext:value-type="float">
            <text:p>1849</text:p>
          </table:table-cell>
          <table:table-cell office:value-type="float" office:value="1740" calcext:value-type="float">
            <text:p>1740</text:p>
          </table:table-cell>
          <table:table-cell office:value-type="float" office:value="1.27198" calcext:value-type="float">
            <text:p>1.27198</text:p>
          </table:table-cell>
          <table:table-cell office:value-type="float" office:value="100.889628" calcext:value-type="float">
            <text:p>100.889628</text:p>
          </table:table-cell>
          <table:table-cell office:value-type="float" office:value="99.617648" calcext:value-type="float">
            <text:p>99.617648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44" calcext:value-type="float">
            <text:p>4344</text:p>
          </table:table-cell>
          <table:table-cell office:value-type="float" office:value="1296" calcext:value-type="float">
            <text:p>1296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.25618" calcext:value-type="float">
            <text:p>1.25618</text:p>
          </table:table-cell>
          <table:table-cell office:value-type="float" office:value="99.366612" calcext:value-type="float">
            <text:p>99.366612</text:p>
          </table:table-cell>
          <table:table-cell office:value-type="float" office:value="98.110433" calcext:value-type="float">
            <text:p>98.11043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6" calcext:value-type="float">
            <text:p>1326</text:p>
          </table:table-cell>
          <table:table-cell office:value-type="float" office:value="1086" calcext:value-type="float">
            <text:p>108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.298618" calcext:value-type="float">
            <text:p>1.298618</text:p>
          </table:table-cell>
          <table:table-cell office:value-type="float" office:value="99.3596" calcext:value-type="float">
            <text:p>99.3596</text:p>
          </table:table-cell>
          <table:table-cell office:value-type="float" office:value="98.060982" calcext:value-type="float">
            <text:p>98.060982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92" calcext:value-type="float">
            <text:p>9792</text:p>
          </table:table-cell>
          <table:table-cell office:value-type="float" office:value="9696" calcext:value-type="float">
            <text:p>9696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.849893" calcext:value-type="float">
            <text:p>2.849893</text:p>
          </table:table-cell>
          <table:table-cell office:value-type="float" office:value="100.430634" calcext:value-type="float">
            <text:p>100.430634</text:p>
          </table:table-cell>
          <table:table-cell office:value-type="float" office:value="97.580741" calcext:value-type="float">
            <text:p>97.580741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2.70336" calcext:value-type="float">
            <text:p>2.70336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10858744" calcext:value-type="float">
            <text:p>10858744</text:p>
          </table:table-cell>
          <table:table-cell office:value-type="float" office:value="16435" calcext:value-type="float">
            <text:p>16435</text:p>
          </table:table-cell>
          <table:table-cell office:value-type="float" office:value="10322" calcext:value-type="float">
            <text:p>10322</text:p>
          </table:table-cell>
          <table:table-cell office:value-type="float" office:value="1.016581" calcext:value-type="float">
            <text:p>1.016581</text:p>
          </table:table-cell>
          <table:table-cell office:value-type="float" office:value="100.504452" calcext:value-type="float">
            <text:p>100.504452</text:p>
          </table:table-cell>
          <table:table-cell office:value-type="float" office:value="99.487871" calcext:value-type="float">
            <text:p>99.487871</text:p>
          </table:table-cell>
          <table:table-cell office:value-type="float" office:value="0.873171" calcext:value-type="float">
            <text:p>0.873171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289620" calcext:value-type="float">
            <text:p>17289620</text:p>
          </table:table-cell>
          <table:table-cell office:value-type="float" office:value="1263452" calcext:value-type="float">
            <text:p>1263452</text:p>
          </table:table-cell>
          <table:table-cell office:value-type="float" office:value="16435" calcext:value-type="float">
            <text:p>16435</text:p>
          </table:table-cell>
          <table:table-cell office:value-type="float" office:value="1201" calcext:value-type="float">
            <text:p>1201</text:p>
          </table:table-cell>
          <table:table-cell office:value-type="float" office:value="1.109516" calcext:value-type="float">
            <text:p>1.109516</text:p>
          </table:table-cell>
          <table:table-cell office:value-type="float" office:value="100.549055" calcext:value-type="float">
            <text:p>100.549055</text:p>
          </table:table-cell>
          <table:table-cell office:value-type="float" office:value="99.439539" calcext:value-type="float">
            <text:p>99.439539</text:p>
          </table:table-cell>
          <table:table-cell office:value-type="float" office:value="0.101646" calcext:value-type="float">
            <text:p>0.101646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1040" calcext:value-type="float">
            <text:p>91040</text:p>
          </table:table-cell>
          <table:table-cell office:value-type="float" office:value="86600" calcext:value-type="float">
            <text:p>86600</text:p>
          </table:table-cell>
          <table:table-cell office:value-type="float" office:value="2250" calcext:value-type="float">
            <text:p>2250</text:p>
          </table:table-cell>
          <table:table-cell office:value-type="float" office:value="2148" calcext:value-type="float">
            <text:p>2148</text:p>
          </table:table-cell>
          <table:table-cell office:value-type="float" office:value="1.026033" calcext:value-type="float">
            <text:p>1.026033</text:p>
          </table:table-cell>
          <table:table-cell office:value-type="float" office:value="100.257286" calcext:value-type="float">
            <text:p>100.257286</text:p>
          </table:table-cell>
          <table:table-cell office:value-type="float" office:value="99.231252" calcext:value-type="float">
            <text:p>99.231252</text:p>
          </table:table-cell>
          <table:table-cell office:value-type="float" office:value="0.006982" calcext:value-type="float">
            <text:p>0.006982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24" calcext:value-type="float">
            <text:p>4424</text:p>
          </table:table-cell>
          <table:table-cell office:value-type="float" office:value="1128" calcext:value-type="float">
            <text:p>1128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1.01844" calcext:value-type="float">
            <text:p>1.01844</text:p>
          </table:table-cell>
          <table:table-cell office:value-type="float" office:value="100.26003" calcext:value-type="float">
            <text:p>100.26003</text:p>
          </table:table-cell>
          <table:table-cell office:value-type="float" office:value="99.24159" calcext:value-type="float">
            <text:p>99.24159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6" calcext:value-type="float">
            <text:p>1416</text:p>
          </table:table-cell>
          <table:table-cell office:value-type="float" office:value="1206" calcext:value-type="float">
            <text:p>120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.052858" calcext:value-type="float">
            <text:p>1.052858</text:p>
          </table:table-cell>
          <table:table-cell office:value-type="float" office:value="100.258592" calcext:value-type="float">
            <text:p>100.258592</text:p>
          </table:table-cell>
          <table:table-cell office:value-type="float" office:value="99.205734" calcext:value-type="float">
            <text:p>99.205734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744" calcext:value-type="float">
            <text:p>9744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3.351547" calcext:value-type="float">
            <text:p>3.351547</text:p>
          </table:table-cell>
          <table:table-cell office:value-type="float" office:value="99.828456" calcext:value-type="float">
            <text:p>99.828456</text:p>
          </table:table-cell>
          <table:table-cell office:value-type="float" office:value="96.476909" calcext:value-type="float">
            <text:p>96.476909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2.719744" calcext:value-type="float">
            <text:p>2.719744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11889704" calcext:value-type="float">
            <text:p>11889704</text:p>
          </table:table-cell>
          <table:table-cell office:value-type="float" office:value="16533" calcext:value-type="float">
            <text:p>16533</text:p>
          </table:table-cell>
          <table:table-cell office:value-type="float" office:value="11302" calcext:value-type="float">
            <text:p>11302</text:p>
          </table:table-cell>
          <table:table-cell office:value-type="float" office:value="1.007729" calcext:value-type="float">
            <text:p>1.007729</text:p>
          </table:table-cell>
          <table:table-cell office:value-type="float" office:value="100.888789" calcext:value-type="float">
            <text:p>100.888789</text:p>
          </table:table-cell>
          <table:table-cell office:value-type="float" office:value="99.88106" calcext:value-type="float">
            <text:p>99.88106</text:p>
          </table:table-cell>
          <table:table-cell office:value-type="float" office:value="0.952309" calcext:value-type="float">
            <text:p>0.952309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392716" calcext:value-type="float">
            <text:p>17392716</text:p>
          </table:table-cell>
          <table:table-cell office:value-type="float" office:value="1042532" calcext:value-type="float">
            <text:p>1042532</text:p>
          </table:table-cell>
          <table:table-cell office:value-type="float" office:value="16533" calcext:value-type="float">
            <text:p>16533</text:p>
          </table:table-cell>
          <table:table-cell office:value-type="float" office:value="991" calcext:value-type="float">
            <text:p>991</text:p>
          </table:table-cell>
          <table:table-cell office:value-type="float" office:value="1.134089" calcext:value-type="float">
            <text:p>1.134089</text:p>
          </table:table-cell>
          <table:table-cell office:value-type="float" office:value="100.224673" calcext:value-type="float">
            <text:p>100.224673</text:p>
          </table:table-cell>
          <table:table-cell office:value-type="float" office:value="99.090584" calcext:value-type="float">
            <text:p>99.090584</text:p>
          </table:table-cell>
          <table:table-cell office:value-type="float" office:value="0.084168" calcext:value-type="float">
            <text:p>0.084168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1760" calcext:value-type="float">
            <text:p>81760</text:p>
          </table:table-cell>
          <table:table-cell office:value-type="float" office:value="76848" calcext:value-type="float">
            <text:p>76848</text:p>
          </table:table-cell>
          <table:table-cell office:value-type="float" office:value="2023" calcext:value-type="float">
            <text:p>2023</text:p>
          </table:table-cell>
          <table:table-cell office:value-type="float" office:value="1908" calcext:value-type="float">
            <text:p>1908</text:p>
          </table:table-cell>
          <table:table-cell office:value-type="float" office:value="1.05525" calcext:value-type="float">
            <text:p>1.05525</text:p>
          </table:table-cell>
          <table:table-cell office:value-type="float" office:value="100.509549" calcext:value-type="float">
            <text:p>100.509549</text:p>
          </table:table-cell>
          <table:table-cell office:value-type="float" office:value="99.454299" calcext:value-type="float">
            <text:p>99.454299</text:p>
          </table:table-cell>
          <table:table-cell office:value-type="float" office:value="0.006182" calcext:value-type="float">
            <text:p>0.006182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00" calcext:value-type="float">
            <text:p>3600</text:p>
          </table:table-cell>
          <table:table-cell office:value-type="float" office:value="1264" calcext:value-type="float">
            <text:p>1264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1.027677" calcext:value-type="float">
            <text:p>1.027677</text:p>
          </table:table-cell>
          <table:table-cell office:value-type="float" office:value="99.600123" calcext:value-type="float">
            <text:p>99.600123</text:p>
          </table:table-cell>
          <table:table-cell office:value-type="float" office:value="98.572446" calcext:value-type="float">
            <text:p>98.57244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04" calcext:value-type="float">
            <text:p>1104</text:p>
          </table:table-cell>
          <table:table-cell office:value-type="float" office:value="864" calcext:value-type="float">
            <text:p>86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.089276" calcext:value-type="float">
            <text:p>1.089276</text:p>
          </table:table-cell>
          <table:table-cell office:value-type="float" office:value="99.550974" calcext:value-type="float">
            <text:p>99.550974</text:p>
          </table:table-cell>
          <table:table-cell office:value-type="float" office:value="98.461698" calcext:value-type="float">
            <text:p>98.461698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112" calcext:value-type="float">
            <text:p>8112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2.794385" calcext:value-type="float">
            <text:p>2.794385</text:p>
          </table:table-cell>
          <table:table-cell office:value-type="float" office:value="100.577089" calcext:value-type="float">
            <text:p>100.577089</text:p>
          </table:table-cell>
          <table:table-cell office:value-type="float" office:value="97.782704" calcext:value-type="float">
            <text:p>97.782704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2.736128" calcext:value-type="float">
            <text:p>2.736128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11569896" calcext:value-type="float">
            <text:p>11569896</text:p>
          </table:table-cell>
          <table:table-cell office:value-type="float" office:value="16632" calcext:value-type="float">
            <text:p>16632</text:p>
          </table:table-cell>
          <table:table-cell office:value-type="float" office:value="10998" calcext:value-type="float">
            <text:p>10998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00.483702" calcext:value-type="float">
            <text:p>100.483702</text:p>
          </table:table-cell>
          <table:table-cell office:value-type="float" office:value="99.473434" calcext:value-type="float">
            <text:p>99.473434</text:p>
          </table:table-cell>
          <table:table-cell office:value-type="float" office:value="0.930491" calcext:value-type="float">
            <text:p>0.930491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496864" calcext:value-type="float">
            <text:p>17496864</text:p>
          </table:table-cell>
          <table:table-cell office:value-type="float" office:value="1208748" calcext:value-type="float">
            <text:p>1208748</text:p>
          </table:table-cell>
          <table:table-cell office:value-type="float" office:value="16632" calcext:value-type="float">
            <text:p>16632</text:p>
          </table:table-cell>
          <table:table-cell office:value-type="float" office:value="1149" calcext:value-type="float">
            <text:p>1149</text:p>
          </table:table-cell>
          <table:table-cell office:value-type="float" office:value="1.326336" calcext:value-type="float">
            <text:p>1.326336</text:p>
          </table:table-cell>
          <table:table-cell office:value-type="float" office:value="100.53118" calcext:value-type="float">
            <text:p>100.53118</text:p>
          </table:table-cell>
          <table:table-cell office:value-type="float" office:value="99.204845" calcext:value-type="float">
            <text:p>99.204845</text:p>
          </table:table-cell>
          <table:table-cell office:value-type="float" office:value="0.097475" calcext:value-type="float">
            <text:p>0.097475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360" calcext:value-type="float">
            <text:p>74360</text:p>
          </table:table-cell>
          <table:table-cell office:value-type="float" office:value="68904" calcext:value-type="float">
            <text:p>68904</text:p>
          </table:table-cell>
          <table:table-cell office:value-type="float" office:value="1835" calcext:value-type="float">
            <text:p>1835</text:p>
          </table:table-cell>
          <table:table-cell office:value-type="float" office:value="1708" calcext:value-type="float">
            <text:p>1708</text:p>
          </table:table-cell>
          <table:table-cell office:value-type="float" office:value="1.266754" calcext:value-type="float">
            <text:p>1.266754</text:p>
          </table:table-cell>
          <table:table-cell office:value-type="float" office:value="100.614781" calcext:value-type="float">
            <text:p>100.614781</text:p>
          </table:table-cell>
          <table:table-cell office:value-type="float" office:value="99.348028" calcext:value-type="float">
            <text:p>99.348028</text:p>
          </table:table-cell>
          <table:table-cell office:value-type="float" office:value="0.005548" calcext:value-type="float">
            <text:p>0.005548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8" calcext:value-type="float">
            <text:p>4248</text:p>
          </table:table-cell>
          <table:table-cell office:value-type="float" office:value="1120" calcext:value-type="float">
            <text:p>112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.251513" calcext:value-type="float">
            <text:p>1.251513</text:p>
          </table:table-cell>
          <table:table-cell office:value-type="float" office:value="96.285755" calcext:value-type="float">
            <text:p>96.285755</text:p>
          </table:table-cell>
          <table:table-cell office:value-type="float" office:value="95.034243" calcext:value-type="float">
            <text:p>95.034243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98" calcext:value-type="float">
            <text:p>1398</text:p>
          </table:table-cell>
          <table:table-cell office:value-type="float" office:value="1248" calcext:value-type="float">
            <text:p>124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.281862" calcext:value-type="float">
            <text:p>1.281862</text:p>
          </table:table-cell>
          <table:table-cell office:value-type="float" office:value="96.778278" calcext:value-type="float">
            <text:p>96.778278</text:p>
          </table:table-cell>
          <table:table-cell office:value-type="float" office:value="95.496416" calcext:value-type="float">
            <text:p>95.49641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736" calcext:value-type="float">
            <text:p>873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3.029994" calcext:value-type="float">
            <text:p>3.029994</text:p>
          </table:table-cell>
          <table:table-cell office:value-type="float" office:value="99.441214" calcext:value-type="float">
            <text:p>99.441214</text:p>
          </table:table-cell>
          <table:table-cell office:value-type="float" office:value="96.41122" calcext:value-type="float">
            <text:p>96.41122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2.752512" calcext:value-type="float">
            <text:p>2.752512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10819820" calcext:value-type="float">
            <text:p>10819820</text:p>
          </table:table-cell>
          <table:table-cell office:value-type="float" office:value="16731" calcext:value-type="float">
            <text:p>16731</text:p>
          </table:table-cell>
          <table:table-cell office:value-type="float" office:value="10285" calcext:value-type="float">
            <text:p>10285</text:p>
          </table:table-cell>
          <table:table-cell office:value-type="float" office:value="1.007309" calcext:value-type="float">
            <text:p>1.007309</text:p>
          </table:table-cell>
          <table:table-cell office:value-type="float" office:value="100.486148" calcext:value-type="float">
            <text:p>100.486148</text:p>
          </table:table-cell>
          <table:table-cell office:value-type="float" office:value="99.478839" calcext:value-type="float">
            <text:p>99.478839</text:p>
          </table:table-cell>
          <table:table-cell office:value-type="float" office:value="0.87012" calcext:value-type="float">
            <text:p>0.87012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601012" calcext:value-type="float">
            <text:p>17601012</text:p>
          </table:table-cell>
          <table:table-cell office:value-type="float" office:value="1269764" calcext:value-type="float">
            <text:p>1269764</text:p>
          </table:table-cell>
          <table:table-cell office:value-type="float" office:value="16731" calcext:value-type="float">
            <text:p>16731</text:p>
          </table:table-cell>
          <table:table-cell office:value-type="float" office:value="1207" calcext:value-type="float">
            <text:p>1207</text:p>
          </table:table-cell>
          <table:table-cell office:value-type="float" office:value="1.113825" calcext:value-type="float">
            <text:p>1.113825</text:p>
          </table:table-cell>
          <table:table-cell office:value-type="float" office:value="100.515226" calcext:value-type="float">
            <text:p>100.515226</text:p>
          </table:table-cell>
          <table:table-cell office:value-type="float" office:value="99.401401" calcext:value-type="float">
            <text:p>99.401401</text:p>
          </table:table-cell>
          <table:table-cell office:value-type="float" office:value="0.102193" calcext:value-type="float">
            <text:p>0.102193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4304" calcext:value-type="float">
            <text:p>84304</text:p>
          </table:table-cell>
          <table:table-cell office:value-type="float" office:value="78616" calcext:value-type="float">
            <text:p>78616</text:p>
          </table:table-cell>
          <table:table-cell office:value-type="float" office:value="2083" calcext:value-type="float">
            <text:p>2083</text:p>
          </table:table-cell>
          <table:table-cell office:value-type="float" office:value="1950" calcext:value-type="float">
            <text:p>1950</text:p>
          </table:table-cell>
          <table:table-cell office:value-type="float" office:value="1.025734" calcext:value-type="float">
            <text:p>1.025734</text:p>
          </table:table-cell>
          <table:table-cell office:value-type="float" office:value="100.560307" calcext:value-type="float">
            <text:p>100.560307</text:p>
          </table:table-cell>
          <table:table-cell office:value-type="float" office:value="99.534573" calcext:value-type="float">
            <text:p>99.534573</text:p>
          </table:table-cell>
          <table:table-cell office:value-type="float" office:value="0.006319" calcext:value-type="float">
            <text:p>0.006319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80" calcext:value-type="float">
            <text:p>4480</text:p>
          </table:table-cell>
          <table:table-cell office:value-type="float" office:value="1520" calcext:value-type="float">
            <text:p>1520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1.018441" calcext:value-type="float">
            <text:p>1.018441</text:p>
          </table:table-cell>
          <table:table-cell office:value-type="float" office:value="99.879642" calcext:value-type="float">
            <text:p>99.879642</text:p>
          </table:table-cell>
          <table:table-cell office:value-type="float" office:value="98.861201" calcext:value-type="float">
            <text:p>98.8612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6" calcext:value-type="float">
            <text:p>1326</text:p>
          </table:table-cell>
          <table:table-cell office:value-type="float" office:value="1086" calcext:value-type="float">
            <text:p>108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.057226" calcext:value-type="float">
            <text:p>1.057226</text:p>
          </table:table-cell>
          <table:table-cell office:value-type="float" office:value="99.874282" calcext:value-type="float">
            <text:p>99.874282</text:p>
          </table:table-cell>
          <table:table-cell office:value-type="float" office:value="98.817056" calcext:value-type="float">
            <text:p>98.817056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08" calcext:value-type="float">
            <text:p>9408</text:p>
          </table:table-cell>
          <table:table-cell office:value-type="float" office:value="8976" calcext:value-type="float">
            <text:p>8976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4.478579" calcext:value-type="float">
            <text:p>4.478579</text:p>
          </table:table-cell>
          <table:table-cell office:value-type="float" office:value="99.431568" calcext:value-type="float">
            <text:p>99.431568</text:p>
          </table:table-cell>
          <table:table-cell office:value-type="float" office:value="94.952989" calcext:value-type="float">
            <text:p>94.952989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2.768896" calcext:value-type="float">
            <text:p>2.76889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11311104" calcext:value-type="float">
            <text:p>11311104</text:p>
          </table:table-cell>
          <table:table-cell office:value-type="float" office:value="16830" calcext:value-type="float">
            <text:p>16830</text:p>
          </table:table-cell>
          <table:table-cell office:value-type="float" office:value="10752" calcext:value-type="float">
            <text:p>10752</text:p>
          </table:table-cell>
          <table:table-cell office:value-type="float" office:value="1.010269" calcext:value-type="float">
            <text:p>1.010269</text:p>
          </table:table-cell>
          <table:table-cell office:value-type="float" office:value="100.270919" calcext:value-type="float">
            <text:p>100.270919</text:p>
          </table:table-cell>
          <table:table-cell office:value-type="float" office:value="99.260651" calcext:value-type="float">
            <text:p>99.260651</text:p>
          </table:table-cell>
          <table:table-cell office:value-type="float" office:value="0.911628" calcext:value-type="float">
            <text:p>0.911628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705160" calcext:value-type="float">
            <text:p>17705160</text:p>
          </table:table-cell>
          <table:table-cell office:value-type="float" office:value="1183500" calcext:value-type="float">
            <text:p>1183500</text:p>
          </table:table-cell>
          <table:table-cell office:value-type="float" office:value="16830" calcext:value-type="float">
            <text:p>16830</text:p>
          </table:table-cell>
          <table:table-cell office:value-type="float" office:value="1125" calcext:value-type="float">
            <text:p>1125</text:p>
          </table:table-cell>
          <table:table-cell office:value-type="float" office:value="1.730895" calcext:value-type="float">
            <text:p>1.730895</text:p>
          </table:table-cell>
          <table:table-cell office:value-type="float" office:value="100.225134" calcext:value-type="float">
            <text:p>100.225134</text:p>
          </table:table-cell>
          <table:table-cell office:value-type="float" office:value="98.494239" calcext:value-type="float">
            <text:p>98.494239</text:p>
          </table:table-cell>
          <table:table-cell office:value-type="float" office:value="0.096127" calcext:value-type="float">
            <text:p>0.096127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632" calcext:value-type="float">
            <text:p>82632</text:p>
          </table:table-cell>
          <table:table-cell office:value-type="float" office:value="76520" calcext:value-type="float">
            <text:p>76520</text:p>
          </table:table-cell>
          <table:table-cell office:value-type="float" office:value="2042" calcext:value-type="float">
            <text:p>2042</text:p>
          </table:table-cell>
          <table:table-cell office:value-type="float" office:value="1900" calcext:value-type="float">
            <text:p>1900</text:p>
          </table:table-cell>
          <table:table-cell office:value-type="float" office:value="1.670452" calcext:value-type="float">
            <text:p>1.670452</text:p>
          </table:table-cell>
          <table:table-cell office:value-type="float" office:value="100.274613" calcext:value-type="float">
            <text:p>100.274613</text:p>
          </table:table-cell>
          <table:table-cell office:value-type="float" office:value="98.60416" calcext:value-type="float">
            <text:p>98.60416</text:p>
          </table:table-cell>
          <table:table-cell office:value-type="float" office:value="0.006208" calcext:value-type="float">
            <text:p>0.006208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92" calcext:value-type="float">
            <text:p>4392</text:p>
          </table:table-cell>
          <table:table-cell office:value-type="float" office:value="1464" calcext:value-type="float">
            <text:p>1464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1.663259" calcext:value-type="float">
            <text:p>1.663259</text:p>
          </table:table-cell>
          <table:table-cell office:value-type="float" office:value="96.572971" calcext:value-type="float">
            <text:p>96.572971</text:p>
          </table:table-cell>
          <table:table-cell office:value-type="float" office:value="94.909712" calcext:value-type="float">
            <text:p>94.90971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56" calcext:value-type="float">
            <text:p>1056</text:p>
          </table:table-cell>
          <table:table-cell office:value-type="float" office:value="936" calcext:value-type="float">
            <text:p>9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.691595" calcext:value-type="float">
            <text:p>1.691595</text:p>
          </table:table-cell>
          <table:table-cell office:value-type="float" office:value="98.081302" calcext:value-type="float">
            <text:p>98.081302</text:p>
          </table:table-cell>
          <table:table-cell office:value-type="float" office:value="96.389707" calcext:value-type="float">
            <text:p>96.3897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456" calcext:value-type="float">
            <text:p>945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3.328806" calcext:value-type="float">
            <text:p>3.328806</text:p>
          </table:table-cell>
          <table:table-cell office:value-type="float" office:value="100.532085" calcext:value-type="float">
            <text:p>100.532085</text:p>
          </table:table-cell>
          <table:table-cell office:value-type="float" office:value="97.203279" calcext:value-type="float">
            <text:p>97.203279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11009180" calcext:value-type="float">
            <text:p>11009180</text:p>
          </table:table-cell>
          <table:table-cell office:value-type="float" office:value="16930" calcext:value-type="float">
            <text:p>16930</text:p>
          </table:table-cell>
          <table:table-cell office:value-type="float" office:value="10465" calcext:value-type="float">
            <text:p>10465</text:p>
          </table:table-cell>
          <table:table-cell office:value-type="float" office:value="1.012389" calcext:value-type="float">
            <text:p>1.012389</text:p>
          </table:table-cell>
          <table:table-cell office:value-type="float" office:value="100.661897" calcext:value-type="float">
            <text:p>100.661897</text:p>
          </table:table-cell>
          <table:table-cell office:value-type="float" office:value="99.649508" calcext:value-type="float">
            <text:p>99.649508</text:p>
          </table:table-cell>
          <table:table-cell office:value-type="float" office:value="0.883832" calcext:value-type="float">
            <text:p>0.883832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810360" calcext:value-type="float">
            <text:p>17810360</text:p>
          </table:table-cell>
          <table:table-cell office:value-type="float" office:value="1275024" calcext:value-type="float">
            <text:p>1275024</text:p>
          </table:table-cell>
          <table:table-cell office:value-type="float" office:value="16930" calcext:value-type="float">
            <text:p>16930</text:p>
          </table:table-cell>
          <table:table-cell office:value-type="float" office:value="1212" calcext:value-type="float">
            <text:p>1212</text:p>
          </table:table-cell>
          <table:table-cell office:value-type="float" office:value="1.142636" calcext:value-type="float">
            <text:p>1.142636</text:p>
          </table:table-cell>
          <table:table-cell office:value-type="float" office:value="100.944837" calcext:value-type="float">
            <text:p>100.944837</text:p>
          </table:table-cell>
          <table:table-cell office:value-type="float" office:value="99.802201" calcext:value-type="float">
            <text:p>99.802201</text:p>
          </table:table-cell>
          <table:table-cell office:value-type="float" office:value="0.102204" calcext:value-type="float">
            <text:p>0.102204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064" calcext:value-type="float">
            <text:p>80064</text:p>
          </table:table-cell>
          <table:table-cell office:value-type="float" office:value="75728" calcext:value-type="float">
            <text:p>75728</text:p>
          </table:table-cell>
          <table:table-cell office:value-type="float" office:value="1978" calcext:value-type="float">
            <text:p>1978</text:p>
          </table:table-cell>
          <table:table-cell office:value-type="float" office:value="1877" calcext:value-type="float">
            <text:p>1877</text:p>
          </table:table-cell>
          <table:table-cell office:value-type="float" office:value="1.042251" calcext:value-type="float">
            <text:p>1.042251</text:p>
          </table:table-cell>
          <table:table-cell office:value-type="float" office:value="100.668112" calcext:value-type="float">
            <text:p>100.668112</text:p>
          </table:table-cell>
          <table:table-cell office:value-type="float" office:value="99.62586" calcext:value-type="float">
            <text:p>99.62586</text:p>
          </table:table-cell>
          <table:table-cell office:value-type="float" office:value="0.006081" calcext:value-type="float">
            <text:p>0.006081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32" calcext:value-type="float">
            <text:p>4232</text:p>
          </table:table-cell>
          <table:table-cell office:value-type="float" office:value="1336" calcext:value-type="float">
            <text:p>1336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1.029083" calcext:value-type="float">
            <text:p>1.029083</text:p>
          </table:table-cell>
          <table:table-cell office:value-type="float" office:value="99.363457" calcext:value-type="float">
            <text:p>99.363457</text:p>
          </table:table-cell>
          <table:table-cell office:value-type="float" office:value="98.334373" calcext:value-type="float">
            <text:p>98.33437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10" calcext:value-type="float">
            <text:p>1710</text:p>
          </table:table-cell>
          <table:table-cell office:value-type="float" office:value="1440" calcext:value-type="float">
            <text:p>144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.068696" calcext:value-type="float">
            <text:p>1.068696</text:p>
          </table:table-cell>
          <table:table-cell office:value-type="float" office:value="99.361979" calcext:value-type="float">
            <text:p>99.361979</text:p>
          </table:table-cell>
          <table:table-cell office:value-type="float" office:value="98.293283" calcext:value-type="float">
            <text:p>98.29328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976" calcext:value-type="float">
            <text:p>8976</text:p>
          </table:table-cell>
          <table:table-cell office:value-type="float" office:value="8736" calcext:value-type="float">
            <text:p>8736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4.588383" calcext:value-type="float">
            <text:p>4.588383</text:p>
          </table:table-cell>
          <table:table-cell office:value-type="float" office:value="100.523698" calcext:value-type="float">
            <text:p>100.523698</text:p>
          </table:table-cell>
          <table:table-cell office:value-type="float" office:value="95.935315" calcext:value-type="float">
            <text:p>95.935315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2.801664" calcext:value-type="float">
            <text:p>2.801664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11688772" calcext:value-type="float">
            <text:p>11688772</text:p>
          </table:table-cell>
          <table:table-cell office:value-type="float" office:value="17029" calcext:value-type="float">
            <text:p>17029</text:p>
          </table:table-cell>
          <table:table-cell office:value-type="float" office:value="11111" calcext:value-type="float">
            <text:p>11111</text:p>
          </table:table-cell>
          <table:table-cell office:value-type="float" office:value="1.019247" calcext:value-type="float">
            <text:p>1.019247</text:p>
          </table:table-cell>
          <table:table-cell office:value-type="float" office:value="100.209946" calcext:value-type="float">
            <text:p>100.209946</text:p>
          </table:table-cell>
          <table:table-cell office:value-type="float" office:value="99.1907" calcext:value-type="float">
            <text:p>99.1907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7914508" calcext:value-type="float">
            <text:p>17914508</text:p>
          </table:table-cell>
          <table:table-cell office:value-type="float" office:value="1104600" calcext:value-type="float">
            <text:p>1104600</text:p>
          </table:table-cell>
          <table:table-cell office:value-type="float" office:value="17029" calcext:value-type="float">
            <text:p>17029</text:p>
          </table:table-cell>
          <table:table-cell office:value-type="float" office:value="1050" calcext:value-type="float">
            <text:p>1050</text:p>
          </table:table-cell>
          <table:table-cell office:value-type="float" office:value="1.083177" calcext:value-type="float">
            <text:p>1.083177</text:p>
          </table:table-cell>
          <table:table-cell office:value-type="float" office:value="100.725548" calcext:value-type="float">
            <text:p>100.725548</text:p>
          </table:table-cell>
          <table:table-cell office:value-type="float" office:value="99.642372" calcext:value-type="float">
            <text:p>99.642372</text:p>
          </table:table-cell>
          <table:table-cell office:value-type="float" office:value="0.088685" calcext:value-type="float">
            <text:p>0.088685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432" calcext:value-type="float">
            <text:p>71432</text:p>
          </table:table-cell>
          <table:table-cell office:value-type="float" office:value="66616" calcext:value-type="float">
            <text:p>66616</text:p>
          </table:table-cell>
          <table:table-cell office:value-type="float" office:value="1762" calcext:value-type="float">
            <text:p>1762</text:p>
          </table:table-cell>
          <table:table-cell office:value-type="float" office:value="1651" calcext:value-type="float">
            <text:p>1651</text:p>
          </table:table-cell>
          <table:table-cell office:value-type="float" office:value="1.013692" calcext:value-type="float">
            <text:p>1.013692</text:p>
          </table:table-cell>
          <table:table-cell office:value-type="float" office:value="100.221945" calcext:value-type="float">
            <text:p>100.221945</text:p>
          </table:table-cell>
          <table:table-cell office:value-type="float" office:value="99.208253" calcext:value-type="float">
            <text:p>99.208253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08" calcext:value-type="float">
            <text:p>4408</text:p>
          </table:table-cell>
          <table:table-cell office:value-type="float" office:value="1272" calcext:value-type="float">
            <text:p>1272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1.021005" calcext:value-type="float">
            <text:p>1.021005</text:p>
          </table:table-cell>
          <table:table-cell office:value-type="float" office:value="100.740918" calcext:value-type="float">
            <text:p>100.740918</text:p>
          </table:table-cell>
          <table:table-cell office:value-type="float" office:value="99.719912" calcext:value-type="float">
            <text:p>99.71991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38" calcext:value-type="float">
            <text:p>1038</text:p>
          </table:table-cell>
          <table:table-cell office:value-type="float" office:value="858" calcext:value-type="float">
            <text:p>85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.036273" calcext:value-type="float">
            <text:p>1.036273</text:p>
          </table:table-cell>
          <table:table-cell office:value-type="float" office:value="100.73926" calcext:value-type="float">
            <text:p>100.73926</text:p>
          </table:table-cell>
          <table:table-cell office:value-type="float" office:value="99.702986" calcext:value-type="float">
            <text:p>99.70298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736" calcext:value-type="float">
            <text:p>873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.499052" calcext:value-type="float">
            <text:p>2.499052</text:p>
          </table:table-cell>
          <table:table-cell office:value-type="float" office:value="100.220467" calcext:value-type="float">
            <text:p>100.220467</text:p>
          </table:table-cell>
          <table:table-cell office:value-type="float" office:value="97.721415" calcext:value-type="float">
            <text:p>97.721415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2.818048" calcext:value-type="float">
            <text:p>2.81804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11210112" calcext:value-type="float">
            <text:p>11210112</text:p>
          </table:table-cell>
          <table:table-cell office:value-type="float" office:value="17127" calcext:value-type="float">
            <text:p>17127</text:p>
          </table:table-cell>
          <table:table-cell office:value-type="float" office:value="10656" calcext:value-type="float">
            <text:p>10656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00.495481" calcext:value-type="float">
            <text:p>100.495481</text:p>
          </table:table-cell>
          <table:table-cell office:value-type="float" office:value="99.480212" calcext:value-type="float">
            <text:p>99.480212</text:p>
          </table:table-cell>
          <table:table-cell office:value-type="float" office:value="0.901495" calcext:value-type="float">
            <text:p>0.901495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017604" calcext:value-type="float">
            <text:p>18017604</text:p>
          </table:table-cell>
          <table:table-cell office:value-type="float" office:value="1242412" calcext:value-type="float">
            <text:p>1242412</text:p>
          </table:table-cell>
          <table:table-cell office:value-type="float" office:value="17127" calcext:value-type="float">
            <text:p>17127</text:p>
          </table:table-cell>
          <table:table-cell office:value-type="float" office:value="1181" calcext:value-type="float">
            <text:p>1181</text:p>
          </table:table-cell>
          <table:table-cell office:value-type="float" office:value="1.185475" calcext:value-type="float">
            <text:p>1.185475</text:p>
          </table:table-cell>
          <table:table-cell office:value-type="float" office:value="101.072267" calcext:value-type="float">
            <text:p>101.072267</text:p>
          </table:table-cell>
          <table:table-cell office:value-type="float" office:value="99.886793" calcext:value-type="float">
            <text:p>99.886793</text:p>
          </table:table-cell>
          <table:table-cell office:value-type="float" office:value="0.099506" calcext:value-type="float">
            <text:p>0.099506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6616" calcext:value-type="float">
            <text:p>76616</text:p>
          </table:table-cell>
          <table:table-cell office:value-type="float" office:value="71088" calcext:value-type="float">
            <text:p>71088</text:p>
          </table:table-cell>
          <table:table-cell office:value-type="float" office:value="1890" calcext:value-type="float">
            <text:p>1890</text:p>
          </table:table-cell>
          <table:table-cell office:value-type="float" office:value="1762" calcext:value-type="float">
            <text:p>1762</text:p>
          </table:table-cell>
          <table:table-cell office:value-type="float" office:value="1.057607" calcext:value-type="float">
            <text:p>1.057607</text:p>
          </table:table-cell>
          <table:table-cell office:value-type="float" office:value="100.548899" calcext:value-type="float">
            <text:p>100.548899</text:p>
          </table:table-cell>
          <table:table-cell office:value-type="float" office:value="99.491293" calcext:value-type="float">
            <text:p>99.491293</text:p>
          </table:table-cell>
          <table:table-cell office:value-type="float" office:value="0.005716" calcext:value-type="float">
            <text:p>0.005716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60" calcext:value-type="float">
            <text:p>4560</text:p>
          </table:table-cell>
          <table:table-cell office:value-type="float" office:value="1136" calcext:value-type="float">
            <text:p>113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.029323" calcext:value-type="float">
            <text:p>1.029323</text:p>
          </table:table-cell>
          <table:table-cell office:value-type="float" office:value="98.920342" calcext:value-type="float">
            <text:p>98.920342</text:p>
          </table:table-cell>
          <table:table-cell office:value-type="float" office:value="97.891019" calcext:value-type="float">
            <text:p>97.891019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32" calcext:value-type="float">
            <text:p>1632</text:p>
          </table:table-cell>
          <table:table-cell office:value-type="float" office:value="1392" calcext:value-type="float">
            <text:p>139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.107657" calcext:value-type="float">
            <text:p>1.107657</text:p>
          </table:table-cell>
          <table:table-cell office:value-type="float" office:value="98.907634" calcext:value-type="float">
            <text:p>98.907634</text:p>
          </table:table-cell>
          <table:table-cell office:value-type="float" office:value="97.799978" calcext:value-type="float">
            <text:p>97.79997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44" calcext:value-type="float">
            <text:p>974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.655056" calcext:value-type="float">
            <text:p>2.655056</text:p>
          </table:table-cell>
          <table:table-cell office:value-type="float" office:value="100.547201" calcext:value-type="float">
            <text:p>100.547201</text:p>
          </table:table-cell>
          <table:table-cell office:value-type="float" office:value="97.892145" calcext:value-type="float">
            <text:p>97.892145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2.834432" calcext:value-type="float">
            <text:p>2.83443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11391056" calcext:value-type="float">
            <text:p>11391056</text:p>
          </table:table-cell>
          <table:table-cell office:value-type="float" office:value="17227" calcext:value-type="float">
            <text:p>17227</text:p>
          </table:table-cell>
          <table:table-cell office:value-type="float" office:value="10828" calcext:value-type="float">
            <text:p>10828</text:p>
          </table:table-cell>
          <table:table-cell office:value-type="float" office:value="1.014309" calcext:value-type="float">
            <text:p>1.014309</text:p>
          </table:table-cell>
          <table:table-cell office:value-type="float" office:value="100.164733" calcext:value-type="float">
            <text:p>100.164733</text:p>
          </table:table-cell>
          <table:table-cell office:value-type="float" office:value="99.150424" calcext:value-type="float">
            <text:p>99.150424</text:p>
          </table:table-cell>
          <table:table-cell office:value-type="float" office:value="0.919093" calcext:value-type="float">
            <text:p>0.919093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122804" calcext:value-type="float">
            <text:p>18122804</text:p>
          </table:table-cell>
          <table:table-cell office:value-type="float" office:value="1073040" calcext:value-type="float">
            <text:p>1073040</text:p>
          </table:table-cell>
          <table:table-cell office:value-type="float" office:value="17227" calcext:value-type="float">
            <text:p>17227</text:p>
          </table:table-cell>
          <table:table-cell office:value-type="float" office:value="1020" calcext:value-type="float">
            <text:p>1020</text:p>
          </table:table-cell>
          <table:table-cell office:value-type="float" office:value="1.166526" calcext:value-type="float">
            <text:p>1.166526</text:p>
          </table:table-cell>
          <table:table-cell office:value-type="float" office:value="100.410971" calcext:value-type="float">
            <text:p>100.410971</text:p>
          </table:table-cell>
          <table:table-cell office:value-type="float" office:value="99.244445" calcext:value-type="float">
            <text:p>99.244445</text:p>
          </table:table-cell>
          <table:table-cell office:value-type="float" office:value="0.086497" calcext:value-type="float">
            <text:p>0.08649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344" calcext:value-type="float">
            <text:p>68344</text:p>
          </table:table-cell>
          <table:table-cell office:value-type="float" office:value="64312" calcext:value-type="float">
            <text:p>64312</text:p>
          </table:table-cell>
          <table:table-cell office:value-type="float" office:value="1685" calcext:value-type="float">
            <text:p>1685</text:p>
          </table:table-cell>
          <table:table-cell office:value-type="float" office:value="1592" calcext:value-type="float">
            <text:p>1592</text:p>
          </table:table-cell>
          <table:table-cell office:value-type="float" office:value="1.062109" calcext:value-type="float">
            <text:p>1.062109</text:p>
          </table:table-cell>
          <table:table-cell office:value-type="float" office:value="100.438715" calcext:value-type="float">
            <text:p>100.438715</text:p>
          </table:table-cell>
          <table:table-cell office:value-type="float" office:value="99.376605" calcext:value-type="float">
            <text:p>99.376605</text:p>
          </table:table-cell>
          <table:table-cell office:value-type="float" office:value="0.005177" calcext:value-type="float">
            <text:p>0.005177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40" calcext:value-type="float">
            <text:p>4040</text:p>
          </table:table-cell>
          <table:table-cell office:value-type="float" office:value="936" calcext:value-type="float">
            <text:p>93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1.028131" calcext:value-type="float">
            <text:p>1.028131</text:p>
          </table:table-cell>
          <table:table-cell office:value-type="float" office:value="99.660753" calcext:value-type="float">
            <text:p>99.660753</text:p>
          </table:table-cell>
          <table:table-cell office:value-type="float" office:value="98.632622" calcext:value-type="float">
            <text:p>98.632622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80" calcext:value-type="float">
            <text:p>1380</text:p>
          </table:table-cell>
          <table:table-cell office:value-type="float" office:value="1230" calcext:value-type="float">
            <text:p>123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.094501" calcext:value-type="float">
            <text:p>1.094501</text:p>
          </table:table-cell>
          <table:table-cell office:value-type="float" office:value="100.152582" calcext:value-type="float">
            <text:p>100.152582</text:p>
          </table:table-cell>
          <table:table-cell office:value-type="float" office:value="99.058081" calcext:value-type="float">
            <text:p>99.058081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68" calcext:value-type="float">
            <text:p>9168</text:p>
          </table:table-cell>
          <table:table-cell office:value-type="float" office:value="9120" calcext:value-type="float">
            <text:p>912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.660894" calcext:value-type="float">
            <text:p>2.660894</text:p>
          </table:table-cell>
          <table:table-cell office:value-type="float" office:value="99.203613" calcext:value-type="float">
            <text:p>99.203613</text:p>
          </table:table-cell>
          <table:table-cell office:value-type="float" office:value="96.542719" calcext:value-type="float">
            <text:p>96.542719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2.850816" calcext:value-type="float">
            <text:p>2.8508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11540440" calcext:value-type="float">
            <text:p>11540440</text:p>
          </table:table-cell>
          <table:table-cell office:value-type="float" office:value="17325" calcext:value-type="float">
            <text:p>17325</text:p>
          </table:table-cell>
          <table:table-cell office:value-type="float" office:value="10970" calcext:value-type="float">
            <text:p>10970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0.58306" calcext:value-type="float">
            <text:p>100.58306</text:p>
          </table:table-cell>
          <table:table-cell office:value-type="float" office:value="99.574731" calcext:value-type="float">
            <text:p>99.574731</text:p>
          </table:table-cell>
          <table:table-cell office:value-type="float" office:value="0.927178" calcext:value-type="float">
            <text:p>0.92717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225900" calcext:value-type="float">
            <text:p>18225900</text:p>
          </table:table-cell>
          <table:table-cell office:value-type="float" office:value="1073040" calcext:value-type="float">
            <text:p>1073040</text:p>
          </table:table-cell>
          <table:table-cell office:value-type="float" office:value="17325" calcext:value-type="float">
            <text:p>17325</text:p>
          </table:table-cell>
          <table:table-cell office:value-type="float" office:value="1020" calcext:value-type="float">
            <text:p>1020</text:p>
          </table:table-cell>
          <table:table-cell office:value-type="float" office:value="1.120505" calcext:value-type="float">
            <text:p>1.120505</text:p>
          </table:table-cell>
          <table:table-cell office:value-type="float" office:value="101.113664" calcext:value-type="float">
            <text:p>101.113664</text:p>
          </table:table-cell>
          <table:table-cell office:value-type="float" office:value="99.993159" calcext:value-type="float">
            <text:p>99.993159</text:p>
          </table:table-cell>
          <table:table-cell office:value-type="float" office:value="0.085849" calcext:value-type="float">
            <text:p>0.08584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688" calcext:value-type="float">
            <text:p>77688</text:p>
          </table:table-cell>
          <table:table-cell office:value-type="float" office:value="72904" calcext:value-type="float">
            <text:p>72904</text:p>
          </table:table-cell>
          <table:table-cell office:value-type="float" office:value="1918" calcext:value-type="float">
            <text:p>1918</text:p>
          </table:table-cell>
          <table:table-cell office:value-type="float" office:value="1807" calcext:value-type="float">
            <text:p>1807</text:p>
          </table:table-cell>
          <table:table-cell office:value-type="float" office:value="1.055507" calcext:value-type="float">
            <text:p>1.055507</text:p>
          </table:table-cell>
          <table:table-cell office:value-type="float" office:value="100.622629" calcext:value-type="float">
            <text:p>100.622629</text:p>
          </table:table-cell>
          <table:table-cell office:value-type="float" office:value="99.567122" calcext:value-type="float">
            <text:p>99.567122</text:p>
          </table:table-cell>
          <table:table-cell office:value-type="float" office:value="0.005858" calcext:value-type="float">
            <text:p>0.005858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08" calcext:value-type="float">
            <text:p>4408</text:p>
          </table:table-cell>
          <table:table-cell office:value-type="float" office:value="1600" calcext:value-type="float">
            <text:p>1600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1.028117" calcext:value-type="float">
            <text:p>1.028117</text:p>
          </table:table-cell>
          <table:table-cell office:value-type="float" office:value="100.624188" calcext:value-type="float">
            <text:p>100.624188</text:p>
          </table:table-cell>
          <table:table-cell office:value-type="float" office:value="99.596071" calcext:value-type="float">
            <text:p>99.59607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722" calcext:value-type="float">
            <text:p>1722</text:p>
          </table:table-cell>
          <table:table-cell office:value-type="float" office:value="1242" calcext:value-type="float">
            <text:p>124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.070355" calcext:value-type="float">
            <text:p>1.070355</text:p>
          </table:table-cell>
          <table:table-cell office:value-type="float" office:value="100.121544" calcext:value-type="float">
            <text:p>100.121544</text:p>
          </table:table-cell>
          <table:table-cell office:value-type="float" office:value="99.051188" calcext:value-type="float">
            <text:p>99.05118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98" calcext:value-type="float">
            <text:p>919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.563361" calcext:value-type="float">
            <text:p>2.563361</text:p>
          </table:table-cell>
          <table:table-cell office:value-type="float" office:value="100.625494" calcext:value-type="float">
            <text:p>100.625494</text:p>
          </table:table-cell>
          <table:table-cell office:value-type="float" office:value="98.062133" calcext:value-type="float">
            <text:p>98.06213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2.8672" calcext:value-type="float">
            <text:p>2.8672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10995504" calcext:value-type="float">
            <text:p>10995504</text:p>
          </table:table-cell>
          <table:table-cell office:value-type="float" office:value="17425" calcext:value-type="float">
            <text:p>17425</text:p>
          </table:table-cell>
          <table:table-cell office:value-type="float" office:value="10452" calcext:value-type="float">
            <text:p>10452</text:p>
          </table:table-cell>
          <table:table-cell office:value-type="float" office:value="1.016861" calcext:value-type="float">
            <text:p>1.016861</text:p>
          </table:table-cell>
          <table:table-cell office:value-type="float" office:value="100.492493" calcext:value-type="float">
            <text:p>100.492493</text:p>
          </table:table-cell>
          <table:table-cell office:value-type="float" office:value="99.475632" calcext:value-type="float">
            <text:p>99.475632</text:p>
          </table:table-cell>
          <table:table-cell office:value-type="float" office:value="0.884277" calcext:value-type="float">
            <text:p>0.884277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331100" calcext:value-type="float">
            <text:p>18331100</text:p>
          </table:table-cell>
          <table:table-cell office:value-type="float" office:value="1178240" calcext:value-type="float">
            <text:p>1178240</text:p>
          </table:table-cell>
          <table:table-cell office:value-type="float" office:value="17425" calcext:value-type="float">
            <text:p>17425</text:p>
          </table:table-cell>
          <table:table-cell office:value-type="float" office:value="1120" calcext:value-type="float">
            <text:p>1120</text:p>
          </table:table-cell>
          <table:table-cell office:value-type="float" office:value="1.136722" calcext:value-type="float">
            <text:p>1.136722</text:p>
          </table:table-cell>
          <table:table-cell office:value-type="float" office:value="101.108944" calcext:value-type="float">
            <text:p>101.108944</text:p>
          </table:table-cell>
          <table:table-cell office:value-type="float" office:value="99.972222" calcext:value-type="float">
            <text:p>99.972222</text:p>
          </table:table-cell>
          <table:table-cell office:value-type="float" office:value="0.094285" calcext:value-type="float">
            <text:p>0.094285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600" calcext:value-type="float">
            <text:p>85600</text:p>
          </table:table-cell>
          <table:table-cell office:value-type="float" office:value="80904" calcext:value-type="float">
            <text:p>80904</text:p>
          </table:table-cell>
          <table:table-cell office:value-type="float" office:value="2114" calcext:value-type="float">
            <text:p>2114</text:p>
          </table:table-cell>
          <table:table-cell office:value-type="float" office:value="2005" calcext:value-type="float">
            <text:p>2005</text:p>
          </table:table-cell>
          <table:table-cell office:value-type="float" office:value="1.026093" calcext:value-type="float">
            <text:p>1.026093</text:p>
          </table:table-cell>
          <table:table-cell office:value-type="float" office:value="100.557954" calcext:value-type="float">
            <text:p>100.557954</text:p>
          </table:table-cell>
          <table:table-cell office:value-type="float" office:value="99.531861" calcext:value-type="float">
            <text:p>99.531861</text:p>
          </table:table-cell>
          <table:table-cell office:value-type="float" office:value="0.006503" calcext:value-type="float">
            <text:p>0.006503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84" calcext:value-type="float">
            <text:p>4184</text:p>
          </table:table-cell>
          <table:table-cell office:value-type="float" office:value="1336" calcext:value-type="float">
            <text:p>1336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1.024295" calcext:value-type="float">
            <text:p>1.024295</text:p>
          </table:table-cell>
          <table:table-cell office:value-type="float" office:value="98.880078" calcext:value-type="float">
            <text:p>98.880078</text:p>
          </table:table-cell>
          <table:table-cell office:value-type="float" office:value="97.855783" calcext:value-type="float">
            <text:p>97.85578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64" calcext:value-type="float">
            <text:p>1464</text:p>
          </table:table-cell>
          <table:table-cell office:value-type="float" office:value="1014" calcext:value-type="float">
            <text:p>101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.064774" calcext:value-type="float">
            <text:p>1.064774</text:p>
          </table:table-cell>
          <table:table-cell office:value-type="float" office:value="98.869589" calcext:value-type="float">
            <text:p>98.869589</text:p>
          </table:table-cell>
          <table:table-cell office:value-type="float" office:value="97.804815" calcext:value-type="float">
            <text:p>97.80481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92" calcext:value-type="float">
            <text:p>9792</text:p>
          </table:table-cell>
          <table:table-cell office:value-type="float" office:value="9744" calcext:value-type="float">
            <text:p>9744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.840709" calcext:value-type="float">
            <text:p>2.840709</text:p>
          </table:table-cell>
          <table:table-cell office:value-type="float" office:value="100.556096" calcext:value-type="float">
            <text:p>100.556096</text:p>
          </table:table-cell>
          <table:table-cell office:value-type="float" office:value="97.715387" calcext:value-type="float">
            <text:p>97.715387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2.883584" calcext:value-type="float">
            <text:p>2.883584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11321624" calcext:value-type="float">
            <text:p>11321624</text:p>
          </table:table-cell>
          <table:table-cell office:value-type="float" office:value="17523" calcext:value-type="float">
            <text:p>17523</text:p>
          </table:table-cell>
          <table:table-cell office:value-type="float" office:value="10762" calcext:value-type="float">
            <text:p>10762</text:p>
          </table:table-cell>
          <table:table-cell office:value-type="float" office:value="1.010213" calcext:value-type="float">
            <text:p>1.010213</text:p>
          </table:table-cell>
          <table:table-cell office:value-type="float" office:value="100.490322" calcext:value-type="float">
            <text:p>100.490322</text:p>
          </table:table-cell>
          <table:table-cell office:value-type="float" office:value="99.48011" calcext:value-type="float">
            <text:p>99.48011</text:p>
          </table:table-cell>
          <table:table-cell office:value-type="float" office:value="0.910463" calcext:value-type="float">
            <text:p>0.910463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434196" calcext:value-type="float">
            <text:p>18434196</text:p>
          </table:table-cell>
          <table:table-cell office:value-type="float" office:value="1056208" calcext:value-type="float">
            <text:p>1056208</text:p>
          </table:table-cell>
          <table:table-cell office:value-type="float" office:value="17523" calcext:value-type="float">
            <text:p>17523</text:p>
          </table:table-cell>
          <table:table-cell office:value-type="float" office:value="1004" calcext:value-type="float">
            <text:p>1004</text:p>
          </table:table-cell>
          <table:table-cell office:value-type="float" office:value="1.371528" calcext:value-type="float">
            <text:p>1.371528</text:p>
          </table:table-cell>
          <table:table-cell office:value-type="float" office:value="100.584246" calcext:value-type="float">
            <text:p>100.584246</text:p>
          </table:table-cell>
          <table:table-cell office:value-type="float" office:value="99.212718" calcext:value-type="float">
            <text:p>99.212718</text:p>
          </table:table-cell>
          <table:table-cell office:value-type="float" office:value="0.085167" calcext:value-type="float">
            <text:p>0.085167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464" calcext:value-type="float">
            <text:p>77464</text:p>
          </table:table-cell>
          <table:table-cell office:value-type="float" office:value="73208" calcext:value-type="float">
            <text:p>73208</text:p>
          </table:table-cell>
          <table:table-cell office:value-type="float" office:value="1913" calcext:value-type="float">
            <text:p>1913</text:p>
          </table:table-cell>
          <table:table-cell office:value-type="float" office:value="1814" calcext:value-type="float">
            <text:p>1814</text:p>
          </table:table-cell>
          <table:table-cell office:value-type="float" office:value="1.288646" calcext:value-type="float">
            <text:p>1.288646</text:p>
          </table:table-cell>
          <table:table-cell office:value-type="float" office:value="100.712653" calcext:value-type="float">
            <text:p>100.712653</text:p>
          </table:table-cell>
          <table:table-cell office:value-type="float" office:value="99.424006" calcext:value-type="float">
            <text:p>99.424006</text:p>
          </table:table-cell>
          <table:table-cell office:value-type="float" office:value="0.005891" calcext:value-type="float">
            <text:p>0.00589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24" calcext:value-type="float">
            <text:p>4424</text:p>
          </table:table-cell>
          <table:table-cell office:value-type="float" office:value="1568" calcext:value-type="float">
            <text:p>1568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1.267271" calcext:value-type="float">
            <text:p>1.267271</text:p>
          </table:table-cell>
          <table:table-cell office:value-type="float" office:value="100.212286" calcext:value-type="float">
            <text:p>100.212286</text:p>
          </table:table-cell>
          <table:table-cell office:value-type="float" office:value="98.945016" calcext:value-type="float">
            <text:p>98.94501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860" calcext:value-type="float">
            <text:p>1860</text:p>
          </table:table-cell>
          <table:table-cell office:value-type="float" office:value="1470" calcext:value-type="float">
            <text:p>147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.327193" calcext:value-type="float">
            <text:p>1.327193</text:p>
          </table:table-cell>
          <table:table-cell office:value-type="float" office:value="100.711107" calcext:value-type="float">
            <text:p>100.711107</text:p>
          </table:table-cell>
          <table:table-cell office:value-type="float" office:value="99.383914" calcext:value-type="float">
            <text:p>99.38391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208" calcext:value-type="float">
            <text:p>8208</text:p>
          </table:table-cell>
          <table:table-cell office:value-type="float" office:value="8064" calcext:value-type="float">
            <text:p>8064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3.578053" calcext:value-type="float">
            <text:p>3.578053</text:p>
          </table:table-cell>
          <table:table-cell office:value-type="float" office:value="99.743897" calcext:value-type="float">
            <text:p>99.743897</text:p>
          </table:table-cell>
          <table:table-cell office:value-type="float" office:value="96.165844" calcext:value-type="float">
            <text:p>96.165844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2.899968" calcext:value-type="float">
            <text:p>2.89996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11012336" calcext:value-type="float">
            <text:p>11012336</text:p>
          </table:table-cell>
          <table:table-cell office:value-type="float" office:value="17622" calcext:value-type="float">
            <text:p>17622</text:p>
          </table:table-cell>
          <table:table-cell office:value-type="float" office:value="10468" calcext:value-type="float">
            <text:p>10468</text:p>
          </table:table-cell>
          <table:table-cell office:value-type="float" office:value="1.016409" calcext:value-type="float">
            <text:p>1.016409</text:p>
          </table:table-cell>
          <table:table-cell office:value-type="float" office:value="100.49525" calcext:value-type="float">
            <text:p>100.49525</text:p>
          </table:table-cell>
          <table:table-cell office:value-type="float" office:value="99.478841" calcext:value-type="float">
            <text:p>99.478841</text:p>
          </table:table-cell>
          <table:table-cell office:value-type="float" office:value="0.885602" calcext:value-type="float">
            <text:p>0.88560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538344" calcext:value-type="float">
            <text:p>18538344</text:p>
          </table:table-cell>
          <table:table-cell office:value-type="float" office:value="1228736" calcext:value-type="float">
            <text:p>1228736</text:p>
          </table:table-cell>
          <table:table-cell office:value-type="float" office:value="17622" calcext:value-type="float">
            <text:p>17622</text:p>
          </table:table-cell>
          <table:table-cell office:value-type="float" office:value="1168" calcext:value-type="float">
            <text:p>1168</text:p>
          </table:table-cell>
          <table:table-cell office:value-type="float" office:value="1.185457" calcext:value-type="float">
            <text:p>1.185457</text:p>
          </table:table-cell>
          <table:table-cell office:value-type="float" office:value="100.605737" calcext:value-type="float">
            <text:p>100.605737</text:p>
          </table:table-cell>
          <table:table-cell office:value-type="float" office:value="99.42028" calcext:value-type="float">
            <text:p>99.42028</text:p>
          </table:table-cell>
          <table:table-cell office:value-type="float" office:value="0.098872" calcext:value-type="float">
            <text:p>0.09887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272" calcext:value-type="float">
            <text:p>72272</text:p>
          </table:table-cell>
          <table:table-cell office:value-type="float" office:value="66608" calcext:value-type="float">
            <text:p>66608</text:p>
          </table:table-cell>
          <table:table-cell office:value-type="float" office:value="1781" calcext:value-type="float">
            <text:p>1781</text:p>
          </table:table-cell>
          <table:table-cell office:value-type="float" office:value="1650" calcext:value-type="float">
            <text:p>1650</text:p>
          </table:table-cell>
          <table:table-cell office:value-type="float" office:value="1.062861" calcext:value-type="float">
            <text:p>1.062861</text:p>
          </table:table-cell>
          <table:table-cell office:value-type="float" office:value="100.608993" calcext:value-type="float">
            <text:p>100.608993</text:p>
          </table:table-cell>
          <table:table-cell office:value-type="float" office:value="99.546132" calcext:value-type="float">
            <text:p>99.546132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5040" calcext:value-type="float">
            <text:p>5040</text:p>
          </table:table-cell>
          <table:table-cell office:value-type="float" office:value="1424" calcext:value-type="float">
            <text:p>1424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1.017927" calcext:value-type="float">
            <text:p>1.017927</text:p>
          </table:table-cell>
          <table:table-cell office:value-type="float" office:value="93.840585" calcext:value-type="float">
            <text:p>93.840585</text:p>
          </table:table-cell>
          <table:table-cell office:value-type="float" office:value="92.822658" calcext:value-type="float">
            <text:p>92.82265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32" calcext:value-type="float">
            <text:p>1632</text:p>
          </table:table-cell>
          <table:table-cell office:value-type="float" office:value="1362" calcext:value-type="float">
            <text:p>136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.095533" calcext:value-type="float">
            <text:p>1.095533</text:p>
          </table:table-cell>
          <table:table-cell office:value-type="float" office:value="98.671928" calcext:value-type="float">
            <text:p>98.671928</text:p>
          </table:table-cell>
          <table:table-cell office:value-type="float" office:value="97.576395" calcext:value-type="float">
            <text:p>97.57639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12" calcext:value-type="float">
            <text:p>9312</text:p>
          </table:table-cell>
          <table:table-cell office:value-type="float" office:value="9264" calcext:value-type="float">
            <text:p>9264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.580188" calcext:value-type="float">
            <text:p>2.580188</text:p>
          </table:table-cell>
          <table:table-cell office:value-type="float" office:value="99.726532" calcext:value-type="float">
            <text:p>99.726532</text:p>
          </table:table-cell>
          <table:table-cell office:value-type="float" office:value="97.146345" calcext:value-type="float">
            <text:p>97.146345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2.916352" calcext:value-type="float">
            <text:p>2.91635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11075456" calcext:value-type="float">
            <text:p>11075456</text:p>
          </table:table-cell>
          <table:table-cell office:value-type="float" office:value="17722" calcext:value-type="float">
            <text:p>17722</text:p>
          </table:table-cell>
          <table:table-cell office:value-type="float" office:value="10528" calcext:value-type="float">
            <text:p>10528</text:p>
          </table:table-cell>
          <table:table-cell office:value-type="float" office:value="1.017893" calcext:value-type="float">
            <text:p>1.017893</text:p>
          </table:table-cell>
          <table:table-cell office:value-type="float" office:value="100.657808" calcext:value-type="float">
            <text:p>100.657808</text:p>
          </table:table-cell>
          <table:table-cell office:value-type="float" office:value="99.639915" calcext:value-type="float">
            <text:p>99.639915</text:p>
          </table:table-cell>
          <table:table-cell office:value-type="float" office:value="0.889238" calcext:value-type="float">
            <text:p>0.889238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643544" calcext:value-type="float">
            <text:p>18643544</text:p>
          </table:table-cell>
          <table:table-cell office:value-type="float" office:value="1279232" calcext:value-type="float">
            <text:p>1279232</text:p>
          </table:table-cell>
          <table:table-cell office:value-type="float" office:value="17722" calcext:value-type="float">
            <text:p>17722</text:p>
          </table:table-cell>
          <table:table-cell office:value-type="float" office:value="1216" calcext:value-type="float">
            <text:p>1216</text:p>
          </table:table-cell>
          <table:table-cell office:value-type="float" office:value="1.467819" calcext:value-type="float">
            <text:p>1.467819</text:p>
          </table:table-cell>
          <table:table-cell office:value-type="float" office:value="101.210202" calcext:value-type="float">
            <text:p>101.210202</text:p>
          </table:table-cell>
          <table:table-cell office:value-type="float" office:value="99.742383" calcext:value-type="float">
            <text:p>99.742383</text:p>
          </table:table-cell>
          <table:table-cell office:value-type="float" office:value="0.102603" calcext:value-type="float">
            <text:p>0.10260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456" calcext:value-type="float">
            <text:p>70456</text:p>
          </table:table-cell>
          <table:table-cell office:value-type="float" office:value="65112" calcext:value-type="float">
            <text:p>65112</text:p>
          </table:table-cell>
          <table:table-cell office:value-type="float" office:value="1736" calcext:value-type="float">
            <text:p>1736</text:p>
          </table:table-cell>
          <table:table-cell office:value-type="float" office:value="1612" calcext:value-type="float">
            <text:p>1612</text:p>
          </table:table-cell>
          <table:table-cell office:value-type="float" office:value="1.31195" calcext:value-type="float">
            <text:p>1.31195</text:p>
          </table:table-cell>
          <table:table-cell office:value-type="float" office:value="101.219485" calcext:value-type="float">
            <text:p>101.219485</text:p>
          </table:table-cell>
          <table:table-cell office:value-type="float" office:value="99.907535" calcext:value-type="float">
            <text:p>99.907535</text:p>
          </table:table-cell>
          <table:table-cell office:value-type="float" office:value="0.005214" calcext:value-type="float">
            <text:p>0.005214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28" calcext:value-type="float">
            <text:p>4528</text:p>
          </table:table-cell>
          <table:table-cell office:value-type="float" office:value="1472" calcext:value-type="float">
            <text:p>147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.273471" calcext:value-type="float">
            <text:p>1.273471</text:p>
          </table:table-cell>
          <table:table-cell office:value-type="float" office:value="101.217686" calcext:value-type="float">
            <text:p>101.217686</text:p>
          </table:table-cell>
          <table:table-cell office:value-type="float" office:value="99.944216" calcext:value-type="float">
            <text:p>99.94421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18" calcext:value-type="float">
            <text:p>1518</text:p>
          </table:table-cell>
          <table:table-cell office:value-type="float" office:value="1278" calcext:value-type="float">
            <text:p>127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.390299" calcext:value-type="float">
            <text:p>1.390299</text:p>
          </table:table-cell>
          <table:table-cell office:value-type="float" office:value="100.661683" calcext:value-type="float">
            <text:p>100.661683</text:p>
          </table:table-cell>
          <table:table-cell office:value-type="float" office:value="99.271383" calcext:value-type="float">
            <text:p>99.27138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34" calcext:value-type="float">
            <text:p>9534</text:p>
          </table:table-cell>
          <table:table-cell office:value-type="float" office:value="9486" calcext:value-type="float">
            <text:p>9486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3.60575" calcext:value-type="float">
            <text:p>3.60575</text:p>
          </table:table-cell>
          <table:table-cell office:value-type="float" office:value="101.225571" calcext:value-type="float">
            <text:p>101.225571</text:p>
          </table:table-cell>
          <table:table-cell office:value-type="float" office:value="97.619821" calcext:value-type="float">
            <text:p>97.619821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2.932736" calcext:value-type="float">
            <text:p>2.932736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11304792" calcext:value-type="float">
            <text:p>11304792</text:p>
          </table:table-cell>
          <table:table-cell office:value-type="float" office:value="17820" calcext:value-type="float">
            <text:p>17820</text:p>
          </table:table-cell>
          <table:table-cell office:value-type="float" office:value="10746" calcext:value-type="float">
            <text:p>10746</text:p>
          </table:table-cell>
          <table:table-cell office:value-type="float" office:value="1.015269" calcext:value-type="float">
            <text:p>1.015269</text:p>
          </table:table-cell>
          <table:table-cell office:value-type="float" office:value="100.194989" calcext:value-type="float">
            <text:p>100.194989</text:p>
          </table:table-cell>
          <table:table-cell office:value-type="float" office:value="99.17972" calcext:value-type="float">
            <text:p>99.17972</text:p>
          </table:table-cell>
          <table:table-cell office:value-type="float" office:value="0.911863" calcext:value-type="float">
            <text:p>0.911863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746640" calcext:value-type="float">
            <text:p>18746640</text:p>
          </table:table-cell>
          <table:table-cell office:value-type="float" office:value="997296" calcext:value-type="float">
            <text:p>997296</text:p>
          </table:table-cell>
          <table:table-cell office:value-type="float" office:value="17820" calcext:value-type="float">
            <text:p>17820</text:p>
          </table:table-cell>
          <table:table-cell office:value-type="float" office:value="948" calcext:value-type="float">
            <text:p>948</text:p>
          </table:table-cell>
          <table:table-cell office:value-type="float" office:value="1.174327" calcext:value-type="float">
            <text:p>1.174327</text:p>
          </table:table-cell>
          <table:table-cell office:value-type="float" office:value="100.696112" calcext:value-type="float">
            <text:p>100.696112</text:p>
          </table:table-cell>
          <table:table-cell office:value-type="float" office:value="99.521785" calcext:value-type="float">
            <text:p>99.521785</text:p>
          </table:table-cell>
          <table:table-cell office:value-type="float" office:value="0.080167" calcext:value-type="float">
            <text:p>0.080167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5424" calcext:value-type="float">
            <text:p>85424</text:p>
          </table:table-cell>
          <table:table-cell office:value-type="float" office:value="79648" calcext:value-type="float">
            <text:p>79648</text:p>
          </table:table-cell>
          <table:table-cell office:value-type="float" office:value="2112" calcext:value-type="float">
            <text:p>2112</text:p>
          </table:table-cell>
          <table:table-cell office:value-type="float" office:value="1976" calcext:value-type="float">
            <text:p>1976</text:p>
          </table:table-cell>
          <table:table-cell office:value-type="float" office:value="1.062027" calcext:value-type="float">
            <text:p>1.062027</text:p>
          </table:table-cell>
          <table:table-cell office:value-type="float" office:value="100.519994" calcext:value-type="float">
            <text:p>100.519994</text:p>
          </table:table-cell>
          <table:table-cell office:value-type="float" office:value="99.457966" calcext:value-type="float">
            <text:p>99.457966</text:p>
          </table:table-cell>
          <table:table-cell office:value-type="float" office:value="0.006407" calcext:value-type="float">
            <text:p>0.006407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32" calcext:value-type="float">
            <text:p>3832</text:p>
          </table:table-cell>
          <table:table-cell office:value-type="float" office:value="1344" calcext:value-type="float">
            <text:p>1344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.029403" calcext:value-type="float">
            <text:p>1.029403</text:p>
          </table:table-cell>
          <table:table-cell office:value-type="float" office:value="99.430384" calcext:value-type="float">
            <text:p>99.430384</text:p>
          </table:table-cell>
          <table:table-cell office:value-type="float" office:value="98.400981" calcext:value-type="float">
            <text:p>98.40098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260" calcext:value-type="float">
            <text:p>126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.102122" calcext:value-type="float">
            <text:p>1.102122</text:p>
          </table:table-cell>
          <table:table-cell office:value-type="float" office:value="99.428826" calcext:value-type="float">
            <text:p>99.428826</text:p>
          </table:table-cell>
          <table:table-cell office:value-type="float" office:value="98.326704" calcext:value-type="float">
            <text:p>98.32670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072" calcext:value-type="float">
            <text:p>9072</text:p>
          </table:table-cell>
          <table:table-cell office:value-type="float" office:value="8976" calcext:value-type="float">
            <text:p>8976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2.713679" calcext:value-type="float">
            <text:p>2.713679</text:p>
          </table:table-cell>
          <table:table-cell office:value-type="float" office:value="100.518616" calcext:value-type="float">
            <text:p>100.518616</text:p>
          </table:table-cell>
          <table:table-cell office:value-type="float" office:value="97.804937" calcext:value-type="float">
            <text:p>97.804937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2.94912" calcext:value-type="float">
            <text:p>2.949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11471008" calcext:value-type="float">
            <text:p>11471008</text:p>
          </table:table-cell>
          <table:table-cell office:value-type="float" office:value="17919" calcext:value-type="float">
            <text:p>17919</text:p>
          </table:table-cell>
          <table:table-cell office:value-type="float" office:value="10904" calcext:value-type="float">
            <text:p>10904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00.936377" calcext:value-type="float">
            <text:p>100.936377</text:p>
          </table:table-cell>
          <table:table-cell office:value-type="float" office:value="99.928768" calcext:value-type="float">
            <text:p>99.928768</text:p>
          </table:table-cell>
          <table:table-cell office:value-type="float" office:value="0.918335" calcext:value-type="float">
            <text:p>0.918335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850788" calcext:value-type="float">
            <text:p>18850788</text:p>
          </table:table-cell>
          <table:table-cell office:value-type="float" office:value="1126692" calcext:value-type="float">
            <text:p>1126692</text:p>
          </table:table-cell>
          <table:table-cell office:value-type="float" office:value="17919" calcext:value-type="float">
            <text:p>17919</text:p>
          </table:table-cell>
          <table:table-cell office:value-type="float" office:value="1071" calcext:value-type="float">
            <text:p>1071</text:p>
          </table:table-cell>
          <table:table-cell office:value-type="float" office:value="1.426254" calcext:value-type="float">
            <text:p>1.426254</text:p>
          </table:table-cell>
          <table:table-cell office:value-type="float" office:value="100.96924" calcext:value-type="float">
            <text:p>100.96924</text:p>
          </table:table-cell>
          <table:table-cell office:value-type="float" office:value="99.542986" calcext:value-type="float">
            <text:p>99.542986</text:p>
          </table:table-cell>
          <table:table-cell office:value-type="float" office:value="0.090549" calcext:value-type="float">
            <text:p>0.090549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176" calcext:value-type="float">
            <text:p>72176</text:p>
          </table:table-cell>
          <table:table-cell office:value-type="float" office:value="67192" calcext:value-type="float">
            <text:p>67192</text:p>
          </table:table-cell>
          <table:table-cell office:value-type="float" office:value="1782" calcext:value-type="float">
            <text:p>1782</text:p>
          </table:table-cell>
          <table:table-cell office:value-type="float" office:value="1666" calcext:value-type="float">
            <text:p>1666</text:p>
          </table:table-cell>
          <table:table-cell office:value-type="float" office:value="1.292684" calcext:value-type="float">
            <text:p>1.292684</text:p>
          </table:table-cell>
          <table:table-cell office:value-type="float" office:value="100.2843" calcext:value-type="float">
            <text:p>100.2843</text:p>
          </table:table-cell>
          <table:table-cell office:value-type="float" office:value="98.991616" calcext:value-type="float">
            <text:p>98.991616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28" calcext:value-type="float">
            <text:p>3928</text:p>
          </table:table-cell>
          <table:table-cell office:value-type="float" office:value="984" calcext:value-type="float">
            <text:p>98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.265194" calcext:value-type="float">
            <text:p>1.265194</text:p>
          </table:table-cell>
          <table:table-cell office:value-type="float" office:value="100.973643" calcext:value-type="float">
            <text:p>100.973643</text:p>
          </table:table-cell>
          <table:table-cell office:value-type="float" office:value="99.708449" calcext:value-type="float">
            <text:p>99.708449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16" calcext:value-type="float">
            <text:p>1116</text:p>
          </table:table-cell>
          <table:table-cell office:value-type="float" office:value="876" calcext:value-type="float">
            <text:p>87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.34262" calcext:value-type="float">
            <text:p>1.34262</text:p>
          </table:table-cell>
          <table:table-cell office:value-type="float" office:value="100.971885" calcext:value-type="float">
            <text:p>100.971885</text:p>
          </table:table-cell>
          <table:table-cell office:value-type="float" office:value="99.629265" calcext:value-type="float">
            <text:p>99.629265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736" calcext:value-type="float">
            <text:p>873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3.088293" calcext:value-type="float">
            <text:p>3.088293</text:p>
          </table:table-cell>
          <table:table-cell office:value-type="float" office:value="100.445951" calcext:value-type="float">
            <text:p>100.445951</text:p>
          </table:table-cell>
          <table:table-cell office:value-type="float" office:value="97.357658" calcext:value-type="float">
            <text:p>97.357658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2.965504" calcext:value-type="float">
            <text:p>2.965504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11212216" calcext:value-type="float">
            <text:p>11212216</text:p>
          </table:table-cell>
          <table:table-cell office:value-type="float" office:value="18019" calcext:value-type="float">
            <text:p>18019</text:p>
          </table:table-cell>
          <table:table-cell office:value-type="float" office:value="10658" calcext:value-type="float">
            <text:p>10658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00.412046" calcext:value-type="float">
            <text:p>100.412046</text:p>
          </table:table-cell>
          <table:table-cell office:value-type="float" office:value="99.395678" calcext:value-type="float">
            <text:p>99.395678</text:p>
          </table:table-cell>
          <table:table-cell office:value-type="float" office:value="0.902431" calcext:value-type="float">
            <text:p>0.902431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8955988" calcext:value-type="float">
            <text:p>18955988</text:p>
          </table:table-cell>
          <table:table-cell office:value-type="float" office:value="1093028" calcext:value-type="float">
            <text:p>1093028</text:p>
          </table:table-cell>
          <table:table-cell office:value-type="float" office:value="18019" calcext:value-type="float">
            <text:p>18019</text:p>
          </table:table-cell>
          <table:table-cell office:value-type="float" office:value="1039" calcext:value-type="float">
            <text:p>1039</text:p>
          </table:table-cell>
          <table:table-cell office:value-type="float" office:value="1.147495" calcext:value-type="float">
            <text:p>1.147495</text:p>
          </table:table-cell>
          <table:table-cell office:value-type="float" office:value="100.719492" calcext:value-type="float">
            <text:p>100.719492</text:p>
          </table:table-cell>
          <table:table-cell office:value-type="float" office:value="99.571998" calcext:value-type="float">
            <text:p>99.571998</text:p>
          </table:table-cell>
          <table:table-cell office:value-type="float" office:value="0.087818" calcext:value-type="float">
            <text:p>0.087818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992" calcext:value-type="float">
            <text:p>79992</text:p>
          </table:table-cell>
          <table:table-cell office:value-type="float" office:value="75016" calcext:value-type="float">
            <text:p>75016</text:p>
          </table:table-cell>
          <table:table-cell office:value-type="float" office:value="1974" calcext:value-type="float">
            <text:p>1974</text:p>
          </table:table-cell>
          <table:table-cell office:value-type="float" office:value="1860" calcext:value-type="float">
            <text:p>1860</text:p>
          </table:table-cell>
          <table:table-cell office:value-type="float" office:value="1.050572" calcext:value-type="float">
            <text:p>1.050572</text:p>
          </table:table-cell>
          <table:table-cell office:value-type="float" office:value="100.641007" calcext:value-type="float">
            <text:p>100.641007</text:p>
          </table:table-cell>
          <table:table-cell office:value-type="float" office:value="99.590435" calcext:value-type="float">
            <text:p>99.590435</text:p>
          </table:table-cell>
          <table:table-cell office:value-type="float" office:value="0.006026" calcext:value-type="float">
            <text:p>0.006026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8" calcext:value-type="float">
            <text:p>4328</text:p>
          </table:table-cell>
          <table:table-cell office:value-type="float" office:value="1328" calcext:value-type="float">
            <text:p>1328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.018047" calcext:value-type="float">
            <text:p>1.018047</text:p>
          </table:table-cell>
          <table:table-cell office:value-type="float" office:value="98.481521" calcext:value-type="float">
            <text:p>98.481521</text:p>
          </table:table-cell>
          <table:table-cell office:value-type="float" office:value="97.463473" calcext:value-type="float">
            <text:p>97.46347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24" calcext:value-type="float">
            <text:p>1524</text:p>
          </table:table-cell>
          <table:table-cell office:value-type="float" office:value="1224" calcext:value-type="float">
            <text:p>122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085278" calcext:value-type="float">
            <text:p>1.085278</text:p>
          </table:table-cell>
          <table:table-cell office:value-type="float" office:value="98.463639" calcext:value-type="float">
            <text:p>98.463639</text:p>
          </table:table-cell>
          <table:table-cell office:value-type="float" office:value="97.378361" calcext:value-type="float">
            <text:p>97.378361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92" calcext:value-type="float">
            <text:p>9792</text:p>
          </table:table-cell>
          <table:table-cell office:value-type="float" office:value="9600" calcext:value-type="float">
            <text:p>960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.622615" calcext:value-type="float">
            <text:p>4.622615</text:p>
          </table:table-cell>
          <table:table-cell office:value-type="float" office:value="100.639169" calcext:value-type="float">
            <text:p>100.639169</text:p>
          </table:table-cell>
          <table:table-cell office:value-type="float" office:value="96.016554" calcext:value-type="float">
            <text:p>96.016554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981888" calcext:value-type="float">
            <text:p>2.98188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12215824" calcext:value-type="float">
            <text:p>12215824</text:p>
          </table:table-cell>
          <table:table-cell office:value-type="float" office:value="18117" calcext:value-type="float">
            <text:p>18117</text:p>
          </table:table-cell>
          <table:table-cell office:value-type="float" office:value="11612" calcext:value-type="float">
            <text:p>11612</text:p>
          </table:table-cell>
          <table:table-cell office:value-type="float" office:value="1.008509" calcext:value-type="float">
            <text:p>1.008509</text:p>
          </table:table-cell>
          <table:table-cell office:value-type="float" office:value="100.618031" calcext:value-type="float">
            <text:p>100.618031</text:p>
          </table:table-cell>
          <table:table-cell office:value-type="float" office:value="99.609522" calcext:value-type="float">
            <text:p>99.609522</text:p>
          </table:table-cell>
          <table:table-cell office:value-type="float" office:value="0.981097" calcext:value-type="float">
            <text:p>0.981097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059084" calcext:value-type="float">
            <text:p>19059084</text:p>
          </table:table-cell>
          <table:table-cell office:value-type="float" office:value="989932" calcext:value-type="float">
            <text:p>989932</text:p>
          </table:table-cell>
          <table:table-cell office:value-type="float" office:value="18117" calcext:value-type="float">
            <text:p>18117</text:p>
          </table:table-cell>
          <table:table-cell office:value-type="float" office:value="941" calcext:value-type="float">
            <text:p>941</text:p>
          </table:table-cell>
          <table:table-cell office:value-type="float" office:value="1.143919" calcext:value-type="float">
            <text:p>1.143919</text:p>
          </table:table-cell>
          <table:table-cell office:value-type="float" office:value="101.184708" calcext:value-type="float">
            <text:p>101.184708</text:p>
          </table:table-cell>
          <table:table-cell office:value-type="float" office:value="100.040789" calcext:value-type="float">
            <text:p>100.040789</text:p>
          </table:table-cell>
          <table:table-cell office:value-type="float" office:value="0.079162" calcext:value-type="float">
            <text:p>0.079162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016" calcext:value-type="float">
            <text:p>62016</text:p>
          </table:table-cell>
          <table:table-cell office:value-type="float" office:value="57168" calcext:value-type="float">
            <text:p>57168</text:p>
          </table:table-cell>
          <table:table-cell office:value-type="float" office:value="1529" calcext:value-type="float">
            <text:p>1529</text:p>
          </table:table-cell>
          <table:table-cell office:value-type="float" office:value="1417" calcext:value-type="float">
            <text:p>1417</text:p>
          </table:table-cell>
          <table:table-cell office:value-type="float" office:value="1.049548" calcext:value-type="float">
            <text:p>1.049548</text:p>
          </table:table-cell>
          <table:table-cell office:value-type="float" office:value="100.621239" calcext:value-type="float">
            <text:p>100.621239</text:p>
          </table:table-cell>
          <table:table-cell office:value-type="float" office:value="99.57169" calcext:value-type="float">
            <text:p>99.57169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6" calcext:value-type="float">
            <text:p>3936</text:p>
          </table:table-cell>
          <table:table-cell office:value-type="float" office:value="992" calcext:value-type="float">
            <text:p>99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.023358" calcext:value-type="float">
            <text:p>1.023358</text:p>
          </table:table-cell>
          <table:table-cell office:value-type="float" office:value="89.14517" calcext:value-type="float">
            <text:p>89.14517</text:p>
          </table:table-cell>
          <table:table-cell office:value-type="float" office:value="88.121812" calcext:value-type="float">
            <text:p>88.12181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44" calcext:value-type="float">
            <text:p>1344</text:p>
          </table:table-cell>
          <table:table-cell office:value-type="float" office:value="1194" calcext:value-type="float">
            <text:p>119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.076285" calcext:value-type="float">
            <text:p>1.076285</text:p>
          </table:table-cell>
          <table:table-cell office:value-type="float" office:value="96.890504" calcext:value-type="float">
            <text:p>96.890504</text:p>
          </table:table-cell>
          <table:table-cell office:value-type="float" office:value="95.814218" calcext:value-type="float">
            <text:p>95.8142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016" calcext:value-type="float">
            <text:p>8016</text:p>
          </table:table-cell>
          <table:table-cell office:value-type="float" office:value="7920" calcext:value-type="float">
            <text:p>7920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3.383231" calcext:value-type="float">
            <text:p>3.383231</text:p>
          </table:table-cell>
          <table:table-cell office:value-type="float" office:value="100.158911" calcext:value-type="float">
            <text:p>100.158911</text:p>
          </table:table-cell>
          <table:table-cell office:value-type="float" office:value="96.77568" calcext:value-type="float">
            <text:p>96.77568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2.998272" calcext:value-type="float">
            <text:p>2.99827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11475216" calcext:value-type="float">
            <text:p>11475216</text:p>
          </table:table-cell>
          <table:table-cell office:value-type="float" office:value="18216" calcext:value-type="float">
            <text:p>18216</text:p>
          </table:table-cell>
          <table:table-cell office:value-type="float" office:value="10908" calcext:value-type="float">
            <text:p>10908</text:p>
          </table:table-cell>
          <table:table-cell office:value-type="float" office:value="1.007749" calcext:value-type="float">
            <text:p>1.007749</text:p>
          </table:table-cell>
          <table:table-cell office:value-type="float" office:value="100.474287" calcext:value-type="float">
            <text:p>100.474287</text:p>
          </table:table-cell>
          <table:table-cell office:value-type="float" office:value="99.466538" calcext:value-type="float">
            <text:p>99.466538</text:p>
          </table:table-cell>
          <table:table-cell office:value-type="float" office:value="0.922941" calcext:value-type="float">
            <text:p>0.922941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163232" calcext:value-type="float">
            <text:p>19163232</text:p>
          </table:table-cell>
          <table:table-cell office:value-type="float" office:value="1076196" calcext:value-type="float">
            <text:p>1076196</text:p>
          </table:table-cell>
          <table:table-cell office:value-type="float" office:value="18216" calcext:value-type="float">
            <text:p>18216</text:p>
          </table:table-cell>
          <table:table-cell office:value-type="float" office:value="1023" calcext:value-type="float">
            <text:p>1023</text:p>
          </table:table-cell>
          <table:table-cell office:value-type="float" office:value="1.155061" calcext:value-type="float">
            <text:p>1.155061</text:p>
          </table:table-cell>
          <table:table-cell office:value-type="float" office:value="100.980833" calcext:value-type="float">
            <text:p>100.980833</text:p>
          </table:table-cell>
          <table:table-cell office:value-type="float" office:value="99.825771" calcext:value-type="float">
            <text:p>99.825771</text:p>
          </table:table-cell>
          <table:table-cell office:value-type="float" office:value="0.086246" calcext:value-type="float">
            <text:p>0.086246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344" calcext:value-type="float">
            <text:p>74344</text:p>
          </table:table-cell>
          <table:table-cell office:value-type="float" office:value="68752" calcext:value-type="float">
            <text:p>68752</text:p>
          </table:table-cell>
          <table:table-cell office:value-type="float" office:value="1836" calcext:value-type="float">
            <text:p>1836</text:p>
          </table:table-cell>
          <table:table-cell office:value-type="float" office:value="1705" calcext:value-type="float">
            <text:p>1705</text:p>
          </table:table-cell>
          <table:table-cell office:value-type="float" office:value="1.043318" calcext:value-type="float">
            <text:p>1.043318</text:p>
          </table:table-cell>
          <table:table-cell office:value-type="float" office:value="100.477175" calcext:value-type="float">
            <text:p>100.477175</text:p>
          </table:table-cell>
          <table:table-cell office:value-type="float" office:value="99.433856" calcext:value-type="float">
            <text:p>99.433856</text:p>
          </table:table-cell>
          <table:table-cell office:value-type="float" office:value="0.005531" calcext:value-type="float">
            <text:p>0.005531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8" calcext:value-type="float">
            <text:p>3968</text:p>
          </table:table-cell>
          <table:table-cell office:value-type="float" office:value="1096" calcext:value-type="float">
            <text:p>1096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.027697" calcext:value-type="float">
            <text:p>1.027697</text:p>
          </table:table-cell>
          <table:table-cell office:value-type="float" office:value="94.476823" calcext:value-type="float">
            <text:p>94.476823</text:p>
          </table:table-cell>
          <table:table-cell office:value-type="float" office:value="93.449126" calcext:value-type="float">
            <text:p>93.449126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08" calcext:value-type="float">
            <text:p>1308</text:p>
          </table:table-cell>
          <table:table-cell office:value-type="float" office:value="1098" calcext:value-type="float">
            <text:p>109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.076504" calcext:value-type="float">
            <text:p>1.076504</text:p>
          </table:table-cell>
          <table:table-cell office:value-type="float" office:value="98.211943" calcext:value-type="float">
            <text:p>98.211943</text:p>
          </table:table-cell>
          <table:table-cell office:value-type="float" office:value="97.135439" calcext:value-type="float">
            <text:p>97.13543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976" calcext:value-type="float">
            <text:p>897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2.887122" calcext:value-type="float">
            <text:p>2.887122</text:p>
          </table:table-cell>
          <table:table-cell office:value-type="float" office:value="100.022589" calcext:value-type="float">
            <text:p>100.022589</text:p>
          </table:table-cell>
          <table:table-cell office:value-type="float" office:value="97.135467" calcext:value-type="float">
            <text:p>97.135467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3.014656" calcext:value-type="float">
            <text:p>3.014656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10959736" calcext:value-type="float">
            <text:p>10959736</text:p>
          </table:table-cell>
          <table:table-cell office:value-type="float" office:value="18316" calcext:value-type="float">
            <text:p>18316</text:p>
          </table:table-cell>
          <table:table-cell office:value-type="float" office:value="10418" calcext:value-type="float">
            <text:p>10418</text:p>
          </table:table-cell>
          <table:table-cell office:value-type="float" office:value="1.015807" calcext:value-type="float">
            <text:p>1.015807</text:p>
          </table:table-cell>
          <table:table-cell office:value-type="float" office:value="100.481069" calcext:value-type="float">
            <text:p>100.481069</text:p>
          </table:table-cell>
          <table:table-cell office:value-type="float" office:value="99.465262" calcext:value-type="float">
            <text:p>99.465262</text:p>
          </table:table-cell>
          <table:table-cell office:value-type="float" office:value="0.881493" calcext:value-type="float">
            <text:p>0.881493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268432" calcext:value-type="float">
            <text:p>19268432</text:p>
          </table:table-cell>
          <table:table-cell office:value-type="float" office:value="1119328" calcext:value-type="float">
            <text:p>1119328</text:p>
          </table:table-cell>
          <table:table-cell office:value-type="float" office:value="18316" calcext:value-type="float">
            <text:p>18316</text:p>
          </table:table-cell>
          <table:table-cell office:value-type="float" office:value="1064" calcext:value-type="float">
            <text:p>1064</text:p>
          </table:table-cell>
          <table:table-cell office:value-type="float" office:value="1.134669" calcext:value-type="float">
            <text:p>1.134669</text:p>
          </table:table-cell>
          <table:table-cell office:value-type="float" office:value="101.003195" calcext:value-type="float">
            <text:p>101.003195</text:p>
          </table:table-cell>
          <table:table-cell office:value-type="float" office:value="99.868525" calcext:value-type="float">
            <text:p>99.868525</text:p>
          </table:table-cell>
          <table:table-cell office:value-type="float" office:value="0.089664" calcext:value-type="float">
            <text:p>0.089664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2872" calcext:value-type="float">
            <text:p>82872</text:p>
          </table:table-cell>
          <table:table-cell office:value-type="float" office:value="76736" calcext:value-type="float">
            <text:p>76736</text:p>
          </table:table-cell>
          <table:table-cell office:value-type="float" office:value="2047" calcext:value-type="float">
            <text:p>2047</text:p>
          </table:table-cell>
          <table:table-cell office:value-type="float" office:value="1903" calcext:value-type="float">
            <text:p>1903</text:p>
          </table:table-cell>
          <table:table-cell office:value-type="float" office:value="1.009872" calcext:value-type="float">
            <text:p>1.009872</text:p>
          </table:table-cell>
          <table:table-cell office:value-type="float" office:value="100.496583" calcext:value-type="float">
            <text:p>100.496583</text:p>
          </table:table-cell>
          <table:table-cell office:value-type="float" office:value="99.486711" calcext:value-type="float">
            <text:p>99.486711</text:p>
          </table:table-cell>
          <table:table-cell office:value-type="float" office:value="0.006171" calcext:value-type="float">
            <text:p>0.006171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992" calcext:value-type="float">
            <text:p>992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1.017785" calcext:value-type="float">
            <text:p>1.017785</text:p>
          </table:table-cell>
          <table:table-cell office:value-type="float" office:value="100.494945" calcext:value-type="float">
            <text:p>100.494945</text:p>
          </table:table-cell>
          <table:table-cell office:value-type="float" office:value="99.477159" calcext:value-type="float">
            <text:p>99.47715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56" calcext:value-type="float">
            <text:p>1356</text:p>
          </table:table-cell>
          <table:table-cell office:value-type="float" office:value="1146" calcext:value-type="float">
            <text:p>114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.051211" calcext:value-type="float">
            <text:p>1.051211</text:p>
          </table:table-cell>
          <table:table-cell office:value-type="float" office:value="100.491593" calcext:value-type="float">
            <text:p>100.491593</text:p>
          </table:table-cell>
          <table:table-cell office:value-type="float" office:value="99.440381" calcext:value-type="float">
            <text:p>99.440381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176" calcext:value-type="float">
            <text:p>1017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.821232" calcext:value-type="float">
            <text:p>2.821232</text:p>
          </table:table-cell>
          <table:table-cell office:value-type="float" office:value="100.028608" calcext:value-type="float">
            <text:p>100.028608</text:p>
          </table:table-cell>
          <table:table-cell office:value-type="float" office:value="97.207375" calcext:value-type="float">
            <text:p>97.207375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3.03104" calcext:value-type="float">
            <text:p>3.0310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10868212" calcext:value-type="float">
            <text:p>10868212</text:p>
          </table:table-cell>
          <table:table-cell office:value-type="float" office:value="18415" calcext:value-type="float">
            <text:p>18415</text:p>
          </table:table-cell>
          <table:table-cell office:value-type="float" office:value="10331" calcext:value-type="float">
            <text:p>10331</text:p>
          </table:table-cell>
          <table:table-cell office:value-type="float" office:value="1.011549" calcext:value-type="float">
            <text:p>1.011549</text:p>
          </table:table-cell>
          <table:table-cell office:value-type="float" office:value="100.341844" calcext:value-type="float">
            <text:p>100.341844</text:p>
          </table:table-cell>
          <table:table-cell office:value-type="float" office:value="99.330295" calcext:value-type="float">
            <text:p>99.330295</text:p>
          </table:table-cell>
          <table:table-cell office:value-type="float" office:value="0.875319" calcext:value-type="float">
            <text:p>0.875319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372580" calcext:value-type="float">
            <text:p>19372580</text:p>
          </table:table-cell>
          <table:table-cell office:value-type="float" office:value="1147732" calcext:value-type="float">
            <text:p>1147732</text:p>
          </table:table-cell>
          <table:table-cell office:value-type="float" office:value="18415" calcext:value-type="float">
            <text:p>18415</text:p>
          </table:table-cell>
          <table:table-cell office:value-type="float" office:value="1091" calcext:value-type="float">
            <text:p>1091</text:p>
          </table:table-cell>
          <table:table-cell office:value-type="float" office:value="1.2098" calcext:value-type="float">
            <text:p>1.2098</text:p>
          </table:table-cell>
          <table:table-cell office:value-type="float" office:value="100.319486" calcext:value-type="float">
            <text:p>100.319486</text:p>
          </table:table-cell>
          <table:table-cell office:value-type="float" office:value="99.109686" calcext:value-type="float">
            <text:p>99.109686</text:p>
          </table:table-cell>
          <table:table-cell office:value-type="float" office:value="0.092643" calcext:value-type="float">
            <text:p>0.092643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90424" calcext:value-type="float">
            <text:p>90424</text:p>
          </table:table-cell>
          <table:table-cell office:value-type="float" office:value="85912" calcext:value-type="float">
            <text:p>85912</text:p>
          </table:table-cell>
          <table:table-cell office:value-type="float" office:value="2235" calcext:value-type="float">
            <text:p>2235</text:p>
          </table:table-cell>
          <table:table-cell office:value-type="float" office:value="2131" calcext:value-type="float">
            <text:p>2131</text:p>
          </table:table-cell>
          <table:table-cell office:value-type="float" office:value="1.058487" calcext:value-type="float">
            <text:p>1.058487</text:p>
          </table:table-cell>
          <table:table-cell office:value-type="float" office:value="100.468808" calcext:value-type="float">
            <text:p>100.468808</text:p>
          </table:table-cell>
          <table:table-cell office:value-type="float" office:value="99.41032" calcext:value-type="float">
            <text:p>99.41032</text:p>
          </table:table-cell>
          <table:table-cell office:value-type="float" office:value="0.006914" calcext:value-type="float">
            <text:p>0.006914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08" calcext:value-type="float">
            <text:p>4408</text:p>
          </table:table-cell>
          <table:table-cell office:value-type="float" office:value="1432" calcext:value-type="float">
            <text:p>143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1.025883" calcext:value-type="float">
            <text:p>1.025883</text:p>
          </table:table-cell>
          <table:table-cell office:value-type="float" office:value="97.550867" calcext:value-type="float">
            <text:p>97.550867</text:p>
          </table:table-cell>
          <table:table-cell office:value-type="float" office:value="96.524984" calcext:value-type="float">
            <text:p>96.52498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12" calcext:value-type="float">
            <text:p>1512</text:p>
          </table:table-cell>
          <table:table-cell office:value-type="float" office:value="1122" calcext:value-type="float">
            <text:p>112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.093041" calcext:value-type="float">
            <text:p>1.093041</text:p>
          </table:table-cell>
          <table:table-cell office:value-type="float" office:value="89.375012" calcext:value-type="float">
            <text:p>89.375012</text:p>
          </table:table-cell>
          <table:table-cell office:value-type="float" office:value="88.281971" calcext:value-type="float">
            <text:p>88.28197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36" calcext:value-type="float">
            <text:p>9936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.782027" calcext:value-type="float">
            <text:p>2.782027</text:p>
          </table:table-cell>
          <table:table-cell office:value-type="float" office:value="99.269191" calcext:value-type="float">
            <text:p>99.269191</text:p>
          </table:table-cell>
          <table:table-cell office:value-type="float" office:value="96.487164" calcext:value-type="float">
            <text:p>96.487164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3.047424" calcext:value-type="float">
            <text:p>3.04742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12026464" calcext:value-type="float">
            <text:p>12026464</text:p>
          </table:table-cell>
          <table:table-cell office:value-type="float" office:value="18513" calcext:value-type="float">
            <text:p>18513</text:p>
          </table:table-cell>
          <table:table-cell office:value-type="float" office:value="11432" calcext:value-type="float">
            <text:p>11432</text:p>
          </table:table-cell>
          <table:table-cell office:value-type="float" office:value="1.016369" calcext:value-type="float">
            <text:p>1.016369</text:p>
          </table:table-cell>
          <table:table-cell office:value-type="float" office:value="100.495729" calcext:value-type="float">
            <text:p>100.495729</text:p>
          </table:table-cell>
          <table:table-cell office:value-type="float" office:value="99.47936" calcext:value-type="float">
            <text:p>99.47936</text:p>
          </table:table-cell>
          <table:table-cell office:value-type="float" office:value="0.967152" calcext:value-type="float">
            <text:p>0.967152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475676" calcext:value-type="float">
            <text:p>19475676</text:p>
          </table:table-cell>
          <table:table-cell office:value-type="float" office:value="943644" calcext:value-type="float">
            <text:p>943644</text:p>
          </table:table-cell>
          <table:table-cell office:value-type="float" office:value="18513" calcext:value-type="float">
            <text:p>18513</text:p>
          </table:table-cell>
          <table:table-cell office:value-type="float" office:value="897" calcext:value-type="float">
            <text:p>897</text:p>
          </table:table-cell>
          <table:table-cell office:value-type="float" office:value="1.129085" calcext:value-type="float">
            <text:p>1.129085</text:p>
          </table:table-cell>
          <table:table-cell office:value-type="float" office:value="100.530511" calcext:value-type="float">
            <text:p>100.530511</text:p>
          </table:table-cell>
          <table:table-cell office:value-type="float" office:value="99.401426" calcext:value-type="float">
            <text:p>99.401426</text:p>
          </table:table-cell>
          <table:table-cell office:value-type="float" office:value="0.075946" calcext:value-type="float">
            <text:p>0.075946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4760" calcext:value-type="float">
            <text:p>64760</text:p>
          </table:table-cell>
          <table:table-cell office:value-type="float" office:value="59784" calcext:value-type="float">
            <text:p>59784</text:p>
          </table:table-cell>
          <table:table-cell office:value-type="float" office:value="1597" calcext:value-type="float">
            <text:p>1597</text:p>
          </table:table-cell>
          <table:table-cell office:value-type="float" office:value="1482" calcext:value-type="float">
            <text:p>1482</text:p>
          </table:table-cell>
          <table:table-cell office:value-type="float" office:value="1.038983" calcext:value-type="float">
            <text:p>1.038983</text:p>
          </table:table-cell>
          <table:table-cell office:value-type="float" office:value="100.5969" calcext:value-type="float">
            <text:p>100.5969</text:p>
          </table:table-cell>
          <table:table-cell office:value-type="float" office:value="99.557917" calcext:value-type="float">
            <text:p>99.557917</text:p>
          </table:table-cell>
          <table:table-cell office:value-type="float" office:value="0.004804" calcext:value-type="float">
            <text:p>0.004804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24" calcext:value-type="float">
            <text:p>3824</text:p>
          </table:table-cell>
          <table:table-cell office:value-type="float" office:value="816" calcext:value-type="float">
            <text:p>8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023722" calcext:value-type="float">
            <text:p>1.023722</text:p>
          </table:table-cell>
          <table:table-cell office:value-type="float" office:value="89.412495" calcext:value-type="float">
            <text:p>89.412495</text:p>
          </table:table-cell>
          <table:table-cell office:value-type="float" office:value="88.388773" calcext:value-type="float">
            <text:p>88.388773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74" calcext:value-type="float">
            <text:p>1374</text:p>
          </table:table-cell>
          <table:table-cell office:value-type="float" office:value="1224" calcext:value-type="float">
            <text:p>122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.067688" calcext:value-type="float">
            <text:p>1.067688</text:p>
          </table:table-cell>
          <table:table-cell office:value-type="float" office:value="97.312004" calcext:value-type="float">
            <text:p>97.312004</text:p>
          </table:table-cell>
          <table:table-cell office:value-type="float" office:value="96.244316" calcext:value-type="float">
            <text:p>96.24431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976" calcext:value-type="float">
            <text:p>897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2.812553" calcext:value-type="float">
            <text:p>2.812553</text:p>
          </table:table-cell>
          <table:table-cell office:value-type="float" office:value="99.446064" calcext:value-type="float">
            <text:p>99.446064</text:p>
          </table:table-cell>
          <table:table-cell office:value-type="float" office:value="96.63351" calcext:value-type="float">
            <text:p>96.63351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3.063808" calcext:value-type="float">
            <text:p>3.063808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11840260" calcext:value-type="float">
            <text:p>11840260</text:p>
          </table:table-cell>
          <table:table-cell office:value-type="float" office:value="18612" calcext:value-type="float">
            <text:p>18612</text:p>
          </table:table-cell>
          <table:table-cell office:value-type="float" office:value="11255" calcext:value-type="float">
            <text:p>11255</text:p>
          </table:table-cell>
          <table:table-cell office:value-type="float" office:value="1.007609" calcext:value-type="float">
            <text:p>1.007609</text:p>
          </table:table-cell>
          <table:table-cell office:value-type="float" office:value="100.566085" calcext:value-type="float">
            <text:p>100.566085</text:p>
          </table:table-cell>
          <table:table-cell office:value-type="float" office:value="99.558476" calcext:value-type="float">
            <text:p>99.558476</text:p>
          </table:table-cell>
          <table:table-cell office:value-type="float" office:value="0.951422" calcext:value-type="float">
            <text:p>0.951422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579824" calcext:value-type="float">
            <text:p>19579824</text:p>
          </table:table-cell>
          <table:table-cell office:value-type="float" office:value="1037272" calcext:value-type="float">
            <text:p>1037272</text:p>
          </table:table-cell>
          <table:table-cell office:value-type="float" office:value="18612" calcext:value-type="float">
            <text:p>18612</text:p>
          </table:table-cell>
          <table:table-cell office:value-type="float" office:value="986" calcext:value-type="float">
            <text:p>986</text:p>
          </table:table-cell>
          <table:table-cell office:value-type="float" office:value="1.151279" calcext:value-type="float">
            <text:p>1.151279</text:p>
          </table:table-cell>
          <table:table-cell office:value-type="float" office:value="100.797201" calcext:value-type="float">
            <text:p>100.797201</text:p>
          </table:table-cell>
          <table:table-cell office:value-type="float" office:value="99.645921" calcext:value-type="float">
            <text:p>99.645921</text:p>
          </table:table-cell>
          <table:table-cell office:value-type="float" office:value="0.083277" calcext:value-type="float">
            <text:p>0.083277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960" calcext:value-type="float">
            <text:p>70960</text:p>
          </table:table-cell>
          <table:table-cell office:value-type="float" office:value="66320" calcext:value-type="float">
            <text:p>66320</text:p>
          </table:table-cell>
          <table:table-cell office:value-type="float" office:value="1751" calcext:value-type="float">
            <text:p>1751</text:p>
          </table:table-cell>
          <table:table-cell office:value-type="float" office:value="1644" calcext:value-type="float">
            <text:p>1644</text:p>
          </table:table-cell>
          <table:table-cell office:value-type="float" office:value="1.049667" calcext:value-type="float">
            <text:p>1.049667</text:p>
          </table:table-cell>
          <table:table-cell office:value-type="float" office:value="101.115183" calcext:value-type="float">
            <text:p>101.115183</text:p>
          </table:table-cell>
          <table:table-cell office:value-type="float" office:value="100.065516" calcext:value-type="float">
            <text:p>100.065516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16" calcext:value-type="float">
            <text:p>4216</text:p>
          </table:table-cell>
          <table:table-cell office:value-type="float" office:value="1056" calcext:value-type="float">
            <text:p>1056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1.022777" calcext:value-type="float">
            <text:p>1.022777</text:p>
          </table:table-cell>
          <table:table-cell office:value-type="float" office:value="100.802873" calcext:value-type="float">
            <text:p>100.802873</text:p>
          </table:table-cell>
          <table:table-cell office:value-type="float" office:value="99.780096" calcext:value-type="float">
            <text:p>99.780096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64" calcext:value-type="float">
            <text:p>1464</text:p>
          </table:table-cell>
          <table:table-cell office:value-type="float" office:value="1194" calcext:value-type="float">
            <text:p>119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.083593" calcext:value-type="float">
            <text:p>1.083593</text:p>
          </table:table-cell>
          <table:table-cell office:value-type="float" office:value="101.057552" calcext:value-type="float">
            <text:p>101.057552</text:p>
          </table:table-cell>
          <table:table-cell office:value-type="float" office:value="99.97396" calcext:value-type="float">
            <text:p>99.9739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400" calcext:value-type="float">
            <text:p>840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2.68444" calcext:value-type="float">
            <text:p>2.68444</text:p>
          </table:table-cell>
          <table:table-cell office:value-type="float" office:value="100.248449" calcext:value-type="float">
            <text:p>100.248449</text:p>
          </table:table-cell>
          <table:table-cell office:value-type="float" office:value="97.564009" calcext:value-type="float">
            <text:p>97.564009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3.080192" calcext:value-type="float">
            <text:p>3.080192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12638728" calcext:value-type="float">
            <text:p>12638728</text:p>
          </table:table-cell>
          <table:table-cell office:value-type="float" office:value="18712" calcext:value-type="float">
            <text:p>18712</text:p>
          </table:table-cell>
          <table:table-cell office:value-type="float" office:value="12014" calcext:value-type="float">
            <text:p>12014</text:p>
          </table:table-cell>
          <table:table-cell office:value-type="float" office:value="1.011409" calcext:value-type="float">
            <text:p>1.011409</text:p>
          </table:table-cell>
          <table:table-cell office:value-type="float" office:value="100.46386" calcext:value-type="float">
            <text:p>100.46386</text:p>
          </table:table-cell>
          <table:table-cell office:value-type="float" office:value="99.452451" calcext:value-type="float">
            <text:p>99.452451</text:p>
          </table:table-cell>
          <table:table-cell office:value-type="float" office:value="1.016665" calcext:value-type="float">
            <text:p>1.016665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685024" calcext:value-type="float">
            <text:p>19685024</text:p>
          </table:table-cell>
          <table:table-cell office:value-type="float" office:value="925760" calcext:value-type="float">
            <text:p>925760</text:p>
          </table:table-cell>
          <table:table-cell office:value-type="float" office:value="18712" calcext:value-type="float">
            <text:p>18712</text:p>
          </table:table-cell>
          <table:table-cell office:value-type="float" office:value="880" calcext:value-type="float">
            <text:p>880</text:p>
          </table:table-cell>
          <table:table-cell office:value-type="float" office:value="1.186263" calcext:value-type="float">
            <text:p>1.186263</text:p>
          </table:table-cell>
          <table:table-cell office:value-type="float" office:value="100.875819" calcext:value-type="float">
            <text:p>100.875819</text:p>
          </table:table-cell>
          <table:table-cell office:value-type="float" office:value="99.689555" calcext:value-type="float">
            <text:p>99.689555</text:p>
          </table:table-cell>
          <table:table-cell office:value-type="float" office:value="0.074291" calcext:value-type="float">
            <text:p>0.07429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104" calcext:value-type="float">
            <text:p>65104</text:p>
          </table:table-cell>
          <table:table-cell office:value-type="float" office:value="60264" calcext:value-type="float">
            <text:p>60264</text:p>
          </table:table-cell>
          <table:table-cell office:value-type="float" office:value="1607" calcext:value-type="float">
            <text:p>1607</text:p>
          </table:table-cell>
          <table:table-cell office:value-type="float" office:value="1495" calcext:value-type="float">
            <text:p>1495</text:p>
          </table:table-cell>
          <table:table-cell office:value-type="float" office:value="1.040651" calcext:value-type="float">
            <text:p>1.040651</text:p>
          </table:table-cell>
          <table:table-cell office:value-type="float" office:value="100.374949" calcext:value-type="float">
            <text:p>100.374949</text:p>
          </table:table-cell>
          <table:table-cell office:value-type="float" office:value="99.334298" calcext:value-type="float">
            <text:p>99.334298</text:p>
          </table:table-cell>
          <table:table-cell office:value-type="float" office:value="0.004853" calcext:value-type="float">
            <text:p>0.004853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88" calcext:value-type="float">
            <text:p>3888</text:p>
          </table:table-cell>
          <table:table-cell office:value-type="float" office:value="1248" calcext:value-type="float">
            <text:p>1248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.013027" calcext:value-type="float">
            <text:p>1.013027</text:p>
          </table:table-cell>
          <table:table-cell office:value-type="float" office:value="101.005692" calcext:value-type="float">
            <text:p>101.005692</text:p>
          </table:table-cell>
          <table:table-cell office:value-type="float" office:value="99.992665" calcext:value-type="float">
            <text:p>99.992665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22" calcext:value-type="float">
            <text:p>1422</text:p>
          </table:table-cell>
          <table:table-cell office:value-type="float" office:value="1242" calcext:value-type="float">
            <text:p>124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.073483" calcext:value-type="float">
            <text:p>1.073483</text:p>
          </table:table-cell>
          <table:table-cell office:value-type="float" office:value="101.004214" calcext:value-type="float">
            <text:p>101.004214</text:p>
          </table:table-cell>
          <table:table-cell office:value-type="float" office:value="99.930731" calcext:value-type="float">
            <text:p>99.930731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400" calcext:value-type="float">
            <text:p>840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2.661123" calcext:value-type="float">
            <text:p>2.661123</text:p>
          </table:table-cell>
          <table:table-cell office:value-type="float" office:value="99.941354" calcext:value-type="float">
            <text:p>99.941354</text:p>
          </table:table-cell>
          <table:table-cell office:value-type="float" office:value="97.280231" calcext:value-type="float">
            <text:p>97.280231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3.096576" calcext:value-type="float">
            <text:p>3.09657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11419460" calcext:value-type="float">
            <text:p>11419460</text:p>
          </table:table-cell>
          <table:table-cell office:value-type="float" office:value="18810" calcext:value-type="float">
            <text:p>18810</text:p>
          </table:table-cell>
          <table:table-cell office:value-type="float" office:value="10855" calcext:value-type="float">
            <text:p>10855</text:p>
          </table:table-cell>
          <table:table-cell office:value-type="float" office:value="1.011229" calcext:value-type="float">
            <text:p>1.011229</text:p>
          </table:table-cell>
          <table:table-cell office:value-type="float" office:value="100.484395" calcext:value-type="float">
            <text:p>100.484395</text:p>
          </table:table-cell>
          <table:table-cell office:value-type="float" office:value="99.473166" calcext:value-type="float">
            <text:p>99.473166</text:p>
          </table:table-cell>
          <table:table-cell office:value-type="float" office:value="0.918395" calcext:value-type="float">
            <text:p>0.918395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788120" calcext:value-type="float">
            <text:p>19788120</text:p>
          </table:table-cell>
          <table:table-cell office:value-type="float" office:value="1074092" calcext:value-type="float">
            <text:p>1074092</text:p>
          </table:table-cell>
          <table:table-cell office:value-type="float" office:value="18810" calcext:value-type="float">
            <text:p>18810</text:p>
          </table:table-cell>
          <table:table-cell office:value-type="float" office:value="1021" calcext:value-type="float">
            <text:p>1021</text:p>
          </table:table-cell>
          <table:table-cell office:value-type="float" office:value="1.168758" calcext:value-type="float">
            <text:p>1.168758</text:p>
          </table:table-cell>
          <table:table-cell office:value-type="float" office:value="99.963956" calcext:value-type="float">
            <text:p>99.963956</text:p>
          </table:table-cell>
          <table:table-cell office:value-type="float" office:value="98.795198" calcext:value-type="float">
            <text:p>98.795198</text:p>
          </table:table-cell>
          <table:table-cell office:value-type="float" office:value="0.086975" calcext:value-type="float">
            <text:p>0.086975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152" calcext:value-type="float">
            <text:p>72152</text:p>
          </table:table-cell>
          <table:table-cell office:value-type="float" office:value="65984" calcext:value-type="float">
            <text:p>65984</text:p>
          </table:table-cell>
          <table:table-cell office:value-type="float" office:value="1780" calcext:value-type="float">
            <text:p>1780</text:p>
          </table:table-cell>
          <table:table-cell office:value-type="float" office:value="1636" calcext:value-type="float">
            <text:p>1636</text:p>
          </table:table-cell>
          <table:table-cell office:value-type="float" office:value="1.039957" calcext:value-type="float">
            <text:p>1.039957</text:p>
          </table:table-cell>
          <table:table-cell office:value-type="float" office:value="99.971349" calcext:value-type="float">
            <text:p>99.971349</text:p>
          </table:table-cell>
          <table:table-cell office:value-type="float" office:value="98.931392" calcext:value-type="float">
            <text:p>98.931392</text:p>
          </table:table-cell>
          <table:table-cell office:value-type="float" office:value="0.005336" calcext:value-type="float">
            <text:p>0.005336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56" calcext:value-type="float">
            <text:p>4256</text:p>
          </table:table-cell>
          <table:table-cell office:value-type="float" office:value="960" calcext:value-type="float">
            <text:p>960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1.012947" calcext:value-type="float">
            <text:p>1.012947</text:p>
          </table:table-cell>
          <table:table-cell office:value-type="float" office:value="99.974213" calcext:value-type="float">
            <text:p>99.974213</text:p>
          </table:table-cell>
          <table:table-cell office:value-type="float" office:value="98.961266" calcext:value-type="float">
            <text:p>98.961266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14" calcext:value-type="float">
            <text:p>1314</text:p>
          </table:table-cell>
          <table:table-cell office:value-type="float" office:value="1194" calcext:value-type="float">
            <text:p>119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.073303" calcext:value-type="float">
            <text:p>1.073303</text:p>
          </table:table-cell>
          <table:table-cell office:value-type="float" office:value="99.972655" calcext:value-type="float">
            <text:p>99.972655</text:p>
          </table:table-cell>
          <table:table-cell office:value-type="float" office:value="98.899352" calcext:value-type="float">
            <text:p>98.89935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024" calcext:value-type="float">
            <text:p>9024</text:p>
          </table:table-cell>
          <table:table-cell office:value-type="float" office:value="8976" calcext:value-type="float">
            <text:p>8976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3.357847" calcext:value-type="float">
            <text:p>3.357847</text:p>
          </table:table-cell>
          <table:table-cell office:value-type="float" office:value="99.446399" calcext:value-type="float">
            <text:p>99.446399</text:p>
          </table:table-cell>
          <table:table-cell office:value-type="float" office:value="96.088552" calcext:value-type="float">
            <text:p>96.088552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3.11296" calcext:value-type="float">
            <text:p>3.1129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11852884" calcext:value-type="float">
            <text:p>11852884</text:p>
          </table:table-cell>
          <table:table-cell office:value-type="float" office:value="18910" calcext:value-type="float">
            <text:p>18910</text:p>
          </table:table-cell>
          <table:table-cell office:value-type="float" office:value="11267" calcext:value-type="float">
            <text:p>11267</text:p>
          </table:table-cell>
          <table:table-cell office:value-type="float" office:value="1.015941" calcext:value-type="float">
            <text:p>1.015941</text:p>
          </table:table-cell>
          <table:table-cell office:value-type="float" office:value="100.500467" calcext:value-type="float">
            <text:p>100.500467</text:p>
          </table:table-cell>
          <table:table-cell office:value-type="float" office:value="99.484526" calcext:value-type="float">
            <text:p>99.484526</text:p>
          </table:table-cell>
          <table:table-cell office:value-type="float" office:value="0.953144" calcext:value-type="float">
            <text:p>0.953144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893320" calcext:value-type="float">
            <text:p>19893320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18910" calcext:value-type="float">
            <text:p>18910</text:p>
          </table:table-cell>
          <table:table-cell office:value-type="float" office:value="1000" calcext:value-type="float">
            <text:p>1000</text:p>
          </table:table-cell>
          <table:table-cell office:value-type="float" office:value="1.135347" calcext:value-type="float">
            <text:p>1.135347</text:p>
          </table:table-cell>
          <table:table-cell office:value-type="float" office:value="102.823497" calcext:value-type="float">
            <text:p>102.823497</text:p>
          </table:table-cell>
          <table:table-cell office:value-type="float" office:value="101.68815" calcext:value-type="float">
            <text:p>101.68815</text:p>
          </table:table-cell>
          <table:table-cell office:value-type="float" office:value="0.082763" calcext:value-type="float">
            <text:p>0.082763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624" calcext:value-type="float">
            <text:p>70624</text:p>
          </table:table-cell>
          <table:table-cell office:value-type="float" office:value="65272" calcext:value-type="float">
            <text:p>65272</text:p>
          </table:table-cell>
          <table:table-cell office:value-type="float" office:value="1741" calcext:value-type="float">
            <text:p>1741</text:p>
          </table:table-cell>
          <table:table-cell office:value-type="float" office:value="1618" calcext:value-type="float">
            <text:p>1618</text:p>
          </table:table-cell>
          <table:table-cell office:value-type="float" office:value="1.025133" calcext:value-type="float">
            <text:p>1.025133</text:p>
          </table:table-cell>
          <table:table-cell office:value-type="float" office:value="102.28185" calcext:value-type="float">
            <text:p>102.28185</text:p>
          </table:table-cell>
          <table:table-cell office:value-type="float" office:value="101.256717" calcext:value-type="float">
            <text:p>101.256717</text:p>
          </table:table-cell>
          <table:table-cell office:value-type="float" office:value="0.005157" calcext:value-type="float">
            <text:p>0.005157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32" calcext:value-type="float">
            <text:p>4432</text:p>
          </table:table-cell>
          <table:table-cell office:value-type="float" office:value="1520" calcext:value-type="float">
            <text:p>152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.01752" calcext:value-type="float">
            <text:p>1.01752</text:p>
          </table:table-cell>
          <table:table-cell office:value-type="float" office:value="102.290429" calcext:value-type="float">
            <text:p>102.290429</text:p>
          </table:table-cell>
          <table:table-cell office:value-type="float" office:value="101.272909" calcext:value-type="float">
            <text:p>101.27290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.057205" calcext:value-type="float">
            <text:p>1.057205</text:p>
          </table:table-cell>
          <table:table-cell office:value-type="float" office:value="102.283456" calcext:value-type="float">
            <text:p>102.283456</text:p>
          </table:table-cell>
          <table:table-cell office:value-type="float" office:value="101.226251" calcext:value-type="float">
            <text:p>101.226251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68" calcext:value-type="float">
            <text:p>916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2.488492" calcext:value-type="float">
            <text:p>2.488492</text:p>
          </table:table-cell>
          <table:table-cell office:value-type="float" office:value="99.495234" calcext:value-type="float">
            <text:p>99.495234</text:p>
          </table:table-cell>
          <table:table-cell office:value-type="float" office:value="97.006742" calcext:value-type="float">
            <text:p>97.006742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3.129344" calcext:value-type="float">
            <text:p>3.129344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11714020" calcext:value-type="float">
            <text:p>11714020</text:p>
          </table:table-cell>
          <table:table-cell office:value-type="float" office:value="19009" calcext:value-type="float">
            <text:p>19009</text:p>
          </table:table-cell>
          <table:table-cell office:value-type="float" office:value="11135" calcext:value-type="float">
            <text:p>11135</text:p>
          </table:table-cell>
          <table:table-cell office:value-type="float" office:value="1.01647" calcext:value-type="float">
            <text:p>1.01647</text:p>
          </table:table-cell>
          <table:table-cell office:value-type="float" office:value="100.603681" calcext:value-type="float">
            <text:p>100.603681</text:p>
          </table:table-cell>
          <table:table-cell office:value-type="float" office:value="99.587211" calcext:value-type="float">
            <text:p>99.587211</text:p>
          </table:table-cell>
          <table:table-cell office:value-type="float" office:value="0.941006" calcext:value-type="float">
            <text:p>0.941006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19997468" calcext:value-type="float">
            <text:p>19997468</text:p>
          </table:table-cell>
          <table:table-cell office:value-type="float" office:value="978360" calcext:value-type="float">
            <text:p>978360</text:p>
          </table:table-cell>
          <table:table-cell office:value-type="float" office:value="19009" calcext:value-type="float">
            <text:p>19009</text:p>
          </table:table-cell>
          <table:table-cell office:value-type="float" office:value="930" calcext:value-type="float">
            <text:p>930</text:p>
          </table:table-cell>
          <table:table-cell office:value-type="float" office:value="1.600403" calcext:value-type="float">
            <text:p>1.600403</text:p>
          </table:table-cell>
          <table:table-cell office:value-type="float" office:value="100.681125" calcext:value-type="float">
            <text:p>100.681125</text:p>
          </table:table-cell>
          <table:table-cell office:value-type="float" office:value="99.080722" calcext:value-type="float">
            <text:p>99.080722</text:p>
          </table:table-cell>
          <table:table-cell office:value-type="float" office:value="0.078995" calcext:value-type="float">
            <text:p>0.07899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448" calcext:value-type="float">
            <text:p>73448</text:p>
          </table:table-cell>
          <table:table-cell office:value-type="float" office:value="69368" calcext:value-type="float">
            <text:p>69368</text:p>
          </table:table-cell>
          <table:table-cell office:value-type="float" office:value="1815" calcext:value-type="float">
            <text:p>1815</text:p>
          </table:table-cell>
          <table:table-cell office:value-type="float" office:value="1721" calcext:value-type="float">
            <text:p>1721</text:p>
          </table:table-cell>
          <table:table-cell office:value-type="float" office:value="1.361939" calcext:value-type="float">
            <text:p>1.361939</text:p>
          </table:table-cell>
          <table:table-cell office:value-type="float" office:value="100.745604" calcext:value-type="float">
            <text:p>100.745604</text:p>
          </table:table-cell>
          <table:table-cell office:value-type="float" office:value="99.383665" calcext:value-type="float">
            <text:p>99.383665</text:p>
          </table:table-cell>
          <table:table-cell office:value-type="float" office:value="0.005584" calcext:value-type="float">
            <text:p>0.005584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92" calcext:value-type="float">
            <text:p>3592</text:p>
          </table:table-cell>
          <table:table-cell office:value-type="float" office:value="1104" calcext:value-type="float">
            <text:p>1104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1.300901" calcext:value-type="float">
            <text:p>1.300901</text:p>
          </table:table-cell>
          <table:table-cell office:value-type="float" office:value="89.424831" calcext:value-type="float">
            <text:p>89.424831</text:p>
          </table:table-cell>
          <table:table-cell office:value-type="float" office:value="88.123929" calcext:value-type="float">
            <text:p>88.12392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88" calcext:value-type="float">
            <text:p>1488</text:p>
          </table:table-cell>
          <table:table-cell office:value-type="float" office:value="1308" calcext:value-type="float">
            <text:p>130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428919" calcext:value-type="float">
            <text:p>1.428919</text:p>
          </table:table-cell>
          <table:table-cell office:value-type="float" office:value="100.744258" calcext:value-type="float">
            <text:p>100.744258</text:p>
          </table:table-cell>
          <table:table-cell office:value-type="float" office:value="99.315339" calcext:value-type="float">
            <text:p>99.31533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928" calcext:value-type="float">
            <text:p>892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2.978467" calcext:value-type="float">
            <text:p>2.978467</text:p>
          </table:table-cell>
          <table:table-cell office:value-type="float" office:value="100.104607" calcext:value-type="float">
            <text:p>100.104607</text:p>
          </table:table-cell>
          <table:table-cell office:value-type="float" office:value="97.12614" calcext:value-type="float">
            <text:p>97.12614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3.145728" calcext:value-type="float">
            <text:p>3.145728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11648796" calcext:value-type="float">
            <text:p>11648796</text:p>
          </table:table-cell>
          <table:table-cell office:value-type="float" office:value="19108" calcext:value-type="float">
            <text:p>19108</text:p>
          </table:table-cell>
          <table:table-cell office:value-type="float" office:value="11073" calcext:value-type="float">
            <text:p>11073</text:p>
          </table:table-cell>
          <table:table-cell office:value-type="float" office:value="1.011609" calcext:value-type="float">
            <text:p>1.011609</text:p>
          </table:table-cell>
          <table:table-cell office:value-type="float" office:value="100.504571" calcext:value-type="float">
            <text:p>100.504571</text:p>
          </table:table-cell>
          <table:table-cell office:value-type="float" office:value="99.492963" calcext:value-type="float">
            <text:p>99.492963</text:p>
          </table:table-cell>
          <table:table-cell office:value-type="float" office:value="0.936653" calcext:value-type="float">
            <text:p>0.936653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101616" calcext:value-type="float">
            <text:p>20101616</text:p>
          </table:table-cell>
          <table:table-cell office:value-type="float" office:value="988880" calcext:value-type="float">
            <text:p>988880</text:p>
          </table:table-cell>
          <table:table-cell office:value-type="float" office:value="19108" calcext:value-type="float">
            <text:p>19108</text:p>
          </table:table-cell>
          <table:table-cell office:value-type="float" office:value="940" calcext:value-type="float">
            <text:p>940</text:p>
          </table:table-cell>
          <table:table-cell office:value-type="float" office:value="1.191004" calcext:value-type="float">
            <text:p>1.191004</text:p>
          </table:table-cell>
          <table:table-cell office:value-type="float" office:value="101.06644" calcext:value-type="float">
            <text:p>101.06644</text:p>
          </table:table-cell>
          <table:table-cell office:value-type="float" office:value="99.875436" calcext:value-type="float">
            <text:p>99.875436</text:p>
          </table:table-cell>
          <table:table-cell office:value-type="float" office:value="0.079209" calcext:value-type="float">
            <text:p>0.079209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456" calcext:value-type="float">
            <text:p>72456</text:p>
          </table:table-cell>
          <table:table-cell office:value-type="float" office:value="67576" calcext:value-type="float">
            <text:p>67576</text:p>
          </table:table-cell>
          <table:table-cell office:value-type="float" office:value="1788" calcext:value-type="float">
            <text:p>1788</text:p>
          </table:table-cell>
          <table:table-cell office:value-type="float" office:value="1675" calcext:value-type="float">
            <text:p>1675</text:p>
          </table:table-cell>
          <table:table-cell office:value-type="float" office:value="1.059141" calcext:value-type="float">
            <text:p>1.059141</text:p>
          </table:table-cell>
          <table:table-cell office:value-type="float" office:value="100.517993" calcext:value-type="float">
            <text:p>100.517993</text:p>
          </table:table-cell>
          <table:table-cell office:value-type="float" office:value="99.458851" calcext:value-type="float">
            <text:p>99.458851</text:p>
          </table:table-cell>
          <table:table-cell office:value-type="float" office:value="0.005435" calcext:value-type="float">
            <text:p>0.005435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44" calcext:value-type="float">
            <text:p>3944</text:p>
          </table:table-cell>
          <table:table-cell office:value-type="float" office:value="752" calcext:value-type="float">
            <text:p>752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.031417" calcext:value-type="float">
            <text:p>1.031417</text:p>
          </table:table-cell>
          <table:table-cell office:value-type="float" office:value="100.550087" calcext:value-type="float">
            <text:p>100.550087</text:p>
          </table:table-cell>
          <table:table-cell office:value-type="float" office:value="99.518669" calcext:value-type="float">
            <text:p>99.51866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96" calcext:value-type="float">
            <text:p>1296</text:p>
          </table:table-cell>
          <table:table-cell office:value-type="float" office:value="1116" calcext:value-type="float">
            <text:p>11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.096048" calcext:value-type="float">
            <text:p>1.096048</text:p>
          </table:table-cell>
          <table:table-cell office:value-type="float" office:value="100.512143" calcext:value-type="float">
            <text:p>100.512143</text:p>
          </table:table-cell>
          <table:table-cell office:value-type="float" office:value="99.416095" calcext:value-type="float">
            <text:p>99.41609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04" calcext:value-type="float">
            <text:p>9504</text:p>
          </table:table-cell>
          <table:table-cell office:value-type="float" office:value="9168" calcext:value-type="float">
            <text:p>9168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4.484886" calcext:value-type="float">
            <text:p>4.484886</text:p>
          </table:table-cell>
          <table:table-cell office:value-type="float" office:value="100.531686" calcext:value-type="float">
            <text:p>100.531686</text:p>
          </table:table-cell>
          <table:table-cell office:value-type="float" office:value="96.0468" calcext:value-type="float">
            <text:p>96.0468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3.162112" calcext:value-type="float">
            <text:p>3.16211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11816064" calcext:value-type="float">
            <text:p>11816064</text:p>
          </table:table-cell>
          <table:table-cell office:value-type="float" office:value="19207" calcext:value-type="float">
            <text:p>19207</text:p>
          </table:table-cell>
          <table:table-cell office:value-type="float" office:value="11232" calcext:value-type="float">
            <text:p>11232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100.354645" calcext:value-type="float">
            <text:p>100.354645</text:p>
          </table:table-cell>
          <table:table-cell office:value-type="float" office:value="99.343916" calcext:value-type="float">
            <text:p>99.343916</text:p>
          </table:table-cell>
          <table:table-cell office:value-type="float" office:value="0.951528" calcext:value-type="float">
            <text:p>0.951528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205764" calcext:value-type="float">
            <text:p>20205764</text:p>
          </table:table-cell>
          <table:table-cell office:value-type="float" office:value="1006764" calcext:value-type="float">
            <text:p>1006764</text:p>
          </table:table-cell>
          <table:table-cell office:value-type="float" office:value="19207" calcext:value-type="float">
            <text:p>19207</text:p>
          </table:table-cell>
          <table:table-cell office:value-type="float" office:value="957" calcext:value-type="float">
            <text:p>957</text:p>
          </table:table-cell>
          <table:table-cell office:value-type="float" office:value="2.494323" calcext:value-type="float">
            <text:p>2.494323</text:p>
          </table:table-cell>
          <table:table-cell office:value-type="float" office:value="103.319378" calcext:value-type="float">
            <text:p>103.319378</text:p>
          </table:table-cell>
          <table:table-cell office:value-type="float" office:value="100.825055" calcext:value-type="float">
            <text:p>100.825055</text:p>
          </table:table-cell>
          <table:table-cell office:value-type="float" office:value="0.079882" calcext:value-type="float">
            <text:p>0.079882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4096" calcext:value-type="float">
            <text:p>64096</text:p>
          </table:table-cell>
          <table:table-cell office:value-type="float" office:value="58872" calcext:value-type="float">
            <text:p>58872</text:p>
          </table:table-cell>
          <table:table-cell office:value-type="float" office:value="1579" calcext:value-type="float">
            <text:p>1579</text:p>
          </table:table-cell>
          <table:table-cell office:value-type="float" office:value="1459" calcext:value-type="float">
            <text:p>1459</text:p>
          </table:table-cell>
          <table:table-cell office:value-type="float" office:value="1.054361" calcext:value-type="float">
            <text:p>1.054361</text:p>
          </table:table-cell>
          <table:table-cell office:value-type="float" office:value="102.807507" calcext:value-type="float">
            <text:p>102.807507</text:p>
          </table:table-cell>
          <table:table-cell office:value-type="float" office:value="101.753146" calcext:value-type="float">
            <text:p>101.753146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16" calcext:value-type="float">
            <text:p>4216</text:p>
          </table:table-cell>
          <table:table-cell office:value-type="float" office:value="1048" calcext:value-type="float">
            <text:p>104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1.026037" calcext:value-type="float">
            <text:p>1.026037</text:p>
          </table:table-cell>
          <table:table-cell office:value-type="float" office:value="102.808965" calcext:value-type="float">
            <text:p>102.808965</text:p>
          </table:table-cell>
          <table:table-cell office:value-type="float" office:value="101.782929" calcext:value-type="float">
            <text:p>101.782929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54" calcext:value-type="float">
            <text:p>1554</text:p>
          </table:table-cell>
          <table:table-cell office:value-type="float" office:value="1404" calcext:value-type="float">
            <text:p>140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.193534" calcext:value-type="float">
            <text:p>2.193534</text:p>
          </table:table-cell>
          <table:table-cell office:value-type="float" office:value="102.810591" calcext:value-type="float">
            <text:p>102.810591</text:p>
          </table:table-cell>
          <table:table-cell office:value-type="float" office:value="100.617057" calcext:value-type="float">
            <text:p>100.61705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496" calcext:value-type="float">
            <text:p>8496</text:p>
          </table:table-cell>
          <table:table-cell office:value-type="float" office:value="8448" calcext:value-type="float">
            <text:p>8448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3.828795" calcext:value-type="float">
            <text:p>3.828795</text:p>
          </table:table-cell>
          <table:table-cell office:value-type="float" office:value="100.371074" calcext:value-type="float">
            <text:p>100.371074</text:p>
          </table:table-cell>
          <table:table-cell office:value-type="float" office:value="96.542279" calcext:value-type="float">
            <text:p>96.5422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3.178496" calcext:value-type="float">
            <text:p>3.17849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11501516" calcext:value-type="float">
            <text:p>11501516</text:p>
          </table:table-cell>
          <table:table-cell office:value-type="float" office:value="19306" calcext:value-type="float">
            <text:p>19306</text:p>
          </table:table-cell>
          <table:table-cell office:value-type="float" office:value="10933" calcext:value-type="float">
            <text:p>10933</text:p>
          </table:table-cell>
          <table:table-cell office:value-type="float" office:value="1.00981" calcext:value-type="float">
            <text:p>1.00981</text:p>
          </table:table-cell>
          <table:table-cell office:value-type="float" office:value="100.502928" calcext:value-type="float">
            <text:p>100.502928</text:p>
          </table:table-cell>
          <table:table-cell office:value-type="float" office:value="99.493118" calcext:value-type="float">
            <text:p>99.493118</text:p>
          </table:table-cell>
          <table:table-cell office:value-type="float" office:value="0.924809" calcext:value-type="float">
            <text:p>0.924809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309912" calcext:value-type="float">
            <text:p>20309912</text:p>
          </table:table-cell>
          <table:table-cell office:value-type="float" office:value="972048" calcext:value-type="float">
            <text:p>972048</text:p>
          </table:table-cell>
          <table:table-cell office:value-type="float" office:value="19306" calcext:value-type="float">
            <text:p>19306</text:p>
          </table:table-cell>
          <table:table-cell office:value-type="float" office:value="924" calcext:value-type="float">
            <text:p>924</text:p>
          </table:table-cell>
          <table:table-cell office:value-type="float" office:value="1.582752" calcext:value-type="float">
            <text:p>1.582752</text:p>
          </table:table-cell>
          <table:table-cell office:value-type="float" office:value="100.551054" calcext:value-type="float">
            <text:p>100.551054</text:p>
          </table:table-cell>
          <table:table-cell office:value-type="float" office:value="98.968302" calcext:value-type="float">
            <text:p>98.968302</text:p>
          </table:table-cell>
          <table:table-cell office:value-type="float" office:value="0.078574" calcext:value-type="float">
            <text:p>0.078574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864" calcext:value-type="float">
            <text:p>75864</text:p>
          </table:table-cell>
          <table:table-cell office:value-type="float" office:value="71344" calcext:value-type="float">
            <text:p>71344</text:p>
          </table:table-cell>
          <table:table-cell office:value-type="float" office:value="1873" calcext:value-type="float">
            <text:p>1873</text:p>
          </table:table-cell>
          <table:table-cell office:value-type="float" office:value="1768" calcext:value-type="float">
            <text:p>1768</text:p>
          </table:table-cell>
          <table:table-cell office:value-type="float" office:value="1.371602" calcext:value-type="float">
            <text:p>1.371602</text:p>
          </table:table-cell>
          <table:table-cell office:value-type="float" office:value="100.695438" calcext:value-type="float">
            <text:p>100.695438</text:p>
          </table:table-cell>
          <table:table-cell office:value-type="float" office:value="99.323836" calcext:value-type="float">
            <text:p>99.323836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72" calcext:value-type="float">
            <text:p>3872</text:p>
          </table:table-cell>
          <table:table-cell office:value-type="float" office:value="1248" calcext:value-type="float">
            <text:p>1248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.288147" calcext:value-type="float">
            <text:p>1.288147</text:p>
          </table:table-cell>
          <table:table-cell office:value-type="float" office:value="100.706313" calcext:value-type="float">
            <text:p>100.706313</text:p>
          </table:table-cell>
          <table:table-cell office:value-type="float" office:value="99.418166" calcext:value-type="float">
            <text:p>99.4181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96" calcext:value-type="float">
            <text:p>1296</text:p>
          </table:table-cell>
          <table:table-cell office:value-type="float" office:value="1026" calcext:value-type="float">
            <text:p>102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.444037" calcext:value-type="float">
            <text:p>1.444037</text:p>
          </table:table-cell>
          <table:table-cell office:value-type="float" office:value="99.854899" calcext:value-type="float">
            <text:p>99.854899</text:p>
          </table:table-cell>
          <table:table-cell office:value-type="float" office:value="98.410863" calcext:value-type="float">
            <text:p>98.410863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74" calcext:value-type="float">
            <text:p>9774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3.0174" calcext:value-type="float">
            <text:p>3.0174</text:p>
          </table:table-cell>
          <table:table-cell office:value-type="float" office:value="100.707819" calcext:value-type="float">
            <text:p>100.707819</text:p>
          </table:table-cell>
          <table:table-cell office:value-type="float" office:value="97.690419" calcext:value-type="float">
            <text:p>97.6904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19488" calcext:value-type="float">
            <text:p>3.1948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11779244" calcext:value-type="float">
            <text:p>11779244</text:p>
          </table:table-cell>
          <table:table-cell office:value-type="float" office:value="19404" calcext:value-type="float">
            <text:p>19404</text:p>
          </table:table-cell>
          <table:table-cell office:value-type="float" office:value="11197" calcext:value-type="float">
            <text:p>11197</text:p>
          </table:table-cell>
          <table:table-cell office:value-type="float" office:value="1.008809" calcext:value-type="float">
            <text:p>1.008809</text:p>
          </table:table-cell>
          <table:table-cell office:value-type="float" office:value="100.799706" calcext:value-type="float">
            <text:p>100.799706</text:p>
          </table:table-cell>
          <table:table-cell office:value-type="float" office:value="99.790898" calcext:value-type="float">
            <text:p>99.790898</text:p>
          </table:table-cell>
          <table:table-cell office:value-type="float" office:value="0.944314" calcext:value-type="float">
            <text:p>0.944314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413008" calcext:value-type="float">
            <text:p>20413008</text:p>
          </table:table-cell>
          <table:table-cell office:value-type="float" office:value="957320" calcext:value-type="float">
            <text:p>957320</text:p>
          </table:table-cell>
          <table:table-cell office:value-type="float" office:value="19404" calcext:value-type="float">
            <text:p>19404</text:p>
          </table:table-cell>
          <table:table-cell office:value-type="float" office:value="910" calcext:value-type="float">
            <text:p>910</text:p>
          </table:table-cell>
          <table:table-cell office:value-type="float" office:value="1.178737" calcext:value-type="float">
            <text:p>1.178737</text:p>
          </table:table-cell>
          <table:table-cell office:value-type="float" office:value="99.829281" calcext:value-type="float">
            <text:p>99.829281</text:p>
          </table:table-cell>
          <table:table-cell office:value-type="float" office:value="98.650544" calcext:value-type="float">
            <text:p>98.650544</text:p>
          </table:table-cell>
          <table:table-cell office:value-type="float" office:value="0.077633" calcext:value-type="float">
            <text:p>0.077633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504" calcext:value-type="float">
            <text:p>73504</text:p>
          </table:table-cell>
          <table:table-cell office:value-type="float" office:value="67680" calcext:value-type="float">
            <text:p>67680</text:p>
          </table:table-cell>
          <table:table-cell office:value-type="float" office:value="1814" calcext:value-type="float">
            <text:p>1814</text:p>
          </table:table-cell>
          <table:table-cell office:value-type="float" office:value="1678" calcext:value-type="float">
            <text:p>1678</text:p>
          </table:table-cell>
          <table:table-cell office:value-type="float" office:value="1.055067" calcext:value-type="float">
            <text:p>1.055067</text:p>
          </table:table-cell>
          <table:table-cell office:value-type="float" office:value="100.287035" calcext:value-type="float">
            <text:p>100.287035</text:p>
          </table:table-cell>
          <table:table-cell office:value-type="float" office:value="99.231968" calcext:value-type="float">
            <text:p>99.231968</text:p>
          </table:table-cell>
          <table:table-cell office:value-type="float" office:value="0.005456" calcext:value-type="float">
            <text:p>0.005456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48" calcext:value-type="float">
            <text:p>4048</text:p>
          </table:table-cell>
          <table:table-cell office:value-type="float" office:value="992" calcext:value-type="float">
            <text:p>992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.033772" calcext:value-type="float">
            <text:p>1.033772</text:p>
          </table:table-cell>
          <table:table-cell office:value-type="float" office:value="100.801265" calcext:value-type="float">
            <text:p>100.801265</text:p>
          </table:table-cell>
          <table:table-cell office:value-type="float" office:value="99.767493" calcext:value-type="float">
            <text:p>99.76749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16" calcext:value-type="float">
            <text:p>1116</text:p>
          </table:table-cell>
          <table:table-cell office:value-type="float" office:value="1056" calcext:value-type="float">
            <text:p>105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.099563" calcext:value-type="float">
            <text:p>1.099563</text:p>
          </table:table-cell>
          <table:table-cell office:value-type="float" office:value="99.860879" calcext:value-type="float">
            <text:p>99.860879</text:p>
          </table:table-cell>
          <table:table-cell office:value-type="float" office:value="98.761317" calcext:value-type="float">
            <text:p>98.761317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216" calcext:value-type="float">
            <text:p>921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.46358" calcext:value-type="float">
            <text:p>2.46358</text:p>
          </table:table-cell>
          <table:table-cell office:value-type="float" office:value="100.576148" calcext:value-type="float">
            <text:p>100.576148</text:p>
          </table:table-cell>
          <table:table-cell office:value-type="float" office:value="98.112568" calcext:value-type="float">
            <text:p>98.112568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3.211264" calcext:value-type="float">
            <text:p>3.21126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11547804" calcext:value-type="float">
            <text:p>11547804</text:p>
          </table:table-cell>
          <table:table-cell office:value-type="float" office:value="19504" calcext:value-type="float">
            <text:p>19504</text:p>
          </table:table-cell>
          <table:table-cell office:value-type="float" office:value="10977" calcext:value-type="float">
            <text:p>10977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100.498929" calcext:value-type="float">
            <text:p>100.498929</text:p>
          </table:table-cell>
          <table:table-cell office:value-type="float" office:value="99.480923" calcext:value-type="float">
            <text:p>99.480923</text:p>
          </table:table-cell>
          <table:table-cell office:value-type="float" office:value="0.928645" calcext:value-type="float">
            <text:p>0.928645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518208" calcext:value-type="float">
            <text:p>20518208</text:p>
          </table:table-cell>
          <table:table-cell office:value-type="float" office:value="875264" calcext:value-type="float">
            <text:p>875264</text:p>
          </table:table-cell>
          <table:table-cell office:value-type="float" office:value="19504" calcext:value-type="float">
            <text:p>19504</text:p>
          </table:table-cell>
          <table:table-cell office:value-type="float" office:value="832" calcext:value-type="float">
            <text:p>832</text:p>
          </table:table-cell>
          <table:table-cell office:value-type="float" office:value="1.102957" calcext:value-type="float">
            <text:p>1.102957</text:p>
          </table:table-cell>
          <table:table-cell office:value-type="float" office:value="100.589285" calcext:value-type="float">
            <text:p>100.589285</text:p>
          </table:table-cell>
          <table:table-cell office:value-type="float" office:value="99.486328" calcext:value-type="float">
            <text:p>99.486328</text:p>
          </table:table-cell>
          <table:table-cell office:value-type="float" office:value="0.070383" calcext:value-type="float">
            <text:p>0.070383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176" calcext:value-type="float">
            <text:p>77176</text:p>
          </table:table-cell>
          <table:table-cell office:value-type="float" office:value="71968" calcext:value-type="float">
            <text:p>71968</text:p>
          </table:table-cell>
          <table:table-cell office:value-type="float" office:value="1907" calcext:value-type="float">
            <text:p>1907</text:p>
          </table:table-cell>
          <table:table-cell office:value-type="float" office:value="1786" calcext:value-type="float">
            <text:p>1786</text:p>
          </table:table-cell>
          <table:table-cell office:value-type="float" office:value="1.012612" calcext:value-type="float">
            <text:p>1.012612</text:p>
          </table:table-cell>
          <table:table-cell office:value-type="float" office:value="100.765006" calcext:value-type="float">
            <text:p>100.765006</text:p>
          </table:table-cell>
          <table:table-cell office:value-type="float" office:value="99.752394" calcext:value-type="float">
            <text:p>99.752394</text:p>
          </table:table-cell>
          <table:table-cell office:value-type="float" office:value="0.005772" calcext:value-type="float">
            <text:p>0.005772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52" calcext:value-type="float">
            <text:p>4352</text:p>
          </table:table-cell>
          <table:table-cell office:value-type="float" office:value="1120" calcext:value-type="float">
            <text:p>112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.019665" calcext:value-type="float">
            <text:p>1.019665</text:p>
          </table:table-cell>
          <table:table-cell office:value-type="float" office:value="90.09394" calcext:value-type="float">
            <text:p>90.09394</text:p>
          </table:table-cell>
          <table:table-cell office:value-type="float" office:value="89.074274" calcext:value-type="float">
            <text:p>89.07427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320" calcext:value-type="float">
            <text:p>132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.040328" calcext:value-type="float">
            <text:p>1.040328</text:p>
          </table:table-cell>
          <table:table-cell office:value-type="float" office:value="100.593639" calcext:value-type="float">
            <text:p>100.593639</text:p>
          </table:table-cell>
          <table:table-cell office:value-type="float" office:value="99.553311" calcext:value-type="float">
            <text:p>99.55331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880" calcext:value-type="float">
            <text:p>888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2.436952" calcext:value-type="float">
            <text:p>2.436952</text:p>
          </table:table-cell>
          <table:table-cell office:value-type="float" office:value="100.049785" calcext:value-type="float">
            <text:p>100.049785</text:p>
          </table:table-cell>
          <table:table-cell office:value-type="float" office:value="97.612833" calcext:value-type="float">
            <text:p>97.612833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3.227648" calcext:value-type="float">
            <text:p>3.227648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11286908" calcext:value-type="float">
            <text:p>11286908</text:p>
          </table:table-cell>
          <table:table-cell office:value-type="float" office:value="19603" calcext:value-type="float">
            <text:p>19603</text:p>
          </table:table-cell>
          <table:table-cell office:value-type="float" office:value="10729" calcext:value-type="float">
            <text:p>10729</text:p>
          </table:table-cell>
          <table:table-cell office:value-type="float" office:value="1.011589" calcext:value-type="float">
            <text:p>1.011589</text:p>
          </table:table-cell>
          <table:table-cell office:value-type="float" office:value="100.540603" calcext:value-type="float">
            <text:p>100.540603</text:p>
          </table:table-cell>
          <table:table-cell office:value-type="float" office:value="99.529014" calcext:value-type="float">
            <text:p>99.529014</text:p>
          </table:table-cell>
          <table:table-cell office:value-type="float" office:value="0.907226" calcext:value-type="float">
            <text:p>0.907226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622356" calcext:value-type="float">
            <text:p>20622356</text:p>
          </table:table-cell>
          <table:table-cell office:value-type="float" office:value="1027804" calcext:value-type="float">
            <text:p>1027804</text:p>
          </table:table-cell>
          <table:table-cell office:value-type="float" office:value="19603" calcext:value-type="float">
            <text:p>19603</text:p>
          </table:table-cell>
          <table:table-cell office:value-type="float" office:value="977" calcext:value-type="float">
            <text:p>977</text:p>
          </table:table-cell>
          <table:table-cell office:value-type="float" office:value="1.187109" calcext:value-type="float">
            <text:p>1.187109</text:p>
          </table:table-cell>
          <table:table-cell office:value-type="float" office:value="99.728961" calcext:value-type="float">
            <text:p>99.728961</text:p>
          </table:table-cell>
          <table:table-cell office:value-type="float" office:value="98.541852" calcext:value-type="float">
            <text:p>98.541852</text:p>
          </table:table-cell>
          <table:table-cell office:value-type="float" office:value="0.083441" calcext:value-type="float">
            <text:p>0.08344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088" calcext:value-type="float">
            <text:p>79088</text:p>
          </table:table-cell>
          <table:table-cell office:value-type="float" office:value="73952" calcext:value-type="float">
            <text:p>73952</text:p>
          </table:table-cell>
          <table:table-cell office:value-type="float" office:value="1954" calcext:value-type="float">
            <text:p>1954</text:p>
          </table:table-cell>
          <table:table-cell office:value-type="float" office:value="1835" calcext:value-type="float">
            <text:p>1835</text:p>
          </table:table-cell>
          <table:table-cell office:value-type="float" office:value="1.053407" calcext:value-type="float">
            <text:p>1.053407</text:p>
          </table:table-cell>
          <table:table-cell office:value-type="float" office:value="101.009893" calcext:value-type="float">
            <text:p>101.009893</text:p>
          </table:table-cell>
          <table:table-cell office:value-type="float" office:value="99.956487" calcext:value-type="float">
            <text:p>99.956487</text:p>
          </table:table-cell>
          <table:table-cell office:value-type="float" office:value="0.005919" calcext:value-type="float">
            <text:p>0.005919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60" calcext:value-type="float">
            <text:p>4160</text:p>
          </table:table-cell>
          <table:table-cell office:value-type="float" office:value="720" calcext:value-type="float">
            <text:p>72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.026637" calcext:value-type="float">
            <text:p>1.026637</text:p>
          </table:table-cell>
          <table:table-cell office:value-type="float" office:value="95.492955" calcext:value-type="float">
            <text:p>95.492955</text:p>
          </table:table-cell>
          <table:table-cell office:value-type="float" office:value="94.466318" calcext:value-type="float">
            <text:p>94.46631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6" calcext:value-type="float">
            <text:p>1416</text:p>
          </table:table-cell>
          <table:table-cell office:value-type="float" office:value="1266" calcext:value-type="float">
            <text:p>126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.103677" calcext:value-type="float">
            <text:p>1.103677</text:p>
          </table:table-cell>
          <table:table-cell office:value-type="float" office:value="95.495959" calcext:value-type="float">
            <text:p>95.495959</text:p>
          </table:table-cell>
          <table:table-cell office:value-type="float" office:value="94.392283" calcext:value-type="float">
            <text:p>94.39228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00" calcext:value-type="float">
            <text:p>96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.834163" calcext:value-type="float">
            <text:p>2.834163</text:p>
          </table:table-cell>
          <table:table-cell office:value-type="float" office:value="100.172907" calcext:value-type="float">
            <text:p>100.172907</text:p>
          </table:table-cell>
          <table:table-cell office:value-type="float" office:value="97.338744" calcext:value-type="float">
            <text:p>97.338744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3.244032" calcext:value-type="float">
            <text:p>3.244032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11337404" calcext:value-type="float">
            <text:p>11337404</text:p>
          </table:table-cell>
          <table:table-cell office:value-type="float" office:value="19701" calcext:value-type="float">
            <text:p>19701</text:p>
          </table:table-cell>
          <table:table-cell office:value-type="float" office:value="10777" calcext:value-type="float">
            <text:p>10777</text:p>
          </table:table-cell>
          <table:table-cell office:value-type="float" office:value="1.011429" calcext:value-type="float">
            <text:p>1.011429</text:p>
          </table:table-cell>
          <table:table-cell office:value-type="float" office:value="100.503372" calcext:value-type="float">
            <text:p>100.503372</text:p>
          </table:table-cell>
          <table:table-cell office:value-type="float" office:value="99.491943" calcext:value-type="float">
            <text:p>99.491943</text:p>
          </table:table-cell>
          <table:table-cell office:value-type="float" office:value="0.911624" calcext:value-type="float">
            <text:p>0.911624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725452" calcext:value-type="float">
            <text:p>20725452</text:p>
          </table:table-cell>
          <table:table-cell office:value-type="float" office:value="942592" calcext:value-type="float">
            <text:p>942592</text:p>
          </table:table-cell>
          <table:table-cell office:value-type="float" office:value="19701" calcext:value-type="float">
            <text:p>19701</text:p>
          </table:table-cell>
          <table:table-cell office:value-type="float" office:value="896" calcext:value-type="float">
            <text:p>896</text:p>
          </table:table-cell>
          <table:table-cell office:value-type="float" office:value="1.604383" calcext:value-type="float">
            <text:p>1.604383</text:p>
          </table:table-cell>
          <table:table-cell office:value-type="float" office:value="100.718968" calcext:value-type="float">
            <text:p>100.718968</text:p>
          </table:table-cell>
          <table:table-cell office:value-type="float" office:value="99.114585" calcext:value-type="float">
            <text:p>99.114585</text:p>
          </table:table-cell>
          <table:table-cell office:value-type="float" office:value="0.076081" calcext:value-type="float">
            <text:p>0.076081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8408" calcext:value-type="float">
            <text:p>88408</text:p>
          </table:table-cell>
          <table:table-cell office:value-type="float" office:value="82368" calcext:value-type="float">
            <text:p>82368</text:p>
          </table:table-cell>
          <table:table-cell office:value-type="float" office:value="2187" calcext:value-type="float">
            <text:p>2187</text:p>
          </table:table-cell>
          <table:table-cell office:value-type="float" office:value="2046" calcext:value-type="float">
            <text:p>2046</text:p>
          </table:table-cell>
          <table:table-cell office:value-type="float" office:value="1.377468" calcext:value-type="float">
            <text:p>1.377468</text:p>
          </table:table-cell>
          <table:table-cell office:value-type="float" office:value="100.984198" calcext:value-type="float">
            <text:p>100.984198</text:p>
          </table:table-cell>
          <table:table-cell office:value-type="float" office:value="99.60673" calcext:value-type="float">
            <text:p>99.60673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0" calcext:value-type="float">
            <text:p>4000</text:p>
          </table:table-cell>
          <table:table-cell office:value-type="float" office:value="1232" calcext:value-type="float">
            <text:p>1232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1.304801" calcext:value-type="float">
            <text:p>1.304801</text:p>
          </table:table-cell>
          <table:table-cell office:value-type="float" office:value="100.730524" calcext:value-type="float">
            <text:p>100.730524</text:p>
          </table:table-cell>
          <table:table-cell office:value-type="float" office:value="99.425723" calcext:value-type="float">
            <text:p>99.425723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64" calcext:value-type="float">
            <text:p>1164</text:p>
          </table:table-cell>
          <table:table-cell office:value-type="float" office:value="984" calcext:value-type="float">
            <text:p>98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.460212" calcext:value-type="float">
            <text:p>1.460212</text:p>
          </table:table-cell>
          <table:table-cell office:value-type="float" office:value="100.929645" calcext:value-type="float">
            <text:p>100.929645</text:p>
          </table:table-cell>
          <table:table-cell office:value-type="float" office:value="99.469433" calcext:value-type="float">
            <text:p>99.469433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880" calcext:value-type="float">
            <text:p>888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3.207835" calcext:value-type="float">
            <text:p>3.207835</text:p>
          </table:table-cell>
          <table:table-cell office:value-type="float" office:value="100.181047" calcext:value-type="float">
            <text:p>100.181047</text:p>
          </table:table-cell>
          <table:table-cell office:value-type="float" office:value="96.973212" calcext:value-type="float">
            <text:p>96.973212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3.260416" calcext:value-type="float">
            <text:p>3.260416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11524660" calcext:value-type="float">
            <text:p>11524660</text:p>
          </table:table-cell>
          <table:table-cell office:value-type="float" office:value="19800" calcext:value-type="float">
            <text:p>19800</text:p>
          </table:table-cell>
          <table:table-cell office:value-type="float" office:value="10955" calcext:value-type="float">
            <text:p>10955</text:p>
          </table:table-cell>
          <table:table-cell office:value-type="float" office:value="1.009689" calcext:value-type="float">
            <text:p>1.009689</text:p>
          </table:table-cell>
          <table:table-cell office:value-type="float" office:value="100.647377" calcext:value-type="float">
            <text:p>100.647377</text:p>
          </table:table-cell>
          <table:table-cell office:value-type="float" office:value="99.637688" calcext:value-type="float">
            <text:p>99.637688</text:p>
          </table:table-cell>
          <table:table-cell office:value-type="float" office:value="0.925325" calcext:value-type="float">
            <text:p>0.925325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829600" calcext:value-type="float">
            <text:p>20829600</text:p>
          </table:table-cell>
          <table:table-cell office:value-type="float" office:value="944696" calcext:value-type="float">
            <text:p>944696</text:p>
          </table:table-cell>
          <table:table-cell office:value-type="float" office:value="19800" calcext:value-type="float">
            <text:p>19800</text:p>
          </table:table-cell>
          <table:table-cell office:value-type="float" office:value="898" calcext:value-type="float">
            <text:p>898</text:p>
          </table:table-cell>
          <table:table-cell office:value-type="float" office:value="1.156201" calcext:value-type="float">
            <text:p>1.156201</text:p>
          </table:table-cell>
          <table:table-cell office:value-type="float" office:value="101.193823" calcext:value-type="float">
            <text:p>101.193823</text:p>
          </table:table-cell>
          <table:table-cell office:value-type="float" office:value="100.037621" calcext:value-type="float">
            <text:p>100.037621</text:p>
          </table:table-cell>
          <table:table-cell office:value-type="float" office:value="0.075547" calcext:value-type="float">
            <text:p>0.075547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776" calcext:value-type="float">
            <text:p>75776</text:p>
          </table:table-cell>
          <table:table-cell office:value-type="float" office:value="69920" calcext:value-type="float">
            <text:p>69920</text:p>
          </table:table-cell>
          <table:table-cell office:value-type="float" office:value="1871" calcext:value-type="float">
            <text:p>1871</text:p>
          </table:table-cell>
          <table:table-cell office:value-type="float" office:value="1734" calcext:value-type="float">
            <text:p>1734</text:p>
          </table:table-cell>
          <table:table-cell office:value-type="float" office:value="1.050666" calcext:value-type="float">
            <text:p>1.050666</text:p>
          </table:table-cell>
          <table:table-cell office:value-type="float" office:value="100.656383" calcext:value-type="float">
            <text:p>100.656383</text:p>
          </table:table-cell>
          <table:table-cell office:value-type="float" office:value="99.605717" calcext:value-type="float">
            <text:p>99.605717</text:p>
          </table:table-cell>
          <table:table-cell office:value-type="float" office:value="0.005616" calcext:value-type="float">
            <text:p>0.005616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48" calcext:value-type="float">
            <text:p>3648</text:p>
          </table:table-cell>
          <table:table-cell office:value-type="float" office:value="880" calcext:value-type="float">
            <text:p>880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1.023616" calcext:value-type="float">
            <text:p>1.023616</text:p>
          </table:table-cell>
          <table:table-cell office:value-type="float" office:value="96.365159" calcext:value-type="float">
            <text:p>96.365159</text:p>
          </table:table-cell>
          <table:table-cell office:value-type="float" office:value="95.341543" calcext:value-type="float">
            <text:p>95.341543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02" calcext:value-type="float">
            <text:p>1002</text:p>
          </table:table-cell>
          <table:table-cell office:value-type="float" office:value="912" calcext:value-type="float">
            <text:p>9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.088653" calcext:value-type="float">
            <text:p>1.088653</text:p>
          </table:table-cell>
          <table:table-cell office:value-type="float" office:value="100.167691" calcext:value-type="float">
            <text:p>100.167691</text:p>
          </table:table-cell>
          <table:table-cell office:value-type="float" office:value="99.079038" calcext:value-type="float">
            <text:p>99.079038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10224" calcext:value-type="float">
            <text:p>10224</text:p>
          </table:table-cell>
          <table:table-cell office:value-type="float" office:value="10080" calcext:value-type="float">
            <text:p>10080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3.359697" calcext:value-type="float">
            <text:p>3.359697</text:p>
          </table:table-cell>
          <table:table-cell office:value-type="float" office:value="100.232306" calcext:value-type="float">
            <text:p>100.232306</text:p>
          </table:table-cell>
          <table:table-cell office:value-type="float" office:value="96.872609" calcext:value-type="float">
            <text:p>96.872609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3.2768" calcext:value-type="float">
            <text:p>3.2768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11621444" calcext:value-type="float">
            <text:p>11621444</text:p>
          </table:table-cell>
          <table:table-cell office:value-type="float" office:value="19900" calcext:value-type="float">
            <text:p>19900</text:p>
          </table:table-cell>
          <table:table-cell office:value-type="float" office:value="11047" calcext:value-type="float">
            <text:p>11047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00.536703" calcext:value-type="float">
            <text:p>100.536703</text:p>
          </table:table-cell>
          <table:table-cell office:value-type="float" office:value="99.523014" calcext:value-type="float">
            <text:p>99.523014</text:p>
          </table:table-cell>
          <table:table-cell office:value-type="float" office:value="0.934171" calcext:value-type="float">
            <text:p>0.934171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0934800" calcext:value-type="float">
            <text:p>20934800</text:p>
          </table:table-cell>
          <table:table-cell office:value-type="float" office:value="936280" calcext:value-type="float">
            <text:p>936280</text:p>
          </table:table-cell>
          <table:table-cell office:value-type="float" office:value="19900" calcext:value-type="float">
            <text:p>19900</text:p>
          </table:table-cell>
          <table:table-cell office:value-type="float" office:value="890" calcext:value-type="float">
            <text:p>890</text:p>
          </table:table-cell>
          <table:table-cell office:value-type="float" office:value="1.234114" calcext:value-type="float">
            <text:p>1.234114</text:p>
          </table:table-cell>
          <table:table-cell office:value-type="float" office:value="103.468421" calcext:value-type="float">
            <text:p>103.468421</text:p>
          </table:table-cell>
          <table:table-cell office:value-type="float" office:value="102.234307" calcext:value-type="float">
            <text:p>102.234307</text:p>
          </table:table-cell>
          <table:table-cell office:value-type="float" office:value="0.073265" calcext:value-type="float">
            <text:p>0.07326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488" calcext:value-type="float">
            <text:p>72488</text:p>
          </table:table-cell>
          <table:table-cell office:value-type="float" office:value="66440" calcext:value-type="float">
            <text:p>66440</text:p>
          </table:table-cell>
          <table:table-cell office:value-type="float" office:value="1789" calcext:value-type="float">
            <text:p>1789</text:p>
          </table:table-cell>
          <table:table-cell office:value-type="float" office:value="1649" calcext:value-type="float">
            <text:p>1649</text:p>
          </table:table-cell>
          <table:table-cell office:value-type="float" office:value="1.048072" calcext:value-type="float">
            <text:p>1.048072</text:p>
          </table:table-cell>
          <table:table-cell office:value-type="float" office:value="102.966885" calcext:value-type="float">
            <text:p>102.966885</text:p>
          </table:table-cell>
          <table:table-cell office:value-type="float" office:value="101.918813" calcext:value-type="float">
            <text:p>101.918813</text:p>
          </table:table-cell>
          <table:table-cell office:value-type="float" office:value="0.005215" calcext:value-type="float">
            <text:p>0.005215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64" calcext:value-type="float">
            <text:p>4064</text:p>
          </table:table-cell>
          <table:table-cell office:value-type="float" office:value="664" calcext:value-type="float">
            <text:p>66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.020902" calcext:value-type="float">
            <text:p>1.020902</text:p>
          </table:table-cell>
          <table:table-cell office:value-type="float" office:value="102.975544" calcext:value-type="float">
            <text:p>102.975544</text:p>
          </table:table-cell>
          <table:table-cell office:value-type="float" office:value="101.954642" calcext:value-type="float">
            <text:p>101.95464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26" calcext:value-type="float">
            <text:p>10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105111" calcext:value-type="float">
            <text:p>1.105111</text:p>
          </table:table-cell>
          <table:table-cell office:value-type="float" office:value="102.968491" calcext:value-type="float">
            <text:p>102.968491</text:p>
          </table:table-cell>
          <table:table-cell office:value-type="float" office:value="101.86338" calcext:value-type="float">
            <text:p>101.86338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20" calcext:value-type="float">
            <text:p>912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.557768" calcext:value-type="float">
            <text:p>2.557768</text:p>
          </table:table-cell>
          <table:table-cell office:value-type="float" office:value="100.088296" calcext:value-type="float">
            <text:p>100.088296</text:p>
          </table:table-cell>
          <table:table-cell office:value-type="float" office:value="97.530527" calcext:value-type="float">
            <text:p>97.530527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3.293184" calcext:value-type="float">
            <text:p>3.29318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11730852" calcext:value-type="float">
            <text:p>11730852</text:p>
          </table:table-cell>
          <table:table-cell office:value-type="float" office:value="19999" calcext:value-type="float">
            <text:p>19999</text:p>
          </table:table-cell>
          <table:table-cell office:value-type="float" office:value="11151" calcext:value-type="float">
            <text:p>11151</text:p>
          </table:table-cell>
          <table:table-cell office:value-type="float" office:value="1.016041" calcext:value-type="float">
            <text:p>1.016041</text:p>
          </table:table-cell>
          <table:table-cell office:value-type="float" office:value="100.344181" calcext:value-type="float">
            <text:p>100.344181</text:p>
          </table:table-cell>
          <table:table-cell office:value-type="float" office:value="99.32814" calcext:value-type="float">
            <text:p>99.32814</text:p>
          </table:table-cell>
          <table:table-cell office:value-type="float" office:value="0.944816" calcext:value-type="float">
            <text:p>0.944816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038948" calcext:value-type="float">
            <text:p>21038948</text:p>
          </table:table-cell>
          <table:table-cell office:value-type="float" office:value="948904" calcext:value-type="float">
            <text:p>948904</text:p>
          </table:table-cell>
          <table:table-cell office:value-type="float" office:value="19999" calcext:value-type="float">
            <text:p>19999</text:p>
          </table:table-cell>
          <table:table-cell office:value-type="float" office:value="902" calcext:value-type="float">
            <text:p>902</text:p>
          </table:table-cell>
          <table:table-cell office:value-type="float" office:value="1.07955" calcext:value-type="float">
            <text:p>1.07955</text:p>
          </table:table-cell>
          <table:table-cell office:value-type="float" office:value="100.283304" calcext:value-type="float">
            <text:p>100.283304</text:p>
          </table:table-cell>
          <table:table-cell office:value-type="float" office:value="99.203754" calcext:value-type="float">
            <text:p>99.203754</text:p>
          </table:table-cell>
          <table:table-cell office:value-type="float" office:value="0.076522" calcext:value-type="float">
            <text:p>0.076522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392" calcext:value-type="float">
            <text:p>71392</text:p>
          </table:table-cell>
          <table:table-cell office:value-type="float" office:value="65976" calcext:value-type="float">
            <text:p>65976</text:p>
          </table:table-cell>
          <table:table-cell office:value-type="float" office:value="1762" calcext:value-type="float">
            <text:p>1762</text:p>
          </table:table-cell>
          <table:table-cell office:value-type="float" office:value="1637" calcext:value-type="float">
            <text:p>1637</text:p>
          </table:table-cell>
          <table:table-cell office:value-type="float" office:value="1.009212" calcext:value-type="float">
            <text:p>1.009212</text:p>
          </table:table-cell>
          <table:table-cell office:value-type="float" office:value="100.600969" calcext:value-type="float">
            <text:p>100.600969</text:p>
          </table:table-cell>
          <table:table-cell office:value-type="float" office:value="99.591757" calcext:value-type="float">
            <text:p>99.591757</text:p>
          </table:table-cell>
          <table:table-cell office:value-type="float" office:value="0.0053" calcext:value-type="float">
            <text:p>0.0053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16" calcext:value-type="float">
            <text:p>4416</text:p>
          </table:table-cell>
          <table:table-cell office:value-type="float" office:value="784" calcext:value-type="float">
            <text:p>78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.018253" calcext:value-type="float">
            <text:p>1.018253</text:p>
          </table:table-cell>
          <table:table-cell office:value-type="float" office:value="97.246566" calcext:value-type="float">
            <text:p>97.246566</text:p>
          </table:table-cell>
          <table:table-cell office:value-type="float" office:value="96.228313" calcext:value-type="float">
            <text:p>96.228313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380" calcext:value-type="float">
            <text:p>138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.038722" calcext:value-type="float">
            <text:p>1.038722</text:p>
          </table:table-cell>
          <table:table-cell office:value-type="float" office:value="97.233819" calcext:value-type="float">
            <text:p>97.233819</text:p>
          </table:table-cell>
          <table:table-cell office:value-type="float" office:value="96.195097" calcext:value-type="float">
            <text:p>96.19509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92" calcext:value-type="float">
            <text:p>9792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.683538" calcext:value-type="float">
            <text:p>2.683538</text:p>
          </table:table-cell>
          <table:table-cell office:value-type="float" office:value="99.251746" calcext:value-type="float">
            <text:p>99.251746</text:p>
          </table:table-cell>
          <table:table-cell office:value-type="float" office:value="96.568208" calcext:value-type="float">
            <text:p>96.568208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3.309568" calcext:value-type="float">
            <text:p>3.309568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12321024" calcext:value-type="float">
            <text:p>12321024</text:p>
          </table:table-cell>
          <table:table-cell office:value-type="float" office:value="20098" calcext:value-type="float">
            <text:p>20098</text:p>
          </table:table-cell>
          <table:table-cell office:value-type="float" office:value="11712" calcext:value-type="float">
            <text:p>11712</text:p>
          </table:table-cell>
          <table:table-cell office:value-type="float" office:value="1.010609" calcext:value-type="float">
            <text:p>1.010609</text:p>
          </table:table-cell>
          <table:table-cell office:value-type="float" office:value="100.493268" calcext:value-type="float">
            <text:p>100.493268</text:p>
          </table:table-cell>
          <table:table-cell office:value-type="float" office:value="99.48266" calcext:value-type="float">
            <text:p>99.48266</text:p>
          </table:table-cell>
          <table:table-cell office:value-type="float" office:value="0.990808" calcext:value-type="float">
            <text:p>0.99080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143096" calcext:value-type="float">
            <text:p>21143096</text:p>
          </table:table-cell>
          <table:table-cell office:value-type="float" office:value="812144" calcext:value-type="float">
            <text:p>812144</text:p>
          </table:table-cell>
          <table:table-cell office:value-type="float" office:value="20098" calcext:value-type="float">
            <text:p>20098</text:p>
          </table:table-cell>
          <table:table-cell office:value-type="float" office:value="772" calcext:value-type="float">
            <text:p>772</text:p>
          </table:table-cell>
          <table:table-cell office:value-type="float" office:value="2.712525" calcext:value-type="float">
            <text:p>2.712525</text:p>
          </table:table-cell>
          <table:table-cell office:value-type="float" office:value="101.062011" calcext:value-type="float">
            <text:p>101.062011</text:p>
          </table:table-cell>
          <table:table-cell office:value-type="float" office:value="98.349486" calcext:value-type="float">
            <text:p>98.349486</text:p>
          </table:table-cell>
          <table:table-cell office:value-type="float" office:value="0.066062" calcext:value-type="float">
            <text:p>0.066062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144" calcext:value-type="float">
            <text:p>73144</text:p>
          </table:table-cell>
          <table:table-cell office:value-type="float" office:value="67968" calcext:value-type="float">
            <text:p>67968</text:p>
          </table:table-cell>
          <table:table-cell office:value-type="float" office:value="1808" calcext:value-type="float">
            <text:p>1808</text:p>
          </table:table-cell>
          <table:table-cell office:value-type="float" office:value="1687" calcext:value-type="float">
            <text:p>1687</text:p>
          </table:table-cell>
          <table:table-cell office:value-type="float" office:value="1.086599" calcext:value-type="float">
            <text:p>1.086599</text:p>
          </table:table-cell>
          <table:table-cell office:value-type="float" office:value="100.715559" calcext:value-type="float">
            <text:p>100.715559</text:p>
          </table:table-cell>
          <table:table-cell office:value-type="float" office:value="99.62896" calcext:value-type="float">
            <text:p>99.62896</text:p>
          </table:table-cell>
          <table:table-cell office:value-type="float" office:value="0.005458" calcext:value-type="float">
            <text:p>0.005458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88" calcext:value-type="float">
            <text:p>3688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.024763" calcext:value-type="float">
            <text:p>1.024763</text:p>
          </table:table-cell>
          <table:table-cell office:value-type="float" office:value="98.00831" calcext:value-type="float">
            <text:p>98.00831</text:p>
          </table:table-cell>
          <table:table-cell office:value-type="float" office:value="96.983548" calcext:value-type="float">
            <text:p>96.983548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72" calcext:value-type="float">
            <text:p>1272</text:p>
          </table:table-cell>
          <table:table-cell office:value-type="float" office:value="1032" calcext:value-type="float">
            <text:p>103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.279192" calcext:value-type="float">
            <text:p>2.279192</text:p>
          </table:table-cell>
          <table:table-cell office:value-type="float" office:value="99.505195" calcext:value-type="float">
            <text:p>99.505195</text:p>
          </table:table-cell>
          <table:table-cell office:value-type="float" office:value="97.226003" calcext:value-type="float">
            <text:p>97.226003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640" calcext:value-type="float">
            <text:p>8640</text:p>
          </table:table-cell>
          <table:table-cell office:value-type="float" office:value="8496" calcext:value-type="float">
            <text:p>8496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5.790254" calcext:value-type="float">
            <text:p>5.790254</text:p>
          </table:table-cell>
          <table:table-cell office:value-type="float" office:value="100.698736" calcext:value-type="float">
            <text:p>100.698736</text:p>
          </table:table-cell>
          <table:table-cell office:value-type="float" office:value="94.908481" calcext:value-type="float">
            <text:p>94.908481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3.325952" calcext:value-type="float">
            <text:p>3.32595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12396768" calcext:value-type="float">
            <text:p>12396768</text:p>
          </table:table-cell>
          <table:table-cell office:value-type="float" office:value="20196" calcext:value-type="float">
            <text:p>20196</text:p>
          </table:table-cell>
          <table:table-cell office:value-type="float" office:value="11784" calcext:value-type="float">
            <text:p>11784</text:p>
          </table:table-cell>
          <table:table-cell office:value-type="float" office:value="1.01687" calcext:value-type="float">
            <text:p>1.01687</text:p>
          </table:table-cell>
          <table:table-cell office:value-type="float" office:value="100.671876" calcext:value-type="float">
            <text:p>100.671876</text:p>
          </table:table-cell>
          <table:table-cell office:value-type="float" office:value="99.655006" calcext:value-type="float">
            <text:p>99.655006</text:p>
          </table:table-cell>
          <table:table-cell office:value-type="float" office:value="0.995175" calcext:value-type="float">
            <text:p>0.995175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246192" calcext:value-type="float">
            <text:p>21246192</text:p>
          </table:table-cell>
          <table:table-cell office:value-type="float" office:value="844756" calcext:value-type="float">
            <text:p>844756</text:p>
          </table:table-cell>
          <table:table-cell office:value-type="float" office:value="20196" calcext:value-type="float">
            <text:p>20196</text:p>
          </table:table-cell>
          <table:table-cell office:value-type="float" office:value="803" calcext:value-type="float">
            <text:p>803</text:p>
          </table:table-cell>
          <table:table-cell office:value-type="float" office:value="1.698488" calcext:value-type="float">
            <text:p>1.698488</text:p>
          </table:table-cell>
          <table:table-cell office:value-type="float" office:value="100.89041" calcext:value-type="float">
            <text:p>100.89041</text:p>
          </table:table-cell>
          <table:table-cell office:value-type="float" office:value="99.191922" calcext:value-type="float">
            <text:p>99.191922</text:p>
          </table:table-cell>
          <table:table-cell office:value-type="float" office:value="0.068131" calcext:value-type="float">
            <text:p>0.068131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1336" calcext:value-type="float">
            <text:p>61336</text:p>
          </table:table-cell>
          <table:table-cell office:value-type="float" office:value="55776" calcext:value-type="float">
            <text:p>55776</text:p>
          </table:table-cell>
          <table:table-cell office:value-type="float" office:value="1512" calcext:value-type="float">
            <text:p>1512</text:p>
          </table:table-cell>
          <table:table-cell office:value-type="float" office:value="1383" calcext:value-type="float">
            <text:p>1383</text:p>
          </table:table-cell>
          <table:table-cell office:value-type="float" office:value="1.391913" calcext:value-type="float">
            <text:p>1.391913</text:p>
          </table:table-cell>
          <table:table-cell office:value-type="float" office:value="100.907708" calcext:value-type="float">
            <text:p>100.907708</text:p>
          </table:table-cell>
          <table:table-cell office:value-type="float" office:value="99.515795" calcext:value-type="float">
            <text:p>99.515795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12" calcext:value-type="float">
            <text:p>4112</text:p>
          </table:table-cell>
          <table:table-cell office:value-type="float" office:value="1096" calcext:value-type="float">
            <text:p>1096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1.307136" calcext:value-type="float">
            <text:p>1.307136</text:p>
          </table:table-cell>
          <table:table-cell office:value-type="float" office:value="100.894828" calcext:value-type="float">
            <text:p>100.894828</text:p>
          </table:table-cell>
          <table:table-cell office:value-type="float" office:value="99.587692" calcext:value-type="float">
            <text:p>99.587692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74" calcext:value-type="float">
            <text:p>1374</text:p>
          </table:table-cell>
          <table:table-cell office:value-type="float" office:value="1224" calcext:value-type="float">
            <text:p>122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.50331" calcext:value-type="float">
            <text:p>1.50331</text:p>
          </table:table-cell>
          <table:table-cell office:value-type="float" office:value="100.899316" calcext:value-type="float">
            <text:p>100.899316</text:p>
          </table:table-cell>
          <table:table-cell office:value-type="float" office:value="99.396006" calcext:value-type="float">
            <text:p>99.396006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880" calcext:value-type="float">
            <text:p>888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2.995831" calcext:value-type="float">
            <text:p>2.995831</text:p>
          </table:table-cell>
          <table:table-cell office:value-type="float" office:value="100.171068" calcext:value-type="float">
            <text:p>100.171068</text:p>
          </table:table-cell>
          <table:table-cell office:value-type="float" office:value="97.175236" calcext:value-type="float">
            <text:p>97.175236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3.342336" calcext:value-type="float">
            <text:p>3.342336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11906536" calcext:value-type="float">
            <text:p>11906536</text:p>
          </table:table-cell>
          <table:table-cell office:value-type="float" office:value="20295" calcext:value-type="float">
            <text:p>20295</text:p>
          </table:table-cell>
          <table:table-cell office:value-type="float" office:value="11318" calcext:value-type="float">
            <text:p>11318</text:p>
          </table:table-cell>
          <table:table-cell office:value-type="float" office:value="1.01221" calcext:value-type="float">
            <text:p>1.01221</text:p>
          </table:table-cell>
          <table:table-cell office:value-type="float" office:value="100.945399" calcext:value-type="float">
            <text:p>100.945399</text:p>
          </table:table-cell>
          <table:table-cell office:value-type="float" office:value="99.933189" calcext:value-type="float">
            <text:p>99.933189</text:p>
          </table:table-cell>
          <table:table-cell office:value-type="float" office:value="0.95316" calcext:value-type="float">
            <text:p>0.95316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350340" calcext:value-type="float">
            <text:p>21350340</text:p>
          </table:table-cell>
          <table:table-cell office:value-type="float" office:value="864744" calcext:value-type="float">
            <text:p>864744</text:p>
          </table:table-cell>
          <table:table-cell office:value-type="float" office:value="20295" calcext:value-type="float">
            <text:p>20295</text:p>
          </table:table-cell>
          <table:table-cell office:value-type="float" office:value="822" calcext:value-type="float">
            <text:p>822</text:p>
          </table:table-cell>
          <table:table-cell office:value-type="float" office:value="1.657904" calcext:value-type="float">
            <text:p>1.657904</text:p>
          </table:table-cell>
          <table:table-cell office:value-type="float" office:value="100.999435" calcext:value-type="float">
            <text:p>100.999435</text:p>
          </table:table-cell>
          <table:table-cell office:value-type="float" office:value="99.341531" calcext:value-type="float">
            <text:p>99.341531</text:p>
          </table:table-cell>
          <table:table-cell office:value-type="float" office:value="0.069638" calcext:value-type="float">
            <text:p>0.069638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3992" calcext:value-type="float">
            <text:p>73992</text:p>
          </table:table-cell>
          <table:table-cell office:value-type="float" office:value="68616" calcext:value-type="float">
            <text:p>68616</text:p>
          </table:table-cell>
          <table:table-cell office:value-type="float" office:value="1827" calcext:value-type="float">
            <text:p>1827</text:p>
          </table:table-cell>
          <table:table-cell office:value-type="float" office:value="1704" calcext:value-type="float">
            <text:p>1704</text:p>
          </table:table-cell>
          <table:table-cell office:value-type="float" office:value="1.390587" calcext:value-type="float">
            <text:p>1.390587</text:p>
          </table:table-cell>
          <table:table-cell office:value-type="float" office:value="100.50312" calcext:value-type="float">
            <text:p>100.50312</text:p>
          </table:table-cell>
          <table:table-cell office:value-type="float" office:value="99.112533" calcext:value-type="float">
            <text:p>99.112533</text:p>
          </table:table-cell>
          <table:table-cell office:value-type="float" office:value="0.005538" calcext:value-type="float">
            <text:p>0.005538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20" calcext:value-type="float">
            <text:p>4120</text:p>
          </table:table-cell>
          <table:table-cell office:value-type="float" office:value="960" calcext:value-type="float">
            <text:p>96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1.312145" calcext:value-type="float">
            <text:p>1.312145</text:p>
          </table:table-cell>
          <table:table-cell office:value-type="float" office:value="101.014295" calcext:value-type="float">
            <text:p>101.014295</text:p>
          </table:table-cell>
          <table:table-cell office:value-type="float" office:value="99.70215" calcext:value-type="float">
            <text:p>99.7021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66" calcext:value-type="float">
            <text:p>1266</text:p>
          </table:table-cell>
          <table:table-cell office:value-type="float" office:value="1176" calcext:value-type="float">
            <text:p>117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.479406" calcext:value-type="float">
            <text:p>1.479406</text:p>
          </table:table-cell>
          <table:table-cell office:value-type="float" office:value="101.012777" calcext:value-type="float">
            <text:p>101.012777</text:p>
          </table:table-cell>
          <table:table-cell office:value-type="float" office:value="99.533371" calcext:value-type="float">
            <text:p>99.533371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976" calcext:value-type="float">
            <text:p>8976</text:p>
          </table:table-cell>
          <table:table-cell office:value-type="float" office:value="8880" calcext:value-type="float">
            <text:p>8880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3.678631" calcext:value-type="float">
            <text:p>3.678631</text:p>
          </table:table-cell>
          <table:table-cell office:value-type="float" office:value="100.443882" calcext:value-type="float">
            <text:p>100.443882</text:p>
          </table:table-cell>
          <table:table-cell office:value-type="float" office:value="96.765251" calcext:value-type="float">
            <text:p>96.765251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3.35872" calcext:value-type="float">
            <text:p>3.3587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11883392" calcext:value-type="float">
            <text:p>11883392</text:p>
          </table:table-cell>
          <table:table-cell office:value-type="float" office:value="20394" calcext:value-type="float">
            <text:p>20394</text:p>
          </table:table-cell>
          <table:table-cell office:value-type="float" office:value="11296" calcext:value-type="float">
            <text:p>11296</text:p>
          </table:table-cell>
          <table:table-cell office:value-type="float" office:value="1.016281" calcext:value-type="float">
            <text:p>1.016281</text:p>
          </table:table-cell>
          <table:table-cell office:value-type="float" office:value="100.497872" calcext:value-type="float">
            <text:p>100.497872</text:p>
          </table:table-cell>
          <table:table-cell office:value-type="float" office:value="99.481591" calcext:value-type="float">
            <text:p>99.481591</text:p>
          </table:table-cell>
          <table:table-cell office:value-type="float" office:value="0.955625" calcext:value-type="float">
            <text:p>0.955625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454488" calcext:value-type="float">
            <text:p>21454488</text:p>
          </table:table-cell>
          <table:table-cell office:value-type="float" office:value="986776" calcext:value-type="float">
            <text:p>986776</text:p>
          </table:table-cell>
          <table:table-cell office:value-type="float" office:value="20394" calcext:value-type="float">
            <text:p>20394</text:p>
          </table:table-cell>
          <table:table-cell office:value-type="float" office:value="938" calcext:value-type="float">
            <text:p>938</text:p>
          </table:table-cell>
          <table:table-cell office:value-type="float" office:value="1.088992" calcext:value-type="float">
            <text:p>1.088992</text:p>
          </table:table-cell>
          <table:table-cell office:value-type="float" office:value="101.018839" calcext:value-type="float">
            <text:p>101.018839</text:p>
          </table:table-cell>
          <table:table-cell office:value-type="float" office:value="99.929847" calcext:value-type="float">
            <text:p>99.929847</text:p>
          </table:table-cell>
          <table:table-cell office:value-type="float" office:value="0.078998" calcext:value-type="float">
            <text:p>0.078998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8392" calcext:value-type="float">
            <text:p>58392</text:p>
          </table:table-cell>
          <table:table-cell office:value-type="float" office:value="52720" calcext:value-type="float">
            <text:p>52720</text:p>
          </table:table-cell>
          <table:table-cell office:value-type="float" office:value="1436" calcext:value-type="float">
            <text:p>1436</text:p>
          </table:table-cell>
          <table:table-cell office:value-type="float" office:value="1304" calcext:value-type="float">
            <text:p>1304</text:p>
          </table:table-cell>
          <table:table-cell office:value-type="float" office:value="1.009592" calcext:value-type="float">
            <text:p>1.009592</text:p>
          </table:table-cell>
          <table:table-cell office:value-type="float" office:value="100.511631" calcext:value-type="float">
            <text:p>100.511631</text:p>
          </table:table-cell>
          <table:table-cell office:value-type="float" office:value="99.502039" calcext:value-type="float">
            <text:p>99.502039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16" calcext:value-type="float">
            <text:p>4016</text:p>
          </table:table-cell>
          <table:table-cell office:value-type="float" office:value="568" calcext:value-type="float">
            <text:p>568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.018239" calcext:value-type="float">
            <text:p>1.018239</text:p>
          </table:table-cell>
          <table:table-cell office:value-type="float" office:value="100.912452" calcext:value-type="float">
            <text:p>100.912452</text:p>
          </table:table-cell>
          <table:table-cell office:value-type="float" office:value="99.894213" calcext:value-type="float">
            <text:p>99.894213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62" calcext:value-type="float">
            <text:p>1662</text:p>
          </table:table-cell>
          <table:table-cell office:value-type="float" office:value="1392" calcext:value-type="float">
            <text:p>139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.032553" calcext:value-type="float">
            <text:p>1.032553</text:p>
          </table:table-cell>
          <table:table-cell office:value-type="float" office:value="100.507607" calcext:value-type="float">
            <text:p>100.507607</text:p>
          </table:table-cell>
          <table:table-cell office:value-type="float" office:value="99.475053" calcext:value-type="float">
            <text:p>99.47505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390" calcext:value-type="float">
            <text:p>939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.457036" calcext:value-type="float">
            <text:p>2.457036</text:p>
          </table:table-cell>
          <table:table-cell office:value-type="float" office:value="101.031497" calcext:value-type="float">
            <text:p>101.031497</text:p>
          </table:table-cell>
          <table:table-cell office:value-type="float" office:value="98.574461" calcext:value-type="float">
            <text:p>98.574461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3.375104" calcext:value-type="float">
            <text:p>3.37510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11790816" calcext:value-type="float">
            <text:p>11790816</text:p>
          </table:table-cell>
          <table:table-cell office:value-type="float" office:value="20493" calcext:value-type="float">
            <text:p>20493</text:p>
          </table:table-cell>
          <table:table-cell office:value-type="float" office:value="11208" calcext:value-type="float">
            <text:p>11208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00.495291" calcext:value-type="float">
            <text:p>100.495291</text:p>
          </table:table-cell>
          <table:table-cell office:value-type="float" office:value="99.488062" calcext:value-type="float">
            <text:p>99.488062</text:p>
          </table:table-cell>
          <table:table-cell office:value-type="float" office:value="0.948119" calcext:value-type="float">
            <text:p>0.948119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558636" calcext:value-type="float">
            <text:p>21558636</text:p>
          </table:table-cell>
          <table:table-cell office:value-type="float" office:value="956268" calcext:value-type="float">
            <text:p>956268</text:p>
          </table:table-cell>
          <table:table-cell office:value-type="float" office:value="20493" calcext:value-type="float">
            <text:p>20493</text:p>
          </table:table-cell>
          <table:table-cell office:value-type="float" office:value="909" calcext:value-type="float">
            <text:p>909</text:p>
          </table:table-cell>
          <table:table-cell office:value-type="float" office:value="1.245381" calcext:value-type="float">
            <text:p>1.245381</text:p>
          </table:table-cell>
          <table:table-cell office:value-type="float" office:value="100.607336" calcext:value-type="float">
            <text:p>100.607336</text:p>
          </table:table-cell>
          <table:table-cell office:value-type="float" office:value="99.361955" calcext:value-type="float">
            <text:p>99.361955</text:p>
          </table:table-cell>
          <table:table-cell office:value-type="float" office:value="0.076993" calcext:value-type="float">
            <text:p>0.076993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112" calcext:value-type="float">
            <text:p>67112</text:p>
          </table:table-cell>
          <table:table-cell office:value-type="float" office:value="62344" calcext:value-type="float">
            <text:p>62344</text:p>
          </table:table-cell>
          <table:table-cell office:value-type="float" office:value="1656" calcext:value-type="float">
            <text:p>1656</text:p>
          </table:table-cell>
          <table:table-cell office:value-type="float" office:value="1545" calcext:value-type="float">
            <text:p>1545</text:p>
          </table:table-cell>
          <table:table-cell office:value-type="float" office:value="1.049707" calcext:value-type="float">
            <text:p>1.049707</text:p>
          </table:table-cell>
          <table:table-cell office:value-type="float" office:value="100.78008" calcext:value-type="float">
            <text:p>100.78008</text:p>
          </table:table-cell>
          <table:table-cell office:value-type="float" office:value="99.730373" calcext:value-type="float">
            <text:p>99.730373</text:p>
          </table:table-cell>
          <table:table-cell office:value-type="float" office:value="0.005001" calcext:value-type="float">
            <text:p>0.005001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44" calcext:value-type="float">
            <text:p>3944</text:p>
          </table:table-cell>
          <table:table-cell office:value-type="float" office:value="1080" calcext:value-type="float">
            <text:p>108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.021283" calcext:value-type="float">
            <text:p>1.021283</text:p>
          </table:table-cell>
          <table:table-cell office:value-type="float" office:value="99.382765" calcext:value-type="float">
            <text:p>99.382765</text:p>
          </table:table-cell>
          <table:table-cell office:value-type="float" office:value="98.361483" calcext:value-type="float">
            <text:p>98.361483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66" calcext:value-type="float">
            <text:p>1266</text:p>
          </table:table-cell>
          <table:table-cell office:value-type="float" office:value="1116" calcext:value-type="float">
            <text:p>1116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.122929" calcext:value-type="float">
            <text:p>1.122929</text:p>
          </table:table-cell>
          <table:table-cell office:value-type="float" office:value="96.395877" calcext:value-type="float">
            <text:p>96.395877</text:p>
          </table:table-cell>
          <table:table-cell office:value-type="float" office:value="95.272948" calcext:value-type="float">
            <text:p>95.272948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00" calcext:value-type="float">
            <text:p>9600</text:p>
          </table:table-cell>
          <table:table-cell office:value-type="float" office:value="9504" calcext:value-type="float">
            <text:p>9504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.834304" calcext:value-type="float">
            <text:p>2.834304</text:p>
          </table:table-cell>
          <table:table-cell office:value-type="float" office:value="99.846071" calcext:value-type="float">
            <text:p>99.846071</text:p>
          </table:table-cell>
          <table:table-cell office:value-type="float" office:value="97.011767" calcext:value-type="float">
            <text:p>97.011767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3.391488" calcext:value-type="float">
            <text:p>3.391488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11445760" calcext:value-type="float">
            <text:p>11445760</text:p>
          </table:table-cell>
          <table:table-cell office:value-type="float" office:value="20593" calcext:value-type="float">
            <text:p>20593</text:p>
          </table:table-cell>
          <table:table-cell office:value-type="float" office:value="10880" calcext:value-type="float">
            <text:p>10880</text:p>
          </table:table-cell>
          <table:table-cell office:value-type="float" office:value="1.016569" calcext:value-type="float">
            <text:p>1.016569</text:p>
          </table:table-cell>
          <table:table-cell office:value-type="float" office:value="100.500414" calcext:value-type="float">
            <text:p>100.500414</text:p>
          </table:table-cell>
          <table:table-cell office:value-type="float" office:value="99.483845" calcext:value-type="float">
            <text:p>99.483845</text:p>
          </table:table-cell>
          <table:table-cell office:value-type="float" office:value="0.920412" calcext:value-type="float">
            <text:p>0.920412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663836" calcext:value-type="float">
            <text:p>21663836</text:p>
          </table:table-cell>
          <table:table-cell office:value-type="float" office:value="1028856" calcext:value-type="float">
            <text:p>1028856</text:p>
          </table:table-cell>
          <table:table-cell office:value-type="float" office:value="20593" calcext:value-type="float">
            <text:p>20593</text:p>
          </table:table-cell>
          <table:table-cell office:value-type="float" office:value="978" calcext:value-type="float">
            <text:p>978</text:p>
          </table:table-cell>
          <table:table-cell office:value-type="float" office:value="1.175542" calcext:value-type="float">
            <text:p>1.175542</text:p>
          </table:table-cell>
          <table:table-cell office:value-type="float" office:value="101.27713" calcext:value-type="float">
            <text:p>101.27713</text:p>
          </table:table-cell>
          <table:table-cell office:value-type="float" office:value="100.101588" calcext:value-type="float">
            <text:p>100.101588</text:p>
          </table:table-cell>
          <table:table-cell office:value-type="float" office:value="0.082225" calcext:value-type="float">
            <text:p>0.082225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8152" calcext:value-type="float">
            <text:p>78152</text:p>
          </table:table-cell>
          <table:table-cell office:value-type="float" office:value="73680" calcext:value-type="float">
            <text:p>73680</text:p>
          </table:table-cell>
          <table:table-cell office:value-type="float" office:value="1931" calcext:value-type="float">
            <text:p>1931</text:p>
          </table:table-cell>
          <table:table-cell office:value-type="float" office:value="1827" calcext:value-type="float">
            <text:p>1827</text:p>
          </table:table-cell>
          <table:table-cell office:value-type="float" office:value="1.046531" calcext:value-type="float">
            <text:p>1.046531</text:p>
          </table:table-cell>
          <table:table-cell office:value-type="float" office:value="100.730001" calcext:value-type="float">
            <text:p>100.730001</text:p>
          </table:table-cell>
          <table:table-cell office:value-type="float" office:value="99.68347" calcext:value-type="float">
            <text:p>99.68347</text:p>
          </table:table-cell>
          <table:table-cell office:value-type="float" office:value="0.005913" calcext:value-type="float">
            <text:p>0.005913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0" calcext:value-type="float">
            <text:p>3520</text:p>
          </table:table-cell>
          <table:table-cell office:value-type="float" office:value="904" calcext:value-type="float">
            <text:p>90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.024282" calcext:value-type="float">
            <text:p>1.024282</text:p>
          </table:table-cell>
          <table:table-cell office:value-type="float" office:value="97.349686" calcext:value-type="float">
            <text:p>97.349686</text:p>
          </table:table-cell>
          <table:table-cell office:value-type="float" office:value="96.325404" calcext:value-type="float">
            <text:p>96.325404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.090393" calcext:value-type="float">
            <text:p>1.090393</text:p>
          </table:table-cell>
          <table:table-cell office:value-type="float" office:value="99.459299" calcext:value-type="float">
            <text:p>99.459299</text:p>
          </table:table-cell>
          <table:table-cell office:value-type="float" office:value="98.368907" calcext:value-type="float">
            <text:p>98.368907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00" calcext:value-type="float">
            <text:p>9600</text:p>
          </table:table-cell>
          <table:table-cell office:value-type="float" office:value="9456" calcext:value-type="float">
            <text:p>9456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3.360301" calcext:value-type="float">
            <text:p>3.360301</text:p>
          </table:table-cell>
          <table:table-cell office:value-type="float" office:value="100.680755" calcext:value-type="float">
            <text:p>100.680755</text:p>
          </table:table-cell>
          <table:table-cell office:value-type="float" office:value="97.320454" calcext:value-type="float">
            <text:p>97.320454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3.407872" calcext:value-type="float">
            <text:p>3.40787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11554116" calcext:value-type="float">
            <text:p>11554116</text:p>
          </table:table-cell>
          <table:table-cell office:value-type="float" office:value="20691" calcext:value-type="float">
            <text:p>20691</text:p>
          </table:table-cell>
          <table:table-cell office:value-type="float" office:value="10983" calcext:value-type="float">
            <text:p>10983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0.499937" calcext:value-type="float">
            <text:p>100.499937</text:p>
          </table:table-cell>
          <table:table-cell office:value-type="float" office:value="99.489728" calcext:value-type="float">
            <text:p>99.489728</text:p>
          </table:table-cell>
          <table:table-cell office:value-type="float" office:value="0.92907" calcext:value-type="float">
            <text:p>0.92907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766932" calcext:value-type="float">
            <text:p>21766932</text:p>
          </table:table-cell>
          <table:table-cell office:value-type="float" office:value="938384" calcext:value-type="float">
            <text:p>938384</text:p>
          </table:table-cell>
          <table:table-cell office:value-type="float" office:value="20691" calcext:value-type="float">
            <text:p>20691</text:p>
          </table:table-cell>
          <table:table-cell office:value-type="float" office:value="892" calcext:value-type="float">
            <text:p>892</text:p>
          </table:table-cell>
          <table:table-cell office:value-type="float" office:value="1.277412" calcext:value-type="float">
            <text:p>1.277412</text:p>
          </table:table-cell>
          <table:table-cell office:value-type="float" office:value="100.63234" calcext:value-type="float">
            <text:p>100.63234</text:p>
          </table:table-cell>
          <table:table-cell office:value-type="float" office:value="99.354928" calcext:value-type="float">
            <text:p>99.354928</text:p>
          </table:table-cell>
          <table:table-cell office:value-type="float" office:value="0.075558" calcext:value-type="float">
            <text:p>0.075558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776" calcext:value-type="float">
            <text:p>65776</text:p>
          </table:table-cell>
          <table:table-cell office:value-type="float" office:value="59872" calcext:value-type="float">
            <text:p>59872</text:p>
          </table:table-cell>
          <table:table-cell office:value-type="float" office:value="1619" calcext:value-type="float">
            <text:p>1619</text:p>
          </table:table-cell>
          <table:table-cell office:value-type="float" office:value="1482" calcext:value-type="float">
            <text:p>1482</text:p>
          </table:table-cell>
          <table:table-cell office:value-type="float" office:value="1.059041" calcext:value-type="float">
            <text:p>1.059041</text:p>
          </table:table-cell>
          <table:table-cell office:value-type="float" office:value="101.138212" calcext:value-type="float">
            <text:p>101.138212</text:p>
          </table:table-cell>
          <table:table-cell office:value-type="float" office:value="100.079171" calcext:value-type="float">
            <text:p>100.079171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8" calcext:value-type="float">
            <text:p>4328</text:p>
          </table:table-cell>
          <table:table-cell office:value-type="float" office:value="856" calcext:value-type="float">
            <text:p>856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.024743" calcext:value-type="float">
            <text:p>1.024743</text:p>
          </table:table-cell>
          <table:table-cell office:value-type="float" office:value="100.647042" calcext:value-type="float">
            <text:p>100.647042</text:p>
          </table:table-cell>
          <table:table-cell office:value-type="float" office:value="99.6223" calcext:value-type="float">
            <text:p>99.622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10" calcext:value-type="float">
            <text:p>1410</text:p>
          </table:table-cell>
          <table:table-cell office:value-type="float" office:value="1290" calcext:value-type="float">
            <text:p>129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.097448" calcext:value-type="float">
            <text:p>1.097448</text:p>
          </table:table-cell>
          <table:table-cell office:value-type="float" office:value="101.139878" calcext:value-type="float">
            <text:p>101.139878</text:p>
          </table:table-cell>
          <table:table-cell office:value-type="float" office:value="100.04243" calcext:value-type="float">
            <text:p>100.0424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84" calcext:value-type="float">
            <text:p>9984</text:p>
          </table:table-cell>
          <table:table-cell office:value-type="float" office:value="9888" calcext:value-type="float">
            <text:p>9888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3.526272" calcext:value-type="float">
            <text:p>3.526272</text:p>
          </table:table-cell>
          <table:table-cell office:value-type="float" office:value="99.968994" calcext:value-type="float">
            <text:p>99.968994</text:p>
          </table:table-cell>
          <table:table-cell office:value-type="float" office:value="96.442722" calcext:value-type="float">
            <text:p>96.442722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3.424256" calcext:value-type="float">
            <text:p>3.42425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11647744" calcext:value-type="float">
            <text:p>11647744</text:p>
          </table:table-cell>
          <table:table-cell office:value-type="float" office:value="20790" calcext:value-type="float">
            <text:p>20790</text:p>
          </table:table-cell>
          <table:table-cell office:value-type="float" office:value="11072" calcext:value-type="float">
            <text:p>11072</text:p>
          </table:table-cell>
          <table:table-cell office:value-type="float" office:value="1.011309" calcext:value-type="float">
            <text:p>1.011309</text:p>
          </table:table-cell>
          <table:table-cell office:value-type="float" office:value="100.499858" calcext:value-type="float">
            <text:p>100.499858</text:p>
          </table:table-cell>
          <table:table-cell office:value-type="float" office:value="99.488549" calcext:value-type="float">
            <text:p>99.488549</text:p>
          </table:table-cell>
          <table:table-cell office:value-type="float" office:value="0.93661" calcext:value-type="float">
            <text:p>0.93661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871080" calcext:value-type="float">
            <text:p>21871080</text:p>
          </table:table-cell>
          <table:table-cell office:value-type="float" office:value="1002556" calcext:value-type="float">
            <text:p>1002556</text:p>
          </table:table-cell>
          <table:table-cell office:value-type="float" office:value="20790" calcext:value-type="float">
            <text:p>20790</text:p>
          </table:table-cell>
          <table:table-cell office:value-type="float" office:value="953" calcext:value-type="float">
            <text:p>953</text:p>
          </table:table-cell>
          <table:table-cell office:value-type="float" office:value="1.163155" calcext:value-type="float">
            <text:p>1.163155</text:p>
          </table:table-cell>
          <table:table-cell office:value-type="float" office:value="101.132756" calcext:value-type="float">
            <text:p>101.132756</text:p>
          </table:table-cell>
          <table:table-cell office:value-type="float" office:value="99.9696" calcext:value-type="float">
            <text:p>99.9696</text:p>
          </table:table-cell>
          <table:table-cell office:value-type="float" office:value="0.080229" calcext:value-type="float">
            <text:p>0.080229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896" calcext:value-type="float">
            <text:p>77896</text:p>
          </table:table-cell>
          <table:table-cell office:value-type="float" office:value="72384" calcext:value-type="float">
            <text:p>72384</text:p>
          </table:table-cell>
          <table:table-cell office:value-type="float" office:value="1925" calcext:value-type="float">
            <text:p>1925</text:p>
          </table:table-cell>
          <table:table-cell office:value-type="float" office:value="1795" calcext:value-type="float">
            <text:p>1795</text:p>
          </table:table-cell>
          <table:table-cell office:value-type="float" office:value="1.040337" calcext:value-type="float">
            <text:p>1.040337</text:p>
          </table:table-cell>
          <table:table-cell office:value-type="float" office:value="100.570864" calcext:value-type="float">
            <text:p>100.570864</text:p>
          </table:table-cell>
          <table:table-cell office:value-type="float" office:value="99.530526" calcext:value-type="float">
            <text:p>99.530526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80" calcext:value-type="float">
            <text:p>4080</text:p>
          </table:table-cell>
          <table:table-cell office:value-type="float" office:value="1416" calcext:value-type="float">
            <text:p>1416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.012927" calcext:value-type="float">
            <text:p>1.012927</text:p>
          </table:table-cell>
          <table:table-cell office:value-type="float" office:value="95.446979" calcext:value-type="float">
            <text:p>95.446979</text:p>
          </table:table-cell>
          <table:table-cell office:value-type="float" office:value="94.434052" calcext:value-type="float">
            <text:p>94.43405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08" calcext:value-type="float">
            <text:p>1608</text:p>
          </table:table-cell>
          <table:table-cell office:value-type="float" office:value="1278" calcext:value-type="float">
            <text:p>127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.083879" calcext:value-type="float">
            <text:p>1.083879</text:p>
          </table:table-cell>
          <table:table-cell office:value-type="float" office:value="99.046664" calcext:value-type="float">
            <text:p>99.046664</text:p>
          </table:table-cell>
          <table:table-cell office:value-type="float" office:value="97.962785" calcext:value-type="float">
            <text:p>97.96278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96" calcext:value-type="float">
            <text:p>9696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.447812" calcext:value-type="float">
            <text:p>2.447812</text:p>
          </table:table-cell>
          <table:table-cell office:value-type="float" office:value="100.544576" calcext:value-type="float">
            <text:p>100.544576</text:p>
          </table:table-cell>
          <table:table-cell office:value-type="float" office:value="98.096765" calcext:value-type="float">
            <text:p>98.096765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3.44064" calcext:value-type="float">
            <text:p>3.4406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11213268" calcext:value-type="float">
            <text:p>11213268</text:p>
          </table:table-cell>
          <table:table-cell office:value-type="float" office:value="20890" calcext:value-type="float">
            <text:p>20890</text:p>
          </table:table-cell>
          <table:table-cell office:value-type="float" office:value="10659" calcext:value-type="float">
            <text:p>10659</text:p>
          </table:table-cell>
          <table:table-cell office:value-type="float" office:value="1.010209" calcext:value-type="float">
            <text:p>1.010209</text:p>
          </table:table-cell>
          <table:table-cell office:value-type="float" office:value="100.20677" calcext:value-type="float">
            <text:p>100.20677</text:p>
          </table:table-cell>
          <table:table-cell office:value-type="float" office:value="99.196561" calcext:value-type="float">
            <text:p>99.196561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1976280" calcext:value-type="float">
            <text:p>21976280</text:p>
          </table:table-cell>
          <table:table-cell office:value-type="float" office:value="1085664" calcext:value-type="float">
            <text:p>1085664</text:p>
          </table:table-cell>
          <table:table-cell office:value-type="float" office:value="20890" calcext:value-type="float">
            <text:p>20890</text:p>
          </table:table-cell>
          <table:table-cell office:value-type="float" office:value="1032" calcext:value-type="float">
            <text:p>1032</text:p>
          </table:table-cell>
          <table:table-cell office:value-type="float" office:value="1.24095" calcext:value-type="float">
            <text:p>1.24095</text:p>
          </table:table-cell>
          <table:table-cell office:value-type="float" office:value="100.753854" calcext:value-type="float">
            <text:p>100.753854</text:p>
          </table:table-cell>
          <table:table-cell office:value-type="float" office:value="99.512904" calcext:value-type="float">
            <text:p>99.512904</text:p>
          </table:table-cell>
          <table:table-cell office:value-type="float" office:value="0.087278" calcext:value-type="float">
            <text:p>0.087278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112" calcext:value-type="float">
            <text:p>77112</text:p>
          </table:table-cell>
          <table:table-cell office:value-type="float" office:value="71232" calcext:value-type="float">
            <text:p>71232</text:p>
          </table:table-cell>
          <table:table-cell office:value-type="float" office:value="1902" calcext:value-type="float">
            <text:p>1902</text:p>
          </table:table-cell>
          <table:table-cell office:value-type="float" office:value="1767" calcext:value-type="float">
            <text:p>1767</text:p>
          </table:table-cell>
          <table:table-cell office:value-type="float" office:value="1.074959" calcext:value-type="float">
            <text:p>1.074959</text:p>
          </table:table-cell>
          <table:table-cell office:value-type="float" office:value="100.254073" calcext:value-type="float">
            <text:p>100.254073</text:p>
          </table:table-cell>
          <table:table-cell office:value-type="float" office:value="99.179114" calcext:value-type="float">
            <text:p>99.179114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784" calcext:value-type="float">
            <text:p>4784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float" office:value="1.0359" calcext:value-type="float">
            <text:p>1.0359</text:p>
          </table:table-cell>
          <table:table-cell office:value-type="float" office:value="99.236693" calcext:value-type="float">
            <text:p>99.236693</text:p>
          </table:table-cell>
          <table:table-cell office:value-type="float" office:value="98.200793" calcext:value-type="float">
            <text:p>98.200793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46" calcext:value-type="float">
            <text:p>1146</text:p>
          </table:table-cell>
          <table:table-cell office:value-type="float" office:value="1026" calcext:value-type="float">
            <text:p>102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.124569" calcext:value-type="float">
            <text:p>1.124569</text:p>
          </table:table-cell>
          <table:table-cell office:value-type="float" office:value="99.22938" calcext:value-type="float">
            <text:p>99.22938</text:p>
          </table:table-cell>
          <table:table-cell office:value-type="float" office:value="98.104811" calcext:value-type="float">
            <text:p>98.104811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96" calcext:value-type="float">
            <text:p>9696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.675796" calcext:value-type="float">
            <text:p>2.675796</text:p>
          </table:table-cell>
          <table:table-cell office:value-type="float" office:value="100.232988" calcext:value-type="float">
            <text:p>100.232988</text:p>
          </table:table-cell>
          <table:table-cell office:value-type="float" office:value="97.557192" calcext:value-type="float">
            <text:p>97.557192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3.457024" calcext:value-type="float">
            <text:p>3.45702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12592440" calcext:value-type="float">
            <text:p>12592440</text:p>
          </table:table-cell>
          <table:table-cell office:value-type="float" office:value="20989" calcext:value-type="float">
            <text:p>20989</text:p>
          </table:table-cell>
          <table:table-cell office:value-type="float" office:value="11970" calcext:value-type="float">
            <text:p>11970</text:p>
          </table:table-cell>
          <table:table-cell office:value-type="float" office:value="1.010289" calcext:value-type="float">
            <text:p>1.010289</text:p>
          </table:table-cell>
          <table:table-cell office:value-type="float" office:value="100.498952" calcext:value-type="float">
            <text:p>100.498952</text:p>
          </table:table-cell>
          <table:table-cell office:value-type="float" office:value="99.488663" calcext:value-type="float">
            <text:p>99.488663</text:p>
          </table:table-cell>
          <table:table-cell office:value-type="float" office:value="1.012573" calcext:value-type="float">
            <text:p>1.012573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080428" calcext:value-type="float">
            <text:p>22080428</text:p>
          </table:table-cell>
          <table:table-cell office:value-type="float" office:value="741660" calcext:value-type="float">
            <text:p>741660</text:p>
          </table:table-cell>
          <table:table-cell office:value-type="float" office:value="20989" calcext:value-type="float">
            <text:p>20989</text:p>
          </table:table-cell>
          <table:table-cell office:value-type="float" office:value="705" calcext:value-type="float">
            <text:p>705</text:p>
          </table:table-cell>
          <table:table-cell office:value-type="float" office:value="1.163356" calcext:value-type="float">
            <text:p>1.163356</text:p>
          </table:table-cell>
          <table:table-cell office:value-type="float" office:value="100.566512" calcext:value-type="float">
            <text:p>100.566512</text:p>
          </table:table-cell>
          <table:table-cell office:value-type="float" office:value="99.403156" calcext:value-type="float">
            <text:p>99.403156</text:p>
          </table:table-cell>
          <table:table-cell office:value-type="float" office:value="0.059689" calcext:value-type="float">
            <text:p>0.059689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6528" calcext:value-type="float">
            <text:p>66528</text:p>
          </table:table-cell>
          <table:table-cell office:value-type="float" office:value="62128" calcext:value-type="float">
            <text:p>62128</text:p>
          </table:table-cell>
          <table:table-cell office:value-type="float" office:value="1643" calcext:value-type="float">
            <text:p>1643</text:p>
          </table:table-cell>
          <table:table-cell office:value-type="float" office:value="1542" calcext:value-type="float">
            <text:p>1542</text:p>
          </table:table-cell>
          <table:table-cell office:value-type="float" office:value="1.039817" calcext:value-type="float">
            <text:p>1.039817</text:p>
          </table:table-cell>
          <table:table-cell office:value-type="float" office:value="100.610969" calcext:value-type="float">
            <text:p>100.610969</text:p>
          </table:table-cell>
          <table:table-cell office:value-type="float" office:value="99.571152" calcext:value-type="float">
            <text:p>99.571152</text:p>
          </table:table-cell>
          <table:table-cell office:value-type="float" office:value="0.004992" calcext:value-type="float">
            <text:p>0.004992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52" calcext:value-type="float">
            <text:p>3752</text:p>
          </table:table-cell>
          <table:table-cell office:value-type="float" office:value="752" calcext:value-type="float">
            <text:p>752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.012187" calcext:value-type="float">
            <text:p>1.012187</text:p>
          </table:table-cell>
          <table:table-cell office:value-type="float" office:value="100.631979" calcext:value-type="float">
            <text:p>100.631979</text:p>
          </table:table-cell>
          <table:table-cell office:value-type="float" office:value="99.619792" calcext:value-type="float">
            <text:p>99.61979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84" calcext:value-type="float">
            <text:p>984</text:p>
          </table:table-cell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.073323" calcext:value-type="float">
            <text:p>1.073323</text:p>
          </table:table-cell>
          <table:table-cell office:value-type="float" office:value="100.609283" calcext:value-type="float">
            <text:p>100.609283</text:p>
          </table:table-cell>
          <table:table-cell office:value-type="float" office:value="99.53596" calcext:value-type="float">
            <text:p>99.5359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12" calcext:value-type="float">
            <text:p>9312</text:p>
          </table:table-cell>
          <table:table-cell office:value-type="float" office:value="9216" calcext:value-type="float">
            <text:p>9216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3.366699" calcext:value-type="float">
            <text:p>3.366699</text:p>
          </table:table-cell>
          <table:table-cell office:value-type="float" office:value="100.630601" calcext:value-type="float">
            <text:p>100.630601</text:p>
          </table:table-cell>
          <table:table-cell office:value-type="float" office:value="97.263903" calcext:value-type="float">
            <text:p>97.263903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3.473408" calcext:value-type="float">
            <text:p>3.473408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12092740" calcext:value-type="float">
            <text:p>12092740</text:p>
          </table:table-cell>
          <table:table-cell office:value-type="float" office:value="21087" calcext:value-type="float">
            <text:p>21087</text:p>
          </table:table-cell>
          <table:table-cell office:value-type="float" office:value="11495" calcext:value-type="float">
            <text:p>11495</text:p>
          </table:table-cell>
          <table:table-cell office:value-type="float" office:value="1.00939" calcext:value-type="float">
            <text:p>1.00939</text:p>
          </table:table-cell>
          <table:table-cell office:value-type="float" office:value="100.861991" calcext:value-type="float">
            <text:p>100.861991</text:p>
          </table:table-cell>
          <table:table-cell office:value-type="float" office:value="99.852601" calcext:value-type="float">
            <text:p>99.852601</text:p>
          </table:table-cell>
          <table:table-cell office:value-type="float" office:value="0.968847" calcext:value-type="float">
            <text:p>0.968847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183524" calcext:value-type="float">
            <text:p>22183524</text:p>
          </table:table-cell>
          <table:table-cell office:value-type="float" office:value="848964" calcext:value-type="float">
            <text:p>848964</text:p>
          </table:table-cell>
          <table:table-cell office:value-type="float" office:value="21087" calcext:value-type="float">
            <text:p>21087</text:p>
          </table:table-cell>
          <table:table-cell office:value-type="float" office:value="807" calcext:value-type="float">
            <text:p>807</text:p>
          </table:table-cell>
          <table:table-cell office:value-type="float" office:value="3.266135" calcext:value-type="float">
            <text:p>3.266135</text:p>
          </table:table-cell>
          <table:table-cell office:value-type="float" office:value="101.072364" calcext:value-type="float">
            <text:p>101.072364</text:p>
          </table:table-cell>
          <table:table-cell office:value-type="float" office:value="97.806229" calcext:value-type="float">
            <text:p>97.806229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9872" calcext:value-type="float">
            <text:p>79872</text:p>
          </table:table-cell>
          <table:table-cell office:value-type="float" office:value="74912" calcext:value-type="float">
            <text:p>74912</text:p>
          </table:table-cell>
          <table:table-cell office:value-type="float" office:value="1975" calcext:value-type="float">
            <text:p>1975</text:p>
          </table:table-cell>
          <table:table-cell office:value-type="float" office:value="1860" calcext:value-type="float">
            <text:p>1860</text:p>
          </table:table-cell>
          <table:table-cell office:value-type="float" office:value="1.397677" calcext:value-type="float">
            <text:p>1.397677</text:p>
          </table:table-cell>
          <table:table-cell office:value-type="float" office:value="100.927986" calcext:value-type="float">
            <text:p>100.927986</text:p>
          </table:table-cell>
          <table:table-cell office:value-type="float" office:value="99.530309" calcext:value-type="float">
            <text:p>99.530309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60" calcext:value-type="float">
            <text:p>3960</text:p>
          </table:table-cell>
          <table:table-cell office:value-type="float" office:value="1136" calcext:value-type="float">
            <text:p>1136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1.316773" calcext:value-type="float">
            <text:p>1.316773</text:p>
          </table:table-cell>
          <table:table-cell office:value-type="float" office:value="100.930862" calcext:value-type="float">
            <text:p>100.930862</text:p>
          </table:table-cell>
          <table:table-cell office:value-type="float" office:value="99.614089" calcext:value-type="float">
            <text:p>99.614089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0" calcext:value-type="float">
            <text:p>1320</text:p>
          </table:table-cell>
          <table:table-cell office:value-type="float" office:value="1170" calcext:value-type="float">
            <text:p>117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.727774" calcext:value-type="float">
            <text:p>2.727774</text:p>
          </table:table-cell>
          <table:table-cell office:value-type="float" office:value="100.929384" calcext:value-type="float">
            <text:p>100.929384</text:p>
          </table:table-cell>
          <table:table-cell office:value-type="float" office:value="98.20161" calcext:value-type="float">
            <text:p>98.20161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640" calcext:value-type="float">
            <text:p>864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3.968767" calcext:value-type="float">
            <text:p>3.968767</text:p>
          </table:table-cell>
          <table:table-cell office:value-type="float" office:value="100.926488" calcext:value-type="float">
            <text:p>100.926488</text:p>
          </table:table-cell>
          <table:table-cell office:value-type="float" office:value="96.957722" calcext:value-type="float">
            <text:p>96.957722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3.489792" calcext:value-type="float">
            <text:p>3.489792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11554116" calcext:value-type="float">
            <text:p>11554116</text:p>
          </table:table-cell>
          <table:table-cell office:value-type="float" office:value="21187" calcext:value-type="float">
            <text:p>21187</text:p>
          </table:table-cell>
          <table:table-cell office:value-type="float" office:value="10983" calcext:value-type="float">
            <text:p>10983</text:p>
          </table:table-cell>
          <table:table-cell office:value-type="float" office:value="1.019407" calcext:value-type="float">
            <text:p>1.019407</text:p>
          </table:table-cell>
          <table:table-cell office:value-type="float" office:value="100.501325" calcext:value-type="float">
            <text:p>100.501325</text:p>
          </table:table-cell>
          <table:table-cell office:value-type="float" office:value="99.481919" calcext:value-type="float">
            <text:p>99.481919</text:p>
          </table:table-cell>
          <table:table-cell office:value-type="float" office:value="0.929143" calcext:value-type="float">
            <text:p>0.929143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288724" calcext:value-type="float">
            <text:p>22288724</text:p>
          </table:table-cell>
          <table:table-cell office:value-type="float" office:value="970996" calcext:value-type="float">
            <text:p>970996</text:p>
          </table:table-cell>
          <table:table-cell office:value-type="float" office:value="21187" calcext:value-type="float">
            <text:p>21187</text:p>
          </table:table-cell>
          <table:table-cell office:value-type="float" office:value="923" calcext:value-type="float">
            <text:p>923</text:p>
          </table:table-cell>
          <table:table-cell office:value-type="float" office:value="1.132485" calcext:value-type="float">
            <text:p>1.132485</text:p>
          </table:table-cell>
          <table:table-cell office:value-type="float" office:value="101.882765" calcext:value-type="float">
            <text:p>101.882765</text:p>
          </table:table-cell>
          <table:table-cell office:value-type="float" office:value="100.75028" calcext:value-type="float">
            <text:p>100.75028</text:p>
          </table:table-cell>
          <table:table-cell office:value-type="float" office:value="0.077101" calcext:value-type="float">
            <text:p>0.077101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9792" calcext:value-type="float">
            <text:p>69792</text:p>
          </table:table-cell>
          <table:table-cell office:value-type="float" office:value="65000" calcext:value-type="float">
            <text:p>65000</text:p>
          </table:table-cell>
          <table:table-cell office:value-type="float" office:value="1722" calcext:value-type="float">
            <text:p>1722</text:p>
          </table:table-cell>
          <table:table-cell office:value-type="float" office:value="1611" calcext:value-type="float">
            <text:p>1611</text:p>
          </table:table-cell>
          <table:table-cell office:value-type="float" office:value="1.014012" calcext:value-type="float">
            <text:p>1.014012</text:p>
          </table:table-cell>
          <table:table-cell office:value-type="float" office:value="101.371315" calcext:value-type="float">
            <text:p>101.371315</text:p>
          </table:table-cell>
          <table:table-cell office:value-type="float" office:value="100.357303" calcext:value-type="float">
            <text:p>100.357303</text:p>
          </table:table-cell>
          <table:table-cell office:value-type="float" office:value="0.005181" calcext:value-type="float">
            <text:p>0.005181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16" calcext:value-type="float">
            <text:p>3816</text:p>
          </table:table-cell>
          <table:table-cell office:value-type="float" office:value="1152" calcext:value-type="float">
            <text:p>1152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.021779" calcext:value-type="float">
            <text:p>1.021779</text:p>
          </table:table-cell>
          <table:table-cell office:value-type="float" office:value="101.374359" calcext:value-type="float">
            <text:p>101.374359</text:p>
          </table:table-cell>
          <table:table-cell office:value-type="float" office:value="100.35258" calcext:value-type="float">
            <text:p>100.35258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80" calcext:value-type="float">
            <text:p>1380</text:p>
          </table:table-cell>
          <table:table-cell office:value-type="float" office:value="1260" calcext:value-type="float">
            <text:p>126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.042982" calcext:value-type="float">
            <text:p>1.042982</text:p>
          </table:table-cell>
          <table:table-cell office:value-type="float" office:value="101.372701" calcext:value-type="float">
            <text:p>101.372701</text:p>
          </table:table-cell>
          <table:table-cell office:value-type="float" office:value="100.329719" calcext:value-type="float">
            <text:p>100.32971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44" calcext:value-type="float">
            <text:p>974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.440706" calcext:value-type="float">
            <text:p>2.440706</text:p>
          </table:table-cell>
          <table:table-cell office:value-type="float" office:value="99.26457" calcext:value-type="float">
            <text:p>99.26457</text:p>
          </table:table-cell>
          <table:table-cell office:value-type="float" office:value="96.823864" calcext:value-type="float">
            <text:p>96.823864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3.506176" calcext:value-type="float">
            <text:p>3.5061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12308400" calcext:value-type="float">
            <text:p>12308400</text:p>
          </table:table-cell>
          <table:table-cell office:value-type="float" office:value="21285" calcext:value-type="float">
            <text:p>21285</text:p>
          </table:table-cell>
          <table:table-cell office:value-type="float" office:value="11700" calcext:value-type="float">
            <text:p>11700</text:p>
          </table:table-cell>
          <table:table-cell office:value-type="float" office:value="1.013689" calcext:value-type="float">
            <text:p>1.013689</text:p>
          </table:table-cell>
          <table:table-cell office:value-type="float" office:value="100.490835" calcext:value-type="float">
            <text:p>100.490835</text:p>
          </table:table-cell>
          <table:table-cell office:value-type="float" office:value="99.477146" calcext:value-type="float">
            <text:p>99.477146</text:p>
          </table:table-cell>
          <table:table-cell office:value-type="float" office:value="0.989847" calcext:value-type="float">
            <text:p>0.989847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391820" calcext:value-type="float">
            <text:p>22391820</text:p>
          </table:table-cell>
          <table:table-cell office:value-type="float" office:value="861588" calcext:value-type="float">
            <text:p>861588</text:p>
          </table:table-cell>
          <table:table-cell office:value-type="float" office:value="21285" calcext:value-type="float">
            <text:p>21285</text:p>
          </table:table-cell>
          <table:table-cell office:value-type="float" office:value="819" calcext:value-type="float">
            <text:p>819</text:p>
          </table:table-cell>
          <table:table-cell office:value-type="float" office:value="1.221131" calcext:value-type="float">
            <text:p>1.221131</text:p>
          </table:table-cell>
          <table:table-cell office:value-type="float" office:value="103.80117" calcext:value-type="float">
            <text:p>103.80117</text:p>
          </table:table-cell>
          <table:table-cell office:value-type="float" office:value="102.580038" calcext:value-type="float">
            <text:p>102.580038</text:p>
          </table:table-cell>
          <table:table-cell office:value-type="float" office:value="0.067193" calcext:value-type="float">
            <text:p>0.067193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1088" calcext:value-type="float">
            <text:p>61088</text:p>
          </table:table-cell>
          <table:table-cell office:value-type="float" office:value="56304" calcext:value-type="float">
            <text:p>56304</text:p>
          </table:table-cell>
          <table:table-cell office:value-type="float" office:value="1504" calcext:value-type="float">
            <text:p>1504</text:p>
          </table:table-cell>
          <table:table-cell office:value-type="float" office:value="1395" calcext:value-type="float">
            <text:p>1395</text:p>
          </table:table-cell>
          <table:table-cell office:value-type="float" office:value="1.054141" calcext:value-type="float">
            <text:p>1.054141</text:p>
          </table:table-cell>
          <table:table-cell office:value-type="float" office:value="103.294513" calcext:value-type="float">
            <text:p>103.294513</text:p>
          </table:table-cell>
          <table:table-cell office:value-type="float" office:value="102.240372" calcext:value-type="float">
            <text:p>102.240372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08" calcext:value-type="float">
            <text:p>4008</text:p>
          </table:table-cell>
          <table:table-cell office:value-type="float" office:value="912" calcext:value-type="float">
            <text:p>91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.015287" calcext:value-type="float">
            <text:p>1.015287</text:p>
          </table:table-cell>
          <table:table-cell office:value-type="float" office:value="103.297377" calcext:value-type="float">
            <text:p>103.297377</text:p>
          </table:table-cell>
          <table:table-cell office:value-type="float" office:value="102.28209" calcext:value-type="float">
            <text:p>102.28209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6" calcext:value-type="float">
            <text:p>1326</text:p>
          </table:table-cell>
          <table:table-cell office:value-type="float" office:value="1236" calcext:value-type="float">
            <text:p>123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.103977" calcext:value-type="float">
            <text:p>1.103977</text:p>
          </table:table-cell>
          <table:table-cell office:value-type="float" office:value="103.295919" calcext:value-type="float">
            <text:p>103.295919</text:p>
          </table:table-cell>
          <table:table-cell office:value-type="float" office:value="102.191942" calcext:value-type="float">
            <text:p>102.19194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936" calcext:value-type="float">
            <text:p>9936</text:p>
          </table:table-cell>
          <table:table-cell office:value-type="float" office:value="9840" calcext:value-type="float">
            <text:p>9840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3.399689" calcext:value-type="float">
            <text:p>3.399689</text:p>
          </table:table-cell>
          <table:table-cell office:value-type="float" office:value="99.873382" calcext:value-type="float">
            <text:p>99.873382</text:p>
          </table:table-cell>
          <table:table-cell office:value-type="float" office:value="96.473693" calcext:value-type="float">
            <text:p>96.473693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3.52256" calcext:value-type="float">
            <text:p>3.52256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11327936" calcext:value-type="float">
            <text:p>11327936</text:p>
          </table:table-cell>
          <table:table-cell office:value-type="float" office:value="21384" calcext:value-type="float">
            <text:p>21384</text:p>
          </table:table-cell>
          <table:table-cell office:value-type="float" office:value="10768" calcext:value-type="float">
            <text:p>10768</text:p>
          </table:table-cell>
          <table:table-cell office:value-type="float" office:value="1.008389" calcext:value-type="float">
            <text:p>1.008389</text:p>
          </table:table-cell>
          <table:table-cell office:value-type="float" office:value="100.29171" calcext:value-type="float">
            <text:p>100.29171</text:p>
          </table:table-cell>
          <table:table-cell office:value-type="float" office:value="99.283321" calcext:value-type="float">
            <text:p>99.283321</text:p>
          </table:table-cell>
          <table:table-cell office:value-type="float" office:value="0.912777" calcext:value-type="float">
            <text:p>0.912777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495968" calcext:value-type="float">
            <text:p>22495968</text:p>
          </table:table-cell>
          <table:table-cell office:value-type="float" office:value="904720" calcext:value-type="float">
            <text:p>904720</text:p>
          </table:table-cell>
          <table:table-cell office:value-type="float" office:value="21384" calcext:value-type="float">
            <text:p>21384</text:p>
          </table:table-cell>
          <table:table-cell office:value-type="float" office:value="860" calcext:value-type="float">
            <text:p>860</text:p>
          </table:table-cell>
          <table:table-cell office:value-type="float" office:value="1.172967" calcext:value-type="float">
            <text:p>1.172967</text:p>
          </table:table-cell>
          <table:table-cell office:value-type="float" office:value="100.274706" calcext:value-type="float">
            <text:p>100.274706</text:p>
          </table:table-cell>
          <table:table-cell office:value-type="float" office:value="99.101738" calcext:value-type="float">
            <text:p>99.101738</text:p>
          </table:table-cell>
          <table:table-cell office:value-type="float" office:value="0.073034" calcext:value-type="float">
            <text:p>0.073034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80128" calcext:value-type="float">
            <text:p>80128</text:p>
          </table:table-cell>
          <table:table-cell office:value-type="float" office:value="73776" calcext:value-type="float">
            <text:p>73776</text:p>
          </table:table-cell>
          <table:table-cell office:value-type="float" office:value="1980" calcext:value-type="float">
            <text:p>1980</text:p>
          </table:table-cell>
          <table:table-cell office:value-type="float" office:value="1832" calcext:value-type="float">
            <text:p>1832</text:p>
          </table:table-cell>
          <table:table-cell office:value-type="float" office:value="1.044939" calcext:value-type="float">
            <text:p>1.044939</text:p>
          </table:table-cell>
          <table:table-cell office:value-type="float" office:value="100.377888" calcext:value-type="float">
            <text:p>100.377888</text:p>
          </table:table-cell>
          <table:table-cell office:value-type="float" office:value="99.332948" calcext:value-type="float">
            <text:p>99.332948</text:p>
          </table:table-cell>
          <table:table-cell office:value-type="float" office:value="0.005942" calcext:value-type="float">
            <text:p>0.005942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84" calcext:value-type="float">
            <text:p>3984</text:p>
          </table:table-cell>
          <table:table-cell office:value-type="float" office:value="1056" calcext:value-type="float">
            <text:p>1056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.026297" calcext:value-type="float">
            <text:p>1.026297</text:p>
          </table:table-cell>
          <table:table-cell office:value-type="float" office:value="98.651834" calcext:value-type="float">
            <text:p>98.651834</text:p>
          </table:table-cell>
          <table:table-cell office:value-type="float" office:value="97.625537" calcext:value-type="float">
            <text:p>97.625537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14" calcext:value-type="float">
            <text:p>1314</text:p>
          </table:table-cell>
          <table:table-cell office:value-type="float" office:value="1194" calcext:value-type="float">
            <text:p>119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.089115" calcext:value-type="float">
            <text:p>1.089115</text:p>
          </table:table-cell>
          <table:table-cell office:value-type="float" office:value="99.261295" calcext:value-type="float">
            <text:p>99.261295</text:p>
          </table:table-cell>
          <table:table-cell office:value-type="float" office:value="98.17218" calcext:value-type="float">
            <text:p>98.17218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264" calcext:value-type="float">
            <text:p>926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.750784" calcext:value-type="float">
            <text:p>2.750784</text:p>
          </table:table-cell>
          <table:table-cell office:value-type="float" office:value="100.541822" calcext:value-type="float">
            <text:p>100.541822</text:p>
          </table:table-cell>
          <table:table-cell office:value-type="float" office:value="97.791037" calcext:value-type="float">
            <text:p>97.791037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3.538944" calcext:value-type="float">
            <text:p>3.538944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12493552" calcext:value-type="float">
            <text:p>12493552</text:p>
          </table:table-cell>
          <table:table-cell office:value-type="float" office:value="21483" calcext:value-type="float">
            <text:p>21483</text:p>
          </table:table-cell>
          <table:table-cell office:value-type="float" office:value="11876" calcext:value-type="float">
            <text:p>11876</text:p>
          </table:table-cell>
          <table:table-cell office:value-type="float" office:value="1.01601" calcext:value-type="float">
            <text:p>1.01601</text:p>
          </table:table-cell>
          <table:table-cell office:value-type="float" office:value="100.496907" calcext:value-type="float">
            <text:p>100.496907</text:p>
          </table:table-cell>
          <table:table-cell office:value-type="float" office:value="99.480897" calcext:value-type="float">
            <text:p>99.480897</text:p>
          </table:table-cell>
          <table:table-cell office:value-type="float" office:value="1.0047" calcext:value-type="float">
            <text:p>1.004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600116" calcext:value-type="float">
            <text:p>22600116</text:p>
          </table:table-cell>
          <table:table-cell office:value-type="float" office:value="766908" calcext:value-type="float">
            <text:p>766908</text:p>
          </table:table-cell>
          <table:table-cell office:value-type="float" office:value="21483" calcext:value-type="float">
            <text:p>21483</text:p>
          </table:table-cell>
          <table:table-cell office:value-type="float" office:value="729" calcext:value-type="float">
            <text:p>729</text:p>
          </table:table-cell>
          <table:table-cell office:value-type="float" office:value="1.926979" calcext:value-type="float">
            <text:p>1.926979</text:p>
          </table:table-cell>
          <table:table-cell office:value-type="float" office:value="100.600399" calcext:value-type="float">
            <text:p>100.600399</text:p>
          </table:table-cell>
          <table:table-cell office:value-type="float" office:value="98.67342" calcext:value-type="float">
            <text:p>98.67342</text:p>
          </table:table-cell>
          <table:table-cell office:value-type="float" office:value="0.062177" calcext:value-type="float">
            <text:p>0.06217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4664" calcext:value-type="float">
            <text:p>64664</text:p>
          </table:table-cell>
          <table:table-cell office:value-type="float" office:value="60072" calcext:value-type="float">
            <text:p>60072</text:p>
          </table:table-cell>
          <table:table-cell office:value-type="float" office:value="1595" calcext:value-type="float">
            <text:p>1595</text:p>
          </table:table-cell>
          <table:table-cell office:value-type="float" office:value="1490" calcext:value-type="float">
            <text:p>1490</text:p>
          </table:table-cell>
          <table:table-cell office:value-type="float" office:value="1.442925" calcext:value-type="float">
            <text:p>1.442925</text:p>
          </table:table-cell>
          <table:table-cell office:value-type="float" office:value="100.87366" calcext:value-type="float">
            <text:p>100.87366</text:p>
          </table:table-cell>
          <table:table-cell office:value-type="float" office:value="99.430735" calcext:value-type="float">
            <text:p>99.430735</text:p>
          </table:table-cell>
          <table:table-cell office:value-type="float" office:value="0.004833" calcext:value-type="float">
            <text:p>0.004833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824" calcext:value-type="float">
            <text:p>3824</text:p>
          </table:table-cell>
          <table:table-cell office:value-type="float" office:value="992" calcext:value-type="float">
            <text:p>99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.336489" calcext:value-type="float">
            <text:p>1.336489</text:p>
          </table:table-cell>
          <table:table-cell office:value-type="float" office:value="100.516865" calcext:value-type="float">
            <text:p>100.516865</text:p>
          </table:table-cell>
          <table:table-cell office:value-type="float" office:value="99.180376" calcext:value-type="float">
            <text:p>99.18037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82" calcext:value-type="float">
            <text:p>1182</text:p>
          </table:table-cell>
          <table:table-cell office:value-type="float" office:value="1092" calcext:value-type="float">
            <text:p>109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.582535" calcext:value-type="float">
            <text:p>1.582535</text:p>
          </table:table-cell>
          <table:table-cell office:value-type="float" office:value="100.847966" calcext:value-type="float">
            <text:p>100.847966</text:p>
          </table:table-cell>
          <table:table-cell office:value-type="float" office:value="99.265431" calcext:value-type="float">
            <text:p>99.265431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8736" calcext:value-type="float">
            <text:p>8736</text:p>
          </table:table-cell>
          <table:table-cell office:value-type="float" office:value="8688" calcext:value-type="float">
            <text:p>8688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2.928677" calcext:value-type="float">
            <text:p>2.928677</text:p>
          </table:table-cell>
          <table:table-cell office:value-type="float" office:value="99.905748" calcext:value-type="float">
            <text:p>99.905748</text:p>
          </table:table-cell>
          <table:table-cell office:value-type="float" office:value="96.977071" calcext:value-type="float">
            <text:p>96.977071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3.555328" calcext:value-type="float">
            <text:p>3.55532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12587180" calcext:value-type="float">
            <text:p>12587180</text:p>
          </table:table-cell>
          <table:table-cell office:value-type="float" office:value="21582" calcext:value-type="float">
            <text:p>21582</text:p>
          </table:table-cell>
          <table:table-cell office:value-type="float" office:value="11965" calcext:value-type="float">
            <text:p>11965</text:p>
          </table:table-cell>
          <table:table-cell office:value-type="float" office:value="1.007709" calcext:value-type="float">
            <text:p>1.007709</text:p>
          </table:table-cell>
          <table:table-cell office:value-type="float" office:value="100.499967" calcext:value-type="float">
            <text:p>100.499967</text:p>
          </table:table-cell>
          <table:table-cell office:value-type="float" office:value="99.492258" calcext:value-type="float">
            <text:p>99.492258</text:p>
          </table:table-cell>
          <table:table-cell office:value-type="float" office:value="1.012113" calcext:value-type="float">
            <text:p>1.012113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704264" calcext:value-type="float">
            <text:p>22704264</text:p>
          </table:table-cell>
          <table:table-cell office:value-type="float" office:value="766908" calcext:value-type="float">
            <text:p>766908</text:p>
          </table:table-cell>
          <table:table-cell office:value-type="float" office:value="21582" calcext:value-type="float">
            <text:p>21582</text:p>
          </table:table-cell>
          <table:table-cell office:value-type="float" office:value="729" calcext:value-type="float">
            <text:p>729</text:p>
          </table:table-cell>
          <table:table-cell office:value-type="float" office:value="1.205906" calcext:value-type="float">
            <text:p>1.205906</text:p>
          </table:table-cell>
          <table:table-cell office:value-type="float" office:value="100.593666" calcext:value-type="float">
            <text:p>100.593666</text:p>
          </table:table-cell>
          <table:table-cell office:value-type="float" office:value="99.38776" calcext:value-type="float">
            <text:p>99.38776</text:p>
          </table:table-cell>
          <table:table-cell office:value-type="float" office:value="0.061731" calcext:value-type="float">
            <text:p>0.061731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944" calcext:value-type="float">
            <text:p>65944</text:p>
          </table:table-cell>
          <table:table-cell office:value-type="float" office:value="60552" calcext:value-type="float">
            <text:p>60552</text:p>
          </table:table-cell>
          <table:table-cell office:value-type="float" office:value="1627" calcext:value-type="float">
            <text:p>1627</text:p>
          </table:table-cell>
          <table:table-cell office:value-type="float" office:value="1502" calcext:value-type="float">
            <text:p>1502</text:p>
          </table:table-cell>
          <table:table-cell office:value-type="float" office:value="1.049873" calcext:value-type="float">
            <text:p>1.049873</text:p>
          </table:table-cell>
          <table:table-cell office:value-type="float" office:value="100.866948" calcext:value-type="float">
            <text:p>100.866948</text:p>
          </table:table-cell>
          <table:table-cell office:value-type="float" office:value="99.817075" calcext:value-type="float">
            <text:p>99.817075</text:p>
          </table:table-cell>
          <table:table-cell office:value-type="float" office:value="0.004853" calcext:value-type="float">
            <text:p>0.004853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24" calcext:value-type="float">
            <text:p>3424</text:p>
          </table:table-cell>
          <table:table-cell office:value-type="float" office:value="712" calcext:value-type="float">
            <text:p>712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.022243" calcext:value-type="float">
            <text:p>1.022243</text:p>
          </table:table-cell>
          <table:table-cell office:value-type="float" office:value="92.34403" calcext:value-type="float">
            <text:p>92.34403</text:p>
          </table:table-cell>
          <table:table-cell office:value-type="float" office:value="91.321788" calcext:value-type="float">
            <text:p>91.32178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74" calcext:value-type="float">
            <text:p>1074</text:p>
          </table:table-cell>
          <table:table-cell office:value-type="float" office:value="1044" calcext:value-type="float">
            <text:p>104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.088274" calcext:value-type="float">
            <text:p>1.088274</text:p>
          </table:table-cell>
          <table:table-cell office:value-type="float" office:value="92.342532" calcext:value-type="float">
            <text:p>92.342532</text:p>
          </table:table-cell>
          <table:table-cell office:value-type="float" office:value="91.254258" calcext:value-type="float">
            <text:p>91.254258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552" calcext:value-type="float">
            <text:p>9552</text:p>
          </table:table-cell>
          <table:table-cell office:value-type="float" office:value="9504" calcext:value-type="float">
            <text:p>9504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.474069" calcext:value-type="float">
            <text:p>2.474069</text:p>
          </table:table-cell>
          <table:table-cell office:value-type="float" office:value="99.93172" calcext:value-type="float">
            <text:p>99.93172</text:p>
          </table:table-cell>
          <table:table-cell office:value-type="float" office:value="97.457651" calcext:value-type="float">
            <text:p>97.45765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3.571712" calcext:value-type="float">
            <text:p>3.57171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11793972" calcext:value-type="float">
            <text:p>11793972</text:p>
          </table:table-cell>
          <table:table-cell office:value-type="float" office:value="21682" calcext:value-type="float">
            <text:p>21682</text:p>
          </table:table-cell>
          <table:table-cell office:value-type="float" office:value="11211" calcext:value-type="float">
            <text:p>11211</text:p>
          </table:table-cell>
          <table:table-cell office:value-type="float" office:value="1.01089" calcext:value-type="float">
            <text:p>1.01089</text:p>
          </table:table-cell>
          <table:table-cell office:value-type="float" office:value="100.408765" calcext:value-type="float">
            <text:p>100.408765</text:p>
          </table:table-cell>
          <table:table-cell office:value-type="float" office:value="99.397875" calcext:value-type="float">
            <text:p>99.397875</text:p>
          </table:table-cell>
          <table:table-cell office:value-type="float" office:value="0.949233" calcext:value-type="float">
            <text:p>0.949233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809464" calcext:value-type="float">
            <text:p>22809464</text:p>
          </table:table-cell>
          <table:table-cell office:value-type="float" office:value="815300" calcext:value-type="float">
            <text:p>815300</text:p>
          </table:table-cell>
          <table:table-cell office:value-type="float" office:value="21682" calcext:value-type="float">
            <text:p>21682</text:p>
          </table:table-cell>
          <table:table-cell office:value-type="float" office:value="775" calcext:value-type="float">
            <text:p>775</text:p>
          </table:table-cell>
          <table:table-cell office:value-type="float" office:value="1.833134" calcext:value-type="float">
            <text:p>1.833134</text:p>
          </table:table-cell>
          <table:table-cell office:value-type="float" office:value="100.812536" calcext:value-type="float">
            <text:p>100.812536</text:p>
          </table:table-cell>
          <table:table-cell office:value-type="float" office:value="98.979402" calcext:value-type="float">
            <text:p>98.979402</text:p>
          </table:table-cell>
          <table:table-cell office:value-type="float" office:value="0.065897" calcext:value-type="float">
            <text:p>0.065897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7280" calcext:value-type="float">
            <text:p>77280</text:p>
          </table:table-cell>
          <table:table-cell office:value-type="float" office:value="71704" calcext:value-type="float">
            <text:p>71704</text:p>
          </table:table-cell>
          <table:table-cell office:value-type="float" office:value="1909" calcext:value-type="float">
            <text:p>1909</text:p>
          </table:table-cell>
          <table:table-cell office:value-type="float" office:value="1780" calcext:value-type="float">
            <text:p>1780</text:p>
          </table:table-cell>
          <table:table-cell office:value-type="float" office:value="1.43027" calcext:value-type="float">
            <text:p>1.43027</text:p>
          </table:table-cell>
          <table:table-cell office:value-type="float" office:value="100.975434" calcext:value-type="float">
            <text:p>100.975434</text:p>
          </table:table-cell>
          <table:table-cell office:value-type="float" office:value="99.545164" calcext:value-type="float">
            <text:p>99.545164</text:p>
          </table:table-cell>
          <table:table-cell office:value-type="float" office:value="0.005763" calcext:value-type="float">
            <text:p>0.005763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36" calcext:value-type="float">
            <text:p>3936</text:p>
          </table:table-cell>
          <table:table-cell office:value-type="float" office:value="936" calcext:value-type="float">
            <text:p>936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.324015" calcext:value-type="float">
            <text:p>1.324015</text:p>
          </table:table-cell>
          <table:table-cell office:value-type="float" office:value="100.97223" calcext:value-type="float">
            <text:p>100.97223</text:p>
          </table:table-cell>
          <table:table-cell office:value-type="float" office:value="99.648215" calcext:value-type="float">
            <text:p>99.64821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0" calcext:value-type="float">
            <text:p>1320</text:p>
          </table:table-cell>
          <table:table-cell office:value-type="float" office:value="1200" calcext:value-type="float">
            <text:p>120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.559191" calcext:value-type="float">
            <text:p>1.559191</text:p>
          </table:table-cell>
          <table:table-cell office:value-type="float" office:value="100.292433" calcext:value-type="float">
            <text:p>100.292433</text:p>
          </table:table-cell>
          <table:table-cell office:value-type="float" office:value="98.733241" calcext:value-type="float">
            <text:p>98.733241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958" calcext:value-type="float">
            <text:p>895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3.009786" calcext:value-type="float">
            <text:p>3.009786</text:p>
          </table:table-cell>
          <table:table-cell office:value-type="float" office:value="100.973956" calcext:value-type="float">
            <text:p>100.973956</text:p>
          </table:table-cell>
          <table:table-cell office:value-type="float" office:value="97.96417" calcext:value-type="float">
            <text:p>97.96417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3.588096" calcext:value-type="float">
            <text:p>3.588096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11425772" calcext:value-type="float">
            <text:p>11425772</text:p>
          </table:table-cell>
          <table:table-cell office:value-type="float" office:value="21780" calcext:value-type="float">
            <text:p>21780</text:p>
          </table:table-cell>
          <table:table-cell office:value-type="float" office:value="10861" calcext:value-type="float">
            <text:p>10861</text:p>
          </table:table-cell>
          <table:table-cell office:value-type="float" office:value="1.014807" calcext:value-type="float">
            <text:p>1.014807</text:p>
          </table:table-cell>
          <table:table-cell office:value-type="float" office:value="100.443633" calcext:value-type="float">
            <text:p>100.443633</text:p>
          </table:table-cell>
          <table:table-cell office:value-type="float" office:value="99.428826" calcext:value-type="float">
            <text:p>99.428826</text:p>
          </table:table-cell>
          <table:table-cell office:value-type="float" office:value="0.919313" calcext:value-type="float">
            <text:p>0.919313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2912560" calcext:value-type="float">
            <text:p>22912560</text:p>
          </table:table-cell>
          <table:table-cell office:value-type="float" office:value="932072" calcext:value-type="float">
            <text:p>932072</text:p>
          </table:table-cell>
          <table:table-cell office:value-type="float" office:value="21780" calcext:value-type="float">
            <text:p>21780</text:p>
          </table:table-cell>
          <table:table-cell office:value-type="float" office:value="886" calcext:value-type="float">
            <text:p>886</text:p>
          </table:table-cell>
          <table:table-cell office:value-type="float" office:value="1.132927" calcext:value-type="float">
            <text:p>1.132927</text:p>
          </table:table-cell>
          <table:table-cell office:value-type="float" office:value="101.00352" calcext:value-type="float">
            <text:p>101.00352</text:p>
          </table:table-cell>
          <table:table-cell office:value-type="float" office:value="99.870593" calcext:value-type="float">
            <text:p>99.870593</text:p>
          </table:table-cell>
          <table:table-cell office:value-type="float" office:value="0.074662" calcext:value-type="float">
            <text:p>0.074662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584" calcext:value-type="float">
            <text:p>71584</text:p>
          </table:table-cell>
          <table:table-cell office:value-type="float" office:value="65112" calcext:value-type="float">
            <text:p>65112</text:p>
          </table:table-cell>
          <table:table-cell office:value-type="float" office:value="1764" calcext:value-type="float">
            <text:p>1764</text:p>
          </table:table-cell>
          <table:table-cell office:value-type="float" office:value="1613" calcext:value-type="float">
            <text:p>1613</text:p>
          </table:table-cell>
          <table:table-cell office:value-type="float" office:value="1.006399" calcext:value-type="float">
            <text:p>1.006399</text:p>
          </table:table-cell>
          <table:table-cell office:value-type="float" office:value="100.53146" calcext:value-type="float">
            <text:p>100.53146</text:p>
          </table:table-cell>
          <table:table-cell office:value-type="float" office:value="99.525061" calcext:value-type="float">
            <text:p>99.525061</text:p>
          </table:table-cell>
          <table:table-cell office:value-type="float" office:value="0.005234" calcext:value-type="float">
            <text:p>0.005234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28" calcext:value-type="float">
            <text:p>4328</text:p>
          </table:table-cell>
          <table:table-cell office:value-type="float" office:value="944" calcext:value-type="float">
            <text:p>944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.016205" calcext:value-type="float">
            <text:p>1.016205</text:p>
          </table:table-cell>
          <table:table-cell office:value-type="float" office:value="100.523159" calcext:value-type="float">
            <text:p>100.523159</text:p>
          </table:table-cell>
          <table:table-cell office:value-type="float" office:value="99.506954" calcext:value-type="float">
            <text:p>99.506954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542" calcext:value-type="float">
            <text:p>1542</text:p>
          </table:table-cell>
          <table:table-cell office:value-type="float" office:value="1362" calcext:value-type="float">
            <text:p>136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037288" calcext:value-type="float">
            <text:p>1.037288</text:p>
          </table:table-cell>
          <table:table-cell office:value-type="float" office:value="100.501553" calcext:value-type="float">
            <text:p>100.501553</text:p>
          </table:table-cell>
          <table:table-cell office:value-type="float" office:value="99.464265" calcext:value-type="float">
            <text:p>99.46426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26" calcext:value-type="float">
            <text:p>9726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.420896" calcext:value-type="float">
            <text:p>2.420896</text:p>
          </table:table-cell>
          <table:table-cell office:value-type="float" office:value="100.524465" calcext:value-type="float">
            <text:p>100.524465</text:p>
          </table:table-cell>
          <table:table-cell office:value-type="float" office:value="98.10357" calcext:value-type="float">
            <text:p>98.10357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3.60448" calcext:value-type="float">
            <text:p>3.60448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12394664" calcext:value-type="float">
            <text:p>12394664</text:p>
          </table:table-cell>
          <table:table-cell office:value-type="float" office:value="21879" calcext:value-type="float">
            <text:p>21879</text:p>
          </table:table-cell>
          <table:table-cell office:value-type="float" office:value="11782" calcext:value-type="float">
            <text:p>11782</text:p>
          </table:table-cell>
          <table:table-cell office:value-type="float" office:value="1.013547" calcext:value-type="float">
            <text:p>1.013547</text:p>
          </table:table-cell>
          <table:table-cell office:value-type="float" office:value="100.214654" calcext:value-type="float">
            <text:p>100.214654</text:p>
          </table:table-cell>
          <table:table-cell office:value-type="float" office:value="99.201107" calcext:value-type="float">
            <text:p>99.201107</text:p>
          </table:table-cell>
          <table:table-cell office:value-type="float" office:value="0.999559" calcext:value-type="float">
            <text:p>0.999559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016708" calcext:value-type="float">
            <text:p>23016708</text:p>
          </table:table-cell>
          <table:table-cell office:value-type="float" office:value="727984" calcext:value-type="float">
            <text:p>727984</text:p>
          </table:table-cell>
          <table:table-cell office:value-type="float" office:value="21879" calcext:value-type="float">
            <text:p>21879</text:p>
          </table:table-cell>
          <table:table-cell office:value-type="float" office:value="692" calcext:value-type="float">
            <text:p>692</text:p>
          </table:table-cell>
          <table:table-cell office:value-type="float" office:value="1.11498" calcext:value-type="float">
            <text:p>1.11498</text:p>
          </table:table-cell>
          <table:table-cell office:value-type="float" office:value="100.737337" calcext:value-type="float">
            <text:p>100.737337</text:p>
          </table:table-cell>
          <table:table-cell office:value-type="float" office:value="99.622357" calcext:value-type="float">
            <text:p>99.622357</text:p>
          </table:table-cell>
          <table:table-cell office:value-type="float" office:value="0.058459" calcext:value-type="float">
            <text:p>0.058459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264" calcext:value-type="float">
            <text:p>71264</text:p>
          </table:table-cell>
          <table:table-cell office:value-type="float" office:value="65504" calcext:value-type="float">
            <text:p>65504</text:p>
          </table:table-cell>
          <table:table-cell office:value-type="float" office:value="1760" calcext:value-type="float">
            <text:p>1760</text:p>
          </table:table-cell>
          <table:table-cell office:value-type="float" office:value="1626" calcext:value-type="float">
            <text:p>1626</text:p>
          </table:table-cell>
          <table:table-cell office:value-type="float" office:value="1.005579" calcext:value-type="float">
            <text:p>1.005579</text:p>
          </table:table-cell>
          <table:table-cell office:value-type="float" office:value="100.231481" calcext:value-type="float">
            <text:p>100.231481</text:p>
          </table:table-cell>
          <table:table-cell office:value-type="float" office:value="99.225901" calcext:value-type="float">
            <text:p>99.225901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480" calcext:value-type="float">
            <text:p>3480</text:p>
          </table:table-cell>
          <table:table-cell office:value-type="float" office:value="624" calcext:value-type="float">
            <text:p>624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.015005" calcext:value-type="float">
            <text:p>1.015005</text:p>
          </table:table-cell>
          <table:table-cell office:value-type="float" office:value="91.522612" calcext:value-type="float">
            <text:p>91.522612</text:p>
          </table:table-cell>
          <table:table-cell office:value-type="float" office:value="90.507607" calcext:value-type="float">
            <text:p>90.507607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34" calcext:value-type="float">
            <text:p>834</text:p>
          </table:table-cell>
          <table:table-cell office:value-type="float" office:value="684" calcext:value-type="float">
            <text:p>68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.041643" calcext:value-type="float">
            <text:p>1.041643</text:p>
          </table:table-cell>
          <table:table-cell office:value-type="float" office:value="93.743004" calcext:value-type="float">
            <text:p>93.743004</text:p>
          </table:table-cell>
          <table:table-cell office:value-type="float" office:value="92.701361" calcext:value-type="float">
            <text:p>92.701361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48" calcext:value-type="float">
            <text:p>9648</text:p>
          </table:table-cell>
          <table:table-cell office:value-type="float" office:value="9600" calcext:value-type="float">
            <text:p>9600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.367694" calcext:value-type="float">
            <text:p>2.367694</text:p>
          </table:table-cell>
          <table:table-cell office:value-type="float" office:value="100.230103" calcext:value-type="float">
            <text:p>100.230103</text:p>
          </table:table-cell>
          <table:table-cell office:value-type="float" office:value="97.862409" calcext:value-type="float">
            <text:p>97.862409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3.620864" calcext:value-type="float">
            <text:p>3.620864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11579364" calcext:value-type="float">
            <text:p>11579364</text:p>
          </table:table-cell>
          <table:table-cell office:value-type="float" office:value="21978" calcext:value-type="float">
            <text:p>21978</text:p>
          </table:table-cell>
          <table:table-cell office:value-type="float" office:value="11007" calcext:value-type="float">
            <text:p>11007</text:p>
          </table:table-cell>
          <table:table-cell office:value-type="float" office:value="1.012309" calcext:value-type="float">
            <text:p>1.012309</text:p>
          </table:table-cell>
          <table:table-cell office:value-type="float" office:value="100.48644" calcext:value-type="float">
            <text:p>100.48644</text:p>
          </table:table-cell>
          <table:table-cell office:value-type="float" office:value="99.474131" calcext:value-type="float">
            <text:p>99.474131</text:p>
          </table:table-cell>
          <table:table-cell office:value-type="float" office:value="0.931246" calcext:value-type="float">
            <text:p>0.931246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120856" calcext:value-type="float">
            <text:p>23120856</text:p>
          </table:table-cell>
          <table:table-cell office:value-type="float" office:value="936280" calcext:value-type="float">
            <text:p>936280</text:p>
          </table:table-cell>
          <table:table-cell office:value-type="float" office:value="21978" calcext:value-type="float">
            <text:p>21978</text:p>
          </table:table-cell>
          <table:table-cell office:value-type="float" office:value="890" calcext:value-type="float">
            <text:p>890</text:p>
          </table:table-cell>
          <table:table-cell office:value-type="float" office:value="1.221637" calcext:value-type="float">
            <text:p>1.221637</text:p>
          </table:table-cell>
          <table:table-cell office:value-type="float" office:value="100.938176" calcext:value-type="float">
            <text:p>100.938176</text:p>
          </table:table-cell>
          <table:table-cell office:value-type="float" office:value="99.716538" calcext:value-type="float">
            <text:p>99.716538</text:p>
          </table:table-cell>
          <table:table-cell office:value-type="float" office:value="0.075115" calcext:value-type="float">
            <text:p>0.075115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360" calcext:value-type="float">
            <text:p>70360</text:p>
          </table:table-cell>
          <table:table-cell office:value-type="float" office:value="64368" calcext:value-type="float">
            <text:p>64368</text:p>
          </table:table-cell>
          <table:table-cell office:value-type="float" office:value="1736" calcext:value-type="float">
            <text:p>1736</text:p>
          </table:table-cell>
          <table:table-cell office:value-type="float" office:value="1597" calcext:value-type="float">
            <text:p>1597</text:p>
          </table:table-cell>
          <table:table-cell office:value-type="float" office:value="1.060161" calcext:value-type="float">
            <text:p>1.060161</text:p>
          </table:table-cell>
          <table:table-cell office:value-type="float" office:value="100.690331" calcext:value-type="float">
            <text:p>100.690331</text:p>
          </table:table-cell>
          <table:table-cell office:value-type="float" office:value="99.63017" calcext:value-type="float">
            <text:p>99.63017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544" calcext:value-type="float">
            <text:p>4544</text:p>
          </table:table-cell>
          <table:table-cell office:value-type="float" office:value="944" calcext:value-type="float">
            <text:p>944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1.032937" calcext:value-type="float">
            <text:p>1.032937</text:p>
          </table:table-cell>
          <table:table-cell office:value-type="float" office:value="100.713907" calcext:value-type="float">
            <text:p>100.713907</text:p>
          </table:table-cell>
          <table:table-cell office:value-type="float" office:value="99.68097" calcext:value-type="float">
            <text:p>99.68097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40" calcext:value-type="float">
            <text:p>1140</text:p>
          </table:table-cell>
          <table:table-cell office:value-type="float" office:value="1080" calcext:value-type="float">
            <text:p>108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.104097" calcext:value-type="float">
            <text:p>1.104097</text:p>
          </table:table-cell>
          <table:table-cell office:value-type="float" office:value="100.688373" calcext:value-type="float">
            <text:p>100.688373</text:p>
          </table:table-cell>
          <table:table-cell office:value-type="float" office:value="99.584276" calcext:value-type="float">
            <text:p>99.584276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888" calcext:value-type="float">
            <text:p>9888</text:p>
          </table:table-cell>
          <table:table-cell office:value-type="float" office:value="9648" calcext:value-type="float">
            <text:p>9648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4.617965" calcext:value-type="float">
            <text:p>4.617965</text:p>
          </table:table-cell>
          <table:table-cell office:value-type="float" office:value="100.685728" calcext:value-type="float">
            <text:p>100.685728</text:p>
          </table:table-cell>
          <table:table-cell office:value-type="float" office:value="96.067763" calcext:value-type="float">
            <text:p>96.067763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3.637248" calcext:value-type="float">
            <text:p>3.637248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11669836" calcext:value-type="float">
            <text:p>11669836</text:p>
          </table:table-cell>
          <table:table-cell office:value-type="float" office:value="22077" calcext:value-type="float">
            <text:p>22077</text:p>
          </table:table-cell>
          <table:table-cell office:value-type="float" office:value="11093" calcext:value-type="float">
            <text:p>11093</text:p>
          </table:table-cell>
          <table:table-cell office:value-type="float" office:value="1.016349" calcext:value-type="float">
            <text:p>1.016349</text:p>
          </table:table-cell>
          <table:table-cell office:value-type="float" office:value="100.37877" calcext:value-type="float">
            <text:p>100.37877</text:p>
          </table:table-cell>
          <table:table-cell office:value-type="float" office:value="99.362421" calcext:value-type="float">
            <text:p>99.362421</text:p>
          </table:table-cell>
          <table:table-cell office:value-type="float" office:value="0.939577" calcext:value-type="float">
            <text:p>0.939577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225004" calcext:value-type="float">
            <text:p>23225004</text:p>
          </table:table-cell>
          <table:table-cell office:value-type="float" office:value="880524" calcext:value-type="float">
            <text:p>880524</text:p>
          </table:table-cell>
          <table:table-cell office:value-type="float" office:value="22077" calcext:value-type="float">
            <text:p>22077</text:p>
          </table:table-cell>
          <table:table-cell office:value-type="float" office:value="837" calcext:value-type="float">
            <text:p>837</text:p>
          </table:table-cell>
          <table:table-cell office:value-type="float" office:value="1.24146" calcext:value-type="float">
            <text:p>1.24146</text:p>
          </table:table-cell>
          <table:table-cell office:value-type="float" office:value="100.93212" calcext:value-type="float">
            <text:p>100.93212</text:p>
          </table:table-cell>
          <table:table-cell office:value-type="float" office:value="99.69066" calcext:value-type="float">
            <text:p>99.69066</text:p>
          </table:table-cell>
          <table:table-cell office:value-type="float" office:value="0.070661" calcext:value-type="float">
            <text:p>0.070661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6064" calcext:value-type="float">
            <text:p>66064</text:p>
          </table:table-cell>
          <table:table-cell office:value-type="float" office:value="61152" calcext:value-type="float">
            <text:p>61152</text:p>
          </table:table-cell>
          <table:table-cell office:value-type="float" office:value="1627" calcext:value-type="float">
            <text:p>1627</text:p>
          </table:table-cell>
          <table:table-cell office:value-type="float" office:value="1515" calcext:value-type="float">
            <text:p>1515</text:p>
          </table:table-cell>
          <table:table-cell office:value-type="float" office:value="1.058141" calcext:value-type="float">
            <text:p>1.058141</text:p>
          </table:table-cell>
          <table:table-cell office:value-type="float" office:value="100.437594" calcext:value-type="float">
            <text:p>100.437594</text:p>
          </table:table-cell>
          <table:table-cell office:value-type="float" office:value="99.379453" calcext:value-type="float">
            <text:p>99.379453</text:p>
          </table:table-cell>
          <table:table-cell office:value-type="float" office:value="0.004923" calcext:value-type="float">
            <text:p>0.004923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76" calcext:value-type="float">
            <text:p>3976</text:p>
          </table:table-cell>
          <table:table-cell office:value-type="float" office:value="864" calcext:value-type="float">
            <text:p>864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.023582" calcext:value-type="float">
            <text:p>1.023582</text:p>
          </table:table-cell>
          <table:table-cell office:value-type="float" office:value="100.436195" calcext:value-type="float">
            <text:p>100.436195</text:p>
          </table:table-cell>
          <table:table-cell office:value-type="float" office:value="99.412613" calcext:value-type="float">
            <text:p>99.412613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44" calcext:value-type="float">
            <text:p>1644</text:p>
          </table:table-cell>
          <table:table-cell office:value-type="float" office:value="1434" calcext:value-type="float">
            <text:p>143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.108057" calcext:value-type="float">
            <text:p>1.108057</text:p>
          </table:table-cell>
          <table:table-cell office:value-type="float" office:value="100.409517" calcext:value-type="float">
            <text:p>100.409517</text:p>
          </table:table-cell>
          <table:table-cell office:value-type="float" office:value="99.30146" calcext:value-type="float">
            <text:p>99.3014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966" calcext:value-type="float">
            <text:p>996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.610899" calcext:value-type="float">
            <text:p>2.610899</text:p>
          </table:table-cell>
          <table:table-cell office:value-type="float" office:value="100.4394" calcext:value-type="float">
            <text:p>100.4394</text:p>
          </table:table-cell>
          <table:table-cell office:value-type="float" office:value="97.828501" calcext:value-type="float">
            <text:p>97.828501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3.653632" calcext:value-type="float">
            <text:p>3.65363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12553516" calcext:value-type="float">
            <text:p>12553516</text:p>
          </table:table-cell>
          <table:table-cell office:value-type="float" office:value="22176" calcext:value-type="float">
            <text:p>22176</text:p>
          </table:table-cell>
          <table:table-cell office:value-type="float" office:value="11933" calcext:value-type="float">
            <text:p>11933</text:p>
          </table:table-cell>
          <table:table-cell office:value-type="float" office:value="1.008329" calcext:value-type="float">
            <text:p>1.008329</text:p>
          </table:table-cell>
          <table:table-cell office:value-type="float" office:value="100.499513" calcext:value-type="float">
            <text:p>100.499513</text:p>
          </table:table-cell>
          <table:table-cell office:value-type="float" office:value="99.491185" calcext:value-type="float">
            <text:p>99.491185</text:p>
          </table:table-cell>
          <table:table-cell office:value-type="float" office:value="1.009417" calcext:value-type="float">
            <text:p>1.009417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329152" calcext:value-type="float">
            <text:p>23329152</text:p>
          </table:table-cell>
          <table:table-cell office:value-type="float" office:value="734296" calcext:value-type="float">
            <text:p>734296</text:p>
          </table:table-cell>
          <table:table-cell office:value-type="float" office:value="22176" calcext:value-type="float">
            <text:p>22176</text:p>
          </table:table-cell>
          <table:table-cell office:value-type="float" office:value="698" calcext:value-type="float">
            <text:p>698</text:p>
          </table:table-cell>
          <table:table-cell office:value-type="float" office:value="1.252025" calcext:value-type="float">
            <text:p>1.252025</text:p>
          </table:table-cell>
          <table:table-cell office:value-type="float" office:value="101.097304" calcext:value-type="float">
            <text:p>101.097304</text:p>
          </table:table-cell>
          <table:table-cell office:value-type="float" office:value="99.845279" calcext:value-type="float">
            <text:p>99.845279</text:p>
          </table:table-cell>
          <table:table-cell office:value-type="float" office:value="0.058835" calcext:value-type="float">
            <text:p>0.058835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744" calcext:value-type="float">
            <text:p>74744</text:p>
          </table:table-cell>
          <table:table-cell office:value-type="float" office:value="69072" calcext:value-type="float">
            <text:p>69072</text:p>
          </table:table-cell>
          <table:table-cell office:value-type="float" office:value="1847" calcext:value-type="float">
            <text:p>1847</text:p>
          </table:table-cell>
          <table:table-cell office:value-type="float" office:value="1716" calcext:value-type="float">
            <text:p>1716</text:p>
          </table:table-cell>
          <table:table-cell office:value-type="float" office:value="1.067511" calcext:value-type="float">
            <text:p>1.067511</text:p>
          </table:table-cell>
          <table:table-cell office:value-type="float" office:value="100.569562" calcext:value-type="float">
            <text:p>100.569562</text:p>
          </table:table-cell>
          <table:table-cell office:value-type="float" office:value="99.502051" calcext:value-type="float">
            <text:p>99.502051</text:p>
          </table:table-cell>
          <table:table-cell office:value-type="float" office:value="0.005553" calcext:value-type="float">
            <text:p>0.005553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04" calcext:value-type="float">
            <text:p>3504</text:p>
          </table:table-cell>
          <table:table-cell office:value-type="float" office:value="752" calcext:value-type="float">
            <text:p>752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.033892" calcext:value-type="float">
            <text:p>1.033892</text:p>
          </table:table-cell>
          <table:table-cell office:value-type="float" office:value="101.101247" calcext:value-type="float">
            <text:p>101.101247</text:p>
          </table:table-cell>
          <table:table-cell office:value-type="float" office:value="100.067355" calcext:value-type="float">
            <text:p>100.06735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98" calcext:value-type="float">
            <text:p>1098</text:p>
          </table:table-cell>
          <table:table-cell office:value-type="float" office:value="1020" calcext:value-type="float">
            <text:p>102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.134131" calcext:value-type="float">
            <text:p>1.134131</text:p>
          </table:table-cell>
          <table:table-cell office:value-type="float" office:value="101.099689" calcext:value-type="float">
            <text:p>101.099689</text:p>
          </table:table-cell>
          <table:table-cell office:value-type="float" office:value="99.965559" calcext:value-type="float">
            <text:p>99.965559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168" calcext:value-type="float">
            <text:p>916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2.449761" calcext:value-type="float">
            <text:p>2.449761</text:p>
          </table:table-cell>
          <table:table-cell office:value-type="float" office:value="100.567984" calcext:value-type="float">
            <text:p>100.567984</text:p>
          </table:table-cell>
          <table:table-cell office:value-type="float" office:value="98.118223" calcext:value-type="float">
            <text:p>98.118223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3.670016" calcext:value-type="float">
            <text:p>3.67001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11908640" calcext:value-type="float">
            <text:p>11908640</text:p>
          </table:table-cell>
          <table:table-cell office:value-type="float" office:value="22276" calcext:value-type="float">
            <text:p>22276</text:p>
          </table:table-cell>
          <table:table-cell office:value-type="float" office:value="11320" calcext:value-type="float">
            <text:p>11320</text:p>
          </table:table-cell>
          <table:table-cell office:value-type="float" office:value="1.019847" calcext:value-type="float">
            <text:p>1.019847</text:p>
          </table:table-cell>
          <table:table-cell office:value-type="float" office:value="100.367421" calcext:value-type="float">
            <text:p>100.367421</text:p>
          </table:table-cell>
          <table:table-cell office:value-type="float" office:value="99.347574" calcext:value-type="float">
            <text:p>99.347574</text:p>
          </table:table-cell>
          <table:table-cell office:value-type="float" office:value="0.958948" calcext:value-type="float">
            <text:p>0.95894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434352" calcext:value-type="float">
            <text:p>23434352</text:p>
          </table:table-cell>
          <table:table-cell office:value-type="float" office:value="886836" calcext:value-type="float">
            <text:p>886836</text:p>
          </table:table-cell>
          <table:table-cell office:value-type="float" office:value="22276" calcext:value-type="float">
            <text:p>22276</text:p>
          </table:table-cell>
          <table:table-cell office:value-type="float" office:value="843" calcext:value-type="float">
            <text:p>843</text:p>
          </table:table-cell>
          <table:table-cell office:value-type="float" office:value="1.132452" calcext:value-type="float">
            <text:p>1.132452</text:p>
          </table:table-cell>
          <table:table-cell office:value-type="float" office:value="100.910461" calcext:value-type="float">
            <text:p>100.910461</text:p>
          </table:table-cell>
          <table:table-cell office:value-type="float" office:value="99.778009" calcext:value-type="float">
            <text:p>99.778009</text:p>
          </table:table-cell>
          <table:table-cell office:value-type="float" office:value="0.071105" calcext:value-type="float">
            <text:p>0.071105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168" calcext:value-type="float">
            <text:p>70168</text:p>
          </table:table-cell>
          <table:table-cell office:value-type="float" office:value="64336" calcext:value-type="float">
            <text:p>64336</text:p>
          </table:table-cell>
          <table:table-cell office:value-type="float" office:value="1731" calcext:value-type="float">
            <text:p>1731</text:p>
          </table:table-cell>
          <table:table-cell office:value-type="float" office:value="1596" calcext:value-type="float">
            <text:p>1596</text:p>
          </table:table-cell>
          <table:table-cell office:value-type="float" office:value="1.014032" calcext:value-type="float">
            <text:p>1.014032</text:p>
          </table:table-cell>
          <table:table-cell office:value-type="float" office:value="100.379199" calcext:value-type="float">
            <text:p>100.379199</text:p>
          </table:table-cell>
          <table:table-cell office:value-type="float" office:value="99.365167" calcext:value-type="float">
            <text:p>99.365167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52" calcext:value-type="float">
            <text:p>4352</text:p>
          </table:table-cell>
          <table:table-cell office:value-type="float" office:value="1048" calcext:value-type="float">
            <text:p>1048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.0268" calcext:value-type="float">
            <text:p>1.0268</text:p>
          </table:table-cell>
          <table:table-cell office:value-type="float" office:value="100.914365" calcext:value-type="float">
            <text:p>100.914365</text:p>
          </table:table-cell>
          <table:table-cell office:value-type="float" office:value="99.887565" calcext:value-type="float">
            <text:p>99.887565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62" calcext:value-type="float">
            <text:p>1362</text:p>
          </table:table-cell>
          <table:table-cell office:value-type="float" office:value="1242" calcext:value-type="float">
            <text:p>124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.053497" calcext:value-type="float">
            <text:p>1.053497</text:p>
          </table:table-cell>
          <table:table-cell office:value-type="float" office:value="100.912867" calcext:value-type="float">
            <text:p>100.912867</text:p>
          </table:table-cell>
          <table:table-cell office:value-type="float" office:value="99.859369" calcext:value-type="float">
            <text:p>99.859369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696" calcext:value-type="float">
            <text:p>9696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.45752" calcext:value-type="float">
            <text:p>2.45752</text:p>
          </table:table-cell>
          <table:table-cell office:value-type="float" office:value="100.377821" calcext:value-type="float">
            <text:p>100.377821</text:p>
          </table:table-cell>
          <table:table-cell office:value-type="float" office:value="97.920302" calcext:value-type="float">
            <text:p>97.920302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3.6864" calcext:value-type="float">
            <text:p>3.686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11609872" calcext:value-type="float">
            <text:p>11609872</text:p>
          </table:table-cell>
          <table:table-cell office:value-type="float" office:value="22374" calcext:value-type="float">
            <text:p>22374</text:p>
          </table:table-cell>
          <table:table-cell office:value-type="float" office:value="11036" calcext:value-type="float">
            <text:p>11036</text:p>
          </table:table-cell>
          <table:table-cell office:value-type="float" office:value="1.018527" calcext:value-type="float">
            <text:p>1.018527</text:p>
          </table:table-cell>
          <table:table-cell office:value-type="float" office:value="100.499252" calcext:value-type="float">
            <text:p>100.499252</text:p>
          </table:table-cell>
          <table:table-cell office:value-type="float" office:value="99.480725" calcext:value-type="float">
            <text:p>99.480725</text:p>
          </table:table-cell>
          <table:table-cell office:value-type="float" office:value="0.933638" calcext:value-type="float">
            <text:p>0.933638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537448" calcext:value-type="float">
            <text:p>23537448</text:p>
          </table:table-cell>
          <table:table-cell office:value-type="float" office:value="878420" calcext:value-type="float">
            <text:p>878420</text:p>
          </table:table-cell>
          <table:table-cell office:value-type="float" office:value="22374" calcext:value-type="float">
            <text:p>22374</text:p>
          </table:table-cell>
          <table:table-cell office:value-type="float" office:value="835" calcext:value-type="float">
            <text:p>835</text:p>
          </table:table-cell>
          <table:table-cell office:value-type="float" office:value="1.131827" calcext:value-type="float">
            <text:p>1.131827</text:p>
          </table:table-cell>
          <table:table-cell office:value-type="float" office:value="100.569308" calcext:value-type="float">
            <text:p>100.569308</text:p>
          </table:table-cell>
          <table:table-cell office:value-type="float" office:value="99.437481" calcext:value-type="float">
            <text:p>99.437481</text:p>
          </table:table-cell>
          <table:table-cell office:value-type="float" office:value="0.070671" calcext:value-type="float">
            <text:p>0.070671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0256" calcext:value-type="float">
            <text:p>70256</text:p>
          </table:table-cell>
          <table:table-cell office:value-type="float" office:value="64304" calcext:value-type="float">
            <text:p>64304</text:p>
          </table:table-cell>
          <table:table-cell office:value-type="float" office:value="1732" calcext:value-type="float">
            <text:p>1732</text:p>
          </table:table-cell>
          <table:table-cell office:value-type="float" office:value="1595" calcext:value-type="float">
            <text:p>1595</text:p>
          </table:table-cell>
          <table:table-cell office:value-type="float" office:value="1.012712" calcext:value-type="float">
            <text:p>1.012712</text:p>
          </table:table-cell>
          <table:table-cell office:value-type="float" office:value="100.606066" calcext:value-type="float">
            <text:p>100.606066</text:p>
          </table:table-cell>
          <table:table-cell office:value-type="float" office:value="99.593354" calcext:value-type="float">
            <text:p>99.593354</text:p>
          </table:table-cell>
          <table:table-cell office:value-type="float" office:value="0.005165" calcext:value-type="float">
            <text:p>0.005165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56" calcext:value-type="float">
            <text:p>4256</text:p>
          </table:table-cell>
          <table:table-cell office:value-type="float" office:value="1104" calcext:value-type="float">
            <text:p>1104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1.020365" calcext:value-type="float">
            <text:p>1.020365</text:p>
          </table:table-cell>
          <table:table-cell office:value-type="float" office:value="92.974313" calcext:value-type="float">
            <text:p>92.974313</text:p>
          </table:table-cell>
          <table:table-cell office:value-type="float" office:value="91.953948" calcext:value-type="float">
            <text:p>91.953948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82" calcext:value-type="float">
            <text:p>1182</text:p>
          </table:table-cell>
          <table:table-cell office:value-type="float" office:value="1122" calcext:value-type="float">
            <text:p>112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.041088" calcext:value-type="float">
            <text:p>1.041088</text:p>
          </table:table-cell>
          <table:table-cell office:value-type="float" office:value="95.343373" calcext:value-type="float">
            <text:p>95.343373</text:p>
          </table:table-cell>
          <table:table-cell office:value-type="float" office:value="94.302285" calcext:value-type="float">
            <text:p>94.302285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264" calcext:value-type="float">
            <text:p>926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.350956" calcext:value-type="float">
            <text:p>2.350956</text:p>
          </table:table-cell>
          <table:table-cell office:value-type="float" office:value="99.644839" calcext:value-type="float">
            <text:p>99.644839</text:p>
          </table:table-cell>
          <table:table-cell office:value-type="float" office:value="97.293882" calcext:value-type="float">
            <text:p>97.293882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3.702784" calcext:value-type="float">
            <text:p>3.702784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12418860" calcext:value-type="float">
            <text:p>12418860</text:p>
          </table:table-cell>
          <table:table-cell office:value-type="float" office:value="22474" calcext:value-type="float">
            <text:p>22474</text:p>
          </table:table-cell>
          <table:table-cell office:value-type="float" office:value="11805" calcext:value-type="float">
            <text:p>11805</text:p>
          </table:table-cell>
          <table:table-cell office:value-type="float" office:value="1.020127" calcext:value-type="float">
            <text:p>1.020127</text:p>
          </table:table-cell>
          <table:table-cell office:value-type="float" office:value="100.710868" calcext:value-type="float">
            <text:p>100.710868</text:p>
          </table:table-cell>
          <table:table-cell office:value-type="float" office:value="99.690742" calcext:value-type="float">
            <text:p>99.690742</text:p>
          </table:table-cell>
          <table:table-cell office:value-type="float" office:value="0.996591" calcext:value-type="float">
            <text:p>0.996591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642648" calcext:value-type="float">
            <text:p>23642648</text:p>
          </table:table-cell>
          <table:table-cell office:value-type="float" office:value="796364" calcext:value-type="float">
            <text:p>796364</text:p>
          </table:table-cell>
          <table:table-cell office:value-type="float" office:value="22474" calcext:value-type="float">
            <text:p>22474</text:p>
          </table:table-cell>
          <table:table-cell office:value-type="float" office:value="757" calcext:value-type="float">
            <text:p>757</text:p>
          </table:table-cell>
          <table:table-cell office:value-type="float" office:value="1.138583" calcext:value-type="float">
            <text:p>1.138583</text:p>
          </table:table-cell>
          <table:table-cell office:value-type="float" office:value="101.140938" calcext:value-type="float">
            <text:p>101.140938</text:p>
          </table:table-cell>
          <table:table-cell office:value-type="float" office:value="100.002356" calcext:value-type="float">
            <text:p>100.002356</text:p>
          </table:table-cell>
          <table:table-cell office:value-type="float" office:value="0.063708" calcext:value-type="float">
            <text:p>0.063708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664" calcext:value-type="float">
            <text:p>67664</text:p>
          </table:table-cell>
          <table:table-cell office:value-type="float" office:value="61832" calcext:value-type="float">
            <text:p>61832</text:p>
          </table:table-cell>
          <table:table-cell office:value-type="float" office:value="1671" calcext:value-type="float">
            <text:p>1671</text:p>
          </table:table-cell>
          <table:table-cell office:value-type="float" office:value="1534" calcext:value-type="float">
            <text:p>1534</text:p>
          </table:table-cell>
          <table:table-cell office:value-type="float" office:value="1.014372" calcext:value-type="float">
            <text:p>1.014372</text:p>
          </table:table-cell>
          <table:table-cell office:value-type="float" office:value="100.899505" calcext:value-type="float">
            <text:p>100.899505</text:p>
          </table:table-cell>
          <table:table-cell office:value-type="float" office:value="99.885133" calcext:value-type="float">
            <text:p>99.885133</text:p>
          </table:table-cell>
          <table:table-cell office:value-type="float" office:value="0.004952" calcext:value-type="float">
            <text:p>0.004952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36" calcext:value-type="float">
            <text:p>3736</text:p>
          </table:table-cell>
          <table:table-cell office:value-type="float" office:value="856" calcext:value-type="float">
            <text:p>856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.028274" calcext:value-type="float">
            <text:p>1.028274</text:p>
          </table:table-cell>
          <table:table-cell office:value-type="float" office:value="100.916642" calcext:value-type="float">
            <text:p>100.916642</text:p>
          </table:table-cell>
          <table:table-cell office:value-type="float" office:value="99.888368" calcext:value-type="float">
            <text:p>99.88836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02" calcext:value-type="float">
            <text:p>1002</text:p>
          </table:table-cell>
          <table:table-cell office:value-type="float" office:value="942" calcext:value-type="float">
            <text:p>94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.043782" calcext:value-type="float">
            <text:p>1.043782</text:p>
          </table:table-cell>
          <table:table-cell office:value-type="float" office:value="100.856394" calcext:value-type="float">
            <text:p>100.856394</text:p>
          </table:table-cell>
          <table:table-cell office:value-type="float" office:value="99.812612" calcext:value-type="float">
            <text:p>99.812612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408" calcext:value-type="float">
            <text:p>9408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.403298" calcext:value-type="float">
            <text:p>2.403298</text:p>
          </table:table-cell>
          <table:table-cell office:value-type="float" office:value="100.850381" calcext:value-type="float">
            <text:p>100.850381</text:p>
          </table:table-cell>
          <table:table-cell office:value-type="float" office:value="98.447083" calcext:value-type="float">
            <text:p>98.447083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3.719168" calcext:value-type="float">
            <text:p>3.719168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12386248" calcext:value-type="float">
            <text:p>12386248</text:p>
          </table:table-cell>
          <table:table-cell office:value-type="float" office:value="22572" calcext:value-type="float">
            <text:p>22572</text:p>
          </table:table-cell>
          <table:table-cell office:value-type="float" office:value="11774" calcext:value-type="float">
            <text:p>11774</text:p>
          </table:table-cell>
          <table:table-cell office:value-type="float" office:value="1.013933" calcext:value-type="float">
            <text:p>1.013933</text:p>
          </table:table-cell>
          <table:table-cell office:value-type="float" office:value="100.498569" calcext:value-type="float">
            <text:p>100.498569</text:p>
          </table:table-cell>
          <table:table-cell office:value-type="float" office:value="99.484637" calcext:value-type="float">
            <text:p>99.484637</text:p>
          </table:table-cell>
          <table:table-cell office:value-type="float" office:value="0.996033" calcext:value-type="float">
            <text:p>0.996033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745744" calcext:value-type="float">
            <text:p>23745744</text:p>
          </table:table-cell>
          <table:table-cell office:value-type="float" office:value="834236" calcext:value-type="float">
            <text:p>834236</text:p>
          </table:table-cell>
          <table:table-cell office:value-type="float" office:value="22572" calcext:value-type="float">
            <text:p>22572</text:p>
          </table:table-cell>
          <table:table-cell office:value-type="float" office:value="793" calcext:value-type="float">
            <text:p>793</text:p>
          </table:table-cell>
          <table:table-cell office:value-type="float" office:value="2.104382" calcext:value-type="float">
            <text:p>2.104382</text:p>
          </table:table-cell>
          <table:table-cell office:value-type="float" office:value="102.711591" calcext:value-type="float">
            <text:p>102.711591</text:p>
          </table:table-cell>
          <table:table-cell office:value-type="float" office:value="100.607209" calcext:value-type="float">
            <text:p>100.607209</text:p>
          </table:table-cell>
          <table:table-cell office:value-type="float" office:value="0.066336" calcext:value-type="float">
            <text:p>0.066336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3288" calcext:value-type="float">
            <text:p>63288</text:p>
          </table:table-cell>
          <table:table-cell office:value-type="float" office:value="57656" calcext:value-type="float">
            <text:p>57656</text:p>
          </table:table-cell>
          <table:table-cell office:value-type="float" office:value="1560" calcext:value-type="float">
            <text:p>1560</text:p>
          </table:table-cell>
          <table:table-cell office:value-type="float" office:value="1430" calcext:value-type="float">
            <text:p>1430</text:p>
          </table:table-cell>
          <table:table-cell office:value-type="float" office:value="1.487285" calcext:value-type="float">
            <text:p>1.487285</text:p>
          </table:table-cell>
          <table:table-cell office:value-type="float" office:value="102.185227" calcext:value-type="float">
            <text:p>102.185227</text:p>
          </table:table-cell>
          <table:table-cell office:value-type="float" office:value="100.697942" calcext:value-type="float">
            <text:p>100.697942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20" calcext:value-type="float">
            <text:p>3720</text:p>
          </table:table-cell>
          <table:table-cell office:value-type="float" office:value="768" calcext:value-type="float">
            <text:p>768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.350456" calcext:value-type="float">
            <text:p>1.350456</text:p>
          </table:table-cell>
          <table:table-cell office:value-type="float" office:value="102.19926" calcext:value-type="float">
            <text:p>102.19926</text:p>
          </table:table-cell>
          <table:table-cell office:value-type="float" office:value="100.848804" calcext:value-type="float">
            <text:p>100.848804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52" calcext:value-type="float">
            <text:p>1152</text:p>
          </table:table-cell>
          <table:table-cell office:value-type="float" office:value="1092" calcext:value-type="float">
            <text:p>109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.673693" calcext:value-type="float">
            <text:p>1.673693</text:p>
          </table:table-cell>
          <table:table-cell office:value-type="float" office:value="102.186733" calcext:value-type="float">
            <text:p>102.186733</text:p>
          </table:table-cell>
          <table:table-cell office:value-type="float" office:value="100.51304" calcext:value-type="float">
            <text:p>100.51304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792" calcext:value-type="float">
            <text:p>9792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4.190896" calcext:value-type="float">
            <text:p>4.190896</text:p>
          </table:table-cell>
          <table:table-cell office:value-type="float" office:value="99.291387" calcext:value-type="float">
            <text:p>99.291387</text:p>
          </table:table-cell>
          <table:table-cell office:value-type="float" office:value="95.100491" calcext:value-type="float">
            <text:p>95.100491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3.735552" calcext:value-type="float">
            <text:p>3.735552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11892860" calcext:value-type="float">
            <text:p>11892860</text:p>
          </table:table-cell>
          <table:table-cell office:value-type="float" office:value="22672" calcext:value-type="float">
            <text:p>22672</text:p>
          </table:table-cell>
          <table:table-cell office:value-type="float" office:value="11305" calcext:value-type="float">
            <text:p>11305</text:p>
          </table:table-cell>
          <table:table-cell office:value-type="float" office:value="1.014327" calcext:value-type="float">
            <text:p>1.014327</text:p>
          </table:table-cell>
          <table:table-cell office:value-type="float" office:value="100.499507" calcext:value-type="float">
            <text:p>100.499507</text:p>
          </table:table-cell>
          <table:table-cell office:value-type="float" office:value="99.48518" calcext:value-type="float">
            <text:p>99.48518</text:p>
          </table:table-cell>
          <table:table-cell office:value-type="float" office:value="0.956352" calcext:value-type="float">
            <text:p>0.956352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850944" calcext:value-type="float">
            <text:p>23850944</text:p>
          </table:table-cell>
          <table:table-cell office:value-type="float" office:value="838444" calcext:value-type="float">
            <text:p>838444</text:p>
          </table:table-cell>
          <table:table-cell office:value-type="float" office:value="22672" calcext:value-type="float">
            <text:p>22672</text:p>
          </table:table-cell>
          <table:table-cell office:value-type="float" office:value="797" calcext:value-type="float">
            <text:p>797</text:p>
          </table:table-cell>
          <table:table-cell office:value-type="float" office:value="1.131832" calcext:value-type="float">
            <text:p>1.131832</text:p>
          </table:table-cell>
          <table:table-cell office:value-type="float" office:value="101.047481" calcext:value-type="float">
            <text:p>101.047481</text:p>
          </table:table-cell>
          <table:table-cell office:value-type="float" office:value="99.915649" calcext:value-type="float">
            <text:p>99.915649</text:p>
          </table:table-cell>
          <table:table-cell office:value-type="float" office:value="0.067132" calcext:value-type="float">
            <text:p>0.067132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5952" calcext:value-type="float">
            <text:p>75952</text:p>
          </table:table-cell>
          <table:table-cell office:value-type="float" office:value="70016" calcext:value-type="float">
            <text:p>70016</text:p>
          </table:table-cell>
          <table:table-cell office:value-type="float" office:value="1876" calcext:value-type="float">
            <text:p>1876</text:p>
          </table:table-cell>
          <table:table-cell office:value-type="float" office:value="1738" calcext:value-type="float">
            <text:p>1738</text:p>
          </table:table-cell>
          <table:table-cell office:value-type="float" office:value="1.008932" calcext:value-type="float">
            <text:p>1.008932</text:p>
          </table:table-cell>
          <table:table-cell office:value-type="float" office:value="100.526239" calcext:value-type="float">
            <text:p>100.526239</text:p>
          </table:table-cell>
          <table:table-cell office:value-type="float" office:value="99.517307" calcext:value-type="float">
            <text:p>99.517307</text:p>
          </table:table-cell>
          <table:table-cell office:value-type="float" office:value="0.005628" calcext:value-type="float">
            <text:p>0.005628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92" calcext:value-type="float">
            <text:p>3992</text:p>
          </table:table-cell>
          <table:table-cell office:value-type="float" office:value="704" calcext:value-type="float">
            <text:p>70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.015965" calcext:value-type="float">
            <text:p>1.015965</text:p>
          </table:table-cell>
          <table:table-cell office:value-type="float" office:value="82.397149" calcext:value-type="float">
            <text:p>82.397149</text:p>
          </table:table-cell>
          <table:table-cell office:value-type="float" office:value="81.381184" calcext:value-type="float">
            <text:p>81.38118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04" calcext:value-type="float">
            <text:p>1104</text:p>
          </table:table-cell>
          <table:table-cell office:value-type="float" office:value="1014" calcext:value-type="float">
            <text:p>101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.036948" calcext:value-type="float">
            <text:p>1.036948</text:p>
          </table:table-cell>
          <table:table-cell office:value-type="float" office:value="89.946834" calcext:value-type="float">
            <text:p>89.946834</text:p>
          </table:table-cell>
          <table:table-cell office:value-type="float" office:value="88.909886" calcext:value-type="float">
            <text:p>88.909886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456" calcext:value-type="float">
            <text:p>945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.380306" calcext:value-type="float">
            <text:p>2.380306</text:p>
          </table:table-cell>
          <table:table-cell office:value-type="float" office:value="100.524441" calcext:value-type="float">
            <text:p>100.524441</text:p>
          </table:table-cell>
          <table:table-cell office:value-type="float" office:value="98.144135" calcext:value-type="float">
            <text:p>98.144135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3.751936" calcext:value-type="float">
            <text:p>3.751936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12541944" calcext:value-type="float">
            <text:p>12541944</text:p>
          </table:table-cell>
          <table:table-cell office:value-type="float" office:value="22771" calcext:value-type="float">
            <text:p>22771</text:p>
          </table:table-cell>
          <table:table-cell office:value-type="float" office:value="11922" calcext:value-type="float">
            <text:p>11922</text:p>
          </table:table-cell>
          <table:table-cell office:value-type="float" office:value="1.007629" calcext:value-type="float">
            <text:p>1.007629</text:p>
          </table:table-cell>
          <table:table-cell office:value-type="float" office:value="100.504721" calcext:value-type="float">
            <text:p>100.504721</text:p>
          </table:table-cell>
          <table:table-cell office:value-type="float" office:value="99.497092" calcext:value-type="float">
            <text:p>99.497092</text:p>
          </table:table-cell>
          <table:table-cell office:value-type="float" office:value="1.008427" calcext:value-type="float">
            <text:p>1.008427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3955092" calcext:value-type="float">
            <text:p>23955092</text:p>
          </table:table-cell>
          <table:table-cell office:value-type="float" office:value="787948" calcext:value-type="float">
            <text:p>787948</text:p>
          </table:table-cell>
          <table:table-cell office:value-type="float" office:value="22771" calcext:value-type="float">
            <text:p>22771</text:p>
          </table:table-cell>
          <table:table-cell office:value-type="float" office:value="749" calcext:value-type="float">
            <text:p>749</text:p>
          </table:table-cell>
          <table:table-cell office:value-type="float" office:value="1.251071" calcext:value-type="float">
            <text:p>1.251071</text:p>
          </table:table-cell>
          <table:table-cell office:value-type="float" office:value="102.890226" calcext:value-type="float">
            <text:p>102.890226</text:p>
          </table:table-cell>
          <table:table-cell office:value-type="float" office:value="101.639155" calcext:value-type="float">
            <text:p>101.639155</text:p>
          </table:table-cell>
          <table:table-cell office:value-type="float" office:value="0.062019" calcext:value-type="float">
            <text:p>0.062019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5824" calcext:value-type="float">
            <text:p>65824</text:p>
          </table:table-cell>
          <table:table-cell office:value-type="float" office:value="61024" calcext:value-type="float">
            <text:p>61024</text:p>
          </table:table-cell>
          <table:table-cell office:value-type="float" office:value="1624" calcext:value-type="float">
            <text:p>1624</text:p>
          </table:table-cell>
          <table:table-cell office:value-type="float" office:value="1515" calcext:value-type="float">
            <text:p>1515</text:p>
          </table:table-cell>
          <table:table-cell office:value-type="float" office:value="1.061316" calcext:value-type="float">
            <text:p>1.061316</text:p>
          </table:table-cell>
          <table:table-cell office:value-type="float" office:value="102.401326" calcext:value-type="float">
            <text:p>102.401326</text:p>
          </table:table-cell>
          <table:table-cell office:value-type="float" office:value="101.34001" calcext:value-type="float">
            <text:p>101.34001</text:p>
          </table:table-cell>
          <table:table-cell office:value-type="float" office:value="0.004817" calcext:value-type="float">
            <text:p>0.004817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24" calcext:value-type="float">
            <text:p>3624</text:p>
          </table:table-cell>
          <table:table-cell office:value-type="float" office:value="664" calcext:value-type="float">
            <text:p>66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.021703" calcext:value-type="float">
            <text:p>1.021703</text:p>
          </table:table-cell>
          <table:table-cell office:value-type="float" office:value="102.403124" calcext:value-type="float">
            <text:p>102.403124</text:p>
          </table:table-cell>
          <table:table-cell office:value-type="float" office:value="101.381422" calcext:value-type="float">
            <text:p>101.38142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864" calcext:value-type="float">
            <text:p>86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.123203" calcext:value-type="float">
            <text:p>1.123203</text:p>
          </table:table-cell>
          <table:table-cell office:value-type="float" office:value="102.40495" calcext:value-type="float">
            <text:p>102.40495</text:p>
          </table:table-cell>
          <table:table-cell office:value-type="float" office:value="101.281747" calcext:value-type="float">
            <text:p>101.281747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552" calcext:value-type="float">
            <text:p>9552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.75571" calcext:value-type="float">
            <text:p>2.75571</text:p>
          </table:table-cell>
          <table:table-cell office:value-type="float" office:value="99.856046" calcext:value-type="float">
            <text:p>99.856046</text:p>
          </table:table-cell>
          <table:table-cell office:value-type="float" office:value="97.100336" calcext:value-type="float">
            <text:p>97.100336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3.76832" calcext:value-type="float">
            <text:p>3.76832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11567792" calcext:value-type="float">
            <text:p>11567792</text:p>
          </table:table-cell>
          <table:table-cell office:value-type="float" office:value="22870" calcext:value-type="float">
            <text:p>22870</text:p>
          </table:table-cell>
          <table:table-cell office:value-type="float" office:value="10996" calcext:value-type="float">
            <text:p>10996</text:p>
          </table:table-cell>
          <table:table-cell office:value-type="float" office:value="1.016305" calcext:value-type="float">
            <text:p>1.016305</text:p>
          </table:table-cell>
          <table:table-cell office:value-type="float" office:value="100.368537" calcext:value-type="float">
            <text:p>100.368537</text:p>
          </table:table-cell>
          <table:table-cell office:value-type="float" office:value="99.352233" calcext:value-type="float">
            <text:p>99.352233</text:p>
          </table:table-cell>
          <table:table-cell office:value-type="float" office:value="0.931457" calcext:value-type="float">
            <text:p>0.931457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059240" calcext:value-type="float">
            <text:p>24059240</text:p>
          </table:table-cell>
          <table:table-cell office:value-type="float" office:value="827924" calcext:value-type="float">
            <text:p>827924</text:p>
          </table:table-cell>
          <table:table-cell office:value-type="float" office:value="22870" calcext:value-type="float">
            <text:p>22870</text:p>
          </table:table-cell>
          <table:table-cell office:value-type="float" office:value="787" calcext:value-type="float">
            <text:p>787</text:p>
          </table:table-cell>
          <table:table-cell office:value-type="float" office:value="1.069465" calcext:value-type="float">
            <text:p>1.069465</text:p>
          </table:table-cell>
          <table:table-cell office:value-type="float" office:value="103.665954" calcext:value-type="float">
            <text:p>103.665954</text:p>
          </table:table-cell>
          <table:table-cell office:value-type="float" office:value="102.596489" calcext:value-type="float">
            <text:p>102.596489</text:p>
          </table:table-cell>
          <table:table-cell office:value-type="float" office:value="0.064558" calcext:value-type="float">
            <text:p>0.064558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584" calcext:value-type="float">
            <text:p>72584</text:p>
          </table:table-cell>
          <table:table-cell office:value-type="float" office:value="67032" calcext:value-type="float">
            <text:p>67032</text:p>
          </table:table-cell>
          <table:table-cell office:value-type="float" office:value="1790" calcext:value-type="float">
            <text:p>1790</text:p>
          </table:table-cell>
          <table:table-cell office:value-type="float" office:value="1662" calcext:value-type="float">
            <text:p>1662</text:p>
          </table:table-cell>
          <table:table-cell office:value-type="float" office:value="1.004259" calcext:value-type="float">
            <text:p>1.004259</text:p>
          </table:table-cell>
          <table:table-cell office:value-type="float" office:value="103.116535" calcext:value-type="float">
            <text:p>103.116535</text:p>
          </table:table-cell>
          <table:table-cell office:value-type="float" office:value="102.112276" calcext:value-type="float">
            <text:p>102.112276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240" calcext:value-type="float">
            <text:p>4240</text:p>
          </table:table-cell>
          <table:table-cell office:value-type="float" office:value="1184" calcext:value-type="float">
            <text:p>118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1.017943" calcext:value-type="float">
            <text:p>1.017943</text:p>
          </table:table-cell>
          <table:table-cell office:value-type="float" office:value="103.124974" calcext:value-type="float">
            <text:p>103.124974</text:p>
          </table:table-cell>
          <table:table-cell office:value-type="float" office:value="102.107031" calcext:value-type="float">
            <text:p>102.107031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638" calcext:value-type="float">
            <text:p>1638</text:p>
          </table:table-cell>
          <table:table-cell office:value-type="float" office:value="1470" calcext:value-type="float">
            <text:p>147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.010751" calcext:value-type="float">
            <text:p>1.010751</text:p>
          </table:table-cell>
          <table:table-cell office:value-type="float" office:value="103.117961" calcext:value-type="float">
            <text:p>103.117961</text:p>
          </table:table-cell>
          <table:table-cell office:value-type="float" office:value="102.107211" calcext:value-type="float">
            <text:p>102.10721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456" calcext:value-type="float">
            <text:p>9456</text:p>
          </table:table-cell>
          <table:table-cell office:value-type="float" office:value="9408" calcext:value-type="float">
            <text:p>9408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.342374" calcext:value-type="float">
            <text:p>2.342374</text:p>
          </table:table-cell>
          <table:table-cell office:value-type="float" office:value="100.395625" calcext:value-type="float">
            <text:p>100.395625</text:p>
          </table:table-cell>
          <table:table-cell office:value-type="float" office:value="98.053252" calcext:value-type="float">
            <text:p>98.053252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3.784704" calcext:value-type="float">
            <text:p>3.784704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12135872" calcext:value-type="float">
            <text:p>12135872</text:p>
          </table:table-cell>
          <table:table-cell office:value-type="float" office:value="22968" calcext:value-type="float">
            <text:p>22968</text:p>
          </table:table-cell>
          <table:table-cell office:value-type="float" office:value="11536" calcext:value-type="float">
            <text:p>11536</text:p>
          </table:table-cell>
          <table:table-cell office:value-type="float" office:value="1.012609" calcext:value-type="float">
            <text:p>1.012609</text:p>
          </table:table-cell>
          <table:table-cell office:value-type="float" office:value="100.498071" calcext:value-type="float">
            <text:p>100.498071</text:p>
          </table:table-cell>
          <table:table-cell office:value-type="float" office:value="99.485462" calcext:value-type="float">
            <text:p>99.485462</text:p>
          </table:table-cell>
          <table:table-cell office:value-type="float" office:value="0.975891" calcext:value-type="float">
            <text:p>0.975891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162336" calcext:value-type="float">
            <text:p>24162336</text:p>
          </table:table-cell>
          <table:table-cell office:value-type="float" office:value="956268" calcext:value-type="float">
            <text:p>956268</text:p>
          </table:table-cell>
          <table:table-cell office:value-type="float" office:value="22968" calcext:value-type="float">
            <text:p>22968</text:p>
          </table:table-cell>
          <table:table-cell office:value-type="float" office:value="909" calcext:value-type="float">
            <text:p>909</text:p>
          </table:table-cell>
          <table:table-cell office:value-type="float" office:value="1.277314" calcext:value-type="float">
            <text:p>1.277314</text:p>
          </table:table-cell>
          <table:table-cell office:value-type="float" office:value="101.195078" calcext:value-type="float">
            <text:p>101.195078</text:p>
          </table:table-cell>
          <table:table-cell office:value-type="float" office:value="99.917764" calcext:value-type="float">
            <text:p>99.917764</text:p>
          </table:table-cell>
          <table:table-cell office:value-type="float" office:value="0.076564" calcext:value-type="float">
            <text:p>0.076564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4464" calcext:value-type="float">
            <text:p>54464</text:p>
          </table:table-cell>
          <table:table-cell office:value-type="float" office:value="48336" calcext:value-type="float">
            <text:p>48336</text:p>
          </table:table-cell>
          <table:table-cell office:value-type="float" office:value="1338" calcext:value-type="float">
            <text:p>1338</text:p>
          </table:table-cell>
          <table:table-cell office:value-type="float" office:value="1197" calcext:value-type="float">
            <text:p>1197</text:p>
          </table:table-cell>
          <table:table-cell office:value-type="float" office:value="1.077832" calcext:value-type="float">
            <text:p>1.077832</text:p>
          </table:table-cell>
          <table:table-cell office:value-type="float" office:value="100.700176" calcext:value-type="float">
            <text:p>100.700176</text:p>
          </table:table-cell>
          <table:table-cell office:value-type="float" office:value="99.622344" calcext:value-type="float">
            <text:p>99.622344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384" calcext:value-type="float">
            <text:p>4384</text:p>
          </table:table-cell>
          <table:table-cell office:value-type="float" office:value="720" calcext:value-type="float">
            <text:p>72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.038359" calcext:value-type="float">
            <text:p>1.038359</text:p>
          </table:table-cell>
          <table:table-cell office:value-type="float" office:value="101.198414" calcext:value-type="float">
            <text:p>101.198414</text:p>
          </table:table-cell>
          <table:table-cell office:value-type="float" office:value="100.160055" calcext:value-type="float">
            <text:p>100.160055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170" calcext:value-type="float">
            <text:p>1170</text:p>
          </table:table-cell>
          <table:table-cell office:value-type="float" office:value="1110" calcext:value-type="float">
            <text:p>111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.133363" calcext:value-type="float">
            <text:p>1.133363</text:p>
          </table:table-cell>
          <table:table-cell office:value-type="float" office:value="101.197036" calcext:value-type="float">
            <text:p>101.197036</text:p>
          </table:table-cell>
          <table:table-cell office:value-type="float" office:value="100.063673" calcext:value-type="float">
            <text:p>100.063673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840" calcext:value-type="float">
            <text:p>984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.678954" calcext:value-type="float">
            <text:p>2.678954</text:p>
          </table:table-cell>
          <table:table-cell office:value-type="float" office:value="100.187634" calcext:value-type="float">
            <text:p>100.187634</text:p>
          </table:table-cell>
          <table:table-cell office:value-type="float" office:value="97.50868" calcext:value-type="float">
            <text:p>97.50868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3.801088" calcext:value-type="float">
            <text:p>3.801088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13000616" calcext:value-type="float">
            <text:p>13000616</text:p>
          </table:table-cell>
          <table:table-cell office:value-type="float" office:value="23068" calcext:value-type="float">
            <text:p>23068</text:p>
          </table:table-cell>
          <table:table-cell office:value-type="float" office:value="12358" calcext:value-type="float">
            <text:p>12358</text:p>
          </table:table-cell>
          <table:table-cell office:value-type="float" office:value="1.016919" calcext:value-type="float">
            <text:p>1.016919</text:p>
          </table:table-cell>
          <table:table-cell office:value-type="float" office:value="100.599494" calcext:value-type="float">
            <text:p>100.599494</text:p>
          </table:table-cell>
          <table:table-cell office:value-type="float" office:value="99.582575" calcext:value-type="float">
            <text:p>99.582575</text:p>
          </table:table-cell>
          <table:table-cell office:value-type="float" office:value="1.044409" calcext:value-type="float">
            <text:p>1.044409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267536" calcext:value-type="float">
            <text:p>24267536</text:p>
          </table:table-cell>
          <table:table-cell office:value-type="float" office:value="710100" calcext:value-type="float">
            <text:p>710100</text:p>
          </table:table-cell>
          <table:table-cell office:value-type="float" office:value="23068" calcext:value-type="float">
            <text:p>23068</text:p>
          </table:table-cell>
          <table:table-cell office:value-type="float" office:value="675" calcext:value-type="float">
            <text:p>675</text:p>
          </table:table-cell>
          <table:table-cell office:value-type="float" office:value="1.138976" calcext:value-type="float">
            <text:p>1.138976</text:p>
          </table:table-cell>
          <table:table-cell office:value-type="float" office:value="102.321739" calcext:value-type="float">
            <text:p>102.321739</text:p>
          </table:table-cell>
          <table:table-cell office:value-type="float" office:value="101.182763" calcext:value-type="float">
            <text:p>101.182763</text:p>
          </table:table-cell>
          <table:table-cell office:value-type="float" office:value="0.056144" calcext:value-type="float">
            <text:p>0.056144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512" calcext:value-type="float">
            <text:p>57512</text:p>
          </table:table-cell>
          <table:table-cell office:value-type="float" office:value="52512" calcext:value-type="float">
            <text:p>52512</text:p>
          </table:table-cell>
          <table:table-cell office:value-type="float" office:value="1418" calcext:value-type="float">
            <text:p>1418</text:p>
          </table:table-cell>
          <table:table-cell office:value-type="float" office:value="1303" calcext:value-type="float">
            <text:p>1303</text:p>
          </table:table-cell>
          <table:table-cell office:value-type="float" office:value="1.006639" calcext:value-type="float">
            <text:p>1.006639</text:p>
          </table:table-cell>
          <table:table-cell office:value-type="float" office:value="101.777841" calcext:value-type="float">
            <text:p>101.777841</text:p>
          </table:table-cell>
          <table:table-cell office:value-type="float" office:value="100.771202" calcext:value-type="float">
            <text:p>100.771202</text:p>
          </table:table-cell>
          <table:table-cell office:value-type="float" office:value="0.004169" calcext:value-type="float">
            <text:p>0.004169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352" calcext:value-type="float">
            <text:p>3352</text:p>
          </table:table-cell>
          <table:table-cell office:value-type="float" office:value="760" calcext:value-type="float">
            <text:p>7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.018478" calcext:value-type="float">
            <text:p>1.018478</text:p>
          </table:table-cell>
          <table:table-cell office:value-type="float" office:value="101.77946" calcext:value-type="float">
            <text:p>101.77946</text:p>
          </table:table-cell>
          <table:table-cell office:value-type="float" office:value="100.760982" calcext:value-type="float">
            <text:p>100.76098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56" calcext:value-type="float">
            <text:p>1056</text:p>
          </table:table-cell>
          <table:table-cell office:value-type="float" office:value="978" calcext:value-type="float">
            <text:p>97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.061174" calcext:value-type="float">
            <text:p>1.061174</text:p>
          </table:table-cell>
          <table:table-cell office:value-type="float" office:value="101.781026" calcext:value-type="float">
            <text:p>101.781026</text:p>
          </table:table-cell>
          <table:table-cell office:value-type="float" office:value="100.719852" calcext:value-type="float">
            <text:p>100.71985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68" calcext:value-type="float">
            <text:p>9168</text:p>
          </table:table-cell>
          <table:table-cell office:value-type="float" office:value="9024" calcext:value-type="float">
            <text:p>9024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3.415757" calcext:value-type="float">
            <text:p>3.415757</text:p>
          </table:table-cell>
          <table:table-cell office:value-type="float" office:value="100.168555" calcext:value-type="float">
            <text:p>100.168555</text:p>
          </table:table-cell>
          <table:table-cell office:value-type="float" office:value="96.752797" calcext:value-type="float">
            <text:p>96.752797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3.817472" calcext:value-type="float">
            <text:p>3.81747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11780296" calcext:value-type="float">
            <text:p>11780296</text:p>
          </table:table-cell>
          <table:table-cell office:value-type="float" office:value="23167" calcext:value-type="float">
            <text:p>23167</text:p>
          </table:table-cell>
          <table:table-cell office:value-type="float" office:value="11198" calcext:value-type="float">
            <text:p>11198</text:p>
          </table:table-cell>
          <table:table-cell office:value-type="float" office:value="1.016347" calcext:value-type="float">
            <text:p>1.016347</text:p>
          </table:table-cell>
          <table:table-cell office:value-type="float" office:value="100.223479" calcext:value-type="float">
            <text:p>100.223479</text:p>
          </table:table-cell>
          <table:table-cell office:value-type="float" office:value="99.207132" calcext:value-type="float">
            <text:p>99.207132</text:p>
          </table:table-cell>
          <table:table-cell office:value-type="float" office:value="0.949956" calcext:value-type="float">
            <text:p>0.949956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371684" calcext:value-type="float">
            <text:p>24371684</text:p>
          </table:table-cell>
          <table:table-cell office:value-type="float" office:value="862640" calcext:value-type="float">
            <text:p>862640</text:p>
          </table:table-cell>
          <table:table-cell office:value-type="float" office:value="23167" calcext:value-type="float">
            <text:p>23167</text:p>
          </table:table-cell>
          <table:table-cell office:value-type="float" office:value="820" calcext:value-type="float">
            <text:p>820</text:p>
          </table:table-cell>
          <table:table-cell office:value-type="float" office:value="1.105319" calcext:value-type="float">
            <text:p>1.105319</text:p>
          </table:table-cell>
          <table:table-cell office:value-type="float" office:value="100.817238" calcext:value-type="float">
            <text:p>100.817238</text:p>
          </table:table-cell>
          <table:table-cell office:value-type="float" office:value="99.711919" calcext:value-type="float">
            <text:p>99.711919</text:p>
          </table:table-cell>
          <table:table-cell office:value-type="float" office:value="0.069211" calcext:value-type="float">
            <text:p>0.069211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4784" calcext:value-type="float">
            <text:p>74784</text:p>
          </table:table-cell>
          <table:table-cell office:value-type="float" office:value="69352" calcext:value-type="float">
            <text:p>69352</text:p>
          </table:table-cell>
          <table:table-cell office:value-type="float" office:value="1846" calcext:value-type="float">
            <text:p>1846</text:p>
          </table:table-cell>
          <table:table-cell office:value-type="float" office:value="1722" calcext:value-type="float">
            <text:p>1722</text:p>
          </table:table-cell>
          <table:table-cell office:value-type="float" office:value="1.008159" calcext:value-type="float">
            <text:p>1.008159</text:p>
          </table:table-cell>
          <table:table-cell office:value-type="float" office:value="100.262421" calcext:value-type="float">
            <text:p>100.262421</text:p>
          </table:table-cell>
          <table:table-cell office:value-type="float" office:value="99.254262" calcext:value-type="float">
            <text:p>99.254262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20" calcext:value-type="float">
            <text:p>4120</text:p>
          </table:table-cell>
          <table:table-cell office:value-type="float" office:value="896" calcext:value-type="float">
            <text:p>896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.017905" calcext:value-type="float">
            <text:p>1.017905</text:p>
          </table:table-cell>
          <table:table-cell office:value-type="float" office:value="97.427104" calcext:value-type="float">
            <text:p>97.427104</text:p>
          </table:table-cell>
          <table:table-cell office:value-type="float" office:value="96.409199" calcext:value-type="float">
            <text:p>96.409199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90" calcext:value-type="float">
            <text:p>1290</text:p>
          </table:table-cell>
          <table:table-cell office:value-type="float" office:value="1260" calcext:value-type="float">
            <text:p>126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.038408" calcext:value-type="float">
            <text:p>1.038408</text:p>
          </table:table-cell>
          <table:table-cell office:value-type="float" office:value="98.881168" calcext:value-type="float">
            <text:p>98.881168</text:p>
          </table:table-cell>
          <table:table-cell office:value-type="float" office:value="97.84276" calcext:value-type="float">
            <text:p>97.8427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10128" calcext:value-type="float">
            <text:p>10128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.400939" calcext:value-type="float">
            <text:p>2.400939</text:p>
          </table:table-cell>
          <table:table-cell office:value-type="float" office:value="100.261043" calcext:value-type="float">
            <text:p>100.261043</text:p>
          </table:table-cell>
          <table:table-cell office:value-type="float" office:value="97.860104" calcext:value-type="float">
            <text:p>97.860104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3.833856" calcext:value-type="float">
            <text:p>3.833856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12200044" calcext:value-type="float">
            <text:p>12200044</text:p>
          </table:table-cell>
          <table:table-cell office:value-type="float" office:value="23266" calcext:value-type="float">
            <text:p>23266</text:p>
          </table:table-cell>
          <table:table-cell office:value-type="float" office:value="11597" calcext:value-type="float">
            <text:p>11597</text:p>
          </table:table-cell>
          <table:table-cell office:value-type="float" office:value="1.015696" calcext:value-type="float">
            <text:p>1.015696</text:p>
          </table:table-cell>
          <table:table-cell office:value-type="float" office:value="100.501081" calcext:value-type="float">
            <text:p>100.501081</text:p>
          </table:table-cell>
          <table:table-cell office:value-type="float" office:value="99.485385" calcext:value-type="float">
            <text:p>99.485385</text:p>
          </table:table-cell>
          <table:table-cell office:value-type="float" office:value="0.981052" calcext:value-type="float">
            <text:p>0.981052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475832" calcext:value-type="float">
            <text:p>24475832</text:p>
          </table:table-cell>
          <table:table-cell office:value-type="float" office:value="821612" calcext:value-type="float">
            <text:p>821612</text:p>
          </table:table-cell>
          <table:table-cell office:value-type="float" office:value="23266" calcext:value-type="float">
            <text:p>23266</text:p>
          </table:table-cell>
          <table:table-cell office:value-type="float" office:value="781" calcext:value-type="float">
            <text:p>781</text:p>
          </table:table-cell>
          <table:table-cell office:value-type="float" office:value="1.319401" calcext:value-type="float">
            <text:p>1.319401</text:p>
          </table:table-cell>
          <table:table-cell office:value-type="float" office:value="101.096556" calcext:value-type="float">
            <text:p>101.096556</text:p>
          </table:table-cell>
          <table:table-cell office:value-type="float" office:value="99.777155" calcext:value-type="float">
            <text:p>99.777155</text:p>
          </table:table-cell>
          <table:table-cell office:value-type="float" office:value="0.065876" calcext:value-type="float">
            <text:p>0.065876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672" calcext:value-type="float">
            <text:p>68672</text:p>
          </table:table-cell>
          <table:table-cell office:value-type="float" office:value="63536" calcext:value-type="float">
            <text:p>63536</text:p>
          </table:table-cell>
          <table:table-cell office:value-type="float" office:value="1694" calcext:value-type="float">
            <text:p>1694</text:p>
          </table:table-cell>
          <table:table-cell office:value-type="float" office:value="1576" calcext:value-type="float">
            <text:p>1576</text:p>
          </table:table-cell>
          <table:table-cell office:value-type="float" office:value="1.081041" calcext:value-type="float">
            <text:p>1.081041</text:p>
          </table:table-cell>
          <table:table-cell office:value-type="float" office:value="100.591522" calcext:value-type="float">
            <text:p>100.591522</text:p>
          </table:table-cell>
          <table:table-cell office:value-type="float" office:value="99.510482" calcext:value-type="float">
            <text:p>99.510482</text:p>
          </table:table-cell>
          <table:table-cell office:value-type="float" office:value="0.005108" calcext:value-type="float">
            <text:p>0.005108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120" calcext:value-type="float">
            <text:p>4120</text:p>
          </table:table-cell>
          <table:table-cell office:value-type="float" office:value="896" calcext:value-type="float">
            <text:p>896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.028984" calcext:value-type="float">
            <text:p>1.028984</text:p>
          </table:table-cell>
          <table:table-cell office:value-type="float" office:value="101.101294" calcext:value-type="float">
            <text:p>101.101294</text:p>
          </table:table-cell>
          <table:table-cell office:value-type="float" office:value="100.07231" calcext:value-type="float">
            <text:p>100.0723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48" calcext:value-type="float">
            <text:p>1248</text:p>
          </table:table-cell>
          <table:table-cell office:value-type="float" office:value="1128" calcext:value-type="float">
            <text:p>112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.141266" calcext:value-type="float">
            <text:p>1.141266</text:p>
          </table:table-cell>
          <table:table-cell office:value-type="float" office:value="101.099916" calcext:value-type="float">
            <text:p>101.099916</text:p>
          </table:table-cell>
          <table:table-cell office:value-type="float" office:value="99.95865" calcext:value-type="float">
            <text:p>99.9586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744" calcext:value-type="float">
            <text:p>9744</text:p>
          </table:table-cell>
          <table:table-cell office:value-type="float" office:value="9600" calcext:value-type="float">
            <text:p>960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.647269" calcext:value-type="float">
            <text:p>3.647269</text:p>
          </table:table-cell>
          <table:table-cell office:value-type="float" office:value="100.589584" calcext:value-type="float">
            <text:p>100.589584</text:p>
          </table:table-cell>
          <table:table-cell office:value-type="float" office:value="96.942316" calcext:value-type="float">
            <text:p>96.942316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3.85024" calcext:value-type="float">
            <text:p>3.850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12160068" calcext:value-type="float">
            <text:p>12160068</text:p>
          </table:table-cell>
          <table:table-cell office:value-type="float" office:value="23365" calcext:value-type="float">
            <text:p>23365</text:p>
          </table:table-cell>
          <table:table-cell office:value-type="float" office:value="11559" calcext:value-type="float">
            <text:p>11559</text:p>
          </table:table-cell>
          <table:table-cell office:value-type="float" office:value="1.008649" calcext:value-type="float">
            <text:p>1.008649</text:p>
          </table:table-cell>
          <table:table-cell office:value-type="float" office:value="100.416297" calcext:value-type="float">
            <text:p>100.416297</text:p>
          </table:table-cell>
          <table:table-cell office:value-type="float" office:value="99.407648" calcext:value-type="float">
            <text:p>99.407648</text:p>
          </table:table-cell>
          <table:table-cell office:value-type="float" office:value="0.978602" calcext:value-type="float">
            <text:p>0.978602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579980" calcext:value-type="float">
            <text:p>24579980</text:p>
          </table:table-cell>
          <table:table-cell office:value-type="float" office:value="875264" calcext:value-type="float">
            <text:p>875264</text:p>
          </table:table-cell>
          <table:table-cell office:value-type="float" office:value="23365" calcext:value-type="float">
            <text:p>23365</text:p>
          </table:table-cell>
          <table:table-cell office:value-type="float" office:value="832" calcext:value-type="float">
            <text:p>832</text:p>
          </table:table-cell>
          <table:table-cell office:value-type="float" office:value="1.238893" calcext:value-type="float">
            <text:p>1.238893</text:p>
          </table:table-cell>
          <table:table-cell office:value-type="float" office:value="100.427266" calcext:value-type="float">
            <text:p>100.427266</text:p>
          </table:table-cell>
          <table:table-cell office:value-type="float" office:value="99.188373" calcext:value-type="float">
            <text:p>99.188373</text:p>
          </table:table-cell>
          <table:table-cell office:value-type="float" office:value="0.070594" calcext:value-type="float">
            <text:p>0.070594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7008" calcext:value-type="float">
            <text:p>57008</text:p>
          </table:table-cell>
          <table:table-cell office:value-type="float" office:value="51488" calcext:value-type="float">
            <text:p>51488</text:p>
          </table:table-cell>
          <table:table-cell office:value-type="float" office:value="1402" calcext:value-type="float">
            <text:p>1402</text:p>
          </table:table-cell>
          <table:table-cell office:value-type="float" office:value="1276" calcext:value-type="float">
            <text:p>1276</text:p>
          </table:table-cell>
          <table:table-cell office:value-type="float" office:value="1.061656" calcext:value-type="float">
            <text:p>1.061656</text:p>
          </table:table-cell>
          <table:table-cell office:value-type="float" office:value="100.551626" calcext:value-type="float">
            <text:p>100.551626</text:p>
          </table:table-cell>
          <table:table-cell office:value-type="float" office:value="99.48997" calcext:value-type="float">
            <text:p>99.48997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496" calcext:value-type="float">
            <text:p>4496</text:p>
          </table:table-cell>
          <table:table-cell office:value-type="float" office:value="880" calcext:value-type="float">
            <text:p>88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.029391" calcext:value-type="float">
            <text:p>1.029391</text:p>
          </table:table-cell>
          <table:table-cell office:value-type="float" office:value="100.574201" calcext:value-type="float">
            <text:p>100.574201</text:p>
          </table:table-cell>
          <table:table-cell office:value-type="float" office:value="99.54481" calcext:value-type="float">
            <text:p>99.54481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40" calcext:value-type="float">
            <text:p>1440</text:p>
          </table:table-cell>
          <table:table-cell office:value-type="float" office:value="1410" calcext:value-type="float">
            <text:p>141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.111466" calcext:value-type="float">
            <text:p>1.111466</text:p>
          </table:table-cell>
          <table:table-cell office:value-type="float" office:value="100.572723" calcext:value-type="float">
            <text:p>100.572723</text:p>
          </table:table-cell>
          <table:table-cell office:value-type="float" office:value="99.461257" calcext:value-type="float">
            <text:p>99.46125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208" calcext:value-type="float">
            <text:p>8208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2.766404" calcext:value-type="float">
            <text:p>2.766404</text:p>
          </table:table-cell>
          <table:table-cell office:value-type="float" office:value="99.375228" calcext:value-type="float">
            <text:p>99.375228</text:p>
          </table:table-cell>
          <table:table-cell office:value-type="float" office:value="96.608824" calcext:value-type="float">
            <text:p>96.608824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3.866624" calcext:value-type="float">
            <text:p>3.866624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12550360" calcext:value-type="float">
            <text:p>12550360</text:p>
          </table:table-cell>
          <table:table-cell office:value-type="float" office:value="23464" calcext:value-type="float">
            <text:p>23464</text:p>
          </table:table-cell>
          <table:table-cell office:value-type="float" office:value="11930" calcext:value-type="float">
            <text:p>11930</text:p>
          </table:table-cell>
          <table:table-cell office:value-type="float" office:value="1.011669" calcext:value-type="float">
            <text:p>1.011669</text:p>
          </table:table-cell>
          <table:table-cell office:value-type="float" office:value="100.601748" calcext:value-type="float">
            <text:p>100.601748</text:p>
          </table:table-cell>
          <table:table-cell office:value-type="float" office:value="99.590079" calcext:value-type="float">
            <text:p>99.590079</text:p>
          </table:table-cell>
          <table:table-cell office:value-type="float" office:value="1.008161" calcext:value-type="float">
            <text:p>1.008161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684128" calcext:value-type="float">
            <text:p>24684128</text:p>
          </table:table-cell>
          <table:table-cell office:value-type="float" office:value="736400" calcext:value-type="float">
            <text:p>736400</text:p>
          </table:table-cell>
          <table:table-cell office:value-type="float" office:value="23464" calcext:value-type="float">
            <text:p>23464</text:p>
          </table:table-cell>
          <table:table-cell office:value-type="float" office:value="700" calcext:value-type="float">
            <text:p>700</text:p>
          </table:table-cell>
          <table:table-cell office:value-type="float" office:value="1.315599" calcext:value-type="float">
            <text:p>1.315599</text:p>
          </table:table-cell>
          <table:table-cell office:value-type="float" office:value="100.767353" calcext:value-type="float">
            <text:p>100.767353</text:p>
          </table:table-cell>
          <table:table-cell office:value-type="float" office:value="99.451755" calcext:value-type="float">
            <text:p>99.451755</text:p>
          </table:table-cell>
          <table:table-cell office:value-type="float" office:value="0.059237" calcext:value-type="float">
            <text:p>0.059237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7712" calcext:value-type="float">
            <text:p>67712</text:p>
          </table:table-cell>
          <table:table-cell office:value-type="float" office:value="62536" calcext:value-type="float">
            <text:p>62536</text:p>
          </table:table-cell>
          <table:table-cell office:value-type="float" office:value="1672" calcext:value-type="float">
            <text:p>1672</text:p>
          </table:table-cell>
          <table:table-cell office:value-type="float" office:value="1552" calcext:value-type="float">
            <text:p>1552</text:p>
          </table:table-cell>
          <table:table-cell office:value-type="float" office:value="1.081545" calcext:value-type="float">
            <text:p>1.081545</text:p>
          </table:table-cell>
          <table:table-cell office:value-type="float" office:value="100.115006" calcext:value-type="float">
            <text:p>100.115006</text:p>
          </table:table-cell>
          <table:table-cell office:value-type="float" office:value="99.033461" calcext:value-type="float">
            <text:p>99.033461</text:p>
          </table:table-cell>
          <table:table-cell office:value-type="float" office:value="0.005052" calcext:value-type="float">
            <text:p>0.005052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624" calcext:value-type="float">
            <text:p>3624</text:p>
          </table:table-cell>
          <table:table-cell office:value-type="float" office:value="856" calcext:value-type="float">
            <text:p>856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.031277" calcext:value-type="float">
            <text:p>1.031277</text:p>
          </table:table-cell>
          <table:table-cell office:value-type="float" office:value="101.17047" calcext:value-type="float">
            <text:p>101.17047</text:p>
          </table:table-cell>
          <table:table-cell office:value-type="float" office:value="100.139193" calcext:value-type="float">
            <text:p>100.13919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32" calcext:value-type="float">
            <text:p>1032</text:p>
          </table:table-cell>
          <table:table-cell office:value-type="float" office:value="942" calcext:value-type="float">
            <text:p>94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.138523" calcext:value-type="float">
            <text:p>1.138523</text:p>
          </table:table-cell>
          <table:table-cell office:value-type="float" office:value="101.168712" calcext:value-type="float">
            <text:p>101.168712</text:p>
          </table:table-cell>
          <table:table-cell office:value-type="float" office:value="100.030189" calcext:value-type="float">
            <text:p>100.030189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024" calcext:value-type="float">
            <text:p>902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.619652" calcext:value-type="float">
            <text:p>2.619652</text:p>
          </table:table-cell>
          <table:table-cell office:value-type="float" office:value="100.099274" calcext:value-type="float">
            <text:p>100.099274</text:p>
          </table:table-cell>
          <table:table-cell office:value-type="float" office:value="97.479622" calcext:value-type="float">
            <text:p>97.479622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3.883008" calcext:value-type="float">
            <text:p>3.88300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12519852" calcext:value-type="float">
            <text:p>12519852</text:p>
          </table:table-cell>
          <table:table-cell office:value-type="float" office:value="23562" calcext:value-type="float">
            <text:p>23562</text:p>
          </table:table-cell>
          <table:table-cell office:value-type="float" office:value="11901" calcext:value-type="float">
            <text:p>11901</text:p>
          </table:table-cell>
          <table:table-cell office:value-type="float" office:value="1.008489" calcext:value-type="float">
            <text:p>1.008489</text:p>
          </table:table-cell>
          <table:table-cell office:value-type="float" office:value="100.500551" calcext:value-type="float">
            <text:p>100.500551</text:p>
          </table:table-cell>
          <table:table-cell office:value-type="float" office:value="99.492062" calcext:value-type="float">
            <text:p>99.492062</text:p>
          </table:table-cell>
          <table:table-cell office:value-type="float" office:value="1.006702" calcext:value-type="float">
            <text:p>1.006702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787224" calcext:value-type="float">
            <text:p>24787224</text:p>
          </table:table-cell>
          <table:table-cell office:value-type="float" office:value="670124" calcext:value-type="float">
            <text:p>670124</text:p>
          </table:table-cell>
          <table:table-cell office:value-type="float" office:value="23562" calcext:value-type="float">
            <text:p>23562</text:p>
          </table:table-cell>
          <table:table-cell office:value-type="float" office:value="637" calcext:value-type="float">
            <text:p>637</text:p>
          </table:table-cell>
          <table:table-cell office:value-type="float" office:value="1.291299" calcext:value-type="float">
            <text:p>1.291299</text:p>
          </table:table-cell>
          <table:table-cell office:value-type="float" office:value="99.284143" calcext:value-type="float">
            <text:p>99.284143</text:p>
          </table:table-cell>
          <table:table-cell office:value-type="float" office:value="97.992844" calcext:value-type="float">
            <text:p>97.992844</text:p>
          </table:table-cell>
          <table:table-cell office:value-type="float" office:value="0.054708" calcext:value-type="float">
            <text:p>0.054708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6600" calcext:value-type="float">
            <text:p>56600</text:p>
          </table:table-cell>
          <table:table-cell office:value-type="float" office:value="51624" calcext:value-type="float">
            <text:p>51624</text:p>
          </table:table-cell>
          <table:table-cell office:value-type="float" office:value="1394" calcext:value-type="float">
            <text:p>1394</text:p>
          </table:table-cell>
          <table:table-cell office:value-type="float" office:value="1278" calcext:value-type="float">
            <text:p>1278</text:p>
          </table:table-cell>
          <table:table-cell office:value-type="float" office:value="1.073665" calcext:value-type="float">
            <text:p>1.073665</text:p>
          </table:table-cell>
          <table:table-cell office:value-type="float" office:value="100.566422" calcext:value-type="float">
            <text:p>100.566422</text:p>
          </table:table-cell>
          <table:table-cell office:value-type="float" office:value="99.492757" calcext:value-type="float">
            <text:p>99.492757</text:p>
          </table:table-cell>
          <table:table-cell office:value-type="float" office:value="0.004151" calcext:value-type="float">
            <text:p>0.004151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288" calcext:value-type="float">
            <text:p>3288</text:p>
          </table:table-cell>
          <table:table-cell office:value-type="float" office:value="464" calcext:value-type="float">
            <text:p>464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.028197" calcext:value-type="float">
            <text:p>1.028197</text:p>
          </table:table-cell>
          <table:table-cell office:value-type="float" office:value="79.749628" calcext:value-type="float">
            <text:p>79.749628</text:p>
          </table:table-cell>
          <table:table-cell office:value-type="float" office:value="78.721431" calcext:value-type="float">
            <text:p>78.721431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320" calcext:value-type="float">
            <text:p>1320</text:p>
          </table:table-cell>
          <table:table-cell office:value-type="float" office:value="1200" calcext:value-type="float">
            <text:p>120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.135501" calcext:value-type="float">
            <text:p>1.135501</text:p>
          </table:table-cell>
          <table:table-cell office:value-type="float" office:value="100.560926" calcext:value-type="float">
            <text:p>100.560926</text:p>
          </table:table-cell>
          <table:table-cell office:value-type="float" office:value="99.425425" calcext:value-type="float">
            <text:p>99.425425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504" calcext:value-type="float">
            <text:p>9504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.70506" calcext:value-type="float">
            <text:p>2.70506</text:p>
          </table:table-cell>
          <table:table-cell office:value-type="float" office:value="99.429713" calcext:value-type="float">
            <text:p>99.429713</text:p>
          </table:table-cell>
          <table:table-cell office:value-type="float" office:value="96.724653" calcext:value-type="float">
            <text:p>96.724653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3.899392" calcext:value-type="float">
            <text:p>3.899392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12201096" calcext:value-type="float">
            <text:p>12201096</text:p>
          </table:table-cell>
          <table:table-cell office:value-type="float" office:value="23662" calcext:value-type="float">
            <text:p>23662</text:p>
          </table:table-cell>
          <table:table-cell office:value-type="float" office:value="11598" calcext:value-type="float">
            <text:p>11598</text:p>
          </table:table-cell>
          <table:table-cell office:value-type="float" office:value="1.017973" calcext:value-type="float">
            <text:p>1.017973</text:p>
          </table:table-cell>
          <table:table-cell office:value-type="float" office:value="100.469183" calcext:value-type="float">
            <text:p>100.469183</text:p>
          </table:table-cell>
          <table:table-cell office:value-type="float" office:value="99.45121" calcext:value-type="float">
            <text:p>99.45121</text:p>
          </table:table-cell>
          <table:table-cell office:value-type="float" office:value="0.981474" calcext:value-type="float">
            <text:p>0.981474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892424" calcext:value-type="float">
            <text:p>24892424</text:p>
          </table:table-cell>
          <table:table-cell office:value-type="float" office:value="722724" calcext:value-type="float">
            <text:p>722724</text:p>
          </table:table-cell>
          <table:table-cell office:value-type="float" office:value="23662" calcext:value-type="float">
            <text:p>23662</text:p>
          </table:table-cell>
          <table:table-cell office:value-type="float" office:value="687" calcext:value-type="float">
            <text:p>687</text:p>
          </table:table-cell>
          <table:table-cell office:value-type="float" office:value="2.322492" calcext:value-type="float">
            <text:p>2.322492</text:p>
          </table:table-cell>
          <table:table-cell office:value-type="float" office:value="103.416074" calcext:value-type="float">
            <text:p>103.416074</text:p>
          </table:table-cell>
          <table:table-cell office:value-type="float" office:value="101.093581" calcext:value-type="float">
            <text:p>101.093581</text:p>
          </table:table-cell>
          <table:table-cell office:value-type="float" office:value="0.057192" calcext:value-type="float">
            <text:p>0.057192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2064" calcext:value-type="float">
            <text:p>72064</text:p>
          </table:table-cell>
          <table:table-cell office:value-type="float" office:value="66248" calcext:value-type="float">
            <text:p>66248</text:p>
          </table:table-cell>
          <table:table-cell office:value-type="float" office:value="1780" calcext:value-type="float">
            <text:p>1780</text:p>
          </table:table-cell>
          <table:table-cell office:value-type="float" office:value="1646" calcext:value-type="float">
            <text:p>1646</text:p>
          </table:table-cell>
          <table:table-cell office:value-type="float" office:value="1.538883" calcext:value-type="float">
            <text:p>1.538883</text:p>
          </table:table-cell>
          <table:table-cell office:value-type="float" office:value="102.898768" calcext:value-type="float">
            <text:p>102.898768</text:p>
          </table:table-cell>
          <table:table-cell office:value-type="float" office:value="101.359885" calcext:value-type="float">
            <text:p>101.359885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68" calcext:value-type="float">
            <text:p>3768</text:p>
          </table:table-cell>
          <table:table-cell office:value-type="float" office:value="704" calcext:value-type="float">
            <text:p>70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.362571" calcext:value-type="float">
            <text:p>1.362571</text:p>
          </table:table-cell>
          <table:table-cell office:value-type="float" office:value="102.907207" calcext:value-type="float">
            <text:p>102.907207</text:p>
          </table:table-cell>
          <table:table-cell office:value-type="float" office:value="101.544635" calcext:value-type="float">
            <text:p>101.544635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906" calcext:value-type="float">
            <text:p>906</text:p>
          </table:table-cell>
          <table:table-cell office:value-type="float" office:value="846" calcext:value-type="float">
            <text:p>84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.770048" calcext:value-type="float">
            <text:p>1.770048</text:p>
          </table:table-cell>
          <table:table-cell office:value-type="float" office:value="102.900214" calcext:value-type="float">
            <text:p>102.900214</text:p>
          </table:table-cell>
          <table:table-cell office:value-type="float" office:value="101.130166" calcext:value-type="float">
            <text:p>101.130166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648" calcext:value-type="float">
            <text:p>9648</text:p>
          </table:table-cell>
          <table:table-cell office:value-type="float" office:value="9504" calcext:value-type="float">
            <text:p>9504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4.004117" calcext:value-type="float">
            <text:p>4.004117</text:p>
          </table:table-cell>
          <table:table-cell office:value-type="float" office:value="99.420991" calcext:value-type="float">
            <text:p>99.420991</text:p>
          </table:table-cell>
          <table:table-cell office:value-type="float" office:value="95.416874" calcext:value-type="float">
            <text:p>95.416874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3.915776" calcext:value-type="float">
            <text:p>3.91577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11961240" calcext:value-type="float">
            <text:p>11961240</text:p>
          </table:table-cell>
          <table:table-cell office:value-type="float" office:value="23760" calcext:value-type="float">
            <text:p>23760</text:p>
          </table:table-cell>
          <table:table-cell office:value-type="float" office:value="11370" calcext:value-type="float">
            <text:p>11370</text:p>
          </table:table-cell>
          <table:table-cell office:value-type="float" office:value="1.012649" calcext:value-type="float">
            <text:p>1.012649</text:p>
          </table:table-cell>
          <table:table-cell office:value-type="float" office:value="100.499542" calcext:value-type="float">
            <text:p>100.499542</text:p>
          </table:table-cell>
          <table:table-cell office:value-type="float" office:value="99.486894" calcext:value-type="float">
            <text:p>99.486894</text:p>
          </table:table-cell>
          <table:table-cell office:value-type="float" office:value="0.961834" calcext:value-type="float">
            <text:p>0.961834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4995520" calcext:value-type="float">
            <text:p>24995520</text:p>
          </table:table-cell>
          <table:table-cell office:value-type="float" office:value="774272" calcext:value-type="float">
            <text:p>774272</text:p>
          </table:table-cell>
          <table:table-cell office:value-type="float" office:value="23760" calcext:value-type="float">
            <text:p>23760</text:p>
          </table:table-cell>
          <table:table-cell office:value-type="float" office:value="736" calcext:value-type="float">
            <text:p>736</text:p>
          </table:table-cell>
          <table:table-cell office:value-type="float" office:value="1.281329" calcext:value-type="float">
            <text:p>1.281329</text:p>
          </table:table-cell>
          <table:table-cell office:value-type="float" office:value="101.15087" calcext:value-type="float">
            <text:p>101.15087</text:p>
          </table:table-cell>
          <table:table-cell office:value-type="float" office:value="99.869542" calcext:value-type="float">
            <text:p>99.869542</text:p>
          </table:table-cell>
          <table:table-cell office:value-type="float" office:value="0.062023" calcext:value-type="float">
            <text:p>0.062023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8608" calcext:value-type="float">
            <text:p>68608</text:p>
          </table:table-cell>
          <table:table-cell office:value-type="float" office:value="63032" calcext:value-type="float">
            <text:p>63032</text:p>
          </table:table-cell>
          <table:table-cell office:value-type="float" office:value="1692" calcext:value-type="float">
            <text:p>1692</text:p>
          </table:table-cell>
          <table:table-cell office:value-type="float" office:value="1563" calcext:value-type="float">
            <text:p>1563</text:p>
          </table:table-cell>
          <table:table-cell office:value-type="float" office:value="1.053781" calcext:value-type="float">
            <text:p>1.053781</text:p>
          </table:table-cell>
          <table:table-cell office:value-type="float" office:value="100.564438" calcext:value-type="float">
            <text:p>100.564438</text:p>
          </table:table-cell>
          <table:table-cell office:value-type="float" office:value="99.510658" calcext:value-type="float">
            <text:p>99.510658</text:p>
          </table:table-cell>
          <table:table-cell office:value-type="float" office:value="0.005067" calcext:value-type="float">
            <text:p>0.005067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944" calcext:value-type="float">
            <text:p>3944</text:p>
          </table:table-cell>
          <table:table-cell office:value-type="float" office:value="904" calcext:value-type="float">
            <text:p>904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.014327" calcext:value-type="float">
            <text:p>1.014327</text:p>
          </table:table-cell>
          <table:table-cell office:value-type="float" office:value="100.56256" calcext:value-type="float">
            <text:p>100.56256</text:p>
          </table:table-cell>
          <table:table-cell office:value-type="float" office:value="99.548232" calcext:value-type="float">
            <text:p>99.548232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92" calcext:value-type="float">
            <text:p>1092</text:p>
          </table:table-cell>
          <table:table-cell office:value-type="float" office:value="1002" calcext:value-type="float">
            <text:p>100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.120775" calcext:value-type="float">
            <text:p>1.120775</text:p>
          </table:table-cell>
          <table:table-cell office:value-type="float" office:value="100.565744" calcext:value-type="float">
            <text:p>100.565744</text:p>
          </table:table-cell>
          <table:table-cell office:value-type="float" office:value="99.44497" calcext:value-type="float">
            <text:p>99.44497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552" calcext:value-type="float">
            <text:p>9552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.686768" calcext:value-type="float">
            <text:p>2.686768</text:p>
          </table:table-cell>
          <table:table-cell office:value-type="float" office:value="100.51571" calcext:value-type="float">
            <text:p>100.51571</text:p>
          </table:table-cell>
          <table:table-cell office:value-type="float" office:value="97.828942" calcext:value-type="float">
            <text:p>97.828942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12218980" calcext:value-type="float">
            <text:p>12218980</text:p>
          </table:table-cell>
          <table:table-cell office:value-type="float" office:value="23859" calcext:value-type="float">
            <text:p>23859</text:p>
          </table:table-cell>
          <table:table-cell office:value-type="float" office:value="11615" calcext:value-type="float">
            <text:p>11615</text:p>
          </table:table-cell>
          <table:table-cell office:value-type="float" office:value="1.009629" calcext:value-type="float">
            <text:p>1.009629</text:p>
          </table:table-cell>
          <table:table-cell office:value-type="float" office:value="100.496097" calcext:value-type="float">
            <text:p>100.496097</text:p>
          </table:table-cell>
          <table:table-cell office:value-type="float" office:value="99.486468" calcext:value-type="float">
            <text:p>99.486468</text:p>
          </table:table-cell>
          <table:table-cell office:value-type="float" office:value="0.982564" calcext:value-type="float">
            <text:p>0.982564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099668" calcext:value-type="float">
            <text:p>25099668</text:p>
          </table:table-cell>
          <table:table-cell office:value-type="float" office:value="776376" calcext:value-type="float">
            <text:p>776376</text:p>
          </table:table-cell>
          <table:table-cell office:value-type="float" office:value="23859" calcext:value-type="float">
            <text:p>23859</text:p>
          </table:table-cell>
          <table:table-cell office:value-type="float" office:value="738" calcext:value-type="float">
            <text:p>738</text:p>
          </table:table-cell>
          <table:table-cell office:value-type="float" office:value="1.270065" calcext:value-type="float">
            <text:p>1.270065</text:p>
          </table:table-cell>
          <table:table-cell office:value-type="float" office:value="103.604326" calcext:value-type="float">
            <text:p>103.604326</text:p>
          </table:table-cell>
          <table:table-cell office:value-type="float" office:value="102.334261" calcext:value-type="float">
            <text:p>102.334261</text:p>
          </table:table-cell>
          <table:table-cell office:value-type="float" office:value="0.060693" calcext:value-type="float">
            <text:p>0.060693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2792" calcext:value-type="float">
            <text:p>62792</text:p>
          </table:table-cell>
          <table:table-cell office:value-type="float" office:value="57896" calcext:value-type="float">
            <text:p>57896</text:p>
          </table:table-cell>
          <table:table-cell office:value-type="float" office:value="1548" calcext:value-type="float">
            <text:p>1548</text:p>
          </table:table-cell>
          <table:table-cell office:value-type="float" office:value="1435" calcext:value-type="float">
            <text:p>1435</text:p>
          </table:table-cell>
          <table:table-cell office:value-type="float" office:value="1.069071" calcext:value-type="float">
            <text:p>1.069071</text:p>
          </table:table-cell>
          <table:table-cell office:value-type="float" office:value="103.086902" calcext:value-type="float">
            <text:p>103.086902</text:p>
          </table:table-cell>
          <table:table-cell office:value-type="float" office:value="102.017831" calcext:value-type="float">
            <text:p>102.017831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792" calcext:value-type="float">
            <text:p>3792</text:p>
          </table:table-cell>
          <table:table-cell office:value-type="float" office:value="808" calcext:value-type="float">
            <text:p>80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024223" calcext:value-type="float">
            <text:p>1.024223</text:p>
          </table:table-cell>
          <table:table-cell office:value-type="float" office:value="103.088601" calcext:value-type="float">
            <text:p>103.088601</text:p>
          </table:table-cell>
          <table:table-cell office:value-type="float" office:value="102.064378" calcext:value-type="float">
            <text:p>102.064378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92" calcext:value-type="float">
            <text:p>1092</text:p>
          </table:table-cell>
          <table:table-cell office:value-type="float" office:value="972" calcext:value-type="float">
            <text:p>97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.124935" calcext:value-type="float">
            <text:p>1.124935</text:p>
          </table:table-cell>
          <table:table-cell office:value-type="float" office:value="103.090067" calcext:value-type="float">
            <text:p>103.090067</text:p>
          </table:table-cell>
          <table:table-cell office:value-type="float" office:value="101.965131" calcext:value-type="float">
            <text:p>101.965131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8928" calcext:value-type="float">
            <text:p>892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2.566592" calcext:value-type="float">
            <text:p>2.566592</text:p>
          </table:table-cell>
          <table:table-cell office:value-type="float" office:value="99.690749" calcext:value-type="float">
            <text:p>99.690749</text:p>
          </table:table-cell>
          <table:table-cell office:value-type="float" office:value="97.124157" calcext:value-type="float">
            <text:p>97.124157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3.948544" calcext:value-type="float">
            <text:p>3.94854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13290968" calcext:value-type="float">
            <text:p>13290968</text:p>
          </table:table-cell>
          <table:table-cell office:value-type="float" office:value="23959" calcext:value-type="float">
            <text:p>23959</text:p>
          </table:table-cell>
          <table:table-cell office:value-type="float" office:value="12634" calcext:value-type="float">
            <text:p>12634</text:p>
          </table:table-cell>
          <table:table-cell office:value-type="float" office:value="1.016033" calcext:value-type="float">
            <text:p>1.016033</text:p>
          </table:table-cell>
          <table:table-cell office:value-type="float" office:value="100.645237" calcext:value-type="float">
            <text:p>100.645237</text:p>
          </table:table-cell>
          <table:table-cell office:value-type="float" office:value="99.629204" calcext:value-type="float">
            <text:p>99.629204</text:p>
          </table:table-cell>
          <table:table-cell office:value-type="float" office:value="1.067235" calcext:value-type="float">
            <text:p>1.067235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204868" calcext:value-type="float">
            <text:p>25204868</text:p>
          </table:table-cell>
          <table:table-cell office:value-type="float" office:value="597536" calcext:value-type="float">
            <text:p>597536</text:p>
          </table:table-cell>
          <table:table-cell office:value-type="float" office:value="23959" calcext:value-type="float">
            <text:p>23959</text:p>
          </table:table-cell>
          <table:table-cell office:value-type="float" office:value="568" calcext:value-type="float">
            <text:p>568</text:p>
          </table:table-cell>
          <table:table-cell office:value-type="float" office:value="2.312626" calcext:value-type="float">
            <text:p>2.312626</text:p>
          </table:table-cell>
          <table:table-cell office:value-type="float" office:value="101.201771" calcext:value-type="float">
            <text:p>101.201771</text:p>
          </table:table-cell>
          <table:table-cell office:value-type="float" office:value="98.889145" calcext:value-type="float">
            <text:p>98.889145</text:p>
          </table:table-cell>
          <table:table-cell office:value-type="float" office:value="0.04834" calcext:value-type="float">
            <text:p>0.04834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59328" calcext:value-type="float">
            <text:p>59328</text:p>
          </table:table-cell>
          <table:table-cell office:value-type="float" office:value="54896" calcext:value-type="float">
            <text:p>54896</text:p>
          </table:table-cell>
          <table:table-cell office:value-type="float" office:value="1464" calcext:value-type="float">
            <text:p>1464</text:p>
          </table:table-cell>
          <table:table-cell office:value-type="float" office:value="1363" calcext:value-type="float">
            <text:p>1363</text:p>
          </table:table-cell>
          <table:table-cell office:value-type="float" office:value="1.531322" calcext:value-type="float">
            <text:p>1.531322</text:p>
          </table:table-cell>
          <table:table-cell office:value-type="float" office:value="100.650865" calcext:value-type="float">
            <text:p>100.650865</text:p>
          </table:table-cell>
          <table:table-cell office:value-type="float" office:value="99.119543" calcext:value-type="float">
            <text:p>99.119543</text:p>
          </table:table-cell>
          <table:table-cell office:value-type="float" office:value="0.004431" calcext:value-type="float">
            <text:p>0.004431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12" calcext:value-type="float">
            <text:p>3512</text:p>
          </table:table-cell>
          <table:table-cell office:value-type="float" office:value="808" calcext:value-type="float">
            <text:p>80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.356891" calcext:value-type="float">
            <text:p>1.356891</text:p>
          </table:table-cell>
          <table:table-cell office:value-type="float" office:value="101.314052" calcext:value-type="float">
            <text:p>101.314052</text:p>
          </table:table-cell>
          <table:table-cell office:value-type="float" office:value="99.957161" calcext:value-type="float">
            <text:p>99.95716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434" calcext:value-type="float">
            <text:p>1434</text:p>
          </table:table-cell>
          <table:table-cell office:value-type="float" office:value="1374" calcext:value-type="float">
            <text:p>137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.770637" calcext:value-type="float">
            <text:p>1.770637</text:p>
          </table:table-cell>
          <table:table-cell office:value-type="float" office:value="101.312454" calcext:value-type="float">
            <text:p>101.312454</text:p>
          </table:table-cell>
          <table:table-cell office:value-type="float" office:value="99.541817" calcext:value-type="float">
            <text:p>99.54181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312" calcext:value-type="float">
            <text:p>9312</text:p>
          </table:table-cell>
          <table:table-cell office:value-type="float" office:value="9264" calcext:value-type="float">
            <text:p>9264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3.081563" calcext:value-type="float">
            <text:p>3.081563</text:p>
          </table:table-cell>
          <table:table-cell office:value-type="float" office:value="100.371141" calcext:value-type="float">
            <text:p>100.371141</text:p>
          </table:table-cell>
          <table:table-cell office:value-type="float" office:value="97.289578" calcext:value-type="float">
            <text:p>97.289578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3.964928" calcext:value-type="float">
            <text:p>3.964928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12726044" calcext:value-type="float">
            <text:p>12726044</text:p>
          </table:table-cell>
          <table:table-cell office:value-type="float" office:value="24058" calcext:value-type="float">
            <text:p>24058</text:p>
          </table:table-cell>
          <table:table-cell office:value-type="float" office:value="12097" calcext:value-type="float">
            <text:p>12097</text:p>
          </table:table-cell>
          <table:table-cell office:value-type="float" office:value="1.009709" calcext:value-type="float">
            <text:p>1.009709</text:p>
          </table:table-cell>
          <table:table-cell office:value-type="float" office:value="100.504142" calcext:value-type="float">
            <text:p>100.504142</text:p>
          </table:table-cell>
          <table:table-cell office:value-type="float" office:value="99.494433" calcext:value-type="float">
            <text:p>99.494433</text:p>
          </table:table-cell>
          <table:table-cell office:value-type="float" office:value="1.023257" calcext:value-type="float">
            <text:p>1.023257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309016" calcext:value-type="float">
            <text:p>25309016</text:p>
          </table:table-cell>
          <table:table-cell office:value-type="float" office:value="685904" calcext:value-type="float">
            <text:p>685904</text:p>
          </table:table-cell>
          <table:table-cell office:value-type="float" office:value="24058" calcext:value-type="float">
            <text:p>24058</text:p>
          </table:table-cell>
          <table:table-cell office:value-type="float" office:value="652" calcext:value-type="float">
            <text:p>652</text:p>
          </table:table-cell>
          <table:table-cell office:value-type="float" office:value="4.897819" calcext:value-type="float">
            <text:p>4.897819</text:p>
          </table:table-cell>
          <table:table-cell office:value-type="float" office:value="101.118872" calcext:value-type="float">
            <text:p>101.118872</text:p>
          </table:table-cell>
          <table:table-cell office:value-type="float" office:value="96.221054" calcext:value-type="float">
            <text:p>96.221054</text:p>
          </table:table-cell>
          <table:table-cell office:value-type="float" office:value="0.057027" calcext:value-type="float">
            <text:p>0.057027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66160" calcext:value-type="float">
            <text:p>66160</text:p>
          </table:table-cell>
          <table:table-cell office:value-type="float" office:value="60984" calcext:value-type="float">
            <text:p>60984</text:p>
          </table:table-cell>
          <table:table-cell office:value-type="float" office:value="1632" calcext:value-type="float">
            <text:p>1632</text:p>
          </table:table-cell>
          <table:table-cell office:value-type="float" office:value="1513" calcext:value-type="float">
            <text:p>1513</text:p>
          </table:table-cell>
          <table:table-cell office:value-type="float" office:value="1.061642" calcext:value-type="float">
            <text:p>1.061642</text:p>
          </table:table-cell>
          <table:table-cell office:value-type="float" office:value="100.678415" calcext:value-type="float">
            <text:p>100.678415</text:p>
          </table:table-cell>
          <table:table-cell office:value-type="float" office:value="99.616773" calcext:value-type="float">
            <text:p>99.616773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3528" calcext:value-type="float">
            <text:p>3528</text:p>
          </table:table-cell>
          <table:table-cell office:value-type="float" office:value="760" calcext:value-type="float">
            <text:p>76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.037785" calcext:value-type="float">
            <text:p>1.037785</text:p>
          </table:table-cell>
          <table:table-cell office:value-type="float" office:value="95.806479" calcext:value-type="float">
            <text:p>95.806479</text:p>
          </table:table-cell>
          <table:table-cell office:value-type="float" office:value="94.768694" calcext:value-type="float">
            <text:p>94.768694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038" calcext:value-type="float">
            <text:p>1038</text:p>
          </table:table-cell>
          <table:table-cell office:value-type="float" office:value="978" calcext:value-type="float">
            <text:p>97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.259908" calcext:value-type="float">
            <text:p>3.259908</text:p>
          </table:table-cell>
          <table:table-cell office:value-type="float" office:value="99.659216" calcext:value-type="float">
            <text:p>99.659216</text:p>
          </table:table-cell>
          <table:table-cell office:value-type="float" office:value="96.399308" calcext:value-type="float">
            <text:p>96.399308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table:number-columns-repeated="2" office:value-type="float" office:value="9408" calcext:value-type="float">
            <text:p>9408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3.275946" calcext:value-type="float">
            <text:p>3.275946</text:p>
          </table:table-cell>
          <table:table-cell office:value-type="float" office:value="100.673436" calcext:value-type="float">
            <text:p>100.673436</text:p>
          </table:table-cell>
          <table:table-cell office:value-type="float" office:value="97.397489" calcext:value-type="float">
            <text:p>97.397489</text:p>
          </table:table-cell>
          <table:table-cell office:value-type="float" office:value="0.000773" calcext:value-type="float">
            <text:p>0.000773</text:p>
          </table:table-cell>
          <table:table-cell office:value-type="float" office:value="3.981312" calcext:value-type="float">
            <text:p>3.981312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12383092" calcext:value-type="float">
            <text:p>12383092</text:p>
          </table:table-cell>
          <table:table-cell office:value-type="float" office:value="24156" calcext:value-type="float">
            <text:p>24156</text:p>
          </table:table-cell>
          <table:table-cell office:value-type="float" office:value="11771" calcext:value-type="float">
            <text:p>11771</text:p>
          </table:table-cell>
          <table:table-cell office:value-type="float" office:value="1.019667" calcext:value-type="float">
            <text:p>1.019667</text:p>
          </table:table-cell>
          <table:table-cell office:value-type="float" office:value="100.476362" calcext:value-type="float">
            <text:p>100.476362</text:p>
          </table:table-cell>
          <table:table-cell office:value-type="float" office:value="99.456695" calcext:value-type="float">
            <text:p>99.456695</text:p>
          </table:table-cell>
          <table:table-cell office:value-type="float" office:value="0.996059" calcext:value-type="float">
            <text:p>0.996059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1</text:p>
          </table:table-cell>
          <table:table-cell office:value-type="float" office:value="25412112" calcext:value-type="float">
            <text:p>25412112</text:p>
          </table:table-cell>
          <table:table-cell office:value-type="float" office:value="727984" calcext:value-type="float">
            <text:p>727984</text:p>
          </table:table-cell>
          <table:table-cell office:value-type="float" office:value="24156" calcext:value-type="float">
            <text:p>24156</text:p>
          </table:table-cell>
          <table:table-cell office:value-type="float" office:value="692" calcext:value-type="float">
            <text:p>692</text:p>
          </table:table-cell>
          <table:table-cell office:value-type="float" office:value="1.141967" calcext:value-type="float">
            <text:p>1.141967</text:p>
          </table:table-cell>
          <table:table-cell office:value-type="float" office:value="91.719286" calcext:value-type="float">
            <text:p>91.719286</text:p>
          </table:table-cell>
          <table:table-cell office:value-type="float" office:value="90.577319" calcext:value-type="float">
            <text:p>90.577319</text:p>
          </table:table-cell>
          <table:table-cell office:value-type="float" office:value="0.064297" calcext:value-type="float">
            <text:p>0.064297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3</text:p>
          </table:table-cell>
          <table:table-cell office:value-type="float" office:value="71320" calcext:value-type="float">
            <text:p>71320</text:p>
          </table:table-cell>
          <table:table-cell office:value-type="float" office:value="65688" calcext:value-type="float">
            <text:p>65688</text:p>
          </table:table-cell>
          <table:table-cell office:value-type="float" office:value="1761" calcext:value-type="float">
            <text:p>1761</text:p>
          </table:table-cell>
          <table:table-cell office:value-type="float" office:value="1630" calcext:value-type="float">
            <text:p>1630</text:p>
          </table:table-cell>
          <table:table-cell office:value-type="float" office:value="1.013732" calcext:value-type="float">
            <text:p>1.013732</text:p>
          </table:table-cell>
          <table:table-cell office:value-type="float" office:value="91.998731" calcext:value-type="float">
            <text:p>91.998731</text:p>
          </table:table-cell>
          <table:table-cell office:value-type="float" office:value="90.984999" calcext:value-type="float">
            <text:p>90.984999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10.1.1.1</text:p>
          </table:table-cell>
          <table:table-cell office:value-type="float" office:value="4072" calcext:value-type="float">
            <text:p>4072</text:p>
          </table:table-cell>
          <table:table-cell office:value-type="float" office:value="1136" calcext:value-type="float">
            <text:p>1136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1.021445" calcext:value-type="float">
            <text:p>1.021445</text:p>
          </table:table-cell>
          <table:table-cell office:value-type="float" office:value="88.03771" calcext:value-type="float">
            <text:p>88.03771</text:p>
          </table:table-cell>
          <table:table-cell office:value-type="float" office:value="87.016265" calcext:value-type="float">
            <text:p>87.01626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.1.3</text:p>
          </table:table-cell>
          <table:table-cell office:value-type="string" calcext:value-type="string">
            <text:p>10.1.1.2</text:p>
          </table:table-cell>
          <table:table-cell office:value-type="float" office:value="1248" calcext:value-type="float">
            <text:p>1248</text:p>
          </table:table-cell>
          <table:table-cell office:value-type="float" office:value="1008" calcext:value-type="float">
            <text:p>1008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.047643" calcext:value-type="float">
            <text:p>1.047643</text:p>
          </table:table-cell>
          <table:table-cell office:value-type="float" office:value="88.025423" calcext:value-type="float">
            <text:p>88.025423</text:p>
          </table:table-cell>
          <table:table-cell office:value-type="float" office:value="86.97778" calcext:value-type="float">
            <text:p>86.97778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3.997696" calcext:value-type="float">
            <text:p>3.99769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10.1.1.2</text:p>
          </table:table-cell>
          <table:table-cell office:value-type="float" office:value="9120" calcext:value-type="float">
            <text:p>9120</text:p>
          </table:table-cell>
          <table:table-cell office:value-type="float" office:value="9072" calcext:value-type="float">
            <text:p>9072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2.338732" calcext:value-type="float">
            <text:p>2.338732</text:p>
          </table:table-cell>
          <table:table-cell office:value-type="float" office:value="100.037407" calcext:value-type="float">
            <text:p>100.037407</text:p>
          </table:table-cell>
          <table:table-cell office:value-type="float" office:value="97.698675" calcext:value-type="float">
            <text:p>97.698675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3.997696" calcext:value-type="float">
            <text:p>3.997696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49in" svg:x="4.4335in" svg:y="0.2197in">
            <draw:object draw:notify-on-update-of-ranges="Sheet2.A1:Sheet2.A1 Sheet2.A2:Sheet2.A245 Sheet2.B1:Sheet2.B1 Sheet2.B2:Sheet2.B245 Sheet2.A1:Sheet2.A1 Sheet2.A2:Sheet2.A245 Sheet2.C1:Sheet2.C1 Sheet2.C2:Sheet2.C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OfferedLoad_Mbps</text:p>
          </table:table-cell>
          <table:table-cell table:number-columns-repeated="2" office:value-type="string" calcext:value-type="string">
            <text:p><text:s/>Throughput_Mbps</text:p>
          </table:table-cell>
        </table:table-row>
        <table:table-row table:style-name="ro1">
          <table:table-cell office:value-type="float" office:value="0.016384" calcext:value-type="float">
            <text:p>0.016384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.008504" calcext:value-type="float">
            <text:p>0.008504</text:p>
          </table:table-cell>
        </table:table-row>
        <table:table-row table:style-name="ro1">
          <table:table-cell office:value-type="float" office:value="0.032768" calcext:value-type="float">
            <text:p>0.032768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16963" calcext:value-type="float">
            <text:p>0.016963</text:p>
          </table:table-cell>
        </table:table-row>
        <table:table-row table:style-name="ro1">
          <table:table-cell office:value-type="float" office:value="0.049152" calcext:value-type="float">
            <text:p>0.049152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0.065536" calcext:value-type="float">
            <text:p>0.065536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33837" calcext:value-type="float">
            <text:p>0.033837</text:p>
          </table:table-cell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42173" calcext:value-type="float">
            <text:p>0.042173</text:p>
          </table:table-cell>
        </table:table-row>
        <table:table-row table:style-name="ro1">
          <table:table-cell office:value-type="float" office:value="0.098304" calcext:value-type="float">
            <text:p>0.098304</text:p>
          </table:table-cell>
          <table:table-cell office:value-type="float" office:value="0.050587" calcext:value-type="float">
            <text:p>0.050587</text:p>
          </table:table-cell>
          <table:table-cell office:value-type="float" office:value="0.050593" calcext:value-type="float">
            <text:p>0.050593</text:p>
          </table:table-cell>
        </table:table-row>
        <table:table-row table:style-name="ro1">
          <table:table-cell office:value-type="float" office:value="0.114688" calcext:value-type="float">
            <text:p>0.114688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059009" calcext:value-type="float">
            <text:p>0.059009</text:p>
          </table:table-cell>
        </table:table-row>
        <table:table-row table:style-name="ro1">
          <table:table-cell office:value-type="float" office:value="0.131072" calcext:value-type="float">
            <text:p>0.131072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7428" calcext:value-type="float">
            <text:p>0.067428</text:p>
          </table:table-cell>
        </table:table-row>
        <table:table-row table:style-name="ro1">
          <table:table-cell office:value-type="float" office:value="0.147456" calcext:value-type="float">
            <text:p>0.147456</text:p>
          </table:table-cell>
          <table:table-cell office:value-type="float" office:value="0.075832" calcext:value-type="float">
            <text:p>0.075832</text:p>
          </table:table-cell>
          <table:table-cell office:value-type="float" office:value="0.075942" calcext:value-type="float">
            <text:p>0.075942</text:p>
          </table:table-cell>
        </table:table-row>
        <table:table-row table:style-name="ro1">
          <table:table-cell office:value-type="float" office:value="0.16384" calcext:value-type="float">
            <text:p>0.16384</text:p>
          </table:table-cell>
          <table:table-cell office:value-type="float" office:value="0.084249" calcext:value-type="float">
            <text:p>0.08424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180224" calcext:value-type="float">
            <text:p>0.18022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92682" calcext:value-type="float">
            <text:p>0.092682</text:p>
          </table:table-cell>
        </table:table-row>
        <table:table-row table:style-name="ro1">
          <table:table-cell office:value-type="float" office:value="0.196608" calcext:value-type="float">
            <text:p>0.196608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1169" calcext:value-type="float">
            <text:p>0.101169</text:p>
          </table:table-cell>
        </table:table-row>
        <table:table-row table:style-name="ro1">
          <table:table-cell office:value-type="float" office:value="0.212992" calcext:value-type="float">
            <text:p>0.212992</text:p>
          </table:table-cell>
          <table:table-cell office:value-type="float" office:value="0.109497" calcext:value-type="float">
            <text:p>0.109497</text:p>
          </table:table-cell>
          <table:table-cell office:value-type="float" office:value="0.109516" calcext:value-type="float">
            <text:p>0.109516</text:p>
          </table:table-cell>
        </table:table-row>
        <table:table-row table:style-name="ro1">
          <table:table-cell office:value-type="float" office:value="0.229376" calcext:value-type="float">
            <text:p>0.229376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118059" calcext:value-type="float">
            <text:p>0.118059</text:p>
          </table:table-cell>
        </table:table-row>
        <table:table-row table:style-name="ro1">
          <table:table-cell office:value-type="float" office:value="0.24576" calcext:value-type="float">
            <text:p>0.24576</text:p>
          </table:table-cell>
          <table:table-cell office:value-type="float" office:value="0.126328" calcext:value-type="float">
            <text:p>0.126328</text:p>
          </table:table-cell>
          <table:table-cell office:value-type="float" office:value="0.126344" calcext:value-type="float">
            <text:p>0.126344</text:p>
          </table:table-cell>
        </table:table-row>
        <table:table-row table:style-name="ro1">
          <table:table-cell office:value-type="float" office:value="0.262144" calcext:value-type="float">
            <text:p>0.262144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0.134838" calcext:value-type="float">
            <text:p>0.134838</text:p>
          </table:table-cell>
        </table:table-row>
        <table:table-row table:style-name="ro1">
          <table:table-cell office:value-type="float" office:value="0.278528" calcext:value-type="float">
            <text:p>0.278528</text:p>
          </table:table-cell>
          <table:table-cell office:value-type="float" office:value="0.143169" calcext:value-type="float">
            <text:p>0.14316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float" office:value="0.294912" calcext:value-type="float">
            <text:p>0.294912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151619" calcext:value-type="float">
            <text:p>0.151619</text:p>
          </table:table-cell>
        </table:table-row>
        <table:table-row table:style-name="ro1">
          <table:table-cell office:value-type="float" office:value="0.311296" calcext:value-type="float">
            <text:p>0.311296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160021" calcext:value-type="float">
            <text:p>0.160021</text:p>
          </table:table-cell>
        </table:table-row>
        <table:table-row table:style-name="ro1">
          <table:table-cell office:value-type="float" office:value="0.32768" calcext:value-type="float">
            <text:p>0.32768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168496" calcext:value-type="float">
            <text:p>0.168496</text:p>
          </table:table-cell>
        </table:table-row>
        <table:table-row table:style-name="ro1">
          <table:table-cell office:value-type="float" office:value="0.344064" calcext:value-type="float">
            <text:p>0.344064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176855" calcext:value-type="float">
            <text:p>0.176855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0.185291" calcext:value-type="float">
            <text:p>0.185291</text:p>
          </table:table-cell>
        </table:table-row>
        <table:table-row table:style-name="ro1">
          <table:table-cell office:value-type="float" office:value="0.376832" calcext:value-type="float">
            <text:p>0.376832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193686" calcext:value-type="float">
            <text:p>0.193686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202155" calcext:value-type="float">
            <text:p>0.202155</text:p>
          </table:table-cell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210492" calcext:value-type="float">
            <text:p>0.210492</text:p>
          </table:table-cell>
          <table:table-cell office:value-type="float" office:value="0.210539" calcext:value-type="float">
            <text:p>0.210539</text:p>
          </table:table-cell>
        </table:table-row>
        <table:table-row table:style-name="ro1">
          <table:table-cell office:value-type="float" office:value="0.425984" calcext:value-type="float">
            <text:p>0.425984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218942" calcext:value-type="float">
            <text:p>0.218942</text:p>
          </table:table-cell>
        </table:table-row>
        <table:table-row table:style-name="ro1">
          <table:table-cell office:value-type="float" office:value="0.442368" calcext:value-type="float">
            <text:p>0.442368</text:p>
          </table:table-cell>
          <table:table-cell office:value-type="float" office:value="0.227346" calcext:value-type="float">
            <text:p>0.227346</text:p>
          </table:table-cell>
          <table:table-cell office:value-type="float" office:value="0.22742" calcext:value-type="float">
            <text:p>0.22742</text:p>
          </table:table-cell>
        </table:table-row>
        <table:table-row table:style-name="ro1">
          <table:table-cell office:value-type="float" office:value="0.458752" calcext:value-type="float">
            <text:p>0.458752</text:p>
          </table:table-cell>
          <table:table-cell office:value-type="float" office:value="0.235739" calcext:value-type="float">
            <text:p>0.235739</text:p>
          </table:table-cell>
          <table:table-cell office:value-type="float" office:value="0.23579" calcext:value-type="float">
            <text:p>0.23579</text:p>
          </table:table-cell>
        </table:table-row>
        <table:table-row table:style-name="ro1">
          <table:table-cell office:value-type="float" office:value="0.475136" calcext:value-type="float">
            <text:p>0.475136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244283" calcext:value-type="float">
            <text:p>0.244283</text:p>
          </table:table-cell>
        </table:table-row>
        <table:table-row table:style-name="ro1">
          <table:table-cell office:value-type="float" office:value="0.49152" calcext:value-type="float">
            <text:p>0.49152</text:p>
          </table:table-cell>
          <table:table-cell office:value-type="float" office:value="0.252581" calcext:value-type="float">
            <text:p>0.252581</text:p>
          </table:table-cell>
          <table:table-cell office:value-type="float" office:value="0.252616" calcext:value-type="float">
            <text:p>0.252616</text:p>
          </table:table-cell>
        </table:table-row>
        <table:table-row table:style-name="ro1">
          <table:table-cell office:value-type="float" office:value="0.507904" calcext:value-type="float">
            <text:p>0.507904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261015" calcext:value-type="float">
            <text:p>0.261015</text:p>
          </table:table-cell>
        </table:table-row>
        <table:table-row table:style-name="ro1">
          <table:table-cell office:value-type="float" office:value="0.524288" calcext:value-type="float">
            <text:p>0.524288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0.269503" calcext:value-type="float">
            <text:p>0.269503</text:p>
          </table:table-cell>
        </table:table-row>
        <table:table-row table:style-name="ro1">
          <table:table-cell office:value-type="float" office:value="0.540672" calcext:value-type="float">
            <text:p>0.540672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0.277857" calcext:value-type="float">
            <text:p>0.277857</text:p>
          </table:table-cell>
        </table:table-row>
        <table:table-row table:style-name="ro1">
          <table:table-cell office:value-type="float" office:value="0.557056" calcext:value-type="float">
            <text:p>0.557056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286327" calcext:value-type="float">
            <text:p>0.286327</text:p>
          </table:table-cell>
        </table:table-row>
        <table:table-row table:style-name="ro1">
          <table:table-cell office:value-type="float" office:value="0.57344" calcext:value-type="float">
            <text:p>0.57344</text:p>
          </table:table-cell>
          <table:table-cell office:value-type="float" office:value="0.294658" calcext:value-type="float">
            <text:p>0.294658</text:p>
          </table:table-cell>
          <table:table-cell office:value-type="float" office:value="0.294688" calcext:value-type="float">
            <text:p>0.294688</text:p>
          </table:table-cell>
        </table:table-row>
        <table:table-row table:style-name="ro1">
          <table:table-cell office:value-type="float" office:value="0.589824" calcext:value-type="float">
            <text:p>0.589824</text:p>
          </table:table-cell>
          <table:table-cell office:value-type="float" office:value="0.303084" calcext:value-type="float">
            <text:p>0.303084</text:p>
          </table:table-cell>
          <table:table-cell office:value-type="float" office:value="0.303156" calcext:value-type="float">
            <text:p>0.303156</text:p>
          </table:table-cell>
        </table:table-row>
        <table:table-row table:style-name="ro1">
          <table:table-cell office:value-type="float" office:value="0.606208" calcext:value-type="float">
            <text:p>0.606208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311567" calcext:value-type="float">
            <text:p>0.311567</text:p>
          </table:table-cell>
        </table:table-row>
        <table:table-row table:style-name="ro1">
          <table:table-cell office:value-type="float" office:value="0.622592" calcext:value-type="float">
            <text:p>0.622592</text:p>
          </table:table-cell>
          <table:table-cell office:value-type="float" office:value="0.319927" calcext:value-type="float">
            <text:p>0.319927</text:p>
          </table:table-cell>
          <table:table-cell office:value-type="float" office:value="0.320099" calcext:value-type="float">
            <text:p>0.320099</text:p>
          </table:table-cell>
        </table:table-row>
        <table:table-row table:style-name="ro1">
          <table:table-cell office:value-type="float" office:value="0.638976" calcext:value-type="float">
            <text:p>0.638976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0.328399" calcext:value-type="float">
            <text:p>0.328399</text:p>
          </table:table-cell>
        </table:table-row>
        <table:table-row table:style-name="ro1">
          <table:table-cell office:value-type="float" office:value="0.65536" calcext:value-type="float">
            <text:p>0.65536</text:p>
          </table:table-cell>
          <table:table-cell office:value-type="float" office:value="0.33675" calcext:value-type="float">
            <text:p>0.33675</text:p>
          </table:table-cell>
          <table:table-cell office:value-type="float" office:value="0.336822" calcext:value-type="float">
            <text:p>0.336822</text:p>
          </table:table-cell>
        </table:table-row>
        <table:table-row table:style-name="ro1">
          <table:table-cell office:value-type="float" office:value="0.671744" calcext:value-type="float">
            <text:p>0.671744</text:p>
          </table:table-cell>
          <table:table-cell office:value-type="float" office:value="0.34515" calcext:value-type="float">
            <text:p>0.34515</text:p>
          </table:table-cell>
          <table:table-cell office:value-type="float" office:value="0.345219" calcext:value-type="float">
            <text:p>0.345219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353667" calcext:value-type="float">
            <text:p>0.353667</text:p>
          </table:table-cell>
        </table:table-row>
        <table:table-row table:style-name="ro1">
          <table:table-cell office:value-type="float" office:value="0.704512" calcext:value-type="float">
            <text:p>0.70451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362147" calcext:value-type="float">
            <text:p>0.362147</text:p>
          </table:table-cell>
        </table:table-row>
        <table:table-row table:style-name="ro1">
          <table:table-cell office:value-type="float" office:value="0.720896" calcext:value-type="float">
            <text:p>0.720896</text:p>
          </table:table-cell>
          <table:table-cell office:value-type="float" office:value="0.370423" calcext:value-type="float">
            <text:p>0.370423</text:p>
          </table:table-cell>
          <table:table-cell office:value-type="float" office:value="0.370489" calcext:value-type="float">
            <text:p>0.370489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378815" calcext:value-type="float">
            <text:p>0.378815</text:p>
          </table:table-cell>
          <table:table-cell office:value-type="float" office:value="0.378904" calcext:value-type="float">
            <text:p>0.378904</text:p>
          </table:table-cell>
        </table:table-row>
        <table:table-row table:style-name="ro1">
          <table:table-cell office:value-type="float" office:value="0.753664" calcext:value-type="float">
            <text:p>0.753664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387324" calcext:value-type="float">
            <text:p>0.387324</text:p>
          </table:table-cell>
        </table:table-row>
        <table:table-row table:style-name="ro1">
          <table:table-cell office:value-type="float" office:value="0.770048" calcext:value-type="float">
            <text:p>0.770048</text:p>
          </table:table-cell>
          <table:table-cell office:value-type="float" office:value="0.395669" calcext:value-type="float">
            <text:p>0.395669</text:p>
          </table:table-cell>
          <table:table-cell office:value-type="float" office:value="0.395744" calcext:value-type="float">
            <text:p>0.395744</text:p>
          </table:table-cell>
        </table:table-row>
        <table:table-row table:style-name="ro1">
          <table:table-cell office:value-type="float" office:value="0.786432" calcext:value-type="float">
            <text:p>0.786432</text:p>
          </table:table-cell>
          <table:table-cell office:value-type="float" office:value="0.404062" calcext:value-type="float">
            <text:p>0.404062</text:p>
          </table:table-cell>
          <table:table-cell office:value-type="float" office:value="0.404138" calcext:value-type="float">
            <text:p>0.404138</text:p>
          </table:table-cell>
        </table:table-row>
        <table:table-row table:style-name="ro1">
          <table:table-cell office:value-type="float" office:value="0.802816" calcext:value-type="float">
            <text:p>0.802816</text:p>
          </table:table-cell>
          <table:table-cell office:value-type="float" office:value="0.412522" calcext:value-type="float">
            <text:p>0.412522</text:p>
          </table:table-cell>
          <table:table-cell office:value-type="float" office:value="0.412548" calcext:value-type="float">
            <text:p>0.412548</text:p>
          </table:table-cell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20935" calcext:value-type="float">
            <text:p>0.420935</text:p>
          </table:table-cell>
          <table:table-cell office:value-type="float" office:value="0.421098" calcext:value-type="float">
            <text:p>0.421098</text:p>
          </table:table-cell>
        </table:table-row>
        <table:table-row table:style-name="ro1">
          <table:table-cell office:value-type="float" office:value="0.835584" calcext:value-type="float">
            <text:p>0.835584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429415" calcext:value-type="float">
            <text:p>0.429415</text:p>
          </table:table-cell>
        </table:table-row>
        <table:table-row table:style-name="ro1">
          <table:table-cell office:value-type="float" office:value="0.851968" calcext:value-type="float">
            <text:p>0.85196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437829" calcext:value-type="float">
            <text:p>0.437829</text:p>
          </table:table-cell>
        </table:table-row>
        <table:table-row table:style-name="ro1">
          <table:table-cell office:value-type="float" office:value="0.868352" calcext:value-type="float">
            <text:p>0.868352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44625" calcext:value-type="float">
            <text:p>0.44625</text:p>
          </table:table-cell>
        </table:table-row>
        <table:table-row table:style-name="ro1">
          <table:table-cell office:value-type="float" office:value="0.884736" calcext:value-type="float">
            <text:p>0.884736</text:p>
          </table:table-cell>
          <table:table-cell office:value-type="float" office:value="0.454569" calcext:value-type="float">
            <text:p>0.454569</text:p>
          </table:table-cell>
          <table:table-cell office:value-type="float" office:value="0.454649" calcext:value-type="float">
            <text:p>0.454649</text:p>
          </table:table-cell>
        </table:table-row>
        <table:table-row table:style-name="ro1">
          <table:table-cell office:value-type="float" office:value="0.90112" calcext:value-type="float">
            <text:p>0.90112</text:p>
          </table:table-cell>
          <table:table-cell office:value-type="float" office:value="0.463017" calcext:value-type="float">
            <text:p>0.463017</text:p>
          </table:table-cell>
          <table:table-cell office:value-type="float" office:value="0.463139" calcext:value-type="float">
            <text:p>0.463139</text:p>
          </table:table-cell>
        </table:table-row>
        <table:table-row table:style-name="ro1">
          <table:table-cell office:value-type="float" office:value="0.917504" calcext:value-type="float">
            <text:p>0.917504</text:p>
          </table:table-cell>
          <table:table-cell office:value-type="float" office:value="0.471426" calcext:value-type="float">
            <text:p>0.471426</text:p>
          </table:table-cell>
          <table:table-cell office:value-type="float" office:value="0.471493" calcext:value-type="float">
            <text:p>0.471493</text:p>
          </table:table-cell>
        </table:table-row>
        <table:table-row table:style-name="ro1">
          <table:table-cell office:value-type="float" office:value="0.933888" calcext:value-type="float">
            <text:p>0.933888</text:p>
          </table:table-cell>
          <table:table-cell office:value-type="float" office:value="0.479814" calcext:value-type="float">
            <text:p>0.479814</text:p>
          </table:table-cell>
          <table:table-cell office:value-type="float" office:value="0.479903" calcext:value-type="float">
            <text:p>0.479903</text:p>
          </table:table-cell>
        </table:table-row>
        <table:table-row table:style-name="ro1">
          <table:table-cell office:value-type="float" office:value="0.950272" calcext:value-type="float">
            <text:p>0.950272</text:p>
          </table:table-cell>
          <table:table-cell office:value-type="float" office:value="0.48825" calcext:value-type="float">
            <text:p>0.48825</text:p>
          </table:table-cell>
          <table:table-cell office:value-type="float" office:value="0.488262" calcext:value-type="float">
            <text:p>0.488262</text:p>
          </table:table-cell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496639" calcext:value-type="float">
            <text:p>0.496639</text:p>
          </table:table-cell>
          <table:table-cell office:value-type="float" office:value="0.496833" calcext:value-type="float">
            <text:p>0.496833</text:p>
          </table:table-cell>
        </table:table-row>
        <table:table-row table:style-name="ro1">
          <table:table-cell office:value-type="float" office:value="0.98304" calcext:value-type="float">
            <text:p>0.98304</text:p>
          </table:table-cell>
          <table:table-cell office:value-type="float" office:value="0.503044" calcext:value-type="float">
            <text:p>0.503044</text:p>
          </table:table-cell>
          <table:table-cell office:value-type="float" office:value="0.481959" calcext:value-type="float">
            <text:p>0.481959</text:p>
          </table:table-cell>
        </table:table-row>
        <table:table-row table:style-name="ro1">
          <table:table-cell office:value-type="float" office:value="0.999424" calcext:value-type="float">
            <text:p>0.999424</text:p>
          </table:table-cell>
          <table:table-cell office:value-type="float" office:value="0.506981" calcext:value-type="float">
            <text:p>0.506981</text:p>
          </table:table-cell>
          <table:table-cell office:value-type="float" office:value="0.458208" calcext:value-type="float">
            <text:p>0.458208</text:p>
          </table:table-cell>
        </table:table-row>
        <table:table-row table:style-name="ro1">
          <table:table-cell office:value-type="float" office:value="1.015808" calcext:value-type="float">
            <text:p>1.015808</text:p>
          </table:table-cell>
          <table:table-cell office:value-type="float" office:value="0.514201" calcext:value-type="float">
            <text:p>0.514201</text:p>
          </table:table-cell>
          <table:table-cell office:value-type="float" office:value="0.433411" calcext:value-type="float">
            <text:p>0.433411</text:p>
          </table:table-cell>
        </table:table-row>
        <table:table-row table:style-name="ro1">
          <table:table-cell office:value-type="float" office:value="1.032192" calcext:value-type="float">
            <text:p>1.032192</text:p>
          </table:table-cell>
          <table:table-cell office:value-type="float" office:value="0.513189" calcext:value-type="float">
            <text:p>0.513189</text:p>
          </table:table-cell>
          <table:table-cell office:value-type="float" office:value="0.418851" calcext:value-type="float">
            <text:p>0.418851</text:p>
          </table:table-cell>
        </table:table-row>
        <table:table-row table:style-name="ro1">
          <table:table-cell office:value-type="float" office:value="1.048576" calcext:value-type="float">
            <text:p>1.048576</text:p>
          </table:table-cell>
          <table:table-cell office:value-type="float" office:value="0.522611" calcext:value-type="float">
            <text:p>0.522611</text:p>
          </table:table-cell>
          <table:table-cell office:value-type="float" office:value="0.391102" calcext:value-type="float">
            <text:p>0.391102</text:p>
          </table:table-cell>
        </table:table-row>
        <table:table-row table:style-name="ro1">
          <table:table-cell office:value-type="float" office:value="1.06496" calcext:value-type="float">
            <text:p>1.06496</text:p>
          </table:table-cell>
          <table:table-cell office:value-type="float" office:value="0.514718" calcext:value-type="float">
            <text:p>0.514718</text:p>
          </table:table-cell>
          <table:table-cell office:value-type="float" office:value="0.38307" calcext:value-type="float">
            <text:p>0.38307</text:p>
          </table:table-cell>
        </table:table-row>
        <table:table-row table:style-name="ro1">
          <table:table-cell office:value-type="float" office:value="1.081344" calcext:value-type="float">
            <text:p>1.081344</text:p>
          </table:table-cell>
          <table:table-cell office:value-type="float" office:value="0.52557" calcext:value-type="float">
            <text:p>0.52557</text:p>
          </table:table-cell>
          <table:table-cell office:value-type="float" office:value="0.369046" calcext:value-type="float">
            <text:p>0.369046</text:p>
          </table:table-cell>
        </table:table-row>
        <table:table-row table:style-name="ro1">
          <table:table-cell office:value-type="float" office:value="1.097728" calcext:value-type="float">
            <text:p>1.097728</text:p>
          </table:table-cell>
          <table:table-cell office:value-type="float" office:value="0.52111" calcext:value-type="float">
            <text:p>0.52111</text:p>
          </table:table-cell>
          <table:table-cell office:value-type="float" office:value="0.349086" calcext:value-type="float">
            <text:p>0.349086</text:p>
          </table:table-cell>
        </table:table-row>
        <table:table-row table:style-name="ro1">
          <table:table-cell office:value-type="float" office:value="1.114112" calcext:value-type="float">
            <text:p>1.114112</text:p>
          </table:table-cell>
          <table:table-cell office:value-type="float" office:value="0.557411" calcext:value-type="float">
            <text:p>0.557411</text:p>
          </table:table-cell>
          <table:table-cell office:value-type="float" office:value="0.428875" calcext:value-type="float">
            <text:p>0.428875</text:p>
          </table:table-cell>
        </table:table-row>
        <table:table-row table:style-name="ro1">
          <table:table-cell office:value-type="float" office:value="1.130496" calcext:value-type="float">
            <text:p>1.130496</text:p>
          </table:table-cell>
          <table:table-cell office:value-type="float" office:value="0.546423" calcext:value-type="float">
            <text:p>0.546423</text:p>
          </table:table-cell>
          <table:table-cell office:value-type="float" office:value="0.377235" calcext:value-type="float">
            <text:p>0.377235</text:p>
          </table:table-cell>
        </table:table-row>
        <table:table-row table:style-name="ro1">
          <table:table-cell office:value-type="float" office:value="1.14688" calcext:value-type="float">
            <text:p>1.14688</text:p>
          </table:table-cell>
          <table:table-cell office:value-type="float" office:value="0.571346" calcext:value-type="float">
            <text:p>0.571346</text:p>
          </table:table-cell>
          <table:table-cell office:value-type="float" office:value="0.412878" calcext:value-type="float">
            <text:p>0.412878</text:p>
          </table:table-cell>
        </table:table-row>
        <table:table-row table:style-name="ro1">
          <table:table-cell office:value-type="float" office:value="1.163264" calcext:value-type="float">
            <text:p>1.163264</text:p>
          </table:table-cell>
          <table:table-cell office:value-type="float" office:value="0.582985" calcext:value-type="float">
            <text:p>0.582985</text:p>
          </table:table-cell>
          <table:table-cell office:value-type="float" office:value="0.414855" calcext:value-type="float">
            <text:p>0.414855</text:p>
          </table:table-cell>
        </table:table-row>
        <table:table-row table:style-name="ro1">
          <table:table-cell office:value-type="float" office:value="1.179648" calcext:value-type="float">
            <text:p>1.179648</text:p>
          </table:table-cell>
          <table:table-cell office:value-type="float" office:value="0.588917" calcext:value-type="float">
            <text:p>0.588917</text:p>
          </table:table-cell>
          <table:table-cell office:value-type="float" office:value="0.405788" calcext:value-type="float">
            <text:p>0.405788</text:p>
          </table:table-cell>
        </table:table-row>
        <table:table-row table:style-name="ro1">
          <table:table-cell office:value-type="float" office:value="1.196032" calcext:value-type="float">
            <text:p>1.196032</text:p>
          </table:table-cell>
          <table:table-cell office:value-type="float" office:value="0.596042" calcext:value-type="float">
            <text:p>0.596042</text:p>
          </table:table-cell>
          <table:table-cell office:value-type="float" office:value="0.403432" calcext:value-type="float">
            <text:p>0.403432</text:p>
          </table:table-cell>
        </table:table-row>
        <table:table-row table:style-name="ro1">
          <table:table-cell office:value-type="float" office:value="1.212416" calcext:value-type="float">
            <text:p>1.212416</text:p>
          </table:table-cell>
          <table:table-cell office:value-type="float" office:value="0.605044" calcext:value-type="float">
            <text:p>0.605044</text:p>
          </table:table-cell>
          <table:table-cell office:value-type="float" office:value="0.398096" calcext:value-type="float">
            <text:p>0.398096</text:p>
          </table:table-cell>
        </table:table-row>
        <table:table-row table:style-name="ro1">
          <table:table-cell office:value-type="float" office:value="1.2288" calcext:value-type="float">
            <text:p>1.2288</text:p>
          </table:table-cell>
          <table:table-cell office:value-type="float" office:value="0.608525" calcext:value-type="float">
            <text:p>0.608525</text:p>
          </table:table-cell>
          <table:table-cell office:value-type="float" office:value="0.378785" calcext:value-type="float">
            <text:p>0.378785</text:p>
          </table:table-cell>
        </table:table-row>
        <table:table-row table:style-name="ro1">
          <table:table-cell office:value-type="float" office:value="1.245184" calcext:value-type="float">
            <text:p>1.245184</text:p>
          </table:table-cell>
          <table:table-cell office:value-type="float" office:value="0.610417" calcext:value-type="float">
            <text:p>0.610417</text:p>
          </table:table-cell>
          <table:table-cell office:value-type="float" office:value="0.366573" calcext:value-type="float">
            <text:p>0.366573</text:p>
          </table:table-cell>
        </table:table-row>
        <table:table-row table:style-name="ro1">
          <table:table-cell office:value-type="float" office:value="1.261568" calcext:value-type="float">
            <text:p>1.261568</text:p>
          </table:table-cell>
          <table:table-cell office:value-type="float" office:value="0.623558" calcext:value-type="float">
            <text:p>0.623558</text:p>
          </table:table-cell>
          <table:table-cell office:value-type="float" office:value="0.374887" calcext:value-type="float">
            <text:p>0.374887</text:p>
          </table:table-cell>
        </table:table-row>
        <table:table-row table:style-name="ro1">
          <table:table-cell office:value-type="float" office:value="1.277952" calcext:value-type="float">
            <text:p>1.277952</text:p>
          </table:table-cell>
          <table:table-cell office:value-type="float" office:value="0.629891" calcext:value-type="float">
            <text:p>0.629891</text:p>
          </table:table-cell>
          <table:table-cell office:value-type="float" office:value="0.368931" calcext:value-type="float">
            <text:p>0.368931</text:p>
          </table:table-cell>
        </table:table-row>
        <table:table-row table:style-name="ro1">
          <table:table-cell office:value-type="float" office:value="1.294336" calcext:value-type="float">
            <text:p>1.294336</text:p>
          </table:table-cell>
          <table:table-cell office:value-type="float" office:value="0.637115" calcext:value-type="float">
            <text:p>0.637115</text:p>
          </table:table-cell>
          <table:table-cell office:value-type="float" office:value="0.368933" calcext:value-type="float">
            <text:p>0.368933</text:p>
          </table:table-cell>
        </table:table-row>
        <table:table-row table:style-name="ro1">
          <table:table-cell office:value-type="float" office:value="1.31072" calcext:value-type="float">
            <text:p>1.31072</text:p>
          </table:table-cell>
          <table:table-cell office:value-type="float" office:value="0.641115" calcext:value-type="float">
            <text:p>0.641115</text:p>
          </table:table-cell>
          <table:table-cell office:value-type="float" office:value="0.360455" calcext:value-type="float">
            <text:p>0.360455</text:p>
          </table:table-cell>
        </table:table-row>
        <table:table-row table:style-name="ro1">
          <table:table-cell office:value-type="float" office:value="1.327104" calcext:value-type="float">
            <text:p>1.327104</text:p>
          </table:table-cell>
          <table:table-cell office:value-type="float" office:value="0.649561" calcext:value-type="float">
            <text:p>0.649561</text:p>
          </table:table-cell>
          <table:table-cell office:value-type="float" office:value="0.356216" calcext:value-type="float">
            <text:p>0.356216</text:p>
          </table:table-cell>
        </table:table-row>
        <table:table-row table:style-name="ro1">
          <table:table-cell office:value-type="float" office:value="1.343488" calcext:value-type="float">
            <text:p>1.343488</text:p>
          </table:table-cell>
          <table:table-cell office:value-type="float" office:value="0.656033" calcext:value-type="float">
            <text:p>0.656033</text:p>
          </table:table-cell>
          <table:table-cell office:value-type="float" office:value="0.350417" calcext:value-type="float">
            <text:p>0.350417</text:p>
          </table:table-cell>
        </table:table-row>
        <table:table-row table:style-name="ro1">
          <table:table-cell office:value-type="float" office:value="1.359872" calcext:value-type="float">
            <text:p>1.359872</text:p>
          </table:table-cell>
          <table:table-cell office:value-type="float" office:value="0.665384" calcext:value-type="float">
            <text:p>0.665384</text:p>
          </table:table-cell>
          <table:table-cell office:value-type="float" office:value="0.345071" calcext:value-type="float">
            <text:p>0.345071</text:p>
          </table:table-cell>
        </table:table-row>
        <table:table-row table:style-name="ro1">
          <table:table-cell office:value-type="float" office:value="1.376256" calcext:value-type="float">
            <text:p>1.376256</text:p>
          </table:table-cell>
          <table:table-cell office:value-type="float" office:value="0.675868" calcext:value-type="float">
            <text:p>0.675868</text:p>
          </table:table-cell>
          <table:table-cell office:value-type="float" office:value="0.338051" calcext:value-type="float">
            <text:p>0.338051</text:p>
          </table:table-cell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0.677856" calcext:value-type="float">
            <text:p>0.677856</text:p>
          </table:table-cell>
          <table:table-cell office:value-type="float" office:value="0.336809" calcext:value-type="float">
            <text:p>0.336809</text:p>
          </table:table-cell>
        </table:table-row>
        <table:table-row table:style-name="ro1">
          <table:table-cell office:value-type="float" office:value="1.409024" calcext:value-type="float">
            <text:p>1.409024</text:p>
          </table:table-cell>
          <table:table-cell office:value-type="float" office:value="0.679987" calcext:value-type="float">
            <text:p>0.679987</text:p>
          </table:table-cell>
          <table:table-cell office:value-type="float" office:value="0.323323" calcext:value-type="float">
            <text:p>0.323323</text:p>
          </table:table-cell>
        </table:table-row>
        <table:table-row table:style-name="ro1">
          <table:table-cell office:value-type="float" office:value="1.425408" calcext:value-type="float">
            <text:p>1.425408</text:p>
          </table:table-cell>
          <table:table-cell office:value-type="float" office:value="0.684454" calcext:value-type="float">
            <text:p>0.684454</text:p>
          </table:table-cell>
          <table:table-cell office:value-type="float" office:value="0.32292" calcext:value-type="float">
            <text:p>0.32292</text:p>
          </table:table-cell>
        </table:table-row>
        <table:table-row table:style-name="ro1">
          <table:table-cell office:value-type="float" office:value="1.441792" calcext:value-type="float">
            <text:p>1.441792</text:p>
          </table:table-cell>
          <table:table-cell office:value-type="float" office:value="0.702029" calcext:value-type="float">
            <text:p>0.702029</text:p>
          </table:table-cell>
          <table:table-cell office:value-type="float" office:value="0.314227" calcext:value-type="float">
            <text:p>0.314227</text:p>
          </table:table-cell>
        </table:table-row>
        <table:table-row table:style-name="ro1">
          <table:table-cell office:value-type="float" office:value="1.458176" calcext:value-type="float">
            <text:p>1.458176</text:p>
          </table:table-cell>
          <table:table-cell office:value-type="float" office:value="0.703067" calcext:value-type="float">
            <text:p>0.703067</text:p>
          </table:table-cell>
          <table:table-cell office:value-type="float" office:value="0.305314" calcext:value-type="float">
            <text:p>0.305314</text:p>
          </table:table-cell>
        </table:table-row>
        <table:table-row table:style-name="ro1">
          <table:table-cell office:value-type="float" office:value="1.47456" calcext:value-type="float">
            <text:p>1.47456</text:p>
          </table:table-cell>
          <table:table-cell office:value-type="float" office:value="0.707639" calcext:value-type="float">
            <text:p>0.707639</text:p>
          </table:table-cell>
          <table:table-cell office:value-type="float" office:value="0.303355" calcext:value-type="float">
            <text:p>0.303355</text:p>
          </table:table-cell>
        </table:table-row>
        <table:table-row table:style-name="ro1">
          <table:table-cell office:value-type="float" office:value="1.490944" calcext:value-type="float">
            <text:p>1.490944</text:p>
          </table:table-cell>
          <table:table-cell office:value-type="float" office:value="0.716763" calcext:value-type="float">
            <text:p>0.716763</text:p>
          </table:table-cell>
          <table:table-cell office:value-type="float" office:value="0.296862" calcext:value-type="float">
            <text:p>0.296862</text:p>
          </table:table-cell>
        </table:table-row>
        <table:table-row table:style-name="ro1">
          <table:table-cell office:value-type="float" office:value="1.507328" calcext:value-type="float">
            <text:p>1.507328</text:p>
          </table:table-cell>
          <table:table-cell office:value-type="float" office:value="0.711147" calcext:value-type="float">
            <text:p>0.711147</text:p>
          </table:table-cell>
          <table:table-cell office:value-type="float" office:value="0.290566" calcext:value-type="float">
            <text:p>0.290566</text:p>
          </table:table-cell>
        </table:table-row>
        <table:table-row table:style-name="ro1">
          <table:table-cell office:value-type="float" office:value="1.523712" calcext:value-type="float">
            <text:p>1.523712</text:p>
          </table:table-cell>
          <table:table-cell office:value-type="float" office:value="0.726771" calcext:value-type="float">
            <text:p>0.726771</text:p>
          </table:table-cell>
          <table:table-cell office:value-type="float" office:value="0.283938" calcext:value-type="float">
            <text:p>0.283938</text:p>
          </table:table-cell>
        </table:table-row>
        <table:table-row table:style-name="ro1">
          <table:table-cell office:value-type="float" office:value="1.540096" calcext:value-type="float">
            <text:p>1.540096</text:p>
          </table:table-cell>
          <table:table-cell office:value-type="float" office:value="0.730535" calcext:value-type="float">
            <text:p>0.730535</text:p>
          </table:table-cell>
          <table:table-cell office:value-type="float" office:value="0.27475" calcext:value-type="float">
            <text:p>0.27475</text:p>
          </table:table-cell>
        </table:table-row>
        <table:table-row table:style-name="ro1">
          <table:table-cell office:value-type="float" office:value="1.55648" calcext:value-type="float">
            <text:p>1.55648</text:p>
          </table:table-cell>
          <table:table-cell office:value-type="float" office:value="0.736082" calcext:value-type="float">
            <text:p>0.736082</text:p>
          </table:table-cell>
          <table:table-cell office:value-type="float" office:value="0.267206" calcext:value-type="float">
            <text:p>0.267206</text:p>
          </table:table-cell>
        </table:table-row>
        <table:table-row table:style-name="ro1">
          <table:table-cell office:value-type="float" office:value="1.572864" calcext:value-type="float">
            <text:p>1.572864</text:p>
          </table:table-cell>
          <table:table-cell office:value-type="float" office:value="0.740988" calcext:value-type="float">
            <text:p>0.740988</text:p>
          </table:table-cell>
          <table:table-cell office:value-type="float" office:value="0.26866" calcext:value-type="float">
            <text:p>0.26866</text:p>
          </table:table-cell>
        </table:table-row>
        <table:table-row table:style-name="ro1">
          <table:table-cell office:value-type="float" office:value="1.589248" calcext:value-type="float">
            <text:p>1.589248</text:p>
          </table:table-cell>
          <table:table-cell office:value-type="float" office:value="0.747321" calcext:value-type="float">
            <text:p>0.747321</text:p>
          </table:table-cell>
          <table:table-cell office:value-type="float" office:value="0.260871" calcext:value-type="float">
            <text:p>0.260871</text:p>
          </table:table-cell>
        </table:table-row>
        <table:table-row table:style-name="ro1">
          <table:table-cell office:value-type="float" office:value="1.605632" calcext:value-type="float">
            <text:p>1.605632</text:p>
          </table:table-cell>
          <table:table-cell office:value-type="float" office:value="0.734456" calcext:value-type="float">
            <text:p>0.734456</text:p>
          </table:table-cell>
          <table:table-cell office:value-type="float" office:value="0.243569" calcext:value-type="float">
            <text:p>0.243569</text:p>
          </table:table-cell>
        </table:table-row>
        <table:table-row table:style-name="ro1">
          <table:table-cell office:value-type="float" office:value="1.622016" calcext:value-type="float">
            <text:p>1.622016</text:p>
          </table:table-cell>
          <table:table-cell office:value-type="float" office:value="0.746115" calcext:value-type="float">
            <text:p>0.746115</text:p>
          </table:table-cell>
          <table:table-cell office:value-type="float" office:value="0.242982" calcext:value-type="float">
            <text:p>0.242982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749712" calcext:value-type="float">
            <text:p>0.749712</text:p>
          </table:table-cell>
          <table:table-cell office:value-type="float" office:value="0.234954" calcext:value-type="float">
            <text:p>0.234954</text:p>
          </table:table-cell>
        </table:table-row>
        <table:table-row table:style-name="ro1">
          <table:table-cell office:value-type="float" office:value="1.654784" calcext:value-type="float">
            <text:p>1.654784</text:p>
          </table:table-cell>
          <table:table-cell office:value-type="float" office:value="0.766629" calcext:value-type="float">
            <text:p>0.766629</text:p>
          </table:table-cell>
          <table:table-cell office:value-type="float" office:value="0.237421" calcext:value-type="float">
            <text:p>0.237421</text:p>
          </table:table-cell>
        </table:table-row>
        <table:table-row table:style-name="ro1">
          <table:table-cell office:value-type="float" office:value="1.671168" calcext:value-type="float">
            <text:p>1.671168</text:p>
          </table:table-cell>
          <table:table-cell office:value-type="float" office:value="0.766883" calcext:value-type="float">
            <text:p>0.766883</text:p>
          </table:table-cell>
          <table:table-cell office:value-type="float" office:value="0.228734" calcext:value-type="float">
            <text:p>0.228734</text:p>
          </table:table-cell>
        </table:table-row>
        <table:table-row table:style-name="ro1">
          <table:table-cell office:value-type="float" office:value="1.687552" calcext:value-type="float">
            <text:p>1.687552</text:p>
          </table:table-cell>
          <table:table-cell office:value-type="float" office:value="0.773245" calcext:value-type="float">
            <text:p>0.773245</text:p>
          </table:table-cell>
          <table:table-cell office:value-type="float" office:value="0.215686" calcext:value-type="float">
            <text:p>0.215686</text:p>
          </table:table-cell>
        </table:table-row>
        <table:table-row table:style-name="ro1">
          <table:table-cell office:value-type="float" office:value="1.703936" calcext:value-type="float">
            <text:p>1.703936</text:p>
          </table:table-cell>
          <table:table-cell office:value-type="float" office:value="0.775613" calcext:value-type="float">
            <text:p>0.775613</text:p>
          </table:table-cell>
          <table:table-cell office:value-type="float" office:value="0.210246" calcext:value-type="float">
            <text:p>0.210246</text:p>
          </table:table-cell>
        </table:table-row>
        <table:table-row table:style-name="ro1">
          <table:table-cell office:value-type="float" office:value="1.72032" calcext:value-type="float">
            <text:p>1.72032</text:p>
          </table:table-cell>
          <table:table-cell office:value-type="float" office:value="0.786616" calcext:value-type="float">
            <text:p>0.786616</text:p>
          </table:table-cell>
          <table:table-cell office:value-type="float" office:value="0.213594" calcext:value-type="float">
            <text:p>0.213594</text:p>
          </table:table-cell>
        </table:table-row>
        <table:table-row table:style-name="ro1">
          <table:table-cell office:value-type="float" office:value="1.736704" calcext:value-type="float">
            <text:p>1.736704</text:p>
          </table:table-cell>
          <table:table-cell office:value-type="float" office:value="0.775145" calcext:value-type="float">
            <text:p>0.775145</text:p>
          </table:table-cell>
          <table:table-cell office:value-type="float" office:value="0.198097" calcext:value-type="float">
            <text:p>0.198097</text:p>
          </table:table-cell>
        </table:table-row>
        <table:table-row table:style-name="ro1">
          <table:table-cell office:value-type="float" office:value="1.753088" calcext:value-type="float">
            <text:p>1.753088</text:p>
          </table:table-cell>
          <table:table-cell office:value-type="float" office:value="0.794504" calcext:value-type="float">
            <text:p>0.794504</text:p>
          </table:table-cell>
          <table:table-cell office:value-type="float" office:value="0.185305" calcext:value-type="float">
            <text:p>0.185305</text:p>
          </table:table-cell>
        </table:table-row>
        <table:table-row table:style-name="ro1">
          <table:table-cell office:value-type="float" office:value="1.769472" calcext:value-type="float">
            <text:p>1.769472</text:p>
          </table:table-cell>
          <table:table-cell office:value-type="float" office:value="0.790609" calcext:value-type="float">
            <text:p>0.790609</text:p>
          </table:table-cell>
          <table:table-cell office:value-type="float" office:value="0.191357" calcext:value-type="float">
            <text:p>0.191357</text:p>
          </table:table-cell>
        </table:table-row>
        <table:table-row table:style-name="ro1">
          <table:table-cell office:value-type="float" office:value="1.785856" calcext:value-type="float">
            <text:p>1.785856</text:p>
          </table:table-cell>
          <table:table-cell office:value-type="float" office:value="0.798489" calcext:value-type="float">
            <text:p>0.798489</text:p>
          </table:table-cell>
          <table:table-cell office:value-type="float" office:value="0.180605" calcext:value-type="float">
            <text:p>0.180605</text:p>
          </table:table-cell>
        </table:table-row>
        <table:table-row table:style-name="ro1">
          <table:table-cell office:value-type="float" office:value="1.80224" calcext:value-type="float">
            <text:p>1.80224</text:p>
          </table:table-cell>
          <table:table-cell office:value-type="float" office:value="0.806864" calcext:value-type="float">
            <text:p>0.806864</text:p>
          </table:table-cell>
          <table:table-cell office:value-type="float" office:value="0.167595" calcext:value-type="float">
            <text:p>0.167595</text:p>
          </table:table-cell>
        </table:table-row>
        <table:table-row table:style-name="ro1">
          <table:table-cell office:value-type="float" office:value="1.818624" calcext:value-type="float">
            <text:p>1.818624</text:p>
          </table:table-cell>
          <table:table-cell office:value-type="float" office:value="0.800828" calcext:value-type="float">
            <text:p>0.800828</text:p>
          </table:table-cell>
          <table:table-cell office:value-type="float" office:value="0.15877" calcext:value-type="float">
            <text:p>0.15877</text:p>
          </table:table-cell>
        </table:table-row>
        <table:table-row table:style-name="ro1">
          <table:table-cell office:value-type="float" office:value="1.835008" calcext:value-type="float">
            <text:p>1.835008</text:p>
          </table:table-cell>
          <table:table-cell office:value-type="float" office:value="0.812501" calcext:value-type="float">
            <text:p>0.812501</text:p>
          </table:table-cell>
          <table:table-cell office:value-type="float" office:value="0.16424" calcext:value-type="float">
            <text:p>0.16424</text:p>
          </table:table-cell>
        </table:table-row>
        <table:table-row table:style-name="ro1">
          <table:table-cell office:value-type="float" office:value="1.851392" calcext:value-type="float">
            <text:p>1.851392</text:p>
          </table:table-cell>
          <table:table-cell office:value-type="float" office:value="0.808051" calcext:value-type="float">
            <text:p>0.808051</text:p>
          </table:table-cell>
          <table:table-cell office:value-type="float" office:value="0.149686" calcext:value-type="float">
            <text:p>0.149686</text:p>
          </table:table-cell>
        </table:table-row>
        <table:table-row table:style-name="ro1">
          <table:table-cell office:value-type="float" office:value="1.867776" calcext:value-type="float">
            <text:p>1.867776</text:p>
          </table:table-cell>
          <table:table-cell office:value-type="float" office:value="0.808047" calcext:value-type="float">
            <text:p>0.808047</text:p>
          </table:table-cell>
          <table:table-cell office:value-type="float" office:value="0.152848" calcext:value-type="float">
            <text:p>0.152848</text:p>
          </table:table-cell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0.810321" calcext:value-type="float">
            <text:p>0.810321</text:p>
          </table:table-cell>
          <table:table-cell office:value-type="float" office:value="0.152854" calcext:value-type="float">
            <text:p>0.152854</text:p>
          </table:table-cell>
        </table:table-row>
        <table:table-row table:style-name="ro1">
          <table:table-cell office:value-type="float" office:value="1.900544" calcext:value-type="float">
            <text:p>1.900544</text:p>
          </table:table-cell>
          <table:table-cell office:value-type="float" office:value="0.820954" calcext:value-type="float">
            <text:p>0.820954</text:p>
          </table:table-cell>
          <table:table-cell office:value-type="float" office:value="0.154747" calcext:value-type="float">
            <text:p>0.154747</text:p>
          </table:table-cell>
        </table:table-row>
        <table:table-row table:style-name="ro1">
          <table:table-cell office:value-type="float" office:value="1.916928" calcext:value-type="float">
            <text:p>1.916928</text:p>
          </table:table-cell>
          <table:table-cell office:value-type="float" office:value="0.829481" calcext:value-type="float">
            <text:p>0.829481</text:p>
          </table:table-cell>
          <table:table-cell office:value-type="float" office:value="0.14084" calcext:value-type="float">
            <text:p>0.14084</text:p>
          </table:table-cell>
        </table:table-row>
        <table:table-row table:style-name="ro1">
          <table:table-cell office:value-type="float" office:value="1.933312" calcext:value-type="float">
            <text:p>1.933312</text:p>
          </table:table-cell>
          <table:table-cell office:value-type="float" office:value="0.835218" calcext:value-type="float">
            <text:p>0.835218</text:p>
          </table:table-cell>
          <table:table-cell office:value-type="float" office:value="0.147724" calcext:value-type="float">
            <text:p>0.147724</text:p>
          </table:table-cell>
        </table:table-row>
        <table:table-row table:style-name="ro1">
          <table:table-cell office:value-type="float" office:value="1.949696" calcext:value-type="float">
            <text:p>1.949696</text:p>
          </table:table-cell>
          <table:table-cell office:value-type="float" office:value="0.812222" calcext:value-type="float">
            <text:p>0.812222</text:p>
          </table:table-cell>
          <table:table-cell office:value-type="float" office:value="0.16101" calcext:value-type="float">
            <text:p>0.16101</text:p>
          </table:table-cell>
        </table:table-row>
        <table:table-row table:style-name="ro1">
          <table:table-cell office:value-type="float" office:value="1.96608" calcext:value-type="float">
            <text:p>1.96608</text:p>
          </table:table-cell>
          <table:table-cell office:value-type="float" office:value="0.816884" calcext:value-type="float">
            <text:p>0.816884</text:p>
          </table:table-cell>
          <table:table-cell office:value-type="float" office:value="0.144617" calcext:value-type="float">
            <text:p>0.144617</text:p>
          </table:table-cell>
        </table:table-row>
        <table:table-row table:style-name="ro1">
          <table:table-cell office:value-type="float" office:value="1.982464" calcext:value-type="float">
            <text:p>1.982464</text:p>
          </table:table-cell>
          <table:table-cell office:value-type="float" office:value="0.83511" calcext:value-type="float">
            <text:p>0.83511</text:p>
          </table:table-cell>
          <table:table-cell office:value-type="float" office:value="0.127936" calcext:value-type="float">
            <text:p>0.127936</text:p>
          </table:table-cell>
        </table:table-row>
        <table:table-row table:style-name="ro1">
          <table:table-cell office:value-type="float" office:value="1.998848" calcext:value-type="float">
            <text:p>1.998848</text:p>
          </table:table-cell>
          <table:table-cell office:value-type="float" office:value="0.819041" calcext:value-type="float">
            <text:p>0.819041</text:p>
          </table:table-cell>
          <table:table-cell office:value-type="float" office:value="0.14171" calcext:value-type="float">
            <text:p>0.14171</text:p>
          </table:table-cell>
        </table:table-row>
        <table:table-row table:style-name="ro1">
          <table:table-cell office:value-type="float" office:value="2.015232" calcext:value-type="float">
            <text:p>2.015232</text:p>
          </table:table-cell>
          <table:table-cell office:value-type="float" office:value="0.821407" calcext:value-type="float">
            <text:p>0.821407</text:p>
          </table:table-cell>
          <table:table-cell office:value-type="float" office:value="0.138493" calcext:value-type="float">
            <text:p>0.138493</text:p>
          </table:table-cell>
        </table:table-row>
        <table:table-row table:style-name="ro1">
          <table:table-cell office:value-type="float" office:value="2.031616" calcext:value-type="float">
            <text:p>2.031616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0.140616" calcext:value-type="float">
            <text:p>0.140616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874231" calcext:value-type="float">
            <text:p>0.874231</text:p>
          </table:table-cell>
          <table:table-cell office:value-type="float" office:value="0.123432" calcext:value-type="float">
            <text:p>0.123432</text:p>
          </table:table-cell>
        </table:table-row>
        <table:table-row table:style-name="ro1">
          <table:table-cell office:value-type="float" office:value="2.064384" calcext:value-type="float">
            <text:p>2.064384</text:p>
          </table:table-cell>
          <table:table-cell office:value-type="float" office:value="0.831193" calcext:value-type="float">
            <text:p>0.831193</text:p>
          </table:table-cell>
          <table:table-cell office:value-type="float" office:value="0.146558" calcext:value-type="float">
            <text:p>0.146558</text:p>
          </table:table-cell>
        </table:table-row>
        <table:table-row table:style-name="ro1">
          <table:table-cell office:value-type="float" office:value="2.080768" calcext:value-type="float">
            <text:p>2.080768</text:p>
          </table:table-cell>
          <table:table-cell office:value-type="float" office:value="0.802872" calcext:value-type="float">
            <text:p>0.802872</text:p>
          </table:table-cell>
          <table:table-cell office:value-type="float" office:value="0.16209" calcext:value-type="float">
            <text:p>0.16209</text:p>
          </table:table-cell>
        </table:table-row>
        <table:table-row table:style-name="ro1">
          <table:table-cell office:value-type="float" office:value="2.097152" calcext:value-type="float">
            <text:p>2.097152</text:p>
          </table:table-cell>
          <table:table-cell office:value-type="float" office:value="0.833361" calcext:value-type="float">
            <text:p>0.833361</text:p>
          </table:table-cell>
          <table:table-cell office:value-type="float" office:value="0.13717" calcext:value-type="float">
            <text:p>0.13717</text:p>
          </table:table-cell>
        </table:table-row>
        <table:table-row table:style-name="ro1">
          <table:table-cell office:value-type="float" office:value="2.113536" calcext:value-type="float">
            <text:p>2.113536</text:p>
          </table:table-cell>
          <table:table-cell office:value-type="float" office:value="0.823218" calcext:value-type="float">
            <text:p>0.823218</text:p>
          </table:table-cell>
          <table:table-cell office:value-type="float" office:value="0.144013" calcext:value-type="float">
            <text:p>0.144013</text:p>
          </table:table-cell>
        </table:table-row>
        <table:table-row table:style-name="ro1">
          <table:table-cell office:value-type="float" office:value="2.12992" calcext:value-type="float">
            <text:p>2.12992</text:p>
          </table:table-cell>
          <table:table-cell office:value-type="float" office:value="0.84322" calcext:value-type="float">
            <text:p>0.84322</text:p>
          </table:table-cell>
          <table:table-cell office:value-type="float" office:value="0.125518" calcext:value-type="float">
            <text:p>0.125518</text:p>
          </table:table-cell>
        </table:table-row>
        <table:table-row table:style-name="ro1">
          <table:table-cell office:value-type="float" office:value="2.146304" calcext:value-type="float">
            <text:p>2.146304</text:p>
          </table:table-cell>
          <table:table-cell office:value-type="float" office:value="0.802372" calcext:value-type="float">
            <text:p>0.802372</text:p>
          </table:table-cell>
          <table:table-cell office:value-type="float" office:value="0.154882" calcext:value-type="float">
            <text:p>0.154882</text:p>
          </table:table-cell>
        </table:table-row>
        <table:table-row table:style-name="ro1">
          <table:table-cell office:value-type="float" office:value="2.162688" calcext:value-type="float">
            <text:p>2.162688</text:p>
          </table:table-cell>
          <table:table-cell office:value-type="float" office:value="0.832619" calcext:value-type="float">
            <text:p>0.832619</text:p>
          </table:table-cell>
          <table:table-cell office:value-type="float" office:value="0.143348" calcext:value-type="float">
            <text:p>0.143348</text:p>
          </table:table-cell>
        </table:table-row>
        <table:table-row table:style-name="ro1">
          <table:table-cell office:value-type="float" office:value="2.179072" calcext:value-type="float">
            <text:p>2.179072</text:p>
          </table:table-cell>
          <table:table-cell office:value-type="float" office:value="0.826004" calcext:value-type="float">
            <text:p>0.826004</text:p>
          </table:table-cell>
          <table:table-cell office:value-type="float" office:value="0.143327" calcext:value-type="float">
            <text:p>0.143327</text:p>
          </table:table-cell>
        </table:table-row>
        <table:table-row table:style-name="ro1">
          <table:table-cell office:value-type="float" office:value="2.195456" calcext:value-type="float">
            <text:p>2.195456</text:p>
          </table:table-cell>
          <table:table-cell office:value-type="float" office:value="0.86171" calcext:value-type="float">
            <text:p>0.86171</text:p>
          </table:table-cell>
          <table:table-cell office:value-type="float" office:value="0.130005" calcext:value-type="float">
            <text:p>0.130005</text:p>
          </table:table-cell>
        </table:table-row>
        <table:table-row table:style-name="ro1">
          <table:table-cell office:value-type="float" office:value="2.21184" calcext:value-type="float">
            <text:p>2.21184</text:p>
          </table:table-cell>
          <table:table-cell office:value-type="float" office:value="0.820646" calcext:value-type="float">
            <text:p>0.820646</text:p>
          </table:table-cell>
          <table:table-cell office:value-type="float" office:value="0.13087" calcext:value-type="float">
            <text:p>0.13087</text:p>
          </table:table-cell>
        </table:table-row>
        <table:table-row table:style-name="ro1">
          <table:table-cell office:value-type="float" office:value="2.228224" calcext:value-type="float">
            <text:p>2.228224</text:p>
          </table:table-cell>
          <table:table-cell office:value-type="float" office:value="0.836908" calcext:value-type="float">
            <text:p>0.836908</text:p>
          </table:table-cell>
          <table:table-cell office:value-type="float" office:value="0.132177" calcext:value-type="float">
            <text:p>0.132177</text:p>
          </table:table-cell>
        </table:table-row>
        <table:table-row table:style-name="ro1">
          <table:table-cell office:value-type="float" office:value="2.244608" calcext:value-type="float">
            <text:p>2.244608</text:p>
          </table:table-cell>
          <table:table-cell office:value-type="float" office:value="0.835782" calcext:value-type="float">
            <text:p>0.835782</text:p>
          </table:table-cell>
          <table:table-cell office:value-type="float" office:value="0.142797" calcext:value-type="float">
            <text:p>0.142797</text:p>
          </table:table-cell>
        </table:table-row>
        <table:table-row table:style-name="ro1">
          <table:table-cell office:value-type="float" office:value="2.260992" calcext:value-type="float">
            <text:p>2.260992</text:p>
          </table:table-cell>
          <table:table-cell office:value-type="float" office:value="0.858297" calcext:value-type="float">
            <text:p>0.858297</text:p>
          </table:table-cell>
          <table:table-cell office:value-type="float" office:value="0.117942" calcext:value-type="float">
            <text:p>0.117942</text:p>
          </table:table-cell>
        </table:table-row>
        <table:table-row table:style-name="ro1">
          <table:table-cell office:value-type="float" office:value="2.277376" calcext:value-type="float">
            <text:p>2.277376</text:p>
          </table:table-cell>
          <table:table-cell office:value-type="float" office:value="0.850408" calcext:value-type="float">
            <text:p>0.850408</text:p>
          </table:table-cell>
          <table:table-cell office:value-type="float" office:value="0.121702" calcext:value-type="float">
            <text:p>0.121702</text:p>
          </table:table-cell>
        </table:table-row>
        <table:table-row table:style-name="ro1">
          <table:table-cell office:value-type="float" office:value="2.29376" calcext:value-type="float">
            <text:p>2.29376</text:p>
          </table:table-cell>
          <table:table-cell office:value-type="float" office:value="0.825907" calcext:value-type="float">
            <text:p>0.825907</text:p>
          </table:table-cell>
          <table:table-cell office:value-type="float" office:value="0.12711" calcext:value-type="float">
            <text:p>0.12711</text:p>
          </table:table-cell>
        </table:table-row>
        <table:table-row table:style-name="ro1">
          <table:table-cell office:value-type="float" office:value="2.310144" calcext:value-type="float">
            <text:p>2.310144</text:p>
          </table:table-cell>
          <table:table-cell office:value-type="float" office:value="0.853915" calcext:value-type="float">
            <text:p>0.853915</text:p>
          </table:table-cell>
          <table:table-cell office:value-type="float" office:value="0.108616" calcext:value-type="float">
            <text:p>0.108616</text:p>
          </table:table-cell>
        </table:table-row>
        <table:table-row table:style-name="ro1">
          <table:table-cell office:value-type="float" office:value="2.326528" calcext:value-type="float">
            <text:p>2.326528</text:p>
          </table:table-cell>
          <table:table-cell office:value-type="float" office:value="0.857278" calcext:value-type="float">
            <text:p>0.857278</text:p>
          </table:table-cell>
          <table:table-cell office:value-type="float" office:value="0.124931" calcext:value-type="float">
            <text:p>0.124931</text:p>
          </table:table-cell>
        </table:table-row>
        <table:table-row table:style-name="ro1">
          <table:table-cell office:value-type="float" office:value="2.342912" calcext:value-type="float">
            <text:p>2.342912</text:p>
          </table:table-cell>
          <table:table-cell office:value-type="float" office:value="0.852427" calcext:value-type="float">
            <text:p>0.852427</text:p>
          </table:table-cell>
          <table:table-cell office:value-type="float" office:value="0.121426" calcext:value-type="float">
            <text:p>0.121426</text:p>
          </table:table-cell>
        </table:table-row>
        <table:table-row table:style-name="ro1">
          <table:table-cell office:value-type="float" office:value="2.359296" calcext:value-type="float">
            <text:p>2.359296</text:p>
          </table:table-cell>
          <table:table-cell office:value-type="float" office:value="0.85827" calcext:value-type="float">
            <text:p>0.85827</text:p>
          </table:table-cell>
          <table:table-cell office:value-type="float" office:value="0.106014" calcext:value-type="float">
            <text:p>0.106014</text:p>
          </table:table-cell>
        </table:table-row>
        <table:table-row table:style-name="ro1">
          <table:table-cell office:value-type="float" office:value="2.37568" calcext:value-type="float">
            <text:p>2.37568</text:p>
          </table:table-cell>
          <table:table-cell office:value-type="float" office:value="0.829587" calcext:value-type="float">
            <text:p>0.829587</text:p>
          </table:table-cell>
          <table:table-cell office:value-type="float" office:value="0.127956" calcext:value-type="float">
            <text:p>0.127956</text:p>
          </table:table-cell>
        </table:table-row>
        <table:table-row table:style-name="ro1">
          <table:table-cell office:value-type="float" office:value="2.392064" calcext:value-type="float">
            <text:p>2.392064</text:p>
          </table:table-cell>
          <table:table-cell office:value-type="float" office:value="0.840724" calcext:value-type="float">
            <text:p>0.840724</text:p>
          </table:table-cell>
          <table:table-cell office:value-type="float" office:value="0.111454" calcext:value-type="float">
            <text:p>0.111454</text:p>
          </table:table-cell>
        </table:table-row>
        <table:table-row table:style-name="ro1">
          <table:table-cell office:value-type="float" office:value="2.408448" calcext:value-type="float">
            <text:p>2.408448</text:p>
          </table:table-cell>
          <table:table-cell office:value-type="float" office:value="0.856919" calcext:value-type="float">
            <text:p>0.856919</text:p>
          </table:table-cell>
          <table:table-cell office:value-type="float" office:value="0.119002" calcext:value-type="float">
            <text:p>0.119002</text:p>
          </table:table-cell>
        </table:table-row>
        <table:table-row table:style-name="ro1">
          <table:table-cell office:value-type="float" office:value="2.424832" calcext:value-type="float">
            <text:p>2.424832</text:p>
          </table:table-cell>
          <table:table-cell office:value-type="float" office:value="0.855672" calcext:value-type="float">
            <text:p>0.855672</text:p>
          </table:table-cell>
          <table:table-cell office:value-type="float" office:value="0.113291" calcext:value-type="float">
            <text:p>0.113291</text:p>
          </table:table-cell>
        </table:table-row>
        <table:table-row table:style-name="ro1">
          <table:table-cell office:value-type="float" office:value="2.441216" calcext:value-type="float">
            <text:p>2.441216</text:p>
          </table:table-cell>
          <table:table-cell office:value-type="float" office:value="0.862781" calcext:value-type="float">
            <text:p>0.862781</text:p>
          </table:table-cell>
          <table:table-cell office:value-type="float" office:value="0.105113" calcext:value-type="float">
            <text:p>0.105113</text:p>
          </table:table-cell>
        </table:table-row>
        <table:table-row table:style-name="ro1">
          <table:table-cell office:value-type="float" office:value="2.4576" calcext:value-type="float">
            <text:p>2.4576</text:p>
          </table:table-cell>
          <table:table-cell office:value-type="float" office:value="0.835826" calcext:value-type="float">
            <text:p>0.835826</text:p>
          </table:table-cell>
          <table:table-cell office:value-type="float" office:value="0.126981" calcext:value-type="float">
            <text:p>0.126981</text:p>
          </table:table-cell>
        </table:table-row>
        <table:table-row table:style-name="ro1">
          <table:table-cell office:value-type="float" office:value="2.473984" calcext:value-type="float">
            <text:p>2.473984</text:p>
          </table:table-cell>
          <table:table-cell office:value-type="float" office:value="0.846754" calcext:value-type="float">
            <text:p>0.846754</text:p>
          </table:table-cell>
          <table:table-cell office:value-type="float" office:value="0.120444" calcext:value-type="float">
            <text:p>0.120444</text:p>
          </table:table-cell>
        </table:table-row>
        <table:table-row table:style-name="ro1">
          <table:table-cell office:value-type="float" office:value="2.490368" calcext:value-type="float">
            <text:p>2.490368</text:p>
          </table:table-cell>
          <table:table-cell office:value-type="float" office:value="0.890163" calcext:value-type="float">
            <text:p>0.890163</text:p>
          </table:table-cell>
          <table:table-cell office:value-type="float" office:value="0.118417" calcext:value-type="float">
            <text:p>0.118417</text:p>
          </table:table-cell>
        </table:table-row>
        <table:table-row table:style-name="ro1">
          <table:table-cell office:value-type="float" office:value="2.506752" calcext:value-type="float">
            <text:p>2.506752</text:p>
          </table:table-cell>
          <table:table-cell office:value-type="float" office:value="0.882099" calcext:value-type="float">
            <text:p>0.882099</text:p>
          </table:table-cell>
          <table:table-cell office:value-type="float" office:value="0.107536" calcext:value-type="float">
            <text:p>0.107536</text:p>
          </table:table-cell>
        </table:table-row>
        <table:table-row table:style-name="ro1">
          <table:table-cell office:value-type="float" office:value="2.523136" calcext:value-type="float">
            <text:p>2.523136</text:p>
          </table:table-cell>
          <table:table-cell office:value-type="float" office:value="0.828232" calcext:value-type="float">
            <text:p>0.828232</text:p>
          </table:table-cell>
          <table:table-cell office:value-type="float" office:value="0.119123" calcext:value-type="float">
            <text:p>0.119123</text:p>
          </table:table-cell>
        </table:table-row>
        <table:table-row table:style-name="ro1">
          <table:table-cell office:value-type="float" office:value="2.53952" calcext:value-type="float">
            <text:p>2.53952</text:p>
          </table:table-cell>
          <table:table-cell office:value-type="float" office:value="0.876387" calcext:value-type="float">
            <text:p>0.876387</text:p>
          </table:table-cell>
          <table:table-cell office:value-type="float" office:value="0.095651" calcext:value-type="float">
            <text:p>0.095651</text:p>
          </table:table-cell>
        </table:table-row>
        <table:table-row table:style-name="ro1">
          <table:table-cell office:value-type="float" office:value="2.555904" calcext:value-type="float">
            <text:p>2.555904</text:p>
          </table:table-cell>
          <table:table-cell office:value-type="float" office:value="0.86934" calcext:value-type="float">
            <text:p>0.86934</text:p>
          </table:table-cell>
          <table:table-cell office:value-type="float" office:value="0.111368" calcext:value-type="float">
            <text:p>0.111368</text:p>
          </table:table-cell>
        </table:table-row>
        <table:table-row table:style-name="ro1">
          <table:table-cell office:value-type="float" office:value="2.572288" calcext:value-type="float">
            <text:p>2.572288</text:p>
          </table:table-cell>
          <table:table-cell office:value-type="float" office:value="0.854956" calcext:value-type="float">
            <text:p>0.854956</text:p>
          </table:table-cell>
          <table:table-cell office:value-type="float" office:value="0.112833" calcext:value-type="float">
            <text:p>0.112833</text:p>
          </table:table-cell>
        </table:table-row>
        <table:table-row table:style-name="ro1">
          <table:table-cell office:value-type="float" office:value="2.588672" calcext:value-type="float">
            <text:p>2.588672</text:p>
          </table:table-cell>
          <table:table-cell office:value-type="float" office:value="0.842162" calcext:value-type="float">
            <text:p>0.842162</text:p>
          </table:table-cell>
          <table:table-cell office:value-type="float" office:value="0.113084" calcext:value-type="float">
            <text:p>0.113084</text:p>
          </table:table-cell>
        </table:table-row>
        <table:table-row table:style-name="ro1">
          <table:table-cell office:value-type="float" office:value="2.605056" calcext:value-type="float">
            <text:p>2.605056</text:p>
          </table:table-cell>
          <table:table-cell office:value-type="float" office:value="0.884485" calcext:value-type="float">
            <text:p>0.884485</text:p>
          </table:table-cell>
          <table:table-cell office:value-type="float" office:value="0.099622" calcext:value-type="float">
            <text:p>0.099622</text:p>
          </table:table-cell>
        </table:table-row>
        <table:table-row table:style-name="ro1">
          <table:table-cell office:value-type="float" office:value="2.62144" calcext:value-type="float">
            <text:p>2.62144</text:p>
          </table:table-cell>
          <table:table-cell office:value-type="float" office:value="0.882196" calcext:value-type="float">
            <text:p>0.882196</text:p>
          </table:table-cell>
          <table:table-cell office:value-type="float" office:value="0.114841" calcext:value-type="float">
            <text:p>0.114841</text:p>
          </table:table-cell>
        </table:table-row>
        <table:table-row table:style-name="ro1">
          <table:table-cell office:value-type="float" office:value="2.637824" calcext:value-type="float">
            <text:p>2.637824</text:p>
          </table:table-cell>
          <table:table-cell office:value-type="float" office:value="0.876595" calcext:value-type="float">
            <text:p>0.876595</text:p>
          </table:table-cell>
          <table:table-cell office:value-type="float" office:value="0.100319" calcext:value-type="float">
            <text:p>0.100319</text:p>
          </table:table-cell>
        </table:table-row>
        <table:table-row table:style-name="ro1">
          <table:table-cell office:value-type="float" office:value="2.654208" calcext:value-type="float">
            <text:p>2.654208</text:p>
          </table:table-cell>
          <table:table-cell office:value-type="float" office:value="0.900511" calcext:value-type="float">
            <text:p>0.900511</text:p>
          </table:table-cell>
          <table:table-cell office:value-type="float" office:value="0.107166" calcext:value-type="float">
            <text:p>0.107166</text:p>
          </table:table-cell>
        </table:table-row>
        <table:table-row table:style-name="ro1">
          <table:table-cell office:value-type="float" office:value="2.670592" calcext:value-type="float">
            <text:p>2.670592</text:p>
          </table:table-cell>
          <table:table-cell office:value-type="float" office:value="0.938902" calcext:value-type="float">
            <text:p>0.938902</text:p>
          </table:table-cell>
          <table:table-cell office:value-type="float" office:value="0.102236" calcext:value-type="float">
            <text:p>0.102236</text:p>
          </table:table-cell>
        </table:table-row>
        <table:table-row table:style-name="ro1">
          <table:table-cell office:value-type="float" office:value="2.686976" calcext:value-type="float">
            <text:p>2.686976</text:p>
          </table:table-cell>
          <table:table-cell office:value-type="float" office:value="0.905807" calcext:value-type="float">
            <text:p>0.905807</text:p>
          </table:table-cell>
          <table:table-cell office:value-type="float" office:value="0.097996" calcext:value-type="float">
            <text:p>0.097996</text:p>
          </table:table-cell>
        </table:table-row>
        <table:table-row table:style-name="ro1">
          <table:table-cell office:value-type="float" office:value="2.70336" calcext:value-type="float">
            <text:p>2.70336</text:p>
          </table:table-cell>
          <table:table-cell office:value-type="float" office:value="0.873096" calcext:value-type="float">
            <text:p>0.873096</text:p>
          </table:table-cell>
          <table:table-cell office:value-type="float" office:value="0.10778" calcext:value-type="float">
            <text:p>0.10778</text:p>
          </table:table-cell>
        </table:table-row>
        <table:table-row table:style-name="ro1">
          <table:table-cell office:value-type="float" office:value="2.719744" calcext:value-type="float">
            <text:p>2.719744</text:p>
          </table:table-cell>
          <table:table-cell office:value-type="float" office:value="0.873171" calcext:value-type="float">
            <text:p>0.873171</text:p>
          </table:table-cell>
          <table:table-cell office:value-type="float" office:value="0.101646" calcext:value-type="float">
            <text:p>0.101646</text:p>
          </table:table-cell>
        </table:table-row>
        <table:table-row table:style-name="ro1">
          <table:table-cell office:value-type="float" office:value="2.736128" calcext:value-type="float">
            <text:p>2.736128</text:p>
          </table:table-cell>
          <table:table-cell office:value-type="float" office:value="0.952309" calcext:value-type="float">
            <text:p>0.952309</text:p>
          </table:table-cell>
          <table:table-cell office:value-type="float" office:value="0.084168" calcext:value-type="float">
            <text:p>0.084168</text:p>
          </table:table-cell>
        </table:table-row>
        <table:table-row table:style-name="ro1">
          <table:table-cell office:value-type="float" office:value="2.752512" calcext:value-type="float">
            <text:p>2.752512</text:p>
          </table:table-cell>
          <table:table-cell office:value-type="float" office:value="0.930491" calcext:value-type="float">
            <text:p>0.930491</text:p>
          </table:table-cell>
          <table:table-cell office:value-type="float" office:value="0.097475" calcext:value-type="float">
            <text:p>0.097475</text:p>
          </table:table-cell>
        </table:table-row>
        <table:table-row table:style-name="ro1">
          <table:table-cell office:value-type="float" office:value="2.768896" calcext:value-type="float">
            <text:p>2.768896</text:p>
          </table:table-cell>
          <table:table-cell office:value-type="float" office:value="0.87012" calcext:value-type="float">
            <text:p>0.87012</text:p>
          </table:table-cell>
          <table:table-cell office:value-type="float" office:value="0.102193" calcext:value-type="float">
            <text:p>0.102193</text:p>
          </table:table-cell>
        </table:table-row>
        <table:table-row table:style-name="ro1">
          <table:table-cell office:value-type="float" office:value="2.78528" calcext:value-type="float">
            <text:p>2.78528</text:p>
          </table:table-cell>
          <table:table-cell office:value-type="float" office:value="0.911628" calcext:value-type="float">
            <text:p>0.911628</text:p>
          </table:table-cell>
          <table:table-cell office:value-type="float" office:value="0.096127" calcext:value-type="float">
            <text:p>0.096127</text:p>
          </table:table-cell>
        </table:table-row>
        <table:table-row table:style-name="ro1">
          <table:table-cell office:value-type="float" office:value="2.801664" calcext:value-type="float">
            <text:p>2.801664</text:p>
          </table:table-cell>
          <table:table-cell office:value-type="float" office:value="0.883832" calcext:value-type="float">
            <text:p>0.883832</text:p>
          </table:table-cell>
          <table:table-cell office:value-type="float" office:value="0.102204" calcext:value-type="float">
            <text:p>0.102204</text:p>
          </table:table-cell>
        </table:table-row>
        <table:table-row table:style-name="ro1">
          <table:table-cell office:value-type="float" office:value="2.818048" calcext:value-type="float">
            <text:p>2.818048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088685" calcext:value-type="float">
            <text:p>0.088685</text:p>
          </table:table-cell>
        </table:table-row>
        <table:table-row table:style-name="ro1">
          <table:table-cell office:value-type="float" office:value="2.834432" calcext:value-type="float">
            <text:p>2.834432</text:p>
          </table:table-cell>
          <table:table-cell office:value-type="float" office:value="0.901495" calcext:value-type="float">
            <text:p>0.901495</text:p>
          </table:table-cell>
          <table:table-cell office:value-type="float" office:value="0.099506" calcext:value-type="float">
            <text:p>0.099506</text:p>
          </table:table-cell>
        </table:table-row>
        <table:table-row table:style-name="ro1">
          <table:table-cell office:value-type="float" office:value="2.850816" calcext:value-type="float">
            <text:p>2.850816</text:p>
          </table:table-cell>
          <table:table-cell office:value-type="float" office:value="0.919093" calcext:value-type="float">
            <text:p>0.919093</text:p>
          </table:table-cell>
          <table:table-cell office:value-type="float" office:value="0.086497" calcext:value-type="float">
            <text:p>0.086497</text:p>
          </table:table-cell>
        </table:table-row>
        <table:table-row table:style-name="ro1">
          <table:table-cell office:value-type="float" office:value="2.8672" calcext:value-type="float">
            <text:p>2.8672</text:p>
          </table:table-cell>
          <table:table-cell office:value-type="float" office:value="0.927178" calcext:value-type="float">
            <text:p>0.927178</text:p>
          </table:table-cell>
          <table:table-cell office:value-type="float" office:value="0.085849" calcext:value-type="float">
            <text:p>0.085849</text:p>
          </table:table-cell>
        </table:table-row>
        <table:table-row table:style-name="ro1">
          <table:table-cell office:value-type="float" office:value="2.883584" calcext:value-type="float">
            <text:p>2.883584</text:p>
          </table:table-cell>
          <table:table-cell office:value-type="float" office:value="0.884277" calcext:value-type="float">
            <text:p>0.884277</text:p>
          </table:table-cell>
          <table:table-cell office:value-type="float" office:value="0.094285" calcext:value-type="float">
            <text:p>0.094285</text:p>
          </table:table-cell>
        </table:table-row>
        <table:table-row table:style-name="ro1">
          <table:table-cell office:value-type="float" office:value="2.899968" calcext:value-type="float">
            <text:p>2.899968</text:p>
          </table:table-cell>
          <table:table-cell office:value-type="float" office:value="0.910463" calcext:value-type="float">
            <text:p>0.910463</text:p>
          </table:table-cell>
          <table:table-cell office:value-type="float" office:value="0.085167" calcext:value-type="float">
            <text:p>0.085167</text:p>
          </table:table-cell>
        </table:table-row>
        <table:table-row table:style-name="ro1">
          <table:table-cell office:value-type="float" office:value="2.916352" calcext:value-type="float">
            <text:p>2.916352</text:p>
          </table:table-cell>
          <table:table-cell office:value-type="float" office:value="0.885602" calcext:value-type="float">
            <text:p>0.885602</text:p>
          </table:table-cell>
          <table:table-cell office:value-type="float" office:value="0.098872" calcext:value-type="float">
            <text:p>0.098872</text:p>
          </table:table-cell>
        </table:table-row>
        <table:table-row table:style-name="ro1">
          <table:table-cell office:value-type="float" office:value="2.932736" calcext:value-type="float">
            <text:p>2.932736</text:p>
          </table:table-cell>
          <table:table-cell office:value-type="float" office:value="0.889238" calcext:value-type="float">
            <text:p>0.889238</text:p>
          </table:table-cell>
          <table:table-cell office:value-type="float" office:value="0.102603" calcext:value-type="float">
            <text:p>0.102603</text:p>
          </table:table-cell>
        </table:table-row>
        <table:table-row table:style-name="ro1">
          <table:table-cell office:value-type="float" office:value="2.94912" calcext:value-type="float">
            <text:p>2.94912</text:p>
          </table:table-cell>
          <table:table-cell office:value-type="float" office:value="0.911863" calcext:value-type="float">
            <text:p>0.911863</text:p>
          </table:table-cell>
          <table:table-cell office:value-type="float" office:value="0.080167" calcext:value-type="float">
            <text:p>0.080167</text:p>
          </table:table-cell>
        </table:table-row>
        <table:table-row table:style-name="ro1">
          <table:table-cell office:value-type="float" office:value="2.965504" calcext:value-type="float">
            <text:p>2.965504</text:p>
          </table:table-cell>
          <table:table-cell office:value-type="float" office:value="0.918335" calcext:value-type="float">
            <text:p>0.918335</text:p>
          </table:table-cell>
          <table:table-cell office:value-type="float" office:value="0.090549" calcext:value-type="float">
            <text:p>0.090549</text:p>
          </table:table-cell>
        </table:table-row>
        <table:table-row table:style-name="ro1">
          <table:table-cell office:value-type="float" office:value="2.981888" calcext:value-type="float">
            <text:p>2.981888</text:p>
          </table:table-cell>
          <table:table-cell office:value-type="float" office:value="0.902431" calcext:value-type="float">
            <text:p>0.902431</text:p>
          </table:table-cell>
          <table:table-cell office:value-type="float" office:value="0.087818" calcext:value-type="float">
            <text:p>0.087818</text:p>
          </table:table-cell>
        </table:table-row>
        <table:table-row table:style-name="ro1">
          <table:table-cell office:value-type="float" office:value="2.998272" calcext:value-type="float">
            <text:p>2.998272</text:p>
          </table:table-cell>
          <table:table-cell office:value-type="float" office:value="0.981097" calcext:value-type="float">
            <text:p>0.981097</text:p>
          </table:table-cell>
          <table:table-cell office:value-type="float" office:value="0.079162" calcext:value-type="float">
            <text:p>0.079162</text:p>
          </table:table-cell>
        </table:table-row>
        <table:table-row table:style-name="ro1">
          <table:table-cell office:value-type="float" office:value="3.014656" calcext:value-type="float">
            <text:p>3.014656</text:p>
          </table:table-cell>
          <table:table-cell office:value-type="float" office:value="0.922941" calcext:value-type="float">
            <text:p>0.922941</text:p>
          </table:table-cell>
          <table:table-cell office:value-type="float" office:value="0.086246" calcext:value-type="float">
            <text:p>0.086246</text:p>
          </table:table-cell>
        </table:table-row>
        <table:table-row table:style-name="ro1">
          <table:table-cell office:value-type="float" office:value="3.03104" calcext:value-type="float">
            <text:p>3.03104</text:p>
          </table:table-cell>
          <table:table-cell office:value-type="float" office:value="0.881493" calcext:value-type="float">
            <text:p>0.881493</text:p>
          </table:table-cell>
          <table:table-cell office:value-type="float" office:value="0.089664" calcext:value-type="float">
            <text:p>0.089664</text:p>
          </table:table-cell>
        </table:table-row>
        <table:table-row table:style-name="ro1">
          <table:table-cell office:value-type="float" office:value="3.047424" calcext:value-type="float">
            <text:p>3.047424</text:p>
          </table:table-cell>
          <table:table-cell office:value-type="float" office:value="0.875319" calcext:value-type="float">
            <text:p>0.875319</text:p>
          </table:table-cell>
          <table:table-cell office:value-type="float" office:value="0.092643" calcext:value-type="float">
            <text:p>0.092643</text:p>
          </table:table-cell>
        </table:table-row>
        <table:table-row table:style-name="ro1">
          <table:table-cell office:value-type="float" office:value="3.063808" calcext:value-type="float">
            <text:p>3.063808</text:p>
          </table:table-cell>
          <table:table-cell office:value-type="float" office:value="0.967152" calcext:value-type="float">
            <text:p>0.967152</text:p>
          </table:table-cell>
          <table:table-cell office:value-type="float" office:value="0.075946" calcext:value-type="float">
            <text:p>0.075946</text:p>
          </table:table-cell>
        </table:table-row>
        <table:table-row table:style-name="ro1">
          <table:table-cell office:value-type="float" office:value="3.080192" calcext:value-type="float">
            <text:p>3.080192</text:p>
          </table:table-cell>
          <table:table-cell office:value-type="float" office:value="0.951422" calcext:value-type="float">
            <text:p>0.951422</text:p>
          </table:table-cell>
          <table:table-cell office:value-type="float" office:value="0.083277" calcext:value-type="float">
            <text:p>0.083277</text:p>
          </table:table-cell>
        </table:table-row>
        <table:table-row table:style-name="ro1">
          <table:table-cell office:value-type="float" office:value="3.096576" calcext:value-type="float">
            <text:p>3.096576</text:p>
          </table:table-cell>
          <table:table-cell office:value-type="float" office:value="1.016665" calcext:value-type="float">
            <text:p>1.016665</text:p>
          </table:table-cell>
          <table:table-cell office:value-type="float" office:value="0.074291" calcext:value-type="float">
            <text:p>0.074291</text:p>
          </table:table-cell>
        </table:table-row>
        <table:table-row table:style-name="ro1">
          <table:table-cell office:value-type="float" office:value="3.11296" calcext:value-type="float">
            <text:p>3.11296</text:p>
          </table:table-cell>
          <table:table-cell office:value-type="float" office:value="0.918395" calcext:value-type="float">
            <text:p>0.918395</text:p>
          </table:table-cell>
          <table:table-cell office:value-type="float" office:value="0.086975" calcext:value-type="float">
            <text:p>0.086975</text:p>
          </table:table-cell>
        </table:table-row>
        <table:table-row table:style-name="ro1">
          <table:table-cell office:value-type="float" office:value="3.129344" calcext:value-type="float">
            <text:p>3.129344</text:p>
          </table:table-cell>
          <table:table-cell office:value-type="float" office:value="0.953144" calcext:value-type="float">
            <text:p>0.953144</text:p>
          </table:table-cell>
          <table:table-cell office:value-type="float" office:value="0.082763" calcext:value-type="float">
            <text:p>0.082763</text:p>
          </table:table-cell>
        </table:table-row>
        <table:table-row table:style-name="ro1">
          <table:table-cell office:value-type="float" office:value="3.145728" calcext:value-type="float">
            <text:p>3.145728</text:p>
          </table:table-cell>
          <table:table-cell office:value-type="float" office:value="0.941006" calcext:value-type="float">
            <text:p>0.941006</text:p>
          </table:table-cell>
          <table:table-cell office:value-type="float" office:value="0.078995" calcext:value-type="float">
            <text:p>0.078995</text:p>
          </table:table-cell>
        </table:table-row>
        <table:table-row table:style-name="ro1">
          <table:table-cell office:value-type="float" office:value="3.162112" calcext:value-type="float">
            <text:p>3.162112</text:p>
          </table:table-cell>
          <table:table-cell office:value-type="float" office:value="0.936653" calcext:value-type="float">
            <text:p>0.936653</text:p>
          </table:table-cell>
          <table:table-cell office:value-type="float" office:value="0.079209" calcext:value-type="float">
            <text:p>0.079209</text:p>
          </table:table-cell>
        </table:table-row>
        <table:table-row table:style-name="ro1">
          <table:table-cell office:value-type="float" office:value="3.178496" calcext:value-type="float">
            <text:p>3.178496</text:p>
          </table:table-cell>
          <table:table-cell office:value-type="float" office:value="0.951528" calcext:value-type="float">
            <text:p>0.951528</text:p>
          </table:table-cell>
          <table:table-cell office:value-type="float" office:value="0.079882" calcext:value-type="float">
            <text:p>0.079882</text:p>
          </table:table-cell>
        </table:table-row>
        <table:table-row table:style-name="ro1">
          <table:table-cell office:value-type="float" office:value="3.19488" calcext:value-type="float">
            <text:p>3.19488</text:p>
          </table:table-cell>
          <table:table-cell office:value-type="float" office:value="0.924809" calcext:value-type="float">
            <text:p>0.924809</text:p>
          </table:table-cell>
          <table:table-cell office:value-type="float" office:value="0.078574" calcext:value-type="float">
            <text:p>0.078574</text:p>
          </table:table-cell>
        </table:table-row>
        <table:table-row table:style-name="ro1">
          <table:table-cell office:value-type="float" office:value="3.211264" calcext:value-type="float">
            <text:p>3.211264</text:p>
          </table:table-cell>
          <table:table-cell office:value-type="float" office:value="0.944314" calcext:value-type="float">
            <text:p>0.944314</text:p>
          </table:table-cell>
          <table:table-cell office:value-type="float" office:value="0.077633" calcext:value-type="float">
            <text:p>0.077633</text:p>
          </table:table-cell>
        </table:table-row>
        <table:table-row table:style-name="ro1">
          <table:table-cell office:value-type="float" office:value="3.227648" calcext:value-type="float">
            <text:p>3.227648</text:p>
          </table:table-cell>
          <table:table-cell office:value-type="float" office:value="0.928645" calcext:value-type="float">
            <text:p>0.928645</text:p>
          </table:table-cell>
          <table:table-cell office:value-type="float" office:value="0.070383" calcext:value-type="float">
            <text:p>0.070383</text:p>
          </table:table-cell>
        </table:table-row>
        <table:table-row table:style-name="ro1">
          <table:table-cell office:value-type="float" office:value="3.244032" calcext:value-type="float">
            <text:p>3.244032</text:p>
          </table:table-cell>
          <table:table-cell office:value-type="float" office:value="0.907226" calcext:value-type="float">
            <text:p>0.907226</text:p>
          </table:table-cell>
          <table:table-cell office:value-type="float" office:value="0.083441" calcext:value-type="float">
            <text:p>0.083441</text:p>
          </table:table-cell>
        </table:table-row>
        <table:table-row table:style-name="ro1">
          <table:table-cell office:value-type="float" office:value="3.260416" calcext:value-type="float">
            <text:p>3.260416</text:p>
          </table:table-cell>
          <table:table-cell office:value-type="float" office:value="0.911624" calcext:value-type="float">
            <text:p>0.911624</text:p>
          </table:table-cell>
          <table:table-cell office:value-type="float" office:value="0.076081" calcext:value-type="float">
            <text:p>0.076081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925325" calcext:value-type="float">
            <text:p>0.925325</text:p>
          </table:table-cell>
          <table:table-cell office:value-type="float" office:value="0.075547" calcext:value-type="float">
            <text:p>0.075547</text:p>
          </table:table-cell>
        </table:table-row>
        <table:table-row table:style-name="ro1">
          <table:table-cell office:value-type="float" office:value="3.293184" calcext:value-type="float">
            <text:p>3.293184</text:p>
          </table:table-cell>
          <table:table-cell office:value-type="float" office:value="0.934171" calcext:value-type="float">
            <text:p>0.934171</text:p>
          </table:table-cell>
          <table:table-cell office:value-type="float" office:value="0.073265" calcext:value-type="float">
            <text:p>0.073265</text:p>
          </table:table-cell>
        </table:table-row>
        <table:table-row table:style-name="ro1">
          <table:table-cell office:value-type="float" office:value="3.309568" calcext:value-type="float">
            <text:p>3.309568</text:p>
          </table:table-cell>
          <table:table-cell office:value-type="float" office:value="0.944816" calcext:value-type="float">
            <text:p>0.944816</text:p>
          </table:table-cell>
          <table:table-cell office:value-type="float" office:value="0.076522" calcext:value-type="float">
            <text:p>0.076522</text:p>
          </table:table-cell>
        </table:table-row>
        <table:table-row table:style-name="ro1">
          <table:table-cell office:value-type="float" office:value="3.325952" calcext:value-type="float">
            <text:p>3.325952</text:p>
          </table:table-cell>
          <table:table-cell office:value-type="float" office:value="0.990808" calcext:value-type="float">
            <text:p>0.990808</text:p>
          </table:table-cell>
          <table:table-cell office:value-type="float" office:value="0.066062" calcext:value-type="float">
            <text:p>0.066062</text:p>
          </table:table-cell>
        </table:table-row>
        <table:table-row table:style-name="ro1">
          <table:table-cell office:value-type="float" office:value="3.342336" calcext:value-type="float">
            <text:p>3.342336</text:p>
          </table:table-cell>
          <table:table-cell office:value-type="float" office:value="0.995175" calcext:value-type="float">
            <text:p>0.995175</text:p>
          </table:table-cell>
          <table:table-cell office:value-type="float" office:value="0.068131" calcext:value-type="float">
            <text:p>0.068131</text:p>
          </table:table-cell>
        </table:table-row>
        <table:table-row table:style-name="ro1">
          <table:table-cell office:value-type="float" office:value="3.35872" calcext:value-type="float">
            <text:p>3.35872</text:p>
          </table:table-cell>
          <table:table-cell office:value-type="float" office:value="0.95316" calcext:value-type="float">
            <text:p>0.95316</text:p>
          </table:table-cell>
          <table:table-cell office:value-type="float" office:value="0.069638" calcext:value-type="float">
            <text:p>0.069638</text:p>
          </table:table-cell>
        </table:table-row>
        <table:table-row table:style-name="ro1">
          <table:table-cell office:value-type="float" office:value="3.375104" calcext:value-type="float">
            <text:p>3.375104</text:p>
          </table:table-cell>
          <table:table-cell office:value-type="float" office:value="0.955625" calcext:value-type="float">
            <text:p>0.955625</text:p>
          </table:table-cell>
          <table:table-cell office:value-type="float" office:value="0.078998" calcext:value-type="float">
            <text:p>0.078998</text:p>
          </table:table-cell>
        </table:table-row>
        <table:table-row table:style-name="ro1">
          <table:table-cell office:value-type="float" office:value="3.391488" calcext:value-type="float">
            <text:p>3.391488</text:p>
          </table:table-cell>
          <table:table-cell office:value-type="float" office:value="0.948119" calcext:value-type="float">
            <text:p>0.948119</text:p>
          </table:table-cell>
          <table:table-cell office:value-type="float" office:value="0.076993" calcext:value-type="float">
            <text:p>0.076993</text:p>
          </table:table-cell>
        </table:table-row>
        <table:table-row table:style-name="ro1">
          <table:table-cell office:value-type="float" office:value="3.407872" calcext:value-type="float">
            <text:p>3.407872</text:p>
          </table:table-cell>
          <table:table-cell office:value-type="float" office:value="0.920412" calcext:value-type="float">
            <text:p>0.920412</text:p>
          </table:table-cell>
          <table:table-cell office:value-type="float" office:value="0.082225" calcext:value-type="float">
            <text:p>0.082225</text:p>
          </table:table-cell>
        </table:table-row>
        <table:table-row table:style-name="ro1">
          <table:table-cell office:value-type="float" office:value="3.424256" calcext:value-type="float">
            <text:p>3.424256</text:p>
          </table:table-cell>
          <table:table-cell office:value-type="float" office:value="0.92907" calcext:value-type="float">
            <text:p>0.92907</text:p>
          </table:table-cell>
          <table:table-cell office:value-type="float" office:value="0.075558" calcext:value-type="float">
            <text:p>0.075558</text:p>
          </table:table-cell>
        </table:table-row>
        <table:table-row table:style-name="ro1">
          <table:table-cell office:value-type="float" office:value="3.44064" calcext:value-type="float">
            <text:p>3.44064</text:p>
          </table:table-cell>
          <table:table-cell office:value-type="float" office:value="0.93661" calcext:value-type="float">
            <text:p>0.93661</text:p>
          </table:table-cell>
          <table:table-cell office:value-type="float" office:value="0.080229" calcext:value-type="float">
            <text:p>0.080229</text:p>
          </table:table-cell>
        </table:table-row>
        <table:table-row table:style-name="ro1">
          <table:table-cell office:value-type="float" office:value="3.457024" calcext:value-type="float">
            <text:p>3.457024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0.087278" calcext:value-type="float">
            <text:p>0.087278</text:p>
          </table:table-cell>
        </table:table-row>
        <table:table-row table:style-name="ro1">
          <table:table-cell office:value-type="float" office:value="3.473408" calcext:value-type="float">
            <text:p>3.473408</text:p>
          </table:table-cell>
          <table:table-cell office:value-type="float" office:value="1.012573" calcext:value-type="float">
            <text:p>1.012573</text:p>
          </table:table-cell>
          <table:table-cell office:value-type="float" office:value="0.059689" calcext:value-type="float">
            <text:p>0.059689</text:p>
          </table:table-cell>
        </table:table-row>
        <table:table-row table:style-name="ro1">
          <table:table-cell office:value-type="float" office:value="3.489792" calcext:value-type="float">
            <text:p>3.489792</text:p>
          </table:table-cell>
          <table:table-cell office:value-type="float" office:value="0.968847" calcext:value-type="float">
            <text:p>0.968847</text:p>
          </table:table-cell>
          <table:table-cell office:value-type="float" office:value="0.06944" calcext:value-type="float">
            <text:p>0.06944</text:p>
          </table:table-cell>
        </table:table-row>
        <table:table-row table:style-name="ro1">
          <table:table-cell office:value-type="float" office:value="3.506176" calcext:value-type="float">
            <text:p>3.506176</text:p>
          </table:table-cell>
          <table:table-cell office:value-type="float" office:value="0.929143" calcext:value-type="float">
            <text:p>0.929143</text:p>
          </table:table-cell>
          <table:table-cell office:value-type="float" office:value="0.077101" calcext:value-type="float">
            <text:p>0.077101</text:p>
          </table:table-cell>
        </table:table-row>
        <table:table-row table:style-name="ro1">
          <table:table-cell office:value-type="float" office:value="3.52256" calcext:value-type="float">
            <text:p>3.52256</text:p>
          </table:table-cell>
          <table:table-cell office:value-type="float" office:value="0.989847" calcext:value-type="float">
            <text:p>0.989847</text:p>
          </table:table-cell>
          <table:table-cell office:value-type="float" office:value="0.067193" calcext:value-type="float">
            <text:p>0.067193</text:p>
          </table:table-cell>
        </table:table-row>
        <table:table-row table:style-name="ro1">
          <table:table-cell office:value-type="float" office:value="3.538944" calcext:value-type="float">
            <text:p>3.538944</text:p>
          </table:table-cell>
          <table:table-cell office:value-type="float" office:value="0.912777" calcext:value-type="float">
            <text:p>0.912777</text:p>
          </table:table-cell>
          <table:table-cell office:value-type="float" office:value="0.073034" calcext:value-type="float">
            <text:p>0.073034</text:p>
          </table:table-cell>
        </table:table-row>
        <table:table-row table:style-name="ro1">
          <table:table-cell office:value-type="float" office:value="3.555328" calcext:value-type="float">
            <text:p>3.555328</text:p>
          </table:table-cell>
          <table:table-cell office:value-type="float" office:value="1.0047" calcext:value-type="float">
            <text:p>1.0047</text:p>
          </table:table-cell>
          <table:table-cell office:value-type="float" office:value="0.062177" calcext:value-type="float">
            <text:p>0.062177</text:p>
          </table:table-cell>
        </table:table-row>
        <table:table-row table:style-name="ro1">
          <table:table-cell office:value-type="float" office:value="3.571712" calcext:value-type="float">
            <text:p>3.571712</text:p>
          </table:table-cell>
          <table:table-cell office:value-type="float" office:value="1.012113" calcext:value-type="float">
            <text:p>1.012113</text:p>
          </table:table-cell>
          <table:table-cell office:value-type="float" office:value="0.061731" calcext:value-type="float">
            <text:p>0.061731</text:p>
          </table:table-cell>
        </table:table-row>
        <table:table-row table:style-name="ro1">
          <table:table-cell office:value-type="float" office:value="3.588096" calcext:value-type="float">
            <text:p>3.588096</text:p>
          </table:table-cell>
          <table:table-cell office:value-type="float" office:value="0.949233" calcext:value-type="float">
            <text:p>0.949233</text:p>
          </table:table-cell>
          <table:table-cell office:value-type="float" office:value="0.065897" calcext:value-type="float">
            <text:p>0.065897</text:p>
          </table:table-cell>
        </table:table-row>
        <table:table-row table:style-name="ro1">
          <table:table-cell office:value-type="float" office:value="3.60448" calcext:value-type="float">
            <text:p>3.60448</text:p>
          </table:table-cell>
          <table:table-cell office:value-type="float" office:value="0.919313" calcext:value-type="float">
            <text:p>0.919313</text:p>
          </table:table-cell>
          <table:table-cell office:value-type="float" office:value="0.074662" calcext:value-type="float">
            <text:p>0.074662</text:p>
          </table:table-cell>
        </table:table-row>
        <table:table-row table:style-name="ro1">
          <table:table-cell office:value-type="float" office:value="3.620864" calcext:value-type="float">
            <text:p>3.620864</text:p>
          </table:table-cell>
          <table:table-cell office:value-type="float" office:value="0.999559" calcext:value-type="float">
            <text:p>0.999559</text:p>
          </table:table-cell>
          <table:table-cell office:value-type="float" office:value="0.058459" calcext:value-type="float">
            <text:p>0.058459</text:p>
          </table:table-cell>
        </table:table-row>
        <table:table-row table:style-name="ro1">
          <table:table-cell office:value-type="float" office:value="3.637248" calcext:value-type="float">
            <text:p>3.637248</text:p>
          </table:table-cell>
          <table:table-cell office:value-type="float" office:value="0.931246" calcext:value-type="float">
            <text:p>0.931246</text:p>
          </table:table-cell>
          <table:table-cell office:value-type="float" office:value="0.075115" calcext:value-type="float">
            <text:p>0.075115</text:p>
          </table:table-cell>
        </table:table-row>
        <table:table-row table:style-name="ro1">
          <table:table-cell office:value-type="float" office:value="3.653632" calcext:value-type="float">
            <text:p>3.653632</text:p>
          </table:table-cell>
          <table:table-cell office:value-type="float" office:value="0.939577" calcext:value-type="float">
            <text:p>0.939577</text:p>
          </table:table-cell>
          <table:table-cell office:value-type="float" office:value="0.070661" calcext:value-type="float">
            <text:p>0.070661</text:p>
          </table:table-cell>
        </table:table-row>
        <table:table-row table:style-name="ro1">
          <table:table-cell office:value-type="float" office:value="3.670016" calcext:value-type="float">
            <text:p>3.670016</text:p>
          </table:table-cell>
          <table:table-cell office:value-type="float" office:value="1.009417" calcext:value-type="float">
            <text:p>1.009417</text:p>
          </table:table-cell>
          <table:table-cell office:value-type="float" office:value="0.058835" calcext:value-type="float">
            <text:p>0.058835</text:p>
          </table:table-cell>
        </table:table-row>
        <table:table-row table:style-name="ro1">
          <table:table-cell office:value-type="float" office:value="3.6864" calcext:value-type="float">
            <text:p>3.6864</text:p>
          </table:table-cell>
          <table:table-cell office:value-type="float" office:value="0.958948" calcext:value-type="float">
            <text:p>0.958948</text:p>
          </table:table-cell>
          <table:table-cell office:value-type="float" office:value="0.071105" calcext:value-type="float">
            <text:p>0.071105</text:p>
          </table:table-cell>
        </table:table-row>
        <table:table-row table:style-name="ro1">
          <table:table-cell office:value-type="float" office:value="3.702784" calcext:value-type="float">
            <text:p>3.702784</text:p>
          </table:table-cell>
          <table:table-cell office:value-type="float" office:value="0.933638" calcext:value-type="float">
            <text:p>0.933638</text:p>
          </table:table-cell>
          <table:table-cell office:value-type="float" office:value="0.070671" calcext:value-type="float">
            <text:p>0.070671</text:p>
          </table:table-cell>
        </table:table-row>
        <table:table-row table:style-name="ro1">
          <table:table-cell office:value-type="float" office:value="3.719168" calcext:value-type="float">
            <text:p>3.719168</text:p>
          </table:table-cell>
          <table:table-cell office:value-type="float" office:value="0.996591" calcext:value-type="float">
            <text:p>0.996591</text:p>
          </table:table-cell>
          <table:table-cell office:value-type="float" office:value="0.063708" calcext:value-type="float">
            <text:p>0.063708</text:p>
          </table:table-cell>
        </table:table-row>
        <table:table-row table:style-name="ro1">
          <table:table-cell office:value-type="float" office:value="3.735552" calcext:value-type="float">
            <text:p>3.735552</text:p>
          </table:table-cell>
          <table:table-cell office:value-type="float" office:value="0.996033" calcext:value-type="float">
            <text:p>0.996033</text:p>
          </table:table-cell>
          <table:table-cell office:value-type="float" office:value="0.066336" calcext:value-type="float">
            <text:p>0.066336</text:p>
          </table:table-cell>
        </table:table-row>
        <table:table-row table:style-name="ro1">
          <table:table-cell office:value-type="float" office:value="3.751936" calcext:value-type="float">
            <text:p>3.751936</text:p>
          </table:table-cell>
          <table:table-cell office:value-type="float" office:value="0.956352" calcext:value-type="float">
            <text:p>0.956352</text:p>
          </table:table-cell>
          <table:table-cell office:value-type="float" office:value="0.067132" calcext:value-type="float">
            <text:p>0.067132</text:p>
          </table:table-cell>
        </table:table-row>
        <table:table-row table:style-name="ro1">
          <table:table-cell office:value-type="float" office:value="3.76832" calcext:value-type="float">
            <text:p>3.76832</text:p>
          </table:table-cell>
          <table:table-cell office:value-type="float" office:value="1.008427" calcext:value-type="float">
            <text:p>1.008427</text:p>
          </table:table-cell>
          <table:table-cell office:value-type="float" office:value="0.062019" calcext:value-type="float">
            <text:p>0.062019</text:p>
          </table:table-cell>
        </table:table-row>
        <table:table-row table:style-name="ro1">
          <table:table-cell office:value-type="float" office:value="3.784704" calcext:value-type="float">
            <text:p>3.784704</text:p>
          </table:table-cell>
          <table:table-cell office:value-type="float" office:value="0.931457" calcext:value-type="float">
            <text:p>0.931457</text:p>
          </table:table-cell>
          <table:table-cell office:value-type="float" office:value="0.064558" calcext:value-type="float">
            <text:p>0.064558</text:p>
          </table:table-cell>
        </table:table-row>
        <table:table-row table:style-name="ro1">
          <table:table-cell office:value-type="float" office:value="3.801088" calcext:value-type="float">
            <text:p>3.801088</text:p>
          </table:table-cell>
          <table:table-cell office:value-type="float" office:value="0.975891" calcext:value-type="float">
            <text:p>0.975891</text:p>
          </table:table-cell>
          <table:table-cell office:value-type="float" office:value="0.076564" calcext:value-type="float">
            <text:p>0.076564</text:p>
          </table:table-cell>
        </table:table-row>
        <table:table-row table:style-name="ro1">
          <table:table-cell office:value-type="float" office:value="3.817472" calcext:value-type="float">
            <text:p>3.817472</text:p>
          </table:table-cell>
          <table:table-cell office:value-type="float" office:value="1.044409" calcext:value-type="float">
            <text:p>1.044409</text:p>
          </table:table-cell>
          <table:table-cell office:value-type="float" office:value="0.056144" calcext:value-type="float">
            <text:p>0.056144</text:p>
          </table:table-cell>
        </table:table-row>
        <table:table-row table:style-name="ro1">
          <table:table-cell office:value-type="float" office:value="3.833856" calcext:value-type="float">
            <text:p>3.833856</text:p>
          </table:table-cell>
          <table:table-cell office:value-type="float" office:value="0.949956" calcext:value-type="float">
            <text:p>0.949956</text:p>
          </table:table-cell>
          <table:table-cell office:value-type="float" office:value="0.069211" calcext:value-type="float">
            <text:p>0.069211</text:p>
          </table:table-cell>
        </table:table-row>
        <table:table-row table:style-name="ro1">
          <table:table-cell office:value-type="float" office:value="3.85024" calcext:value-type="float">
            <text:p>3.85024</text:p>
          </table:table-cell>
          <table:table-cell office:value-type="float" office:value="0.981052" calcext:value-type="float">
            <text:p>0.981052</text:p>
          </table:table-cell>
          <table:table-cell office:value-type="float" office:value="0.065876" calcext:value-type="float">
            <text:p>0.065876</text:p>
          </table:table-cell>
        </table:table-row>
        <table:table-row table:style-name="ro1">
          <table:table-cell office:value-type="float" office:value="3.866624" calcext:value-type="float">
            <text:p>3.866624</text:p>
          </table:table-cell>
          <table:table-cell office:value-type="float" office:value="0.978602" calcext:value-type="float">
            <text:p>0.978602</text:p>
          </table:table-cell>
          <table:table-cell office:value-type="float" office:value="0.070594" calcext:value-type="float">
            <text:p>0.070594</text:p>
          </table:table-cell>
        </table:table-row>
        <table:table-row table:style-name="ro1">
          <table:table-cell office:value-type="float" office:value="3.883008" calcext:value-type="float">
            <text:p>3.883008</text:p>
          </table:table-cell>
          <table:table-cell office:value-type="float" office:value="1.008161" calcext:value-type="float">
            <text:p>1.008161</text:p>
          </table:table-cell>
          <table:table-cell office:value-type="float" office:value="0.059237" calcext:value-type="float">
            <text:p>0.059237</text:p>
          </table:table-cell>
        </table:table-row>
        <table:table-row table:style-name="ro1">
          <table:table-cell office:value-type="float" office:value="3.899392" calcext:value-type="float">
            <text:p>3.899392</text:p>
          </table:table-cell>
          <table:table-cell office:value-type="float" office:value="1.006702" calcext:value-type="float">
            <text:p>1.006702</text:p>
          </table:table-cell>
          <table:table-cell office:value-type="float" office:value="0.054708" calcext:value-type="float">
            <text:p>0.054708</text:p>
          </table:table-cell>
        </table:table-row>
        <table:table-row table:style-name="ro1">
          <table:table-cell office:value-type="float" office:value="3.915776" calcext:value-type="float">
            <text:p>3.915776</text:p>
          </table:table-cell>
          <table:table-cell office:value-type="float" office:value="0.981474" calcext:value-type="float">
            <text:p>0.981474</text:p>
          </table:table-cell>
          <table:table-cell office:value-type="float" office:value="0.057192" calcext:value-type="float">
            <text:p>0.057192</text:p>
          </table:table-cell>
        </table:table-row>
        <table:table-row table:style-name="ro1">
          <table:table-cell office:value-type="float" office:value="3.93216" calcext:value-type="float">
            <text:p>3.93216</text:p>
          </table:table-cell>
          <table:table-cell office:value-type="float" office:value="0.961834" calcext:value-type="float">
            <text:p>0.961834</text:p>
          </table:table-cell>
          <table:table-cell office:value-type="float" office:value="0.062023" calcext:value-type="float">
            <text:p>0.062023</text:p>
          </table:table-cell>
        </table:table-row>
        <table:table-row table:style-name="ro1">
          <table:table-cell office:value-type="float" office:value="3.948544" calcext:value-type="float">
            <text:p>3.948544</text:p>
          </table:table-cell>
          <table:table-cell office:value-type="float" office:value="0.982564" calcext:value-type="float">
            <text:p>0.982564</text:p>
          </table:table-cell>
          <table:table-cell office:value-type="float" office:value="0.060693" calcext:value-type="float">
            <text:p>0.060693</text:p>
          </table:table-cell>
        </table:table-row>
        <table:table-row table:style-name="ro1">
          <table:table-cell office:value-type="float" office:value="3.964928" calcext:value-type="float">
            <text:p>3.964928</text:p>
          </table:table-cell>
          <table:table-cell office:value-type="float" office:value="1.067235" calcext:value-type="float">
            <text:p>1.067235</text:p>
          </table:table-cell>
          <table:table-cell office:value-type="float" office:value="0.04834" calcext:value-type="float">
            <text:p>0.04834</text:p>
          </table:table-cell>
        </table:table-row>
        <table:table-row table:style-name="ro1">
          <table:table-cell office:value-type="float" office:value="3.981312" calcext:value-type="float">
            <text:p>3.981312</text:p>
          </table:table-cell>
          <table:table-cell office:value-type="float" office:value="1.023257" calcext:value-type="float">
            <text:p>1.023257</text:p>
          </table:table-cell>
          <table:table-cell office:value-type="float" office:value="0.057027" calcext:value-type="float">
            <text:p>0.057027</text:p>
          </table:table-cell>
        </table:table-row>
        <table:table-row table:style-name="ro1">
          <table:table-cell office:value-type="float" office:value="3.997696" calcext:value-type="float">
            <text:p>3.997696</text:p>
          </table:table-cell>
          <table:table-cell office:value-type="float" office:value="0.996059" calcext:value-type="float">
            <text:p>0.996059</text:p>
          </table:table-cell>
          <table:table-cell office:value-type="float" office:value="0.064297" calcext:value-type="float">
            <text:p>0.064297</text:p>
          </table:table-cell>
        </table:table-row>
      </table:table>
      <table:named-expressions/>
      <table:database-ranges>
        <table:database-range table:name="__Anonymous_Sheet_DB__0" table:target-range-address="simulation_results_RR.A1:simulation_results_RR.M1406" table:display-filter-buttons="true">
          <table:filter>
            <table:filter-and>
              <table:filter-condition table:value="10.1.1.1" table:operator="=" table:field-number="3"/>
              <table:filter-condition table:value="10.1.1.3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30T14:54:22.527412722</dc:date>
    <meta:editing-duration>PT7M36S</meta:editing-duration>
    <meta:editing-cycles>1</meta:editing-cycles>
    <meta:document-statistic meta:table-count="2" meta:cell-count="1901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385cm" svg:y="3.954cm" style:legend-expansion="high" chart:style-name="ch2"/>
        <chart:plot-area chart:style-name="ch3" table:cell-range-address="Sheet2.A1:Sheet2.C245" chart:data-source-has-labels="row" svg:x="0.319cm" svg:y="0.18cm" svg:width="11.747cm" svg:height="8.645cm">
          <chart:coordinate-region svg:x="1.046cm" svg:y="0.38cm" svg:width="10.7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5" chart:label-cell-address="Sheet2.B1:Sheet2.B1" chart:class="chart:scatter">
            <chart:domain table:cell-range-address="Sheet2.A2:Sheet2.A245"/>
            <chart:data-point chart:repeated="244"/>
          </chart:series>
          <chart:series chart:style-name="ch8" chart:values-cell-range-address="Sheet2.C2:Sheet2.C245" chart:label-cell-address="Sheet2.C1:Sheet2.C1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hroughput_Mbps</text:p>
                <draw:g>
                  <svg:desc>Sheet2.B1:Sheet2.B1</svg:desc>
                </draw:g>
              </table:table-cell>
              <table:table-cell office:value-type="string">
                <text:p> Throughput_Mbp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384">
                <text:p>0.016384</text:p>
                <draw:g>
                  <svg:desc>Sheet2.A2:Sheet2.A245</svg:desc>
                </draw:g>
              </table:table-cell>
              <table:table-cell office:value-type="float" office:value="0.008502">
                <text:p>0.008502</text:p>
                <draw:g>
                  <svg:desc>Sheet2.B2:Sheet2.B245</svg:desc>
                </draw:g>
              </table:table-cell>
              <table:table-cell office:value-type="float" office:value="0.008504">
                <text:p>0.008504</text:p>
                <draw:g>
                  <svg:desc>Sheet2.C2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68">
                <text:p>0.032768</text:p>
              </table:table-cell>
              <table:table-cell office:value-type="float" office:value="0.016918">
                <text:p>0.016918</text:p>
              </table:table-cell>
              <table:table-cell office:value-type="float" office:value="0.016963">
                <text:p>0.016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152">
                <text:p>0.049152</text:p>
              </table:table-cell>
              <table:table-cell office:value-type="float" office:value="0.025335">
                <text:p>0.025335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536">
                <text:p>0.065536</text:p>
              </table:table-cell>
              <table:table-cell office:value-type="float" office:value="0.033754">
                <text:p>0.033754</text:p>
              </table:table-cell>
              <table:table-cell office:value-type="float" office:value="0.033837">
                <text:p>0.033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2">
                <text:p>0.08192</text:p>
              </table:table-cell>
              <table:table-cell office:value-type="float" office:value="0.042167">
                <text:p>0.042167</text:p>
              </table:table-cell>
              <table:table-cell office:value-type="float" office:value="0.042173">
                <text:p>0.04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304">
                <text:p>0.098304</text:p>
              </table:table-cell>
              <table:table-cell office:value-type="float" office:value="0.050587">
                <text:p>0.050587</text:p>
              </table:table-cell>
              <table:table-cell office:value-type="float" office:value="0.050593">
                <text:p>0.050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688">
                <text:p>0.114688</text:p>
              </table:table-cell>
              <table:table-cell office:value-type="float" office:value="0.058999">
                <text:p>0.058999</text:p>
              </table:table-cell>
              <table:table-cell office:value-type="float" office:value="0.059009">
                <text:p>0.059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072">
                <text:p>0.131072</text:p>
              </table:table-cell>
              <table:table-cell office:value-type="float" office:value="0.06742">
                <text:p>0.06742</text:p>
              </table:table-cell>
              <table:table-cell office:value-type="float" office:value="0.067428">
                <text:p>0.067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56">
                <text:p>0.147456</text:p>
              </table:table-cell>
              <table:table-cell office:value-type="float" office:value="0.075832">
                <text:p>0.075832</text:p>
              </table:table-cell>
              <table:table-cell office:value-type="float" office:value="0.075942">
                <text:p>0.075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84">
                <text:p>0.16384</text:p>
              </table:table-cell>
              <table:table-cell office:value-type="float" office:value="0.084249">
                <text:p>0.084249</text:p>
              </table:table-cell>
              <table:table-cell office:value-type="float" office:value="0.084378">
                <text:p>0.084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0224">
                <text:p>0.180224</text:p>
              </table:table-cell>
              <table:table-cell office:value-type="float" office:value="0.092666">
                <text:p>0.092666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6608">
                <text:p>0.196608</text:p>
              </table:table-cell>
              <table:table-cell office:value-type="float" office:value="0.101088">
                <text:p>0.101088</text:p>
              </table:table-cell>
              <table:table-cell office:value-type="float" office:value="0.101169">
                <text:p>0.101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2992">
                <text:p>0.212992</text:p>
              </table:table-cell>
              <table:table-cell office:value-type="float" office:value="0.109497">
                <text:p>0.109497</text:p>
              </table:table-cell>
              <table:table-cell office:value-type="float" office:value="0.109516">
                <text:p>0.109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376">
                <text:p>0.229376</text:p>
              </table:table-cell>
              <table:table-cell office:value-type="float" office:value="0.117923">
                <text:p>0.117923</text:p>
              </table:table-cell>
              <table:table-cell office:value-type="float" office:value="0.118059">
                <text:p>0.118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76">
                <text:p>0.24576</text:p>
              </table:table-cell>
              <table:table-cell office:value-type="float" office:value="0.126328">
                <text:p>0.126328</text:p>
              </table:table-cell>
              <table:table-cell office:value-type="float" office:value="0.126344">
                <text:p>0.126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144">
                <text:p>0.262144</text:p>
              </table:table-cell>
              <table:table-cell office:value-type="float" office:value="0.134752">
                <text:p>0.134752</text:p>
              </table:table-cell>
              <table:table-cell office:value-type="float" office:value="0.134838">
                <text:p>0.134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528">
                <text:p>0.278528</text:p>
              </table:table-cell>
              <table:table-cell office:value-type="float" office:value="0.143169">
                <text:p>0.143169</text:p>
              </table:table-cell>
              <table:table-cell office:value-type="float" office:value="0.1432">
                <text:p>0.1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912">
                <text:p>0.294912</text:p>
              </table:table-cell>
              <table:table-cell office:value-type="float" office:value="0.151583">
                <text:p>0.151583</text:p>
              </table:table-cell>
              <table:table-cell office:value-type="float" office:value="0.151619">
                <text:p>0.15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1296">
                <text:p>0.311296</text:p>
              </table:table-cell>
              <table:table-cell office:value-type="float" office:value="0.160006">
                <text:p>0.160006</text:p>
              </table:table-cell>
              <table:table-cell office:value-type="float" office:value="0.160021">
                <text:p>0.160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768">
                <text:p>0.32768</text:p>
              </table:table-cell>
              <table:table-cell office:value-type="float" office:value="0.168418">
                <text:p>0.168418</text:p>
              </table:table-cell>
              <table:table-cell office:value-type="float" office:value="0.168496">
                <text:p>0.168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064">
                <text:p>0.344064</text:p>
              </table:table-cell>
              <table:table-cell office:value-type="float" office:value="0.176828">
                <text:p>0.176828</text:p>
              </table:table-cell>
              <table:table-cell office:value-type="float" office:value="0.176855">
                <text:p>0.17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0448">
                <text:p>0.360448</text:p>
              </table:table-cell>
              <table:table-cell office:value-type="float" office:value="0.185259">
                <text:p>0.185259</text:p>
              </table:table-cell>
              <table:table-cell office:value-type="float" office:value="0.185291">
                <text:p>0.185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832">
                <text:p>0.376832</text:p>
              </table:table-cell>
              <table:table-cell office:value-type="float" office:value="0.193677">
                <text:p>0.193677</text:p>
              </table:table-cell>
              <table:table-cell office:value-type="float" office:value="0.193686">
                <text:p>0.193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3216">
                <text:p>0.393216</text:p>
              </table:table-cell>
              <table:table-cell office:value-type="float" office:value="0.202076">
                <text:p>0.202076</text:p>
              </table:table-cell>
              <table:table-cell office:value-type="float" office:value="0.202155">
                <text:p>0.202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6">
                <text:p>0.4096</text:p>
              </table:table-cell>
              <table:table-cell office:value-type="float" office:value="0.210492">
                <text:p>0.210492</text:p>
              </table:table-cell>
              <table:table-cell office:value-type="float" office:value="0.210539">
                <text:p>0.210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984">
                <text:p>0.425984</text:p>
              </table:table-cell>
              <table:table-cell office:value-type="float" office:value="0.218909">
                <text:p>0.218909</text:p>
              </table:table-cell>
              <table:table-cell office:value-type="float" office:value="0.218942">
                <text:p>0.218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368">
                <text:p>0.442368</text:p>
              </table:table-cell>
              <table:table-cell office:value-type="float" office:value="0.227346">
                <text:p>0.227346</text:p>
              </table:table-cell>
              <table:table-cell office:value-type="float" office:value="0.22742">
                <text:p>0.22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8752">
                <text:p>0.458752</text:p>
              </table:table-cell>
              <table:table-cell office:value-type="float" office:value="0.235739">
                <text:p>0.235739</text:p>
              </table:table-cell>
              <table:table-cell office:value-type="float" office:value="0.23579">
                <text:p>0.23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5136">
                <text:p>0.475136</text:p>
              </table:table-cell>
              <table:table-cell office:value-type="float" office:value="0.244175">
                <text:p>0.244175</text:p>
              </table:table-cell>
              <table:table-cell office:value-type="float" office:value="0.244283">
                <text:p>0.244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52">
                <text:p>0.49152</text:p>
              </table:table-cell>
              <table:table-cell office:value-type="float" office:value="0.252581">
                <text:p>0.252581</text:p>
              </table:table-cell>
              <table:table-cell office:value-type="float" office:value="0.252616">
                <text:p>0.252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904">
                <text:p>0.507904</text:p>
              </table:table-cell>
              <table:table-cell office:value-type="float" office:value="0.261002">
                <text:p>0.261002</text:p>
              </table:table-cell>
              <table:table-cell office:value-type="float" office:value="0.261015">
                <text:p>0.261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4288">
                <text:p>0.524288</text:p>
              </table:table-cell>
              <table:table-cell office:value-type="float" office:value="0.269407">
                <text:p>0.269407</text:p>
              </table:table-cell>
              <table:table-cell office:value-type="float" office:value="0.269503">
                <text:p>0.269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0672">
                <text:p>0.540672</text:p>
              </table:table-cell>
              <table:table-cell office:value-type="float" office:value="0.27782">
                <text:p>0.27782</text:p>
              </table:table-cell>
              <table:table-cell office:value-type="float" office:value="0.277857">
                <text:p>0.277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056">
                <text:p>0.557056</text:p>
              </table:table-cell>
              <table:table-cell office:value-type="float" office:value="0.286247">
                <text:p>0.286247</text:p>
              </table:table-cell>
              <table:table-cell office:value-type="float" office:value="0.286327">
                <text:p>0.286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344">
                <text:p>0.57344</text:p>
              </table:table-cell>
              <table:table-cell office:value-type="float" office:value="0.294658">
                <text:p>0.294658</text:p>
              </table:table-cell>
              <table:table-cell office:value-type="float" office:value="0.294688">
                <text:p>0.294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9824">
                <text:p>0.589824</text:p>
              </table:table-cell>
              <table:table-cell office:value-type="float" office:value="0.303084">
                <text:p>0.303084</text:p>
              </table:table-cell>
              <table:table-cell office:value-type="float" office:value="0.303156">
                <text:p>0.303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208">
                <text:p>0.606208</text:p>
              </table:table-cell>
              <table:table-cell office:value-type="float" office:value="0.311487">
                <text:p>0.311487</text:p>
              </table:table-cell>
              <table:table-cell office:value-type="float" office:value="0.311567">
                <text:p>0.311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92">
                <text:p>0.622592</text:p>
              </table:table-cell>
              <table:table-cell office:value-type="float" office:value="0.319927">
                <text:p>0.319927</text:p>
              </table:table-cell>
              <table:table-cell office:value-type="float" office:value="0.320099">
                <text:p>0.32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8976">
                <text:p>0.638976</text:p>
              </table:table-cell>
              <table:table-cell office:value-type="float" office:value="0.328326">
                <text:p>0.328326</text:p>
              </table:table-cell>
              <table:table-cell office:value-type="float" office:value="0.328399">
                <text:p>0.328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536">
                <text:p>0.65536</text:p>
              </table:table-cell>
              <table:table-cell office:value-type="float" office:value="0.33675">
                <text:p>0.33675</text:p>
              </table:table-cell>
              <table:table-cell office:value-type="float" office:value="0.336822">
                <text:p>0.336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1744">
                <text:p>0.671744</text:p>
              </table:table-cell>
              <table:table-cell office:value-type="float" office:value="0.34515">
                <text:p>0.34515</text:p>
              </table:table-cell>
              <table:table-cell office:value-type="float" office:value="0.345219">
                <text:p>0.345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8128">
                <text:p>0.688128</text:p>
              </table:table-cell>
              <table:table-cell office:value-type="float" office:value="0.35359">
                <text:p>0.35359</text:p>
              </table:table-cell>
              <table:table-cell office:value-type="float" office:value="0.353667">
                <text:p>0.353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4512">
                <text:p>0.704512</text:p>
              </table:table-cell>
              <table:table-cell office:value-type="float" office:value="0.361986">
                <text:p>0.361986</text:p>
              </table:table-cell>
              <table:table-cell office:value-type="float" office:value="0.362147">
                <text:p>0.362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0896">
                <text:p>0.720896</text:p>
              </table:table-cell>
              <table:table-cell office:value-type="float" office:value="0.370423">
                <text:p>0.370423</text:p>
              </table:table-cell>
              <table:table-cell office:value-type="float" office:value="0.370489">
                <text:p>0.370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728">
                <text:p>0.73728</text:p>
              </table:table-cell>
              <table:table-cell office:value-type="float" office:value="0.378815">
                <text:p>0.378815</text:p>
              </table:table-cell>
              <table:table-cell office:value-type="float" office:value="0.378904">
                <text:p>0.37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3664">
                <text:p>0.753664</text:p>
              </table:table-cell>
              <table:table-cell office:value-type="float" office:value="0.387262">
                <text:p>0.387262</text:p>
              </table:table-cell>
              <table:table-cell office:value-type="float" office:value="0.387324">
                <text:p>0.387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0048">
                <text:p>0.770048</text:p>
              </table:table-cell>
              <table:table-cell office:value-type="float" office:value="0.395669">
                <text:p>0.395669</text:p>
              </table:table-cell>
              <table:table-cell office:value-type="float" office:value="0.395744">
                <text:p>0.395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432">
                <text:p>0.786432</text:p>
              </table:table-cell>
              <table:table-cell office:value-type="float" office:value="0.404062">
                <text:p>0.404062</text:p>
              </table:table-cell>
              <table:table-cell office:value-type="float" office:value="0.404138">
                <text:p>0.404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2816">
                <text:p>0.802816</text:p>
              </table:table-cell>
              <table:table-cell office:value-type="float" office:value="0.412522">
                <text:p>0.412522</text:p>
              </table:table-cell>
              <table:table-cell office:value-type="float" office:value="0.412548">
                <text:p>0.412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92">
                <text:p>0.8192</text:p>
              </table:table-cell>
              <table:table-cell office:value-type="float" office:value="0.420935">
                <text:p>0.420935</text:p>
              </table:table-cell>
              <table:table-cell office:value-type="float" office:value="0.421098">
                <text:p>0.421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5584">
                <text:p>0.835584</text:p>
              </table:table-cell>
              <table:table-cell office:value-type="float" office:value="0.429323">
                <text:p>0.429323</text:p>
              </table:table-cell>
              <table:table-cell office:value-type="float" office:value="0.429415">
                <text:p>0.429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968">
                <text:p>0.851968</text:p>
              </table:table-cell>
              <table:table-cell office:value-type="float" office:value="0.437757">
                <text:p>0.437757</text:p>
              </table:table-cell>
              <table:table-cell office:value-type="float" office:value="0.437829">
                <text:p>0.437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8352">
                <text:p>0.868352</text:p>
              </table:table-cell>
              <table:table-cell office:value-type="float" office:value="0.446187">
                <text:p>0.446187</text:p>
              </table:table-cell>
              <table:table-cell office:value-type="float" office:value="0.44625">
                <text:p>0.44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4736">
                <text:p>0.884736</text:p>
              </table:table-cell>
              <table:table-cell office:value-type="float" office:value="0.454569">
                <text:p>0.454569</text:p>
              </table:table-cell>
              <table:table-cell office:value-type="float" office:value="0.454649">
                <text:p>0.454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112">
                <text:p>0.90112</text:p>
              </table:table-cell>
              <table:table-cell office:value-type="float" office:value="0.463017">
                <text:p>0.463017</text:p>
              </table:table-cell>
              <table:table-cell office:value-type="float" office:value="0.463139">
                <text:p>0.463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504">
                <text:p>0.917504</text:p>
              </table:table-cell>
              <table:table-cell office:value-type="float" office:value="0.471426">
                <text:p>0.471426</text:p>
              </table:table-cell>
              <table:table-cell office:value-type="float" office:value="0.471493">
                <text:p>0.471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888">
                <text:p>0.933888</text:p>
              </table:table-cell>
              <table:table-cell office:value-type="float" office:value="0.479814">
                <text:p>0.479814</text:p>
              </table:table-cell>
              <table:table-cell office:value-type="float" office:value="0.479903">
                <text:p>0.479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272">
                <text:p>0.950272</text:p>
              </table:table-cell>
              <table:table-cell office:value-type="float" office:value="0.48825">
                <text:p>0.48825</text:p>
              </table:table-cell>
              <table:table-cell office:value-type="float" office:value="0.488262">
                <text:p>0.488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656">
                <text:p>0.966656</text:p>
              </table:table-cell>
              <table:table-cell office:value-type="float" office:value="0.496639">
                <text:p>0.496639</text:p>
              </table:table-cell>
              <table:table-cell office:value-type="float" office:value="0.496833">
                <text:p>0.496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04">
                <text:p>0.98304</text:p>
              </table:table-cell>
              <table:table-cell office:value-type="float" office:value="0.503044">
                <text:p>0.503044</text:p>
              </table:table-cell>
              <table:table-cell office:value-type="float" office:value="0.481959">
                <text:p>0.4819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4">
                <text:p>0.999424</text:p>
              </table:table-cell>
              <table:table-cell office:value-type="float" office:value="0.506981">
                <text:p>0.506981</text:p>
              </table:table-cell>
              <table:table-cell office:value-type="float" office:value="0.458208">
                <text:p>0.458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808">
                <text:p>1.015808</text:p>
              </table:table-cell>
              <table:table-cell office:value-type="float" office:value="0.514201">
                <text:p>0.514201</text:p>
              </table:table-cell>
              <table:table-cell office:value-type="float" office:value="0.433411">
                <text:p>0.433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192">
                <text:p>1.032192</text:p>
              </table:table-cell>
              <table:table-cell office:value-type="float" office:value="0.513189">
                <text:p>0.513189</text:p>
              </table:table-cell>
              <table:table-cell office:value-type="float" office:value="0.418851">
                <text:p>0.418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8576">
                <text:p>1.048576</text:p>
              </table:table-cell>
              <table:table-cell office:value-type="float" office:value="0.522611">
                <text:p>0.522611</text:p>
              </table:table-cell>
              <table:table-cell office:value-type="float" office:value="0.391102">
                <text:p>0.391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96">
                <text:p>1.06496</text:p>
              </table:table-cell>
              <table:table-cell office:value-type="float" office:value="0.514718">
                <text:p>0.514718</text:p>
              </table:table-cell>
              <table:table-cell office:value-type="float" office:value="0.38307">
                <text:p>0.383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1344">
                <text:p>1.081344</text:p>
              </table:table-cell>
              <table:table-cell office:value-type="float" office:value="0.52557">
                <text:p>0.52557</text:p>
              </table:table-cell>
              <table:table-cell office:value-type="float" office:value="0.369046">
                <text:p>0.369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7728">
                <text:p>1.097728</text:p>
              </table:table-cell>
              <table:table-cell office:value-type="float" office:value="0.52111">
                <text:p>0.52111</text:p>
              </table:table-cell>
              <table:table-cell office:value-type="float" office:value="0.349086">
                <text:p>0.349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4112">
                <text:p>1.114112</text:p>
              </table:table-cell>
              <table:table-cell office:value-type="float" office:value="0.557411">
                <text:p>0.557411</text:p>
              </table:table-cell>
              <table:table-cell office:value-type="float" office:value="0.428875">
                <text:p>0.428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496">
                <text:p>1.130496</text:p>
              </table:table-cell>
              <table:table-cell office:value-type="float" office:value="0.546423">
                <text:p>0.546423</text:p>
              </table:table-cell>
              <table:table-cell office:value-type="float" office:value="0.377235">
                <text:p>0.377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688">
                <text:p>1.14688</text:p>
              </table:table-cell>
              <table:table-cell office:value-type="float" office:value="0.571346">
                <text:p>0.571346</text:p>
              </table:table-cell>
              <table:table-cell office:value-type="float" office:value="0.412878">
                <text:p>0.4128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3264">
                <text:p>1.163264</text:p>
              </table:table-cell>
              <table:table-cell office:value-type="float" office:value="0.582985">
                <text:p>0.582985</text:p>
              </table:table-cell>
              <table:table-cell office:value-type="float" office:value="0.414855">
                <text:p>0.4148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9648">
                <text:p>1.179648</text:p>
              </table:table-cell>
              <table:table-cell office:value-type="float" office:value="0.588917">
                <text:p>0.588917</text:p>
              </table:table-cell>
              <table:table-cell office:value-type="float" office:value="0.405788">
                <text:p>0.405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6032">
                <text:p>1.196032</text:p>
              </table:table-cell>
              <table:table-cell office:value-type="float" office:value="0.596042">
                <text:p>0.596042</text:p>
              </table:table-cell>
              <table:table-cell office:value-type="float" office:value="0.403432">
                <text:p>0.403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416">
                <text:p>1.212416</text:p>
              </table:table-cell>
              <table:table-cell office:value-type="float" office:value="0.605044">
                <text:p>0.605044</text:p>
              </table:table-cell>
              <table:table-cell office:value-type="float" office:value="0.398096">
                <text:p>0.398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8">
                <text:p>1.2288</text:p>
              </table:table-cell>
              <table:table-cell office:value-type="float" office:value="0.608525">
                <text:p>0.608525</text:p>
              </table:table-cell>
              <table:table-cell office:value-type="float" office:value="0.378785">
                <text:p>0.3787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184">
                <text:p>1.245184</text:p>
              </table:table-cell>
              <table:table-cell office:value-type="float" office:value="0.610417">
                <text:p>0.610417</text:p>
              </table:table-cell>
              <table:table-cell office:value-type="float" office:value="0.366573">
                <text:p>0.3665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568">
                <text:p>1.261568</text:p>
              </table:table-cell>
              <table:table-cell office:value-type="float" office:value="0.623558">
                <text:p>0.623558</text:p>
              </table:table-cell>
              <table:table-cell office:value-type="float" office:value="0.374887">
                <text:p>0.3748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7952">
                <text:p>1.277952</text:p>
              </table:table-cell>
              <table:table-cell office:value-type="float" office:value="0.629891">
                <text:p>0.629891</text:p>
              </table:table-cell>
              <table:table-cell office:value-type="float" office:value="0.368931">
                <text:p>0.368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4336">
                <text:p>1.294336</text:p>
              </table:table-cell>
              <table:table-cell office:value-type="float" office:value="0.637115">
                <text:p>0.637115</text:p>
              </table:table-cell>
              <table:table-cell office:value-type="float" office:value="0.368933">
                <text:p>0.368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072">
                <text:p>1.31072</text:p>
              </table:table-cell>
              <table:table-cell office:value-type="float" office:value="0.641115">
                <text:p>0.641115</text:p>
              </table:table-cell>
              <table:table-cell office:value-type="float" office:value="0.360455">
                <text:p>0.360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7104">
                <text:p>1.327104</text:p>
              </table:table-cell>
              <table:table-cell office:value-type="float" office:value="0.649561">
                <text:p>0.649561</text:p>
              </table:table-cell>
              <table:table-cell office:value-type="float" office:value="0.356216">
                <text:p>0.3562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488">
                <text:p>1.343488</text:p>
              </table:table-cell>
              <table:table-cell office:value-type="float" office:value="0.656033">
                <text:p>0.656033</text:p>
              </table:table-cell>
              <table:table-cell office:value-type="float" office:value="0.350417">
                <text:p>0.3504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872">
                <text:p>1.359872</text:p>
              </table:table-cell>
              <table:table-cell office:value-type="float" office:value="0.665384">
                <text:p>0.665384</text:p>
              </table:table-cell>
              <table:table-cell office:value-type="float" office:value="0.345071">
                <text:p>0.345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6256">
                <text:p>1.376256</text:p>
              </table:table-cell>
              <table:table-cell office:value-type="float" office:value="0.675868">
                <text:p>0.675868</text:p>
              </table:table-cell>
              <table:table-cell office:value-type="float" office:value="0.338051">
                <text:p>0.3380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264">
                <text:p>1.39264</text:p>
              </table:table-cell>
              <table:table-cell office:value-type="float" office:value="0.677856">
                <text:p>0.677856</text:p>
              </table:table-cell>
              <table:table-cell office:value-type="float" office:value="0.336809">
                <text:p>0.3368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9024">
                <text:p>1.409024</text:p>
              </table:table-cell>
              <table:table-cell office:value-type="float" office:value="0.679987">
                <text:p>0.679987</text:p>
              </table:table-cell>
              <table:table-cell office:value-type="float" office:value="0.323323">
                <text:p>0.323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5408">
                <text:p>1.425408</text:p>
              </table:table-cell>
              <table:table-cell office:value-type="float" office:value="0.684454">
                <text:p>0.684454</text:p>
              </table:table-cell>
              <table:table-cell office:value-type="float" office:value="0.32292">
                <text:p>0.322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1792">
                <text:p>1.441792</text:p>
              </table:table-cell>
              <table:table-cell office:value-type="float" office:value="0.702029">
                <text:p>0.702029</text:p>
              </table:table-cell>
              <table:table-cell office:value-type="float" office:value="0.314227">
                <text:p>0.314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8176">
                <text:p>1.458176</text:p>
              </table:table-cell>
              <table:table-cell office:value-type="float" office:value="0.703067">
                <text:p>0.703067</text:p>
              </table:table-cell>
              <table:table-cell office:value-type="float" office:value="0.305314">
                <text:p>0.3053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456">
                <text:p>1.47456</text:p>
              </table:table-cell>
              <table:table-cell office:value-type="float" office:value="0.707639">
                <text:p>0.707639</text:p>
              </table:table-cell>
              <table:table-cell office:value-type="float" office:value="0.303355">
                <text:p>0.303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0944">
                <text:p>1.490944</text:p>
              </table:table-cell>
              <table:table-cell office:value-type="float" office:value="0.716763">
                <text:p>0.716763</text:p>
              </table:table-cell>
              <table:table-cell office:value-type="float" office:value="0.296862">
                <text:p>0.2968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328">
                <text:p>1.507328</text:p>
              </table:table-cell>
              <table:table-cell office:value-type="float" office:value="0.711147">
                <text:p>0.711147</text:p>
              </table:table-cell>
              <table:table-cell office:value-type="float" office:value="0.290566">
                <text:p>0.2905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3712">
                <text:p>1.523712</text:p>
              </table:table-cell>
              <table:table-cell office:value-type="float" office:value="0.726771">
                <text:p>0.726771</text:p>
              </table:table-cell>
              <table:table-cell office:value-type="float" office:value="0.283938">
                <text:p>0.283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0096">
                <text:p>1.540096</text:p>
              </table:table-cell>
              <table:table-cell office:value-type="float" office:value="0.730535">
                <text:p>0.730535</text:p>
              </table:table-cell>
              <table:table-cell office:value-type="float" office:value="0.27475">
                <text:p>0.27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648">
                <text:p>1.55648</text:p>
              </table:table-cell>
              <table:table-cell office:value-type="float" office:value="0.736082">
                <text:p>0.736082</text:p>
              </table:table-cell>
              <table:table-cell office:value-type="float" office:value="0.267206">
                <text:p>0.267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64">
                <text:p>1.572864</text:p>
              </table:table-cell>
              <table:table-cell office:value-type="float" office:value="0.740988">
                <text:p>0.740988</text:p>
              </table:table-cell>
              <table:table-cell office:value-type="float" office:value="0.26866">
                <text:p>0.268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9248">
                <text:p>1.589248</text:p>
              </table:table-cell>
              <table:table-cell office:value-type="float" office:value="0.747321">
                <text:p>0.747321</text:p>
              </table:table-cell>
              <table:table-cell office:value-type="float" office:value="0.260871">
                <text:p>0.260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5632">
                <text:p>1.605632</text:p>
              </table:table-cell>
              <table:table-cell office:value-type="float" office:value="0.734456">
                <text:p>0.734456</text:p>
              </table:table-cell>
              <table:table-cell office:value-type="float" office:value="0.243569">
                <text:p>0.2435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2016">
                <text:p>1.622016</text:p>
              </table:table-cell>
              <table:table-cell office:value-type="float" office:value="0.746115">
                <text:p>0.746115</text:p>
              </table:table-cell>
              <table:table-cell office:value-type="float" office:value="0.242982">
                <text:p>0.242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384">
                <text:p>1.6384</text:p>
              </table:table-cell>
              <table:table-cell office:value-type="float" office:value="0.749712">
                <text:p>0.749712</text:p>
              </table:table-cell>
              <table:table-cell office:value-type="float" office:value="0.234954">
                <text:p>0.2349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4784">
                <text:p>1.654784</text:p>
              </table:table-cell>
              <table:table-cell office:value-type="float" office:value="0.766629">
                <text:p>0.766629</text:p>
              </table:table-cell>
              <table:table-cell office:value-type="float" office:value="0.237421">
                <text:p>0.2374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1168">
                <text:p>1.671168</text:p>
              </table:table-cell>
              <table:table-cell office:value-type="float" office:value="0.766883">
                <text:p>0.766883</text:p>
              </table:table-cell>
              <table:table-cell office:value-type="float" office:value="0.228734">
                <text:p>0.2287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7552">
                <text:p>1.687552</text:p>
              </table:table-cell>
              <table:table-cell office:value-type="float" office:value="0.773245">
                <text:p>0.773245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03936">
                <text:p>1.703936</text:p>
              </table:table-cell>
              <table:table-cell office:value-type="float" office:value="0.775613">
                <text:p>0.775613</text:p>
              </table:table-cell>
              <table:table-cell office:value-type="float" office:value="0.210246">
                <text:p>0.2102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032">
                <text:p>1.72032</text:p>
              </table:table-cell>
              <table:table-cell office:value-type="float" office:value="0.786616">
                <text:p>0.786616</text:p>
              </table:table-cell>
              <table:table-cell office:value-type="float" office:value="0.213594">
                <text:p>0.2135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36704">
                <text:p>1.736704</text:p>
              </table:table-cell>
              <table:table-cell office:value-type="float" office:value="0.775145">
                <text:p>0.775145</text:p>
              </table:table-cell>
              <table:table-cell office:value-type="float" office:value="0.198097">
                <text:p>0.198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53088">
                <text:p>1.753088</text:p>
              </table:table-cell>
              <table:table-cell office:value-type="float" office:value="0.794504">
                <text:p>0.794504</text:p>
              </table:table-cell>
              <table:table-cell office:value-type="float" office:value="0.185305">
                <text:p>0.185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9472">
                <text:p>1.769472</text:p>
              </table:table-cell>
              <table:table-cell office:value-type="float" office:value="0.790609">
                <text:p>0.790609</text:p>
              </table:table-cell>
              <table:table-cell office:value-type="float" office:value="0.191357">
                <text:p>0.191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85856">
                <text:p>1.785856</text:p>
              </table:table-cell>
              <table:table-cell office:value-type="float" office:value="0.798489">
                <text:p>0.798489</text:p>
              </table:table-cell>
              <table:table-cell office:value-type="float" office:value="0.180605">
                <text:p>0.1806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224">
                <text:p>1.80224</text:p>
              </table:table-cell>
              <table:table-cell office:value-type="float" office:value="0.806864">
                <text:p>0.806864</text:p>
              </table:table-cell>
              <table:table-cell office:value-type="float" office:value="0.167595">
                <text:p>0.1675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624">
                <text:p>1.818624</text:p>
              </table:table-cell>
              <table:table-cell office:value-type="float" office:value="0.800828">
                <text:p>0.800828</text:p>
              </table:table-cell>
              <table:table-cell office:value-type="float" office:value="0.15877">
                <text:p>0.158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008">
                <text:p>1.835008</text:p>
              </table:table-cell>
              <table:table-cell office:value-type="float" office:value="0.812501">
                <text:p>0.812501</text:p>
              </table:table-cell>
              <table:table-cell office:value-type="float" office:value="0.16424">
                <text:p>0.16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1392">
                <text:p>1.851392</text:p>
              </table:table-cell>
              <table:table-cell office:value-type="float" office:value="0.808051">
                <text:p>0.808051</text:p>
              </table:table-cell>
              <table:table-cell office:value-type="float" office:value="0.149686">
                <text:p>0.1496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67776">
                <text:p>1.867776</text:p>
              </table:table-cell>
              <table:table-cell office:value-type="float" office:value="0.808047">
                <text:p>0.808047</text:p>
              </table:table-cell>
              <table:table-cell office:value-type="float" office:value="0.152848">
                <text:p>0.152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416">
                <text:p>1.88416</text:p>
              </table:table-cell>
              <table:table-cell office:value-type="float" office:value="0.810321">
                <text:p>0.810321</text:p>
              </table:table-cell>
              <table:table-cell office:value-type="float" office:value="0.152854">
                <text:p>0.1528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0544">
                <text:p>1.900544</text:p>
              </table:table-cell>
              <table:table-cell office:value-type="float" office:value="0.820954">
                <text:p>0.820954</text:p>
              </table:table-cell>
              <table:table-cell office:value-type="float" office:value="0.154747">
                <text:p>0.1547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16928">
                <text:p>1.916928</text:p>
              </table:table-cell>
              <table:table-cell office:value-type="float" office:value="0.829481">
                <text:p>0.829481</text:p>
              </table:table-cell>
              <table:table-cell office:value-type="float" office:value="0.14084">
                <text:p>0.140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33312">
                <text:p>1.933312</text:p>
              </table:table-cell>
              <table:table-cell office:value-type="float" office:value="0.835218">
                <text:p>0.835218</text:p>
              </table:table-cell>
              <table:table-cell office:value-type="float" office:value="0.147724">
                <text:p>0.1477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49696">
                <text:p>1.949696</text:p>
              </table:table-cell>
              <table:table-cell office:value-type="float" office:value="0.812222">
                <text:p>0.812222</text:p>
              </table:table-cell>
              <table:table-cell office:value-type="float" office:value="0.16101">
                <text:p>0.16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608">
                <text:p>1.96608</text:p>
              </table:table-cell>
              <table:table-cell office:value-type="float" office:value="0.816884">
                <text:p>0.816884</text:p>
              </table:table-cell>
              <table:table-cell office:value-type="float" office:value="0.144617">
                <text:p>0.1446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82464">
                <text:p>1.982464</text:p>
              </table:table-cell>
              <table:table-cell office:value-type="float" office:value="0.83511">
                <text:p>0.83511</text:p>
              </table:table-cell>
              <table:table-cell office:value-type="float" office:value="0.127936">
                <text:p>0.127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8848">
                <text:p>1.998848</text:p>
              </table:table-cell>
              <table:table-cell office:value-type="float" office:value="0.819041">
                <text:p>0.819041</text:p>
              </table:table-cell>
              <table:table-cell office:value-type="float" office:value="0.14171">
                <text:p>0.141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15232">
                <text:p>2.015232</text:p>
              </table:table-cell>
              <table:table-cell office:value-type="float" office:value="0.821407">
                <text:p>0.821407</text:p>
              </table:table-cell>
              <table:table-cell office:value-type="float" office:value="0.138493">
                <text:p>0.1384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1616">
                <text:p>2.031616</text:p>
              </table:table-cell>
              <table:table-cell office:value-type="float" office:value="0.80799">
                <text:p>0.80799</text:p>
              </table:table-cell>
              <table:table-cell office:value-type="float" office:value="0.140616">
                <text:p>0.1406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8">
                <text:p>2.048</text:p>
              </table:table-cell>
              <table:table-cell office:value-type="float" office:value="0.874231">
                <text:p>0.874231</text:p>
              </table:table-cell>
              <table:table-cell office:value-type="float" office:value="0.123432">
                <text:p>0.1234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4384">
                <text:p>2.064384</text:p>
              </table:table-cell>
              <table:table-cell office:value-type="float" office:value="0.831193">
                <text:p>0.831193</text:p>
              </table:table-cell>
              <table:table-cell office:value-type="float" office:value="0.146558">
                <text:p>0.1465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80768">
                <text:p>2.080768</text:p>
              </table:table-cell>
              <table:table-cell office:value-type="float" office:value="0.802872">
                <text:p>0.802872</text:p>
              </table:table-cell>
              <table:table-cell office:value-type="float" office:value="0.16209">
                <text:p>0.162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7152">
                <text:p>2.097152</text:p>
              </table:table-cell>
              <table:table-cell office:value-type="float" office:value="0.833361">
                <text:p>0.833361</text:p>
              </table:table-cell>
              <table:table-cell office:value-type="float" office:value="0.13717">
                <text:p>0.137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3536">
                <text:p>2.113536</text:p>
              </table:table-cell>
              <table:table-cell office:value-type="float" office:value="0.823218">
                <text:p>0.823218</text:p>
              </table:table-cell>
              <table:table-cell office:value-type="float" office:value="0.144013">
                <text:p>0.1440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2992">
                <text:p>2.12992</text:p>
              </table:table-cell>
              <table:table-cell office:value-type="float" office:value="0.84322">
                <text:p>0.84322</text:p>
              </table:table-cell>
              <table:table-cell office:value-type="float" office:value="0.125518">
                <text:p>0.1255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6304">
                <text:p>2.146304</text:p>
              </table:table-cell>
              <table:table-cell office:value-type="float" office:value="0.802372">
                <text:p>0.802372</text:p>
              </table:table-cell>
              <table:table-cell office:value-type="float" office:value="0.154882">
                <text:p>0.154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62688">
                <text:p>2.162688</text:p>
              </table:table-cell>
              <table:table-cell office:value-type="float" office:value="0.832619">
                <text:p>0.832619</text:p>
              </table:table-cell>
              <table:table-cell office:value-type="float" office:value="0.143348">
                <text:p>0.1433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79072">
                <text:p>2.179072</text:p>
              </table:table-cell>
              <table:table-cell office:value-type="float" office:value="0.826004">
                <text:p>0.826004</text:p>
              </table:table-cell>
              <table:table-cell office:value-type="float" office:value="0.143327">
                <text:p>0.1433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95456">
                <text:p>2.195456</text:p>
              </table:table-cell>
              <table:table-cell office:value-type="float" office:value="0.86171">
                <text:p>0.86171</text:p>
              </table:table-cell>
              <table:table-cell office:value-type="float" office:value="0.130005">
                <text:p>0.130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184">
                <text:p>2.21184</text:p>
              </table:table-cell>
              <table:table-cell office:value-type="float" office:value="0.820646">
                <text:p>0.820646</text:p>
              </table:table-cell>
              <table:table-cell office:value-type="float" office:value="0.13087">
                <text:p>0.130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8224">
                <text:p>2.228224</text:p>
              </table:table-cell>
              <table:table-cell office:value-type="float" office:value="0.836908">
                <text:p>0.836908</text:p>
              </table:table-cell>
              <table:table-cell office:value-type="float" office:value="0.132177">
                <text:p>0.1321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44608">
                <text:p>2.244608</text:p>
              </table:table-cell>
              <table:table-cell office:value-type="float" office:value="0.835782">
                <text:p>0.835782</text:p>
              </table:table-cell>
              <table:table-cell office:value-type="float" office:value="0.142797">
                <text:p>0.1427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60992">
                <text:p>2.260992</text:p>
              </table:table-cell>
              <table:table-cell office:value-type="float" office:value="0.858297">
                <text:p>0.858297</text:p>
              </table:table-cell>
              <table:table-cell office:value-type="float" office:value="0.117942">
                <text:p>0.1179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77376">
                <text:p>2.277376</text:p>
              </table:table-cell>
              <table:table-cell office:value-type="float" office:value="0.850408">
                <text:p>0.850408</text:p>
              </table:table-cell>
              <table:table-cell office:value-type="float" office:value="0.121702">
                <text:p>0.121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9376">
                <text:p>2.29376</text:p>
              </table:table-cell>
              <table:table-cell office:value-type="float" office:value="0.825907">
                <text:p>0.825907</text:p>
              </table:table-cell>
              <table:table-cell office:value-type="float" office:value="0.12711">
                <text:p>0.127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10144">
                <text:p>2.310144</text:p>
              </table:table-cell>
              <table:table-cell office:value-type="float" office:value="0.853915">
                <text:p>0.853915</text:p>
              </table:table-cell>
              <table:table-cell office:value-type="float" office:value="0.108616">
                <text:p>0.1086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6528">
                <text:p>2.326528</text:p>
              </table:table-cell>
              <table:table-cell office:value-type="float" office:value="0.857278">
                <text:p>0.857278</text:p>
              </table:table-cell>
              <table:table-cell office:value-type="float" office:value="0.124931">
                <text:p>0.1249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2912">
                <text:p>2.342912</text:p>
              </table:table-cell>
              <table:table-cell office:value-type="float" office:value="0.852427">
                <text:p>0.852427</text:p>
              </table:table-cell>
              <table:table-cell office:value-type="float" office:value="0.121426">
                <text:p>0.1214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59296">
                <text:p>2.359296</text:p>
              </table:table-cell>
              <table:table-cell office:value-type="float" office:value="0.85827">
                <text:p>0.85827</text:p>
              </table:table-cell>
              <table:table-cell office:value-type="float" office:value="0.106014">
                <text:p>0.1060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7568">
                <text:p>2.37568</text:p>
              </table:table-cell>
              <table:table-cell office:value-type="float" office:value="0.829587">
                <text:p>0.829587</text:p>
              </table:table-cell>
              <table:table-cell office:value-type="float" office:value="0.127956">
                <text:p>0.1279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2064">
                <text:p>2.392064</text:p>
              </table:table-cell>
              <table:table-cell office:value-type="float" office:value="0.840724">
                <text:p>0.840724</text:p>
              </table:table-cell>
              <table:table-cell office:value-type="float" office:value="0.111454">
                <text:p>0.111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08448">
                <text:p>2.408448</text:p>
              </table:table-cell>
              <table:table-cell office:value-type="float" office:value="0.856919">
                <text:p>0.856919</text:p>
              </table:table-cell>
              <table:table-cell office:value-type="float" office:value="0.119002">
                <text:p>0.1190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4832">
                <text:p>2.424832</text:p>
              </table:table-cell>
              <table:table-cell office:value-type="float" office:value="0.855672">
                <text:p>0.855672</text:p>
              </table:table-cell>
              <table:table-cell office:value-type="float" office:value="0.113291">
                <text:p>0.1132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41216">
                <text:p>2.441216</text:p>
              </table:table-cell>
              <table:table-cell office:value-type="float" office:value="0.862781">
                <text:p>0.862781</text:p>
              </table:table-cell>
              <table:table-cell office:value-type="float" office:value="0.105113">
                <text:p>0.1051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576">
                <text:p>2.4576</text:p>
              </table:table-cell>
              <table:table-cell office:value-type="float" office:value="0.835826">
                <text:p>0.835826</text:p>
              </table:table-cell>
              <table:table-cell office:value-type="float" office:value="0.126981">
                <text:p>0.1269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73984">
                <text:p>2.473984</text:p>
              </table:table-cell>
              <table:table-cell office:value-type="float" office:value="0.846754">
                <text:p>0.846754</text:p>
              </table:table-cell>
              <table:table-cell office:value-type="float" office:value="0.120444">
                <text:p>0.1204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90368">
                <text:p>2.490368</text:p>
              </table:table-cell>
              <table:table-cell office:value-type="float" office:value="0.890163">
                <text:p>0.890163</text:p>
              </table:table-cell>
              <table:table-cell office:value-type="float" office:value="0.118417">
                <text:p>0.1184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6752">
                <text:p>2.506752</text:p>
              </table:table-cell>
              <table:table-cell office:value-type="float" office:value="0.882099">
                <text:p>0.882099</text:p>
              </table:table-cell>
              <table:table-cell office:value-type="float" office:value="0.107536">
                <text:p>0.1075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23136">
                <text:p>2.523136</text:p>
              </table:table-cell>
              <table:table-cell office:value-type="float" office:value="0.828232">
                <text:p>0.828232</text:p>
              </table:table-cell>
              <table:table-cell office:value-type="float" office:value="0.119123">
                <text:p>0.1191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3952">
                <text:p>2.53952</text:p>
              </table:table-cell>
              <table:table-cell office:value-type="float" office:value="0.876387">
                <text:p>0.876387</text:p>
              </table:table-cell>
              <table:table-cell office:value-type="float" office:value="0.095651">
                <text:p>0.0956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5904">
                <text:p>2.555904</text:p>
              </table:table-cell>
              <table:table-cell office:value-type="float" office:value="0.86934">
                <text:p>0.86934</text:p>
              </table:table-cell>
              <table:table-cell office:value-type="float" office:value="0.111368">
                <text:p>0.111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2288">
                <text:p>2.572288</text:p>
              </table:table-cell>
              <table:table-cell office:value-type="float" office:value="0.854956">
                <text:p>0.854956</text:p>
              </table:table-cell>
              <table:table-cell office:value-type="float" office:value="0.112833">
                <text:p>0.1128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88672">
                <text:p>2.588672</text:p>
              </table:table-cell>
              <table:table-cell office:value-type="float" office:value="0.842162">
                <text:p>0.842162</text:p>
              </table:table-cell>
              <table:table-cell office:value-type="float" office:value="0.113084">
                <text:p>0.113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5056">
                <text:p>2.605056</text:p>
              </table:table-cell>
              <table:table-cell office:value-type="float" office:value="0.884485">
                <text:p>0.884485</text:p>
              </table:table-cell>
              <table:table-cell office:value-type="float" office:value="0.099622">
                <text:p>0.0996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2144">
                <text:p>2.62144</text:p>
              </table:table-cell>
              <table:table-cell office:value-type="float" office:value="0.882196">
                <text:p>0.882196</text:p>
              </table:table-cell>
              <table:table-cell office:value-type="float" office:value="0.114841">
                <text:p>0.1148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7824">
                <text:p>2.637824</text:p>
              </table:table-cell>
              <table:table-cell office:value-type="float" office:value="0.876595">
                <text:p>0.876595</text:p>
              </table:table-cell>
              <table:table-cell office:value-type="float" office:value="0.100319">
                <text:p>0.1003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54208">
                <text:p>2.654208</text:p>
              </table:table-cell>
              <table:table-cell office:value-type="float" office:value="0.900511">
                <text:p>0.900511</text:p>
              </table:table-cell>
              <table:table-cell office:value-type="float" office:value="0.107166">
                <text:p>0.1071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0592">
                <text:p>2.670592</text:p>
              </table:table-cell>
              <table:table-cell office:value-type="float" office:value="0.938902">
                <text:p>0.938902</text:p>
              </table:table-cell>
              <table:table-cell office:value-type="float" office:value="0.102236">
                <text:p>0.1022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6976">
                <text:p>2.686976</text:p>
              </table:table-cell>
              <table:table-cell office:value-type="float" office:value="0.905807">
                <text:p>0.905807</text:p>
              </table:table-cell>
              <table:table-cell office:value-type="float" office:value="0.097996">
                <text:p>0.0979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336">
                <text:p>2.70336</text:p>
              </table:table-cell>
              <table:table-cell office:value-type="float" office:value="0.873096">
                <text:p>0.873096</text:p>
              </table:table-cell>
              <table:table-cell office:value-type="float" office:value="0.10778">
                <text:p>0.107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19744">
                <text:p>2.719744</text:p>
              </table:table-cell>
              <table:table-cell office:value-type="float" office:value="0.873171">
                <text:p>0.873171</text:p>
              </table:table-cell>
              <table:table-cell office:value-type="float" office:value="0.101646">
                <text:p>0.101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36128">
                <text:p>2.736128</text:p>
              </table:table-cell>
              <table:table-cell office:value-type="float" office:value="0.952309">
                <text:p>0.952309</text:p>
              </table:table-cell>
              <table:table-cell office:value-type="float" office:value="0.084168">
                <text:p>0.084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52512">
                <text:p>2.752512</text:p>
              </table:table-cell>
              <table:table-cell office:value-type="float" office:value="0.930491">
                <text:p>0.930491</text:p>
              </table:table-cell>
              <table:table-cell office:value-type="float" office:value="0.097475">
                <text:p>0.0974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896">
                <text:p>2.768896</text:p>
              </table:table-cell>
              <table:table-cell office:value-type="float" office:value="0.87012">
                <text:p>0.87012</text:p>
              </table:table-cell>
              <table:table-cell office:value-type="float" office:value="0.102193">
                <text:p>0.1021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8528">
                <text:p>2.78528</text:p>
              </table:table-cell>
              <table:table-cell office:value-type="float" office:value="0.911628">
                <text:p>0.911628</text:p>
              </table:table-cell>
              <table:table-cell office:value-type="float" office:value="0.096127">
                <text:p>0.0961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01664">
                <text:p>2.801664</text:p>
              </table:table-cell>
              <table:table-cell office:value-type="float" office:value="0.883832">
                <text:p>0.883832</text:p>
              </table:table-cell>
              <table:table-cell office:value-type="float" office:value="0.102204">
                <text:p>0.1022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18048">
                <text:p>2.818048</text:p>
              </table:table-cell>
              <table:table-cell office:value-type="float" office:value="0.942731">
                <text:p>0.942731</text:p>
              </table:table-cell>
              <table:table-cell office:value-type="float" office:value="0.088685">
                <text:p>0.0886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34432">
                <text:p>2.834432</text:p>
              </table:table-cell>
              <table:table-cell office:value-type="float" office:value="0.901495">
                <text:p>0.901495</text:p>
              </table:table-cell>
              <table:table-cell office:value-type="float" office:value="0.099506">
                <text:p>0.099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0816">
                <text:p>2.850816</text:p>
              </table:table-cell>
              <table:table-cell office:value-type="float" office:value="0.919093">
                <text:p>0.919093</text:p>
              </table:table-cell>
              <table:table-cell office:value-type="float" office:value="0.086497">
                <text:p>0.0864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72">
                <text:p>2.8672</text:p>
              </table:table-cell>
              <table:table-cell office:value-type="float" office:value="0.927178">
                <text:p>0.927178</text:p>
              </table:table-cell>
              <table:table-cell office:value-type="float" office:value="0.085849">
                <text:p>0.085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83584">
                <text:p>2.883584</text:p>
              </table:table-cell>
              <table:table-cell office:value-type="float" office:value="0.884277">
                <text:p>0.884277</text:p>
              </table:table-cell>
              <table:table-cell office:value-type="float" office:value="0.094285">
                <text:p>0.0942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9968">
                <text:p>2.899968</text:p>
              </table:table-cell>
              <table:table-cell office:value-type="float" office:value="0.910463">
                <text:p>0.910463</text:p>
              </table:table-cell>
              <table:table-cell office:value-type="float" office:value="0.085167">
                <text:p>0.085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6352">
                <text:p>2.916352</text:p>
              </table:table-cell>
              <table:table-cell office:value-type="float" office:value="0.885602">
                <text:p>0.885602</text:p>
              </table:table-cell>
              <table:table-cell office:value-type="float" office:value="0.098872">
                <text:p>0.0988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32736">
                <text:p>2.932736</text:p>
              </table:table-cell>
              <table:table-cell office:value-type="float" office:value="0.889238">
                <text:p>0.889238</text:p>
              </table:table-cell>
              <table:table-cell office:value-type="float" office:value="0.102603">
                <text:p>0.1026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912">
                <text:p>2.94912</text:p>
              </table:table-cell>
              <table:table-cell office:value-type="float" office:value="0.911863">
                <text:p>0.911863</text:p>
              </table:table-cell>
              <table:table-cell office:value-type="float" office:value="0.080167">
                <text:p>0.0801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65504">
                <text:p>2.965504</text:p>
              </table:table-cell>
              <table:table-cell office:value-type="float" office:value="0.918335">
                <text:p>0.918335</text:p>
              </table:table-cell>
              <table:table-cell office:value-type="float" office:value="0.090549">
                <text:p>0.0905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81888">
                <text:p>2.981888</text:p>
              </table:table-cell>
              <table:table-cell office:value-type="float" office:value="0.902431">
                <text:p>0.902431</text:p>
              </table:table-cell>
              <table:table-cell office:value-type="float" office:value="0.087818">
                <text:p>0.0878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98272">
                <text:p>2.998272</text:p>
              </table:table-cell>
              <table:table-cell office:value-type="float" office:value="0.981097">
                <text:p>0.981097</text:p>
              </table:table-cell>
              <table:table-cell office:value-type="float" office:value="0.079162">
                <text:p>0.079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14656">
                <text:p>3.014656</text:p>
              </table:table-cell>
              <table:table-cell office:value-type="float" office:value="0.922941">
                <text:p>0.922941</text:p>
              </table:table-cell>
              <table:table-cell office:value-type="float" office:value="0.086246">
                <text:p>0.086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3104">
                <text:p>3.03104</text:p>
              </table:table-cell>
              <table:table-cell office:value-type="float" office:value="0.881493">
                <text:p>0.881493</text:p>
              </table:table-cell>
              <table:table-cell office:value-type="float" office:value="0.089664">
                <text:p>0.0896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47424">
                <text:p>3.047424</text:p>
              </table:table-cell>
              <table:table-cell office:value-type="float" office:value="0.875319">
                <text:p>0.875319</text:p>
              </table:table-cell>
              <table:table-cell office:value-type="float" office:value="0.092643">
                <text:p>0.0926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63808">
                <text:p>3.063808</text:p>
              </table:table-cell>
              <table:table-cell office:value-type="float" office:value="0.967152">
                <text:p>0.967152</text:p>
              </table:table-cell>
              <table:table-cell office:value-type="float" office:value="0.075946">
                <text:p>0.0759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80192">
                <text:p>3.080192</text:p>
              </table:table-cell>
              <table:table-cell office:value-type="float" office:value="0.951422">
                <text:p>0.951422</text:p>
              </table:table-cell>
              <table:table-cell office:value-type="float" office:value="0.083277">
                <text:p>0.0832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6576">
                <text:p>3.096576</text:p>
              </table:table-cell>
              <table:table-cell office:value-type="float" office:value="1.016665">
                <text:p>1.016665</text:p>
              </table:table-cell>
              <table:table-cell office:value-type="float" office:value="0.074291">
                <text:p>0.0742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296">
                <text:p>3.11296</text:p>
              </table:table-cell>
              <table:table-cell office:value-type="float" office:value="0.918395">
                <text:p>0.918395</text:p>
              </table:table-cell>
              <table:table-cell office:value-type="float" office:value="0.086975">
                <text:p>0.0869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9344">
                <text:p>3.129344</text:p>
              </table:table-cell>
              <table:table-cell office:value-type="float" office:value="0.953144">
                <text:p>0.953144</text:p>
              </table:table-cell>
              <table:table-cell office:value-type="float" office:value="0.082763">
                <text:p>0.0827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5728">
                <text:p>3.145728</text:p>
              </table:table-cell>
              <table:table-cell office:value-type="float" office:value="0.941006">
                <text:p>0.941006</text:p>
              </table:table-cell>
              <table:table-cell office:value-type="float" office:value="0.078995">
                <text:p>0.0789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62112">
                <text:p>3.162112</text:p>
              </table:table-cell>
              <table:table-cell office:value-type="float" office:value="0.936653">
                <text:p>0.936653</text:p>
              </table:table-cell>
              <table:table-cell office:value-type="float" office:value="0.079209">
                <text:p>0.0792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78496">
                <text:p>3.178496</text:p>
              </table:table-cell>
              <table:table-cell office:value-type="float" office:value="0.951528">
                <text:p>0.951528</text:p>
              </table:table-cell>
              <table:table-cell office:value-type="float" office:value="0.079882">
                <text:p>0.0798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9488">
                <text:p>3.19488</text:p>
              </table:table-cell>
              <table:table-cell office:value-type="float" office:value="0.924809">
                <text:p>0.924809</text:p>
              </table:table-cell>
              <table:table-cell office:value-type="float" office:value="0.078574">
                <text:p>0.078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1264">
                <text:p>3.211264</text:p>
              </table:table-cell>
              <table:table-cell office:value-type="float" office:value="0.944314">
                <text:p>0.944314</text:p>
              </table:table-cell>
              <table:table-cell office:value-type="float" office:value="0.077633">
                <text:p>0.0776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7648">
                <text:p>3.227648</text:p>
              </table:table-cell>
              <table:table-cell office:value-type="float" office:value="0.928645">
                <text:p>0.928645</text:p>
              </table:table-cell>
              <table:table-cell office:value-type="float" office:value="0.070383">
                <text:p>0.0703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44032">
                <text:p>3.244032</text:p>
              </table:table-cell>
              <table:table-cell office:value-type="float" office:value="0.907226">
                <text:p>0.907226</text:p>
              </table:table-cell>
              <table:table-cell office:value-type="float" office:value="0.083441">
                <text:p>0.083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60416">
                <text:p>3.260416</text:p>
              </table:table-cell>
              <table:table-cell office:value-type="float" office:value="0.911624">
                <text:p>0.911624</text:p>
              </table:table-cell>
              <table:table-cell office:value-type="float" office:value="0.076081">
                <text:p>0.0760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768">
                <text:p>3.2768</text:p>
              </table:table-cell>
              <table:table-cell office:value-type="float" office:value="0.925325">
                <text:p>0.925325</text:p>
              </table:table-cell>
              <table:table-cell office:value-type="float" office:value="0.075547">
                <text:p>0.0755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93184">
                <text:p>3.293184</text:p>
              </table:table-cell>
              <table:table-cell office:value-type="float" office:value="0.934171">
                <text:p>0.934171</text:p>
              </table:table-cell>
              <table:table-cell office:value-type="float" office:value="0.073265">
                <text:p>0.0732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09568">
                <text:p>3.309568</text:p>
              </table:table-cell>
              <table:table-cell office:value-type="float" office:value="0.944816">
                <text:p>0.944816</text:p>
              </table:table-cell>
              <table:table-cell office:value-type="float" office:value="0.076522">
                <text:p>0.0765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5952">
                <text:p>3.325952</text:p>
              </table:table-cell>
              <table:table-cell office:value-type="float" office:value="0.990808">
                <text:p>0.990808</text:p>
              </table:table-cell>
              <table:table-cell office:value-type="float" office:value="0.066062">
                <text:p>0.0660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42336">
                <text:p>3.342336</text:p>
              </table:table-cell>
              <table:table-cell office:value-type="float" office:value="0.995175">
                <text:p>0.995175</text:p>
              </table:table-cell>
              <table:table-cell office:value-type="float" office:value="0.068131">
                <text:p>0.0681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5872">
                <text:p>3.35872</text:p>
              </table:table-cell>
              <table:table-cell office:value-type="float" office:value="0.95316">
                <text:p>0.95316</text:p>
              </table:table-cell>
              <table:table-cell office:value-type="float" office:value="0.069638">
                <text:p>0.0696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5104">
                <text:p>3.375104</text:p>
              </table:table-cell>
              <table:table-cell office:value-type="float" office:value="0.955625">
                <text:p>0.955625</text:p>
              </table:table-cell>
              <table:table-cell office:value-type="float" office:value="0.078998">
                <text:p>0.078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91488">
                <text:p>3.391488</text:p>
              </table:table-cell>
              <table:table-cell office:value-type="float" office:value="0.948119">
                <text:p>0.948119</text:p>
              </table:table-cell>
              <table:table-cell office:value-type="float" office:value="0.076993">
                <text:p>0.0769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07872">
                <text:p>3.407872</text:p>
              </table:table-cell>
              <table:table-cell office:value-type="float" office:value="0.920412">
                <text:p>0.920412</text:p>
              </table:table-cell>
              <table:table-cell office:value-type="float" office:value="0.082225">
                <text:p>0.0822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24256">
                <text:p>3.424256</text:p>
              </table:table-cell>
              <table:table-cell office:value-type="float" office:value="0.92907">
                <text:p>0.92907</text:p>
              </table:table-cell>
              <table:table-cell office:value-type="float" office:value="0.075558">
                <text:p>0.0755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064">
                <text:p>3.44064</text:p>
              </table:table-cell>
              <table:table-cell office:value-type="float" office:value="0.93661">
                <text:p>0.93661</text:p>
              </table:table-cell>
              <table:table-cell office:value-type="float" office:value="0.080229">
                <text:p>0.080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57024">
                <text:p>3.457024</text:p>
              </table:table-cell>
              <table:table-cell office:value-type="float" office:value="0.904327">
                <text:p>0.904327</text:p>
              </table:table-cell>
              <table:table-cell office:value-type="float" office:value="0.087278">
                <text:p>0.0872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73408">
                <text:p>3.473408</text:p>
              </table:table-cell>
              <table:table-cell office:value-type="float" office:value="1.012573">
                <text:p>1.012573</text:p>
              </table:table-cell>
              <table:table-cell office:value-type="float" office:value="0.059689">
                <text:p>0.0596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9792">
                <text:p>3.489792</text:p>
              </table:table-cell>
              <table:table-cell office:value-type="float" office:value="0.968847">
                <text:p>0.968847</text:p>
              </table:table-cell>
              <table:table-cell office:value-type="float" office:value="0.06944">
                <text:p>0.069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06176">
                <text:p>3.506176</text:p>
              </table:table-cell>
              <table:table-cell office:value-type="float" office:value="0.929143">
                <text:p>0.929143</text:p>
              </table:table-cell>
              <table:table-cell office:value-type="float" office:value="0.077101">
                <text:p>0.0771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2256">
                <text:p>3.52256</text:p>
              </table:table-cell>
              <table:table-cell office:value-type="float" office:value="0.989847">
                <text:p>0.989847</text:p>
              </table:table-cell>
              <table:table-cell office:value-type="float" office:value="0.067193">
                <text:p>0.0671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38944">
                <text:p>3.538944</text:p>
              </table:table-cell>
              <table:table-cell office:value-type="float" office:value="0.912777">
                <text:p>0.912777</text:p>
              </table:table-cell>
              <table:table-cell office:value-type="float" office:value="0.073034">
                <text:p>0.0730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5328">
                <text:p>3.555328</text:p>
              </table:table-cell>
              <table:table-cell office:value-type="float" office:value="1.0047">
                <text:p>1.0047</text:p>
              </table:table-cell>
              <table:table-cell office:value-type="float" office:value="0.062177">
                <text:p>0.0621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71712">
                <text:p>3.571712</text:p>
              </table:table-cell>
              <table:table-cell office:value-type="float" office:value="1.012113">
                <text:p>1.012113</text:p>
              </table:table-cell>
              <table:table-cell office:value-type="float" office:value="0.061731">
                <text:p>0.0617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8096">
                <text:p>3.588096</text:p>
              </table:table-cell>
              <table:table-cell office:value-type="float" office:value="0.949233">
                <text:p>0.949233</text:p>
              </table:table-cell>
              <table:table-cell office:value-type="float" office:value="0.065897">
                <text:p>0.0658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0448">
                <text:p>3.60448</text:p>
              </table:table-cell>
              <table:table-cell office:value-type="float" office:value="0.919313">
                <text:p>0.919313</text:p>
              </table:table-cell>
              <table:table-cell office:value-type="float" office:value="0.074662">
                <text:p>0.0746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0864">
                <text:p>3.620864</text:p>
              </table:table-cell>
              <table:table-cell office:value-type="float" office:value="0.999559">
                <text:p>0.999559</text:p>
              </table:table-cell>
              <table:table-cell office:value-type="float" office:value="0.058459">
                <text:p>0.058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7248">
                <text:p>3.637248</text:p>
              </table:table-cell>
              <table:table-cell office:value-type="float" office:value="0.931246">
                <text:p>0.931246</text:p>
              </table:table-cell>
              <table:table-cell office:value-type="float" office:value="0.075115">
                <text:p>0.0751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3632">
                <text:p>3.653632</text:p>
              </table:table-cell>
              <table:table-cell office:value-type="float" office:value="0.939577">
                <text:p>0.939577</text:p>
              </table:table-cell>
              <table:table-cell office:value-type="float" office:value="0.070661">
                <text:p>0.0706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0016">
                <text:p>3.670016</text:p>
              </table:table-cell>
              <table:table-cell office:value-type="float" office:value="1.009417">
                <text:p>1.009417</text:p>
              </table:table-cell>
              <table:table-cell office:value-type="float" office:value="0.058835">
                <text:p>0.0588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864">
                <text:p>3.6864</text:p>
              </table:table-cell>
              <table:table-cell office:value-type="float" office:value="0.958948">
                <text:p>0.958948</text:p>
              </table:table-cell>
              <table:table-cell office:value-type="float" office:value="0.071105">
                <text:p>0.071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02784">
                <text:p>3.702784</text:p>
              </table:table-cell>
              <table:table-cell office:value-type="float" office:value="0.933638">
                <text:p>0.933638</text:p>
              </table:table-cell>
              <table:table-cell office:value-type="float" office:value="0.070671">
                <text:p>0.0706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19168">
                <text:p>3.719168</text:p>
              </table:table-cell>
              <table:table-cell office:value-type="float" office:value="0.996591">
                <text:p>0.996591</text:p>
              </table:table-cell>
              <table:table-cell office:value-type="float" office:value="0.063708">
                <text:p>0.0637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35552">
                <text:p>3.735552</text:p>
              </table:table-cell>
              <table:table-cell office:value-type="float" office:value="0.996033">
                <text:p>0.996033</text:p>
              </table:table-cell>
              <table:table-cell office:value-type="float" office:value="0.066336">
                <text:p>0.0663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1936">
                <text:p>3.751936</text:p>
              </table:table-cell>
              <table:table-cell office:value-type="float" office:value="0.956352">
                <text:p>0.956352</text:p>
              </table:table-cell>
              <table:table-cell office:value-type="float" office:value="0.067132">
                <text:p>0.0671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6832">
                <text:p>3.76832</text:p>
              </table:table-cell>
              <table:table-cell office:value-type="float" office:value="1.008427">
                <text:p>1.008427</text:p>
              </table:table-cell>
              <table:table-cell office:value-type="float" office:value="0.062019">
                <text:p>0.0620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4704">
                <text:p>3.784704</text:p>
              </table:table-cell>
              <table:table-cell office:value-type="float" office:value="0.931457">
                <text:p>0.931457</text:p>
              </table:table-cell>
              <table:table-cell office:value-type="float" office:value="0.064558">
                <text:p>0.0645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8">
                <text:p>3.801088</text:p>
              </table:table-cell>
              <table:table-cell office:value-type="float" office:value="0.975891">
                <text:p>0.975891</text:p>
              </table:table-cell>
              <table:table-cell office:value-type="float" office:value="0.076564">
                <text:p>0.0765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17472">
                <text:p>3.817472</text:p>
              </table:table-cell>
              <table:table-cell office:value-type="float" office:value="1.044409">
                <text:p>1.044409</text:p>
              </table:table-cell>
              <table:table-cell office:value-type="float" office:value="0.056144">
                <text:p>0.0561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33856">
                <text:p>3.833856</text:p>
              </table:table-cell>
              <table:table-cell office:value-type="float" office:value="0.949956">
                <text:p>0.949956</text:p>
              </table:table-cell>
              <table:table-cell office:value-type="float" office:value="0.069211">
                <text:p>0.0692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024">
                <text:p>3.85024</text:p>
              </table:table-cell>
              <table:table-cell office:value-type="float" office:value="0.981052">
                <text:p>0.981052</text:p>
              </table:table-cell>
              <table:table-cell office:value-type="float" office:value="0.065876">
                <text:p>0.065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66624">
                <text:p>3.866624</text:p>
              </table:table-cell>
              <table:table-cell office:value-type="float" office:value="0.978602">
                <text:p>0.978602</text:p>
              </table:table-cell>
              <table:table-cell office:value-type="float" office:value="0.070594">
                <text:p>0.070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3008">
                <text:p>3.883008</text:p>
              </table:table-cell>
              <table:table-cell office:value-type="float" office:value="1.008161">
                <text:p>1.008161</text:p>
              </table:table-cell>
              <table:table-cell office:value-type="float" office:value="0.059237">
                <text:p>0.0592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9392">
                <text:p>3.899392</text:p>
              </table:table-cell>
              <table:table-cell office:value-type="float" office:value="1.006702">
                <text:p>1.006702</text:p>
              </table:table-cell>
              <table:table-cell office:value-type="float" office:value="0.054708">
                <text:p>0.0547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15776">
                <text:p>3.915776</text:p>
              </table:table-cell>
              <table:table-cell office:value-type="float" office:value="0.981474">
                <text:p>0.981474</text:p>
              </table:table-cell>
              <table:table-cell office:value-type="float" office:value="0.057192">
                <text:p>0.0571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3216">
                <text:p>3.93216</text:p>
              </table:table-cell>
              <table:table-cell office:value-type="float" office:value="0.961834">
                <text:p>0.961834</text:p>
              </table:table-cell>
              <table:table-cell office:value-type="float" office:value="0.062023">
                <text:p>0.0620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48544">
                <text:p>3.948544</text:p>
              </table:table-cell>
              <table:table-cell office:value-type="float" office:value="0.982564">
                <text:p>0.982564</text:p>
              </table:table-cell>
              <table:table-cell office:value-type="float" office:value="0.060693">
                <text:p>0.060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64928">
                <text:p>3.964928</text:p>
              </table:table-cell>
              <table:table-cell office:value-type="float" office:value="1.067235">
                <text:p>1.067235</text:p>
              </table:table-cell>
              <table:table-cell office:value-type="float" office:value="0.04834">
                <text:p>0.048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81312">
                <text:p>3.981312</text:p>
              </table:table-cell>
              <table:table-cell office:value-type="float" office:value="1.023257">
                <text:p>1.023257</text:p>
              </table:table-cell>
              <table:table-cell office:value-type="float" office:value="0.057027">
                <text:p>0.0570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7696">
                <text:p>3.997696</text:p>
              </table:table-cell>
              <table:table-cell office:value-type="float" office:value="0.996059">
                <text:p>0.996059</text:p>
              </table:table-cell>
              <table:table-cell office:value-type="float" office:value="0.064297">
                <text:p>0.064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